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Gentium" svg:font-family="Gentium" style:font-family-generic="roman" style:font-pitch="variable"/>
    <style:font-face style:name="Latha" svg:font-family="Lath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loext:opacity="100%" style:font-name="Calibri">
        <loext:char-complex-color loext:theme-type="dark1" loext:color-type="theme"/>
      </style:text-properties>
    </style:style>
    <style:style style:name="P2" style:family="paragraph" style:parent-style-name="Standard">
      <style:paragraph-properties fo:margin-top="0.0016in" fo:margin-bottom="0in" style:contextual-spacing="false" fo:text-align="justify" style:justify-single-word="false"/>
    </style:style>
    <style:style style:name="P3" style:family="paragraph" style:parent-style-name="Footnote">
      <style:paragraph-properties fo:text-align="justify" style:justify-single-word="false"/>
    </style:style>
    <style:style style:name="P4" style:family="paragraph" style:parent-style-name="Standard" style:list-style-name="">
      <style:paragraph-properties fo:margin-top="0.0016in" fo:margin-bottom="0in" style:contextual-spacing="false" fo:text-align="justify" style:justify-single-word="false"/>
    </style:style>
    <style:style style:name="P5" style:family="paragraph" style:parent-style-name="Standard">
      <style:text-properties fo:color="#000000" loext:opacity="100%" style:font-name="Calibri" fo:language="fr" fo:country="FR">
        <loext:char-complex-color loext:theme-type="dark1" loext:color-type="theme"/>
      </style:text-properties>
    </style:style>
    <style:style style:name="P6" style:family="paragraph" style:parent-style-name="Standard">
      <style:text-properties fo:color="#000000" loext:opacity="100%" style:font-name="Calibri" style:font-name-complex="Times New Roman1">
        <loext:char-complex-color loext:theme-type="dark1" loext:color-type="theme"/>
      </style:text-properties>
    </style:style>
    <style:style style:name="P7" style:family="paragraph" style:parent-style-name="Standard">
      <style:text-properties fo:color="#000000" loext:opacity="100%" style:font-name="Calibri" fo:language="fr" fo:country="FR" style:font-name-complex="Times New Roman1">
        <loext:char-complex-color loext:theme-type="dark1" loext:color-type="theme"/>
      </style:text-properties>
    </style:style>
    <style:style style:name="P8" style:family="paragraph" style:parent-style-name="Standard">
      <style:text-properties fo:color="#000000" loext:opacity="100%" style:font-name="Calibri" fo:font-weight="bold" style:font-weight-asian="bold">
        <loext:char-complex-color loext:theme-type="dark1" loext:color-type="theme"/>
      </style:text-properties>
    </style:style>
    <style:style style:name="P9" style:family="paragraph" style:parent-style-name="Standard">
      <style:text-properties fo:color="#000000" loext:opacity="100%" style:font-name="Calibri" fo:language="en" fo:country="US">
        <loext:char-complex-color loext:theme-type="dark1" loext:color-type="theme"/>
      </style:text-properties>
    </style:style>
    <style:style style:name="P10" style:family="paragraph" style:parent-style-name="Standard">
      <style:text-properties fo:color="#000000" loext:opacity="100%" style:font-name="Calibri" fo:background-color="#ffffff" style:font-name-asian="Times New Roman1">
        <loext:char-complex-color loext:theme-type="dark1" loext:color-type="theme"/>
      </style:text-properties>
    </style:style>
    <style:style style:name="P11" style:family="paragraph" style:parent-style-name="Footer">
      <style:paragraph-properties fo:padding="0in" fo:border="none"/>
    </style:style>
    <style:style style:name="T1" style:family="text">
      <style:text-properties fo:color="#000000" loext:opacity="100%" style:font-name="Calibri">
        <loext:char-complex-color loext:theme-type="dark1" loext:color-type="theme"/>
      </style:text-properties>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color="#000000" loext:opacity="100%" style:font-name="Calibri" fo:font-style="italic" style:font-style-asian="italic">
        <loext:char-complex-color loext:theme-type="dark1" loext:color-type="theme"/>
      </style:text-properties>
    </style:style>
    <style:style style:name="T5" style:family="text">
      <style:text-properties fo:color="#000000" loext:opacity="100%" style:font-name="Calibri" fo:font-style="italic" style:font-style-asian="italic" style:font-style-complex="italic">
        <loext:char-complex-color loext:theme-type="dark1" loext:color-type="theme"/>
      </style:text-properties>
    </style:style>
    <style:style style:name="T6" style:family="text">
      <style:text-properties style:font-name="Calibri" fo:font-size="10pt" style:font-size-asian="10pt" style:font-size-complex="10pt" style:font-style-complex="italic"/>
    </style:style>
    <style:style style:name="T7" style:family="text">
      <style:text-properties style:font-name="Calibri" fo:font-size="10pt" style:font-size-asian="10pt" style:font-size-complex="10pt"/>
    </style:style>
    <style:style style:name="T8" style:family="text">
      <style:text-properties fo:color="#000000" loext:opacity="100%" style:font-name="Calibri" fo:font-size="10pt" style:font-size-asian="10pt" style:font-size-complex="10pt"/>
    </style:style>
    <style:style style:name="T9" style:family="text">
      <style:text-properties fo:color="#000000" loext:opacity="100%" style:font-name="Calibri" fo:font-size="10pt" fo:font-style="italic" style:font-size-asian="10pt" style:font-style-asian="italic" style:font-size-complex="10pt"/>
    </style:style>
    <style:style style:name="T10" style:family="text">
      <style:text-properties style:font-name="Calibri" fo:font-size="10pt" fo:font-style="italic" style:font-size-asian="10pt" style:font-style-asian="italic" style:font-size-complex="10pt" style:font-style-complex="italic"/>
    </style:style>
    <style:style style:name="T11" style:family="text">
      <style:text-properties fo:font-size="10pt" fo:language="en" fo:country="US" style:font-size-asian="10pt" style:font-size-complex="10pt"/>
    </style:style>
    <style:style style:name="T12" style:family="text">
      <style:text-properties fo:font-size="10pt" style:font-size-asian="10pt" style:font-size-complex="10pt"/>
    </style:style>
    <style:style style:name="T13" style:family="text">
      <style:text-properties fo:font-size="10pt" fo:language="en" fo:country="US" fo:font-style="italic" style:font-size-asian="10pt" style:font-style-asian="italic" style:font-size-complex="10pt" style:font-style-complex="italic"/>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color="#000000" loext:opacity="100%" style:text-position="super 58%" style:font-name="Calibri">
        <loext:char-complex-color loext:theme-type="dark1" loext:color-type="theme"/>
      </style:text-properties>
    </style:style>
    <style:style style:name="T16" style:family="text">
      <style:text-properties fo:font-style="italic" style:font-style-asian="italic"/>
    </style:style>
    <style:style style:name="T17" style:family="text">
      <style:text-properties fo:color="#000000" loext:opacity="100%" style:font-name="Calibri" fo:language="en" fo:country="US">
        <loext:char-complex-color loext:theme-type="dark1" loext:color-type="theme"/>
      </style:text-properties>
    </style:style>
    <style:style style:name="T18" style:family="text">
      <style:text-properties fo:color="#000000" loext:opacity="100%" style:font-name="Calibri" fo:language="en" fo:country="US" fo:font-style="italic" style:font-style-asian="italic">
        <loext:char-complex-color loext:theme-type="dark1" loext:color-type="theme"/>
      </style:text-properties>
    </style:style>
    <style:style style:name="T19" style:family="text">
      <style:text-properties fo:color="#000000" loext:opacity="100%" style:font-name="Calibri" style:font-style-complex="italic">
        <loext:char-complex-color loext:theme-type="dark1" loext:color-type="theme"/>
      </style:text-properties>
    </style:style>
    <style:style style:name="T20" style:family="text">
      <style:text-properties fo:font-size="10pt" fo:language="en" fo:country="US" fo:font-style="italic" style:font-size-asian="10pt" style:font-style-asian="italic" style:font-size-complex="10pt"/>
    </style:style>
    <style:style style:name="T21" style:family="text">
      <style:text-properties fo:color="#000000" loext:opacity="100%" style:font-name="Calibri" fo:font-size="10pt" style:font-size-asian="10pt" style:font-size-complex="10pt">
        <loext:char-complex-color loext:theme-type="dark1" loext:color-type="theme"/>
      </style:text-properties>
    </style:style>
    <style:style style:name="T22" style:family="text">
      <style:text-properties fo:color="#000000" loext:opacity="100%" style:font-name="Calibri" fo:font-size="10pt" fo:font-style="italic" style:font-size-asian="10pt" style:font-style-asian="italic" style:font-size-complex="10pt" style:font-style-complex="italic">
        <loext:char-complex-color loext:theme-type="dark1" loext:color-type="theme"/>
      </style:text-properties>
    </style:style>
    <style:style style:name="T23" style:family="text">
      <style:text-properties fo:color="#000000" loext:opacity="100%" fo:font-size="10pt" style:font-size-asian="10pt" style:font-size-complex="10pt"/>
    </style:style>
    <style:style style:name="T24" style:family="text">
      <style:text-properties fo:font-size="10pt" fo:language="en" fo:country="IN" style:font-size-asian="10pt" style:font-size-complex="10pt"/>
    </style:style>
    <style:style style:name="T25" style:family="text">
      <style:text-properties fo:color="#000000" loext:opacity="100%" fo:font-size="10pt" fo:language="en" fo:country="IN" style:font-size-asian="10pt" style:font-size-complex="10pt"/>
    </style:style>
    <style:style style:name="T26" style:family="text">
      <style:text-properties fo:color="#000000" loext:opacity="100%" fo:font-size="10pt" fo:language="en" fo:country="IN" style:font-size-asian="10pt" style:font-size-complex="10pt" style:font-style-complex="italic"/>
    </style:style>
    <style:style style:name="T27" style:family="text">
      <style:text-properties fo:color="#000000" loext:opacity="100%" fo:font-size="10pt" fo:language="en" fo:country="IN" fo:font-style="italic" style:font-size-asian="10pt" style:font-style-asian="italic" style:font-size-complex="10pt"/>
    </style:style>
    <style:style style:name="T28" style:family="text">
      <style:text-properties fo:color="#000000" loext:opacity="100%" fo:font-size="10pt" fo:language="en" fo:country="IN" style:font-size-asian="10pt" style:font-size-complex="10pt">
        <loext:char-complex-color loext:theme-type="dark1" loext:color-type="theme"/>
      </style:text-properties>
    </style:style>
    <style:style style:name="T29" style:family="text">
      <style:text-properties fo:color="#000000" loext:opacity="100%" fo:font-size="10pt" fo:language="en" fo:country="US" style:font-size-asian="10pt" style:font-size-complex="10pt">
        <loext:char-complex-color loext:theme-type="dark1" loext:color-type="theme"/>
      </style:text-properties>
    </style:style>
    <style:style style:name="T30" style:family="text">
      <style:text-properties fo:color="#000000" loext:opacity="100%" style:font-name="Calibri" fo:language="en" fo:country="US" fo:font-style="italic" style:font-style-asian="italic" style:font-style-complex="italic">
        <loext:char-complex-color loext:theme-type="dark1" loext:color-type="theme"/>
      </style:text-properties>
    </style:style>
    <style:style style:name="T31" style:family="text">
      <style:text-properties fo:color="#ff0000" loext:opacity="100%" fo:font-size="10pt" style:font-size-asian="10pt" style:font-size-complex="10pt"/>
    </style:style>
    <style:style style:name="T32" style:family="text">
      <style:text-properties fo:color="#000000" loext:opacity="100%" style:font-name="Calibri" fo:language="en" fo:country="US" style:font-style-complex="italic">
        <loext:char-complex-color loext:theme-type="dark1" loext:color-type="theme"/>
      </style:text-properties>
    </style:style>
    <style:style style:name="T33" style:family="text">
      <style:text-properties fo:color="#000000" loext:opacity="100%" style:font-name="Calibri" style:font-name-complex="Times New Roman1">
        <loext:char-complex-color loext:theme-type="dark1" loext:color-type="theme"/>
      </style:text-properties>
    </style:style>
    <style:style style:name="T34" style:family="text">
      <style:text-properties fo:color="#000000" loext:opacity="100%" fo:font-size="10pt" fo:font-style="italic" style:font-size-asian="10pt" style:font-style-asian="italic" style:font-name-complex="Times New Roman1" style:font-size-complex="10pt" style:font-style-complex="italic"/>
    </style:style>
    <style:style style:name="T35" style:family="text">
      <style:text-properties fo:color="#000000" loext:opacity="100%" fo:font-size="10pt" style:font-size-asian="10pt" style:font-name-complex="Times New Roman1" style:font-size-complex="10pt"/>
    </style:style>
    <style:style style:name="T36" style:family="text">
      <style:text-properties fo:color="#000000" loext:opacity="100%" fo:font-size="10pt" fo:font-style="italic" style:font-size-asian="10pt" style:font-style-asian="italic" style:font-name-complex="Times New Roman1" style:font-size-complex="10pt"/>
    </style:style>
    <style:style style:name="T37" style:family="text">
      <style:text-properties fo:color="#000000" loext:opacity="100%" style:font-name="Calibri" fo:language="fr" fo:country="FR" fo:font-style="italic" style:font-style-asian="italic">
        <loext:char-complex-color loext:theme-type="dark1" loext:color-type="theme"/>
      </style:text-properties>
    </style:style>
    <style:style style:name="T38" style:family="text">
      <style:text-properties fo:color="#000000" loext:opacity="100%" style:font-name="Calibri" fo:language="fr" fo:country="FR">
        <loext:char-complex-color loext:theme-type="dark1" loext:color-type="theme"/>
      </style:text-properties>
    </style:style>
    <style:style style:name="T39" style:family="text">
      <style:text-properties fo:color="#000000" loext:opacity="100%" style:font-name="Gentium" fo:language="fr" fo:country="FR">
        <loext:char-complex-color loext:theme-type="dark1" loext:color-type="theme"/>
      </style:text-properties>
    </style:style>
    <style:style style:name="T40" style:family="text">
      <style:text-properties fo:color="#000000" loext:opacity="100%" fo:font-size="10pt" fo:language="en" fo:country="IN" fo:font-style="italic" style:font-size-asian="10pt" style:font-style-asian="italic" style:font-size-complex="10pt" style:font-style-complex="italic"/>
    </style:style>
    <style:style style:name="T41" style:family="text">
      <style:text-properties fo:font-size="10pt" fo:font-style="italic" style:font-size-asian="10pt" style:font-style-asian="italic" style:font-size-complex="10pt"/>
    </style:style>
    <style:style style:name="T42" style:family="text">
      <style:text-properties fo:color="#000000" loext:opacity="100%" style:text-position="super 58%" fo:font-size="10pt" fo:language="en" fo:country="IN" style:font-size-asian="10pt" style:font-size-complex="10pt"/>
    </style:style>
    <style:style style:name="T43" style:family="text">
      <style:text-properties style:text-position="super 58%" fo:font-size="10pt" style:font-size-asian="10pt" style:font-size-complex="10pt"/>
    </style:style>
    <style:style style:name="T44" style:family="text">
      <style:text-properties style:text-position="super 58%" fo:font-size="10pt" fo:language="en" fo:country="IN" style:font-size-asian="10pt" style:font-size-complex="10pt"/>
    </style:style>
    <style:style style:name="T45" style:family="text">
      <style:text-properties fo:font-size="10pt" fo:font-style="italic" style:font-size-asian="10pt" style:font-style-asian="italic" style:font-name-complex="Times New Roman1" style:font-size-complex="10pt" style:font-style-complex="italic"/>
    </style:style>
    <style:style style:name="T46" style:family="text">
      <style:text-properties fo:font-size="10pt" style:font-size-asian="10pt" style:font-name-complex="Times New Roman1" style:font-size-complex="10pt"/>
    </style:style>
    <style:style style:name="T47" style:family="text">
      <style:text-properties fo:language="en" fo:country="US"/>
    </style:style>
    <style:style style:name="T48" style:family="text">
      <style:text-properties fo:language="en" fo:country="US" fo:font-style="italic" style:font-style-asian="italic"/>
    </style:style>
    <style:style style:name="T49" style:family="text">
      <style:text-properties style:font-style-complex="italic"/>
    </style:style>
    <style:style style:name="T50" style:family="text">
      <style:text-properties fo:font-size="10pt" fo:language="en" fo:country="IN" fo:font-style="italic" style:font-size-asian="10pt" style:font-style-asian="italic" style:font-size-complex="10pt" style:font-style-complex="italic"/>
    </style:style>
    <style:style style:name="T51" style:family="text">
      <style:text-properties fo:color="#000000" loext:opacity="100%" style:font-name="Calibri" fo:font-style="italic" style:font-style-asian="italic" style:font-name-complex="Times New Roman1" style:font-style-complex="italic">
        <loext:char-complex-color loext:theme-type="dark1" loext:color-type="theme"/>
      </style:text-properties>
    </style:style>
    <style:style style:name="T52" style:family="text">
      <style:text-properties fo:color="#000000" loext:opacity="100%" style:font-name="Calibri" fo:font-style="italic" style:font-style-asian="italic" style:font-name-complex="Times New Roman1">
        <loext:char-complex-color loext:theme-type="dark1" loext:color-type="theme"/>
      </style:text-properties>
    </style:style>
    <style:style style:name="T53" style:family="text">
      <style:text-properties fo:color="#000000" loext:opacity="100%" style:font-name="Calibri" style:font-name-complex="Times New Roman1" style:font-style-complex="italic">
        <loext:char-complex-color loext:theme-type="dark1" loext:color-type="theme"/>
      </style:text-properties>
    </style:style>
    <style:style style:name="T54" style:family="text">
      <style:text-properties fo:color="#000000" loext:opacity="100%" style:text-position="super 58%" style:font-name="Calibri" style:font-name-complex="Times New Roman1">
        <loext:char-complex-color loext:theme-type="dark1" loext:color-type="theme"/>
      </style:text-properties>
    </style:style>
    <style:style style:name="T55" style:family="text">
      <style:text-properties fo:font-size="10pt" fo:font-style="italic" style:font-size-asian="10pt" style:font-style-asian="italic" style:font-name-complex="Times New Roman1" style:font-size-complex="10pt"/>
    </style:style>
    <style:style style:name="T56" style:family="text">
      <style:text-properties fo:color="#000000" loext:opacity="100%" style:font-name="Calibri" fo:language="fr" fo:country="FR" style:font-name-complex="Times New Roman1">
        <loext:char-complex-color loext:theme-type="dark1" loext:color-type="theme"/>
      </style:text-properties>
    </style:style>
    <style:style style:name="T57" style:family="text">
      <style:text-properties fo:color="#000000" loext:opacity="100%" style:font-name="Calibri" fo:language="fr" fo:country="FR" fo:font-style="italic" style:font-style-asian="italic" style:font-name-complex="Times New Roman1">
        <loext:char-complex-color loext:theme-type="dark1" loext:color-type="theme"/>
      </style:text-properties>
    </style:style>
    <style:style style:name="T58" style:family="text">
      <style:text-properties fo:color="#000000" loext:opacity="100%" fo:font-size="10pt" fo:language="en" fo:country="US" fo:font-style="italic" style:font-size-asian="10pt" style:font-style-asian="italic" style:font-name-complex="Times New Roman1" style:font-size-complex="10pt" style:font-style-complex="italic"/>
    </style:style>
    <style:style style:name="T59" style:family="text">
      <style:text-properties fo:color="#000000" loext:opacity="100%" fo:font-size="10pt" fo:language="en" fo:country="US" style:font-size-asian="10pt" style:font-name-complex="Times New Roman1" style:font-size-complex="10pt"/>
    </style:style>
    <style:style style:name="T60" style:family="text">
      <style:text-properties fo:font-size="10pt" fo:language="en" fo:country="IN" style:font-size-asian="10pt" style:font-name-complex="Times New Roman1" style:font-size-complex="10pt"/>
    </style:style>
    <style:style style:name="T61" style:family="text">
      <style:text-properties fo:font-size="10pt" fo:language="en" fo:country="IN" fo:font-style="italic" style:font-size-asian="10pt" style:font-style-asian="italic" style:font-name-complex="Times New Roman1" style:font-size-complex="10pt" style:font-style-complex="italic"/>
    </style:style>
    <style:style style:name="T62" style:family="text">
      <style:text-properties fo:font-size="10pt" fo:language="en" fo:country="US" style:font-size-asian="10pt" style:font-size-complex="10pt" style:font-style-complex="italic"/>
    </style:style>
    <style:style style:name="T63" style:family="text">
      <style:text-properties fo:color="#000000" loext:opacity="100%" style:text-position="super 58%" style:font-name="Calibri" fo:language="fr" fo:country="FR">
        <loext:char-complex-color loext:theme-type="dark1" loext:color-type="theme"/>
      </style:text-properties>
    </style:style>
    <style:style style:name="T64" style:family="text">
      <style:text-properties fo:color="#000000" loext:opacity="100%" style:font-name="Calibri" fo:language="fr" fo:country="FR" fo:font-style="italic" style:font-style-asian="italic" style:font-style-complex="italic">
        <loext:char-complex-color loext:theme-type="dark1" loext:color-type="theme"/>
      </style:text-properties>
    </style:style>
    <style:style style:name="T65" style:family="text">
      <style:text-properties fo:color="#000000" loext:opacity="100%" style:font-name="Calibri" fo:language="fr" fo:country="FR" style:font-style-complex="italic">
        <loext:char-complex-color loext:theme-type="dark1" loext:color-type="theme"/>
      </style:text-properties>
    </style:style>
    <style:style style:name="T66" style:family="text">
      <style:text-properties fo:font-size="10pt" style:font-size-asian="10pt" style:font-size-complex="10pt" style:font-style-complex="italic"/>
    </style:style>
    <style:style style:name="T67" style:family="text">
      <style:text-properties fo:color="#000096" loext:opacity="100%" fo:language="fr" fo:country="FR" style:language-asian="en" style:country-asian="US" style:font-name-complex="Latha" fo:background-color="#ffffff"/>
    </style:style>
    <style:style style:name="T68" style:family="text">
      <style:text-properties fo:color="#f5844c" loext:opacity="100%" fo:language="fr" fo:country="FR" style:language-asian="en" style:country-asian="US" style:font-name-complex="Latha" fo:background-color="#ffffff"/>
    </style:style>
    <style:style style:name="T69" style:family="text">
      <style:text-properties fo:color="#ff8040" loext:opacity="100%" fo:language="fr" fo:country="FR" style:language-asian="en" style:country-asian="US" style:font-name-complex="Latha" fo:background-color="#ffffff"/>
    </style:style>
    <style:style style:name="T70" style:family="text">
      <style:text-properties fo:color="#993300" loext:opacity="100%" fo:language="fr" fo:country="FR" style:language-asian="en" style:country-asian="US" style:font-name-complex="Latha" fo:background-color="#ffffff"/>
    </style:style>
    <style:style style:name="T71" style:family="text">
      <style:text-properties fo:color="#000000" loext:opacity="100%" style:font-name="Calibri" fo:font-weight="bold" style:font-weight-asian="bold">
        <loext:char-complex-color loext:theme-type="dark1" loext:color-type="theme"/>
      </style:text-properties>
    </style:style>
    <style:style style:name="T72" style:family="text">
      <style:text-properties fo:color="#000000" loext:opacity="100%" style:font-name="Calibri" style:font-weight-complex="bold">
        <loext:char-complex-color loext:theme-type="dark1" loext:color-type="theme"/>
      </style:text-properties>
    </style:style>
    <style:style style:name="T73" style:family="text">
      <style:text-properties fo:color="#000000" loext:opacity="100%" style:font-name="Calibri" fo:background-color="#ffffff" loext:char-shading-value="0" style:font-name-asian="Times New Roman1">
        <loext:char-complex-color loext:theme-type="dark1" loext:color-type="theme"/>
      </style:text-properties>
    </style:style>
    <style:style style:name="T74" style:family="text">
      <style:text-properties fo:color="#000000" loext:opacity="100%" fo:font-size="10pt" style:font-size-asian="10pt" style:font-size-complex="10pt">
        <loext:char-complex-color loext:theme-type="dark1" loext:color-type="theme"/>
      </style:text-properties>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1. a) AIM, southern shrine; b) lowest inscription on the central wall section of the <text:span text:style-name="T2">ardha-maṇḍapa</text:span> of the northern façade; c) personally located and read in situ; d) ARE 1924, no. 368; e) 36<text:span text:style-name="T3">th</text:span> regnal year of <text:span text:style-name="T2">matirai koṇṭa</text:span> Kōpparakesarivarman; f) Parāntaka I (<text:span text:style-name="T2">circa</text:span> 943 A.D.); g) inscription read with G. Vijayavenugopal, E. Francis, N. Cane, U. Veluppillai.</text:p>
      <text:p text:style-name="P1" loext:marker-style-name="T1"/>
      <text:p text:style-name="Standard" loext:marker-style-name="T1"><text:span text:style-name="T1">(1) </text:span><text:span text:style-name="T4">svasti śrī</text:span><text:span text:style-name="T1"> matirai koṇṭa kopparakecaripaṉmarki yā</text:span></text:p>
      <text:p text:style-name="Standard" loext:marker-style-name="T1"><text:span text:style-name="T1">(2) ṇṭu 36 ˚āvatu ˚avaṉikaṉtaṟpapurattu </text:span><text:span text:style-name="T4">mahadeva</text:span><text:span text:style-name="T1">rk</text:span></text:p>
      <text:p text:style-name="Standard" loext:marker-style-name="T1"><text:span text:style-name="T1">(3) ku kaṇṭaṉ ne[ṟ/r]iyāṉ tirutta kuḷattiṉ kiḻ ˚a</text:span><text:span text:style-name="T4">poha</text:span><text:span text:style-name="T1">naṅ kiṭaṉ</text:span></text:p>
      <text:p text:style-name="Standard" loext:marker-style-name="T1"><text:span text:style-name="T1">(4) [ta </text:span><text:span text:style-name="T5">bhūmi</text:span><text:span text:style-name="T1">yai macakki ˚itin nir kiṭanta nilaX X X X X X X X X X X X ṟi]</text:span></text:p>
      <text:p text:style-name="Standard" loext:marker-style-name="T1"><text:span text:style-name="T1">(5) t[u ˚uṭu]mpoṭiy āmai tavaḻṉtatu ˚epperpaṭṭatu ˚uṇṇilam ˚oḻiviṉṟi[y]</text:span><text:span text:style-name="T1"/></text:p>
      <text:p text:style-name="Standard" loext:marker-style-name="T1"><text:span text:style-name="T1">(6) [˚aka]veriyum puṟaveriyum miṉapoṉṉum vaḷaiyiṟ cuṟṟu ˚eppeṟpaṭṭatum tāṇi[X]</text:span><text:span text:style-name="T1"/></text:p>
      <text:p text:style-name="Standard" loext:marker-style-name="T1"><text:span text:style-name="T1">(7) [ya] X koṇṭu ˚iraṇṭu taḷiyilum ˚oro noṉtāviḷakku ˚erippomāṉo X</text:span><text:span text:style-name="T1"/></text:p>
      <text:p text:style-name="Standard" loext:marker-style-name="T1"><text:span text:style-name="T1">(8) ˚it X ḷi paṭṭuṭaiyom ˚eḻuvom</text:span><text:span text:style-name="T1"/></text:p>
      <text:p text:style-name="P1" loext:marker-style-name="T1"/>
      <text:p text:style-name="Standard" loext:marker-style-name="T1"><text:span text:style-name="T1">Fortune! Prosperity! This is the year 36 of Kōpparakesarivarman who has taken Madurai. For Mahādeva of Avaṉikaṉtaṟpapuram, Kaṇṭaṉ Neṟiyāṉ/Nēriyāṉ, when he improved (</text:span><text:span text:style-name="T4">tirutta</text:span><text:span text:style-name="T1">) [the land which] was lying (</text:span><text:span text:style-name="T4">kiṭaṉta</text:span><text:span text:style-name="T1">) without enjoyment (</text:span><text:span text:style-name="T4">apōhanaṅ</text:span><text:span text:style-name="T1">) under (</text:span><text:span text:style-name="T4">kīḻ</text:span><text:span text:style-name="T1">) [the irrigation] of the tank (</text:span><text:span text:style-name="T4">kuḷattiṉ</text:span><text:span text:style-name="T1">), having prepared (</text:span><text:span text:style-name="T5">macakki</text:span><text:span text:style-name="T1">) the land (</text:span><text:span text:style-name="T5">bhūmiyai</text:span><text:span text:style-name="T1">) … the land where the turtles (</text:span><text:span text:style-name="T4">āmai</text:span><text:span text:style-name="T1">) crawl (</text:span><text:span text:style-name="T4">tavaḻṉtatu</text:span><text:span text:style-name="T1">) and the lizzards (</text:span><text:span text:style-name="T4">uṭumpu</text:span><text:span text:style-name="T1">) run (</text:span><text:span text:style-name="T4">ōṭi</text:span><text:span text:style-name="T1">) (i.e. uncultivated lands), the inner lands (</text:span><text:span text:style-name="T4">uṇṇilam</text:span><text:span text:style-name="T1">) of whatever name (</text:span><text:span text:style-name="T4">eppērpaṭṭatu</text:span><text:span text:style-name="T1">) were exempted (</text:span><text:span text:style-name="T4">oḻiviṉṟiya</text:span><text:span text:style-name="T1">), the </text:span><text:span text:style-name="T4">akavēriyum</text:span><text:span text:style-name="T1">, the </text:span><text:span text:style-name="T4">puṟavēriyum</text:span><text:span text:style-name="T1">, the </text:span><text:span text:style-name="T4">mīṉapoṉṉum</text:span><text:span text:style-name="T1"><text:note text:id="ftn1" text:note-class="footnote"><text:note-citation>1</text:note-citation><text:note-body><text:p text:style-name="P2" loext:marker-style-name="T6"><text:span text:style-name="T7"><text:s/>Literally: </text:span><text:span text:style-name="T8">the inner lake (</text:span><text:span text:style-name="T9">aka-v-ēri-y-um</text:span><text:span text:style-name="T8">), the outer lake (</text:span><text:span text:style-name="T9">puṟa-v-ēri-y-um</text:span><text:span text:style-name="T8">), and </text:span><text:span text:style-name="T7">the gold that the fishes are (</text:span><text:span text:style-name="T10">mīṉa-p-poṉṉ-um</text:span><text:span text:style-name="T7">)</text:span><text:span text:style-name="T8">. The interpretation of the </text:span><text:span text:style-name="T10">mīṉappoṉṉum</text:span><text:span text:style-name="T7"> </text:span><text:span text:style-name="T8">was suggested to me by E. Francis. I did not translate the original words because it is not clear whether it refers to proper ponds and fishes as their literal meaning suggest or to types of lands and other elements. For similar expressions, see #7.</text:span></text:p></text:note-body></text:note></text:span><text:span text:style-name="T1"> and whatever name (</text:span><text:span text:style-name="T4">eppēṟpaṭṭatum</text:span><text:span text:style-name="T1">) inside [this land] (</text:span><text:span text:style-name="T4">vaḷaiyiṟ cuṟṟu</text:span><text:span text:style-name="T1">), having taken (</text:span><text:span text:style-name="T4">koṇṭu</text:span><text:span text:style-name="T1">) …, we will burn (</text:span><text:span text:style-name="T5">erippōmāṉō</text:span><text:span text:style-name="T1">{{</text:span><text:span text:style-name="T5">m</text:span><text:span text:style-name="T1">}}) a perpetual lamp respectively (</text:span><text:span text:style-name="T4">orō</text:span><text:span text:style-name="T1"><text:note text:id="ftn164" text:note-class="footnote"><text:note-citation>2</text:note-citation><text:note-body><text:p text:style-name="P3" loext:marker-style-name="T11"><text:span text:style-name="T12"><text:s/></text:span><text:span text:style-name="T11">Instead of considering </text:span><text:span text:style-name="T13">oro</text:span><text:span text:style-name="T11"> as a variant of </text:span><text:span text:style-name="T13">oru</text:span><text:span text:style-name="T11">, G. Vijayavenugopal convinced me to take </text:span><text:span text:style-name="T13">orō</text:span><text:span text:style-name="T11"> as a distributive of </text:span><text:span text:style-name="T13">oru</text:span><text:span text:style-name="T11">, that is </text:span><text:span text:style-name="T13">oru oru</text:span><text:span text:style-name="T11">, i.e. one each.</text:span></text:p></text:note-body></text:note></text:span><text:span text:style-name="T1"> </text:span><text:span text:style-name="T4">nontāviḷakku</text:span><text:span text:style-name="T1">) in the two temples (</text:span><text:span text:style-name="T4">iraṇṭu taḷiyilum</text:span><text:span text:style-name="T1">), we the Paṭṭuṭaiyārs of this temple (</text:span><text:span text:style-name="T4">paṭṭuṭaiyōm</text:span><text:span text:style-name="T1">), we the Seven (</text:span><text:span text:style-name="T4">eḻuvōm</text:span><text:span text:style-name="T1">).</text:span><text:span text:style-name="T1"><text:note text:id="ftn165" text:note-class="footnote"><text:note-citation>3</text:note-citation><text:note-body><text:p text:style-name="P3" loext:marker-style-name="T12"><text:span text:style-name="T12"><text:s/>Paṭṭuṭaiyārs and eḻuvār have each a first person plural marker (-</text:span><text:span text:style-name="T14">ōm</text:span><text:span text:style-name="T12">), suggesting that it could be taken as two separate groups, that are the Paṭṭuṭaiyārs and the Seven, or as a single group, made of Seven Paṭṭuṭaiyārs. It makes more sense, in my view, to interpret this sequence which appears regularly in the inscriptions of this temple complex as the Seven Paṭṭuṭaiyārs.</text:span></text:p></text:note-body></text:note></text:span></text:p>
      <text:p text:style-name="P1" loext:marker-style-name="T1"/>
      <text:p text:style-name="Standard">#2. a) AIM, southern shrine; b) lowest inscription on the easternmost wall section of the <text:span text:style-name="T2">ardha-maṇḍapa</text:span> of the northern façade; c) personally located and read in situ; d) ARE 1924, no. 369; e) 36<text:span text:style-name="T3">th</text:span> regnal year of <text:span text:style-name="T2">matirai koṇṭa</text:span> Kōpparakesarivarman; f) Parāntaka I (<text:span text:style-name="T2">circa</text:span> 943 A.D.); g) inscription read with G. Vijayavenugopal and E. Francis.</text:p>
      <text:p text:style-name="Standard"/>
      <text:p text:style-name="Standard" loext:marker-style-name="T1"><text:span text:style-name="T1">(1) </text:span><text:span text:style-name="T4">svasti śrī</text:span><text:span text:style-name="T1"> matirai koṇṭa kopparakecaripaṉmakki yāṇṭu</text:span></text:p>
      <text:p text:style-name="Standard" loext:marker-style-name="T1"><text:span text:style-name="T1">(2) 36 vatu kuṉṟakūṟṟattu </text:span><text:span text:style-name="T4">de</text:span><text:span text:style-name="T1">vatānam ˚avanikaṉtaṟpapurattu</text:span></text:p>
      <text:p text:style-name="Standard" loext:marker-style-name="T1"><text:span text:style-name="T1">(3) ma</text:span><text:span text:style-name="T4">hade</text:span><text:span text:style-name="T1">varkku kurukāṭi kiḻāṉ ˚ūraṉ piṭāraṉ ˚ittaḷi </text:span><text:span text:style-name="T4">de</text:span><text:span text:style-name="T1">vatāṉam pa</text:span></text:p>
      <text:p text:style-name="Standard" loext:marker-style-name="T1"><text:span text:style-name="T1">(4) cuṅkuḷattūr ˚a</text:span><text:span text:style-name="T4">poha</text:span><text:span text:style-name="T1">ṉaṅ kiṭaṉta </text:span><text:span text:style-name="T4">bhu</text:span><text:span text:style-name="T1">miyai macakki kuṭutta nirnila</text:span></text:p>
      <text:p text:style-name="Standard" loext:marker-style-name="T1"><text:span text:style-name="T1">(5) m nāṅku māvum [param] X X [macak] X l ˚iraṇṭu māvum kalam taṉkāri macakka</text:span><text:span text:style-name="T1"/></text:p>
      <text:p text:style-name="Standard" loext:marker-style-name="T1"><text:span text:style-name="T1">(6) l ˚iraṇṭu māvum ˚āka ni[la]m ˚eṭṭu māvum koṇṭu ˚itināl</text:span><text:span text:style-name="T1"/></text:p>
      <text:p text:style-name="Standard" loext:marker-style-name="T1"><text:span text:style-name="T1">(7) vanta pokam koṇṭu ˚irav[u]m pakalu ˚iraṇṭu taḷiyilum ˚oro no</text:span><text:span text:style-name="T1"/></text:p>
      <text:p text:style-name="Standard" loext:marker-style-name="T1"><text:span text:style-name="T1">(8) ntāviḷakku ˚erippomānom ˚ittaḷi paṭṭu ˚uṭaiyom eḻuvom</text:span><text:span text:style-name="T1"/></text:p>
      <text:p text:style-name="P1" loext:marker-style-name="T1"><text:soft-page-break/></text:p>
      <text:p text:style-name="Standard" loext:marker-style-name="T1"><text:span text:style-name="T1">Fortune! Prosperity! This is the 36</text:span><text:span text:style-name="T15">th</text:span><text:span text:style-name="T1"> year of Kōpparakesarivarman who has taken Madurai. For Mahādeva of Avanikaṉtaṟpapuram, a </text:span><text:span text:style-name="T4">devadāna</text:span><text:span text:style-name="T1"> of Kuṉṟakkūṟṟam, the lord (</text:span><text:span text:style-name="T4">kiḻāṉ</text:span><text:span text:style-name="T1">) of Kurukāṭi, Ūraṉ Piṭāraṉ, after preparing (</text:span><text:span text:style-name="T4">macakki</text:span><text:span text:style-name="T1">) the land (</text:span><text:span text:style-name="T4">bhūmiyai</text:span><text:span text:style-name="T1">) which was lying (</text:span><text:span text:style-name="T4">kiṭaṉta</text:span><text:span text:style-name="T1">) without enjoyment (</text:span><text:span text:style-name="T4">apōhaṉam</text:span><text:span text:style-name="T1">) in Pacuṅkuḷattūr, a </text:span><text:span text:style-name="T4">devadāna</text:span><text:span text:style-name="T1"> of this temple (</text:span><text:span text:style-name="T4">ittaḷi</text:span><text:span text:style-name="T1">), gave (</text:span><text:span text:style-name="T4">kuṭutta</text:span><text:span text:style-name="T1">) four </text:span><text:span text:style-name="T4">mā</text:span><text:span text:style-name="T1">s (</text:span><text:span text:style-name="T4">nāṅku māvum</text:span><text:span text:style-name="T1">) of wet land (</text:span><text:span text:style-name="T4">nīrnilam</text:span><text:span text:style-name="T1">), two </text:span><text:span text:style-name="T4">mā</text:span><text:span text:style-name="T1">s (</text:span><text:span text:style-name="T4">iraṇṭu māvum</text:span><text:span text:style-name="T1">) of prepared land (</text:span><text:span text:style-name="T4">macakkal</text:span><text:span text:style-name="T1">) … and two </text:span><text:span text:style-name="T4">mā</text:span><text:span text:style-name="T1">s (</text:span><text:span text:style-name="T4">iraṇṭu māvum</text:span><text:span text:style-name="T1">) of prepared land (</text:span><text:span text:style-name="T4">macakkal</text:span><text:span text:style-name="T1">) [in Kalam Taṉkāri?]; having taken (</text:span><text:span text:style-name="T4">koṇṭu</text:span><text:span text:style-name="T1">) [these] eight </text:span><text:span text:style-name="T4">mā</text:span><text:span text:style-name="T1">s (</text:span><text:span text:style-name="T4">eṭṭu māvum</text:span><text:span text:style-name="T1">) of land, having taken (</text:span><text:span text:style-name="T4">koṇṭu</text:span><text:span text:style-name="T1">) the produce (</text:span><text:span text:style-name="T4">pōkam</text:span><text:span text:style-name="T1">) which has come (</text:span><text:span text:style-name="T4">vanta</text:span><text:span text:style-name="T1">) from these (</text:span><text:span text:style-name="T4">itināl</text:span><text:span text:style-name="T1">), we will burn (</text:span><text:span text:style-name="T4">erippōmānōm</text:span><text:span text:style-name="T1">) one perpetual lamp respectively (</text:span><text:span text:style-name="T4">orō nontāviḷakku</text:span><text:span text:style-name="T1">) in the two temples (</text:span><text:span text:style-name="T4">iraṇṭu taḷiyilum</text:span><text:span text:style-name="T1">), we the Paṭṭuṭaiyārs of this temple (</text:span><text:span text:style-name="T4">ittaḷi paṭṭu uṭaiyōm</text:span><text:span text:style-name="T1">), we the Seven (</text:span><text:span text:style-name="T4">eḻuvōm</text:span><text:span text:style-name="T1">).</text:span></text:p>
      <text:p text:style-name="P1" loext:marker-style-name="T1"/>
      <text:p text:style-name="Standard">#3. a) AIM, southern shrine; b) on the westernmost wall section of the <text:span text:style-name="T2">ardha-maṇḍapa</text:span> of the northern façade (above #4); c) personally located and read in situ; d) unnoticed and unpublished; e) lost regnal year of <text:span text:style-name="T2">matirai koṇṭa</text:span> Kōpparakesarivarman; f) Parāntaka I; g) inscription read with G. Vijayavenugopal, E. Francis, N. Cane, U. Veluppillai; h) the end of the inscription is built over by a wall, rendering impossible a full translation.</text:p>
      <text:p text:style-name="Standard"/>
      <text:p text:style-name="Standard">(1) <text:span text:style-name="T16">svasti śrī</text:span> matirai koṇṭa kopparakecaripanma[rku] yāṇṭu {built over}</text:p>
      <text:p text:style-name="Standard">(2) kuṉṟakkūṟṟattu tevatāṉam ˚avaṉikantaṟpapu {built over}</text:p>
      <text:p text:style-name="Standard">(3) ḷi <text:span text:style-name="T16">śāsa</text:span>na <text:span text:style-name="T16">baddha</text:span> vaṇṇakkuṭaiya kallaṟai kollattil {built over}</text:p>
      <text:p text:style-name="Standard">(4) ttaḷip paṭṭu ˚uṭaiyāṉ <text:span text:style-name="T16">˚īśvara </text:span>nakkaṉ vi[lai]koṇṭu {built over}</text:p>
      <text:p text:style-name="Standard">(5) <text:span text:style-name="T16">ra</text:span>ṉeṉn ittaḷi vaṇṇakku cetu kaṭamaip paṭ[ṭa] poṉṉukku {built over}</text:p>
      <text:p text:style-name="Standard"/>
      <text:p text:style-name="Standard" loext:marker-style-name="T1"><text:span text:style-name="T1">Line 1: Fortune! Prosperity! This is the … year of Kōpparakesarivarman who has taken Madurai.</text:span><text:span text:style-name="T1"/></text:p>
      <text:p text:style-name="Standard" loext:marker-style-name="T1"><text:span text:style-name="T1">Line 2: … Avaṉikantaṟpapu{{ram}}, a </text:span><text:span text:style-name="T4">devadāna</text:span><text:span text:style-name="T1"> of Kuṉṟakkūṟṟam;</text:span></text:p>
      <text:p text:style-name="Standard" loext:marker-style-name="T1"><text:span text:style-name="T1">Line 3 is difficult to interpret:</text:span><text:span text:style-name="T1"/></text:p>
      <text:p text:style-name="Standard" loext:marker-style-name="T1"><text:span text:style-name="T1">1) </text:span><text:span text:style-name="T4">śāsanabaddha</text:span><text:span text:style-name="T1">: bound by the charts;</text:span><text:span text:style-name="T1"><text:note text:id="ftn166" text:note-class="footnote"><text:note-citation>4</text:note-citation><text:note-body><text:p text:style-name="P3" loext:marker-style-name="T12"><text:span text:style-name="T12"><text:s/></text:span><text:span text:style-name="T11">This term is found in the lexicon established by G. Vijayavenugopal (2010: 348) and translated as “Share holders bound by the royal gift deed”.</text:span></text:p></text:note-body></text:note></text:span></text:p>
      <text:p text:style-name="Standard" loext:marker-style-name="T1"><text:span text:style-name="T17">2) </text:span><text:span text:style-name="T18">vaṇṇakkuṭaiya</text:span><text:span text:style-name="T17">: who/</text:span><text:span text:style-name="T1">which possesses (</text:span><text:span text:style-name="T4">uṭaiya</text:span><text:span text:style-name="T1">) the verification of the gold or the coins (</text:span><text:span text:style-name="T4">vaṇṇakku</text:span><text:span text:style-name="T1">);</text:span><text:span text:style-name="T1"><text:note text:id="ftn167" text:note-class="footnote"><text:note-citation>5</text:note-citation><text:note-body><text:p text:style-name="P3" loext:marker-style-name="T12"><text:span text:style-name="T12"><text:s/>For the meaning of </text:span><text:span text:style-name="T14">vaṇṇakku</text:span><text:span text:style-name="T12">, “he who controls the quality of jewels and gold”, see the dictionary of Subbarayalu (2003: 534). The date of the first occurrence he gives is 1042. If it indeed refers to the same word, our </text:span><text:span text:style-name="T14">vaṇṇakku</text:span><text:span text:style-name="T12"> would precede the one given by Y. Subbarayalu.</text:span></text:p></text:note-body></text:note></text:span></text:p>
      <text:p text:style-name="Standard" loext:marker-style-name="T1"><text:span text:style-name="T1">3) </text:span><text:span text:style-name="T4">kallaṟai</text:span><text:span text:style-name="T1"> literally means “stone chamber”, usually associated with funerary disposal. Because Kallaṟai is also a part of the name of a donor of the Ālantuṟai Mahādeva temple (#96), I think </text:span><text:span text:style-name="T19">it</text:span><text:span text:style-name="T1"> might refer here to the name of the donor;</text:span></text:p>
      <text:p text:style-name="Standard" loext:marker-style-name="T1"><text:span text:style-name="T1">4) </text:span><text:span text:style-name="T4">kollattil</text:span><text:span text:style-name="T1"> may be interpreted in different ways: 1) in Kollam [not connected with </text:span><text:span text:style-name="T4">kallaṟai</text:span><text:span text:style-name="T1">] Kollam being the name of an ancient town in Kerala;</text:span><text:span text:style-name="T1"><text:note text:id="ftn168" text:note-class="footnote"><text:note-citation>6</text:note-citation><text:note-body><text:p text:style-name="P3" loext:marker-style-name="T12"><text:span text:style-name="T12"><text:s/>Kollam is also used to refer to an era, beginning in 824 A.D. and often used in Kerala (see Salomon 1998: 189-90).</text:span></text:p></text:note-body></text:note></text:span><text:span text:style-name="T1"> 2) Kallaṟai Kollam may be two parts of a toponym or of an anthroponym;</text:span></text:p>
      <text:p text:style-name="Standard" loext:marker-style-name="T1"><text:span text:style-name="T1">Line 4: the Paṭṭuṭaiyāṉ of this temple, Īśvara Nakkaṉ, bought (</text:span><text:span text:style-name="T4">vilaikoṇṭu</text:span><text:span text:style-name="T1">) … ;</text:span></text:p>
      <text:p text:style-name="Standard" loext:marker-style-name="T1"><text:span text:style-name="T1">Line 5: I, …raṉ, having checked the gold (</text:span><text:span text:style-name="T4">vaṇṇakku cetu </text:span><text:span text:style-name="T1">&gt; </text:span><text:span text:style-name="T4">ceytu</text:span><text:span text:style-name="T1">) of this temple (</text:span><text:span text:style-name="T4">ittaḷi</text:span><text:span text:style-name="T1">) …, for the gold (</text:span><text:span text:style-name="T4">poṉṉukku</text:span><text:span text:style-name="T1">) which falls (</text:span><text:span text:style-name="T4">paṭṭa</text:span><text:span text:style-name="T1">) as </text:span><text:span text:style-name="T4">kaṭamai</text:span><text:span text:style-name="T1">-tax ...</text:span></text:p>
      <text:p text:style-name="P1" loext:marker-style-name="T1"><text:soft-page-break/></text:p>
      <text:p text:style-name="Standard" loext:marker-style-name="T1"><text:span text:style-name="T1">#4. a) AIM, southern shrine; b) lowest inscription on the westernmost wall section of the </text:span><text:span text:style-name="T5">ardha-maṇḍapa</text:span><text:span text:style-name="T1"> of the northern façade (below #3); c) personally located and read in situ; d) unnoticed and unpublished; e) 38</text:span><text:span text:style-name="T15">th </text:span><text:span text:style-name="T1">(?) regnal year of </text:span><text:span text:style-name="T5">matirai koṇṭa</text:span><text:span text:style-name="T1"> Kōpparakesarivarman; f) Parāntaka I (</text:span><text:span text:style-name="T5">circa</text:span><text:span text:style-name="T1"> 945 A.D.); g) inscription read with G. Vijayavenugopal and E. Francis; h) the end of the inscription is built over by a wall and the record is unfinished.</text:span></text:p>
      <text:p text:style-name="P1" loext:marker-style-name="T1"/>
      <text:p text:style-name="Standard" loext:marker-style-name="T1"><text:span text:style-name="T1">(1) </text:span><text:span text:style-name="T4">svasti śrī</text:span><text:span text:style-name="T1"><text:note text:id="ftn169" text:note-class="footnote"><text:note-citation>7</text:note-citation><text:note-body><text:p text:style-name="P3" loext:marker-style-name="T11"><text:span text:style-name="T12"><text:s/></text:span><text:span text:style-name="T20">svasti śrī</text:span><text:span text:style-name="T11"> is added on the pilaster.</text:span></text:p></text:note-body></text:note></text:span><text:span text:style-name="T1"> ‡ matirai koṇṭak kopparakecaripanmakki yāṇṭu mu {built over}</text:span></text:p>
      <text:p text:style-name="Standard" loext:marker-style-name="T1"><text:span text:style-name="T1">(2) ˚eṭṭā</text:span><text:span text:style-name="T1"><text:note text:id="ftn170" text:note-class="footnote"><text:note-citation>8</text:note-citation><text:note-body><text:h text:style-name="P4" text:outline-level="1" loext:marker-style-name="T21"><text:span text:style-name="T7"><text:s/></text:span><text:span text:style-name="T21">The date is most probably 38: </text:span><text:span text:style-name="T22">mu</text:span><text:span text:style-name="T21">{{</text:span><text:span text:style-name="T22">ppattu</text:span><text:span text:style-name="T21">}} </text:span><text:span text:style-name="T22">eṭṭu āvatu</text:span><text:span text:style-name="T21">. Thus, we may supply about four letters at the end of each line of #3 and #4.</text:span></text:h></text:note-body></text:note></text:span><text:span text:style-name="T1"> ˚āvatu kuṉṟakūṟṟattu ˚avanikaṉtaṟpa ˚</text:span><text:span text:style-name="T4">īśvagṛha</text:span><text:span text:style-name="T1">ttu {built over}</text:span></text:p>
      <text:p text:style-name="Standard" loext:marker-style-name="T1"><text:span text:style-name="T1">(3) ṭai ˚ittaḷi vaṇṇa {unfinished}</text:span><text:span text:style-name="T1"/></text:p>
      <text:p text:style-name="P1" loext:marker-style-name="T1"/>
      <text:p text:style-name="Standard" loext:marker-style-name="T1"><text:span text:style-name="T1">Fortune! Prosperity! This is the [thirty-eight] year of Kōpparakesarivarman who has taken Madurai. … </text:span><text:span text:style-name="T17">of the temple (</text:span><text:span text:style-name="T18">gṛhattu</text:span><text:span text:style-name="T17">) of the Lord (</text:span><text:span text:style-name="T18">īśvara</text:span><text:span text:style-name="T17">) [of] Avanikaṉtaṟpa (i.e. Kaṉtaṟpa upon earth)</text:span><text:span text:style-name="T1">, a </text:span><text:span text:style-name="T4">devadāna</text:span><text:span text:style-name="T1"> of Kuṉṟakkūṟṟam, … the checking of coins and gold (</text:span><text:span text:style-name="T5">vaṇṇa</text:span><text:span text:style-name="T1"> for unfinished </text:span><text:span text:style-name="T4">vaṇṇakku</text:span><text:span text:style-name="T1">?) of this temple (</text:span><text:span text:style-name="T4">ittaḷi</text:span><text:span text:style-name="T1">) …</text:span></text:p>
      <text:p text:style-name="P1" loext:marker-style-name="T1"/>
      <text:p text:style-name="Standard" loext:marker-style-name="T1"><text:span text:style-name="T1">#5. a) AIM, southern shrine; b) middle inscription on the central wall section of the </text:span><text:span text:style-name="T5">ardha-maṇḍapa</text:span><text:span text:style-name="T1"> of the northern façade; c) personally located and read in situ; d) ARE 1924, no. 365; SII 13, no. 208; e) 10</text:span><text:span text:style-name="T15">th</text:span><text:span text:style-name="T1"> regnal year of Kōrājakesarivarman; f) probably Sundaracōḻa (</text:span><text:span text:style-name="T5">circa</text:span><text:span text:style-name="T1"> 967 A.D.); g) inscription read with G. Vijayavenugopal, E. Francis, N. Cane, U. Veluppillai.</text:span></text:p>
      <text:p text:style-name="P1" loext:marker-style-name="T1"/>
      <text:p text:style-name="Standard" loext:marker-style-name="T1"><text:span text:style-name="T1">(1) </text:span><text:span text:style-name="T4">svasti śrī</text:span><text:span text:style-name="T1"> ko˚irācakecariva</text:span><text:span text:style-name="T4">nma</text:span><text:span text:style-name="T1">ṟku yāṇṭu 10 ˚āvatu paḻuveṭṭaraiyar</text:span></text:p>
      <text:p text:style-name="Standard" loext:marker-style-name="T1"><text:span text:style-name="T1">(2) maṟavaṉ kaṇṭaṉār ˚avanika</text:span><text:span text:style-name="T4">ndhavva</text:span><text:span text:style-name="T1">purattu maṉṟupāṭu ˚epperpaṭṭatu paṇ</text:span></text:p>
      <text:p text:style-name="Standard" loext:marker-style-name="T1"><text:span text:style-name="T1">(3) ṭai nantipuramaṟṟātiye koḷka ˚eṉṟaruḷicceyya kalliṉ mel ve</text:span><text:span text:style-name="T1"/></text:p>
      <text:p text:style-name="Standard" loext:marker-style-name="T1"><text:span text:style-name="T1">(4) ṭṭikkoḷḷap peṟṟār ˚avanika</text:span><text:span text:style-name="T4">ndhavva</text:span><text:span text:style-name="T1">purattu nakarattār ||</text:span></text:p>
      <text:p text:style-name="P1" loext:marker-style-name="T1"/>
      <text:p text:style-name="Standard" loext:marker-style-name="T1"><text:span text:style-name="T1">Fortune! Prosperity! This is the 10</text:span><text:span text:style-name="T15">th</text:span><text:span text:style-name="T1"> year of Kōrājakesarivarman. When Paḻuvēṭṭaraiyar Maṟavaṉ Kaṇṭaṉār graciously ordered (lit. having said, graciously made, </text:span><text:span text:style-name="T4">eṉṟu-aruḷic-ceyya</text:span><text:span text:style-name="T1">): “take (</text:span><text:span text:style-name="T4">koḷka</text:span><text:span text:style-name="T1">) the tax collection (</text:span><text:span text:style-name="T4">maṉṟupāṭu</text:span><text:span text:style-name="T1">) of whatever name (</text:span><text:span text:style-name="T4">eppērppaṭṭatu</text:span><text:span text:style-name="T1">) of Avanikandhavvapuram, the old (</text:span><text:span text:style-name="T4">paṇṭai</text:span><text:span text:style-name="T1">) Nantipuram being otherwise (</text:span><text:span text:style-name="T4">maṟṟu</text:span><text:span text:style-name="T1">) the model (</text:span><text:span text:style-name="T4">ātiyē</text:span><text:span text:style-name="T1">)”, the Nagarattārs of Avanikandhavvapuram obtained (</text:span><text:span text:style-name="T4">peṟṟār</text:span><text:span text:style-name="T1">) to get [it] engraved (</text:span><text:span text:style-name="T4">veṭṭi-koḷḷa</text:span><text:span text:style-name="T1">) on stone (</text:span><text:span text:style-name="T4">kalliṉ mēl</text:span><text:span text:style-name="T1">).</text:span></text:p>
      <text:p text:style-name="P1" loext:marker-style-name="T1"/>
      <text:p text:style-name="Standard" loext:marker-style-name="T1"><text:span text:style-name="T1">#6. a) AIM, southern shrine; b) middle inscription on the easternmost wall section of the </text:span><text:span text:style-name="T5">ardha-maṇḍapa</text:span><text:span text:style-name="T1"> of the northern façade; c) personally located and read in situ; d) ARE 1924, no. 367; SII 13, no. 215; e) 11</text:span><text:span text:style-name="T15">th</text:span><text:span text:style-name="T1"> regnal year of Kōrājakesarivarman; f) probably Sundaracōḻa (</text:span><text:span text:style-name="T5">circa</text:span><text:span text:style-name="T1"> 968 A.D.); g) inscription read with G. Vijayavenugopal, E. Francis, N. Cane, U. Veluppillai; h) this inscription may have been engraved after the one below (#2): the line 7 is tighly engraved and lines 8 to 11 continue on the pilaster, probably because there was not enough space below; this inscription is also connected to #24, which is damaged but has a similar structure and the same </text:span><text:span text:style-name="T5">vēḷaṉ</text:span><text:span text:style-name="T1"> is mentioned.</text:span></text:p>
      <text:p text:style-name="P1" loext:marker-style-name="T1"/>
      <text:p text:style-name="Standard" loext:marker-style-name="T1"><text:span text:style-name="T1">(1) </text:span><text:span text:style-name="T4">svasti śrī</text:span><text:span text:style-name="T1"> ko ˚irācakecar[i]va</text:span><text:span text:style-name="T4">ma</text:span><text:span text:style-name="T1">kku yāṇṭu 11 ˚āvatu ˚aṭikaḷ paḻuveṭṭarai</text:span></text:p>
      <text:p text:style-name="Standard" loext:marker-style-name="T1"><text:span text:style-name="T1">(2) yar maṟavaṉ kaṇṭanārkku karampi[ya]ṉ parāntakaṉāna karuviṭaipperarai</text:span><text:span text:style-name="T1"/></text:p>
      <text:p text:style-name="Standard" loext:marker-style-name="T1"><text:soft-page-break/><text:span text:style-name="T1">(3) yaṉ viṇṇappam ˚emperumāḷ paḻuvūr ˚i[ra]ṇṭu taḷi patiyump pātamūlamum ˚iraṇṭu nagaramu</text:span><text:span text:style-name="T1"/></text:p>
      <text:p text:style-name="Standard" loext:marker-style-name="T1"><text:span text:style-name="T1">(4) m paṉniraṇṭu kalaṉaiyum maṟṟu[m] ˚epperppaṭṭāraiyumṅ kiḻpaṭa kalpaṭṭa</text:span><text:span text:style-name="T1"/></text:p>
      <text:p text:style-name="Standard" loext:marker-style-name="T1"><text:span text:style-name="T1">(5) maṉṟupāṭum mel maṉṟuvaṉavum ma[ṟ]ṟum ˚epperppaṭṭanavum paṇṭai nantipurama</text:span><text:span text:style-name="T1"/></text:p>
      <text:p text:style-name="Standard" loext:marker-style-name="T1"><text:span text:style-name="T1">(6) [ṟṟā]tiye koṇṭaruḷuvatu ˚eṉṟu viṇṇap[pa]ñ ceyya nāmum paṇṭai nantipuramaṟṟutiye</text:span><text:span text:style-name="T1"/></text:p>
      <text:p text:style-name="Standard" loext:marker-style-name="T1"><text:span text:style-name="T1">(7) koḷkaveṉṟu tattan[ū]r kiḻavaṉ veḷāṉ [c]iṉtāmaṇikku </text:span><text:span text:style-name="T4">śrī</text:span><text:span text:style-name="T1"> mu[ka]m va[ra ca]n</text:span><text:span text:style-name="T5">trā</text:span><text:span text:style-name="T1">tit[[taval niṟkka ka]]lliḷ ‡ mel veṭṭik {the next lines are only on the pilaster}</text:span></text:p>
      <text:p text:style-name="Standard" loext:marker-style-name="T1"><text:span text:style-name="T1">(8) koṇṭom</text:span><text:span text:style-name="T1"/></text:p>
      <text:p text:style-name="Standard" loext:marker-style-name="T1"><text:span text:style-name="T1">(9) ˚iraṇṭu taḷipa</text:span><text:span text:style-name="T1"/></text:p>
      <text:p text:style-name="Standard" loext:marker-style-name="T1"><text:span text:style-name="T1">(10) tiyum pātamu</text:span><text:span text:style-name="T1"/></text:p>
      <text:p text:style-name="Standard" loext:marker-style-name="T1"><text:span text:style-name="T1">(11) lattom</text:span><text:span text:style-name="T1"/></text:p>
      <text:p text:style-name="P1" loext:marker-style-name="T1"/>
      <text:p text:style-name="Standard" loext:marker-style-name="T1"><text:span text:style-name="T1">Fortune! Prosperity! This is the 11</text:span><text:span text:style-name="T15">th</text:span><text:span text:style-name="T1"> year of Kōrājakesarivarman. [This is] the request (</text:span><text:span text:style-name="T4">viṇṇappam</text:span><text:span text:style-name="T1">) of Karampiyaṉ Parāntakaṉ </text:span><text:span text:style-name="T19">alias</text:span><text:span text:style-name="T1"> Karuviṭaipperararaiyaṉ to Aṭikaḷ Paḻuvēṭṭaraiyar Maṟavaṉ Kaṇṭanār. Saying (</text:span><text:span text:style-name="T4">eṉṟu</text:span><text:span text:style-name="T1">): “the above tax collection (</text:span><text:span text:style-name="T4">mēl maṉṟuvaṉavum</text:span><text:span text:style-name="T1">) and whatever name besides [these] (</text:span><text:span text:style-name="T4">maṟṟum eppērppaṭṭanavum</text:span><text:span text:style-name="T1">) and the tax collection (</text:span><text:span text:style-name="T4">maṉṟupāṭum</text:span><text:span text:style-name="T1">) on stone (</text:span><text:span text:style-name="T4">kalpaṭṭa</text:span><text:span text:style-name="T1">) below (</text:span><text:span text:style-name="T4">kīḻpaṭa</text:span><text:span text:style-name="T1">) [from] the Pātamūlams of the whole place with two shrines (</text:span><text:span text:style-name="T4">iraṇṭu taḷi patiyum </text:span><text:span text:style-name="T5">pātamūlamum</text:span><text:span text:style-name="T1">) of Paḻuvūr of our Lord (</text:span><text:span text:style-name="T4">emperumāḷ</text:span><text:span text:style-name="T1">), the two Nagarams (merchant towns), the twelve groups (</text:span><text:span text:style-name="T4">kalaṉai</text:span><text:span text:style-name="T1">) and anyone with whatever name besides [them] (</text:span><text:span text:style-name="T4">maṟṟum eppērppaṭṭāraiyum</text:span><text:span text:style-name="T1">) [is] that which is graciously taken (</text:span><text:span text:style-name="T4">koṇṭaruḷuvatu</text:span><text:span text:style-name="T1">), the old (</text:span><text:span text:style-name="T4">paṇṭai</text:span><text:span text:style-name="T1">) Nantipuram being otherwise (</text:span><text:span text:style-name="T4">maṟṟu</text:span><text:span text:style-name="T1">) the model (</text:span><text:span text:style-name="T4">ātiyē</text:span><text:span text:style-name="T1">)”, he made the request (</text:span><text:span text:style-name="T4">viṇṇappañ ceyya</text:span><text:span text:style-name="T1">). To Vēḷaṉ Ciṉtāmaṇi, lord (</text:span><text:span text:style-name="T5">kiḻavaṉ</text:span><text:span text:style-name="T1">) of Tattaṉūr, the royal order (</text:span><text:span text:style-name="T4">śrīmukam</text:span><text:span text:style-name="T1">) came (</text:span><text:span text:style-name="T4">vara</text:span><text:span text:style-name="T19">):</text:span><text:span text:style-name="T1"> “We also (</text:span><text:span text:style-name="T4">nāmum</text:span><text:span text:style-name="T1">) take (</text:span><text:span text:style-name="T4">koḷka</text:span><text:span text:style-name="T1">), the old (</text:span><text:span text:style-name="T4">paṇṭai</text:span><text:span text:style-name="T1">) Nantipuram being otherwise (</text:span><text:span text:style-name="T4">maṟṟu</text:span><text:span text:style-name="T1">) the model (</text:span><text:span text:style-name="T4">ātiyē</text:span><text:span text:style-name="T1">)”; we, the Pātamūlams (</text:span><text:span text:style-name="T4">pātamūlattōm</text:span><text:span text:style-name="T1">) of the whole place with two temples, have got to engrave (</text:span><text:span text:style-name="T4">veṭṭi</text:span><text:span text:style-name="T1"> </text:span><text:span text:style-name="T4">koṇṭōm</text:span><text:span text:style-name="T1">) on the stone (</text:span><text:span text:style-name="T4">kalliḷ mēl </text:span><text:span text:style-name="T19">&gt; </text:span><text:span text:style-name="T4">kallil mēl</text:span><text:span text:style-name="T1">) so that it stays (</text:span><text:span text:style-name="T4">niṟkka</text:span><text:span text:style-name="T1">) as long as the sun and the moon last.</text:span></text:p>
      <text:p text:style-name="P1" loext:marker-style-name="T1"/>
      <text:p text:style-name="Standard" loext:marker-style-name="T1"><text:span text:style-name="T1">#7. a) AIM, southern shrine; b) on the wall section immediately to the west of the niche of Brahmā, northern façade of the sanctuary; c) personally located and read in situ; d) ARE 1924, no. 371; SII 13, no. 227; e) 12</text:span><text:span text:style-name="T15">th</text:span><text:span text:style-name="T1"> regnal year of Kōrājakesarivarman; f) Cōḻa king unidentified; g) inscription read with G. Vijayavenugopal, E. Francis, N. Cane, U. Veluppillai.</text:span></text:p>
      <text:p text:style-name="P1" loext:marker-style-name="T1"/>
      <text:p text:style-name="Standard" loext:marker-style-name="T1"><text:span text:style-name="T1">(1) {blank space} </text:span><text:span text:style-name="T4">svasti śrī</text:span><text:span text:style-name="T1"> ko ˚irā</text:span><text:span text:style-name="T4">ja</text:span><text:span text:style-name="T1">ke[ca]</text:span></text:p>
      <text:p text:style-name="Standard" loext:marker-style-name="T1"><text:span text:style-name="T1">(2) ripaṉmaṟku yāṇṭu 12 ˚āvatu kuṉṟakkūṟ</text:span><text:span text:style-name="T1"/></text:p>
      <text:p text:style-name="Standard" loext:marker-style-name="T1"><text:span text:style-name="T1">(3) ṟattu </text:span><text:span text:style-name="T4">devadā</text:span><text:span text:style-name="T1">ṉam ˚avanika</text:span><text:span text:style-name="T4">ndha</text:span><text:span text:style-name="T1">[</text:span><text:span text:style-name="T4">r</text:span><text:span text:style-name="T1">]</text:span><text:span text:style-name="T4">vva ˚īśvaragṛha</text:span><text:span text:style-name="T1">ttu</text:span><text:span text:style-name="T4"> mahā</text:span></text:p>
      <text:p text:style-name="Standard" loext:marker-style-name="T1"><text:span text:style-name="T1">(4) </text:span><text:span text:style-name="T4">de</text:span><text:span text:style-name="T1">varkku ˚ivvūr mallan ātittaṉ kuḷam ˚apo</text:span><text:span text:style-name="T4">ha</text:span><text:span text:style-name="T1">naṅ</text:span></text:p>
      <text:p text:style-name="Standard" loext:marker-style-name="T1"><text:span text:style-name="T1">(5) kiṭanta </text:span><text:span text:style-name="T4">bhumi</text:span><text:span text:style-name="T1">yai paḻavūrc caṅkarappāṭi mallaṉ caṅ</text:span></text:p>
      <text:p text:style-name="Standard" loext:marker-style-name="T1"><text:span text:style-name="T1">(6) karaṉ ˚ikkuḷamuṅ kalli kaḻanayuṅ kalli vaitta viḷa</text:span><text:span text:style-name="T1"/></text:p>
      <text:p text:style-name="Standard" loext:marker-style-name="T1"><text:span text:style-name="T1">(7) kku ˚oṉṟu ˚ivviḷakku ˚oṉṟum ˚ikkuḷattiṉ poka[ṅ] X</text:span><text:span text:style-name="T1"/></text:p>
      <text:p text:style-name="Standard" loext:marker-style-name="T1"><text:span text:style-name="T1">(8) [ka]veriyum puṟaveriyil [[kaḻaniyaḷ]]</text:span><text:span text:style-name="T1"><text:note text:id="ftn171" text:note-class="footnote"><text:note-citation>9</text:note-citation><text:note-body><text:p text:style-name="P3" loext:marker-style-name="T12"><text:span text:style-name="T12"><text:s/>This word, which appears in the edition of SII, is no longer legible.</text:span></text:p></text:note-body></text:note></text:span><text:span text:style-name="T1"> pokaṅ koṇṭu</text:span></text:p>
      <text:p text:style-name="Standard" loext:marker-style-name="T1"><text:span text:style-name="T1">(9) </text:span><text:span text:style-name="T4">cantrātitta</text:span><text:span text:style-name="T1">vat ˚iravum pakal[um] ˚oru noṉtāviḷakku ˚eri</text:span></text:p>
      <text:p text:style-name="Standard" loext:marker-style-name="T1"><text:span text:style-name="T1">(10) ppomānom ˚ittaḷi paṭṭuṭaiyom ˚eḻuvo</text:span><text:span text:style-name="T1"/></text:p>
      <text:p text:style-name="Standard" loext:marker-style-name="T1"><text:span text:style-name="T1">(11) m ˚ikkuḷattiṉ minaṭai poḷ[ḷak] kuḷattile kalluvatā</text:span><text:span text:style-name="T1"/></text:p>
      <text:p text:style-name="Standard" loext:marker-style-name="T1"><text:span text:style-name="T1">(12) kavum ˚itu paṉmā</text:span><text:span text:style-name="T4">heśvara rakṣai</text:span><text:span text:style-name="T1"> ||</text:span></text:p>
      <text:p text:style-name="P1" loext:marker-style-name="T1"/>
      <text:p text:style-name="Standard" loext:marker-style-name="T1"><text:soft-page-break/><text:span text:style-name="T1">Fortune! Prosperity! This is the 12</text:span><text:span text:style-name="T15">th</text:span><text:span text:style-name="T1"> year of Kōrājakesarivarman. For </text:span><text:span text:style-name="T17">Mahādeva of the temple (</text:span><text:span text:style-name="T18">gṛhattu</text:span><text:span text:style-name="T17">) of the Lord (</text:span><text:span text:style-name="T18">īśvara</text:span><text:span text:style-name="T17">) [of] </text:span><text:span text:style-name="T1">Avanikandharvva, a </text:span><text:span text:style-name="T4">devadāna</text:span><text:span text:style-name="T1"> of Kuṉṟakkūṟṟam; the tank Mallan Ātittaṉ of this village [and] the land which lies (</text:span><text:span text:style-name="T4">kiṭanta</text:span><text:span text:style-name="T1">) without enjoyment (</text:span><text:span text:style-name="T4">apōhanam</text:span><text:span text:style-name="T1">); Caṅkarappāṭi (oil monger) Mallaṉ Caṅkaraṉ of Paḻuvūr (</text:span><text:span text:style-name="T5">paḻavūr</text:span><text:span text:style-name="T1"> &gt; </text:span><text:span text:style-name="T5">paḻuvūr</text:span><text:span text:style-name="T1">), having cleared (</text:span><text:span text:style-name="T4">kalli</text:span><text:span text:style-name="T1">) this tank (</text:span><text:span text:style-name="T4">ikkuḷamum</text:span><text:span text:style-name="T1">) and having cleared (</text:span><text:span text:style-name="T4">kalli</text:span><text:span text:style-name="T1">) the field (</text:span><text:span text:style-name="T4">kaḻanayum</text:span><text:span text:style-name="T1">), gave (</text:span><text:span text:style-name="T4">vaitta</text:span><text:span text:style-name="T1">) one lamp (</text:span><text:span text:style-name="T4">viḷakku oṉṟu</text:span><text:span text:style-name="T1">); [for] this one lamp (</text:span><text:span text:style-name="T4">ivviḷakku oṉṟum</text:span><text:span text:style-name="T1">); having taken (</text:span><text:span text:style-name="T4">koṇṭu</text:span><text:span text:style-name="T1">) the produce (</text:span><text:span text:style-name="T4">pōkaṅ</text:span><text:span text:style-name="T1">) of this tank (</text:span><text:span text:style-name="T4">ikkuḷattiṉ</text:span><text:span text:style-name="T1">) [and] the produce (</text:span><text:span text:style-name="T4">pōkaṅ</text:span><text:span text:style-name="T1">) of the land (</text:span><text:span text:style-name="T4">kaḻaniyaḷ</text:span><text:span text:style-name="T1">?)</text:span><text:span text:style-name="T1"><text:note text:id="ftn172" text:note-class="footnote"><text:note-citation>10</text:note-citation><text:note-body><text:p text:style-name="P3" loext:marker-style-name="T12"><text:span text:style-name="T12"><text:s/>The meaning of </text:span><text:span text:style-name="T14">kaḻaniyaḷ</text:span><text:span text:style-name="T12"> remains unclear to me. It may come from </text:span><text:span text:style-name="T14">kaḻaṉi</text:span><text:span text:style-name="T12">, which means paddy field or agricultural tracts.</text:span></text:p></text:note-body></text:note></text:span><text:span text:style-name="T1"> in the </text:span><text:span text:style-name="T4">akavēri</text:span><text:span text:style-name="T1"> ({{</text:span><text:span text:style-name="T5">a</text:span><text:span text:style-name="T1">}}</text:span><text:span text:style-name="T5">kavēri</text:span><text:span text:style-name="T1">) and the </text:span><text:span text:style-name="T4">puṟavēri</text:span><text:span text:style-name="T1">,</text:span><text:span text:style-name="T1"><text:note text:id="ftn173" text:note-class="footnote"><text:note-citation>11</text:note-citation><text:note-body><text:p text:style-name="P3" loext:marker-style-name="T11"><text:span text:style-name="T12"><text:s/></text:span><text:span text:style-name="T11">For these expressions, see </text:span><text:span text:style-name="T23">#1.</text:span></text:p></text:note-body></text:note></text:span><text:span text:style-name="T1"> we will burn (</text:span><text:span text:style-name="T4">erippōmāṉōm</text:span><text:span text:style-name="T1">) a perpetual lamp night and day as long as the sun and the moon endure, we, the Paṭṭuṭaiyārs of this temple (</text:span><text:span text:style-name="T4">ittaḷi</text:span><text:span text:style-name="T1">), we the Seven (</text:span><text:span text:style-name="T4">eḻuvōm</text:span><text:span text:style-name="T1">); we have to clear (</text:span><text:span text:style-name="T4">kalluvatākavum</text:span><text:span text:style-name="T1">) in the tank (</text:span><text:span text:style-name="T4">kuḷattilē</text:span><text:span text:style-name="T1">), in order to dig (</text:span><text:span text:style-name="T4">poḷḷa</text:span><text:span text:style-name="T1">) [for] an elevated (</text:span><text:span text:style-name="T4">mī</text:span><text:span text:style-name="T1">) road/bank (</text:span><text:span text:style-name="T4">naṭai</text:span><text:span text:style-name="T19"> / </text:span><text:span text:style-name="T4">aṭai</text:span><text:span text:style-name="T1">) of this tank (</text:span><text:span text:style-name="T4">ikkuḷattiṉ</text:span><text:span text:style-name="T1">). This is under the protection of the Paṉmāheśvaras.</text:span></text:p>
      <text:p text:style-name="P1" loext:marker-style-name="T1"/>
      <text:p text:style-name="Standard" loext:marker-style-name="T1"><text:span text:style-name="T1">#8. a) AIM, southern shrine; b) upper inscription, on the eastern and middle wall sections of the northern façade of the </text:span><text:span text:style-name="T5">ardha-maṇḍapa</text:span><text:span text:style-name="T1">, engraved over the two consecutive wall sections; c) personally located and read in situ; d) ARE 1924, no. 370; SII 13, no. 236; e) 12</text:span><text:span text:style-name="T15">th</text:span><text:span text:style-name="T1"> regnal year opposite to one of Kōrājakesarivarman; f) probably Sundaracōḻa (</text:span><text:span text:style-name="T5">circa</text:span><text:span text:style-name="T1"> 969 A.D.); g) inscription read with G. Vijayavenugopal.</text:span></text:p>
      <text:p text:style-name="P1" loext:marker-style-name="T1"/>
      <text:p text:style-name="Standard" loext:marker-style-name="T1"><text:span text:style-name="T1">(1) </text:span><text:span text:style-name="T4">svasti śrī</text:span><text:span text:style-name="T1"> ko ˚irā</text:span><text:span text:style-name="T4">ja</text:span><text:span text:style-name="T1">kecaripa</text:span><text:span text:style-name="T4">nma</text:span><text:span text:style-name="T1">kku yā[ṇṭu] ‡ 12 ˚āvati [n]etirāmāṇṭu kuṉṟakkūṟṟattu </text:span><text:span text:style-name="T4">de</text:span><text:span text:style-name="T1">va[</text:span><text:span text:style-name="T4">dā</text:span><text:span text:style-name="T1">]</text:span></text:p>
      <text:p text:style-name="Standard" loext:marker-style-name="T1"><text:span text:style-name="T1">(2) ṉam ˚avaṉika</text:span><text:span text:style-name="T4">ndhavva </text:span><text:span text:style-name="T1">˚</text:span><text:span text:style-name="T4">īśvaragṛha</text:span><text:span text:style-name="T1">ttu </text:span><text:span text:style-name="T4">de</text:span><text:span text:style-name="T1">vaka ‡ [</text:span><text:span text:style-name="T4">n</text:span><text:span text:style-name="T1">]</text:span><text:span text:style-name="T4">mi</text:span><text:span text:style-name="T1">kaḷomum patipātamulattomum paṭṭuṭaiyomum</text:span></text:p>
      <text:p text:style-name="Standard" loext:marker-style-name="T1"><text:span text:style-name="T1">(3) camaiyattomu maṟṟum [˚i]ttaḷi paṅkuṭaiyom ˚epper ‡ paṭṭomum ˚aṭikaḷ paḻuveṭṭaraiyar maṟavaṉ</text:span><text:span text:style-name="T1"/></text:p>
      <text:p text:style-name="Standard" loext:marker-style-name="T1"><text:span text:style-name="T1">(4) kaṇṭanār ˚aruḷice[yyu]m poykaikkuṟuviṭattu ve ‡ ṭṭa[kku]ṭaiyāṉ kovi</text:span><text:span text:style-name="T4">nta</text:span><text:span text:style-name="T1">ṉ kaṭampaṉukku kuṭinikkā </text:span><text:span text:style-name="T4">de</text:span><text:span text:style-name="T1">va</text:span></text:p>
      <text:p text:style-name="Standard" loext:marker-style-name="T1"><text:span text:style-name="T1">(5) tāṉamāka </text:span><text:span text:style-name="T4">cantrā</text:span><text:span text:style-name="T1">tittavaṟ kāṇice[yti] kuṭutta n[i]lam ˚ittaḷi teva ‡ </text:span><text:span text:style-name="T4">dā</text:span><text:span text:style-name="T1">nam viṟaikkūṟṟattu pacuṅkuḷattūr ve[ṭṭappeṟu][[ṉap]]</text:span></text:p>
      <text:p text:style-name="Standard" loext:marker-style-name="T1"><text:span text:style-name="T1">(6) paṭa nilam ˚irupattunāl veliyālum veli nūṟṟirupa[t]iṉ [ka]lam ‡ [[kāṇikkaṭaṉāka vaṉta]] nellu ˚i[ruṇṭāyirattu eṇṇūṟṟu ˚e]</text:span><text:span text:style-name="T1"/></text:p>
      <text:p text:style-name="Standard" loext:marker-style-name="T1"><text:span text:style-name="T1">(7) ṇpa[ti]ṉ kalamum tiruvaiyāṟaṉoṭokku marakkālāl [kār] pātiy[u]m ‡ picāṉam pātiyum vāṭākkaṭaṉ ˚eṅkaḷ taraviṉāley pacuṅkuḷattūri</text:span><text:span text:style-name="T1"/></text:p>
      <text:p text:style-name="Standard" loext:marker-style-name="T1"><text:span text:style-name="T1">(8) ley [˚aḷa]ppa[t]ākavum ivvūr viḷakkeṇṇaic cey muṉpu kalmel ve ‡ [[ṭṭi]][ṉa] nikki ˚uṇṇilam o[ḻi]viṉṟi vaḷaiyil cuṟṟu ˚uṭumpoṭi y[ā]maitava</text:span><text:span text:style-name="T1"/></text:p>
      <text:p text:style-name="Standard" loext:marker-style-name="T1"><text:span text:style-name="T1">(9) ḻnta [ni]lamuṟṟum kārāṇkiḻamai ˚uṭpaṭa [ciṟṟiṟai] ciṟupaṅkum ˚ivaṉe ‡ y peṟuvatākavum avurk</text:span><text:span text:style-name="T1"><text:note text:id="ftn174" text:note-class="footnote"><text:note-citation>12</text:note-citation><text:note-body><text:p text:style-name="P3" loext:marker-style-name="T11"><text:span text:style-name="T12"><text:s/></text:span><text:span text:style-name="T11">I cannot make any sense of this word and do not see what it can refer to.</text:span></text:p></text:note-body></text:note></text:span><text:span text:style-name="T1"> kaḻañcum perumāḷ koḷḷil kovintaṉ kaṭampaṉe</text:span></text:p>
      <text:p text:style-name="Standard" loext:marker-style-name="T1"><text:span text:style-name="T1">(10)</text:span><text:span text:style-name="T1"><text:note text:id="ftn175" text:note-class="footnote"><text:note-citation>13</text:note-citation><text:note-body><text:p text:style-name="P3" loext:marker-style-name="T11"><text:span text:style-name="T12"><text:s/></text:span><text:span text:style-name="T11">This line was forgotten in the edition of SII. It is quite damaged.</text:span></text:p></text:note-body></text:note></text:span><text:span text:style-name="T1"> X X X X tākavuvu kulaiyuṅ kurampuñ ceyvatākavu[m] X X p[e]rppaṭṭatum [˚i]tt[ā] ‡ kavum ˚iṟukka va[nta] X ṉa/ḷa tu ˚eṅkaḷaic collātey iṟuttuk ka[ṭa]mayile</text:span></text:p>
      <text:p text:style-name="Standard" loext:marker-style-name="T1"><text:span text:style-name="T1">(11) y vaiccuk koḷḷap peṟuvatākavum </text:span><text:span text:style-name="T4">cāsa</text:span><text:span text:style-name="T1">ṉam peṟṟuṭai[yā]r peṟuvatellā ‡ m peṟuvatākavum ˚ipparicu </text:span><text:span text:style-name="T4">cantrā</text:span><text:span text:style-name="T1">tittavat kuṭinikkā </text:span><text:span text:style-name="T4">de</text:span><text:span text:style-name="T1">va</text:span><text:span text:style-name="T4">dā</text:span><text:span text:style-name="T1">ṉa[mākak kā]ṇi</text:span></text:p>
      <text:p text:style-name="Standard" loext:marker-style-name="T1"><text:soft-page-break/><text:span text:style-name="T1">(12) ceytu kuṭuttom veṭṭakkuṭaiyāṉ kovintaṉ kaṭampaṉu[k]ku </text:span><text:span text:style-name="T4">de</text:span><text:span text:style-name="T1">vaka</text:span><text:span text:style-name="T4">nmi</text:span><text:span text:style-name="T1">kaḷomu ‡ m patipātamulatto[mu]m paṭṭuṭaiyomum camaiyattomu maṟṟum ˚ittaḷi paṅku[ṭ]ai</text:span></text:p>
      <text:p text:style-name="Standard" loext:marker-style-name="T1"><text:span text:style-name="T1">(13) [yo]mum ˚iva[kaḷ] paṇi[kka] ˚eḻ[u]tiṉeṉ ivuvūr </text:span><text:span text:style-name="T4">madhyasta</text:span><text:span text:style-name="T1">ṉ ˚eṟa[ṉ] maḻavāṭiyāṉa </text:span><text:span text:style-name="T4">bra ‡ hmapṛya</text:span><text:span text:style-name="T1">ne[ṉ] ˚ivai [˚eṉ] ˚eḻuttu ||</text:span></text:p>
      <text:p text:style-name="P1" loext:marker-style-name="T1"/>
      <text:p text:style-name="Standard" loext:marker-style-name="T1"><text:span text:style-name="T1">Fortune! Prosperity! This is the 12</text:span><text:span text:style-name="T15">th</text:span><text:span text:style-name="T1"> year opposite to one (</text:span><text:span text:style-name="T4">etirāmāṇṭu</text:span><text:span text:style-name="T1">) of Kōirājakesarivarman. Of the </text:span><text:span text:style-name="T17">temple (</text:span><text:span text:style-name="T18">gṛhattu</text:span><text:span text:style-name="T17">) of the Lord (</text:span><text:span text:style-name="T18">īśvara</text:span><text:span text:style-name="T17">) [of] </text:span><text:span text:style-name="T1">Avaṉikandhavva, a </text:span><text:span text:style-name="T4">devadāna</text:span><text:span text:style-name="T1"> of Kuṉṟakkūṟṟam, we the Devakanmikaḷs (</text:span><text:span text:style-name="T4">devakanmikaḷōm</text:span><text:span text:style-name="T1">), we the Patipātamūlams (</text:span><text:span text:style-name="T4">patipātamūlamōmum</text:span><text:span text:style-name="T1">), we the Paṭṭuṭaiyārs (</text:span><text:span text:style-name="T4">paṭṭuṭaiyōmum</text:span><text:span text:style-name="T1">), we the Camaiyars (</text:span><text:span text:style-name="T4">camaiyattōmum</text:span><text:span text:style-name="T1">),</text:span><text:span text:style-name="T1"><text:note text:id="ftn176" text:note-class="footnote"><text:note-citation>14</text:note-citation><text:note-body><text:p text:style-name="P3" loext:marker-style-name="T24"><text:span text:style-name="T24"><text:s/></text:span><text:span text:style-name="T25">Devakanmikaḷ or Tēvakaṉmikaḷ: <text:s/>those who perform the religious duty of god/officials of god/ temple officials; Patipātamūlam: the root of the feet of the Lord/priests/officials of the main shrine; Paṭṭuṭaiyārs: some kind of priests or temple officials; </text:span><text:span text:style-name="T26">Camaiyars</text:span><text:span text:style-name="T27">:</text:span><text:span text:style-name="T25"> those of the religious creed (</text:span><text:span text:style-name="T27">camayam</text:span><text:span text:style-name="T25">)/the religious ones/those of the religious text-books.</text:span></text:p></text:note-body></text:note></text:span><text:span text:style-name="T1"> and, besides (</text:span><text:span text:style-name="T4">maṟṟum</text:span><text:span text:style-name="T1">), whoever (</text:span><text:span text:style-name="T4">eppērppaṭṭōmum</text:span><text:span text:style-name="T1">) have shares in this temple (</text:span><text:span text:style-name="T4">ittaḷi paṅkuṭaiyōm</text:span><text:span text:style-name="T1">); Aṭikaḷ Paḻuvēṭṭaraiyar Maṟavaṉ Kaṇṭanār graciously ordered (</text:span><text:span text:style-name="T4">aruḷceyyum</text:span><text:span text:style-name="T19">, lit. graciously made</text:span><text:span text:style-name="T1">); to Veṭṭakkuṭaiyāṉ Kovintaṉ Kaṭampaṉ of Poykaikkuṟuviṭam, without removing the labourers (</text:span><text:span text:style-name="T4">kuṭi nīkkā</text:span><text:span text:style-name="T1">),</text:span><text:span text:style-name="T1"><text:note text:id="ftn177" text:note-class="footnote"><text:note-citation>15</text:note-citation><text:note-body><text:p text:style-name="P3" loext:marker-style-name="T11"><text:span text:style-name="T28"><text:s/></text:span><text:span text:style-name="T29">It is </text:span><text:span text:style-name="T11">not settled whether there is a physical eviction of the previous tenants or if only their rights were revoked. On this question, see R. Tirumalai (</text:span><text:span text:style-name="T29">1987: 93–98), </text:span><text:span text:style-name="T11">Veluthat (2012: 160; 229–230). Heitzman (1997: 70–74) presents this term as “the former cultivators excluded” (</text:span><text:span text:style-name="T13">kuṭi nīkki</text:span><text:span text:style-name="T11">) and “without the exclusion of the cultivators” (</text:span><text:span text:style-name="T13">kuṭi nīṅkā</text:span><text:span text:style-name="T11">).</text:span></text:p></text:note-body></text:note></text:span><text:span text:style-name="T1"> as a </text:span><text:span text:style-name="T4">devadāna</text:span><text:span text:style-name="T1">, having made [it] into a </text:span><text:span text:style-name="T4">kāṇi </text:span><text:span text:style-name="T1">as long as the sun and the moon endure</text:span><text:span text:style-name="T19">, </text:span><text:span text:style-name="T1">a land was given (</text:span><text:span text:style-name="T4">kuṭutta nilam</text:span><text:span text:style-name="T1">); the land (</text:span><text:span text:style-name="T4">nilam</text:span><text:span text:style-name="T1">) which falls (</text:span><text:span text:style-name="T4">paṭa</text:span><text:span text:style-name="T1">) in Veṭṭapeṟu[ṉam], in Pacuṅkuḷattūr of Viṟaikkūṟṟam, a </text:span><text:span text:style-name="T4">devadāna</text:span><text:span text:style-name="T1"> of this temple, for 120 </text:span><text:span text:style-name="T5">kalam</text:span><text:span text:style-name="T1">s per </text:span><text:span text:style-name="T4">vēli</text:span><text:span text:style-name="T1"> for all 24 </text:span><text:span text:style-name="T4">vēli</text:span><text:span text:style-name="T1">s, [equal to] 2880 </text:span><text:span text:style-name="T4">kalam</text:span><text:span text:style-name="T1">s of paddy (</text:span><text:span text:style-name="T4">nellu</text:span><text:span text:style-name="T1">) accrued (</text:span><text:span text:style-name="T4">vaṉta </text:span><text:span text:style-name="T1">&gt; </text:span><text:span text:style-name="T4">vanta</text:span><text:span text:style-name="T1">) as land-tax (</text:span><text:span text:style-name="T4">kāṇikkaṭaṉāka</text:span><text:span text:style-name="T1">), we will have to measure (</text:span><text:span text:style-name="T4">aḷappatākavum</text:span><text:span text:style-name="T1">) in Pacuṅkuḷattūr from our own (</text:span><text:span text:style-name="T4">eṅkaḷ</text:span><text:span text:style-name="T1">) tax collection (</text:span><text:span text:style-name="T4">taraviṉālēy</text:span><text:span text:style-name="T1">) the </text:span><text:span text:style-name="T4">vāṭākkaṭaṉ</text:span><text:span text:style-name="T1">-tax [for] half (</text:span><text:span text:style-name="T4">pātiyum</text:span><text:span text:style-name="T1">) of the rainy season (</text:span><text:span text:style-name="T4">kār</text:span><text:span text:style-name="T1">) and half of the non-rainy season (</text:span><text:span text:style-name="T4">picāṉam pātiyum</text:span><text:span text:style-name="T1">) with the [standard] stone measure (</text:span><text:span text:style-name="T4">marakkālāl</text:span><text:span text:style-name="T1">) Tiruvaiyāraṉ (</text:span><text:span text:style-name="T4">tiruvaiyāṟaṉoṭokku</text:span><text:span text:style-name="T1">); having removed (</text:span><text:span text:style-name="T4">nīkki</text:span><text:span text:style-name="T1">) what was engraved (</text:span><text:span text:style-name="T4">veṭṭiṉa</text:span><text:span text:style-name="T1">) on the stone (</text:span><text:span text:style-name="T4">kal mēl</text:span><text:span text:style-name="T1">) before (</text:span><text:span text:style-name="T4">muṉpu</text:span><text:span text:style-name="T1">) [about] the land (</text:span><text:span text:style-name="T4">cey</text:span><text:span text:style-name="T1">) [for] lamp oil (</text:span><text:span text:style-name="T4">viḷakkeṇṇai</text:span><text:span text:style-name="T1">) of this village (</text:span><text:span text:style-name="T4">ivvūr</text:span><text:span text:style-name="T1">), having exempted (</text:span><text:span text:style-name="T4">oḻiviṉṟi</text:span><text:span text:style-name="T1">) the inner lands (</text:span><text:span text:style-name="T5">uṇṇilam</text:span><text:span text:style-name="T1">), the complete (</text:span><text:span text:style-name="T4">muṟṟum</text:span><text:span text:style-name="T1">) uncultivated (lit. where the turtles (</text:span><text:span text:style-name="T4">āmai/yāmai</text:span><text:span text:style-name="T1">) crawl (</text:span><text:span text:style-name="T4">tavaḻnta</text:span><text:span text:style-name="T1">) and the lizzards (</text:span><text:span text:style-name="T4">uṭumpu</text:span><text:span text:style-name="T1">) run (</text:span><text:span text:style-name="T4">ōṭi</text:span><text:span text:style-name="T1">)) lands (</text:span><text:span text:style-name="T4">nila</text:span><text:span text:style-name="T1">) being included (lit. surrounded (</text:span><text:span text:style-name="T4">cuṟṟu</text:span><text:span text:style-name="T1">) in the circle (</text:span><text:span text:style-name="T4">vaḷaiyil</text:span><text:span text:style-name="T1">)), he himself (</text:span><text:span text:style-name="T4">avaṉē</text:span><text:span text:style-name="T1">) has to obtain (</text:span><text:span text:style-name="T4">peṟuvatākavum</text:span><text:span text:style-name="T1">) the small share tax (</text:span><text:span text:style-name="T4">ciṟupaṅkum</text:span><text:span text:style-name="T1">), the </text:span><text:span text:style-name="T4">ciṟṟirai</text:span><text:span text:style-name="T1">-tax, including (</text:span><text:span text:style-name="T4">uḷpaṭa</text:span><text:span text:style-name="T1">) the </text:span><text:span text:style-name="T4">kārāṇkiḻamai</text:span><text:span text:style-name="T1">-tax, Kovintaṉ Kaṭampaṉ himself (</text:span><text:span text:style-name="T4">kaṭampaṉē</text:span><text:span text:style-name="T1">), if the Lord (Perumāḷ &gt; the king? the god?) gets (</text:span><text:span text:style-name="T4">koḷḷil</text:span><text:span text:style-name="T1">) all the gold (</text:span><text:span text:style-name="T4">kalañcum</text:span><text:span text:style-name="T1">); … grouping (</text:span><text:span text:style-name="T4">kulaiyum</text:span><text:span text:style-name="T1">) and bunds (</text:span><text:span text:style-name="T4">kurampum</text:span><text:span text:style-name="T1">) have to be made (</text:span><text:span text:style-name="T4">ceyvatākavum</text:span><text:span text:style-name="T1">) and that of whatever name (</text:span><text:span text:style-name="T4">eppērpaṭṭatum</text:span><text:span text:style-name="T1">) has to be placed (</text:span><text:span text:style-name="T4">ittākavum?</text:span><text:span text:style-name="T1">); do not tell us (</text:span><text:span text:style-name="T4">eṅkaḷaic collātiyē</text:span><text:span text:style-name="T1">) … which has come (</text:span><text:span text:style-name="T4">vanta</text:span><text:span text:style-name="T1">) to pay (</text:span><text:span text:style-name="T4">iṟukka</text:span><text:span text:style-name="T1">); having paid (</text:span><text:span text:style-name="T4">iṟuttu</text:span><text:span text:style-name="T1">), having placed (</text:span><text:span text:style-name="T4">vaiccu</text:span><text:span text:style-name="T1">) in the </text:span><text:span text:style-name="T4">kaṭamai</text:span><text:span text:style-name="T1">-tax, [they/we?] have to get (</text:span><text:span text:style-name="T4">peṟuvatākavum</text:span><text:span text:style-name="T1">) so that they take (</text:span><text:span text:style-name="T4">koḷḷa</text:span><text:span text:style-name="T1">); they/we have to get (</text:span><text:span text:style-name="T4">peṟuvatākavum</text:span><text:span text:style-name="T1">) all they/we get (</text:span><text:span text:style-name="T4">peṟuvatu-ellām</text:span><text:span text:style-name="T1">) for those who get (</text:span><text:span text:style-name="T4">peṟṟuṭaiyār</text:span><text:span text:style-name="T1">) this order (</text:span><text:span text:style-name="T4">cāsaṉam</text:span><text:span text:style-name="T1">). In this manner (</text:span><text:span text:style-name="T4">ipparicu</text:span><text:span text:style-name="T1">), as long as the sun and the moon endure (</text:span><text:span text:style-name="T4">cantrātittavat</text:span><text:span text:style-name="T1">), without removing the labourers (</text:span><text:span text:style-name="T4">kuṭi nikkā</text:span><text:span text:style-name="T1">), as a </text:span><text:span text:style-name="T4">devadāna</text:span><text:span text:style-name="T1">, having made a </text:span><text:span text:style-name="T4">kāṇi</text:span><text:span text:style-name="T1">, we gave (</text:span><text:span text:style-name="T4">kuṭuttōm</text:span><text:span text:style-name="T1">) to Veṭṭakkuṭaiyāṉ Kovintaṉ Kaṭampaṉ, we the Devakaṉmikaḷs, we the Patipātamūlams, we the Paṭṭuṭaiyārs, we the Camaiyars, and whoever has shares in this temple besides [these]. When they (</text:span><text:span text:style-name="T4">ivaḷ</text:span><text:span text:style-name="T1">) ordered (</text:span><text:span text:style-name="T4">paṇikka</text:span><text:span text:style-name="T1">), I have written (</text:span><text:span text:style-name="T4">eḻuttiṉēṉ</text:span><text:span text:style-name="T1">), I the </text:span><text:soft-page-break/><text:span text:style-name="T1">Madhyasthan of this village (</text:span><text:span text:style-name="T4">ivuvūr</text:span><text:span text:style-name="T1"> &gt; </text:span><text:span text:style-name="T4">ivvūr</text:span><text:span text:style-name="T1">), Eraṉ Maḻavaṭi </text:span><text:span text:style-name="T19">alias</text:span><text:span text:style-name="T1"> Brahmapṛyan, I have written these (</text:span><text:span text:style-name="T4">ivai</text:span><text:span text:style-name="T1">).</text:span></text:p>
      <text:p text:style-name="P1" loext:marker-style-name="T1"/>
      <text:p text:style-name="Standard" loext:marker-style-name="T1"><text:span text:style-name="T1">#9. a) AIM, southern shrine; b) on the westernmost wall section of the northern façade of the sanctuary; c) personally located and read in situ; d) ARE 1924, no. 366; SII 19, no. 402; e) 16</text:span><text:span text:style-name="T15">th</text:span><text:span text:style-name="T1"> regnal year of Kōpparakesarivarman; f) perhaps Uttamacōḻa (</text:span><text:span text:style-name="T5">circa</text:span><text:span text:style-name="T1"> 987 A.D.); g) inscription not read with anyone.</text:span></text:p>
      <text:p text:style-name="P1" loext:marker-style-name="T1"/>
      <text:p text:style-name="Standard" loext:marker-style-name="T1"><text:span text:style-name="T1">(1) </text:span><text:span text:style-name="T4">svasti śrī</text:span><text:span text:style-name="T1"> [ko][[ppara]]keca</text:span></text:p>
      <text:p text:style-name="Standard" loext:marker-style-name="T1"><text:span text:style-name="T1">(2) ripaṉmaṟkku yāṇṭu 16</text:span><text:span text:style-name="T1"/></text:p>
      <text:p text:style-name="Standard" loext:marker-style-name="T1"><text:span text:style-name="T1">(3) ˚āvatu kuṉṟakkūṟṟattu teva</text:span><text:span text:style-name="T1"/></text:p>
      <text:p text:style-name="Standard" loext:marker-style-name="T1"><text:span text:style-name="T1">(4) tām ˚avaṉikantaṟva ˚</text:span><text:span text:style-name="T4">īśvagṛha</text:span></text:p>
      <text:p text:style-name="Standard" loext:marker-style-name="T1"><text:span text:style-name="T1">(5) ttu </text:span><text:span text:style-name="T4">māhādeva</text:span><text:span text:style-name="T1">ṟkku ˚ittaḷi</text:span></text:p>
      <text:p text:style-name="Standard" loext:marker-style-name="T1"><text:span text:style-name="T1">(6)</text:span><text:span text:style-name="T1"><text:note text:id="ftn178" text:note-class="footnote"><text:note-citation>16</text:note-citation><text:note-body><text:p text:style-name="Footnote" loext:marker-style-name="T24"><text:span text:style-name="T24"><text:s/></text:span><text:span text:style-name="T25">Lines 6 and 7, containing the name of the donor, were forgotten in the edition of SII.</text:span></text:p></text:note-body></text:note></text:span><text:span text:style-name="T1"> tevaṉār makaḷ nakka X ai natiri ma</text:span></text:p>
      <text:p text:style-name="Standard" loext:marker-style-name="T1"><text:span text:style-name="T1">(7) kaḷ nakkaṉ kaṇṭa pirāṭṭi ˚ittaḷi</text:span><text:span text:style-name="T1"/></text:p>
      <text:p text:style-name="Standard" loext:marker-style-name="T1"><text:span text:style-name="T1">(8) tevatāṉam po[ykai]nāṭṭu [˚ū]</text:span><text:span text:style-name="T1"><text:note text:id="ftn179" text:note-class="footnote"><text:note-citation>17</text:note-citation><text:note-body><text:p text:style-name="P3" loext:marker-style-name="T11"><text:span text:style-name="T12"><text:s/></text:span><text:span text:style-name="T11">Ūkaṅkuṭi may also be read Urakaṅkuṭi. </text:span></text:p></text:note-body></text:note></text:span></text:p>
      <text:p text:style-name="Standard" loext:marker-style-name="T1"><text:span text:style-name="T1">(9) kaṉkuṭi ˚apo</text:span><text:span text:style-name="T4">ha</text:span><text:span text:style-name="T1">naṅ kiṭanta </text:span><text:span text:style-name="T4">bhū</text:span></text:p>
      <text:p text:style-name="Standard" loext:marker-style-name="T1"><text:span text:style-name="T1">(10) </text:span><text:span text:style-name="T4">mi</text:span><text:span text:style-name="T1">yai kalli macakki kuṭutta [ṇir ṉi]</text:span></text:p>
      <text:p text:style-name="Standard" loext:marker-style-name="T1"><text:span text:style-name="T1">(11) lam ˚iraṇṭu pū viḷaiyak kuṭutta nila</text:span><text:span text:style-name="T1"/></text:p>
      <text:p text:style-name="Standard" loext:marker-style-name="T1"><text:span text:style-name="T1">(12) m ṉāṉaṅkumā ˚iṉṉāṉku māvuṅ</text:span><text:span text:style-name="T1"/></text:p>
      <text:p text:style-name="Standard" loext:marker-style-name="T1"><text:span text:style-name="T1">(13) koṇṭu ˚itiṉil ˚iraṇṭu pūvum</text:span><text:span text:style-name="T1"/></text:p>
      <text:p text:style-name="Standard" loext:marker-style-name="T1"><text:span text:style-name="T1">(14) viḷainta </text:span><text:span text:style-name="T4">bhoga</text:span><text:span text:style-name="T1">ṅ koṇṭu ˚o</text:span></text:p>
      <text:p text:style-name="Standard" loext:marker-style-name="T1"><text:span text:style-name="T1">(15) ru nontāviḷakku ca</text:span><text:span text:style-name="T4">ntrā</text:span><text:span text:style-name="T1">tittava</text:span></text:p>
      <text:p text:style-name="Standard" loext:marker-style-name="T1"><text:span text:style-name="T1">(16) l ˚erippommānom ˚ittaḷi</text:span><text:span text:style-name="T1"/></text:p>
      <text:p text:style-name="Standard" loext:marker-style-name="T1"><text:span text:style-name="T1">(17) p paṭṭai[yom ˚eḻuvom]</text:span><text:span text:style-name="T1"/></text:p>
      <text:p text:style-name="Standard" loext:marker-style-name="T1"><text:span text:style-name="T1">(18) ˚itu </text:span><text:span text:style-name="T4">panmāheśvara rakṣai</text:span><text:span text:style-name="T1"> ||</text:span></text:p>
      <text:p text:style-name="P1" loext:marker-style-name="T1"/>
      <text:p text:style-name="Standard" loext:marker-style-name="T1"><text:span text:style-name="T1">Fortune! Prosperity! This is the 16</text:span><text:span text:style-name="T15">th</text:span><text:span text:style-name="T1"> year of Kōpparakesarivarman. For </text:span><text:span text:style-name="T17">Mahādeva (</text:span><text:span text:style-name="T30">māhādeva</text:span><text:span text:style-name="T17"> &gt; </text:span><text:span text:style-name="T30">mahādeva</text:span><text:span text:style-name="T17">) of the temple (</text:span><text:span text:style-name="T18">gṛhattu</text:span><text:span text:style-name="T17">) of the Lord (</text:span><text:span text:style-name="T18">īśvara</text:span><text:span text:style-name="T17">) [of] </text:span><text:span text:style-name="T1">Avaṉikantaṟva, a </text:span><text:span text:style-name="T4">devadāna</text:span><text:span text:style-name="T1"> (</text:span><text:span text:style-name="T5">tēvatām</text:span><text:span text:style-name="T1"> &gt; </text:span><text:span text:style-name="T5">tēvatāṉam</text:span><text:span text:style-name="T1">) of Kuṉṟakkūṟṟam, the daughter of god (</text:span><text:span text:style-name="T5">tēvaṉār makaḷ</text:span><text:span text:style-name="T1">) of this temple (</text:span><text:span text:style-name="T4">ittaḷi</text:span><text:span text:style-name="T1">), daughter (</text:span><text:span text:style-name="T4">makaḷ</text:span><text:span text:style-name="T1">) of Nakka…ai Natiri, Nakkaṉ Kaṇṭa Pirāṭṭi,</text:span><text:span text:style-name="T1"><text:note text:id="ftn180" text:note-class="footnote"><text:note-citation>18</text:note-citation><text:note-body><text:p text:style-name="P3" loext:marker-style-name="T31"><text:span text:style-name="T12"><text:s/>Pirāṭṭi can mean Lady, in which case her name could be translated as Lady Nakkaṉ Kaṇṭa. However, it can also imply that she is the wife of Nakkaṉ Kaṇṭa.</text:span></text:p></text:note-body></text:note></text:span><text:span text:style-name="T1"> having cleared (</text:span><text:span text:style-name="T4">kalli</text:span><text:span text:style-name="T1">) and transformed (</text:span><text:span text:style-name="T4">macakki</text:span><text:span text:style-name="T1">) the land (</text:span><text:span text:style-name="T4">bhūmiyai</text:span><text:span text:style-name="T1">) which was lying (</text:span><text:span text:style-name="T4">kiṭanta</text:span><text:span text:style-name="T1">) without enjoyment (</text:span><text:span text:style-name="T4">apōhanam</text:span><text:span text:style-name="T1">) in Ūkaṉkuṭi in Poykaināṭu, a </text:span><text:span text:style-name="T4">devadāna</text:span><text:span text:style-name="T1"> of this temple, she gave (</text:span><text:span text:style-name="T4">kuṭutta</text:span><text:span text:style-name="T1">); she gave (</text:span><text:span text:style-name="T4">kuṭutta</text:span><text:span text:style-name="T1">) four </text:span><text:span text:style-name="T4">mā</text:span><text:span text:style-name="T1">s of land for producing (</text:span><text:span text:style-name="T4">viḷaiya</text:span><text:span text:style-name="T1">) two crops (</text:span><text:span text:style-name="T4">pū</text:span><text:span text:style-name="T1">) of wet land (</text:span><text:span text:style-name="T5">ṇīr nilam</text:span><text:span text:style-name="T1"> &gt; </text:span><text:span text:style-name="T4">nīr nilam</text:span><text:span text:style-name="T1">); having taken (</text:span><text:span text:style-name="T4">koṇṭu</text:span><text:span text:style-name="T1">) all these four </text:span><text:span text:style-name="T4">mā</text:span><text:span text:style-name="T1">s (</text:span><text:span text:style-name="T4">iṉṉāṉku māvuṅ</text:span><text:span text:style-name="T1">), having taken (</text:span><text:span text:style-name="T4">koṇṭu</text:span><text:span text:style-name="T1">) the produce (</text:span><text:span text:style-name="T4">bhogam</text:span><text:span text:style-name="T1">) yielded (</text:span><text:span text:style-name="T4">viḷainta</text:span><text:span text:style-name="T1">) in the two crops (</text:span><text:span text:style-name="T4">pū</text:span><text:span text:style-name="T1">) of this [land of 4 </text:span><text:span text:style-name="T5">mā</text:span><text:span text:style-name="T1">s] (</text:span><text:span text:style-name="T18">itiṉil</text:span><text:span text:style-name="T17"> &gt; </text:span><text:span text:style-name="T18">itaṉil</text:span><text:span text:style-name="T32">)</text:span><text:span text:style-name="T1">, we the Paṭṭuṭaiyārs (</text:span><text:span text:style-name="T18">paṭṭaiyōm</text:span><text:span text:style-name="T17"> &gt; </text:span><text:span text:style-name="T18">paṭṭuṭaiyōm</text:span><text:span text:style-name="T32">)</text:span><text:span text:style-name="T1"> of this temple, we the Seven (</text:span><text:span text:style-name="T4">eḻuvōm</text:span><text:span text:style-name="T1">), will burn (</text:span><text:span text:style-name="T4">erippōmānōm</text:span><text:span text:style-name="T1">), as long as the sun and moon endure, one perpetual lamp. This is under the protection of the Panmāheśvaras.</text:span></text:p>
      <text:p text:style-name="P1" loext:marker-style-name="T1"/>
      <text:p text:style-name="Standard" loext:marker-style-name="T1"><text:span text:style-name="T1">#10. a) AIM, southern shrine; b) on the northern façade of the sanctuary, on the two consecutive wall sections on the eastern side of the niche of Brahmā; c) personally located and read in situ; d) ARE 1924, no. 364; SII 13, no. 153; e) 6</text:span><text:span text:style-name="T15">th</text:span><text:span text:style-name="T1"> regnal year of </text:span><text:soft-page-break/><text:span text:style-name="T1">Kōvirājakesarivarman; f) king difficult to identify; identified with Ga</text:span><text:span text:style-name="T33">ṇḍ</text:span><text:span text:style-name="T1">arāditya by Balasubrahmanyam (1963: 62–63) and Balambal (1978: 183); identified with Rājarāja I in SII; g) inscription read with G. Vijayavenugopal; h) inscription similar to #34.</text:span></text:p>
      <text:p text:style-name="P1" loext:marker-style-name="T1"/>
      <text:p text:style-name="Standard" loext:marker-style-name="T1"><text:span text:style-name="T1">(1) </text:span><text:span text:style-name="T4">svasti śrī</text:span><text:span text:style-name="T1"> kovirāca ‡ [[ke</text:span><text:span text:style-name="T5">sa</text:span><text:span text:style-name="T1">ripan]] ‡ </text:span><text:span text:style-name="T4">ma</text:span><text:span text:style-name="T1">kku yānṭu 6 ˚āvatu kunṟakku</text:span></text:p>
      <text:p text:style-name="Standard" loext:marker-style-name="T1"><text:span text:style-name="T1">(2) ṟṟattu </text:span><text:span text:style-name="T4">de</text:span><text:span text:style-name="T1">vatānam ˚ava ‡ nikantaṟ ‡ ppa ˚</text:span><text:span text:style-name="T4">īśvaragṛha</text:span><text:span text:style-name="T1">ttu tenvāyi</text:span><text:span text:style-name="T4"> śrī</text:span></text:p>
      <text:p text:style-name="Standard" loext:marker-style-name="T1"><text:span text:style-name="T1">(3) koyil </text:span><text:span text:style-name="T4">mahādeva</text:span><text:span text:style-name="T1">ṟku ˚it[t]a ‡ ḷi teva ‡ ṉār makaḷār piḷḷai ceramāṉār [</text:span><text:span text:style-name="T4">d</text:span><text:span text:style-name="T1">]</text:span><text:span text:style-name="T4">e</text:span></text:p>
      <text:p text:style-name="Standard" loext:marker-style-name="T1"><text:span text:style-name="T1">(4) viyār ṉakkaṉ ˚akkāra naṅ ‡ kaiyār ca ‡ n</text:span><text:span text:style-name="T4">trādi</text:span><text:span text:style-name="T1">ttavaṟ ˚iravum pakalum ˚eri [vai]</text:span></text:p>
      <text:p text:style-name="Standard" loext:marker-style-name="T1"><text:span text:style-name="T1">(5) tta ṉo</text:span><text:span text:style-name="T4">ndā</text:span><text:span text:style-name="T1">viḷakku ˚onṟiṉuk ‡ ku paṭi ˚uḻa ‡ kkiṉāl nicatam ˚uḻakku ṉeyy eriya</text:span></text:p>
      <text:p text:style-name="Standard" loext:marker-style-name="T1"><text:span text:style-name="T1">(6) vaitta poṉ 12 m paṉṉi ‡ ru kaḻañcu ˚i ‡ vviḷakkeriya vaitta [ti]rāviḷakko</text:span><text:span text:style-name="T1"/></text:p>
      <text:p text:style-name="Standard" loext:marker-style-name="T1"><text:span text:style-name="T1">(7) [[ṉṟu]] ṉirai 215</text:span><text:span text:style-name="T1"><text:note text:id="ftn181" text:note-class="footnote"><text:note-citation>19</text:note-citation><text:note-body><text:p text:style-name="P3" loext:marker-style-name="T11"><text:span text:style-name="T12"><text:s/></text:span><text:span text:style-name="T11">We read </text:span><text:span text:style-name="T34">˚uḷ karu</text:span><text:span text:style-name="T35"> on the stone</text:span><text:span text:style-name="T11">. However, G. Vijayavenugopal suggested to me that it corresponds to the number 215 written in letters (</text:span><text:span text:style-name="T13">˚u</text:span><text:span text:style-name="T11"> for 2; </text:span><text:span text:style-name="T13">ḷ</text:span><text:span text:style-name="T11"> for 100; </text:span><text:span text:style-name="T13">k</text:span><text:span text:style-name="T11"> for 1; </text:span><text:span text:style-name="T13">ru</text:span><text:span text:style-name="T11"> for 5). I followed his suggestion, since it works very well with the end of the line, where the same number is given in numbers.</text:span></text:p></text:note-body></text:note></text:span><text:span text:style-name="T1"> ˚iruppunā ‡ rāyam ˚u ‡ [ḷ]paṭa ce[ruvi]ṭaiyāl 215 ˚itu pa</text:span></text:p>
      <text:p text:style-name="Standard" loext:marker-style-name="T1"><text:span text:style-name="T1">(8) </text:span><text:span text:style-name="T4">nmā</text:span><text:span text:style-name="T1">ye</text:span><text:span text:style-name="T4">śvara rakṣai</text:span></text:p>
      <text:p text:style-name="P1" loext:marker-style-name="T1"/>
      <text:p text:style-name="Standard" loext:marker-style-name="T1"><text:span text:style-name="T1">Fortune! Prosperity! This is the 6</text:span><text:span text:style-name="T15">th</text:span><text:span text:style-name="T1"> year of Kōvirājakesarivarman. For </text:span><text:span text:style-name="T17">Mahādeva of the holy shrine (</text:span><text:span text:style-name="T18">śrīkōyil</text:span><text:span text:style-name="T17">) of the southern side (</text:span><text:span text:style-name="T18">tenvāyi &gt; tenvāyil</text:span><text:span text:style-name="T17">) of the temple (</text:span><text:span text:style-name="T18">gṛhattu</text:span><text:span text:style-name="T17">) of the Lord (</text:span><text:span text:style-name="T18">īśvara</text:span><text:span text:style-name="T17">) [of] </text:span><text:span text:style-name="T1">Avanikantaṟppa, a </text:span><text:span text:style-name="T4">devadāna</text:span><text:span text:style-name="T1"> of Kuṉṟakkūṟṟam, the daughter of god (</text:span><text:span text:style-name="T5">tēvaṉār </text:span><text:span text:style-name="T4">makaḷār</text:span><text:span text:style-name="T1">) of this temple (</text:span><text:span text:style-name="T4">ittaḷi</text:span><text:span text:style-name="T1">), wife/queen (</text:span><text:span text:style-name="T4">deviyār</text:span><text:span text:style-name="T1">) of Piḷḷai Cēramāṉār, Nakkaṉ Akkāra Naṅkaiyār, gave (</text:span><text:span text:style-name="T4">vaitta</text:span><text:span text:style-name="T1">) to burn (</text:span><text:span text:style-name="T4">eri </text:span><text:span text:style-name="T19">&gt; </text:span><text:span text:style-name="T4">eriya</text:span><text:span text:style-name="T1">) night and day (</text:span><text:span text:style-name="T4">iravum pakalum</text:span><text:span text:style-name="T1">), as long as the moon and the sun last (</text:span><text:span text:style-name="T4">cantrādittavaṟ</text:span><text:span text:style-name="T1">), one perpetual lamp (</text:span><text:span text:style-name="T4">nondāviḷakku oṉṟiṉukku</text:span><text:span text:style-name="T1">); [she] placed (</text:span><text:span text:style-name="T4">vaitta</text:span><text:span text:style-name="T1">) 12 </text:span><text:span text:style-name="T4">kalañcu</text:span><text:span text:style-name="T19">s</text:span><text:span text:style-name="T1"> of gold (</text:span><text:span text:style-name="T4">poṉ</text:span><text:span text:style-name="T1">) to burn (</text:span><text:span text:style-name="T4">eriya</text:span><text:span text:style-name="T1">) one </text:span><text:span text:style-name="T4">uḻakku</text:span><text:span text:style-name="T1"> of </text:span><text:span text:style-name="T5">ghee</text:span><text:span text:style-name="T1"> (</text:span><text:span text:style-name="T4">ney</text:span><text:span text:style-name="T1">) everyday (</text:span><text:span text:style-name="T4">nicatam</text:span><text:span text:style-name="T1">) with this </text:span><text:span text:style-name="T4">uḻakku</text:span><text:span text:style-name="T1">-measure (</text:span><text:span text:style-name="T4">paṭi uḻakkiṉāl</text:span><text:span text:style-name="T1">); for this lamp to burn (</text:span><text:span text:style-name="T4">ivviḷakkeriya</text:span><text:span text:style-name="T1">), [she] gave (</text:span><text:span text:style-name="T4">vaitta</text:span><text:span text:style-name="T1">) 215 standard weight (</text:span><text:span text:style-name="T4">niṟai</text:span><text:span text:style-name="T1">) for one standing lamp (</text:span><text:span text:style-name="T4">tirāviḷakkoṉṟu</text:span><text:span text:style-name="T1">), 215 by the </text:span><text:span text:style-name="T4">ceruviṭai</text:span><text:span text:style-name="T1"> measure (</text:span><text:span text:style-name="T4">ceruviṭaiyāl</text:span><text:span text:style-name="T1">) including (</text:span><text:span text:style-name="T4">uḷpaṭa</text:span><text:span text:style-name="T1">) iron (</text:span><text:span text:style-name="T4">iruppu</text:span><text:span text:style-name="T1">) and led (</text:span><text:span text:style-name="T4">nārāyam</text:span><text:span text:style-name="T1">). This is under the protection of the Panmāheśvaras.</text:span></text:p>
      <text:p text:style-name="P1" loext:marker-style-name="T1"/>
      <text:p text:style-name="Standard" loext:marker-style-name="T1"><text:span text:style-name="T1">#11. a) AIM, southern shrine; b) on the base of the northern façade of the sanctuary and the </text:span><text:span text:style-name="T5">ardha-maṇḍapa</text:span><text:span text:style-name="T1">, begins below the niche of Brahmā; four lines are engraved on the round part of the base (</text:span><text:span text:style-name="T5">kumuda</text:span><text:span text:style-name="T1">), and six lines on the flat lower part of the base (</text:span><text:span text:style-name="T5">jagati</text:span><text:span text:style-name="T1">); c) personally located and read in situ; d) ARE 1924, no. 372; e) 15</text:span><text:span text:style-name="T15">th</text:span><text:span text:style-name="T1"> regnal year of Kōpparakesarivarman Uṭaiyar Śrī Rājendracōḻadeva; f) Rājendracōḻa I (</text:span><text:span text:style-name="T5">circa</text:span><text:span text:style-name="T1"> 1027 A.D.); g) inscription read with G. Vijayavenugopal, E. Francis, N. Cane, U. Veluppillai; h) </text:span><text:span text:style-name="T5">meykkīrtti</text:span><text:span text:style-name="T1"> of Rājendracōḻa, lines 1 to 6; because the inscription is built over at the end, I cannot give a continuous translation.</text:span></text:p>
      <text:p text:style-name="P1" loext:marker-style-name="T1"/>
      <text:p text:style-name="Standard" loext:marker-style-name="T1"><text:span text:style-name="T1">(1–5) </text:span><text:span text:style-name="T4">svasti śrī</text:span><text:span text:style-name="T1"> {</text:span><text:span text:style-name="T5">meykkīrtti</text:span><text:span text:style-name="T1">}</text:span></text:p>
      <text:p text:style-name="Standard" loext:marker-style-name="T1"><text:span text:style-name="T1">(6) {end of the </text:span><text:span text:style-name="T5">meykkīrtti</text:span><text:span text:style-name="T1"> below the easternmost wall section of the </text:span><text:span text:style-name="T5">ardha-maṇḍapa</text:span><text:span text:style-name="T1">, in its middle} kopparake[</text:span><text:span text:style-name="T4">sa</text:span><text:span text:style-name="T1">]riva</text:span><text:span text:style-name="T4">nma</text:span><text:span text:style-name="T1">rāna ˚uṭaiyar </text:span><text:span text:style-name="T4">śrīrājentri</text:span><text:span text:style-name="T1">ra {blank space} coḻa</text:span><text:span text:style-name="T4">de</text:span><text:span text:style-name="T1">vaṟkku yāṇṭu 15 ˚āvatu vaṭakarai ˚uttuṅkatuṅkavaḷanāṭṭu[k] kuṉṟakkūṟṟattup paḻuvūr nakarattom nampirāṭṭiyār mukkoṟkiḻān aṭikaḷ {built over}</text:span></text:p>
      <text:p text:style-name="Standard" loext:marker-style-name="T1"><text:span text:style-name="T1">(7) ḻaṅkai makaṉ comaṉp puvaniyaip paṭak kuttip ponav araṅkaṉ paṭṭaṉai nāṅkaḷ avaṉai pokāmey ‡ {broken} ṉ pu[va] ‡ niyai {broken} ti nakarattom paḻuvūr pakaiviṭaiy i</text:span><text:span text:style-name="T4">śva</text:span><text:span text:style-name="T1">rattu </text:span><text:span text:style-name="T4">mahādeva</text:span><text:span text:style-name="T1">rkku pakalum ˚iravu cantirāti {blank space} ttaval ˚eriya vaitta tirunot[ā]</text:span><text:span text:style-name="T1"><text:note text:id="ftn182" text:note-class="footnote"><text:note-citation>20</text:note-citation><text:note-body><text:p text:style-name="P3" loext:marker-style-name="T11"><text:span text:style-name="T12"><text:s/></text:span><text:span text:style-name="T11">After this word, the line continues a little higher. The stones are not properly aligned.</text:span></text:p></text:note-body></text:note></text:span><text:span text:style-name="T1">viḷakku </text:span><text:soft-page-break/><text:span text:style-name="T1">˚oṉṟu vaittum ˚araṅkaṉ paṭṭaṉaik kaṇṭāl kaṇṭārēy kilākka peṟuvatākavum paḻuvūr nakarattom tirunontāviḷak {built over}</text:span></text:p>
      <text:p text:style-name="Standard" loext:marker-style-name="T1"><text:span text:style-name="T1">(8) tuṅ koṇṭu ˚ittevatānam ˚iṉṉāṭṭu pakaiviṭai </text:span><text:span text:style-name="T4">ca</text:span><text:span text:style-name="T1">tuvvetimaṅkalattu kuḷa maṭai kuḷapaṭṭuk kiṭakka ˚i ‡ {broken} [kku]ḷaṅ ‡ kalli ˚iv[vū]r aṭuttu mutalāyk kūṭi varum nellile[y] [˚ā]ṇṭu varai tevakālāl muppatiṉ kala nel {blank space} luk koṇṭu ˚ittirunontāviḷa X ˚erikkakkaṭavomānom ˚ikkoyil kāṇiyuṭaiya </text:span><text:span text:style-name="T4">śivabrāhma</text:span><text:span text:style-name="T1">ṇar nālvom paḻuvūr vaḷaiñciyarum caṅkarappāṭiyāru[m] {built over}</text:span></text:p>
      <text:p text:style-name="Standard" loext:marker-style-name="T1"><text:span text:style-name="T1">(9) vūr caṅkarappāṭiyāṉ X kumiḻi manappaṉai kāṇāk kol paṭṭu ˚ivaṉ paṭṭamaiyil [ca] X ṉap paṭa [˚ey]cārai ˚aṟiyā X ‡ {broken} [kumi]ḻ[i] manappaṉaic cāt ‡ ti paḻuvūr vaḷaiñci[ya]rom ˚ivvūr ˚amani[</text:span><text:span text:style-name="T4">gandha</text:span><text:span text:style-name="T1">]vva ˚</text:span><text:span text:style-name="T4">īśva</text:span><text:span text:style-name="T1">rattu </text:span><text:span text:style-name="T4">mahāde</text:span><text:span text:style-name="T1">vaṟkku ˚iravum pakalum ˚eriya {blank space} vaitta nontāviḷakku ˚oṉṟiṉu[kku] vaitta kācu 50 ˚ikkācu ˚aiñpatum koṇṭu ˚ittevar tevatānam kaṇṭaṉ ˚eriyāna </text:span><text:span text:style-name="T4">di</text:span><text:span text:style-name="T1">rttak kuḷatte kalli muṉpu X riñcu varuki {built over}{built over}</text:span></text:p>
      <text:p text:style-name="Standard" loext:marker-style-name="T1"><text:span text:style-name="T1">(10) X X X </text:span><text:span text:style-name="T4">cantrādi</text:span><text:span text:style-name="T1">ttavaṟ ˚erikkakaṭavomānom ˚ittaḷik kāṇiyuṭaiya paṭṭuṭaiyom ˚eḻuvom kumiḻi man X ‡ X ṉ muṉpu ceytu varuki[ṉ] ‡ [ṟa] maṉaikālum ˚itukkuppaṭum na[ṉ]ceyum puṉceyum ˚ivaṉ maṇavāṭṭikkum ˚iva {blank space} ṇavaṟkkattākkum </text:span><text:span text:style-name="T4">cantrā</text:span><text:span text:style-name="T1"> X X vaṟ ˚i[ko]yili ce[y]tu kuṭuttom paḻuvūr nakarattom</text:span></text:p>
      <text:p text:style-name="Standard"/>
      <text:p text:style-name="Standard" loext:marker-style-name="T1"><text:span text:style-name="T1">Fortune! Prosperity! {</text:span><text:span text:style-name="T4">meykkīrtti</text:span><text:span text:style-name="T1">} </text:span></text:p>
      <text:p text:style-name="Standard" loext:marker-style-name="T1"><text:span text:style-name="T1">Line 6: This is the 15</text:span><text:span text:style-name="T15">th</text:span><text:span text:style-name="T1"> year of Kōpparakesarivarman </text:span><text:span text:style-name="T19">alias</text:span><text:span text:style-name="T1"> Lord (</text:span><text:span text:style-name="T5">uṭaiyar</text:span><text:span text:style-name="T1">) Śrī Rājendracōḻadeva. We the Nagarattārs (</text:span><text:span text:style-name="T4">nakarattōm</text:span><text:span text:style-name="T1">) of Paḻuvūr of Kuṉṟakkūṟṟam of the Uttuṅkatuṅkavaḷanāṭu on the northern bank (</text:span><text:span text:style-name="T4">vaṭakarai</text:span><text:span text:style-name="T1">), our queen (</text:span><text:span text:style-name="T4">nampirāṭṭiyār</text:span><text:span text:style-name="T1">) Mukkoṟkiḻāṉ Aṭikaḷ</text:span><text:span text:style-name="T1"><text:note text:id="ftn183" text:note-class="footnote"><text:note-citation>21</text:note-citation><text:note-body><text:p text:style-name="P3" loext:marker-style-name="T12"><text:span text:style-name="T12"><text:s/>The same queen appears in #22. She seems to be the wife of Rājendracōḻa.</text:span></text:p></text:note-body></text:note></text:span><text:span text:style-name="T1"> …</text:span></text:p>
      <text:p text:style-name="Standard" loext:marker-style-name="T1"><text:span text:style-name="T1">Line 7: Having pierced (</text:span><text:span text:style-name="T4">kutti</text:span><text:span text:style-name="T1">) so that the son (</text:span><text:span text:style-name="T4">makaṉ</text:span><text:span text:style-name="T1">) of …ḻaṅkai, Cōmaṉ Puvani, dies (</text:span><text:span text:style-name="T4">paṭa</text:span><text:span text:style-name="T1">), he went (</text:span><text:span text:style-name="T4">pōna</text:span><text:span text:style-name="T1">); we (</text:span><text:span text:style-name="T4">nāṅkaḷ</text:span><text:span text:style-name="T1">) will not let him (</text:span><text:span text:style-name="T4">avaṉai</text:span><text:span text:style-name="T1">) go (</text:span><text:span text:style-name="T4">pokāmēy</text:span><text:span text:style-name="T1">), [he] Araṅkaṉ Paṭṭaṉ [the murderer]; [on behalf of? {{</text:span><text:span text:style-name="T5">cāt</text:span><text:span text:style-name="T1">}}</text:span><text:span text:style-name="T5">ti</text:span><text:span text:style-name="T1">?] … Puvani, we the Nagarattārs (</text:span><text:span text:style-name="T4">nakarattōm</text:span><text:span text:style-name="T1">), for Mahādeva of the Lord (</text:span><text:span text:style-name="T4">īśvarattu</text:span><text:span text:style-name="T1">) of Pakaiviṭai of Paḻuvūr, [we] placed (</text:span><text:span text:style-name="T4">vaitta</text:span><text:span text:style-name="T1">) to burn (</text:span><text:span text:style-name="T4">eriya</text:span><text:span text:style-name="T1">) day and night, as long as the sun and the moon endure; one (</text:span><text:span text:style-name="T4">oṉṟu</text:span><text:span text:style-name="T1">) perpetual lamp (</text:span><text:span text:style-name="T4">tirunotāviḷakku </text:span><text:span text:style-name="T1">&gt; </text:span><text:span text:style-name="T4">tirunontāviḷakku</text:span><text:span text:style-name="T1">) was placed (</text:span><text:span text:style-name="T4">vaittum</text:span><text:span text:style-name="T1">); if one sees (</text:span><text:span text:style-name="T4">kaṇṭāl</text:span><text:span text:style-name="T1">) Araṅkaṉ Paṭṭaṉ, those who have seen him (</text:span><text:span text:style-name="T4">kaṇṭārēy</text:span><text:span text:style-name="T1">) have to inform (</text:span><text:span text:style-name="T4">kilākka</text:span><text:span text:style-name="T1"> &gt; </text:span><text:span text:style-name="T4">kiḷākka</text:span><text:span text:style-name="T19"><text:note text:id="ftn184" text:note-class="footnote"><text:note-citation>22</text:note-citation><text:note-body><text:p text:style-name="Footnote" loext:marker-style-name="T24"><text:span text:style-name="T24"><text:s/>This interpretation was proposed by G. Vijayavenugopal.</text:span></text:p></text:note-body></text:note></text:span><text:span text:style-name="T1"> </text:span><text:span text:style-name="T4">peṟuvatākavum</text:span><text:span text:style-name="T1">) {other possible interpretation: must get him (</text:span><text:span text:style-name="T4">peṟuvatākavum</text:span><text:span text:style-name="T1">) so that he is afflicted (</text:span><text:span text:style-name="T4">kilākka</text:span><text:span text:style-name="T1"> from </text:span><text:span text:style-name="T4">kilāy</text:span><text:span text:style-name="T1">)}; we the Nagarattārs of Paḻuvūr … a sacred perpetual lamp (</text:span><text:span text:style-name="T4">tirunontāviḷak</text:span><text:span text:style-name="T1">) …</text:span></text:p>
      <text:p text:style-name="Standard" loext:marker-style-name="T1"><text:span text:style-name="T1">Line 8: Having taken (</text:span><text:span text:style-name="T4">koṇṭu</text:span><text:span text:style-name="T1">) … ; the sluice (</text:span><text:span text:style-name="T4">maṭai</text:span><text:span text:style-name="T1">) of the tank (</text:span><text:span text:style-name="T4">kuḷam</text:span><text:span text:style-name="T1">) of Pakaiviṭai-caturvedimaṅgalam of this </text:span><text:span text:style-name="T4">nāṭu</text:span><text:span text:style-name="T1"> (</text:span><text:span text:style-name="T4">iṉṉāṭṭu</text:span><text:span text:style-name="T1">) of this </text:span><text:span text:style-name="T4">devadāna</text:span><text:span text:style-name="T1"> (</text:span><text:span text:style-name="T4">ittevatānam</text:span><text:span text:style-name="T1">), having fallen (</text:span><text:span text:style-name="T4">paṭṭu</text:span><text:span text:style-name="T1">) in the tank (</text:span><text:span text:style-name="T4">kuḷa</text:span><text:span text:style-name="T1">), was lying (</text:span><text:span text:style-name="T4">kiṭakka</text:span><text:span text:style-name="T1">); having dug (</text:span><text:span text:style-name="T4">kalli</text:span><text:span text:style-name="T1">) the tank (</text:span><text:span text:style-name="T4">kuḷaṅ</text:span><text:span text:style-name="T1">); having taken (</text:span><text:span text:style-name="T4">koṇṭu</text:span><text:span text:style-name="T1">) thirty (</text:span><text:span text:style-name="T4">muppatiṉ</text:span><text:span text:style-name="T1">) </text:span><text:span text:style-name="T4">kalam</text:span><text:span text:style-name="T1">s (</text:span><text:span text:style-name="T5">kala</text:span><text:span text:style-name="T1"> &gt; </text:span><text:span text:style-name="T5">kalam</text:span><text:span text:style-name="T1">) of paddy (</text:span><text:span text:style-name="T4">nellu</text:span><text:span text:style-name="T1">) by the measure Tēvakāl for one year (</text:span><text:span text:style-name="T4">āṇṭu varai</text:span><text:span text:style-name="T1">), from the paddy (</text:span><text:span text:style-name="T4">nellilēy</text:span><text:span text:style-name="T1">) which came (</text:span><text:span text:style-name="T4">varum</text:span><text:span text:style-name="T1">) gathered (</text:span><text:span text:style-name="T4">kūṭi</text:span><text:span text:style-name="T1">) as capital (</text:span><text:span text:style-name="T4">mutalāy</text:span><text:span text:style-name="T1">) in the name of (</text:span><text:span text:style-name="T4">aṭuttu</text:span><text:span text:style-name="T1">, lit. having joined, having come near) of this village, we will have to burn (</text:span><text:span text:style-name="T4">erikkakkaṭavōmānōm</text:span><text:span text:style-name="T1">) this perpetual lamp (</text:span><text:span text:style-name="T4">ittirunontāviḷakku</text:span><text:span text:style-name="T1">), we the four (</text:span><text:span text:style-name="T4">nālvōm</text:span><text:span text:style-name="T1">) Śivabrahmaṇas who possess (</text:span><text:span text:style-name="T4">uṭaiya</text:span><text:span text:style-name="T1">) the </text:span><text:span text:style-name="T4">kāṇi</text:span><text:span text:style-name="T1"> of this temple (</text:span><text:span text:style-name="T4">ikkōyil</text:span><text:span text:style-name="T1">), the Vaḷainciyars (for Vaḷañciyar, a merchant guild) of Paḻuvūr and the oil mongers (</text:span><text:span text:style-name="T4">caṅkarappāṭiyārum</text:span><text:span text:style-name="T1">) …</text:span></text:p>
      <text:p text:style-name="Standard" loext:marker-style-name="T1"><text:span text:style-name="T1">Line 9: … Kumiḻi Manappaṉ, the oil monger (</text:span><text:span text:style-name="T4">caṅkarappāṭiyāṉ</text:span><text:span text:style-name="T1">) of {{Paḻuvūr/this town (</text:span><text:span text:style-name="T4">…vūr</text:span><text:span text:style-name="T1">)}}, having fallen (</text:span><text:span text:style-name="T4">paṭṭu</text:span><text:span text:style-name="T1">) [under] an unseen (</text:span><text:span text:style-name="T4">kāṇā</text:span><text:span text:style-name="T1">) stick (</text:span><text:span text:style-name="T4">kol</text:span><text:span text:style-name="T1">); since he (</text:span><text:span text:style-name="T4">avaṉ</text:span><text:span text:style-name="T1">) died (</text:span><text:span text:style-name="T4">paṭṭamaiyil</text:span><text:span text:style-name="T1">), without knowing (</text:span><text:span text:style-name="T4">aṟiyā</text:span><text:span text:style-name="T1">…) those who aimed (</text:span><text:span text:style-name="T4">eycārai</text:span><text:span text:style-name="T1"> &gt; </text:span><text:span text:style-name="T4">eytārai</text:span><text:span text:style-name="T1">) when … fell </text:span><text:soft-page-break/><text:span text:style-name="T1">(</text:span><text:span text:style-name="T4">paṭa</text:span><text:span text:style-name="T1">), on behalf (</text:span><text:span text:style-name="T4">cātti</text:span><text:span text:style-name="T1">) of Kumiḻi Manappaṉ, we the Vaḷaiñciyars of Paḻuvūr, to Mahādeva of the Lord (</text:span><text:span text:style-name="T4">īśvarattu</text:span><text:span text:style-name="T1">) [of] Amanigandhavva (</text:span><text:span text:style-name="T4">amani &gt; avani</text:span><text:span text:style-name="T1">) of this village (</text:span><text:span text:style-name="T4">ivvūr</text:span><text:span text:style-name="T1">), gave (</text:span><text:span text:style-name="T4">vaitta</text:span><text:span text:style-name="T1">) to burn (</text:span><text:span text:style-name="T4">eriya</text:span><text:span text:style-name="T1">) night and day; 50 </text:span><text:span text:style-name="T4">kācu</text:span><text:span text:style-name="T19">s</text:span><text:span text:style-name="T1"> were given (</text:span><text:span text:style-name="T4">vaitta</text:span><text:span text:style-name="T1">) for one perpetual lamp; having taken (</text:span><text:span text:style-name="T4">koṇṭu</text:span><text:span text:style-name="T1">, i.e with) these fifty </text:span><text:span text:style-name="T4">kācu</text:span><text:span text:style-name="T19">s</text:span><text:span text:style-name="T1">, having dug (</text:span><text:span text:style-name="T4">kalli</text:span><text:span text:style-name="T1">) the </text:span><text:span text:style-name="T5">tīrtha</text:span><text:span text:style-name="T1"> tank (</text:span><text:span text:style-name="T4">dirtta</text:span><text:span text:style-name="T1"> </text:span><text:span text:style-name="T4">kuḷattē &gt; tīrtta kuḷattē</text:span><text:span text:style-name="T1">) </text:span><text:span text:style-name="T19">alias</text:span><text:span text:style-name="T1"> the tank (</text:span><text:span text:style-name="T4">eriyāna</text:span><text:span text:style-name="T1"> &gt; </text:span><text:span text:style-name="T4">ēriyāṉa</text:span><text:span text:style-name="T1">) Kaṇṭaṉ [in] the </text:span><text:span text:style-name="T4">devadāna</text:span><text:span text:style-name="T1"> of this god (</text:span><text:span text:style-name="T5">ittēvar</text:span><text:span text:style-name="T1">); … which has come (</text:span><text:span text:style-name="T4">varuki</text:span><text:span text:style-name="T1">{{</text:span><text:span text:style-name="T4">ṉṟa</text:span><text:span text:style-name="T1">}}) … before (</text:span><text:span text:style-name="T4">muṉpu</text:span><text:span text:style-name="T1">) …</text:span></text:p>
      <text:p text:style-name="Standard" loext:marker-style-name="T1"><text:span text:style-name="T1">Line 10: … as long as the sun and the moon endure, we will have to burn (</text:span><text:span text:style-name="T4">erikkakaṭavōmānōm</text:span><text:span text:style-name="T1">), we the Paṭṭuṭaiyārs (</text:span><text:span text:style-name="T4">paṭṭuṭaiyōm</text:span><text:span text:style-name="T1">), we the Seven (</text:span><text:span text:style-name="T4">eḻuvōm</text:span><text:span text:style-name="T1">), who possess (</text:span><text:span text:style-name="T4">uṭaiya</text:span><text:span text:style-name="T1">) a </text:span><text:span text:style-name="T4">kāṇi</text:span><text:span text:style-name="T1"> of this temple (</text:span><text:span text:style-name="T4">ittaḷi</text:span><text:span text:style-name="T1">); Kumiḻi Man{{appa}}ṉ having made (</text:span><text:span text:style-name="T4">ceytu</text:span><text:span text:style-name="T1">) [a deed?] earlier (</text:span><text:span text:style-name="T4">muṉpu</text:span><text:span text:style-name="T1">), having made (</text:span><text:span text:style-name="T4">ceytu</text:span><text:span text:style-name="T1">) tax-free (</text:span><text:span text:style-name="T4">iṟaiyilil</text:span><text:span text:style-name="T1">), as long as the sun and the moon endure, to the wife (</text:span><text:span text:style-name="T4">manavāṭṭikkum</text:span><text:span text:style-name="T1">) of he (</text:span><text:span text:style-name="T4">ivaṉ</text:span><text:span text:style-name="T1">), and to his wife’s brother (</text:span><text:span text:style-name="T4">ivaṇ avarkku-attākkum</text:span><text:span text:style-name="T1">),</text:span><text:span text:style-name="T1"><text:note text:id="ftn185" text:note-class="footnote"><text:note-citation>23</text:note-citation><text:note-body><text:p text:style-name="P3" loext:marker-style-name="T12"><text:span text:style-name="T12"><text:s/></text:span><text:span text:style-name="T36">attāṉ</text:span><text:span text:style-name="T35"> has many meanings and refers to different possible relationships: father’s sister’s son; maternal uncle’s son when elder; wife’s brother; elder sister’s husband.</text:span></text:p></text:note-body></text:note></text:span><text:span text:style-name="T1"> the houses (</text:span><text:span text:style-name="T4">maṉaikālum &gt; maṉaikaḷum</text:span><text:span text:style-name="T1">?) which have come (</text:span><text:span text:style-name="T4">varukiṉṟa</text:span><text:span text:style-name="T1">), and the wetlands (</text:span><text:span text:style-name="T4">naṉceyum</text:span><text:span text:style-name="T1">) and the dry lands (</text:span><text:span text:style-name="T4">puṉceyum</text:span><text:span text:style-name="T1">) which fall (</text:span><text:span text:style-name="T4">paṭum</text:span><text:span text:style-name="T1">) to this (</text:span><text:span text:style-name="T4">itukku</text:span><text:span text:style-name="T1">, i.e. along with the houses?), we the Nagarattārs of Paḻuvūr have given (</text:span><text:span text:style-name="T4">kuṭuttōm</text:span><text:span text:style-name="T1">) …</text:span></text:p>
      <text:p text:style-name="P1" loext:marker-style-name="T1"/>
      <text:p text:style-name="Standard" loext:marker-style-name="T1"><text:span text:style-name="T1">#12. a) AIM, southern shrine; b) engraved across the two wall sections on the northern side of the niche of Skanda on the eastern façade of the sanctuary; c) personally located and read in situ; d) ARE 1924, no. 363; e) 15</text:span><text:span text:style-name="T15">th</text:span><text:span text:style-name="T1"> regnal year of Kōvirājarājakesarivarman; f) Rājarāja I (</text:span><text:span text:style-name="T5">circa</text:span><text:span text:style-name="T1"> 1000 A.D.); g) inscription read with G. Vijayavenugopal, E. Francis, N. Cane, U. Veluppillai; h) </text:span><text:span text:style-name="T5">meykkīrtti</text:span><text:span text:style-name="T1"> of Rājarāja I from lines 1 to 5.</text:span></text:p>
      <text:p text:style-name="Standard"/>
      <text:p text:style-name="Standard" loext:marker-style-name="T1"><text:span text:style-name="T1">(1-5) </text:span><text:span text:style-name="T4">svasti śrī</text:span><text:span text:style-name="T1"> {</text:span><text:span text:style-name="T5">meykkīrtti</text:span><text:span text:style-name="T1">}</text:span></text:p>
      <text:p text:style-name="Standard" loext:marker-style-name="T1"><text:span text:style-name="T1">(6) kovirā</text:span><text:span text:style-name="T4">ja</text:span><text:span text:style-name="T1">rā</text:span><text:span text:style-name="T4">ja</text:span><text:span text:style-name="T1">rāja[keca]ripa</text:span><text:span text:style-name="T4">nma</text:span><text:span text:style-name="T1">ṟku yāṇṭu 15 ˚āvatu ‡ kuṉṟakkūṟṟattu tevatā</text:span></text:p>
      <text:p text:style-name="Standard" loext:marker-style-name="T1"><text:span text:style-name="T1">(7) X m avaṉiyanta X X [</text:span><text:span text:style-name="T4">śva</text:span><text:span text:style-name="T1">ra]ttu ˚iraṇṭu </text:span><text:span text:style-name="T4">śrī</text:span><text:span text:style-name="T1">koyi ‡ l </text:span><text:span text:style-name="T4">mahāde</text:span><text:span text:style-name="T1">vaṟkum ˚itta</text:span></text:p>
      <text:p text:style-name="Standard" loext:marker-style-name="T1"><text:span text:style-name="T1">(8) ḷi tevar makaḷ na X X periya ˚araṅkapirāṉ makaḷ ‡ nakkaṉ kumarakkaṉ ˚itte</text:span><text:span text:style-name="T1"/></text:p>
      <text:p text:style-name="Standard" loext:marker-style-name="T1"><text:span text:style-name="T1">(9) var tevatānam [po] X kaiynāṭṭu ˚ūkaṉkuṭi ˚apo ‡ </text:span><text:span text:style-name="T4">ha</text:span><text:span text:style-name="T1">nam kiṭanta </text:span><text:span text:style-name="T4">bhumi</text:span><text:span text:style-name="T1">yai</text:span></text:p>
      <text:p text:style-name="Standard" loext:marker-style-name="T1"><text:span text:style-name="T1">(10) ˚iraṇṭu puvum [va] X X t tirutti ˚aṭikaḷ paḻuveṭṭarai</text:span><text:span text:style-name="T1"><text:note text:id="ftn186" text:note-class="footnote"><text:note-citation>24</text:note-citation><text:note-body><text:p text:style-name="P3" loext:marker-style-name="T11"><text:span text:style-name="T12"><text:s/></text:span><text:span text:style-name="T11">The –</text:span><text:span text:style-name="T13">ai</text:span><text:span text:style-name="T11"> is on this side of the wall section, and the –</text:span><text:span text:style-name="T13">r</text:span><text:span text:style-name="T11"> is engraved after the pilaster.</text:span></text:p></text:note-body></text:note></text:span><text:span text:style-name="T1"> ‡ yar kaṇṭaṉ maṟavaṉār ˚a</text:span></text:p>
      <text:p text:style-name="Standard" loext:marker-style-name="T37"><text:span text:style-name="T38">(11) {cement} ‡ X X X [ṉā]ya[ttu] tiṅkaḷ </text:span><text:span text:style-name="T37">sa</text:span></text:p>
      <text:p text:style-name="Standard" loext:marker-style-name="T38"><text:span text:style-name="T38">(12) {damaged} </text:span><text:span text:style-name="T37">sam</text:span><text:span text:style-name="T38">[</text:span><text:span text:style-name="T37">kr</text:span><text:span text:style-name="T38">]</text:span><text:span text:style-name="T37">ā</text:span><text:span text:style-name="T38">nti</text:span><text:span text:style-name="T37"> </text:span><text:span text:style-name="T38">potu tiṅkaḷ toṟu ‡ m ˚amutu ceyya ˚oro</text:span></text:p>
      <text:p text:style-name="Standard" loext:marker-style-name="T38"><text:span text:style-name="T38">(13) {damaged} tu ˚arici X X kuttal </text:span><text:span text:style-name="T37">de ‡ </text:span><text:span text:style-name="T38">varnāḻiyāl nā ṉāḻiyā</text:span></text:p>
      <text:p text:style-name="Standard" loext:marker-style-name="T38"><text:span text:style-name="T38">(14) {damaged} māka ˚arici kuṟuṇiyāka ˚eṭṭu ‡ ttiṅkaḷ nāḷaikku ˚arici</text:span><text:span text:style-name="T38"/></text:p>
      <text:p text:style-name="Standard" loext:marker-style-name="T38"><text:span text:style-name="T38">(15) {damaged} [˚ap]pikai vi</text:span><text:span text:style-name="T37">ṣu</text:span><text:span text:style-name="T38">vukku ˚iruva</text:span><text:span text:style-name="T37">de</text:span><text:span text:style-name="T38">va[rkku] ‡ mc citti[r]ai vi</text:span><text:span text:style-name="T37">ṣu</text:span><text:span text:style-name="T38">vukku</text:span></text:p>
      <text:p text:style-name="Standard" loext:marker-style-name="T38"><text:span text:style-name="T38">(16) m [˚uttara] X X ḷ <text:s/>X [kkum] X [˚uṇṇa]maya X X ‡ ttukkumāka [˚a/8] X X tū</text:span><text:span text:style-name="T1"><text:note text:id="ftn187" text:note-class="footnote"><text:note-citation>25</text:note-citation><text:note-body><text:p text:style-name="P3" loext:marker-style-name="T12"><text:span text:style-name="T12"><text:s/>The </text:span><text:span text:style-name="T14">tū</text:span><text:span text:style-name="T12"> is written like </text:span><text:span text:style-name="T14">tura</text:span><text:span text:style-name="T12">. Same for the </text:span><text:span text:style-name="T14">ṟū</text:span><text:span text:style-name="T12"> and the </text:span><text:span text:style-name="T14">tū</text:span><text:span text:style-name="T12"> line 20.</text:span></text:p></text:note-body></text:note></text:span><text:span text:style-name="T38">ṇi</text:span></text:p>
      <text:p text:style-name="Standard" loext:marker-style-name="T38"><text:span text:style-name="T38">(17) [yu]m ˚oro </text:span><text:span text:style-name="T37">de</text:span><text:span text:style-name="T38">va[r]ku kaṟi</text:span><text:span text:style-name="T37"> ˚</text:span><text:span text:style-name="T38">amutukku nāḻi nā ‡ ḻiyu ney amutukku nāḻi</text:span></text:p>
      <text:p text:style-name="Standard" loext:marker-style-name="T38"><text:span text:style-name="T38">(18) nāḻiyum tayir X X kku nāḻi nāḻiyum ˚a ‡ ṭaikkāy amutukku nāḻi</text:span><text:span text:style-name="T38"/></text:p>
      <text:p text:style-name="Standard" loext:marker-style-name="T38"><text:span text:style-name="T38">(19) nāḻiyum ˚āka nel[lu] kuṟuṇiyāka ˚āṇṭu va ‡ rai kalamumāka tiruvamu</text:span><text:span text:style-name="T38"/></text:p>
      <text:p text:style-name="Standard" loext:marker-style-name="T38"><text:span text:style-name="T38">(20) ˚arici nāṟṟūṇi ˚uḷppaṭa nellu nākka </text:span><text:span text:style-name="T39">‡</text:span><text:span text:style-name="T38"> laṉe tūṇiyum ˚ik</text:span><text:span text:style-name="T1"><text:note text:id="ftn188" text:note-class="footnote"><text:note-citation>26</text:note-citation><text:note-body><text:p text:style-name="P3" loext:marker-style-name="T11"><text:span text:style-name="T12"><text:s/></text:span><text:span text:style-name="T11">The first part of the –</text:span><text:span text:style-name="T13">o</text:span><text:span text:style-name="T11"> is at the end of this line.</text:span></text:p></text:note-body></text:note></text:span></text:p>
      <text:p text:style-name="Standard" loext:marker-style-name="T38"><text:span text:style-name="T38">(21) koyil kaṇavatiya[r]kku ˚arici ˚irunāḻi tiruvamu ‡ tukku tiṅkaḷ ˚aññāḻiyāka</text:span><text:span text:style-name="T38"/></text:p>
      <text:p text:style-name="Standard" loext:marker-style-name="T38"><text:span text:style-name="T38">(22) nellu ˚e[ḻu] X Xi nā ṉāḻiyum ˚iva[cata]kku</text:span><text:span text:style-name="T1"><text:note text:id="ftn189" text:note-class="footnote"><text:note-citation>27</text:note-citation><text:note-body><text:p text:style-name="Footnote" loext:marker-style-name="T11"><text:span text:style-name="T12"><text:s/></text:span><text:span text:style-name="T11">There is no meaning for this word. My reading is perhaps wrong.</text:span></text:p></text:note-body></text:note></text:span><text:span text:style-name="T38"> ‡ cattakūli kalattuvāy ku</text:span></text:p>
      <text:p text:style-name="Standard" loext:marker-style-name="T38"><text:soft-page-break/><text:span text:style-name="T38">(23) {cement} ‡ {cement} t[ū]ṇi ṉā</text:span><text:span text:style-name="T38"/></text:p>
      <text:p text:style-name="Standard" loext:marker-style-name="T38"><text:span text:style-name="T38">(24) ṉāḻikkum na[kkaṅ] kumarakkaṉ kalli macakki ‡ kuṭutta nilam X ˚oru mā</text:span><text:span text:style-name="T38"/></text:p>
      <text:p text:style-name="Standard" loext:marker-style-name="T38"><text:span text:style-name="T38">(25) [mun]nilam kaikkoṇṭom </text:span><text:span text:style-name="T37">de</text:span><text:span text:style-name="T38">varkaṉmi ‡ kaḷom ˚innivantam cev</text:span></text:p>
      <text:p text:style-name="Standard" loext:marker-style-name="T38"><text:span text:style-name="T38">(26) vi[tam/tom] nām ˚itu </text:span><text:span text:style-name="T37">panmāheśvara rakṣai</text:span></text:p>
      <text:p text:style-name="P5" loext:marker-style-name="T38"/>
      <text:p text:style-name="Standard" loext:marker-style-name="T1"><text:span text:style-name="T1">{</text:span><text:span text:style-name="T5">meykkīrtti</text:span><text:span text:style-name="T1">} This is the 15</text:span><text:span text:style-name="T15">th</text:span><text:span text:style-name="T1"> year of Kōvirājarājarājakesarivarman. To Mahādeva of the two (</text:span><text:span text:style-name="T4">iraṇṭu</text:span><text:span text:style-name="T1">) holy temples (</text:span><text:span text:style-name="T4">śrīkōyil</text:span><text:span text:style-name="T1">) of the lord ({{</text:span><text:span text:style-name="T4">ī</text:span><text:span text:style-name="T19">}}</text:span><text:span text:style-name="T4">śvarattu</text:span><text:span text:style-name="T1">) of Avaṉikantarppa (</text:span><text:span text:style-name="T4">avaṉiyanta</text:span><text:span text:style-name="T19">{{</text:span><text:span text:style-name="T4">rppa</text:span><text:span text:style-name="T19">}}</text:span><text:span text:style-name="T4"> &gt; avaṉikanta</text:span><text:span text:style-name="T19">{{</text:span><text:span text:style-name="T4">rppa</text:span><text:span text:style-name="T19">}}</text:span><text:span text:style-name="T1">), a </text:span><text:span text:style-name="T4">devadāna</text:span><text:span text:style-name="T1"> (</text:span><text:span text:style-name="T5">tēvatā</text:span><text:span text:style-name="T1">{{</text:span><text:span text:style-name="T5">ṉa</text:span><text:span text:style-name="T1">}}</text:span><text:span text:style-name="T5">m</text:span><text:span text:style-name="T1">) of Kuṉṟakkūṟṟam, the daughter of god (</text:span><text:span text:style-name="T4">tēvar makaḷ</text:span><text:span text:style-name="T1">) of this temple (</text:span><text:span text:style-name="T4">ittaḷi</text:span><text:span text:style-name="T1">), daughter (</text:span><text:span text:style-name="T4">makaḷ</text:span><text:span text:style-name="T1">) of Na…periya Araṅkapirāṉ, Nakkaṉ Kumarakkaṉ, having renovated (</text:span><text:span text:style-name="T4">tirutti</text:span><text:span text:style-name="T1">) … two complete crops (</text:span><text:span text:style-name="T4">iraṇṭu pūvum</text:span><text:span text:style-name="T1">) [for] the land (</text:span><text:span text:style-name="T4">bhūmiyai</text:span><text:span text:style-name="T1">) which lies (</text:span><text:span text:style-name="T4">kiṭanta</text:span><text:span text:style-name="T1">) without enjoyment (</text:span><text:span text:style-name="T4">apōhanam</text:span><text:span text:style-name="T1">) in Ūkaṉkuṭi of Poykaināṭu, a </text:span><text:span text:style-name="T4">devadāna</text:span><text:span text:style-name="T1"> of this god (</text:span><text:span text:style-name="T4">ittēvar</text:span><text:span text:style-name="T1">), … Aṭikaḷ Paḻuvēṭṭaraiyar Kaṇṭaṉ Maṟavaṉār …,</text:span><text:span text:style-name="T1"><text:note text:id="ftn190" text:note-class="footnote"><text:note-citation>28</text:note-citation><text:note-body><text:p text:style-name="P3" loext:marker-style-name="T24"><text:span text:style-name="T24"><text:s/>The role of this little king is </text:span><text:span text:style-name="T25">difficult to determine because the next line is no longer legible. The </text:span><text:span text:style-name="T40">˚a</text:span><text:span text:style-name="T25"> after his name may be the beginning of </text:span><text:span text:style-name="T40">aruḷiceyya</text:span><text:span text:style-name="T25">, or another similar expression beginning with </text:span><text:span text:style-name="T40">aruḷi</text:span><text:span text:style-name="T25">, indicating that he may accept, validate or grant the request made by the </text:span><text:span text:style-name="T40">tēvaṉār makaḷ</text:span><text:span text:style-name="T25">.</text:span></text:p></text:note-body></text:note></text:span><text:span text:style-name="T1"> for making (</text:span><text:span text:style-name="T4">ceyya</text:span><text:span text:style-name="T1">) holy food (</text:span><text:span text:style-name="T4">amutu</text:span><text:span text:style-name="T1">) every (</text:span><text:span text:style-name="T4">tōṟum</text:span><text:span text:style-name="T1">) month (</text:span><text:span text:style-name="T4">tiṅkaḷ</text:span><text:span text:style-name="T1">) on each time (</text:span><text:span text:style-name="T4">pōtu</text:span><text:span text:style-name="T1">) on Saṃkrānti … as (</text:span><text:span text:style-name="T4">āka</text:span><text:span text:style-name="T1">) … four </text:span><text:span text:style-name="T5">nāḻi</text:span><text:span text:style-name="T1">s (</text:span><text:span text:style-name="T4">nā ṉāḻiyāl</text:span><text:span text:style-name="T1">), by the </text:span><text:span text:style-name="T4">tēvarnāḻi </text:span><text:span text:style-name="T19">[measure]</text:span><text:span text:style-name="T1">, of pounded rice (</text:span><text:span text:style-name="T4">arici … kuttal</text:span><text:span text:style-name="T1">?); … eight </text:span><text:span text:style-name="T4">kuruṇi</text:span><text:span text:style-name="T19">s</text:span><text:span text:style-name="T1"> (</text:span><text:span text:style-name="T4">kuruṇiyāka</text:span><text:span text:style-name="T1">) of rice (</text:span><text:span text:style-name="T4">arici</text:span><text:span text:style-name="T1">) for the day (</text:span><text:span text:style-name="T4">nāḷaikku</text:span><text:span text:style-name="T1">) of the month (</text:span><text:span text:style-name="T4">tiṅkaḷ</text:span><text:span text:style-name="T1">) … for the Appikaiviṣu day … rice (</text:span><text:span text:style-name="T4">arici</text:span><text:span text:style-name="T1">) … for the two gods (</text:span><text:span text:style-name="T4">iruvadevarkku</text:span><text:span text:style-name="T1">) for Cittiraiviṣu day, …; one </text:span><text:span text:style-name="T4">nāḻi</text:span><text:span text:style-name="T1"> (</text:span><text:span text:style-name="T4">nāḻi nāḻi</text:span><text:span text:style-name="T5">yum</text:span><text:span text:style-name="T1">) for vegetable food offerings (</text:span><text:span text:style-name="T4">kaṟi amutu</text:span><text:span text:style-name="T1">) for each god (</text:span><text:span text:style-name="T4">orō devarku</text:span><text:span text:style-name="T1">); one </text:span><text:span text:style-name="T4">nāḻi</text:span><text:span text:style-name="T1"> (</text:span><text:span text:style-name="T4">nāḻi nāḻiyum</text:span><text:span text:style-name="T1">) for ghee food offerings (</text:span><text:span text:style-name="T4">ney-amutukku</text:span><text:span text:style-name="T1">); one </text:span><text:span text:style-name="T4">nāḻi</text:span><text:span text:style-name="T1"> (</text:span><text:span text:style-name="T4">nāḻi nāḻiyum</text:span><text:span text:style-name="T1">) for curd food offerings (</text:span><text:span text:style-name="T4">tayir-a</text:span><text:span text:style-name="T19">{{</text:span><text:span text:style-name="T4">mutu</text:span><text:span text:style-name="T19">}}</text:span><text:span text:style-name="T4">kku</text:span><text:span text:style-name="T1">); one </text:span><text:span text:style-name="T4">nāḻi</text:span><text:span text:style-name="T1"> (</text:span><text:span text:style-name="T4">nāḻi nāḻiyum</text:span><text:span text:style-name="T1">) for arecanut food offerings (</text:span><text:span text:style-name="T4">aṭaikkāy-amutukku</text:span><text:span text:style-name="T1">); as [one] </text:span><text:span text:style-name="T4">kuṟuṇi</text:span><text:span text:style-name="T1"> of paddy (</text:span><text:span text:style-name="T4">nellu</text:span><text:span text:style-name="T1">), as [one?] </text:span><text:span text:style-name="T4">kalam</text:span><text:span text:style-name="T1"> (</text:span><text:span text:style-name="T4">kalamum</text:span><text:span text:style-name="T1">) for one year (</text:span><text:span text:style-name="T4">aṇṭu varai</text:span><text:span text:style-name="T1">), [one] </text:span><text:span text:style-name="T4">tūṇi</text:span><text:span text:style-name="T1"> and four </text:span><text:span text:style-name="T4">kalam</text:span><text:span text:style-name="T1">s (</text:span><text:span text:style-name="T4">nā-k-kalaṉē</text:span><text:span text:style-name="T1">) of paddy (</text:span><text:span text:style-name="T4">nellu</text:span><text:span text:style-name="T1">) included (</text:span><text:span text:style-name="T4">uḷpaṭa</text:span><text:span text:style-name="T1">) in four </text:span><text:span text:style-name="T4">tūṇi</text:span><text:span text:style-name="T19">s</text:span><text:span text:style-name="T1"> (</text:span><text:span text:style-name="T4">nāṟṟūṇi</text:span><text:span text:style-name="T1"> &gt; </text:span><text:span text:style-name="T4">nāl tūṇi</text:span><text:span text:style-name="T1">) of rice food offerings (</text:span><text:span text:style-name="T4">tiruvamu arici</text:span><text:span text:style-name="T1"> &gt; </text:span><text:span text:style-name="T4">tiruvamutu arici</text:span><text:span text:style-name="T1">); for Gaṇapatiyar of this temple (</text:span><text:span text:style-name="T4">ikkōyil</text:span><text:span text:style-name="T1">), two </text:span><text:span text:style-name="T4">nāḻi</text:span><text:span text:style-name="T19">s</text:span><text:span text:style-name="T1"> (</text:span><text:span text:style-name="T4">iru nāḻi</text:span><text:span text:style-name="T1">) of rice (</text:span><text:span text:style-name="T4">arici</text:span><text:span text:style-name="T1">); four </text:span><text:span text:style-name="T4">nāḻi</text:span><text:span text:style-name="T19">s</text:span><text:span text:style-name="T1"> (</text:span><text:span text:style-name="T4">nā nāḻiyum</text:span><text:span text:style-name="T1">) … of paddy as that (</text:span><text:span text:style-name="T4">añ</text:span><text:span text:style-name="T1">) </text:span><text:span text:style-name="T4">nāḻi</text:span><text:span text:style-name="T1"> (</text:span><text:span text:style-name="T4">ñāḻiyāka</text:span><text:span text:style-name="T1">) of the month (</text:span><text:span text:style-name="T4">tiṅkaḷ</text:span><text:span text:style-name="T1">) for holy food offerings; four </text:span><text:span text:style-name="T4">nāḻi</text:span><text:span text:style-name="T19">s</text:span><text:span text:style-name="T1"> and </text:span><text:span text:style-name="T4">tūṇi</text:span><text:span text:style-name="T1"> … as per </text:span><text:span text:style-name="T4">kalam</text:span><text:span text:style-name="T1"> (</text:span><text:span text:style-name="T4">kalattuvāy</text:span><text:span text:style-name="T1">) for the wages for labour (</text:span><text:span text:style-name="T4">cattakūli</text:span><text:span text:style-name="T1">) [</text:span><text:span text:style-name="T4">ivacatakku</text:span><text:span text:style-name="T1">?]; Nakkan Kumarakkaṉ, having dug (</text:span><text:span text:style-name="T4">kalli</text:span><text:span text:style-name="T1">) and having prepared (</text:span><text:span text:style-name="T4">macakki</text:span><text:span text:style-name="T1">) [the land], gave (</text:span><text:span text:style-name="T4">kuṭutta</text:span><text:span text:style-name="T1">) one </text:span><text:span text:style-name="T4">mā</text:span><text:span text:style-name="T1">; we, the Devarkaṉmis, have taken in hand (</text:span><text:span text:style-name="T4">kaikkoṇṭōm</text:span><text:span text:style-name="T1">) this old land (</text:span><text:span text:style-name="T4">munnilam</text:span><text:span text:style-name="T1">? Or </text:span><text:span text:style-name="T5">mūnnilam</text:span><text:span text:style-name="T1">, i.e. three lands?). We (</text:span><text:span text:style-name="T4">nām</text:span><text:span text:style-name="T1">) will cause to make (</text:span><text:span text:style-name="T4">cevvittōm</text:span><text:span text:style-name="T1">) this endowment (</text:span><text:span text:style-name="T4">innivantam</text:span><text:span text:style-name="T1">). This is under the protection of the Panmāheśvaras.</text:span></text:p>
      <text:p text:style-name="Standard"/>
      <text:p text:style-name="Standard">#13 (Figure 2). a) AIM, southern shrine; b) on the central wall section of the southern façade of the <text:span text:style-name="T2">ardha-maṇḍapa</text:span>; c) personally located and read in situ; d) ARE 1924, no. 357; SII 13, no. 235; e) 12<text:span text:style-name="T3">th</text:span> regnal year of Kōvirājakesarivarman; f) probably Āditya I (<text:span text:style-name="T2">circa</text:span> 883 A.D.); g) inscription read with G. Vijayavenugopal.</text:p>
      <text:p text:style-name="Standard"/>
      <text:p text:style-name="Standard" loext:marker-style-name="T1"><text:span text:style-name="T1">(1) </text:span><text:span text:style-name="T4">svasti śrī</text:span><text:span text:style-name="T1"> </text:span><text:span text:style-name="T4">kovirājakeśaripamma</text:span><text:span text:style-name="T1">ṟku yāṇṭu 12</text:span><text:span text:style-name="T1"><text:note text:id="ftn191" text:note-class="footnote"><text:note-citation>29</text:note-citation><text:note-body><text:p text:style-name="Footnote" loext:marker-style-name="T24"><text:span text:style-name="T24"><text:s/>The edition of SII reads 13.</text:span></text:p></text:note-body></text:note></text:span><text:span text:style-name="T1"> ˚āvatu</text:span></text:p>
      <text:p text:style-name="Standard" loext:marker-style-name="T1"><text:span text:style-name="T1">(2) kuṉṟakūṟṟattu ˚avanikanta</text:span><text:span text:style-name="T4">ppa/vva ˚īśvaragṛha</text:span><text:span text:style-name="T1">ttu </text:span><text:span text:style-name="T4">mahade</text:span><text:span text:style-name="T1">varku ˚iṉṉāṭṭu paḻuvūr</text:span></text:p>
      <text:p text:style-name="Standard" loext:marker-style-name="T1"><text:span text:style-name="T1">(3) pakaiviṭai ˚</text:span><text:span text:style-name="T4">īśvara</text:span><text:span text:style-name="T1">ttu tevanār maka nakkaṉ pūti paḻuveṭṭarayaṉ kumaraṉ kaṇ</text:span></text:p>
      <text:p text:style-name="Standard" loext:marker-style-name="T1"><text:span text:style-name="T1">(4) ṭaṉ </text:span><text:span text:style-name="T4">prasādatti</text:span><text:span text:style-name="T1">ṉāl ˚aruḷicceyya ˚ittaḷi tevatānam ˚ūkaṉkuṭi ˚a</text:span><text:span text:style-name="T4">bho</text:span><text:span text:style-name="T1">[</text:span><text:span text:style-name="T4">ha</text:span><text:span text:style-name="T1">]</text:span></text:p>
      <text:p text:style-name="Standard" loext:marker-style-name="T1"><text:span text:style-name="T1">(5) ṉaṅ kiṭaṉta </text:span><text:span text:style-name="T4">bhūmi</text:span><text:span text:style-name="T1">yai kalli ˚iraṇṭu pū[vū] m viḷaiya macakki kuṭu</text:span></text:p>
      <text:p text:style-name="Standard" loext:marker-style-name="T1"><text:span text:style-name="T1">(6) tta nilam ˚eṭṭu mā ˚ippūmiyil poṉta pokaṅ koṇṭu ˚iraṇṭu taḷi</text:span><text:span text:style-name="T1"/></text:p>
      <text:p text:style-name="Standard" loext:marker-style-name="T1"><text:span text:style-name="T1">(7) lu ˚oro noṉtāviḷakku ˚iravum pakalum ˚erikkakaṭavom ˚ittaḷi paṭ</text:span><text:span text:style-name="T1"/></text:p>
      <text:p text:style-name="Standard" loext:marker-style-name="T1"><text:soft-page-break/><text:span text:style-name="T1">(8) ṭu ˚uṭaiyom ˚eḻuvom</text:span><text:span text:style-name="T1"/></text:p>
      <text:p text:style-name="P1" loext:marker-style-name="T1"/>
      <text:p text:style-name="Standard" loext:marker-style-name="T1"><text:span text:style-name="T1">Fortune! Prosperity! This is the 12</text:span><text:span text:style-name="T15">th</text:span><text:span text:style-name="T1"> year of Kōvirājakesarivarman. To Mahādeva (</text:span><text:span text:style-name="T5">mahadevarku</text:span><text:span text:style-name="T1"> &gt; </text:span><text:span text:style-name="T5">mahādevarkku</text:span><text:span text:style-name="T1">) of the </text:span><text:span text:style-name="T17">temple (</text:span><text:span text:style-name="T18">gṛhattu</text:span><text:span text:style-name="T17">) of the Lord (</text:span><text:span text:style-name="T18">īśvara</text:span><text:span text:style-name="T17">) [of] </text:span><text:span text:style-name="T1">Avanikantappa/vva, of Kuṉṟakkūṟṟam, Nakkaṉ Pūti,</text:span><text:span text:style-name="T1"><text:note text:id="ftn192" text:note-class="footnote"><text:note-citation>30</text:note-citation><text:note-body><text:p text:style-name="P3" loext:marker-style-name="T12"><text:span text:style-name="T12"><text:s/>The editor of SII as well as G. Vijayavenugopal think that Nakkaṉ Pūti is the Paḻuvēṭṭaraiyar. I propose that the </text:span><text:span text:style-name="T14">tēvaṉār makaṉ</text:span><text:span text:style-name="T12"> Nakkan Pūti is the donor, and that the Paḻuvēṭṭaraiyar appears to validate the donation.</text:span></text:p></text:note-body></text:note></text:span><text:span text:style-name="T1"> son of god (</text:span><text:span text:style-name="T5">tēvanār</text:span><text:span text:style-name="T4"> maka</text:span><text:span text:style-name="T1"> &gt; </text:span><text:span text:style-name="T5">tēvanār</text:span><text:span text:style-name="T4"> makaṉ</text:span><text:span text:style-name="T1">)</text:span><text:span text:style-name="T1"><text:note text:id="ftn193" text:note-class="footnote"><text:note-citation>31</text:note-citation><text:note-body><text:p text:style-name="P3" loext:marker-style-name="T12"><text:span text:style-name="T12"><text:s/>The </text:span><text:span text:style-name="T41">ṉ</text:span><text:span text:style-name="T12"> of </text:span><text:span text:style-name="T41">makaṉ</text:span><text:span text:style-name="T12"> was probably dropped because it was followed by a word beginning with </text:span><text:span text:style-name="T41">n</text:span><text:span text:style-name="T12">, </text:span><text:span text:style-name="T41">nakkaṉ</text:span><text:span text:style-name="T12">. However, it is also possible to consider that they forgot the final </text:span><text:span text:style-name="T41">ḷ</text:span><text:span text:style-name="T12"> and we would thus have </text:span><text:span text:style-name="T41">makaḷ</text:span><text:span text:style-name="T12">. The fact that Nakkaṉ Pūti sounds more like a male name would not be a problem, women often bearing male names.</text:span></text:p></text:note-body></text:note></text:span><text:span text:style-name="T1"> of the Lord (</text:span><text:span text:style-name="T4">īśvarattu</text:span><text:span text:style-name="T1">) [of] Pakaiviṭai of Paḻuvūr in this country, by the grace of (</text:span><text:span text:style-name="T4">prasādattiṉāl</text:span><text:span text:style-name="T1">) Paḻuvēṭṭaraiyaṉ Kumaraṉ Kaṇṭaṉ who graciously ordered (</text:span><text:span text:style-name="T4">aruḷicceyya</text:span><text:span text:style-name="T1">) [the following]: having worked on the soil (</text:span><text:span text:style-name="T4">kalli</text:span><text:span text:style-name="T1">) of this land (</text:span><text:span text:style-name="T4">bhūmiyai</text:span><text:span text:style-name="T1">) which was lying (</text:span><text:span text:style-name="T4">kiṭaṉta</text:span><text:span text:style-name="T1">) without enjoyment (</text:span><text:span text:style-name="T4">abhohaṉam</text:span><text:span text:style-name="T1">) in Ūkaṅkuṭi, a </text:span><text:span text:style-name="T4">devadāna</text:span><text:span text:style-name="T1"> of this temple, having prepared the land (</text:span><text:span text:style-name="T4">macakki</text:span><text:span text:style-name="T1">) so that two crops (</text:span><text:span text:style-name="T4">iraṇṭu pūvūm &gt; pūvum</text:span><text:span text:style-name="T1">) grow (</text:span><text:span text:style-name="T4">viḷaiya</text:span><text:span text:style-name="T1">), [he, i.e. Nakkaṉ Pūti] gave eight </text:span><text:span text:style-name="T4">mā</text:span><text:span text:style-name="T1">s of this land; having taken (</text:span><text:span text:style-name="T4">koṇṭu</text:span><text:span text:style-name="T19">, i.e. with</text:span><text:span text:style-name="T1">) the produce (</text:span><text:span text:style-name="T4">pōkan</text:span><text:span text:style-name="T1">) which came (</text:span><text:span text:style-name="T4">poṉta</text:span><text:span text:style-name="T1">) out of this land (</text:span><text:span text:style-name="T4">ippūmiyil</text:span><text:span text:style-name="T1">), we, the Paṭṭuṭaiyārs of this temple (</text:span><text:span text:style-name="T4">ittaḷi</text:span><text:span text:style-name="T1">), we the Seven (</text:span><text:span text:style-name="T4">eḻuvōm</text:span><text:span text:style-name="T1">), have to burn (</text:span><text:span text:style-name="T4">erikkakaṭavōm</text:span><text:span text:style-name="T1">) night and day a perpetual lamp respectively (</text:span><text:span text:style-name="T4">orō nontāviḷakku</text:span><text:span text:style-name="T1">) in the two temples (</text:span><text:span text:style-name="T4">iraṇṭu taḷilu &gt; taḷiyilum</text:span><text:span text:style-name="T1">).</text:span></text:p>
      <text:p text:style-name="P1" loext:marker-style-name="T1"/>
      <text:p text:style-name="Standard" loext:marker-style-name="T1"><text:span text:style-name="T1">#14 (see Figure 3). a) AIM, southern shrine; b) on the easternmost wall section of the southern façade of the </text:span><text:span text:style-name="T5">ardha-maṇḍapa</text:span><text:span text:style-name="T1">, upper inscription; c) personally located and read in situ; d) ARE 1924, no. 360; SII 13, no. 298; e) 22</text:span><text:span text:style-name="T15">nd</text:span><text:span text:style-name="T1"> regnal year of Kōvirājakesarivarman; f) probably Āditya I (</text:span><text:span text:style-name="T5">circa</text:span><text:span text:style-name="T1"> 893 A.D.); SII identifies the king with Rājarāja I; g) inscription read with G. Vijayavenugopal; h) the </text:span><text:span text:style-name="T5">puḷḷi</text:span><text:span text:style-name="T1">s (the dots added above the letter to signify that the vowel is dropped) are marked, which would confirm a date in the 9</text:span><text:span text:style-name="T15">th</text:span><text:span text:style-name="T1"> century.</text:span></text:p>
      <text:p text:style-name="P1" loext:marker-style-name="T1"/>
      <text:p text:style-name="Standard" loext:marker-style-name="T1"><text:span text:style-name="T1">(1) </text:span><text:span text:style-name="T4">svasti śrī</text:span><text:span text:style-name="T1"> </text:span><text:span text:style-name="T4">kovirājakesaripanmma</text:span><text:span text:style-name="T1">tku yāṇṭu yirupattiraṇṭāvatu kuṉṟakkuṟṟattu</text:span></text:p>
      <text:p text:style-name="Standard" loext:marker-style-name="T1"><text:span text:style-name="T1">(2) ˚a</text:span><text:span text:style-name="T4">ma</text:span><text:span text:style-name="T1">ni</text:span><text:span text:style-name="T4">kantavva/ppa ˚īśvarakara</text:span><text:span text:style-name="T1">ttu </text:span><text:span text:style-name="T4">mahāde</text:span><text:span text:style-name="T1">vaṟku poykaikkuṟuviṭattu veṭṭakkuṭāṉ</text:span></text:p>
      <text:p text:style-name="Standard" loext:marker-style-name="T1"><text:span text:style-name="T1">(3) vaṭukaṉ matavaṉ paḻuveṭṭaraiyaṉ kumaraṉ maṟavaṉ </text:span><text:span text:style-name="T4">prasāhā</text:span></text:p>
      <text:p text:style-name="Standard" loext:marker-style-name="T1"><text:span text:style-name="T1">(4) </text:span><text:span text:style-name="T4">da</text:span><text:span text:style-name="T1">ttaṉāl aruḷicceyya ˚ittaḷit tevatāṉam ˚ūkaṉkuṭi ˚</text:span><text:span text:style-name="T4">apoha</text:span><text:span text:style-name="T1">naṅ kiṭan</text:span></text:p>
      <text:p text:style-name="Standard" loext:marker-style-name="T1"><text:span text:style-name="T1">(5) ta</text:span><text:span text:style-name="T4"> bhumi</text:span><text:span text:style-name="T1">yaik kalli ˚iraṇṭu pūvum viḷaiya macakkik kuṭutta nirnilam ˚eṭṭu mā ˚ip</text:span></text:p>
      <text:p text:style-name="Standard" loext:marker-style-name="T1"><text:span text:style-name="T1">(6) pūmiyil poṉta pokaṅ koṇṭu ˚iraṇṭu taḷi˚ilum ˚oro na</text:span><text:span text:style-name="T4">ndā</text:span><text:span text:style-name="T1">viḷakku ˚ira</text:span></text:p>
      <text:p text:style-name="Standard" loext:marker-style-name="T1"><text:span text:style-name="T1">(7) vum pakalum ˚erippomāṉom ˚ittaḷip paṭṭuṭaiyom ˚eḻuvom ˚ivviḷakku</text:span><text:span text:style-name="T1"/></text:p>
      <text:p text:style-name="Standard" loext:marker-style-name="T1"><text:span text:style-name="T1">(8) </text:span><text:span text:style-name="T4">rakṣi</text:span><text:span text:style-name="T1">ppār ˚amanikanta</text:span><text:span text:style-name="T4">papura</text:span><text:span text:style-name="T1">ttu nakarattār aṭiyeṉṟalaimelaṉa ||</text:span></text:p>
      <text:p text:style-name="P1" loext:marker-style-name="T1"/>
      <text:p text:style-name="Standard" loext:marker-style-name="T1"><text:span text:style-name="T1">Fortune! Prosperity! This is the twenty-second year of Kōvirājakesarivarman. To Mahādeva of the </text:span><text:span text:style-name="T17">temple (</text:span><text:span text:style-name="T18">karattu</text:span><text:span text:style-name="T17"> &gt; </text:span><text:span text:style-name="T18">gṛhattu</text:span><text:span text:style-name="T17">) of the Lord (</text:span><text:span text:style-name="T18">īśvara</text:span><text:span text:style-name="T17">) [of] </text:span><text:span text:style-name="T1">Amanikantavva/ppa</text:span><text:span text:style-name="T4"> </text:span><text:span text:style-name="T17">(</text:span><text:span text:style-name="T18">amani</text:span><text:span text:style-name="T17"> &gt; </text:span><text:span text:style-name="T18">avani</text:span><text:span text:style-name="T17">)</text:span><text:span text:style-name="T1">, of Kuṉṟakkūṟṟam, Vēṭṭakkuṭāṉ Vaṭukaṉ Mātavaṉ (</text:span><text:span text:style-name="T4">matavaṉ</text:span><text:span text:style-name="T1"> &gt; </text:span><text:span text:style-name="T4">mātavaṉ</text:span><text:span text:style-name="T1">) of Poykaikkuṟuviṭam, by the grace of (</text:span><text:span text:style-name="T4">prasāhāttaṉāl</text:span><text:span text:style-name="T1"> &gt; </text:span><text:span text:style-name="T4">prasādattiṉāl</text:span><text:span text:style-name="T1">) Paḻuvēṭṭaraiyaṉ Kumaraṉ Kaṇṭaṉ who graciously ordered (</text:span><text:span text:style-name="T4">aruḷicceyya</text:span><text:span text:style-name="T1">, lit. graciously made) [the following]: having worked the soil (</text:span><text:span text:style-name="T4">kalli</text:span><text:span text:style-name="T1">) of the land (</text:span><text:span text:style-name="T4">bhūmiyai</text:span><text:span text:style-name="T1">) which was lying (</text:span><text:span text:style-name="T4">kiṭanta</text:span><text:span text:style-name="T1">) without enjoyment (</text:span><text:span text:style-name="T4">apōhanan</text:span><text:span text:style-name="T1">) in Ūkaṉkuṭi, a </text:span><text:span text:style-name="T4">devadāna</text:span><text:span text:style-name="T1"> of this temple (</text:span><text:span text:style-name="T4">ittaḷi</text:span><text:span text:style-name="T1">), having prepared the land (</text:span><text:span text:style-name="T4">macakki</text:span><text:span text:style-name="T1">) so that two crops (</text:span><text:span text:style-name="T4">iraṇṭu pūvum</text:span><text:span text:style-name="T1">) grow (</text:span><text:span text:style-name="T4">viḷaiya</text:span><text:span text:style-name="T1">), [Vēṭṭakkuṭāṉ Vaṭukaṉ Mātavaṉ] gave (</text:span><text:span text:style-name="T4">kuṭutta</text:span><text:span text:style-name="T1">) eight </text:span><text:span text:style-name="T4">mā</text:span><text:span text:style-name="T1">s of wet land (</text:span><text:span text:style-name="T4">nīrnilam</text:span><text:span text:style-name="T1">); with (</text:span><text:span text:style-name="T4">koṇṭu</text:span><text:span text:style-name="T1">) the produce (</text:span><text:span text:style-name="T4">pōkaṅ</text:span><text:span text:style-name="T1">) which came (</text:span><text:span text:style-name="T4">poṉta</text:span><text:span text:style-name="T1">) out of this land (</text:span><text:span text:style-name="T4">ippūmiyil</text:span><text:span text:style-name="T1">), we, the Paṭṭuṭaiyārs of this temple (</text:span><text:span text:style-name="T4">ittaḷi</text:span><text:span text:style-name="T1">), we the Seven (</text:span><text:span text:style-name="T4">eḻuvōm</text:span><text:span text:style-name="T1">), will burn (</text:span><text:span text:style-name="T4">erippōmāṉōm</text:span><text:span text:style-name="T1">) night and day a perpetual lamp respectively (</text:span><text:span text:style-name="T4">orō </text:span><text:soft-page-break/><text:span text:style-name="T4">nandāviḷakku</text:span><text:span text:style-name="T1"> &gt; </text:span><text:span text:style-name="T4">nontāviḷakku</text:span><text:span text:style-name="T1">) in the two temples (</text:span><text:span text:style-name="T4">iraṇṭu taḷiilum</text:span><text:span text:style-name="T1">). The Nagarattārs of Amanikantapapuram will protect (</text:span><text:span text:style-name="T4">rakṣippār</text:span><text:span text:style-name="T1">) this lamp (</text:span><text:span text:style-name="T4">ivviḷakku</text:span><text:span text:style-name="T1">). May their feet be on my head (</text:span><text:span text:style-name="T4">aṭi-y-eṉ-talai-mēlaṉa</text:span><text:span text:style-name="T1">).</text:span></text:p>
      <text:p text:style-name="P1" loext:marker-style-name="T1"/>
      <text:p text:style-name="Standard" loext:marker-style-name="T1"><text:span text:style-name="T1">#15 (see Figure 4). a) AIM, southern shrine; b) on the westernmost wall section of the southern façade of the </text:span><text:span text:style-name="T5">ardha-maṇḍapa</text:span><text:span text:style-name="T1">, upper inscription; c) personally located and read in situ; d) ARE 1924, no. 355; e) 22</text:span><text:span text:style-name="T15">nd</text:span><text:span text:style-name="T1"> regnal year of …rivarman; f) probably Āditya I (</text:span><text:span text:style-name="T5">circa</text:span><text:span text:style-name="T1"> 893 A.D.); g) inscription not read with anyone; h) the </text:span><text:span text:style-name="T5">puḷḷi</text:span><text:span text:style-name="T1">s (the dots added above the letter to signify that the vowel is dropped) are marked, which would confirm a date in the 9</text:span><text:span text:style-name="T15">th</text:span><text:span text:style-name="T1"> century; the western part of the inscription is built over by the wall of the </text:span><text:span text:style-name="T5">mukha-maṇḍapa</text:span><text:span text:style-name="T1">, but we can restore some words because the inscription is similar to #13 and #14.</text:span></text:p>
      <text:p text:style-name="P1" loext:marker-style-name="T1"/>
      <text:p text:style-name="Standard" loext:marker-style-name="T1"><text:span text:style-name="T1">(1) {built over} </text:span><text:span text:style-name="T4">ripamma</text:span><text:span text:style-name="T1">ṟku yāṇṭu ˚irupattiraṇṭā</text:span><text:span text:style-name="T4">va</text:span><text:span text:style-name="T1">tu</text:span></text:p>
      <text:p text:style-name="Standard" loext:marker-style-name="T1"><text:span text:style-name="T1">(2) {built over} ˚</text:span><text:span text:style-name="T4">avanikantappa ˚īśvaragṛha</text:span><text:span text:style-name="T1">ttu </text:span><text:span text:style-name="T4">mahādeva</text:span><text:span text:style-name="T1">rkku ce</text:span></text:p>
      <text:p text:style-name="Standard" loext:marker-style-name="T1"><text:span text:style-name="T1">(3) {built over} </text:span><text:span text:style-name="T4">mahaṣivaśe</text:span><text:span text:style-name="T1">ttu</text:span><text:span text:style-name="T4"> kṣatri</text:span><text:span text:style-name="T1">yaṉ potukaṉ perumāṉ</text:span></text:p>
      <text:p text:style-name="Standard" loext:marker-style-name="T1"><text:span text:style-name="T1">(4) {built over} yuṭa paḻuveṭṭaraiyaṉ kumaraṉ maṟavaṉ </text:span><text:span text:style-name="T4">prasa</text:span></text:p>
      <text:p text:style-name="Standard" loext:marker-style-name="T1"><text:span text:style-name="T1">(5) {built over} naṅ kiṭanta </text:span><text:span text:style-name="T4">bhūmi</text:span><text:span text:style-name="T1">yaik kalli ˚eṭṭu māc cey nīr</text:span></text:p>
      <text:p text:style-name="Standard" loext:marker-style-name="T1"><text:span text:style-name="T1">(6) {built over} la pokaṅ koṇṭu ˚iraṇṭu taḷi˚ilum ˚oro nan</text:span><text:span text:style-name="T1"/></text:p>
      <text:p text:style-name="Standard" loext:marker-style-name="T1"><text:span text:style-name="T1">(7) {built over} koṇṭom ˚ittaḷip paṭṭuṭai˚om ˚eḻuvom ˚ivvi</text:span><text:span text:style-name="T1"/></text:p>
      <text:p text:style-name="Standard" loext:marker-style-name="T1"><text:span text:style-name="T1">(8) {built over} ntaṟpapurattu nakarattār ˚i</text:span><text:span text:style-name="T4">ddharmma</text:span><text:span text:style-name="T1">m ra</text:span><text:span text:style-name="T4">kṣi</text:span><text:span text:style-name="T1">ppār aṭi ˚en</text:span></text:p>
      <text:p text:style-name="P1" loext:marker-style-name="T1"/>
      <text:p text:style-name="Standard" loext:marker-style-name="T1"><text:span text:style-name="T1">… This is the twenty-second year of {{Kōvirājakesa}}rivarman. To Mahādeva of the temple (</text:span><text:span text:style-name="T4">gṛhattu</text:span><text:span text:style-name="T1">) of the Lord (</text:span><text:span text:style-name="T4">īśvara</text:span><text:span text:style-name="T1">) [of] Avanikantappa … Mahāṣivaśettu the Kṣatriya, Potukaṉ Perumāṉ {probably the donor} … by the grace (</text:span><text:span text:style-name="T4">prasa</text:span><text:span text:style-name="T19">{{</text:span><text:span text:style-name="T4">dāttiṉāl</text:span><text:span text:style-name="T1">}}) of Paḻuvēṭṭaraiyaṉ Kumaraṉ Maṟavaṉ … having worked (</text:span><text:span text:style-name="T4">kalli</text:span><text:span text:style-name="T1">) on the land (</text:span><text:span text:style-name="T4">bhūmiyai</text:span><text:span text:style-name="T1">) which lies (</text:span><text:span text:style-name="T4">kiṭanta</text:span><text:span text:style-name="T1">) {{without enjoyment (</text:span><text:span text:style-name="T4">apōhanan</text:span><text:span text:style-name="T1">)}}, [Mahāṣivaśettu the Kṣatriya, Potukaṉ Perumāṉ, gave] eight </text:span><text:span text:style-name="T4">mā</text:span><text:span text:style-name="T1">s (</text:span><text:span text:style-name="T4">eṭṭu mā</text:span><text:span text:style-name="T1">) and one </text:span><text:span text:style-name="T4">cey</text:span><text:span text:style-name="T1"> of wet land (</text:span><text:span text:style-name="T4">nīr</text:span><text:span text:style-name="T19">{{</text:span><text:span text:style-name="T4">nilam</text:span><text:span text:style-name="T19">}}</text:span><text:span text:style-name="T1">) … with (</text:span><text:span text:style-name="T4">koṇṭu</text:span><text:span text:style-name="T1">) the produce (</text:span><text:span text:style-name="T4">pōkaṅ</text:span><text:span text:style-name="T1">) {{of this land}}, {{we will have to burn}} one perpetual lamp (</text:span><text:span text:style-name="T4">nan</text:span><text:span text:style-name="T19">{{</text:span><text:span text:style-name="T4">tāviḷakku</text:span><text:span text:style-name="T19">}}</text:span><text:span text:style-name="T1">) in each (</text:span><text:span text:style-name="T4">orō</text:span><text:span text:style-name="T1">) of the two temples (</text:span><text:span text:style-name="T4">iraṇṭu taḷi ilum</text:span><text:span text:style-name="T1">) … we, the Paṭṭuṭaiyārs of this temple, we the Seven, have taken (</text:span><text:span text:style-name="T4">koṇṭōm</text:span><text:span text:style-name="T1">) {{the produce to burn the lamps}}. The Nagarattārs of {{Avanika}}ntaṟpapuram will protect (</text:span><text:span text:style-name="T4">rakṣippār</text:span><text:span text:style-name="T1">) this endowment (</text:span><text:span text:style-name="T4">iddharmmam</text:span><text:span text:style-name="T1">). I am a servant (</text:span><text:span text:style-name="T4">aṭi</text:span><text:span text:style-name="T1">-</text:span><text:span text:style-name="T4">en</text:span><text:span text:style-name="T1">).</text:span><text:span text:style-name="T1"><text:note text:id="ftn194" text:note-class="footnote"><text:note-citation>32</text:note-citation><text:note-body><text:p text:style-name="P3" loext:marker-style-name="T12"><text:span text:style-name="T12"><text:s/>This is probably the beginning of the final expression “</text:span><text:span text:style-name="T25">May their feet be on my head” (</text:span><text:span text:style-name="T27">aṭi-y-eṉ-talai-mēlaṉa</text:span><text:span text:style-name="T25">). However, this would mean that there is a 9</text:span><text:span text:style-name="T42">th</text:span><text:span text:style-name="T25"> line engraved under the wall, but the following line belongs to another later inscription, #18. </text:span><text:span text:style-name="T12">The latter would then begin after the final expression of #15, in continuation of the 9</text:span><text:span text:style-name="T43">th</text:span><text:span text:style-name="T12"> line.</text:span></text:p></text:note-body></text:note></text:span><text:span text:style-name="T1"> </text:span></text:p>
      <text:p text:style-name="P1" loext:marker-style-name="T1"/>
      <text:p text:style-name="Standard" loext:marker-style-name="T1"><text:span text:style-name="T1">#16. a) AIM, southern shrine; b) on the easternmost wall section of the southern façade of the </text:span><text:span text:style-name="T5">ardha-maṇḍapa</text:span><text:span text:style-name="T1">, lower inscription (the last line is engraved on the ledge); c) personally located and read in situ; d) ARE 1924, no. 358; e) 20</text:span><text:span text:style-name="T15">th</text:span><text:span text:style-name="T1"> (?) regnal year of </text:span><text:span text:style-name="T5">matirai koṇṭa</text:span><text:span text:style-name="T1"> Kōpparakesarivarman; f) Parāntaka I (</text:span><text:span text:style-name="T5">circa</text:span><text:span text:style-name="T1"> 927 A.D.); g) inscription not read with anyone.</text:span></text:p>
      <text:p text:style-name="P1" loext:marker-style-name="T1"/>
      <text:p text:style-name="Standard" loext:marker-style-name="T1"><text:span text:style-name="T1">(1) </text:span><text:span text:style-name="T4">svasti śrī</text:span><text:span text:style-name="T1"> matirai koṇṭa kopparakecarivaṉmakki yāṇṭu [20]</text:span><text:span text:style-name="T1"><text:note text:id="ftn195" text:note-class="footnote"><text:note-citation>33</text:note-citation><text:note-body><text:p text:style-name="P3" loext:marker-style-name="T24"><text:span text:style-name="T24"><text:s/>ARE proposes 37</text:span><text:span text:style-name="T44">th</text:span><text:span text:style-name="T24"> year but I cannot see it. </text:span><text:span text:style-name="T12">There may be another number after the 20 that I read, but, if there was, it is no longer legible.</text:span></text:p></text:note-body></text:note></text:span><text:span text:style-name="T1"> ˚āvatu kuṉṟakūṟṟa</text:span></text:p>
      <text:p text:style-name="Standard" loext:marker-style-name="T1"><text:span text:style-name="T1">(2) ˚avanikaṉtaṟppapurattu </text:span><text:span text:style-name="T4">mahade</text:span><text:span text:style-name="T1">varkku ˚ittaḷi kuttapiḷ[l]ai</text:span><text:span text:style-name="T1"><text:note text:id="ftn196" text:note-class="footnote"><text:note-citation>34</text:note-citation><text:note-body><text:p text:style-name="P3" loext:marker-style-name="T11"><text:span text:style-name="T12"><text:s/></text:span><text:span text:style-name="T11">This reading was suggested in situ by N. Ramaswamy.</text:span></text:p></text:note-body></text:note></text:span><text:span text:style-name="T1"> kumiḻi tar[u]ṇaval</text:span></text:p>
      <text:p text:style-name="Standard" loext:marker-style-name="T1"><text:span text:style-name="T1">(3) li ˚oru nontāviḷakku </text:span><text:span text:style-name="T4">cantrādi</text:span><text:span text:style-name="T1">ttaval ˚eriya vaita poṉ patiṉ ka</text:span></text:p>
      <text:p text:style-name="Standard" loext:marker-style-name="T1"><text:soft-page-break/><text:span text:style-name="T1">(4) ḻañcu ˚ippoṉ patiṉ kaḻañcum koṇṭom koṇṭu ˚oru no</text:span><text:span text:style-name="T1"/></text:p>
      <text:p text:style-name="Standard" loext:marker-style-name="T1"><text:span text:style-name="T1">(5) ntāviḷakkukku nicatam ˚uḻakku ney ˚aṭṭuvomāṉom ˚ava</text:span><text:span text:style-name="T1"/></text:p>
      <text:p text:style-name="Standard" loext:marker-style-name="T1"><text:span text:style-name="T1">(6) ṉikantavappurattu nakarattom ˚ivvaṉ</text:span><text:span text:style-name="T1"><text:note text:id="ftn197" text:note-class="footnote"><text:note-citation>35</text:note-citation><text:note-body><text:p text:style-name="P3" loext:marker-style-name="T11"><text:span text:style-name="T12"><text:s/></text:span><text:span text:style-name="T11">There are a few unlegible letters after this </text:span><text:span text:style-name="T13">ivvaṉ</text:span><text:span text:style-name="T11">.</text:span></text:p></text:note-body></text:note></text:span></text:p>
      <text:p text:style-name="P1" loext:marker-style-name="T1"/>
      <text:p text:style-name="Standard" loext:marker-style-name="T1"><text:span text:style-name="T1">Fortune! Prosperity! This is the 20</text:span><text:span text:style-name="T15">th</text:span><text:span text:style-name="T1"> (?) year of Kōpparakesarivarman who has taken (</text:span><text:span text:style-name="T4">koṇṭa</text:span><text:span text:style-name="T1">) Madurai. To Mahādeva (</text:span><text:span text:style-name="T5">mahadevarkku</text:span><text:span text:style-name="T1"> &gt; </text:span><text:span text:style-name="T5">mahādevarkku</text:span><text:span text:style-name="T1">) of Avanikaṉtaṟppapuram [in] Kuṉṟakkūṟṟam, the dancing child (</text:span><text:span text:style-name="T4">kūtta-piḷḷai</text:span><text:span text:style-name="T1">) of this temple (</text:span><text:span text:style-name="T4">ittaḷi</text:span><text:span text:style-name="T1">), Kumiḻi Taruṇavalli, to burn (</text:span><text:span text:style-name="T4">eriya</text:span><text:span text:style-name="T1">) one perpetual lamp as long as the sun and the moon endure, gave (</text:span><text:span text:style-name="T4">vaita &gt; vaitta</text:span><text:span text:style-name="T1">) ten (</text:span><text:span text:style-name="T4">patiṉ</text:span><text:span text:style-name="T1">) </text:span><text:span text:style-name="T4">kaḻañcu</text:span><text:span text:style-name="T1">s of gold; we have taken (</text:span><text:span text:style-name="T4">koṇṭōm</text:span><text:span text:style-name="T1">) all the ten </text:span><text:span text:style-name="T4">kaḻañcu</text:span><text:span text:style-name="T1">s (</text:span><text:span text:style-name="T4">kaḻañcum</text:span><text:span text:style-name="T1">) of this gold; having taken [them] (</text:span><text:span text:style-name="T4">koṇṭu</text:span><text:span text:style-name="T1">), we will supply (</text:span><text:span text:style-name="T4">aṭṭuvōmāṉōm</text:span><text:span text:style-name="T1">) one </text:span><text:span text:style-name="T4">uḻakku</text:span><text:span text:style-name="T1"> of </text:span><text:span text:style-name="T5">ghee</text:span><text:span text:style-name="T1"> (</text:span><text:span text:style-name="T4">ney</text:span><text:span text:style-name="T1">) everyday (</text:span><text:span text:style-name="T4">nicatam</text:span><text:span text:style-name="T1">) for a perpetual lamp, we the Nagarattārs of Avaṉikantavappuram …</text:span></text:p>
      <text:p text:style-name="P1" loext:marker-style-name="T1"/>
      <text:p text:style-name="Standard" loext:marker-style-name="T1"><text:span text:style-name="T1">#17. a) AIM, southern shrine; b) on the westernmost wall section of the southern façade of the sanctuary (8</text:span><text:span text:style-name="T15">th</text:span><text:span text:style-name="T1"> line continues on the pilaster and the 9</text:span><text:span text:style-name="T15">th</text:span><text:span text:style-name="T1"> line goes through the pilaster and on the next wall section); c) personally located and read in situ; d) ARE 1924, no. 359; e) 25</text:span><text:span text:style-name="T15">th</text:span><text:span text:style-name="T1"> regnal year of </text:span><text:span text:style-name="T5">matirai koṇṭa</text:span><text:span text:style-name="T1"> Kōpparakesarivarman; f) Parāntaka I (</text:span><text:span text:style-name="T5">circa</text:span><text:span text:style-name="T1"> 932 A.D.); g) inscription not read with anyone.</text:span></text:p>
      <text:p text:style-name="P1" loext:marker-style-name="T1"/>
      <text:p text:style-name="Standard" loext:marker-style-name="T1"><text:span text:style-name="T1">(1) </text:span><text:span text:style-name="T4">svasti śrī</text:span><text:span text:style-name="T1"> mati</text:span></text:p>
      <text:p text:style-name="Standard" loext:marker-style-name="T1"><text:span text:style-name="T1">(2) rai koṇṭa koparakecaripa</text:span><text:span text:style-name="T1"/></text:p>
      <text:p text:style-name="Standard" loext:marker-style-name="T1"><text:span text:style-name="T1">(3) ṉmakki yāṇṭu 25</text:span><text:span text:style-name="T1"/></text:p>
      <text:p text:style-name="Standard" loext:marker-style-name="T1"><text:span text:style-name="T1">(4) ˚āvatu ˚uttamataranica</text:span><text:span text:style-name="T1"/></text:p>
      <text:p text:style-name="Standard" loext:marker-style-name="T1"><text:span text:style-name="T1">(5) tuvvetimaṅkalattu</text:span><text:span text:style-name="T1"/></text:p>
      <text:p text:style-name="Standard" loext:marker-style-name="T1"><text:span text:style-name="T1">(6) </text:span><text:span text:style-name="T4">sabhai</text:span><text:span text:style-name="T1">yom ˚ittaḷi ta</text:span></text:p>
      <text:p text:style-name="Standard" loext:marker-style-name="T1"><text:span text:style-name="T1">(7) </text:span><text:span text:style-name="T4">ṇḍiśvara</text:span><text:span text:style-name="T1">riṭai koṇṭu kaṭa</text:span></text:p>
      <text:p text:style-name="Standard" loext:marker-style-name="T1"><text:span text:style-name="T1">(8) va tippokku cempoṉ ‡ ˚oṉpatiṉ</text:span><text:span text:style-name="T1"/></text:p>
      <text:p text:style-name="Standard" loext:marker-style-name="T1"><text:span text:style-name="T1">(9) kaḻañcu ˚ippoṉṉāl pa ‡ licai nicati ‡ ˚uḻakku ney ˚aṭṭuvommānom ˚uttama</text:span><text:span text:style-name="T1"/></text:p>
      <text:p text:style-name="Standard" loext:marker-style-name="T1"><text:span text:style-name="T1">(10) tarani </text:span><text:span text:style-name="T4">sabha</text:span><text:span text:style-name="T1">yom ||</text:span></text:p>
      <text:p text:style-name="P1" loext:marker-style-name="T1"/>
      <text:p text:style-name="Standard" loext:marker-style-name="T1"><text:span text:style-name="T1">Fortune! Prosperity! This is the 25</text:span><text:span text:style-name="T15">th</text:span><text:span text:style-name="T1"> year of Kōpparakesarivarman who has taken Madurai. We of the Sabhā (</text:span><text:span text:style-name="T4">sabhaiyōm</text:span><text:span text:style-name="T1">) of Uttamataranic-caturvvedimaṅgalam, from Caṇḍeśvara (</text:span><text:span text:style-name="T4">taṇḍīśvarar-iṭai</text:span><text:span text:style-name="T1">) of this temple (</text:span><text:span text:style-name="T4">ittaḷi</text:span><text:span text:style-name="T1">), have to take (</text:span><text:span text:style-name="T4">koṇṭu kaṭava</text:span><text:span text:style-name="T1">) nineteen (</text:span><text:span text:style-name="T4">oṉpatiṉ</text:span><text:span text:style-name="T1">) </text:span><text:span text:style-name="T4">kaḻañcu</text:span><text:span text:style-name="T1">s of pure (</text:span><text:span text:style-name="T4">tī-pokku</text:span><text:span text:style-name="T1">, lit. which entered fire) fine gold (</text:span><text:span text:style-name="T4">cem-poṉ</text:span><text:span text:style-name="T1">); with the interests (</text:span><text:span text:style-name="T4">palicai</text:span><text:span text:style-name="T1">) of this gold (</text:span><text:span text:style-name="T4">ippoṉṉāl</text:span><text:span text:style-name="T1">), we will supply (</text:span><text:span text:style-name="T4">aṭṭuvōmmānōm</text:span><text:span text:style-name="T1">) one </text:span><text:span text:style-name="T4">uḻakku</text:span><text:span text:style-name="T1"> of </text:span><text:span text:style-name="T5">ghee</text:span><text:span text:style-name="T1"> (</text:span><text:span text:style-name="T4">ney</text:span><text:span text:style-name="T1">) everyday (</text:span><text:span text:style-name="T4">nicati</text:span><text:span text:style-name="T1">), we of the Sabhā of Uttamatarani.</text:span></text:p>
      <text:p text:style-name="P1" loext:marker-style-name="T1"/>
      <text:p text:style-name="Standard" loext:marker-style-name="T1"><text:span text:style-name="T1">#18. a) AIM, southern shrine; b) on the westernmost wall section of the southern façade of the </text:span><text:span text:style-name="T5">ardha-maṇḍapa</text:span><text:span text:style-name="T1">, lowest inscription; c) personally located and read in situ; d) unnoticed and unpublished; e) lost regnal year of {{</text:span><text:span text:style-name="T5">Mati</text:span><text:span text:style-name="T1">}}</text:span><text:span text:style-name="T5">rai koṇṭa</text:span><text:span text:style-name="T1"> Kōpparakesarivarman; f) Parāntaka I; g) inscription not read with anyone; h) the western half of the inscription is built over by the wall of the </text:span><text:span text:style-name="T5">mukha-maṇḍapa</text:span><text:span text:style-name="T1">.</text:span></text:p>
      <text:p text:style-name="P1" loext:marker-style-name="T1"/>
      <text:p text:style-name="Standard" loext:marker-style-name="T1"><text:span text:style-name="T1">(1) {built over} rai koṇṭa kopparakecaripaṉmakki yā</text:span><text:span text:style-name="T1"/></text:p>
      <text:p text:style-name="Standard" loext:marker-style-name="T1"><text:span text:style-name="T1">(2) {built over} maṉaip poṉṉum taṇṭap poṉṉum ta</text:span><text:span text:style-name="T1"/></text:p>
      <text:p text:style-name="Standard" loext:marker-style-name="T1"><text:soft-page-break/><text:span text:style-name="T1">(3) {built over} X ṉā[r va]cca poṉ muppatu ṉāl paṭṭam mū</text:span><text:span text:style-name="T1"/></text:p>
      <text:p text:style-name="P1" loext:marker-style-name="T1"/>
      <text:p text:style-name="Standard" loext:marker-style-name="T1"><text:span text:style-name="T1">{{This is the year …}} of Kōpparakesarivarman who has taken {{Madu}}rai; … the gold from the houses (</text:span><text:span text:style-name="T4">maṉaip poṉṉum</text:span><text:span text:style-name="T1">) and the gold from the fines (</text:span><text:span text:style-name="T4">taṇṭap poṉṉum</text:span><text:span text:style-name="T1">) … gave (</text:span><text:span text:style-name="T4">vacca </text:span><text:span text:style-name="T19">&gt; </text:span><text:span text:style-name="T4">vaitta</text:span><text:span text:style-name="T1">) thirty (</text:span><text:span text:style-name="T4">mūppatu</text:span><text:span text:style-name="T1">) [</text:span><text:span text:style-name="T4">kaḻañcu</text:span><text:span text:style-name="T1">s] of gold (</text:span><text:span text:style-name="T4">poṉ</text:span><text:span text:style-name="T1">) for four (</text:span><text:span text:style-name="T4">nāl</text:span><text:span text:style-name="T1">) forehead-plates (</text:span><text:span text:style-name="T4">paṭṭam</text:span><text:span text:style-name="T1">) …</text:span></text:p>
      <text:p text:style-name="P1" loext:marker-style-name="T1"/>
      <text:p text:style-name="Standard" loext:marker-style-name="T1"><text:span text:style-name="T1">#19. a) AIM, southern shrine; b) on the two wall sections on the eastern side of the niche of Śiva on the southern façade of the sanctuary and on the southernmost wall section of the eastern façade of the sanctuary; c) personally located and read in situ; d) ARE 1924, no. 356; SII 19, no. 378 [lines 1 to 37]; SII 32, part 2, no. 166 [lines 1 to 37]; </text:span><text:span text:style-name="T5">Āvaṇam</text:span><text:span text:style-name="T1"> 3.2 [complete inscription]; e) 15</text:span><text:span text:style-name="T15">th</text:span><text:span text:style-name="T1"> regnal year of Kōpparakesarivarman; f) probably Uttamacōḻa (</text:span><text:span text:style-name="T5">circa</text:span><text:span text:style-name="T1"> 986 A.D.); g) inscription read with G. Vijayavenugopal and E. Francis; h) the inscription is not engraved continuously: I have given the details in the edition itself. Lines 38–96 record a list of signatures which may have been added later, because the script is slightly different from the first part (lines 1–37).</text:span></text:p>
      <text:p text:style-name="P1" loext:marker-style-name="T1"/>
      <text:p text:style-name="Standard" loext:marker-style-name="T1"><text:span text:style-name="T1">(1)</text:span><text:span text:style-name="T1"><text:note text:id="ftn198" text:note-class="footnote"><text:note-citation>36</text:note-citation><text:note-body><text:p text:style-name="P3" loext:marker-style-name="T24"><text:span text:style-name="T24"><text:s/>Lines 1–22 are engraved on the southern façade, on the lower half of the wall section immediately to the east of the niche of Śiva.</text:span></text:p></text:note-body></text:note></text:span><text:span text:style-name="T1"> </text:span><text:span text:style-name="T4">svasti śrī</text:span><text:span text:style-name="T1"> kopparakecaripaṉmaṟkku yā</text:span></text:p>
      <text:p text:style-name="Standard" loext:marker-style-name="T1"><text:span text:style-name="T1">(2) ṇṭu 15 ˚āvatu kuṉṟakkūṟṟattu nāṭ</text:span><text:span text:style-name="T1"/></text:p>
      <text:p text:style-name="Standard" loext:marker-style-name="T1"><text:span text:style-name="T1">(3) ṭomukku ˚aṭikaḷ paḻuveṭṭaraiyar kaṇṭaṉ ma</text:span><text:span text:style-name="T1"/></text:p>
      <text:p text:style-name="Standard" loext:marker-style-name="T1"><text:span text:style-name="T1">(4) ṟavaṉār ˚innāṭṭu ˚uṟattūṇp paḻam</text:span><text:span text:style-name="T1"/></text:p>
      <text:p text:style-name="Standard" loext:marker-style-name="T1"><text:span text:style-name="T1">(5) perum paḻaṅ kuṭiyu X nikki karuppūru</text:span><text:span text:style-name="T1"/></text:p>
      <text:p text:style-name="Standard" loext:marker-style-name="T1"><text:span text:style-name="T1">(6) ṭaiya veṅkaṭavaṉ ˚araṅkaṉāṉa cem</text:span><text:span text:style-name="T1"/></text:p>
      <text:p text:style-name="Standard" loext:marker-style-name="T4"><text:span text:style-name="T1">(7) piyaṉ viṟaināṭṭu konārkku </text:span><text:span text:style-name="T4">janma</text:span></text:p>
      <text:p text:style-name="Standard" loext:marker-style-name="T1"><text:span text:style-name="T1">(8) </text:span><text:span text:style-name="T4">bhumi</text:span><text:span text:style-name="T1">yākak karuppūr eṉṉum periṉāl kā</text:span></text:p>
      <text:p text:style-name="Standard" loext:marker-style-name="T1"><text:span text:style-name="T1">(9) ṇiceytu ˚itukku ˚āṭṭaivaṭṭam tāla</text:span><text:span text:style-name="T1"/></text:p>
      <text:p text:style-name="Standard" loext:marker-style-name="T1"><text:span text:style-name="T1">(10) c cemmai poṉ ˚irupattaiyaṅ kaḻañ</text:span><text:span text:style-name="T1"/></text:p>
      <text:p text:style-name="Standard" loext:marker-style-name="T1"><text:span text:style-name="T1">(11) cum </text:span><text:span text:style-name="T4">cantrāditya</text:span><text:span text:style-name="T1">val nilai ˚i</text:span><text:span text:style-name="T1"><text:note text:id="ftn199" text:note-class="footnote"><text:note-citation>37</text:note-citation><text:note-body><text:p text:style-name="P3" loext:marker-style-name="T11"><text:span text:style-name="T12"><text:s/></text:span><text:span text:style-name="T11">This initial –</text:span><text:span text:style-name="T13">i</text:span><text:span text:style-name="T11"> was forgotten and added in small letter under the line.</text:span></text:p></text:note-body></text:note></text:span><text:span text:style-name="T1">ṟaiy āvatākavum nā</text:span></text:p>
      <text:p text:style-name="Standard" loext:marker-style-name="T1"><text:span text:style-name="T1">(12) ṭu tarañ ceyyum potu ˚irupattaiyaṅ</text:span><text:span text:style-name="T1"/></text:p>
      <text:p text:style-name="Standard" loext:marker-style-name="T1"><text:span text:style-name="T1">(13) kaḻañcum allatu ˚eṟat tarañ ceyyāta</text:span><text:span text:style-name="T1"/></text:p>
      <text:p text:style-name="Standard" loext:marker-style-name="T1"><text:span text:style-name="T1">(14) tākavum ˚ipparicu </text:span><text:span text:style-name="T4">candrāditta</text:span><text:span text:style-name="T1">vat kāṇi</text:span></text:p>
      <text:p text:style-name="Standard" loext:marker-style-name="T1"><text:span text:style-name="T1">(15) yākac ceytu kuṭuttom nāṭṭār niṅ</text:span><text:span text:style-name="T1"/></text:p>
      <text:p text:style-name="Standard" loext:marker-style-name="T1"><text:span text:style-name="T1">(16) kaḷum ˚ipparicu ceytu kuṭuṅkaḷ eṉṟaruḷi</text:span><text:span text:style-name="T1"/></text:p>
      <text:p text:style-name="Standard" loext:marker-style-name="T1"><text:span text:style-name="T1">(17) cceyya nāṭṭomum ˚iṉṉāṭṭu ˚uṟattū</text:span><text:span text:style-name="T1"/></text:p>
      <text:p text:style-name="Standard" loext:marker-style-name="T1"><text:span text:style-name="T1">(18) rai paḻam perum paḻaṅ kuṭiyu nikki karuppū</text:span><text:span text:style-name="T1"/></text:p>
      <text:p text:style-name="Standard" loext:marker-style-name="T1"><text:span text:style-name="T1">(19) r eṉṉum peyar ākki ˚āṭṭaivaṭṭam nilai</text:span><text:span text:style-name="T1"/></text:p>
      <text:p text:style-name="Standard" loext:marker-style-name="T1"><text:span text:style-name="T1">(20) yiṟai tālac cemmai poṉ ˚irupattai</text:span><text:span text:style-name="T1"/></text:p>
      <text:p text:style-name="Standard" loext:marker-style-name="T1"><text:span text:style-name="T1">(21) yaṅ kaḻañcākki nāṭṭom tarañ ceyum po</text:span><text:span text:style-name="T1"/></text:p>
      <text:p text:style-name="Standard" loext:marker-style-name="T1"><text:span text:style-name="T1">(22) ṉ ˚irupattaiyaṅ kaḻañcum allatu eṟat ta</text:span><text:span text:style-name="T1"/></text:p>
      <text:p text:style-name="Standard" loext:marker-style-name="T1"><text:span text:style-name="T1">(23)</text:span><text:span text:style-name="T1"><text:note text:id="ftn200" text:note-class="footnote"><text:note-citation>38</text:note-citation><text:note-body><text:p text:style-name="Footnote" loext:marker-style-name="T24"><text:span text:style-name="T24"><text:s/>Lines 23–33: on the southern façade, on the lower half of the easternmost wall section.</text:span></text:p></text:note-body></text:note></text:span><text:span text:style-name="T1"> rañ ceyyātatākavum ˚i</text:span></text:p>
      <text:p text:style-name="Standard" loext:marker-style-name="T1"><text:span text:style-name="T1">(24) pparicu karuppūruṭaiya ve</text:span><text:span text:style-name="T1"/></text:p>
      <text:p text:style-name="Standard" loext:marker-style-name="T1"><text:span text:style-name="T1">(25) ṅkaṭavaṉ ˚araṅkaṉāṉa</text:span><text:span text:style-name="T1"/></text:p>
      <text:p text:style-name="Standard" loext:marker-style-name="T1"><text:span text:style-name="T1">(26) cempiyaṉ viṟaiṉāṭ</text:span><text:span text:style-name="T1"/></text:p>
      <text:p text:style-name="Standard" loext:marker-style-name="T1"><text:span text:style-name="T1">(27) ṭu koṉārkku </text:span><text:span text:style-name="T4">janmapūmi</text:span><text:span text:style-name="T1">yāka</text:span></text:p>
      <text:p text:style-name="Standard" loext:marker-style-name="T1"><text:soft-page-break/><text:span text:style-name="T1">(28) karuppūr eṉṉum [pe]yar[i]ṉāl</text:span><text:span text:style-name="T1"/></text:p>
      <text:p text:style-name="Standard" loext:marker-style-name="T1"><text:span text:style-name="T1">(29) </text:span><text:span text:style-name="T4">cantrā</text:span><text:span text:style-name="T1">tittaval kāṇiyāka ˚a</text:span></text:p>
      <text:p text:style-name="Standard" loext:marker-style-name="T1"><text:span text:style-name="T1">(30) ṟaiyolai ceytu kuṭut</text:span><text:span text:style-name="T1"/></text:p>
      <text:p text:style-name="Standard" loext:marker-style-name="T1"><text:span text:style-name="T1">(31) tom kuṉṟakkūṟṟattu nāṭ</text:span><text:span text:style-name="T1"/></text:p>
      <text:p text:style-name="Standard" loext:marker-style-name="T1"><text:span text:style-name="T1">(32) ṭom [ci]ṟṟiṟaiyum ˚aṇa</text:span><text:span text:style-name="T1"/></text:p>
      <text:p text:style-name="Standard" loext:marker-style-name="T1"><text:span text:style-name="T1">(33) {line impossible to read}</text:span><text:span text:style-name="T1"/></text:p>
      <text:p text:style-name="Standard" loext:marker-style-name="T1"><text:span text:style-name="T1">(34)</text:span><text:span text:style-name="T1"><text:note text:id="ftn201" text:note-class="footnote"><text:note-citation>39</text:note-citation><text:note-body><text:p text:style-name="Footnote" loext:marker-style-name="T24"><text:span text:style-name="T24"><text:s/>Lines 34–37: on the southern façade, on top of the wall section immediately to the east of Śiva (above line 1).</text:span></text:p></text:note-body></text:note></text:span><text:span text:style-name="T1"> ˚ivai paḻuveṭṭaraiyaṉ [kaṇṭa]ṉ maṟa</text:span></text:p>
      <text:p text:style-name="Standard" loext:marker-style-name="T1"><text:span text:style-name="T1">(35) vaṉeṉ ˚ivai eṉṉeḻuttu X ˚ipparicu ˚i</text:span><text:span text:style-name="T1"/></text:p>
      <text:p text:style-name="Standard" loext:marker-style-name="T1"><text:span text:style-name="T1">(36) cainto marutūruṭaiya kāṭaṉ mā[ṟu]yaṉe</text:span><text:span text:style-name="T1"/></text:p>
      <text:p text:style-name="Standard" loext:marker-style-name="T1"><text:span text:style-name="T1">(37) ṉ ˚ivai yeṉṉeḻuttu {the end of the line is blank}</text:span><text:span text:style-name="T1"/></text:p>
      <text:p text:style-name="Standard" loext:marker-style-name="T1"><text:span text:style-name="T1">(38)</text:span><text:span text:style-name="T1"><text:note text:id="ftn202" text:note-class="footnote"><text:note-citation>40</text:note-citation><text:note-body><text:p text:style-name="Footnote" loext:marker-style-name="T24"><text:span text:style-name="T24"><text:s/>Lines 38–64: on the southern façade, on top of the easternmost wall section.</text:span></text:p></text:note-body></text:note></text:span><text:span text:style-name="T1"> {unlegible line}</text:span></text:p>
      <text:p text:style-name="Standard" loext:marker-style-name="T1"><text:span text:style-name="T1">(39) [ṉa/ḷa]ṭṭār [˚a]ṟaiyo X la X X </text:span><text:span text:style-name="T1"/></text:p>
      <text:p text:style-name="Standard" loext:marker-style-name="T1"><text:span text:style-name="T1">(40) l eḻutteḻutaṉāraiy eḻutiya</text:span><text:span text:style-name="T1"/></text:p>
      <text:p text:style-name="Standard" loext:marker-style-name="T1"><text:span text:style-name="T1">(41) X X mallūruṭaiya caṅkaṉ nāke</text:span><text:span text:style-name="T1"/></text:p>
      <text:p text:style-name="Standard" loext:marker-style-name="T1"><text:span text:style-name="T1">(42) X kamāṉṉeṉ ˚eḻuttu[p] puttūru</text:span><text:span text:style-name="T1"/></text:p>
      <text:p text:style-name="Standard" loext:marker-style-name="T1"><text:span text:style-name="T1">(43) ṭaiya tū[caṭi] koṉe ˚eṉattu</text:span><text:span text:style-name="T1"/></text:p>
      <text:p text:style-name="Standard" loext:marker-style-name="T1"><text:span text:style-name="T1">(44) ˚āṟaṇitallūr ˚uṭaiya ceruvan</text:span><text:span text:style-name="T1"/></text:p>
      <text:p text:style-name="Standard" loext:marker-style-name="T38"><text:span text:style-name="T38">(45) [˚u]ta co[mi]tevaṉ cuvāmi ˚ettu</text:span><text:span text:style-name="T38"/></text:p>
      <text:p text:style-name="Standard" loext:marker-style-name="T38"><text:span text:style-name="T38">(46) cāttaṉūr uṭaiya tiṇeyāṉ mā</text:span><text:span text:style-name="T38"/></text:p>
      <text:p text:style-name="Standard" loext:marker-style-name="T38"><text:span text:style-name="T38">(47) yilaṭṭi ˚eḻuttu {space} melmarut</text:span><text:span text:style-name="T38"/></text:p>
      <text:p text:style-name="Standard" loext:marker-style-name="T38"><text:span text:style-name="T38">(48) ttūr uṭaiya tiṇaiyāṉ kuṭitara</text:span><text:span text:style-name="T38"/></text:p>
      <text:p text:style-name="Standard" loext:marker-style-name="T38"><text:span text:style-name="T38">(49) ṅki ˚eḻuttu paṭṭuṭaiya [c]iṅka</text:span><text:span text:style-name="T38"/></text:p>
      <text:p text:style-name="Standard" loext:marker-style-name="T38"><text:span text:style-name="T38">(50) ṉeyyoṟaṉ eḻuttu</text:span><text:span text:style-name="T38"/></text:p>
      <text:p text:style-name="Standard" loext:marker-style-name="T38"><text:span text:style-name="T38">(51) ˚umapaḷakkāṉattūr uṭai</text:span><text:span text:style-name="T38"/></text:p>
      <text:p text:style-name="Standard" loext:marker-style-name="T38"><text:span text:style-name="T38">(52) ya ˚oṉeṉpāmpaṉ</text:span><text:span text:style-name="T1"><text:note text:id="ftn203" text:note-class="footnote"><text:note-citation>41</text:note-citation><text:note-body><text:p text:style-name="P3" loext:marker-style-name="T11"><text:span text:style-name="T12"><text:s/></text:span><text:span text:style-name="T11">This can also be read </text:span><text:span text:style-name="T13">oṇaṉ</text:span><text:span text:style-name="T11"> instead of </text:span><text:span text:style-name="T13">oṉeṉ</text:span><text:span text:style-name="T11"> and </text:span><text:span text:style-name="T13">parampaṉ</text:span><text:span text:style-name="T11"> instead of </text:span><text:span text:style-name="T13">pāmpaṉ</text:span><text:span text:style-name="T11">.</text:span></text:p></text:note-body></text:note></text:span><text:span text:style-name="T38"> eḻu</text:span></text:p>
      <text:p text:style-name="Standard" loext:marker-style-name="T38"><text:span text:style-name="T38">(53) ttu ˚āṇpāṉ</text:span><text:span text:style-name="T1"><text:note text:id="ftn204" text:note-class="footnote"><text:note-citation>42</text:note-citation><text:note-body><text:p text:style-name="P3" loext:marker-style-name="T12"><text:span text:style-name="T12"><text:s/>This can also be read </text:span><text:span text:style-name="T14">āṇparaṉ</text:span><text:span text:style-name="T12">.</text:span></text:p></text:note-body></text:note></text:span><text:span text:style-name="T38"> cukūr u</text:span></text:p>
      <text:p text:style-name="Standard" loext:marker-style-name="T38"><text:span text:style-name="T38">(54) ṭaiya cāttaṉ nampaṉ e</text:span><text:span text:style-name="T38"/></text:p>
      <text:p text:style-name="Standard" loext:marker-style-name="T1"><text:span text:style-name="T1">(55) ḻuttu</text:span><text:span text:style-name="T1"><text:note text:id="ftn205" text:note-class="footnote"><text:note-citation>43</text:note-citation><text:note-body><text:p text:style-name="P3" loext:marker-style-name="T11"><text:span text:style-name="T12"><text:s/></text:span><text:span text:style-name="T11">There seems to be a punctuation sign between the two words.</text:span></text:p></text:note-body></text:note></text:span><text:span text:style-name="T1"> kuṟṟūr uṭaiyaṉ ṉe</text:span></text:p>
      <text:p text:style-name="Standard" loext:marker-style-name="T1"><text:span text:style-name="T1">(56) {line difficult to read because of cement}</text:span><text:span text:style-name="T1"/></text:p>
      <text:p text:style-name="Standard" loext:marker-style-name="T1"><text:span text:style-name="T1">(57) ttu vākūr uṭaiya ˚oṉeṉ</text:span><text:span text:style-name="T1"/></text:p>
      <text:p text:style-name="Standard" loext:marker-style-name="T1"><text:span text:style-name="T1">(58) [va]mpal eḻuttu [||] [˚ali/yi]mi Xe</text:span><text:span text:style-name="T1"/></text:p>
      <text:p text:style-name="Standard" loext:marker-style-name="T1"><text:span text:style-name="T1">(59) ˚uṭaiya ve[li]taraṅki ˚eḻuttu</text:span><text:span text:style-name="T1"/></text:p>
      <text:p text:style-name="Standard" loext:marker-style-name="T1"><text:span text:style-name="T1">(60) ˚āttūr uṭaiya cāttaṉ tara</text:span><text:span text:style-name="T1"/></text:p>
      <text:p text:style-name="Standard" loext:marker-style-name="T1"><text:span text:style-name="T1">(61) X ˚eḻuttu [||] kuḷattūr uṭaiya</text:span><text:span text:style-name="T1"/></text:p>
      <text:p text:style-name="Standard" loext:marker-style-name="T1"><text:span text:style-name="T1">(62) ˚aṉaiyaṉamutaṉ eḻuttu</text:span><text:span text:style-name="T1"/></text:p>
      <text:p text:style-name="Standard" loext:marker-style-name="T1"><text:span text:style-name="T1">(63) varākupāṭi ˚uṭaiya māṉtaṉp</text:span><text:span text:style-name="T1"/></text:p>
      <text:p text:style-name="Standard" loext:marker-style-name="T1"><text:span text:style-name="T1">(64) peraiyaṉ eḻuttu {blank space}</text:span><text:span text:style-name="T1"/></text:p>
      <text:p text:style-name="Standard" loext:marker-style-name="T1"><text:span text:style-name="T1">(65)</text:span><text:span text:style-name="T1"><text:note text:id="ftn206" text:note-class="footnote"><text:note-citation>44</text:note-citation><text:note-body><text:p text:style-name="Footnote" loext:marker-style-name="T24"><text:span text:style-name="T24"><text:s/>Lines 65–96: on the southernmost wall section of the eastern façade.</text:span></text:p></text:note-body></text:note></text:span><text:span text:style-name="T1"> [caṅ]kaṇamur uṭaiya kāra X X mu</text:span></text:p>
      <text:p text:style-name="Standard" loext:marker-style-name="T1"><text:span text:style-name="T1">(66) kaṉ ˚eḻuttu X X X ˚uṭaiya</text:span><text:span text:style-name="T1"/></text:p>
      <text:p text:style-name="Standard" loext:marker-style-name="T1"><text:span text:style-name="T1">(67) vaṭukaṉ pūtiy eḻuttu || timmi</text:span><text:span text:style-name="T1"/></text:p>
      <text:p text:style-name="Standard" loext:marker-style-name="T1"><text:soft-page-break/><text:span text:style-name="T1">(68) yuṭaiya cuntara coḻapperunti</text:span><text:span text:style-name="T1"/></text:p>
      <text:p text:style-name="Standard" loext:marker-style-name="T1"><text:span text:style-name="T1">(69) ṇ[ai]y eḻuttu || puttūr uṭaiya ˚ā</text:span><text:span text:style-name="T1"/></text:p>
      <text:p text:style-name="Standard" loext:marker-style-name="T1"><text:span text:style-name="T1">(70) ramālakkoṉ peraiya</text:span><text:span text:style-name="T1"/></text:p>
      <text:p text:style-name="Standard" loext:marker-style-name="T1"><text:span text:style-name="T1">(71) ṉ eḻuttu [pe]raṟconiyu</text:span><text:span text:style-name="T1"/></text:p>
      <text:p text:style-name="Standard" loext:marker-style-name="T1"><text:span text:style-name="T1">(72) ṭaiya ˚araiyaṉāccaṉ e</text:span><text:span text:style-name="T1"/></text:p>
      <text:p text:style-name="Standard" loext:marker-style-name="T1"><text:span text:style-name="T1">(73) ḻuttu || ciṅkaraṉattūr uṭai</text:span><text:span text:style-name="T1"/></text:p>
      <text:p text:style-name="Standard" loext:marker-style-name="T1"><text:span text:style-name="T1">(74) ya perumāṉ maḻapāṭiy eḻu</text:span><text:span text:style-name="T1"/></text:p>
      <text:p text:style-name="Standard" loext:marker-style-name="T1"><text:span text:style-name="T1">(75) X X X X X X X ppati ˚uṭaiya</text:span><text:span text:style-name="T1"/></text:p>
      <text:p text:style-name="Standard" loext:marker-style-name="T38"><text:span text:style-name="T38">(76) kali[yiva] X X X y [e]ḻut</text:span><text:span text:style-name="T38"/></text:p>
      <text:p text:style-name="Standard" loext:marker-style-name="T38"><text:span text:style-name="T38">(77) tu || kūṟaṅ X ṭaiya maṟava ko</text:span><text:span text:style-name="T38"/></text:p>
      <text:p text:style-name="Standard" loext:marker-style-name="T38"><text:span text:style-name="T38">(78) ṉ perun X ṇai ˚eḻuttu</text:span><text:span text:style-name="T38"/></text:p>
      <text:p text:style-name="Standard" loext:marker-style-name="T38"><text:span text:style-name="T38">(79) kaṟakāṭṭur uṭaiya vempa</text:span><text:span text:style-name="T38"/></text:p>
      <text:p text:style-name="Standard" loext:marker-style-name="T38"><text:span text:style-name="T38">(80) ṉuḷveli ˚eḻuttu</text:span><text:span text:style-name="T38"/></text:p>
      <text:p text:style-name="Standard" loext:marker-style-name="T37"><text:span text:style-name="T38">(81) pokaḻiy uṭaiya kaṇṭama</text:span><text:span text:style-name="T37"/></text:p>
      <text:p text:style-name="Standard" loext:marker-style-name="T38"><text:span text:style-name="T38">(82) laiyama X ṉ eḻuttu</text:span><text:span text:style-name="T38"/></text:p>
      <text:p text:style-name="Standard" loext:marker-style-name="T38"><text:span text:style-name="T38">(83) kiḷiyu[ṭai]ya nāraṇaṉā</text:span><text:span text:style-name="T38"/></text:p>
      <text:p text:style-name="Standard" loext:marker-style-name="T38"><text:span text:style-name="T38">(84) X ṅkay eḻuttu X X X </text:span><text:span text:style-name="T38"/></text:p>
      <text:p text:style-name="Standard" loext:marker-style-name="T38"><text:span text:style-name="T38">(85) ṇiy uṭaiya kaṇṭap pe X X</text:span><text:span text:style-name="T38"/></text:p>
      <text:p text:style-name="Standard" loext:marker-style-name="T38"><text:span text:style-name="T38">(86) ṉ eḻuttu ciṅkaṇamur uṭai</text:span><text:span text:style-name="T38"/></text:p>
      <text:p text:style-name="Standard" loext:marker-style-name="T38"><text:span text:style-name="T38">(87) ya paṭaipperaiyaṉa[</text:span><text:span text:style-name="T37">ddha</text:span><text:span text:style-name="T38">y]āṟa</text:span></text:p>
      <text:p text:style-name="Standard" loext:marker-style-name="T38"><text:span text:style-name="T38">(88) ṉ eḻuttu || ˚aruṅkarayil</text:span><text:span text:style-name="T1"><text:note text:id="ftn207" text:note-class="footnote"><text:note-citation>45</text:note-citation><text:note-body><text:p text:style-name="P3" loext:marker-style-name="T12"><text:span text:style-name="T12"><text:s/>This can also be read </text:span><text:span text:style-name="T14">aruṅkāyil</text:span><text:span text:style-name="T12">.</text:span></text:p></text:note-body></text:note></text:span><text:span text:style-name="T38"> u</text:span></text:p>
      <text:p text:style-name="Standard" loext:marker-style-name="T38"><text:span text:style-name="T38">(89) ṭaiya ˚āccaṉ nakkaṉ e</text:span><text:span text:style-name="T38"/></text:p>
      <text:p text:style-name="Standard" loext:marker-style-name="T38"><text:span text:style-name="T38">(90) ḻuttu {space} ˚āṉaiñallū</text:span><text:span text:style-name="T38"/></text:p>
      <text:p text:style-name="Standard" loext:marker-style-name="T38"><text:span text:style-name="T38">(91) r uṭaiya nakkaṉ kumaraṉ eḻut</text:span><text:span text:style-name="T38"/></text:p>
      <text:p text:style-name="Standard" loext:marker-style-name="T38"><text:span text:style-name="T38">(92) tu {space} vaṭavacukūr uṭaiya nirupa/va </text:span><text:span text:style-name="T38"/></text:p>
      <text:p text:style-name="Standard" loext:marker-style-name="T38"><text:span text:style-name="T38">(93) X kacarama[lai]ya X X ṉ [e]ḻu[ttu]</text:span><text:span text:style-name="T38"/></text:p>
      <text:p text:style-name="Standard" loext:marker-style-name="T38"><text:span text:style-name="T38">(94) mālvāyil uṭaiya mana</text:span><text:span text:style-name="T38"/></text:p>
      <text:p text:style-name="Standard" loext:marker-style-name="T38"><text:span text:style-name="T38">(95) vakoṉ pe[rai]yaṉ eḻu</text:span><text:span text:style-name="T38"/></text:p>
      <text:p text:style-name="Standard" loext:marker-style-name="T1"><text:span text:style-name="T1">(96) ttu ||</text:span><text:span text:style-name="T1"/></text:p>
      <text:p text:style-name="P1" loext:marker-style-name="T1"/>
      <text:p text:style-name="Standard" loext:marker-style-name="T1"><text:span text:style-name="T1">Fortune! Prosperity! This is the 15</text:span><text:span text:style-name="T15">th</text:span><text:span text:style-name="T1"> year of Kōpparakesarivarman. To us, the Nāṭṭār of Kuṉṟakkūṟṟam, Aṭikaḷ Paḻuvēṭṭaraiyar Kaṇṭaṉ Maṟavaṉār [ordered]: having removed (</text:span><text:span text:style-name="T4">nīkki</text:span><text:span text:style-name="T1">) the old (</text:span><text:span text:style-name="T4">paḻaṅ</text:span><text:span text:style-name="T1">) cultivators (</text:span><text:span text:style-name="T4">kuṭiyum</text:span><text:span text:style-name="T1">) and the old (</text:span><text:span text:style-name="T4">paḻam</text:span><text:span text:style-name="T1">) name (</text:span><text:span text:style-name="T4">pērum</text:span><text:span text:style-name="T1">) of Uṟattūr of this </text:span><text:span text:style-name="T5">nāṭu</text:span><text:span text:style-name="T1">, as birth-land (</text:span><text:span text:style-name="T4">janma bhūmiyai</text:span><text:span text:style-name="T1">) to the chieftain (</text:span><text:span text:style-name="T4">kōṉār</text:span><text:span text:style-name="T1">) of Viṟaināṭu, lord (</text:span><text:span text:style-name="T5">uṭaiyaṉ</text:span><text:span text:style-name="T1">) of Karuppūr, Veṅkaṭavaṉ Araṅkaṉ </text:span><text:span text:style-name="T19">alias</text:span><text:span text:style-name="T1"> Cempiyaṉ, having made it into a </text:span><text:span text:style-name="T5">kāṇi</text:span><text:span text:style-name="T1"> (</text:span><text:span text:style-name="T4">kaṇi-ceytu</text:span><text:span text:style-name="T1">) with the name (</text:span><text:span text:style-name="T4">pēriṉāl</text:span><text:span text:style-name="T1">) of Karuppūr (</text:span><text:span text:style-name="T4">karuppūr eṉṉum</text:span><text:span text:style-name="T1">); to this (</text:span><text:span text:style-name="T4">itukku</text:span><text:span text:style-name="T1">), every year (</text:span><text:span text:style-name="T4">āṭṭai-vaṭṭam</text:span><text:span text:style-name="T1">), twenty five (</text:span><text:span text:style-name="T4">irupattayaṅ</text:span><text:span text:style-name="T1">) </text:span><text:span text:style-name="T4">kaḻancu</text:span><text:span text:style-name="T1">s of wordly (</text:span><text:span text:style-name="T4">tālam</text:span><text:span text:style-name="T1">)</text:span><text:span text:style-name="T1"><text:note text:id="ftn208" text:note-class="footnote"><text:note-citation>46</text:note-citation><text:note-body><text:p text:style-name="P2" loext:marker-style-name="T8"><text:span text:style-name="T7"><text:s/></text:span><text:span text:style-name="T9">tāla</text:span><text:span text:style-name="T8"> is clearly legible but it is very difficult to make sense of it here in relation with gold. It means, besides “earth” and “world”, “Palmyra tree, metal plate, tongue”.</text:span></text:p></text:note-body></text:note></text:span><text:span text:style-name="T1"> fine gold (</text:span><text:span text:style-name="T4">cemmai poṉ</text:span><text:span text:style-name="T1">), as long as the sun and the moon endure, are set (</text:span><text:span text:style-name="T4">āvatākavum</text:span><text:span text:style-name="T1">) [as] a permanent tax (</text:span><text:span text:style-name="T4">nilai iṟai</text:span><text:span text:style-name="T1">); having come (</text:span><text:span text:style-name="T4">pōtu</text:span><text:span text:style-name="T1">) to make (</text:span><text:span text:style-name="T4">ceyyum</text:span><text:span text:style-name="T1">) the assessment (</text:span><text:span text:style-name="T4">tarañ</text:span><text:span text:style-name="T1">) of this </text:span><text:span text:style-name="T4">nāṭu</text:span><text:span text:style-name="T1">, the assessment (</text:span><text:span text:style-name="T4">tarañ</text:span><text:span text:style-name="T1">) should not be made (</text:span><text:span text:style-name="T4">ceyyātākavum</text:span><text:span text:style-name="T1">) more than (</text:span><text:span text:style-name="T4">allatu ēṟa</text:span><text:span text:style-name="T1">, lit. so that it does not rise above) twenty five </text:span><text:span text:style-name="T4">kaḻañcu</text:span><text:span text:style-name="T1">s; in this manner (</text:span><text:span text:style-name="T4">ipparicu</text:span><text:span text:style-name="T1">), having made (</text:span><text:span text:style-name="T4">ceytu</text:span><text:span text:style-name="T1">) [it] into a </text:span><text:span text:style-name="T4">kāṇi</text:span><text:span text:style-name="T1"> (</text:span><text:span text:style-name="T4">kāṇiyāka</text:span><text:span text:style-name="T1">), as long as the sun and the moon endure, we gave (</text:span><text:span text:style-name="T4">kuṭuttōm</text:span><text:span text:style-name="T1">); when he</text:span><text:span text:style-name="T1"><text:note text:id="ftn209" text:note-class="footnote"><text:note-citation>47</text:note-citation><text:note-body><text:p text:style-name="P3" loext:marker-style-name="T12"><text:span text:style-name="T12"><text:s/></text:span><text:span text:style-name="T35">The Paḻuvēṭṭaraiyar is probably the one uttering the order.</text:span></text:p></text:note-body></text:note></text:span><text:span text:style-name="T1"> graciously ordered (</text:span><text:span text:style-name="T4">aruḷicceyya</text:span><text:span text:style-name="T1">, lit. graciously made) “you also (</text:span><text:span text:style-name="T4">niṅkaḷum</text:span><text:span text:style-name="T1">) the Nāṭṭār, having </text:span><text:soft-page-break/><text:span text:style-name="T1">made (</text:span><text:span text:style-name="T4">ceytu</text:span><text:span text:style-name="T1">) in this manner (</text:span><text:span text:style-name="T4">ipparicu</text:span><text:span text:style-name="T1">), you give (</text:span><text:span text:style-name="T4">kuṭuṅkaḷ</text:span><text:span text:style-name="T1">)” (</text:span><text:span text:style-name="T4">eṉṟu</text:span><text:span text:style-name="T1">), we, all the Nāṭṭār (</text:span><text:span text:style-name="T4">nāṭṭōmum</text:span><text:span text:style-name="T1">), having removed (</text:span><text:span text:style-name="T4">nīkki</text:span><text:span text:style-name="T1">) the old (</text:span><text:span text:style-name="T4">paḻaṅ</text:span><text:span text:style-name="T1">) cultivators (</text:span><text:span text:style-name="T4">kuṭiyum</text:span><text:span text:style-name="T1">) and the old (</text:span><text:span text:style-name="T4">paḻam</text:span><text:span text:style-name="T1">) name (</text:span><text:span text:style-name="T4">pērum</text:span><text:span text:style-name="T1">) of Uṟattūr of this </text:span><text:span text:style-name="T5">nāṭu</text:span><text:span text:style-name="T1">, having taken (</text:span><text:span text:style-name="T4">ākki</text:span><text:span text:style-name="T1">, lit. having become) the name (</text:span><text:span text:style-name="T4">pēyar</text:span><text:span text:style-name="T1">) of Karuppūr (</text:span><text:span text:style-name="T4">karuppūr eṉṉum</text:span><text:span text:style-name="T1">), having fixed (</text:span><text:span text:style-name="T4">ākki</text:span><text:span text:style-name="T1">, lit. having become) twenty five </text:span><text:span text:style-name="T4">kaḻañcu</text:span><text:span text:style-name="T1">s of wordly (</text:span><text:span text:style-name="T4">tāla</text:span><text:span text:style-name="T1">) fine (</text:span><text:span text:style-name="T4">cemmai</text:span><text:span text:style-name="T1">) gold (</text:span><text:span text:style-name="T4">poṉ</text:span><text:span text:style-name="T1">) for permanent tax (</text:span><text:span text:style-name="T4">nilai iṟai</text:span><text:span text:style-name="T1">) every year (</text:span><text:span text:style-name="T4">āṭṭai-vaṭṭam</text:span><text:span text:style-name="T1">), we the Nāṭṭar (</text:span><text:span text:style-name="T4">nāṭṭōm</text:span><text:span text:style-name="T1">), when making (</text:span><text:span text:style-name="T4">ceyyum</text:span><text:span text:style-name="T1">) the assessment (</text:span><text:span text:style-name="T4">tarañ</text:span><text:span text:style-name="T1">), we should not make (</text:span><text:span text:style-name="T4">ceyyātatākavum</text:span><text:span text:style-name="T1">) the assessment (</text:span><text:span text:style-name="T4">tarañ</text:span><text:span text:style-name="T1">) above (</text:span><text:span text:style-name="T4">ēṟa</text:span><text:span text:style-name="T1">) that which is not (</text:span><text:span text:style-name="T4">allatu</text:span><text:span text:style-name="T1">) twenty five </text:span><text:span text:style-name="T4">kaḻañcu</text:span><text:span text:style-name="T1">s of gold (</text:span><text:span text:style-name="T4">poṉ</text:span><text:span text:style-name="T1">); in this manner (</text:span><text:span text:style-name="T4">ipparicu</text:span><text:span text:style-name="T1">), as birth-land (</text:span><text:span text:style-name="T4">janma-pūmiyāka</text:span><text:span text:style-name="T1">) to the chieftain (</text:span><text:span text:style-name="T4">kōṉār</text:span><text:span text:style-name="T1">) of Viṟaināṭu, lord (</text:span><text:span text:style-name="T4">uṭaiya</text:span><text:span text:style-name="T1">) of Karuppūr, Veṅkaṭavaṉ Araṅkaṉ </text:span><text:span text:style-name="T19">alias</text:span><text:span text:style-name="T1"> Cempiyaṉ, as </text:span><text:span text:style-name="T4">kāṇi</text:span><text:span text:style-name="T1"> (</text:span><text:span text:style-name="T4">kāṇiyāka</text:span><text:span text:style-name="T1">), as long and the sun and the moon endure, with the name Karuppūr, having made (</text:span><text:span text:style-name="T4">ceytu</text:span><text:span text:style-name="T1">) the palm-leaf (</text:span><text:span text:style-name="T4">ōlai</text:span><text:span text:style-name="T1">) drum-beating (</text:span><text:span text:style-name="T4">aṟai</text:span><text:span text:style-name="T1">),</text:span><text:span text:style-name="T1"><text:note text:id="ftn210" text:note-class="footnote"><text:note-citation>48</text:note-citation><text:note-body><text:p text:style-name="P3" loext:marker-style-name="T11"><text:span text:style-name="T12"><text:s/>I</text:span><text:span text:style-name="T11">t is traditionally considered that they were reciting the text inscribed of the palm-leaf along with the beating of the drum, and here </text:span><text:span text:style-name="T20">aṟai-tal</text:span><text:span text:style-name="T11"> should be taken as referring to the beating of the drum.</text:span></text:p></text:note-body></text:note></text:span><text:span text:style-name="T1"> we gave (</text:span><text:span text:style-name="T4">kuṭuttōm</text:span><text:span text:style-name="T1">), we the Nāṭṭār (</text:span><text:span text:style-name="T4">nāṭṭōm</text:span><text:span text:style-name="T1">) of Kuṉṟakkūṟṟam; all small taxes (</text:span><text:span text:style-name="T4">ciṟṟiṟaiyum</text:span><text:span text:style-name="T1">) …</text:span></text:p>
      <text:p text:style-name="Standard" loext:marker-style-name="T1"><text:span text:style-name="T1">These (</text:span><text:span text:style-name="T4">ivai</text:span><text:span text:style-name="T1">), I Paḻuvēṭṭaraiyaṉ Kaṇṭaṉ Maṟavaṉ, I have written (</text:span><text:span text:style-name="T4">eṉṉ-eḻuttu</text:span><text:span text:style-name="T1">) these (</text:span><text:span text:style-name="T4">ivai</text:span><text:span text:style-name="T1">); we have agreed (</text:span><text:span text:style-name="T4">icaintōm</text:span><text:span text:style-name="T1">) in this manner (</text:span><text:span text:style-name="T4">ipparicu</text:span><text:span text:style-name="T1">); I the Lord (</text:span><text:span text:style-name="T4">uṭaiya</text:span><text:span text:style-name="T1">) of Marutūr, Kāṭaṉ Māṟuyaṉ, I have written (</text:span><text:span text:style-name="T4">eṉṉ-eḻuttu</text:span><text:span text:style-name="T1">) these (</text:span><text:span text:style-name="T4">ivai</text:span><text:span text:style-name="T1">).</text:span></text:p>
      <text:p text:style-name="Standard" loext:marker-style-name="T1"><text:span text:style-name="T1">[That which is] signed (</text:span><text:span text:style-name="T4">eḻutiya</text:span><text:span text:style-name="T1">, lit. written) by the signatories (</text:span><text:span text:style-name="T4">eḻutaṉār-ai</text:span><text:span text:style-name="T1">), having signed (</text:span><text:span text:style-name="T4">eḻuttu</text:span><text:span text:style-name="T1">) … I, lord (</text:span><text:span text:style-name="T4">uṭaiya</text:span><text:span text:style-name="T1">) of …mallūr, Caṅkaṉ Nake…kamāṉ, have signed (</text:span><text:span text:style-name="T4">eḻuttu</text:span><text:span text:style-name="T1">); I, lord of Puttūr, Tūcaṭikōṉ, have signed (</text:span><text:span text:style-name="T4">eṉattu</text:span><text:span text:style-name="T1"> &gt; </text:span><text:span text:style-name="T4">eḻuttu</text:span><text:span text:style-name="T1">); the lord (</text:span><text:span text:style-name="T4">uṭaiya</text:span><text:span text:style-name="T1">) of Āraṇitallūr, Ceruvanuta Cōmitēvaṉ Cuvāmi, has signed (</text:span><text:span text:style-name="T4">ettu</text:span><text:span text:style-name="T1"> &gt; </text:span><text:span text:style-name="T4">eḻuttu</text:span><text:span text:style-name="T1">); the lord (</text:span><text:span text:style-name="T4">uṭaiya</text:span><text:span text:style-name="T1">) of Cāttaṉūr, Tiṇeyāṉ Māyilaṭṭi, has signed (</text:span><text:span text:style-name="T4">eḻuttu</text:span><text:span text:style-name="T1">); the lord (</text:span><text:span text:style-name="T4">uṭaiya</text:span><text:span text:style-name="T1">) of Mēlmaruttūr, Tiṇaiyāṉ Kuṭitaraṅki, has signed (</text:span><text:span text:style-name="T4">eḻuttu</text:span><text:span text:style-name="T1">); the Paṭṭuṭaiyāṉ Ciṅkaṉeyyoṟaṉ has signed (</text:span><text:span text:style-name="T4">eḻuttu</text:span><text:span text:style-name="T1">); the lord (</text:span><text:span text:style-name="T4">uṭaiya</text:span><text:span text:style-name="T1">) of Umapaḷakkāṉattūr, Oṉeṉpāmpaṉ, has signed (</text:span><text:span text:style-name="T4">eḻuttu</text:span><text:span text:style-name="T1">); the lord (</text:span><text:span text:style-name="T4">uṭaiya</text:span><text:span text:style-name="T1">) of Āṇpāṉcukūr, Cāttaṉ Nampaṉ, has signed (</text:span><text:span text:style-name="T4">eḻuttu</text:span><text:span text:style-name="T1">); the lord (</text:span><text:span text:style-name="T4">uṭaiya</text:span><text:span text:style-name="T1">) of Kuṟṟūr, Ne … ; the lord (</text:span><text:span text:style-name="T4">uṭaiya</text:span><text:span text:style-name="T1">) of Vākūr, Oṉeṉvampal, has signed (</text:span><text:span text:style-name="T4">eḻuttu</text:span><text:span text:style-name="T1">); the lord (</text:span><text:span text:style-name="T4">uṭaiya</text:span><text:span text:style-name="T1">) of …, Velitaraṅki, has signed (</text:span><text:span text:style-name="T4">eḻuttu</text:span><text:span text:style-name="T1">); the lord (</text:span><text:span text:style-name="T4">uṭaiya</text:span><text:span text:style-name="T1">) of Āttūr, Cāttaṉ Tara…, has signed (</text:span><text:span text:style-name="T4">eḻuttu</text:span><text:span text:style-name="T1">); the lord (</text:span><text:span text:style-name="T4">uṭaiya</text:span><text:span text:style-name="T1">) of Kuḷattūr, Aṉaiyaṉamutaṉ, has signed (</text:span><text:span text:style-name="T4">eḻuttu</text:span><text:span text:style-name="T1">); the lord (</text:span><text:span text:style-name="T4">uṭaiya</text:span><text:span text:style-name="T1">) of Varākupāṭi, Māṉtaṉpperaiyaṉ, has signed (</text:span><text:span text:style-name="T4">eḻuttu</text:span><text:span text:style-name="T1">); the lord (</text:span><text:span text:style-name="T4">uṭaiya</text:span><text:span text:style-name="T1">) of Caṅkaṇamur, Kāra…mukaṉ, has signed (</text:span><text:span text:style-name="T4">eḻuttu</text:span><text:span text:style-name="T1">); the lord (</text:span><text:span text:style-name="T4">uṭaiya</text:span><text:span text:style-name="T1">) of …, Vaṭukaṉ Pūti, has signed (</text:span><text:span text:style-name="T4">eḻuttu</text:span><text:span text:style-name="T1">); the lord (</text:span><text:span text:style-name="T4">uṭaiya</text:span><text:span text:style-name="T1">) of Timmi, Cuntara Cōḻapperuntiṇai, has signed (</text:span><text:span text:style-name="T4">eḻuttu</text:span><text:span text:style-name="T1">); the lord (</text:span><text:span text:style-name="T4">uṭaiya</text:span><text:span text:style-name="T1">) of Puttūr, Āramālakkōṉ Peraiyaṉ, has signed (</text:span><text:span text:style-name="T4">eḻuttu</text:span><text:span text:style-name="T1">); the lord (</text:span><text:span text:style-name="T4">uṭaiya</text:span><text:span text:style-name="T1">) of Peraṟconi, Araiyaṉāccaṉ, has signed (</text:span><text:span text:style-name="T4">eḻuttu</text:span><text:span text:style-name="T1">); the lord (</text:span><text:span text:style-name="T4">uṭaiya</text:span><text:span text:style-name="T1">) of Ciṅkaraṉattūr, Perumāṉ Maḻapāṭi, has signed (</text:span><text:span text:style-name="T4">eḻuttu</text:span><text:span text:style-name="T1">); the lord (</text:span><text:span text:style-name="T4">uṭaiya</text:span><text:span text:style-name="T1">) of …ppaṭi, Kaliyiva…, has signed (</text:span><text:span text:style-name="T4">eḻuttu</text:span><text:span text:style-name="T1">); the Lord (</text:span><text:span text:style-name="T4">uṭaiya</text:span><text:span text:style-name="T1">) of Kūraṅ{{ku}}, Maṟava Kōṉ Perun{{ti}}ṇai, has signed (</text:span><text:span text:style-name="T4">eḻuttu</text:span><text:span text:style-name="T1">); the lord (</text:span><text:span text:style-name="T4">uṭaiya</text:span><text:span text:style-name="T1">) of Kaṟakāṭṭur, Vempaṉuḷveli, has signed (</text:span><text:span text:style-name="T4">eḻuttu</text:span><text:span text:style-name="T1">); the lord (</text:span><text:span text:style-name="T4">uṭaiya</text:span><text:span text:style-name="T1">) of Pokaḻi, Kaṇṭamalaiyama…ṉ, has signed (</text:span><text:span text:style-name="T4">eḻuttu</text:span><text:span text:style-name="T1">); the lord (</text:span><text:span text:style-name="T4">uṭaiya</text:span><text:span text:style-name="T1">) of Kiḷi, Nāraṇaṉā…ṅkay, has signed (</text:span><text:span text:style-name="T4">eḻuttu</text:span><text:span text:style-name="T1">); the lord (</text:span><text:span text:style-name="T4">uṭaiya</text:span><text:span text:style-name="T1">) of …, Kaṇṭappe…, has signed (</text:span><text:span text:style-name="T4">eḻuttu</text:span><text:span text:style-name="T1">); the lord (</text:span><text:span text:style-name="T4">uṭaiya</text:span><text:span text:style-name="T1">) of Ciṅkaṇamur, Paṭaipperaiyaṉ A</text:span><text:span text:style-name="T4">ddha</text:span><text:span text:style-name="T1">yāṟaṉ, has signed (</text:span><text:span text:style-name="T4">eḻuttu</text:span><text:span text:style-name="T1">); the lord (</text:span><text:span text:style-name="T4">uṭaiya</text:span><text:span text:style-name="T1">) of Aruṅkarayil, Āccaṉ Nakkaṉ, has signed (</text:span><text:span text:style-name="T4">eḻuttu</text:span><text:span text:style-name="T1">); the Lord (</text:span><text:span text:style-name="T4">uṭaiya</text:span><text:span text:style-name="T1">) of Āṉaiñallūr, Nakkaṉ Kumaraṉ, has signed (</text:span><text:span text:style-name="T4">eḻuttu</text:span><text:span text:style-name="T1">); the Lord (</text:span><text:span text:style-name="T4">uṭaiya</text:span><text:span text:style-name="T1">) of Vaṭavacukūr, Nirupa/va… Kacaramalaiya…ṉ, has signed (</text:span><text:span text:style-name="T4">eḻuttu</text:span><text:span text:style-name="T1">); the lord (</text:span><text:span text:style-name="T4">uṭaiya</text:span><text:span text:style-name="T1">) of Mālvāyil, Manavakōṉ Peraiyaṉ, has signed (</text:span><text:span text:style-name="T4">eḻuttu</text:span><text:span text:style-name="T1">).</text:span></text:p>
      <text:p text:style-name="P1" loext:marker-style-name="T1"/>
      <text:p text:style-name="Standard" loext:marker-style-name="T1"><text:span text:style-name="T1">#20. a) AIM, southern shrine; b) on the wall section to the west of the central niche of the southern façade of the sanctuary; c) personally located and read in situ; d) unnoticed and unpublished; e) lost regnal year of Kōrājake{{sarivarman}}; f) unidentified king; g) inscription not read with anyone; h) this is just the beginning of an unfinished inscription.</text:span><text:span text:style-name="T1"/></text:p>
      <text:p text:style-name="P1" loext:marker-style-name="T1"><text:soft-page-break/></text:p>
      <text:p text:style-name="Standard" loext:marker-style-name="T1"><text:span text:style-name="T1">(1) </text:span><text:span text:style-name="T4">svasti śrī</text:span><text:span text:style-name="T1"> ko ˚irā</text:span><text:span text:style-name="T4">ja</text:span><text:span text:style-name="T1">k[e] X X X maku</text:span></text:p>
      <text:p text:style-name="Standard" loext:marker-style-name="T1"><text:span text:style-name="T1">(2) yāṇṭu {unfinished}</text:span><text:span text:style-name="T1"/></text:p>
      <text:p text:style-name="P1" loext:marker-style-name="T1"/>
      <text:p text:style-name="Standard" loext:marker-style-name="T1"><text:span text:style-name="T1">Fortune! Prosperity! {{This is}} the … year of Kōrājakesarivarman …</text:span><text:span text:style-name="T1"/></text:p>
      <text:p text:style-name="P1" loext:marker-style-name="T1"/>
      <text:p text:style-name="Standard" loext:marker-style-name="T1"><text:span text:style-name="T1">#21. a) AIM, southern shrine; b) on the base of the southern façade of the </text:span><text:span text:style-name="T5">ardha-maṇḍapa</text:span><text:span text:style-name="T1"> (four lines on the round-shaped part of the base (</text:span><text:span text:style-name="T5">kumuda</text:span><text:span text:style-name="T1">) and one line on the lotus-shaped part (</text:span><text:span text:style-name="T5">jagati</text:span><text:span text:style-name="T1">)); c) personally located and read in situ; d) ARE 1924, no. 361; e) 5</text:span><text:span text:style-name="T15">th</text:span><text:span text:style-name="T1"> regnal year and 135</text:span><text:span text:style-name="T15">th</text:span><text:span text:style-name="T1"> day of Kōpparakesarivarman Uṭaiyār Śrī Rājendradeva; f) Rājendracōḻa I (</text:span><text:span text:style-name="T5">circa</text:span><text:span text:style-name="T1"> 1057 A.D.); g) inscription read with G. Vijayavenugopal, E. Francis, N. Cane; h) the western part of the inscription is built over by the wall of the </text:span><text:span text:style-name="T5">mukha-maṇḍapa</text:span><text:span text:style-name="T1">; lines 1 and a part of line 2 contain the </text:span><text:span text:style-name="T5">meykkīrtti</text:span><text:span text:style-name="T1"> of Rajendracōḻa I.</text:span></text:p>
      <text:p text:style-name="P1" loext:marker-style-name="T1"/>
      <text:p text:style-name="Standard" loext:marker-style-name="T1"><text:span text:style-name="T1">(1) {built over} {</text:span><text:span text:style-name="T5">meykkīrtti</text:span><text:span text:style-name="T1">}</text:span></text:p>
      <text:p text:style-name="Standard" loext:marker-style-name="T1"><text:span text:style-name="T1">(2) {built over} {</text:span><text:span text:style-name="T5">meykkīrtti</text:span><text:span text:style-name="T1"> that ends before the corner} kopparakecaripa</text:span><text:span text:style-name="T4">nma</text:span><text:span text:style-name="T1">rāna uṭaiyār </text:span><text:span text:style-name="T4">śrī</text:span><text:span text:style-name="T1"> rā</text:span><text:span text:style-name="T4">jentrarade</text:span><text:span text:style-name="T1">vaṟku yāṇṭu ‡ 5 ˚āvatu ˚uttuṅkatu</text:span></text:p>
      <text:p text:style-name="Standard" loext:marker-style-name="T1"><text:span text:style-name="T1">(3) {built over} X [paṭṭu]ṭaip pañcācāriya </text:span><text:span text:style-name="T4">de</text:span><text:span text:style-name="T1">varka</text:span><text:span text:style-name="T4">nmi</text:span><text:span text:style-name="T1">kaḷom ˚eṅkaḷukku ˚ikkoyil naṭṭavakkāṇi ˚uṭaiya kuṇacilan cantiracekaranāṉa muventacikāmaṇi nirtta viḻupparaiyaṅkku naṭṭavakkāṇipum ˚ivan tam appan cantaṉ kuṇacīlan ˚anupavittu varukiṟa meymaṭ ‡ ṭu X kāṇiyāka kalveṭ</text:span></text:p>
      <text:p text:style-name="Standard" loext:marker-style-name="T1"><text:span text:style-name="T1">(4) {built over} volai vi</text:span><text:span text:style-name="T4">jai</text:span><text:span text:style-name="T1">rā</text:span><text:span text:style-name="T4">je</text:span><text:span text:style-name="T1">ntra muventaveḷār eḻuttināl yāṇtu 5 ˚āvatu nāḷ nūṟṟu muppataiñcināl pira</text:span><text:span text:style-name="T4">sāda</text:span><text:span text:style-name="T1">ñ ceytaruḷi vanta tirumukappaṭiye naṭṭavap paṅku mu[tal] nāṉku māvum kuṇacilaṉ cantiracekaranāna muventacikāmaṇi nirtta viḻup ‡ paraiyanukku kāṇiyāka</text:span></text:p>
      <text:p text:style-name="Standard" loext:marker-style-name="T1"><text:span text:style-name="T1">(5) {built over} X [ṇṭu] māvum cantaṉ kuṇacilan makkaḷukku kāṇiyāka kuṭuttom patipātamulap paṭṭuṭaip pañcācāriya </text:span><text:span text:style-name="T4">de</text:span><text:span text:style-name="T1">vaka</text:span><text:span text:style-name="T4">nmi</text:span><text:span text:style-name="T1">kaḷom</text:span></text:p>
      <text:p text:style-name="P1" loext:marker-style-name="T1"/>
      <text:p text:style-name="Standard" loext:marker-style-name="T1"><text:span text:style-name="T1">{</text:span><text:span text:style-name="T5">meykkīrtti</text:span><text:span text:style-name="T1">} This is the 5</text:span><text:span text:style-name="T15">th</text:span><text:span text:style-name="T1"> year of Kōpparakesarivarman, Lord (</text:span><text:span text:style-name="T4">uṭaiyār</text:span><text:span text:style-name="T1">) Śrī Rājendradevar. … Uttuṅkatu{{ṅkavaḷanāṭu}} … Paṭṭuṭais, Pañcācāriyas, we the Devarkanmis (</text:span><text:span text:style-name="T5">devarkanmikaḷōm</text:span><text:span text:style-name="T1">),</text:span><text:span text:style-name="T1"><text:note text:id="ftn211" text:note-class="footnote"><text:note-citation>49</text:note-citation><text:note-body><text:p text:style-name="P3" loext:marker-style-name="T12"><text:span text:style-name="T12"><text:s/>As suggested by G. Vijayavenugopal as well as by N. Cane, the Paṭṭuṭais and the Pañcācāryas seem to be the Devakanmis, that are the temple officers of this shrine.</text:span></text:p></text:note-body></text:note></text:span><text:span text:style-name="T1"> to us (</text:span><text:span text:style-name="T4">eṅkaḷukku</text:span><text:span text:style-name="T1">); to Kuṇacilan Cantiracekaran alias Mūvēntacikāmaṇi</text:span><text:span text:style-name="T4"> </text:span><text:span text:style-name="T1">Nirtta (the dance master) Viḻupparaiyan,</text:span><text:span text:style-name="T1"><text:note text:id="ftn212" text:note-class="footnote"><text:note-citation>50</text:note-citation><text:note-body><text:p text:style-name="P3" loext:marker-style-name="T12"><text:span text:style-name="T12"><text:s/>This name has the same structure as the one borne by the dance masters of the inscription of Tanjavur after the list of 398 women relocated in the temple quarters (SII 2, no. 66).</text:span></text:p></text:note-body></text:note></text:span><text:span text:style-name="T1"> who possesses (</text:span><text:span text:style-name="T4">uṭaiya</text:span><text:span text:style-name="T1">) all the </text:span><text:span text:style-name="T4">kāṇi</text:span><text:span text:style-name="T1">s of the dance teaching (</text:span><text:span text:style-name="T4">naṭṭavakkāṇipum &gt; naṭṭuvakkāṇiyum</text:span><text:span text:style-name="T1">)</text:span><text:span text:style-name="T1"><text:note text:id="ftn213" text:note-class="footnote"><text:note-citation>51</text:note-citation><text:note-body><text:p text:style-name="P3" loext:marker-style-name="T12"><text:span text:style-name="T12"><text:s/>It probably refers to </text:span><text:span text:style-name="T11">the </text:span><text:span text:style-name="T12">hereditary right on the land which enables to pay for the charge of teaching dance.</text:span></text:p></text:note-body></text:note></text:span><text:span text:style-name="T1"> of this temple (</text:span><text:span text:style-name="T4">ikkōyil</text:span><text:span text:style-name="T1">), as hereditary right (</text:span><text:span text:style-name="T4">kāṇiyāka</text:span><text:span text:style-name="T1">) of beating the small drum (</text:span><text:span text:style-name="T4">meymaṭṭu</text:span><text:span text:style-name="T1">) which comes (</text:span><text:span text:style-name="T4">varukiṟa</text:span><text:span text:style-name="T1">), after Cantaṉ Kuṇacīlan, father (</text:span><text:span text:style-name="T4">appan</text:span><text:span text:style-name="T1">) of him (</text:span><text:span text:style-name="T4">ivan tam</text:span><text:span text:style-name="T1">) which has the </text:span><text:span text:style-name="T4">kāṇi</text:span><text:span text:style-name="T1"> of the dance teaching (</text:span><text:span text:style-name="T4">naṭṭavakkāṇi</text:span><text:span text:style-name="T1">), enjoyed possession (</text:span><text:span text:style-name="T4">anupavittu</text:span><text:span text:style-name="T1">) … palm-leaf (v-</text:span><text:span text:style-name="T4">ōlai</text:span><text:span text:style-name="T1">) … was engraved on stone (</text:span><text:span text:style-name="T4">kalveṭ</text:span><text:span text:style-name="T1"> …)</text:span><text:span text:style-name="T1"><text:note text:id="ftn214" text:note-class="footnote"><text:note-citation>52</text:note-citation><text:note-body><text:p text:style-name="P3" loext:marker-style-name="T11"><text:span text:style-name="T12"><text:s/></text:span><text:span text:style-name="T11">G. Vijayavenugopal proposed to supply </text:span><text:span text:style-name="T20">kalveṭṭu kuṭutta-v-ōlai</text:span><text:span text:style-name="T11">, “the palm leaf which gave a stone inscription”.</text:span></text:p></text:note-body></text:note></text:span><text:span text:style-name="T1">. By the writing (</text:span><text:span text:style-name="T4">eḻuttināl</text:span><text:span text:style-name="T1">) of Vijairājendra Mūvēntavēḷār, in the 5</text:span><text:span text:style-name="T15">th</text:span><text:span text:style-name="T1"> year and hundred and thirty-five days (</text:span><text:span text:style-name="T4">nāḷ nūṟṟu muppataiñcināl</text:span><text:span text:style-name="T1">), having graciously done (</text:span><text:span text:style-name="T4">ceytaruḷi</text:span><text:span text:style-name="T1">) the grace (</text:span><text:span text:style-name="T4">pirasādam</text:span><text:span text:style-name="T1">) that is the royal order (</text:span><text:span text:style-name="T4">tirumukap-paṭiyē</text:span><text:span text:style-name="T1">) which has come (</text:span><text:span text:style-name="T4">vanta</text:span><text:span text:style-name="T1">): as </text:span><text:span text:style-name="T4">kāṇi</text:span><text:span text:style-name="T1"> to Kuṇacilan Cantiracekaran </text:span><text:span text:style-name="T19">alias</text:span><text:span text:style-name="T1"> Mūvēntacikāmaṇi Nirtta (the dance master) Viḻupperaiyan, four </text:span><text:span text:style-name="T4">mā</text:span><text:span text:style-name="T1">s (</text:span><text:span text:style-name="T4">nāṉku māvum</text:span><text:span text:style-name="T1">) as first (</text:span><text:span text:style-name="T4">mutal</text:span><text:span text:style-name="T1">) share (</text:span><text:span text:style-name="T4">paṅku</text:span><text:span text:style-name="T1">) for the dance teaching </text:span><text:soft-page-break/><text:span text:style-name="T1">(</text:span><text:span text:style-name="T4">naṭṭavam</text:span><text:span text:style-name="T1">) and as </text:span><text:span text:style-name="T4">kāṇi</text:span><text:span text:style-name="T1"> to the descendants (</text:span><text:span text:style-name="T4">makkaḷukku</text:span><text:span text:style-name="T1">) [of] Cantaṉ Kuṇacilan, two (?</text:span><text:span text:style-name="T4"> </text:span><text:span text:style-name="T19">{{</text:span><text:span text:style-name="T4">ira</text:span><text:span text:style-name="T19">}}</text:span><text:span text:style-name="T4">ṇṭu</text:span><text:span text:style-name="T1">) </text:span><text:span text:style-name="T4">mā</text:span><text:span text:style-name="T1">s; we have given (</text:span><text:span text:style-name="T4">kuṭuttōm</text:span><text:span text:style-name="T1">), the Patipātamūlars, the Paṭṭuṭais, the Pañcācāriyars, we the Devakanmikaḷs.</text:span></text:p>
      <text:p text:style-name="P1" loext:marker-style-name="T1"/>
      <text:p text:style-name="Standard" loext:marker-style-name="T1"><text:span text:style-name="T1">#22. a) AIM, southern shrine; b) on the base of the southern façade of the sanctuary (four lines on the round-shaped part of the base (</text:span><text:span text:style-name="T5">kumuda</text:span><text:span text:style-name="T1">) and six lines on the lotus-shaped part (</text:span><text:span text:style-name="T5">jagati</text:span><text:span text:style-name="T1">)); c) personally located and read in situ; d) ARE 1924, no. 362; e) 15</text:span><text:span text:style-name="T15">th</text:span><text:span text:style-name="T1"> regnal year of Kōpparakesarivar{{man}} Uṭaiyar Śrī Rāje{{ndra}}cōḻadeva; f) Rājendracōḻa I (</text:span><text:span text:style-name="T5">circa</text:span><text:span text:style-name="T1"> 1067 A.D.); g) inscription read with G. Vijayavenugopal; h) lines 1 to 7 contain the </text:span><text:span text:style-name="T5">meykkīrtti</text:span><text:span text:style-name="T1"> of Rajendracōḻa I.</text:span></text:p>
      <text:p text:style-name="P1" loext:marker-style-name="T1"/>
      <text:p text:style-name="Standard" loext:marker-style-name="T1"><text:span text:style-name="T1">(1-7) {</text:span><text:span text:style-name="T5">meykkīrtti</text:span><text:span text:style-name="T1"> which ends line 7, on the middle projection, just after the slab} kopparake</text:span><text:span text:style-name="T4">śa</text:span><text:span text:style-name="T1">ripa</text:span><text:span text:style-name="T4">ma</text:span><text:span text:style-name="T1"> X X X ˚uṭaiya ‡ r </text:span><text:span text:style-name="T4">śrī rāje</text:span><text:span text:style-name="T1"> X X ‡ coḻa</text:span><text:span text:style-name="T4">de</text:span><text:span text:style-name="T1">va X kku yāṇṭu 15 ˚āvatu vaṭakarai ˚uttuṅkatuṅkavaḷanāṭṭu kuṉṟakkūṟṟattu maṉ</text:span></text:p>
      <text:p text:style-name="Standard" loext:marker-style-name="T1"><text:span text:style-name="T1">(8) ṉupperumpaḻuvūr nakarattom ˚uṭaiyār </text:span><text:span text:style-name="T4">śrī rājentra</text:span><text:span text:style-name="T1">coḻa</text:span><text:span text:style-name="T4">de</text:span><text:span text:style-name="T1">var nampirāṭṭiyār mukkorkiḻān aṭ[i]kaḷ ‡ ˚ivvū me ‡ ṟṟaṅkuḷamāna cuttamalinallūrk kalluvitta pavittiramāṇikka pereri[kkiḻ] nirnilattilley ˚iraṇṭu māc cey X vūr pavit ‡ tiramāṇikka X X ‡ viṇṇa[kara vi]</text:span><text:span text:style-name="T4">ṣṇubha</text:span><text:span text:style-name="T1">ṭṭārakaṟkku tiruvamutukku kuṭukka veṉṟu tiruvāymoḻintaruḷi kallil veṭṭuvittu kku</text:span></text:p>
      <text:p text:style-name="Standard" loext:marker-style-name="T1"><text:span text:style-name="T1">(9) kka ve[ṉṟu] ˚aruḷic cetuvar nakarattom </text:span><text:span text:style-name="T4">prasā</text:span><text:span text:style-name="T1">tappaṭṭu ˚iṟaiyili kuṭutta nilamāvatu cuttamalivatikku kiḻa ‡ kku ˚irā</text:span><text:span text:style-name="T4">jentra</text:span><text:span text:style-name="T1">co ‡ ḻa vāykkālukku vaṭakku mutaṟkkaṇṇāṟṟu mutaṟc catuttu teṟkaṭaiya nilam ˚oru māvum 2 kaṇṇāṟṟu </text:span><text:span text:style-name="T4">ṣa</text:span><text:span text:style-name="T1">ttirattu teṟkaṭaiya X X ˚oru mā ‡ vum ˚ivvū[r] X ‡ ˚iṭṭa X X X paṭi nilam ˚iraṇṭu māvum ˚ittevarkku tiruvamutukku kuṭuttu ˚ittirukkoyil kāṇiyāka kuṭukka</text:span></text:p>
      <text:p text:style-name="Standard" loext:marker-style-name="T1"><text:span text:style-name="T1">(10) ṇiyāka [p]paṟṟuṭaiya koṭanūr pāratāya nārāyaṉaṉ tiruviṇṇa niṉ[ṟa]ṉukku kāṇiyāka kuṭuttu ˚ini ‡ lam ˚iraṇṭu māvukku ‡ </text:span><text:span text:style-name="T4">cantrādi</text:span><text:span text:style-name="T1">ttavaṟ ˚iṟai ˚epperṟpaṭṭitum paḻuva nakarattome ˚iṟukaṭavomākavum ˚iparicu </text:span><text:span text:style-name="T4">cantrādi</text:span><text:span text:style-name="T1">ttavaṟ ˚iṟaiyiliyāka kuṭuttom X X ‡ X X ma </text:span><text:span text:style-name="T4">pa</text:span><text:span text:style-name="T1"> X X ‡ </text:span><text:span text:style-name="T4">heśvara rakṣai </text:span><text:span text:style-name="T1">||</text:span></text:p>
      <text:p text:style-name="P1" loext:marker-style-name="T1"/>
      <text:p text:style-name="Standard" loext:marker-style-name="T1"><text:span text:style-name="T1">{</text:span><text:span text:style-name="T5">meykkīrtti</text:span><text:span text:style-name="T1">} This is the 15</text:span><text:span text:style-name="T15">th</text:span><text:span text:style-name="T1"> year of Kōpparakesarivarman, Lord (</text:span><text:span text:style-name="T5">uṭaiyar</text:span><text:span text:style-name="T1">) Śrī Rājendracōḻadevar.</text:span></text:p>
      <text:p text:style-name="Standard" loext:marker-style-name="T1"><text:span text:style-name="T1">We the Nagarattārs of Maṉṉupperumpaḻuvūr of Kuṉṟakkūṟṟam of Uttuṅkatuṅkavaḷanāṭu of the northern bank (</text:span><text:span text:style-name="T4">vaṭakarai</text:span><text:span text:style-name="T1">); Mukkorkiḻān Aṭikaḷ, our queen, [queen of] Lord (</text:span><text:span text:style-name="T4">uṭaiyār</text:span><text:span text:style-name="T1">) Śrī Rājendracōḻadevar; “give (</text:span><text:span text:style-name="T4">kuṭukka</text:span><text:span text:style-name="T1">) two </text:span><text:span text:style-name="T4">mā</text:span><text:span text:style-name="T1">s and one </text:span><text:span text:style-name="T4">cey</text:span><text:span text:style-name="T1"> (</text:span><text:span text:style-name="T4">iraṇṭu māc cey</text:span><text:span text:style-name="T1">) in this wet-land (</text:span><text:span text:style-name="T4">nīrnilattillēy</text:span><text:span text:style-name="T1">) [which is] under [the irrigation] (</text:span><text:span text:style-name="T4">kiḻ</text:span><text:span text:style-name="T1">) of the big tank (</text:span><text:span text:style-name="T4">perēri</text:span><text:span text:style-name="T1">) Pavittiramāṇikka (lit. the pure rubis) which was caused to be dug (</text:span><text:span text:style-name="T4">kalluvitta</text:span><text:span text:style-name="T1">) in Cuttamalinallūr </text:span><text:span text:style-name="T19">alias</text:span><text:span text:style-name="T1"> Mēṟṟaṅkuḷam of this village (</text:span><text:span text:style-name="T4">ivvū &gt; ivvūr</text:span><text:span text:style-name="T1">) for the holy food offerings (</text:span><text:span text:style-name="T4">tiruvamutukku</text:span><text:span text:style-name="T1">) for Viṣṇubhaṭṭārar [and] Viṇṇakara, … [of?] Pavittiramāṇikka of this village” (</text:span><text:span text:style-name="T4">eṉṟu</text:span><text:span text:style-name="T1">), he graciously uttered the order (</text:span><text:span text:style-name="T4">tiruvāymoḻintaruḷi</text:span><text:span text:style-name="T1">); having caused to engrave (</text:span><text:span text:style-name="T4">veṭṭuvittu</text:span><text:span text:style-name="T1">) on the stone (</text:span><text:span text:style-name="T4">kallil</text:span><text:span text:style-name="T1">), [when he] graciously said (</text:span><text:span text:style-name="T4">eṉṟu aruḷi</text:span><text:span text:style-name="T1">): “give” (</text:span><text:span text:style-name="T4">kukka &gt; kuṭukka</text:span><text:span text:style-name="T1">), we the Nagarattārs will do (</text:span><text:span text:style-name="T4">cetuvar</text:span><text:span text:style-name="T1">); having got into (</text:span><text:span text:style-name="T4">paṭṭu</text:span><text:span text:style-name="T1"> &gt; </text:span><text:span text:style-name="T4">paṭi</text:span><text:span text:style-name="T1"> ?, i.e. as per) the royal order (</text:span><text:span text:style-name="T4">prasāta</text:span><text:span text:style-name="T1">), this is the land (</text:span><text:span text:style-name="T4">nilam-āvatu</text:span><text:span text:style-name="T1">) given (</text:span><text:span text:style-name="T4">kuṭutta</text:span><text:span text:style-name="T1">) without taxes (</text:span><text:span text:style-name="T4">iṟaiyili</text:span><text:span text:style-name="T1">): one </text:span><text:span text:style-name="T4">mā</text:span><text:span text:style-name="T1"> of land (</text:span><text:span text:style-name="T4">nilam oru māvum</text:span><text:span text:style-name="T1">) when one reach the southern side (</text:span><text:span text:style-name="T4">teṟku aṭaiya</text:span><text:span text:style-name="T1">) of the first square (</text:span><text:span text:style-name="T4">mutaṟ catuttu &gt; mutal caturattu</text:span><text:span text:style-name="T1">) of the first water-channel (</text:span><text:span text:style-name="T4">mutaṟk kaṇṇāṟṟu</text:span><text:span text:style-name="T1">), to the east (</text:span><text:span text:style-name="T4">kiḻakku</text:span><text:span text:style-name="T1">) of Cuttamalivati (</text:span><text:span text:style-name="T4">cuttamalivatikku</text:span><text:span text:style-name="T1">) [and] to the north (</text:span><text:span text:style-name="T4">vaṭakku</text:span><text:span text:style-name="T1">) of the canal (</text:span><text:span text:style-name="T4">vāykkālukku</text:span><text:span text:style-name="T1">) [called] Rājendracōḻa; and one </text:span><text:span text:style-name="T4">mā</text:span><text:span text:style-name="T1"> (</text:span><text:span text:style-name="T4">oru māvum</text:span><text:span text:style-name="T1">) … when one reach the southern side (</text:span><text:span text:style-name="T4">teṟku aṭaiya</text:span><text:span text:style-name="T1">) of the resting-house (</text:span><text:span text:style-name="T4">ṣattirattu &gt; cattirattu</text:span><text:span text:style-name="T1"> or </text:span><text:span text:style-name="T4">ṣattirattu </text:span><text:span text:style-name="T1">&gt; </text:span><text:span text:style-name="T4">catturattu</text:span><text:span text:style-name="T1">, the square division?) of the two water-channels (</text:span><text:span text:style-name="T4">2 kaṇṇāṟṟu</text:span><text:span text:style-name="T1">); and two </text:span><text:span text:style-name="T4">mā</text:span><text:span text:style-name="T1">s of land (</text:span><text:span text:style-name="T4">nilam iraṇṭu </text:span><text:soft-page-break/><text:span text:style-name="T4">māvum</text:span><text:span text:style-name="T1">) in the place (</text:span><text:span text:style-name="T4">paṭi</text:span><text:span text:style-name="T1">) … of this village (</text:span><text:span text:style-name="T4">ivvūr</text:span><text:span text:style-name="T1">). Having given (</text:span><text:span text:style-name="T4">kuṭuttu</text:span><text:span text:style-name="T1">) [these lands] for the holy food offerings (</text:span><text:span text:style-name="T4">tiruvamutukku</text:span><text:span text:style-name="T1">) for this god (</text:span><text:span text:style-name="T4">ittevarkku</text:span><text:span text:style-name="T1">); to give (</text:span><text:span text:style-name="T4">kuṭukka</text:span><text:span text:style-name="T1">) as </text:span><text:span text:style-name="T4">kāṇi</text:span><text:span text:style-name="T1"> of this temple (</text:span><text:span text:style-name="T4">ittirukkōyil</text:span><text:span text:style-name="T1">), having given (</text:span><text:span text:style-name="T4">kuṭuttu</text:span><text:span text:style-name="T1">) as </text:span><text:span text:style-name="T4">kāṇi</text:span><text:span text:style-name="T1"> to Pāratāyan Nārāyaṉaṉ Tiruviṇṇaniṉṟaṉ of Koṭanūr, who possesses (</text:span><text:span text:style-name="T4">uṭaiya</text:span><text:span text:style-name="T1">) the lands (</text:span><text:span text:style-name="T4">paṟṟu</text:span><text:span text:style-name="T1">) as </text:span><text:span text:style-name="T4">kāṇi</text:span><text:span text:style-name="T1"> (</text:span><text:span text:style-name="T4">ṇiyāka &gt; kāṇiyāka</text:span><text:span text:style-name="T1">), we the Nagarattārs of Paḻuvūr (</text:span><text:span text:style-name="T4">paḻuva nakarattōmē</text:span><text:span text:style-name="T1">) have to suppress (</text:span><text:span text:style-name="T4">iṟukaṭavōmākavum</text:span><text:span text:style-name="T1">) the taxes (</text:span><text:span text:style-name="T4">iṟai</text:span><text:span text:style-name="T1">) of whatever name (</text:span><text:span text:style-name="T4">eppērṟpaṭṭitum &gt; eppērpaṭṭatum</text:span><text:span text:style-name="T1">), as long as the sun and the moon endure, for the two </text:span><text:span text:style-name="T4">mā</text:span><text:span text:style-name="T1">s (</text:span><text:span text:style-name="T4">iraṇṭu māvukku</text:span><text:span text:style-name="T1">) of this land (</text:span><text:span text:style-name="T4">i-nilam</text:span><text:span text:style-name="T1">); in this manner (</text:span><text:span text:style-name="T4">i-paricu</text:span><text:span text:style-name="T1">), as long as the sun and the moon endure, we have given (</text:span><text:span text:style-name="T4">kuṭuttōm</text:span><text:span text:style-name="T1">) as exempted of tax (</text:span><text:span text:style-name="T4">iṟaiyiliyāka</text:span><text:span text:style-name="T1">) … This is under the protection of the Pa{{nmā}}heśvaras.</text:span></text:p>
      <text:p text:style-name="P1" loext:marker-style-name="T1"/>
      <text:p text:style-name="Standard" loext:marker-style-name="T1"><text:span text:style-name="T1">#23 (Figure 6). a) AIM, southern shrine; b) on four lion pillars, in the pillared hall in front of the shrine; c) personally located and read in situ; d) ARE 1924, no. 376; e) no internal dating; f) titles of Paḻuvēṭṭaraiyar little kings, although impossible to identify, from perhaps the second half of th 9</text:span><text:span text:style-name="T15">th</text:span><text:span text:style-name="T1"> century; g) inscription not read with anyone; h) carefully engraved, with </text:span><text:span text:style-name="T5">puḷḷi</text:span><text:span text:style-name="T1">s; the titles are made of a mix of Tamil and Sanskrit.</text:span></text:p>
      <text:p text:style-name="P1" loext:marker-style-name="T1"/>
      <text:p text:style-name="Standard" loext:marker-style-name="T1"><text:span text:style-name="T1">Lion pillar 1: </text:span><text:span text:style-name="T4">svasti śrī</text:span><text:span text:style-name="T1"> maṟavaṉ </text:span><text:span text:style-name="T4">mā</text:span><text:span text:style-name="T1">na</text:span><text:span text:style-name="T4">dha</text:span><text:span text:style-name="T1">nan</text:span></text:p>
      <text:p text:style-name="Standard" loext:marker-style-name="T1"><text:span text:style-name="T1">Lion pillar 2: </text:span><text:span text:style-name="T4">svasti śrī</text:span><text:span text:style-name="T1"> kaṅkamāttāṇṭaṉ </text:span></text:p>
      <text:p text:style-name="Standard" loext:marker-style-name="T1"><text:span text:style-name="T1">Lion pillar 3: </text:span><text:span text:style-name="T4">svasti śrī</text:span><text:span text:style-name="T1"> </text:span><text:span text:style-name="T4">kali</text:span><text:span text:style-name="T1">yu</text:span><text:span text:style-name="T4">ka</text:span><text:span text:style-name="T1">ni</text:span><text:span text:style-name="T4">rmmala</text:span><text:span text:style-name="T1">n || </text:span></text:p>
      <text:p text:style-name="Standard" loext:marker-style-name="T1"><text:span text:style-name="T1">Lion pillar 4: </text:span><text:span text:style-name="T4">svasti śrī </text:span><text:span text:style-name="T1">˚araiyakaṉ/ḷ ˚arai ˚uli || </text:span></text:p>
      <text:p text:style-name="P1" loext:marker-style-name="T1"/>
      <text:p text:style-name="Standard" loext:marker-style-name="T1"><text:span text:style-name="T1">Fortune! Prosperity! Maṟavaṉ who is rich in honour (</text:span><text:span text:style-name="T5">mānadhanan</text:span><text:span text:style-name="T1">);</text:span></text:p>
      <text:p text:style-name="Standard" loext:marker-style-name="T1"><text:span text:style-name="T1">Fortune! Prosperity! He who is the sun (</text:span><text:span text:style-name="T5">māttāṇṭaṉ</text:span><text:span text:style-name="T1">) of the Kaṅka [country? dynasty?];</text:span></text:p>
      <text:p text:style-name="Standard" loext:marker-style-name="T1"><text:span text:style-name="T1">Fortune! Prosperity! He who is immaculate (</text:span><text:span text:style-name="T5">nirmmalan</text:span><text:span text:style-name="T1">) in the Kaliyuga;</text:span></text:p>
      <text:p text:style-name="Standard" loext:marker-style-name="T1"><text:span text:style-name="T1">Fortune! Prosperity! {I could not make sense of the last title, in which </text:span><text:span text:style-name="T5">arai</text:span><text:span text:style-name="T1"> (Tamil) may refer to politics or something which is half}</text:span></text:p>
      <text:p text:style-name="P1" loext:marker-style-name="T1"/>
      <text:p text:style-name="Standard" loext:marker-style-name="T1"><text:span text:style-name="T1">#24. a) AIM, southern shrine; b) on the eastern wall of the pillared hall, facing the sanctuary, on the southern side of the door; c) inscription personally located but it is placed in a dark corner, which made it difficult to read in situ; I was not allowed to take pictures because it was too close to the sanctuary; I thus rely mainly on the edition of SII; d) ARE 1924, no. 374; SII 13, no. 344; e) lost regnal year of {{Kō}}rājakesariva{{rman}}; f) Legrand-Rousseau (1987: 132) identifies him with Āditya I; Y. Subbarayalu, when dealing with the word Tōtappattikāṟcceṭṭi in his dictionary, gives this inscription as first occurrence and assigns it to 956 (Gaṇḍarāditya? Sundaracōḻa?); I think this Rājakesarivarman may indeed be Gaṇḍarāditya or Sundaracōḻa; g) inscription read with E. Francis and N. Cane; h) the inscription is today much more damaged than when the estampage was made, and the edition SII established from it; I kept the ‘…’ of the edition in SII which signifies that there are unlegible letters, but we do not know how many; there are strong parallels with #6, which help understanding the structure, not clear because of the lacunas.</text:span><text:span text:style-name="T1"/></text:p>
      <text:p text:style-name="P1" loext:marker-style-name="T1"/>
      <text:p text:style-name="Standard" loext:marker-style-name="T1"><text:span text:style-name="T1">(1) [[</text:span><text:span text:style-name="T4">svasti śrī</text:span><text:span text:style-name="T1"> ko]]˚irā</text:span><text:span text:style-name="T4">ja</text:span><text:span text:style-name="T1">keca[[riva … ku .. ca …]]</text:span></text:p>
      <text:p text:style-name="Standard" loext:marker-style-name="T1"><text:span text:style-name="T1">(2) ṭikaḷ paḻuveṭṭaraiya maṟava[[ṉ kaṇṭan …]]</text:span><text:span text:style-name="T1"/></text:p>
      <text:p text:style-name="Standard" loext:marker-style-name="T1"><text:span text:style-name="T1">(3) ṇāvaṉ ˚araiyaṉ nānkaṇṭaceṭṭi</text:span><text:span text:style-name="T19"><text:note text:id="ftn215" text:note-class="footnote"><text:note-citation>53</text:note-citation><text:note-body><text:p text:style-name="P3" loext:marker-style-name="T12"><text:span text:style-name="T12"><text:s/>This may also be read: </text:span><text:span text:style-name="T45">nānkuṇṭaceṭṭi</text:span><text:span text:style-name="T46">.</text:span></text:p></text:note-body></text:note></text:span><text:span text:style-name="T1"> </text:span><text:span text:style-name="T4">vi</text:span><text:span text:style-name="T1">ṇṇap [[…]] </text:span></text:p>
      <text:p text:style-name="Standard" loext:marker-style-name="T1"><text:soft-page-break/><text:span text:style-name="T1">(4) [[tota]]pattikkāṟcceṭṭikaḷḷaiyum ivakaḷ pa[[ṇi …]]</text:span><text:span text:style-name="T1"/></text:p>
      <text:p text:style-name="Standard" loext:marker-style-name="T1"><text:span text:style-name="T1">(5) ˚emperumāḷ paṇṭai nantipuramaṟṟātiye [[ke …]]</text:span><text:span text:style-name="T1"/></text:p>
      <text:p text:style-name="Standard" loext:marker-style-name="T1"><text:span text:style-name="T1">(6) [[... ṟaṉ kaṇṭaṉṉi …]]</text:span><text:span text:style-name="T1"/></text:p>
      <text:p text:style-name="Standard" loext:marker-style-name="T1"><text:span text:style-name="T1">(7) [[… ppe … maṟcantaṉai]] koḷa [[veṉṟu … cca]]</text:span><text:span text:style-name="T1"/></text:p>
      <text:p text:style-name="Standard" loext:marker-style-name="T1"><text:span text:style-name="T1">(8) [[ya[tū] tattaṉūr kiḻavaṉ veḷāṉ]] ciṉtāmaṇikku [[</text:span><text:span text:style-name="T4">śrī</text:span><text:span text:style-name="T1">mukam]] vara nakaramum [[kā]]</text:span></text:p>
      <text:p text:style-name="Standard" loext:marker-style-name="T1"><text:span text:style-name="T1">(9) ṭaṉ parame[[</text:span><text:span text:style-name="T4">śva</text:span><text:span text:style-name="T1">ra]]ṉ [[˚evalāl]] ca</text:span><text:span text:style-name="T4">ntrādi</text:span><text:span text:style-name="T1">taval kallile veṭṭivittu ko</text:span></text:p>
      <text:p text:style-name="Standard" loext:marker-style-name="T1"><text:span text:style-name="T1">(10) ṇṭom tota[pa]ttikkāṟarom ||</text:span><text:span text:style-name="T1"/></text:p>
      <text:p text:style-name="P1" loext:marker-style-name="T1"/>
      <text:p text:style-name="Standard" loext:marker-style-name="T1"><text:span text:style-name="T1">Fortune! Prosperity! {{this is the … year of Kō}}rājakesariva{{rman}}. … {{A}}ṭikaḷ Paḻuvēṭṭaraiyar Maṟavaṉ Kaṇṭan, [upon] the request (</text:span><text:span text:style-name="T4">viṇṇappam</text:span><text:span text:style-name="T1">) of Nānkaṇṭaceṭṭi, chieftain (</text:span><text:span text:style-name="T4">araiyaṉ</text:span><text:span text:style-name="T1">) …ṇāvaṉ, all the Tōtappattikāṟcceṭṭi, … the order/service (</text:span><text:span text:style-name="T4">paṇi</text:span><text:span text:style-name="T1">) of him/them (</text:span><text:span text:style-name="T4">ivakaḷ</text:span><text:span text:style-name="T1"> &gt; </text:span><text:span text:style-name="T4">ivarkaḷ</text:span><text:span text:style-name="T1">?) … our Lord (</text:span><text:span text:style-name="T4">emperumāḷ</text:span><text:span text:style-name="T1">), the old (</text:span><text:span text:style-name="T4">paṇṭai</text:span><text:span text:style-name="T1">) Nantipuram being otherwise (</text:span><text:span text:style-name="T4">maṟṟu</text:span><text:span text:style-name="T1">) the model (</text:span><text:span text:style-name="T4">ātiyē</text:span><text:span text:style-name="T1">) … when the royal order (</text:span><text:span text:style-name="T4">śrīmukam</text:span><text:span text:style-name="T1">) came (</text:span><text:span text:style-name="T4">vara</text:span><text:span text:style-name="T1">) to the lord (</text:span><text:span text:style-name="T4">kiḻavaṉ</text:span><text:span text:style-name="T1">) of Tattaṉūr, Vēḷāṉ Ciṉtamāṇi, and at the instigation (</text:span><text:span text:style-name="T4">ēvalāl</text:span><text:span text:style-name="T1">) of Kāṭaṉ Parameśvaraṉ [and?] of the </text:span><text:span text:style-name="T4">nagaram</text:span><text:span text:style-name="T1"> (</text:span><text:span text:style-name="T4">nakaramum</text:span><text:span text:style-name="T1">), as long as the sun and the moon endure, we the Tōtappattikāṟar have got to engrave (</text:span><text:span text:style-name="T4">veṭṭivittu koṇṭōm</text:span><text:span text:style-name="T1">) on stone (</text:span><text:span text:style-name="T4">kallilē</text:span><text:span text:style-name="T1">).</text:span></text:p>
      <text:p text:style-name="P1" loext:marker-style-name="T1"/>
      <text:p text:style-name="Standard" loext:marker-style-name="T1"><text:span text:style-name="T1">#25. a) AIM, southern shrine; b) on the eastern wall of the pillared hall, facing the sanctuary, on the northern side of the door; c) inscription personally located but it is placed in a dark corner, which made it difficult to read in situ; I was not allowed to take pictures because it was too close to the sanctuary; I thus rely mainly on the edition of SII; d) ARE 1924, no. 373; SII 19, no. 105; SII 32, part 2, no. 17; e) 4</text:span><text:span text:style-name="T15">th</text:span><text:span text:style-name="T1"> regnal year of Parakesarivarman (fist part) and 16</text:span><text:span text:style-name="T15">th</text:span><text:span text:style-name="T1"> regnal year of Śrī Uttamacōḻa Parakesarivarman (second part); f) the first Parakesarivarman is probably Uttamacōḻa; the first part of the record would thus be assigned to </text:span><text:span text:style-name="T5">circa</text:span><text:span text:style-name="T1"> 975 A.D. while the second part to </text:span><text:span text:style-name="T5">circa</text:span><text:span text:style-name="T1"> 987 A.D.; g) inscription read with G. Vijayavenugopal, E. Francis and N. Cane; h) the inscription is today much more damaged than when the estampage was made, and the edition SII established from it; I kept the ‘…’ of the edition in SII which signifies that there are unlegible letters, but we do not know how many.</text:span></text:p>
      <text:p text:style-name="P1" loext:marker-style-name="T1"/>
      <text:p text:style-name="Standard" loext:marker-style-name="T1"><text:span text:style-name="T1">(1) </text:span><text:span text:style-name="T4">svasti śrī</text:span><text:span text:style-name="T1"> kopparake[[caripaṉma]]</text:span><text:span text:style-name="T1"><text:note text:id="ftn216" text:note-class="footnote"><text:note-citation>54</text:note-citation><text:note-body><text:p text:style-name="P3" loext:marker-style-name="T11"><text:span text:style-name="T12"><text:s/></text:span><text:span text:style-name="T11">An electric box has been fixed on the inscription since the edition of SII.</text:span></text:p></text:note-body></text:note></text:span><text:span text:style-name="T1">kki [yāṇ]</text:span></text:p>
      <text:p text:style-name="Standard" loext:marker-style-name="T1"><text:span text:style-name="T1">(2) [[ṭu]] 4 ˚āvatu kuṉṟakūṟṟattu tevatāṉam [[…]]</text:span><text:span text:style-name="T1"/></text:p>
      <text:p text:style-name="Standard" loext:marker-style-name="T1"><text:span text:style-name="T1">(3) [[˚avaṉi ... pa]] ˚</text:span><text:span text:style-name="T4">ī</text:span><text:span text:style-name="T1">[[</text:span><text:span text:style-name="T4">śva</text:span><text:span text:style-name="T1">]]</text:span><text:span text:style-name="T4">ragṛha</text:span><text:span text:style-name="T1">ttu </text:span><text:span text:style-name="T4">mahade</text:span><text:span text:style-name="T1">var [[…]]</text:span></text:p>
      <text:p text:style-name="Standard" loext:marker-style-name="T1"><text:span text:style-name="T1">(4) [[… tu perumpa]]ḻu[[vur …]]</text:span><text:span text:style-name="T1"/></text:p>
      <text:p text:style-name="Standard" loext:marker-style-name="T1"><text:span text:style-name="T1">(5) koppāṭi maḻapāṭi ˚aticūraṉ [[… tiruno]]</text:span><text:span text:style-name="T1"/></text:p>
      <text:p text:style-name="Standard" loext:marker-style-name="T1"><text:span text:style-name="T1">(6) [[ṉ]]tāviḷakku </text:span><text:span text:style-name="T4">cantrā</text:span><text:span text:style-name="T1">tittavalam ˚i[ravu]m pakalum nicata</text:span></text:p>
      <text:p text:style-name="Standard" loext:marker-style-name="T1"><text:span text:style-name="T1">(7) [[m u]]ḻakku ney ˚erikka vaitta poṉ [pa]ttu ˚ippoṉ</text:span><text:span text:style-name="T1"/></text:p>
      <text:p text:style-name="Standard" loext:marker-style-name="T1"><text:span text:style-name="T1">(8) [pat]tilum ˚ivvūr ˚iraṇṭu nakarattārum koṇṭu kaṭa X X</text:span><text:span text:style-name="T1"><text:note text:id="ftn217" text:note-class="footnote"><text:note-citation>55</text:note-citation><text:note-body><text:p text:style-name="P3" loext:marker-style-name="T11"><text:span text:style-name="T12"><text:s/></text:span><text:span text:style-name="T11">SII’s edition proposes </text:span><text:span text:style-name="T34">vatā</text:span><text:span text:style-name="T35"> but it does not look like it on the stone.</text:span></text:p></text:note-body></text:note></text:span><text:span text:style-name="T1"> ṉa poṉ 5 m cum</text:span><text:span text:style-name="T1"><text:note text:id="ftn218" text:note-class="footnote"><text:note-citation>56</text:note-citation><text:note-body><text:p text:style-name="P3" loext:marker-style-name="T11"><text:span text:style-name="T12"><text:s/></text:span><text:span text:style-name="T11">SII’s edition omits the </text:span><text:span text:style-name="T13">m</text:span><text:span text:style-name="T11"> ater the 5 and reads </text:span><text:span text:style-name="T13">kācum</text:span><text:span text:style-name="T11">, while the </text:span><text:span text:style-name="T13">kā</text:span><text:span text:style-name="T11"> is clearly not written.</text:span></text:p></text:note-body></text:note></text:span><text:span text:style-name="T1"> ko</text:span></text:p>
      <text:p text:style-name="Standard" loext:marker-style-name="T1"><text:span text:style-name="T1">(9) [[ṇṭu]] palicai iṭuṭuvārāniṟkka </text:span><text:span text:style-name="T4">śrī</text:span><text:span text:style-name="T1"> uttamacoḻa</text:span><text:span text:style-name="T1"><text:note text:id="ftn219" text:note-class="footnote"><text:note-citation>57</text:note-citation><text:note-body><text:p text:style-name="P3" loext:marker-style-name="T11"><text:span text:style-name="T12"><text:s/></text:span><text:span text:style-name="T11">SII’s edition adds </text:span><text:span text:style-name="T34">tēvar</text:span><text:span text:style-name="T35"> after Uttamacoḻa, but there is not space for it.</text:span></text:p></text:note-body></text:note></text:span><text:span text:style-name="T1"> [[ko]]pparakecaripa</text:span></text:p>
      <text:p text:style-name="Standard" loext:marker-style-name="T1"><text:span text:style-name="T1">(10) [[ṉma]]rkku yāṇṭu 16 [[˚āvatu]] ˚aṭikaḷ pa[[ḻu … r …]]yar kaṇṭaṉ </text:span><text:span text:style-name="T1"/></text:p>
      <text:p text:style-name="Standard" loext:marker-style-name="T1"><text:span text:style-name="T1">(11) [[˚amuta]]]ṉār ˚aru X X</text:span><text:span text:style-name="T1"><text:note text:id="ftn220" text:note-class="footnote"><text:note-citation>58</text:note-citation><text:note-body><text:p text:style-name="P3" loext:marker-style-name="T11"><text:span text:style-name="T12"><text:s/></text:span><text:span text:style-name="T11">SII’s edition reads </text:span><text:span text:style-name="T34">ñcce</text:span><text:span text:style-name="T35"> but I cannot recognize these letters.</text:span></text:p></text:note-body></text:note></text:span><text:span text:style-name="T1"> <text:s/>[[ … vaṭṭam …]] lattu</text:span></text:p>
      <text:p text:style-name="Standard" loext:marker-style-name="T1"><text:span text:style-name="T1">(12) {unlegible}</text:span><text:span text:style-name="T1"/></text:p>
      <text:p text:style-name="Standard" loext:marker-style-name="T1"><text:soft-page-break/><text:span text:style-name="T1">(13) [[ … ca</text:span><text:span text:style-name="T4">ntrā</text:span><text:span text:style-name="T1">ti]]ttaval</text:span></text:p>
      <text:p text:style-name="Standard" loext:marker-style-name="T1"><text:span text:style-name="T1">(14) [[ … no]]m ˚ittaḷip paṭṭuṭai</text:span><text:span text:style-name="T1"/></text:p>
      <text:p text:style-name="Standard" loext:marker-style-name="T1"><text:span text:style-name="T1">(15) [[ … itu]] </text:span><text:span text:style-name="T4">panmāheśvara rakṣai</text:span></text:p>
      <text:p text:style-name="P1" loext:marker-style-name="T1"/>
      <text:p text:style-name="Standard">Fortune prosperity! This is the 4<text:span text:style-name="T3">th</text:span> year of Kōpparakesarivarman. To Mahādeva (<text:span text:style-name="T2">mahadevar</text:span> &gt; <text:span text:style-name="T2">mahādevar</text:span>) of the <text:span text:style-name="T47">temple (</text:span><text:span text:style-name="T48">gṛhattu</text:span><text:span text:style-name="T47">) of the Lord (</text:span><text:span text:style-name="T48">Īśvara</text:span><text:span text:style-name="T47">) [of] </text:span>Avaṉi<text:span text:style-name="T47">{{kantarp}}pa</text:span>, a <text:span text:style-name="T16">devadāna</text:span> of Kuṉṟakkūṟṟam, Aticūraṉ of Maḻapāṭi, … Kōppāṭi … Perumpaḻuvūr,<text:span text:style-name="T1"><text:note text:id="ftn221" text:note-class="footnote"><text:note-citation>59</text:note-citation><text:note-body><text:p text:style-name="P3" loext:marker-style-name="T11"><text:span text:style-name="T12"><text:s/></text:span><text:span text:style-name="T11">Kōppāṭi may literaly mean “the town of the king”. But it may be a part of the name of the donor.</text:span></text:p></text:note-body></text:note></text:span> to burn (<text:span text:style-name="T16">erikka</text:span>) one <text:span text:style-name="T16">uḻakku</text:span> of <text:span text:style-name="T2">ghee</text:span> (<text:span text:style-name="T16">ney</text:span>) every day (<text:span text:style-name="T16">nicatam</text:span>) night and day (<text:span text:style-name="T16">iravum pakalum</text:span>), as long as the sun and the moon endure, for a perpetual lamp (<text:span text:style-name="T16">tirunoṉtāviḷakku</text:span>), gave (<text:span text:style-name="T16">vaitta</text:span>) ten [<text:span text:style-name="T16">kaḻañcu</text:span><text:span text:style-name="T49">s</text:span> of] gold (<text:span text:style-name="T16">poṉ pattu</text:span>); in these ten [<text:span text:style-name="T16">kaḻañcu</text:span><text:span text:style-name="T49">s</text:span> of] gold (<text:span text:style-name="T16">ippoṉ pattilum</text:span>), two Nagarattārs of this town having taken (<text:span text:style-name="T16">koṇṭu</text:span>) …, having taken (<text:span text:style-name="T16">koṇṭu</text:span>) 5 … of gold …, so that the interests (<text:span text:style-name="T16">palicai</text:span>) continue to be produced (<text:span text:style-name="T16">iṭuṭuvārāniṟkka</text:span> &gt; <text:span text:style-name="T16">iṭṭuvārā</text:span>-<text:span text:style-name="T16">niṟkka</text:span>); this is the 16<text:span text:style-name="T3">th</text:span> year of Kōpparakesarivarman Śrī Uttamacōḻa. Aṭikaḷ Paḻu[vēṭṭaraiyar] Kaṇṭaṉ Amutaṉār … as long as the sun and the moon endure … the Paṭṭuṭaiyārs of this temple (<text:span text:style-name="T16">ittaḷi</text:span>) … This is under the protection of the Panmāheśvaras.</text:p>
      <text:p text:style-name="Standard"/>
      <text:p text:style-name="Standard">#26 (#Ph14). a) AIM; b) on the base of the <text:span text:style-name="T2">balipīṭha</text:span>, western face, facing the entrance; c) personally located and read in situ; d) unnoticed and unpublished; e) no internal dating; f) no mention of a Cōḻa king; g) inscription read with E. Francis and U. Veluppillai.</text:p>
      <text:p text:style-name="Standard"/>
      <text:p text:style-name="Standard">(1) {broken} <text:span text:style-name="T16">ti</text:span> <text:span text:style-name="T16">śrī</text:span> ˚aṭikaḷ pa[ḻu]veṭṭaraiyar kaikkoḷ</text:p>
      <text:p text:style-name="Standard">(2) {broken} mātevan ˚iraṇamukarāman ˚eṭuppitta <text:span text:style-name="T16">dhvajapi</text:span>ṭam </text:p>
      <text:p text:style-name="Standard"/>
      <text:p text:style-name="Standard">Fortune! Prosperity! [This] Dhvajapīṭam (lit. flag-platform) was built (<text:span text:style-name="T16">eṭupitta</text:span>) by the Kaikkōḷar [of] Aṭikaḷ Paḻuvēṭṭaraiyar, Mātevaṉ Iraṇamukarāman.</text:p>
      <text:p text:style-name="Standard"/>
      <text:p text:style-name="Standard">#27. a) AIM; b) on a fragment of a corner of a shrine, outside the entrance; c) personally located and read in situ; d) unnoticed and unpublished; e) regnal year lost of <text:span text:style-name="T2">matirai koṇṭa</text:span> {{Kōpparakesarivarman}}; f) Parāntaka I; g) inscription not read with anyone.</text:p>
      <text:p text:style-name="Standard"/>
      <text:p text:style-name="Standard">(1) X <text:span text:style-name="T16">sti śrī</text:span> matirai koṇṭa {broken}</text:p>
      <text:p text:style-name="Standard">(2) ḷaiyār ˚aṭiña[ṭu] {broken}</text:p>
      <text:p text:style-name="Standard">(3) <text:span text:style-name="T16">kā</text:span>[<text:span text:style-name="T16">ś</text:span>]<text:span text:style-name="T16">yapa</text:span>ṉ viṭukaṉ cāt {broken}</text:p>
      <text:p text:style-name="Standard"/>
      <text:p text:style-name="Standard">Fortune! Prosperity! {{This is the year … of Kōpparakesarivarman}} who has taken Madurai. … Kāśyapaṉ Viṭukaṉ Cāt{{taṉ}} {name of the donor?}</text:p>
      <text:p text:style-name="Standard"/>
      <text:p text:style-name="Standard">#28. a) AIM, northern shrine; b) on the central wall section of the <text:span text:style-name="T2">ardha-maṇḍapa</text:span> of the northern façade; c) personally located and read in situ; d) ARE 1924, no. 386; SII 32, part 1, no. 51; e) 40<text:span text:style-name="T3">th</text:span> regnal year of <text:span text:style-name="T2">matirai koṇṭa</text:span> Kōpparakesarivarman; f) Parāntaka I (<text:span text:style-name="T2">circa</text:span> 947 A.D.); g) inscription read with G. Vijayavenugopal; h) the script is similar to #29, on the adjacent wall section, assigned to the reign of Sundaracōḻa by the editors of SII; although they may belong to different periods, the two inscriptions are likely to have been engraved at the same time.</text:p>
      <text:p text:style-name="P1" loext:marker-style-name="T1"/>
      <text:p text:style-name="Standard" loext:marker-style-name="T1"><text:span text:style-name="T1">(1) </text:span><text:span text:style-name="T4">svasti śrī</text:span><text:span text:style-name="T1"> matiraik koṇṭa kopparakecaripa</text:span><text:span text:style-name="T4">nma</text:span><text:span text:style-name="T1">kku yā</text:span></text:p>
      <text:p text:style-name="Standard" loext:marker-style-name="T1"><text:span text:style-name="T1">(2) ṇṭu 40 ˚āvatu kuṉṟakkūṟṟattu </text:span><text:span text:style-name="T4">de</text:span><text:span text:style-name="T1">va</text:span><text:span text:style-name="T4">dā</text:span><text:span text:style-name="T1">ṉam ˚avanika</text:span><text:span text:style-name="T4">ndha</text:span><text:span text:style-name="T1">vva ˚</text:span><text:span text:style-name="T4">ī</text:span></text:p>
      <text:p text:style-name="Standard" loext:marker-style-name="T1"><text:span text:style-name="T1">(3) </text:span><text:span text:style-name="T4">śvaragṛha</text:span><text:span text:style-name="T1">ttu </text:span><text:span text:style-name="T4">daṇdhi ˚īśvara</text:span><text:span text:style-name="T1"> paṭārar iṭai ˚ittaḷik kūttappiḷai</text:span></text:p>
      <text:p text:style-name="Standard" loext:marker-style-name="T1"><text:soft-page-break/><text:span text:style-name="T1">(4) nakkaṉ ˚ayyāṟṟaṭikaḷ ittaḷi </text:span><text:span text:style-name="T4">de</text:span><text:span text:style-name="T1">va</text:span><text:span text:style-name="T4">dā</text:span><text:span text:style-name="T1">nam poykaiynā </text:span></text:p>
      <text:p text:style-name="Standard" loext:marker-style-name="T1"><text:span text:style-name="T1">(5) ṭṭu ˚ūkaṉkuṭi ˚apohaṉaṅ kiṭaṉta </text:span><text:span text:style-name="T4">bhu</text:span><text:span text:style-name="T1">miyai vilaikku koṇ</text:span></text:p>
      <text:p text:style-name="Standard" loext:marker-style-name="T1"><text:span text:style-name="T1">(6) ṭu kalli ˚iraṇṭu pūvum viḷaiya nirnilam nāṉku māvum</text:span><text:span text:style-name="T1"/></text:p>
      <text:p text:style-name="Standard" loext:marker-style-name="T1"><text:span text:style-name="T1">(7) ˚itiṉ poṉta </text:span><text:span text:style-name="T4">bhoga</text:span><text:span text:style-name="T1">ṅ koṇṭu </text:span><text:span text:style-name="T4">cantrā</text:span><text:span text:style-name="T1">tittavat ˚oru no</text:span></text:p>
      <text:p text:style-name="Standard" loext:marker-style-name="T1"><text:span text:style-name="T1">(8) ṉtāviḷakku ˚iravum pakalum ˚erippomānom ˚ittaḷi ‡ </text:span><text:span text:style-name="T4">mahāde </text:span><text:span text:style-name="T1">X X</text:span><text:span text:style-name="T1"><text:note text:id="ftn222" text:note-class="footnote"><text:note-citation>60</text:note-citation><text:note-body><text:p text:style-name="P3" loext:marker-style-name="T11"><text:span text:style-name="T12"><text:s/></text:span><text:span text:style-name="T14">m</text:span><text:span text:style-name="T13">ahādeva…</text:span><text:span text:style-name="T11"> does not appear in the edition of SII 32. It is added on the pillaster, as if in continuation of the line, although it is not expected here. I wonder if it was added later, and why. Based on the meaning, we can exclude that it belongs to the inscription on the adjacent wall section.</text:span></text:p></text:note-body></text:note></text:span></text:p>
      <text:p text:style-name="Standard" loext:marker-style-name="T1"><text:span text:style-name="T1">(9) ppaṭṭuṭaiyom ˚eḻuvom ˚itu </text:span><text:span text:style-name="T4">panmāheśvara rakṣai</text:span></text:p>
      <text:p text:style-name="P1" loext:marker-style-name="T1"/>
      <text:p text:style-name="Standard" loext:marker-style-name="T1"><text:span text:style-name="T1">Fortune! Prosperity! This is the 40</text:span><text:span text:style-name="T15">th</text:span><text:span text:style-name="T1"> year of Kōpparakesarivarman who has taken Madurai. From (</text:span><text:span text:style-name="T4">iṭai</text:span><text:span text:style-name="T1">) Daṇdhi Īśvara Paṭārar (Caṇḍeśvara) of the shrine (</text:span><text:span text:style-name="T4">gṛhattu</text:span><text:span text:style-name="T1">) of the Lord (</text:span><text:span text:style-name="T4">īśvara</text:span><text:span text:style-name="T1">) [of] Avanikandhavva, a </text:span><text:span text:style-name="T4">devadāna</text:span><text:span text:style-name="T1"> of Kuṉṟakkūṟṟam, a dancer (</text:span><text:span text:style-name="T4">kūttappiḷai &gt; kūttappiḷḷai</text:span><text:span text:style-name="T1">) of this temple (</text:span><text:span text:style-name="T4">ittaḷi</text:span><text:span text:style-name="T1">) Nakkaṉ Ayyāṟṟaṭikaḷ, has bought (</text:span><text:span text:style-name="T4">vilaikku koṇṭu</text:span><text:span text:style-name="T1">) a land which was lying (</text:span><text:span text:style-name="T4">kiṭaṉta</text:span><text:span text:style-name="T19"> &gt; </text:span><text:span text:style-name="T4">kiṭanta</text:span><text:span text:style-name="T1">) without enjoyment (</text:span><text:span text:style-name="T4">apōhaṉaṅ</text:span><text:span text:style-name="T1">) in Ūkaṉkuṭi in Poykaināṭu, a </text:span><text:span text:style-name="T4">devadāna</text:span><text:span text:style-name="T1"> of this temple; having prepared [the land] (</text:span><text:span text:style-name="T4">kalli</text:span><text:span text:style-name="T1">), having taken the produce (</text:span><text:span text:style-name="T4">bhōgaṅ</text:span><text:span text:style-name="T1">) which has come (</text:span><text:span text:style-name="T4">poṉta</text:span><text:span text:style-name="T1">) from this (</text:span><text:span text:style-name="T4">itiṉ</text:span><text:span text:style-name="T1">), [that are] four </text:span><text:span text:style-name="T4">mā</text:span><text:span text:style-name="T1">s of wet land (</text:span><text:span text:style-name="T4">nīrnilam</text:span><text:span text:style-name="T1">) which yield (</text:span><text:span text:style-name="T4">viḷaiya</text:span><text:span text:style-name="T1">) two crops (</text:span><text:span text:style-name="T4">iraṇṭu pūvum</text:span><text:span text:style-name="T1">), we will burn (</text:span><text:span text:style-name="T4">erippōmānōm</text:span><text:span text:style-name="T1">) as long as the sun and the moon endure, one perpetual lamp night and day, we the Paṭṭuṭaiyārs [of Mahādeva?] of this temple, we the Seven. This is under the protection of the Panmāheśvara.</text:span></text:p>
      <text:p text:style-name="P1" loext:marker-style-name="T1"/>
      <text:p text:style-name="Standard" loext:marker-style-name="T1"><text:span text:style-name="T1">#29. a) AIM, northern shrine; b) on the westernmost wall section of the </text:span><text:span text:style-name="T5">ardha-maṇḍapa</text:span><text:span text:style-name="T1"> of the northern façade; c) personally located and read in situ; d) ARE 1924, no. 387; SII 13, no. 279; e) 17</text:span><text:span text:style-name="T15">th</text:span><text:span text:style-name="T1"> regnal year of Kōrājakesarivarman; f) this king was identified with Sundaracōḻa (</text:span><text:span text:style-name="T5">circa</text:span><text:span text:style-name="T1"> 974 [?] A.D.) by the editors of SII and with Rājarāja I (</text:span><text:span text:style-name="T5">circa</text:span><text:span text:style-name="T1"> 1002 A.D.) by Balasubrahmanyam (1963: 20); g) inscription not read with anyone; h) the script is similar to #28, on the adjacent wall section.</text:span></text:p>
      <text:p text:style-name="P1" loext:marker-style-name="T1"/>
      <text:p text:style-name="Standard" loext:marker-style-name="T1"><text:span text:style-name="T1">(1) </text:span><text:span text:style-name="T4">svasti śrī</text:span><text:span text:style-name="T1"> ko ˚irācakecaripa[</text:span><text:span text:style-name="T4">n</text:span><text:span text:style-name="T1">]</text:span><text:span text:style-name="T4">ma</text:span><text:span text:style-name="T1">kku yāṇṭu</text:span></text:p>
      <text:p text:style-name="Standard" loext:marker-style-name="T1"><text:span text:style-name="T1">(2) 17 ˚āvatu kuṉṟakūṟṟattu </text:span><text:span text:style-name="T4">de</text:span><text:span text:style-name="T1">va</text:span><text:span text:style-name="T4">dā</text:span><text:span text:style-name="T1">nam ˚avani</text:span></text:p>
      <text:p text:style-name="Standard" loext:marker-style-name="T1"><text:span text:style-name="T1">(3) ka</text:span><text:span text:style-name="T4">ndhavva ˚īśvagṛha</text:span><text:span text:style-name="T1">ttu</text:span><text:span text:style-name="T4"> mahāde</text:span><text:span text:style-name="T1">vaṟku ˚ivavanika</text:span><text:span text:style-name="T4">ndha</text:span></text:p>
      <text:p text:style-name="Standard" loext:marker-style-name="T1"><text:span text:style-name="T1">(4) vvapurattu viracoḻa ˚aṇukkaṉ kuṇavaṉ taraṇ[i]val </text:span><text:span text:style-name="T1"/></text:p>
      <text:p text:style-name="Standard" loext:marker-style-name="T1"><text:span text:style-name="T1">(5) laṉ vaytta viḷakku ˚oṉṟu nilaiviḷakkum poṉ pattiṉ</text:span><text:span text:style-name="T1"/></text:p>
      <text:p text:style-name="Standard" loext:marker-style-name="T1"><text:span text:style-name="T1">(6) kaḻañcup ˚ippoṉ patiṉ kaḻañcuṅ koṇṭu ˚iravum paka</text:span><text:span text:style-name="T1"/></text:p>
      <text:p text:style-name="Standard" loext:marker-style-name="T1"><text:span text:style-name="T1">(7) lum ˚oru noṉtāviḷakku </text:span><text:span text:style-name="T4">cantrā</text:span><text:span text:style-name="T1">tittaval ˚eppo</text:span></text:p>
      <text:p text:style-name="Standard" loext:marker-style-name="T4"><text:span text:style-name="T1">(8) mānom ˚ittaḷip paṭṭuṭaiyom ˚eḻuvom ˚itu </text:span><text:span text:style-name="T4">panmā˚e</text:span></text:p>
      <text:p text:style-name="Standard" loext:marker-style-name="T1"><text:span text:style-name="T1">(9) </text:span><text:span text:style-name="T4">śvara rakṣai</text:span><text:span text:style-name="T1"> ||</text:span></text:p>
      <text:p text:style-name="P1" loext:marker-style-name="T1"/>
      <text:p text:style-name="Standard" loext:marker-style-name="T1"><text:span text:style-name="T1">Fortune! Prosperity! This is the 17</text:span><text:span text:style-name="T15">th</text:span><text:span text:style-name="T1"> year of Kōrājakesarivarman. For Mahādeva of the shrine (</text:span><text:span text:style-name="T4">gṛhattu</text:span><text:span text:style-name="T1">) of the Lord (</text:span><text:span text:style-name="T4">īśva &gt; īśvara</text:span><text:span text:style-name="T1">) </text:span><text:span text:style-name="T17">[of] Avanikandhavva</text:span><text:span text:style-name="T1">, a </text:span><text:span text:style-name="T4">devadāna</text:span><text:span text:style-name="T1"> of Kuṉṟakkūṟṟam, Vīracōḻa Aṇukkaṉ Kuṇavaṉ Taraṇivallaṉ of this Avanikandhavvapuram gave (</text:span><text:span text:style-name="T4">vaytta &gt; vaitta</text:span><text:span text:style-name="T1">) for one (</text:span><text:span text:style-name="T4">oṉṟu</text:span><text:span text:style-name="T1">) lamp (</text:span><text:span text:style-name="T4">viḷakku</text:span><text:span text:style-name="T1">) [which is] a standing lamp (</text:span><text:span text:style-name="T4">nilaiviḷakkum</text:span><text:span text:style-name="T1">) ten </text:span><text:span text:style-name="T4">kaḻañcu</text:span><text:span text:style-name="T1">s of gold (</text:span><text:span text:style-name="T4">poṉ pattiṉ kaḻañcu</text:span><text:span text:style-name="T1">); having taken (</text:span><text:span text:style-name="T4">koṇṭu</text:span><text:span text:style-name="T19">, i.e. with</text:span><text:span text:style-name="T1">) these ten </text:span><text:span text:style-name="T4">kaḻañcu</text:span><text:span text:style-name="T1">s of gold (</text:span><text:span text:style-name="T4">ippoṉ patiṉ kaḻañcuṅ</text:span><text:span text:style-name="T1">), night and day (</text:span><text:span text:style-name="T4">iravum pakalum</text:span><text:span text:style-name="T1">), for one perpetual lamp (</text:span><text:span text:style-name="T4">oru noṉtāviḷakku</text:span><text:span text:style-name="T19"> &gt; </text:span><text:span text:style-name="T4">oru nontāviḷakku</text:span><text:span text:style-name="T1">), as long as the sun and the moon endure, we will burn (</text:span><text:span text:style-name="T4">eppōmānōm &gt; erippōmānōm</text:span><text:span text:style-name="T1">), we the Paṭṭuṭaiyārs of this temple, we the Seven. This is under the protection of the Panmāheśvaras.</text:span></text:p>
      <text:p text:style-name="P1" loext:marker-style-name="T1"><text:soft-page-break/></text:p>
      <text:p text:style-name="Standard" loext:marker-style-name="T1"><text:span text:style-name="T1">#30. a) AIM, northern shrine; b) on the eastern wall section of the </text:span><text:span text:style-name="T5">ardha-maṇḍapa </text:span><text:span text:style-name="T1">of the northern façade; c) personally located and read in situ; d) ARE 1924, no. 385; e) 27</text:span><text:span text:style-name="T15">th</text:span><text:span text:style-name="T1"> regnal year of Kōvirājarājakesarivarman alias Rājarājadeva; f) Rājarāja I (</text:span><text:span text:style-name="T5">circa</text:span><text:span text:style-name="T1"> 1022 A.D.); g) inscription read with G. Vijayavenugopal, E. Francis, N. Cane and U. Veluppillai; h) </text:span><text:span text:style-name="T5">meykkīrtti</text:span><text:span text:style-name="T1"> of Rājarāja I, lines 1 to 13.</text:span></text:p>
      <text:p text:style-name="P1" loext:marker-style-name="T1"/>
      <text:p text:style-name="Standard" loext:marker-style-name="T1"><text:span text:style-name="T1">(1-11) {</text:span><text:span text:style-name="T5">meykkīrtti</text:span><text:span text:style-name="T1">} </text:span></text:p>
      <text:p text:style-name="Standard" loext:marker-style-name="T1"><text:span text:style-name="T1">(12) {</text:span><text:span text:style-name="T5">meykkīrtti</text:span><text:span text:style-name="T1">} </text:span><text:span text:style-name="T4">śrī </text:span><text:span text:style-name="T1">kovirā</text:span><text:span text:style-name="T4">ja</text:span><text:span text:style-name="T1">rā</text:span><text:span text:style-name="T4">ja</text:span></text:p>
      <text:p text:style-name="Standard" loext:marker-style-name="T1"><text:span text:style-name="T1">(13) kecaripaṉmarāṉa </text:span><text:span text:style-name="T4">śrī </text:span><text:span text:style-name="T1">rā</text:span><text:span text:style-name="T4">ja</text:span><text:span text:style-name="T1">rā</text:span><text:span text:style-name="T4">jade</text:span><text:span text:style-name="T1">varkku yāṇṭu ˚iru</text:span></text:p>
      <text:p text:style-name="Standard" loext:marker-style-name="T1"><text:span text:style-name="T1">(14) pattu ˚eḻāvatu paḻuvūr ˚avaṉikantavva˚</text:span><text:span text:style-name="T4">īśvara</text:span><text:span text:style-name="T1">ttu </text:span><text:span text:style-name="T4">de</text:span><text:span text:style-name="T1">vatā</text:span></text:p>
      <text:p text:style-name="Standard" loext:marker-style-name="T1"><text:span text:style-name="T1">(15) ṉam rā</text:span><text:span text:style-name="T4">je</text:span><text:span text:style-name="T1">ntiraciṅkavaḷanāṭṭup poykaināṭṭu ˚ūkaṉku</text:span></text:p>
      <text:p text:style-name="Standard" loext:marker-style-name="T1"><text:span text:style-name="T1">(16) ṭi </text:span><text:span text:style-name="T4">de</text:span><text:span text:style-name="T1">varkku nikki ˚ulakaḷantu ˚eṟiṉa nilattāl ˚uṭaiyār</text:span></text:p>
      <text:p text:style-name="Standard" loext:marker-style-name="T1"><text:span text:style-name="T1">(17) </text:span><text:span text:style-name="T4">śrī </text:span><text:span text:style-name="T1">rā</text:span><text:span text:style-name="T4">ja</text:span><text:span text:style-name="T1">rā</text:span><text:span text:style-name="T4">jade</text:span><text:span text:style-name="T1">var koṇṭaruḷum nellu toḷāyirattu ˚o</text:span></text:p>
      <text:p text:style-name="Standard" loext:marker-style-name="T1"><text:span text:style-name="T1">(18) ru pattu ˚eḻukalaṉe patakku 8 ñāḻiyum ˚ittevarkku veṇ</text:span><text:span text:style-name="T1"/></text:p>
      <text:p text:style-name="Standard" loext:marker-style-name="T1"><text:span text:style-name="T1">(19) ṭum ni[va]ntaṅkaḷukku ˚uṭaiyār </text:span><text:span text:style-name="T4">śrī </text:span><text:span text:style-name="T1">rā</text:span><text:span text:style-name="T4">ja</text:span><text:span text:style-name="T1">rā</text:span><text:span text:style-name="T4">jade</text:span><text:span text:style-name="T1">var </text:span><text:span text:style-name="T4">de</text:span><text:span text:style-name="T1">viyar paḻuvūr</text:span><text:span text:style-name="T1"><text:note text:id="ftn223" text:note-class="footnote"><text:note-citation>61</text:note-citation><text:note-body><text:p text:style-name="P3" loext:marker-style-name="T11"><text:span text:style-name="T12"><text:s/></text:span><text:span text:style-name="T11">The -</text:span><text:span text:style-name="T13">ḻu</text:span><text:span text:style-name="T11"> is written in small letters as if it was forgotten and added later.</text:span></text:p></text:note-body></text:note></text:span><text:span text:style-name="T1"> ˚a</text:span></text:p>
      <text:p text:style-name="Standard" loext:marker-style-name="T1"><text:span text:style-name="T1">(20) vaṉikantavvapurattu </text:span><text:span text:style-name="T4">de</text:span><text:span text:style-name="T1">vaṉār makaḷ nakkaṉ pañcavaṉ māte</text:span></text:p>
      <text:p text:style-name="Standard" loext:marker-style-name="T1"><text:span text:style-name="T1">(21) viyār viṇapattāl </text:span><text:span text:style-name="T4">de</text:span><text:span text:style-name="T1">vakke kuṭuttaruḷi yāṇṭu ˚irupattu</text:span></text:p>
      <text:p text:style-name="Standard" loext:marker-style-name="T1"><text:span text:style-name="T1">(22) ˚eḻāvatu mutal ˚ittevakku ṉivantam [p]eṟuvārkke ku</text:span><text:span text:style-name="T1"/></text:p>
      <text:p text:style-name="Standard" loext:marker-style-name="T1"><text:span text:style-name="T1">(23) ṭuttaruḷi variyil ˚iṭṭatu ||</text:span><text:span text:style-name="T1"/></text:p>
      <text:p text:style-name="P1" loext:marker-style-name="T1"/>
      <text:p text:style-name="Standard" loext:marker-style-name="T1"><text:span text:style-name="T1">{</text:span><text:span text:style-name="T5">meykkīrtti</text:span><text:span text:style-name="T1">} This is the 27</text:span><text:span text:style-name="T15">th</text:span><text:span text:style-name="T1"> year of Śrī Kōvirājarājakesarivarman </text:span><text:span text:style-name="T19">alias</text:span><text:span text:style-name="T1"> Śrī Rājarājadevar. For the god (</text:span><text:span text:style-name="T4">devarkku</text:span><text:span text:style-name="T1">) of Ūkaṉkuṭi in Poykaināṭu in Rājentiraciṅkavaḷanāṭu, a </text:span><text:span text:style-name="T4">devadāna</text:span><text:span text:style-name="T1"> of the Lord (</text:span><text:span text:style-name="T4">īśvarattu</text:span><text:span text:style-name="T1">) Avaṉikantavva of Paḻuvūr, having removed (</text:span><text:span text:style-name="T4">nīkki</text:span><text:span text:style-name="T1">),</text:span><text:span text:style-name="T1"><text:note text:id="ftn224" text:note-class="footnote"><text:note-citation>62</text:note-citation><text:note-body><text:p text:style-name="P3" loext:marker-style-name="T12"><text:span text:style-name="T12"><text:s/>There are two possible interpretations here: either “</text:span><text:span text:style-name="T35">having removed (</text:span><text:span text:style-name="T36">nīkki</text:span><text:span text:style-name="T35">) for the god (</text:span><text:span text:style-name="T36">devarkku</text:span><text:span text:style-name="T35">) [of] Ūkaṉkuṭi” or “having removed (</text:span><text:span text:style-name="T36">nīkki</text:span><text:span text:style-name="T35">) Ūkaṉkuṭi for the god (</text:span><text:span text:style-name="T36">devarkku</text:span><text:span text:style-name="T35">) [of Avanikantarpapuram]”.</text:span></text:p></text:note-body></text:note></text:span><text:span text:style-name="T1"> having measured (</text:span><text:span text:style-name="T4">aḷantu</text:span><text:span text:style-name="T1">) the world (i.e. the land?) (</text:span><text:span text:style-name="T4">ulaku</text:span><text:span text:style-name="T1">), with the land (</text:span><text:span text:style-name="T4">nilattāl</text:span><text:span text:style-name="T1">) which increased (</text:span><text:span text:style-name="T4">ēṟiṉa</text:span><text:span text:style-name="T1">), when the Lord (</text:span><text:span text:style-name="T4">uṭaiyār</text:span><text:span text:style-name="T1">) Śrī Rājarājadevar has graciously taken (</text:span><text:span text:style-name="T4">koṇṭaruḷum</text:span><text:span text:style-name="T1">) the 917 (</text:span><text:span text:style-name="T4">toḷāyirattu</text:span><text:span text:style-name="T19"> &gt; </text:span><text:span text:style-name="T4">toḷḷāyirattu</text:span><text:span text:style-name="T1"> </text:span><text:span text:style-name="T4">oru pattu eḻu</text:span><text:span text:style-name="T1">) </text:span><text:span text:style-name="T4">kalam</text:span><text:span text:style-name="T19">s</text:span><text:span text:style-name="T1">, one </text:span><text:span text:style-name="T4">patakku</text:span><text:span text:style-name="T1"> and 8 </text:span><text:span text:style-name="T4">nāḻi</text:span><text:span text:style-name="T19">s</text:span><text:span text:style-name="T1"> of paddy (</text:span><text:span text:style-name="T4">nellu</text:span><text:span text:style-name="T1">) for the endowments (</text:span><text:span text:style-name="T4">nivantakaḷukku</text:span><text:span text:style-name="T1">) wanted (</text:span><text:span text:style-name="T4">veṇṭum</text:span><text:span text:style-name="T1">) for this god (</text:span><text:span text:style-name="T4">ittevarkku</text:span><text:span text:style-name="T1">); upon the request (</text:span><text:span text:style-name="T4">viṇapattāl &gt; viṇṇappattāl</text:span><text:span text:style-name="T1">) of the wife (</text:span><text:span text:style-name="T4">deviyar</text:span><text:span text:style-name="T1">) of Lord (</text:span><text:span text:style-name="T4">uṭaiyār</text:span><text:span text:style-name="T1">) Śrī Rājarājadevar, the daughter (</text:span><text:span text:style-name="T4">makaḷ</text:span><text:span text:style-name="T1">) of the god (</text:span><text:span text:style-name="T5">devaṉār</text:span><text:span text:style-name="T1">) of Avaṉikantavvapuram of Paḻuvūr, Nakkaṉ Pañcavaṉ Māteviyār, [it was] graciously given (</text:span><text:span text:style-name="T4">kuṭuttaruḷi</text:span><text:span text:style-name="T1">) to the god himself (</text:span><text:span text:style-name="T4">devakkē </text:span><text:span text:style-name="T19">&gt; </text:span><text:span text:style-name="T4">devarkkē</text:span><text:span text:style-name="T1">); from (</text:span><text:span text:style-name="T4">mutal</text:span><text:span text:style-name="T1">) the 27</text:span><text:span text:style-name="T15">th</text:span><text:span text:style-name="T1"> year onwards, only to the ones who get (i.e. who handle) (</text:span><text:span text:style-name="T4">peṟuvārkkē</text:span><text:span text:style-name="T1">) the endowment (</text:span><text:span text:style-name="T4">ṉivantam &gt; nivantam</text:span><text:span text:style-name="T1">) for this god (</text:span><text:span text:style-name="T4">ittevakku &gt; ittēvarkku</text:span><text:span text:style-name="T1">), it has been graciously given (</text:span><text:span text:style-name="T4">kuṭuttaruḷi</text:span><text:span text:style-name="T1">); this has been put (</text:span><text:span text:style-name="T4">iṭṭatu</text:span><text:span text:style-name="T1">) in the tax-register (</text:span><text:span text:style-name="T4">variyil</text:span><text:span text:style-name="T1">).</text:span></text:p>
      <text:p text:style-name="P1" loext:marker-style-name="T1"/>
      <text:p text:style-name="P1" loext:marker-style-name="T1"/>
      <text:p text:style-name="Standard" loext:marker-style-name="T1"><text:span text:style-name="T1">#31. a) AIM, northern shrine; b) engraved across the two wall sections on the southern side of the niche of Skanda on the eastern façade of the sanctuary; c) personally located and read in situ; d) ARE 1924, no. 384; e) 11</text:span><text:span text:style-name="T15">th</text:span><text:span text:style-name="T1"> regnal year of </text:span><text:span text:style-name="T5">cālai kalam aṟutta</text:span><text:span text:style-name="T1"> Kōvirājarājakesarivarman; f) Rājarāja I (</text:span><text:span text:style-name="T5">circa</text:span><text:span text:style-name="T1"> 996 A.D.); g) inscription read with E. Francis, N. Cane and U. Veluppillai; h) the pilatster separating the two wall sections is engraved over from line 10 and the pilaster on the right side of the inscription is also engraved from the line 14.</text:span></text:p>
      <text:p text:style-name="P1" loext:marker-style-name="T1"/>
      <text:p text:style-name="Standard" loext:marker-style-name="T38"><text:soft-page-break/><text:span text:style-name="T38">(1) </text:span><text:span text:style-name="T37">svasti śrī</text:span><text:span text:style-name="T38"> cā ‡ lai ka[lam a]ṟutta ko</text:span></text:p>
      <text:p text:style-name="Standard" loext:marker-style-name="T38"><text:span text:style-name="T38">(2) virā</text:span><text:span text:style-name="T37">ja</text:span><text:span text:style-name="T38">rā</text:span><text:span text:style-name="T37">ja</text:span><text:span text:style-name="T38">keca ‡ ripa</text:span><text:span text:style-name="T37">nma</text:span><text:span text:style-name="T38">ṟkku yāṇṭu</text:span></text:p>
      <text:p text:style-name="Standard" loext:marker-style-name="T38"><text:span text:style-name="T38">(3) 11 ˚āvatu ku ‡ X [ṟa]kku X ṟattu teva</text:span><text:span text:style-name="T38"/></text:p>
      <text:p text:style-name="Standard" loext:marker-style-name="T1"><text:span text:style-name="T1">(4) [tāna] X X X X ‡ X X X X X X [˚</text:span><text:span text:style-name="T4">ī</text:span><text:span text:style-name="T1">]</text:span></text:p>
      <text:p text:style-name="Standard" loext:marker-style-name="T1"><text:span text:style-name="T1">(5) </text:span><text:span text:style-name="T4">śva</text:span><text:span text:style-name="T1"> X ttu vaṭa ‡ X X X X koyil</text:span></text:p>
      <text:p text:style-name="Standard" loext:marker-style-name="T1"><text:span text:style-name="T1">(6) X X ā</text:span><text:span text:style-name="T4">de</text:span><text:span text:style-name="T1">vaṟkku ‡ [˚a] X kaḷ [pa]ḻuveṭṭa</text:span></text:p>
      <text:p text:style-name="Standard" loext:marker-style-name="T4"><text:span text:style-name="T1">(7) [raiya]r kaṇṭaṉ ‡ maṟavaṉākku </text:span><text:span text:style-name="T4">śrī </text:span><text:span text:style-name="T1">kā</text:span><text:span text:style-name="T4">yya</text:span></text:p>
      <text:p text:style-name="Standard" loext:marker-style-name="T1"><text:span text:style-name="T1">(8) m arākiṉṟa koyi ‡ l koṉ aṭikaṉ meṉā</text:span><text:span text:style-name="T1"/></text:p>
      <text:p text:style-name="Standard" loext:marker-style-name="T1"><text:span text:style-name="T1">(9) yattu pakaivi ‡ ṭai </text:span><text:span text:style-name="T4">˚īśvara</text:span><text:span text:style-name="T1">ttu teva</text:span></text:p>
      <text:p text:style-name="Standard" loext:marker-style-name="T1"><text:span text:style-name="T1">(10) ṉ X [kaḷ] ṇa[k]ka ‡ ṉ vira ‡ {cement} ‡ [˚i]</text:span><text:span text:style-name="T1"><text:note text:id="ftn225" text:note-class="footnote"><text:note-citation>63</text:note-citation><text:note-body><text:p text:style-name="P3" loext:marker-style-name="T11"><text:span text:style-name="T12"><text:s/></text:span><text:span text:style-name="T11">There is one letter on the pilater on the right side for the lines 10 and 11. From the line 14 onwards, this pilaster is systematically engraved.</text:span></text:p></text:note-body></text:note></text:span></text:p>
      <text:p text:style-name="Standard" loext:marker-style-name="T1"><text:span text:style-name="T1">(11) val ˚iravum pakalu ‡ ˚eriyu X ‡ ḷakku 1 ˚oṉṟukku </text:span><text:span text:style-name="T4">de</text:span><text:span text:style-name="T1">var ˚u ‡ ḻa </text:span></text:p>
      <text:p text:style-name="Standard" loext:marker-style-name="T38"><text:span text:style-name="T38">(12) kkāl nicatam ˚uḻak ‡ ku ne ‡ y eriya vaitta nentāviḷa</text:span><text:span text:style-name="T38"/></text:p>
      <text:p text:style-name="Standard" loext:marker-style-name="T38"><text:span text:style-name="T38">(13) kku ˚oṉṟiṉukkuk ‡ kuṭut ‡ ta [˚e]ṉ paṅkaraiyu vanta pa</text:span><text:span text:style-name="T38"/></text:p>
      <text:p text:style-name="Standard" loext:marker-style-name="T38"><text:span text:style-name="T38">(14) kaivi ˚</text:span><text:span text:style-name="T37">īśvara</text:span><text:span text:style-name="T38">ttu ta ‡ ḷicceri ‡ vaṭa ciṟakil nakkaṉ peṟṟamai ‡ paṅkukku</text:span></text:p>
      <text:p text:style-name="Standard" loext:marker-style-name="T38"><text:span text:style-name="T38">(15) meṟku viḻāviti ‡ kku vaṭa ‡ kkum pakaiviṭai </text:span><text:span text:style-name="T37">˚iśvara</text:span><text:span text:style-name="T38">ttu ‡ </text:span><text:span text:style-name="T37">de</text:span><text:span text:style-name="T38">varkku nā</text:span></text:p>
      <text:p text:style-name="Standard" loext:marker-style-name="T38"><text:span text:style-name="T38">(16) X kupatta paṅkarai ‡ kkuk ki ‡ ḻakkum tiruveḷip[pā]la[kaṉ] ‡ toṭṭattu[k]</text:span><text:span text:style-name="T38"/></text:p>
      <text:p text:style-name="Standard" loext:marker-style-name="T38"><text:span text:style-name="T38">(17) k[u] teṟku naṭuvu[paṭa] ‡ paṅkarai ‡ yum cuṭṭi van[ta Xe] X X X ‡ X X X llu</text:span><text:span text:style-name="T38"/></text:p>
      <text:p text:style-name="Standard" loext:marker-style-name="T38"><text:span text:style-name="T38">(18) maṟṟum ˚ippaṅkā[l] ‡ va X X</text:span><text:span text:style-name="T1"><text:note text:id="ftn226" text:note-class="footnote"><text:note-citation>64</text:note-citation><text:note-body><text:p text:style-name="P3" loext:marker-style-name="T11"><text:span text:style-name="T12"><text:s/></text:span><text:span text:style-name="T11">These are 2 signs which I cannot understand.</text:span></text:p></text:note-body></text:note></text:span><text:span text:style-name="T38"> tu ‡ ˚epeṟpaṭṭatum kuṭu X X X ‡ tevarkku </text:span><text:span text:style-name="T37">ca</text:span></text:p>
      <text:p text:style-name="Standard" loext:marker-style-name="T38"><text:span text:style-name="T38">(19) </text:span><text:span text:style-name="T37">ntrādi</text:span><text:span text:style-name="T38">ttavat ˚oru no ‡ ṉtāviḷa ‡ kku vaitteṉ kariya viranaraṇi ‡ X yaṉ</text:span><text:span text:style-name="T1"><text:note text:id="ftn227" text:note-class="footnote"><text:note-citation>65</text:note-citation><text:note-body><text:p text:style-name="Footnote" loext:marker-style-name="T24"><text:span text:style-name="T24"><text:s/>The unlegible letter may be the vowel -</text:span><text:span text:style-name="T50">e</text:span><text:span text:style-name="T24">, thus giving </text:span><text:span text:style-name="T50">yeṉ</text:span><text:span text:style-name="T24">.</text:span></text:p></text:note-body></text:note></text:span></text:p>
      <text:p text:style-name="P5" loext:marker-style-name="T38"/>
      <text:p text:style-name="Standard" loext:marker-style-name="T1"><text:span text:style-name="T1">Fortune! Prosperity! This is the 11</text:span><text:span text:style-name="T15">th</text:span><text:span text:style-name="T1"> year of Kōvirājarājakesarivarman who destroyed the ships at Cālai. To {{Mah}}ādevar of the temple (</text:span><text:span text:style-name="T4">kōyil</text:span><text:span text:style-name="T1">) of the northern side (</text:span><text:span text:style-name="T4">vaṭa</text:span><text:span text:style-name="T1">{{</text:span><text:span text:style-name="T4">vāyil</text:span><text:span text:style-name="T1">}}) of the Lord (</text:span><text:span text:style-name="T4">īśva</text:span><text:span text:style-name="T1">{{</text:span><text:span text:style-name="T4">ra</text:span><text:span text:style-name="T1">}}</text:span><text:span text:style-name="T4">ttu</text:span><text:span text:style-name="T1">) …, a </text:span><text:span text:style-name="T4">devadāna</text:span><text:span text:style-name="T1"> of Kuṉṟakkūṟṟam (</text:span><text:span text:style-name="T4">ku</text:span><text:span text:style-name="T1">{{</text:span><text:span text:style-name="T4">ṉ</text:span><text:span text:style-name="T1">}}</text:span><text:span text:style-name="T4">ṟakkū</text:span><text:span text:style-name="T1">{{</text:span><text:span text:style-name="T4">ṟ</text:span><text:span text:style-name="T1">}}</text:span><text:span text:style-name="T4">ṟattu</text:span><text:span text:style-name="T1">), {{Nak}}kaṉ Vīra{{naraṇi}}, daughter (</text:span><text:span text:style-name="T4">makaḷ</text:span><text:span text:style-name="T1">) of god (</text:span><text:span text:style-name="T4">tēvaṉ</text:span><text:span text:style-name="T1">) of the Lord (</text:span><text:span text:style-name="T4">īśvarattu</text:span><text:span text:style-name="T1">) [of] Pakaiviṭai [which is] under the supervision (</text:span><text:span text:style-name="T4">mēṉāyattu</text:span><text:span text:style-name="T1"> &gt; </text:span><text:span text:style-name="T4">mēṉāyakattu</text:span><text:span text:style-name="T1"> &gt; </text:span><text:span text:style-name="T4">mēl nāyakattu</text:span><text:span text:style-name="T1">) of Kōṉ Aṭikaṉ of the temple (</text:span><text:span text:style-name="T4">kōyil</text:span><text:span text:style-name="T1">) who examines (</text:span><text:span text:style-name="T4">arāykiṉṟa &gt; ārāykiṉṟa</text:span><text:span text:style-name="T1">) the sacred affairs (</text:span><text:span text:style-name="T4">śrī kāyyam </text:span><text:span text:style-name="T19">&gt; </text:span><text:span text:style-name="T4">śrī kāryyam</text:span><text:span text:style-name="T1">) for Aṭikal Paḻuvēṭṭaraiyar Kaṇṭaṉ Maṟavaṉār (</text:span><text:span text:style-name="T4">maṟavaṉākku</text:span><text:span text:style-name="T1"> &gt; </text:span><text:span text:style-name="T4">maṟavaṉārkku</text:span><text:span text:style-name="T1">); she (</text:span><text:span text:style-name="T4">ival</text:span><text:span text:style-name="T1">), for one </text:span><text:span text:style-name="T4">uḻakku</text:span><text:span text:style-name="T1"> ({{</text:span><text:span text:style-name="T4">u</text:span><text:span text:style-name="T1">}}</text:span><text:span text:style-name="T4">ḷakku 1 oṉṟukku</text:span><text:span text:style-name="T1">) by the </text:span><text:span text:style-name="T4">devar-uḻakku</text:span><text:span text:style-name="T1"> [measure] to burn (</text:span><text:span text:style-name="T4">eriyu</text:span><text:span text:style-name="T1">{{</text:span><text:span text:style-name="T4">m</text:span><text:span text:style-name="T1">}}) night and day (</text:span><text:span text:style-name="T4">iravum pakalum</text:span><text:span text:style-name="T1">), gave (</text:span><text:span text:style-name="T4">vaitta</text:span><text:span text:style-name="T1">) one </text:span><text:span text:style-name="T4">uḻakku</text:span><text:span text:style-name="T1"> of </text:span><text:span text:style-name="T5">ghee</text:span><text:span text:style-name="T1"> (</text:span><text:span text:style-name="T4">ney</text:span><text:span text:style-name="T1">) everyday (</text:span><text:span text:style-name="T4">nicatam</text:span><text:span text:style-name="T1">) to burn (</text:span><text:span text:style-name="T4">eriya</text:span><text:span text:style-name="T1">); that which have come (</text:span><text:span text:style-name="T4">vanta</text:span><text:span text:style-name="T1">) from half (</text:span><text:span text:style-name="T4">araiyum</text:span><text:span text:style-name="T1">) of my share (</text:span><text:span text:style-name="T4">eṉ paṅku</text:span><text:span text:style-name="T1">) was given (</text:span><text:span text:style-name="T4">kuṭutta</text:span><text:span text:style-name="T1">) for one perpetual lamp (</text:span><text:span text:style-name="T4">nentāviḷakku &gt; nontāviḷakku</text:span><text:span text:style-name="T1">): to the west (</text:span><text:span text:style-name="T4">meṟku</text:span><text:span text:style-name="T1">) of the share (</text:span><text:span text:style-name="T4">paṅkukku</text:span><text:span text:style-name="T1">) that Nakkaṉ got (</text:span><text:span text:style-name="T4">peṟṟamai</text:span><text:span text:style-name="T1">) in the northern (</text:span><text:span text:style-name="T4">vaṭa</text:span><text:span text:style-name="T1">) row of houses (</text:span><text:span text:style-name="T4">ciṟakil</text:span><text:span text:style-name="T1">) of the temple quarters (</text:span><text:span text:style-name="T5">taḷiccēri</text:span><text:span text:style-name="T1">) of the Lord (</text:span><text:span text:style-name="T4">īśvarattu</text:span><text:span text:style-name="T1">) [of] Pakaivi{{ṭai}}, to the north (</text:span><text:span text:style-name="T4">vaṭakkum</text:span><text:span text:style-name="T1">) of the festival street (</text:span><text:span text:style-name="T4">viḻāviti</text:span><text:span text:style-name="T1">), to the east (</text:span><text:span text:style-name="T4">kīḻakkum</text:span><text:span text:style-name="T1">) of half a share (</text:span><text:span text:style-name="T4">paṅku-arai-kkuk</text:span><text:span text:style-name="T1">) of …patta for the god (</text:span><text:span text:style-name="T4">devarkku</text:span><text:span text:style-name="T1">) of the Lord (</text:span><text:span text:style-name="T4">īśvarattu</text:span><text:span text:style-name="T1">) [of] Pakaiviṭai, to the south (</text:span><text:span text:style-name="T4">teṟkum</text:span><text:span text:style-name="T1">) of the garden (</text:span><text:span text:style-name="T4">tōṭṭattukku</text:span><text:span text:style-name="T1">) of Tiruvēḷi Pālakaṉ; having pointed out (</text:span><text:span text:style-name="T4">cuṭṭi</text:span><text:span text:style-name="T1">) half the share (</text:span><text:span text:style-name="T4">paṅk-araiyum</text:span><text:span text:style-name="T1">) that falls (</text:span><text:span text:style-name="T4">paṭa</text:span><text:span text:style-name="T1">) in the middle (</text:span><text:span text:style-name="T4">naṭuvu</text:span><text:span text:style-name="T1">), that which has come (</text:span><text:span text:style-name="T4">vanta</text:span><text:span text:style-name="T1">) … and besides (</text:span><text:span text:style-name="T4">maṟṟum</text:span><text:span text:style-name="T1">); with this share (</text:span><text:span text:style-name="T4">ippaṅkāl</text:span><text:span text:style-name="T1">), [I?] have given (</text:span><text:span text:style-name="T4">kuṭu</text:span><text:span text:style-name="T1">{{</text:span><text:span text:style-name="T4">ttēn</text:span><text:span text:style-name="T1">?}}) … and whatever falls [within] (</text:span><text:span text:style-name="T4">epēṟpaṭṭatum </text:span><text:span text:style-name="T19">&gt; </text:span><text:span text:style-name="T4">eppēṟpaṭṭatum</text:span><text:span text:style-name="T1">); I, Kariya Vīranaraṇi …, have placed (</text:span><text:span text:style-name="T4">vaittēṉ</text:span><text:span text:style-name="T1">) one perpetual lamp, as long as the sun and the moon endure, for the god (</text:span><text:span text:style-name="T4">tēvarkku</text:span><text:span text:style-name="T1">).</text:span></text:p>
      <text:p text:style-name="P1" loext:marker-style-name="T1"/>
      <text:p text:style-name="Standard" loext:marker-style-name="T1"><text:soft-page-break/><text:span text:style-name="T1">#32. a) AIM, northern shrine; b) on the westernmost wall section of the </text:span><text:span text:style-name="T5">ardha-maṇḍapa </text:span><text:span text:style-name="T1">of the southern façade; c) personally located and read in situ; d) ARE 1924, no. 378; e) 24</text:span><text:span text:style-name="T15">th</text:span><text:span text:style-name="T1"> and 26</text:span><text:span text:style-name="T15">th</text:span><text:span text:style-name="T1"> regnal years of </text:span><text:span text:style-name="T5">matirai koṇṭa</text:span><text:span text:style-name="T1"> Kōpparakesarivarman; f) Parāntaka I (</text:span><text:span text:style-name="T5">circa</text:span><text:span text:style-name="T1"> 931 and 933 A.D.); g) inscription read with G. Vijayavenugopal.</text:span></text:p>
      <text:p text:style-name="P1" loext:marker-style-name="T1"/>
      <text:p text:style-name="Standard" loext:marker-style-name="T1"><text:span text:style-name="T1">(1) </text:span><text:span text:style-name="T4">svasti śrī</text:span><text:span text:style-name="T1"> matirai koṇṭa kopparakecaripaṉ[ma]kki</text:span></text:p>
      <text:p text:style-name="Standard" loext:marker-style-name="T1"><text:span text:style-name="T1">(2) yāṇṭu 24 ˚āvatu kiḻpalicaip poṉṉu taṇṭa</text:span><text:span text:style-name="T1"/></text:p>
      <text:p text:style-name="Standard" loext:marker-style-name="T1"><text:span text:style-name="T1">(3) poṉṉu maṉaip poṉṉum taṉaṭi kāmakko[ṭa]</text:span><text:span text:style-name="T1"/></text:p>
      <text:p text:style-name="Standard" loext:marker-style-name="T1"><text:span text:style-name="T1">(4) ṉār ˚ārācci ˚il vacca poṉ muppatu na[l]e</text:span><text:span text:style-name="T1"/></text:p>
      <text:p text:style-name="Standard" loext:marker-style-name="T1"><text:span text:style-name="T1">(5) paṭṭamūṉṟu || yāṇṭu 26 ˚āvatu maṉai</text:span><text:span text:style-name="T1"/></text:p>
      <text:p text:style-name="Standard" loext:marker-style-name="T1"><text:span text:style-name="T1">(6) ppoṉnum nakar vāḻcci poṉṉum kālpāṭṭa</text:span><text:span text:style-name="T1"/></text:p>
      <text:p text:style-name="Standard" loext:marker-style-name="T1"><text:span text:style-name="T1">(7) mum taṇṭi vaitta poṉ 20 kaḻañcu ˚ippoṉ</text:span><text:span text:style-name="T1"/></text:p>
      <text:p text:style-name="Standard" loext:marker-style-name="T1"><text:span text:style-name="T1">(8) ṉāl ˚āṭu nūṟṟu ˚eṇpatuṅ koṇṭu ˚iraṇṭu taḷi</text:span><text:span text:style-name="T1"/></text:p>
      <text:p text:style-name="Standard" loext:marker-style-name="T1"><text:span text:style-name="T1">(9) ˚ilum ˚oro noṉtāviḷakku ˚erippipar tevakaṉmikaḷ</text:span><text:span text:style-name="T1"/></text:p>
      <text:p text:style-name="Standard" loext:marker-style-name="T1"><text:span text:style-name="T1">(10) ḷom ||</text:span><text:span text:style-name="T1"><text:note text:id="ftn228" text:note-class="footnote"><text:note-citation>66</text:note-citation><text:note-body><text:p text:style-name="P3" loext:marker-style-name="T11"><text:span text:style-name="T12"><text:s/></text:span><text:span text:style-name="T11">An ornamented punctuation sign is marking the end.</text:span></text:p></text:note-body></text:note></text:span></text:p>
      <text:p text:style-name="Standard" loext:marker-style-name="T1"><text:span text:style-name="T1"><text:s/></text:span><text:span text:style-name="T1"/></text:p>
      <text:p text:style-name="Standard" loext:marker-style-name="T1"><text:span text:style-name="T1">Fortune! Prosperity! This is the 24</text:span><text:span text:style-name="T15">th</text:span><text:span text:style-name="T1"> year of Kōpparakesarivarman who has taken Madurai. The gold (</text:span><text:span text:style-name="T4">poṉṉu</text:span><text:span text:style-name="T1">) of the lower interest (</text:span><text:span text:style-name="T4">kiḻpalicai</text:span><text:span text:style-name="T1">), the gold (</text:span><text:span text:style-name="T4">poṉṉu</text:span><text:span text:style-name="T1">) of the fines (</text:span><text:span text:style-name="T4">taṇṭa</text:span><text:span text:style-name="T1">) and the gold (</text:span><text:span text:style-name="T4">poṉṉum</text:span><text:span text:style-name="T1">) of the houses (</text:span><text:span text:style-name="T4">maṉai</text:span><text:span text:style-name="T1">), Taṉaṭi Kāmakkoṭaṉār, in the examination [of the accounts] (</text:span><text:span text:style-name="T4">ārācciyil</text:span><text:span text:style-name="T1">), gave (</text:span><text:span text:style-name="T4">vacca</text:span><text:span text:style-name="T1">) thirty-four [</text:span><text:span text:style-name="T5">kaḻañcu</text:span><text:span text:style-name="T1">s of] gold and three (</text:span><text:span text:style-name="T4">mūṉṟu</text:span><text:span text:style-name="T1">) forehead plates (</text:span><text:span text:style-name="T4">paṭṭam</text:span><text:span text:style-name="T1">). This is the 26</text:span><text:span text:style-name="T15">th</text:span><text:span text:style-name="T1"> year. Having collected (</text:span><text:span text:style-name="T4">taṇṭi</text:span><text:span text:style-name="T1">) a quarter (</text:span><text:span text:style-name="T4">kāl</text:span><text:span text:style-name="T1">) of the rent/tax (</text:span><text:span text:style-name="T4">pāṭṭa</text:span><text:span text:style-name="T1">), the gold (</text:span><text:span text:style-name="T4">poṉṉum</text:span><text:span text:style-name="T1">) of the town inhabitants (</text:span><text:span text:style-name="T4">nakar vāḻcci</text:span><text:span text:style-name="T1">) and the house gold (</text:span><text:span text:style-name="T4">maṉaip poṉṉum</text:span><text:span text:style-name="T1">), 20 </text:span><text:span text:style-name="T4">kaḻañcu</text:span><text:span text:style-name="T1">s of gold were given; with this gold (</text:span><text:span text:style-name="T4">ippoṉṉāl</text:span><text:span text:style-name="T1">), having taken (</text:span><text:span text:style-name="T4">koṇṭu</text:span><text:span text:style-name="T1">) hundred and eighty (</text:span><text:span text:style-name="T4">nūṟṟu eṇpatuṅ</text:span><text:span text:style-name="T1">) goats (</text:span><text:span text:style-name="T4">āṭu</text:span><text:span text:style-name="T1">), we the Tēvakaṉmis will cause to burn (</text:span><text:span text:style-name="T4">erippipar</text:span><text:span text:style-name="T1">) a perpetual lamp (</text:span><text:span text:style-name="T4">nontāviḷakku</text:span><text:span text:style-name="T1">) in each (</text:span><text:span text:style-name="T4">orō</text:span><text:span text:style-name="T1">) of the two temples (</text:span><text:span text:style-name="T4">iraṇṭu taḷiilum</text:span><text:span text:style-name="T1">).</text:span></text:p>
      <text:p text:style-name="P1" loext:marker-style-name="T1"/>
      <text:p text:style-name="Standard" loext:marker-style-name="T1"><text:span text:style-name="T1">#33. a) AIM, northern shrine; b) engraved across two wall sections, the central and the eastern ones, of the </text:span><text:span text:style-name="T5">ardha-maṇḍapa </text:span><text:span text:style-name="T1">of the southern façade; c) personally located and read in situ; d) ARE 1924, no. 380; e) 26</text:span><text:span text:style-name="T15">th</text:span><text:span text:style-name="T1"> regnal year of </text:span><text:span text:style-name="T5">matirai koṇṭa</text:span><text:span text:style-name="T1"> Kōpparakesarivarman; f) Parāntaka I (</text:span><text:span text:style-name="T5">circa</text:span><text:span text:style-name="T1"> 933 A.D.); g) inscription not read with anyone; h) the pilaster separating the two wall sections is engraved.</text:span></text:p>
      <text:p text:style-name="P1" loext:marker-style-name="T1"/>
      <text:p text:style-name="Standard" loext:marker-style-name="T1"><text:span text:style-name="T1">(1) </text:span><text:span text:style-name="T4">svasti śrī</text:span><text:span text:style-name="T1"> matirai koṇṭa kopparakecaripaṉ ‡ makku yā ‡ ṇṭu 26 ˚āvatu kuṉṟakkūṟṟattu </text:span><text:span text:style-name="T4">de</text:span><text:span text:style-name="T1">va</text:span></text:p>
      <text:p text:style-name="Standard" loext:marker-style-name="T1"><text:span text:style-name="T1">(2) tāṉam ˚avaṉikaṉta[ṟ]papurattu </text:span><text:span text:style-name="T4">mahade</text:span><text:span text:style-name="T1">varkku ‡ miko ‡ laiviḷānāṭu nelvāyil ˚uṭaiyāṉ kāṭaṉ pūti</text:span></text:p>
      <text:p text:style-name="Standard" loext:marker-style-name="T1"><text:span text:style-name="T1">(3) ˚ittaḷi tevatāṉam ˚ūkaṉkuṭi ˚apo</text:span><text:span text:style-name="T4">ha</text:span><text:span text:style-name="T1">ṉaṅ kiṭaṉta ‡ </text:span><text:span text:style-name="T4">bhu</text:span><text:span text:style-name="T1">mi ma ‡ cakki kuṭutta ni[r]nilam ṉālu māvum koṇṭu ˚ira</text:span></text:p>
      <text:p text:style-name="Standard" loext:marker-style-name="T1"><text:span text:style-name="T1">(4) vum pakalum ˚ippokaṉta pokaṅ koṇṭu ˚o ‡ ru no ‡ ṉtāviḷakku ˚erippo ˚ittaḷi paṭṭu ˚uṭai</text:span><text:span text:style-name="T1"/></text:p>
      <text:p text:style-name="Standard" loext:marker-style-name="T1"><text:span text:style-name="T1">(5) yom ˚eḻuvom ||</text:span><text:span text:style-name="T1"/></text:p>
      <text:p text:style-name="P1" loext:marker-style-name="T1"/>
      <text:p text:style-name="Standard" loext:marker-style-name="T1"><text:span text:style-name="T1">Fortune! Prosperity! This is the 26</text:span><text:span text:style-name="T15">th</text:span><text:span text:style-name="T1"> year of Kōpparakesarivarman who has taken Madurai. To Mahādeva (</text:span><text:span text:style-name="T5">mahadeva</text:span><text:span text:style-name="T1"> &gt; </text:span><text:span text:style-name="T5">mahādeva</text:span><text:span text:style-name="T1">) of Avaṉikaṉtaṟpapuram, a </text:span><text:span text:style-name="T4">devadāna</text:span><text:span text:style-name="T1"> of Kuṉṟakkūṟṟam, Kāṭaṉ Pūti, lord (</text:span><text:span text:style-name="T4">uṭaiyāṉ</text:span><text:span text:style-name="T1">) of Nelvāyil in Mikolaiviḷānāṭu, having prepared (</text:span><text:span text:style-name="T4">macakki</text:span><text:span text:style-name="T1">) the land (</text:span><text:span text:style-name="T4">bhūmi</text:span><text:span text:style-name="T1">) which was lying (</text:span><text:span text:style-name="T4">kiṭaṉta</text:span><text:span text:style-name="T1">) without enjoyment (</text:span><text:span text:style-name="T4">apōhaṉaṅ</text:span><text:span text:style-name="T1">) in Ūkaṉkuṭi, a </text:span><text:span text:style-name="T4">devadāna</text:span><text:span text:style-name="T1"> of </text:span><text:soft-page-break/><text:span text:style-name="T1">this temple, gave (</text:span><text:span text:style-name="T4">kuṭutta</text:span><text:span text:style-name="T1">) four </text:span><text:span text:style-name="T4">mā</text:span><text:span text:style-name="T1">s (</text:span><text:span text:style-name="T4">ṉālu māvum</text:span><text:span text:style-name="T1">) of wet land (</text:span><text:span text:style-name="T4">nīrnilam</text:span><text:span text:style-name="T1">); having taken (</text:span><text:span text:style-name="T4">koṇṭu</text:span><text:span text:style-name="T1">) [these], having taken (</text:span><text:span text:style-name="T4">koṇṭu</text:span><text:span text:style-name="T1">) the produce (</text:span><text:span text:style-name="T4">pōkaṅ</text:span><text:span text:style-name="T1">) which have come [from] this (</text:span><text:span text:style-name="T4">ip-pokaṉta</text:span><text:span text:style-name="T1"> &gt; </text:span><text:span text:style-name="T4">ip-poṉta</text:span><text:span text:style-name="T1">?), night and day (</text:span><text:span text:style-name="T4">iravum pakalum</text:span><text:span text:style-name="T1">), we will burn (</text:span><text:span text:style-name="T4">erippō &gt; erippōm</text:span><text:span text:style-name="T1">) one perpetual lamp (</text:span><text:span text:style-name="T5">oru</text:span><text:span text:style-name="T1"> </text:span><text:span text:style-name="T4">noṉtāviḷakku</text:span><text:span text:style-name="T1">), we the Paṭṭuṭaiyārs of this temple (</text:span><text:span text:style-name="T4">ittaḷi</text:span><text:span text:style-name="T1">), we the Seven (</text:span><text:span text:style-name="T4">eḻuvōm</text:span><text:span text:style-name="T1">).</text:span></text:p>
      <text:p text:style-name="P1" loext:marker-style-name="T1"/>
      <text:p text:style-name="Standard" loext:marker-style-name="T1"><text:span text:style-name="T1">#34. a) AIM, northern shrine; b) engraved across two wall sections on the eastern side of the niche of Śiva on the southern façade of the sanctuary; c) personally located and read in situ; d) ARE 1924, no. 383; SII 13, no. 154; e) 6</text:span><text:span text:style-name="T15">th</text:span><text:span text:style-name="T1"> regnal year of Kōvirājakesarivarman; f) king difficult to identify; identified with Ga</text:span><text:span text:style-name="T33">ṇḍ</text:span><text:span text:style-name="T1">arāditya by Balasubrahmanyam (1963: 62–63); g) inscription read with G. Vijayavenugopal; h) the inscription is similar to #10: same donor, same words; from line 7, the pilaster separating the two wall sections is engraved.</text:span></text:p>
      <text:p text:style-name="P1" loext:marker-style-name="T1"/>
      <text:p text:style-name="Standard" loext:marker-style-name="T1"><text:span text:style-name="T1">(1) </text:span><text:span text:style-name="T4">svasti śrī</text:span><text:span text:style-name="T1"> kovirācake ‡ caripa</text:span><text:span text:style-name="T4">nm</text:span><text:span text:style-name="T1">aṟkku yā</text:span></text:p>
      <text:p text:style-name="Standard" loext:marker-style-name="T1"><text:span text:style-name="T1">(2) ṇṭu 6 ˚āvatu kunṟakkūṟa ‡ ttu </text:span><text:span text:style-name="T4">de</text:span><text:span text:style-name="T1">vatānam</text:span></text:p>
      <text:p text:style-name="Standard" loext:marker-style-name="T1"><text:span text:style-name="T1">(3) ˚avanikantaṟppa </text:span><text:span text:style-name="T4">˚īśva</text:span><text:span text:style-name="T1"> ‡ </text:span><text:span text:style-name="T4">ragṛha</text:span><text:span text:style-name="T1">ttu vaṭa</text:span></text:p>
      <text:p text:style-name="Standard" loext:marker-style-name="T1"><text:span text:style-name="T1">(4) [vāyi] ko[yi]l </text:span><text:span text:style-name="T4">mahāde</text:span><text:span text:style-name="T1">vark ‡ ku ˚ittaḷi </text:span><text:span text:style-name="T4">de</text:span><text:span text:style-name="T1">vanar [ma]</text:span></text:p>
      <text:p text:style-name="Standard" loext:marker-style-name="T1"><text:span text:style-name="T1">(5) kaḷār piḷḷaiyār ceramā</text:span><text:span text:style-name="T1"><text:note text:id="ftn229" text:note-class="footnote"><text:note-citation>67</text:note-citation><text:note-body><text:p text:style-name="P3" loext:marker-style-name="T11"><text:span text:style-name="T12"><text:s/></text:span><text:span text:style-name="T11">This could also be read </text:span><text:span text:style-name="T13">comā</text:span><text:span text:style-name="T11"> instead of </text:span><text:span text:style-name="T13">ceramā</text:span><text:span text:style-name="T11">.</text:span></text:p></text:note-body></text:note></text:span><text:span text:style-name="T1"> ‡ nār deviyar nakkan</text:span></text:p>
      <text:p text:style-name="Standard" loext:marker-style-name="T1"><text:span text:style-name="T1">(6) ˚akkara[ṇi] naṅkaiyār ca ‡ </text:span><text:span text:style-name="T4">ndrādi</text:span><text:span text:style-name="T1">ttavaṟ ˚iravu</text:span></text:p>
      <text:p text:style-name="Standard" loext:marker-style-name="T1"><text:span text:style-name="T1">(7) m pakalum ˚eriya vai ‡ tta ṉo ‡ ntāviḷakku 1 kku</text:span><text:span text:style-name="T1"/></text:p>
      <text:p text:style-name="Standard" loext:marker-style-name="T1"><text:span text:style-name="T1">(8) ku paṭi ˚uḻakkiṉāl ṉica ‡ tam ˚uḻa ‡ kku ṉey yeriya</text:span><text:span text:style-name="T1"/></text:p>
      <text:p text:style-name="Standard" loext:marker-style-name="T1"><text:span text:style-name="T1">(9) vaitta pon 12 m paṉ ‡ ṉiru kaḻañ ‡ cu ˚ivviḷakku ˚eriya</text:span><text:span text:style-name="T1"/></text:p>
      <text:p text:style-name="Standard" loext:marker-style-name="T1"><text:span text:style-name="T1">(10) vaitta </text:span><text:span text:style-name="T4">tra</text:span><text:span text:style-name="T1">ra viḷakkoṉṟu ‡ ṉiṟai ˚uṭk ‡ karu ˚iruppu ṉarāyam</text:span></text:p>
      <text:p text:style-name="Standard" loext:marker-style-name="T1"><text:span text:style-name="T1">(11) ˚uḷpaṭa ceruviṭaiyāl 100 ‡ 90 la ‡ m ˚itu paṉmāye</text:span><text:span text:style-name="T4">śva</text:span></text:p>
      <text:p text:style-name="Standard" loext:marker-style-name="T1"><text:span text:style-name="T1">(12) </text:span><text:span text:style-name="T4">ra rakṣai</text:span></text:p>
      <text:p text:style-name="P1" loext:marker-style-name="T1"/>
      <text:p text:style-name="Standard" loext:marker-style-name="T1"><text:span text:style-name="T1">Fortune! prosperity! This the 6</text:span><text:span text:style-name="T15">th</text:span><text:span text:style-name="T1"> year of Kōvirājakesarivarman. For </text:span><text:span text:style-name="T17">Mahādeva of the shrine (</text:span><text:span text:style-name="T18">kōyil</text:span><text:span text:style-name="T17">) of the northern side (</text:span><text:span text:style-name="T18">vaṭa vāyi &gt; vaṭa vāyil</text:span><text:span text:style-name="T17">) of the temple (</text:span><text:span text:style-name="T18">gṛhattu</text:span><text:span text:style-name="T17">) of the Lord (</text:span><text:span text:style-name="T18">īśvara</text:span><text:span text:style-name="T17">) [of] A</text:span><text:span text:style-name="T1">vanikantaṟppa, a </text:span><text:span text:style-name="T4">devadāna</text:span><text:span text:style-name="T1"> of Kunṟakkūṟṟam, Nakkan Akkaraṇi Naṅkaiyār, daughter (</text:span><text:span text:style-name="T4">makaḷār</text:span><text:span text:style-name="T1">) of god (</text:span><text:span text:style-name="T5">devanar</text:span><text:span text:style-name="T1">) of this temple (</text:span><text:span text:style-name="T4">ittaḷi</text:span><text:span text:style-name="T1">), wife/queen (</text:span><text:span text:style-name="T4">deviyar</text:span><text:span text:style-name="T1">) of Piḷḷaiyār Ceramānār, gave (</text:span><text:span text:style-name="T4">vaitta</text:span><text:span text:style-name="T1">), for one perpetual lamp (</text:span><text:span text:style-name="T4">ṉontāviḷakku 1 kku </text:span><text:span text:style-name="T19">&gt; </text:span><text:span text:style-name="T5">nontāviḷakku </text:span><text:span text:style-name="T4">1 kku</text:span><text:span text:style-name="T1">) to burn (</text:span><text:span text:style-name="T4">eriya</text:span><text:span text:style-name="T1">) night and day (</text:span><text:span text:style-name="T4">iravum pakalum</text:span><text:span text:style-name="T1">), as long as the sun and the moon endure; for one </text:span><text:span text:style-name="T5">uḻakku</text:span><text:span text:style-name="T1"> by the </text:span><text:span text:style-name="T5">uḻakku</text:span><text:span text:style-name="T1"> measure (</text:span><text:span text:style-name="T4">paṭi uḻakkiṉāl</text:span><text:span text:style-name="T1">) of </text:span><text:span text:style-name="T5">ghee</text:span><text:span text:style-name="T1"> (</text:span><text:span text:style-name="T4">ṉey</text:span><text:span text:style-name="T19"> &gt; </text:span><text:span text:style-name="T4">ney</text:span><text:span text:style-name="T1">) to burn (</text:span><text:span text:style-name="T4">eriya</text:span><text:span text:style-name="T1">) everyday (</text:span><text:span text:style-name="T4">ṉicatam</text:span><text:span text:style-name="T19"> &gt; </text:span><text:span text:style-name="T4">nicatam</text:span><text:span text:style-name="T1">), [she] gave (</text:span><text:span text:style-name="T4">vaitta</text:span><text:span text:style-name="T1">) 12 </text:span><text:span text:style-name="T4">kaḻañcu</text:span><text:span text:style-name="T19">s</text:span><text:span text:style-name="T1"> of gold; [she] gave (</text:span><text:span text:style-name="T4">vaitta</text:span><text:span text:style-name="T1">) for this lamp (</text:span><text:span text:style-name="T4">ivviḷakku</text:span><text:span text:style-name="T1">) to burn (</text:span><text:span text:style-name="T4">eriya</text:span><text:span text:style-name="T1">), 190 (</text:span><text:span text:style-name="T4">lam &gt; kalam</text:span><text:span text:style-name="T1">?) by the standard measure (</text:span><text:span text:style-name="T4">ceruviṭaiyāl</text:span><text:span text:style-name="T1">) including (</text:span><text:span text:style-name="T4">uḷpaṭa</text:span><text:span text:style-name="T1">) iron and led (</text:span><text:span text:style-name="T4">iruppu ṉarāyam </text:span><text:span text:style-name="T19">&gt; </text:span><text:span text:style-name="T4">iruppu narāyam</text:span><text:span text:style-name="T1">) in the inner core (</text:span><text:span text:style-name="T4">uṭkkaru</text:span><text:span text:style-name="T1">) of the standard weight (</text:span><text:span text:style-name="T4">ṉiṟai</text:span><text:span text:style-name="T19"> &gt; </text:span><text:span text:style-name="T4">niṟai</text:span><text:span text:style-name="T1">) of one standing lamp (</text:span><text:span text:style-name="T4">trara viḷakkoṉṟu &gt; tara viḷakkoṉṟu</text:span><text:span text:style-name="T1">). This is under the protection of the Panmāheśvaras.</text:span></text:p>
      <text:p text:style-name="P1" loext:marker-style-name="T1"/>
      <text:p text:style-name="Standard" loext:marker-style-name="T1"><text:span text:style-name="T1">#35. a) AIM, northern shrine; b) engraved across two wall sections on the western side of the niche of Śiva on the southern façade of the sanctuary; c) personally located and read in situ; d) ARE 1924, no. 382; SII 13, no. 201; SII 32, part 1, no. 64 &amp; part 2, no. 215; e) 9</text:span><text:span text:style-name="T15">th</text:span><text:span text:style-name="T1"> regnal year of Kōrājakesarivarman and 16</text:span><text:span text:style-name="T15">th</text:span><text:span text:style-name="T1"> regnal year of Kōpparakesarivarman Uttamacōḻa; f) since the second part of the donation was recorded in the reign of Uttamacōḻa (</text:span><text:span text:style-name="T5">circa</text:span><text:span text:style-name="T1"> 987 A.D.), the first Rājakesarivarman must precede Uttamacōḻa and may thus be identified with </text:span><text:soft-page-break/><text:span text:style-name="T1">Ga</text:span><text:span text:style-name="T33">ṇḍ</text:span><text:span text:style-name="T1">arāditya (</text:span><text:span text:style-name="T5">circa</text:span><text:span text:style-name="T1"> 958 A.D.) or Sundaracōḻa (</text:span><text:span text:style-name="T5">circa</text:span><text:span text:style-name="T1"> 966 A.D.); g) inscription read with G. Vijayavenugopal; h) some lines continue over the pilaster on the right side and even a little further on the next wall section as well as on the ledge below; the second part of the inscription seems to have been added later, because the letters are written more closely than in the first part.</text:span></text:p>
      <text:p text:style-name="P1" loext:marker-style-name="T1"/>
      <text:p text:style-name="Standard" loext:marker-style-name="T1"><text:span text:style-name="T1">(1) </text:span><text:span text:style-name="T4">svasti ‡ śrī</text:span><text:span text:style-name="T1"> ko ˚irācake ‡ caripaṉ ‡ maṟku yāṇṭu 9 ˚ā</text:span></text:p>
      <text:p text:style-name="Standard" loext:marker-style-name="T1"><text:span text:style-name="T1">(2) vatu ku ‡ ṉṟakkūṟṟattu </text:span><text:span text:style-name="T4">de ‡ </text:span><text:span text:style-name="T1">vatāṉa ‡ m ˚avaṉika</text:span><text:span text:style-name="T4">ndhavva</text:span></text:p>
      <text:p text:style-name="Standard" loext:marker-style-name="T1"><text:span text:style-name="T1">(3) ˚</text:span><text:span text:style-name="T4">īśvagṛ ‡ ha</text:span><text:span text:style-name="T1"><text:note text:id="ftn230" text:note-class="footnote"><text:note-citation>68</text:note-citation><text:note-body><text:p text:style-name="P3" loext:marker-style-name="T11"><text:span text:style-name="T12"><text:s/></text:span><text:span text:style-name="T11">The </text:span><text:span text:style-name="T13">ha</text:span><text:span text:style-name="T11"> was probably forgotten and added later on the little ledge in between.</text:span></text:p></text:note-body></text:note></text:span><text:span text:style-name="T1"> ‡ ttu </text:span><text:span text:style-name="T4">mahāde</text:span><text:span text:style-name="T1">var va ‡ ṭavāy ‡ </text:span><text:span text:style-name="T4">śrī </text:span><text:span text:style-name="T1">koyilukku ˚a</text:span></text:p>
      <text:p text:style-name="Standard" loext:marker-style-name="T1"><text:span text:style-name="T1">(4) vaṉika</text:span><text:span text:style-name="T4">ndha ‡ vva</text:span><text:span text:style-name="T1">purattu viraco ‡ ḻa ˚aṇu ‡ kkaṉ ciṟiyappi maḻapa</text:span></text:p>
      <text:p text:style-name="Standard" loext:marker-style-name="T1"><text:span text:style-name="T1">(5) ṭi ca</text:span><text:span text:style-name="T4">ntrā</text:span><text:span text:style-name="T1">ti ‡ ttavallum vai ‡ tta no ‡ tāviḷakku ˚oṉṟi[nik]</text:span></text:p>
      <text:p text:style-name="Standard" loext:marker-style-name="T1"><text:span text:style-name="T1">(6) ku paṭiyu ‡ ḻakkiṉāl nicatam uḻa ‡ kku ne</text:span><text:span text:style-name="T1"><text:note text:id="ftn231" text:note-class="footnote"><text:note-citation>69</text:note-citation><text:note-body><text:p text:style-name="P3" loext:marker-style-name="T11"><text:span text:style-name="T12"><text:s/></text:span><text:span text:style-name="T11">The –</text:span><text:span text:style-name="T13">e</text:span><text:span text:style-name="T11"> of the next syllable –</text:span><text:span text:style-name="T13">ye</text:span><text:span text:style-name="T11"> is on this wall section.</text:span></text:p></text:note-body></text:note></text:span><text:span text:style-name="T1"> ‡ y eriya vaitta poṉ</text:span></text:p>
      <text:p text:style-name="Standard" loext:marker-style-name="T1"><text:span text:style-name="T1">(7) 10 patiṉ ka ‡ ḻañcum </text:span><text:span text:style-name="T4">śrī</text:span><text:span text:style-name="T1"> kopparake ‡ caripaṉma ‡ kku yāṇṭu ˚uttamacoḻakku 1[[6]] ‡ ˚āvatu ˚a ‡ ṭikaḷ paḻu</text:span></text:p>
      <text:p text:style-name="Standard" loext:marker-style-name="T1"><text:span text:style-name="T1">(8) veṭṭarai ‡ yar kaṇṭaṉ maṟavaṉār ˚aru ‡ ceyya ‡ </text:span><text:span text:style-name="T4">śrī kā</text:span><text:span text:style-name="T1">y</text:span><text:span text:style-name="T4">ya</text:span><text:span text:style-name="T1">m ˚ārāyāniṟkka ˚iraṇṭu nakara ‡ ttārum ciṟi ‡ yappi maḻa</text:span></text:p>
      <text:p text:style-name="Standard" loext:marker-style-name="T1"><text:span text:style-name="T1">(9) vāṭi vai ‡ tta poṉ patiṉ kaḻa ‡ ñcum ko ‡ ṇṭu ˚iraṇṭu nakarattārum palicai ˚iṭṭu ‡ vārāniṟkkiṉ ‡ ṟa poṉ ‡ patiṉ ‡ kaḻa</text:span><text:span text:style-name="T1"/></text:p>
      <text:p text:style-name="Standard" loext:marker-style-name="T1"><text:span text:style-name="T1">(10) ñcum </text:span><text:span text:style-name="T4">śrī ‡ kāyya</text:span><text:span text:style-name="T1">m ˚ārāyāniṉṟa ‡ </text:span><text:span text:style-name="T4">kauśi</text:span><text:span text:style-name="T1">kan ‡ nakkan māṟapirāṉ ˚ārācciyil [˚i] ‡ ppon pati ‡ n kaḻañcu ‡ m vāṅki ‡ koṇṭu</text:span></text:p>
      <text:p text:style-name="Standard" loext:marker-style-name="T1"><text:span text:style-name="T1">(11) ca</text:span><text:span text:style-name="T4">ntrāditta</text:span><text:span text:style-name="T1">va ‡ l ˚iravum pakalum ˚oru no ‡ ntāviḷa</text:span></text:p>
      <text:p text:style-name="Standard" loext:marker-style-name="T1"><text:span text:style-name="T1">(12)</text:span><text:span text:style-name="T1"><text:note text:id="ftn232" text:note-class="footnote"><text:note-citation>70</text:note-citation><text:note-body><text:p text:style-name="P3" loext:marker-style-name="T11"><text:span text:style-name="T12"><text:s/></text:span><text:span text:style-name="T11">This line is engraved on the ledge.</text:span></text:p></text:note-body></text:note></text:span><text:span text:style-name="T1"> kku ˚erippom ˚ānom ˚ittaḷip pa</text:span></text:p>
      <text:p text:style-name="Standard" loext:marker-style-name="T1"><text:span text:style-name="T1">(15) ṭṭuṭaiyom ˚eḻuvom ˚itu </text:span><text:span text:style-name="T4">panmāheśvara rakṣai</text:span><text:span text:style-name="T1"> ||</text:span><text:span text:style-name="T1"><text:note text:id="ftn233" text:note-class="footnote"><text:note-citation>71</text:note-citation><text:note-body><text:p text:style-name="P3" loext:marker-style-name="T11"><text:span text:style-name="T12"><text:s/></text:span><text:span text:style-name="T11">The punctuation mark for the end is ornamented.</text:span></text:p></text:note-body></text:note></text:span></text:p>
      <text:p text:style-name="P1" loext:marker-style-name="T1"/>
      <text:p text:style-name="Standard" loext:marker-style-name="T1"><text:span text:style-name="T1">Fortune! prosperity! This is the 9</text:span><text:span text:style-name="T15">th</text:span><text:span text:style-name="T1"> year of Kōrājakesarivarman. To the holy shrine (</text:span><text:span text:style-name="T4">śrī kōyilukku</text:span><text:span text:style-name="T1">) of the northern side </text:span><text:span text:style-name="T17">(</text:span><text:span text:style-name="T18">vaṭavāy</text:span><text:span text:style-name="T17">) [of] Mahādevar of the temple (</text:span><text:span text:style-name="T18">gṛhattu</text:span><text:span text:style-name="T17">) of the Lord (</text:span><text:span text:style-name="T18">īśva &gt; Īśvara</text:span><text:span text:style-name="T17">) [of] Avaṉikandhavva</text:span><text:span text:style-name="T1">, a </text:span><text:span text:style-name="T4">devadāna</text:span><text:span text:style-name="T1"> of Kuṉṟakkūṟṟam, Vīracōḻa Aṇukkaṉ Ciṟiyappi Maḻapāṭi of Avaṉikandhavvapuram gave (</text:span><text:span text:style-name="T4">vaitta</text:span><text:span text:style-name="T1">), as long as the sun and the moon endure; he gave (</text:span><text:span text:style-name="T4">vaitta</text:span><text:span text:style-name="T1">) 10 ten (</text:span><text:span text:style-name="T4">patiṉ</text:span><text:span text:style-name="T1">) </text:span><text:span text:style-name="T4">kaḻañcu</text:span><text:span text:style-name="T1">s of gold (</text:span><text:span text:style-name="T4">poṉ</text:span><text:span text:style-name="T1">), to burn (</text:span><text:span text:style-name="T4">eriya</text:span><text:span text:style-name="T1">) one </text:span><text:span text:style-name="T4">uḻakku</text:span><text:span text:style-name="T1"> of </text:span><text:span text:style-name="T5">ghee</text:span><text:span text:style-name="T1"> (</text:span><text:span text:style-name="T4">ney</text:span><text:span text:style-name="T1">) everyday (</text:span><text:span text:style-name="T4">nicatam</text:span><text:span text:style-name="T1">) by the </text:span><text:span text:style-name="T4">uḻakku</text:span><text:span text:style-name="T1"> measure (</text:span><text:span text:style-name="T4">paṭiyuḻakkiṉāl</text:span><text:span text:style-name="T1">) for one perpetual lamp (</text:span><text:span text:style-name="T4">notāviḷakku oṉṟinikku &gt; nontāviḷakku oṉṟinukku</text:span><text:span text:style-name="T1">). This the 16</text:span><text:span text:style-name="T15">th</text:span><text:span text:style-name="T1"> year of Kōpparakesarivarman Uttamacōḻa. While Aṭikaḷ Paḻuvēṭṭaraiyar Kaṇṭaṉ Maṟavaṉār graciously ordered (</text:span><text:span text:style-name="T4">aruceyya &gt; aruḷiceyya</text:span><text:span text:style-name="T1">), while [he, Kauśikaṉ] was examining (</text:span><text:span text:style-name="T4">ārāyāniṟkka</text:span><text:span text:style-name="T1">) the sacred service (</text:span><text:span text:style-name="T4">śrī kāyyam</text:span><text:span text:style-name="T1"> &gt; </text:span><text:span text:style-name="T4">śrī kāryam</text:span><text:span text:style-name="T1">), the two Nagarattārs (</text:span><text:span text:style-name="T4">iraṇṭu nakarattārum</text:span><text:span text:style-name="T1">) having taken (</text:span><text:span text:style-name="T4">koṇṭu</text:span><text:span text:style-name="T1">) all the ten </text:span><text:span text:style-name="T4">kaḻañcu</text:span><text:span text:style-name="T1">s of gold (</text:span><text:span text:style-name="T4">poṉ</text:span><text:span text:style-name="T1">) given (</text:span><text:span text:style-name="T4">vaitta</text:span><text:span text:style-name="T1">) by Ciṟiyappi Maḻavāṭi, both the Nagarattārs (</text:span><text:span text:style-name="T4">iraṇṭu nakarattārum</text:span><text:span text:style-name="T1">) put (</text:span><text:span text:style-name="T4">iṭṭu</text:span><text:span text:style-name="T1">) the interests (</text:span><text:span text:style-name="T4">palicai</text:span><text:span text:style-name="T1">) which have come (</text:span><text:span text:style-name="T4">vārāniṟkiṉṟa</text:span><text:span text:style-name="T1">) from these ten (</text:span><text:span text:style-name="T4">patiṉ</text:span><text:span text:style-name="T1">) </text:span><text:span text:style-name="T4">kaḻañcu</text:span><text:span text:style-name="T1">s; while Kauśikan Nakkan Māṟapirāṉ was examining (</text:span><text:span text:style-name="T4">ārāyāniṉṟa</text:span><text:span text:style-name="T1">) the sacred service (</text:span><text:span text:style-name="T4">śrī kāyyam</text:span><text:span text:style-name="T1"> &gt; </text:span><text:span text:style-name="T4">śrī kāryam</text:span><text:span text:style-name="T1">), in [his] examination (</text:span><text:span text:style-name="T4">ārācciyil</text:span><text:span text:style-name="T1">), having taken (</text:span><text:span text:style-name="T4">koṇṭu</text:span><text:span text:style-name="T1">) the ten </text:span><text:span text:style-name="T4">kaḻañcu</text:span><text:span text:style-name="T1">s</text:span><text:span text:style-name="T4"> </text:span><text:span text:style-name="T1">of this gold (</text:span><text:span text:style-name="T4">ippoṉ</text:span><text:span text:style-name="T1">), we the Paṭṭuṭaiyārs of this temple (</text:span><text:span text:style-name="T4">ittaḷi</text:span><text:span text:style-name="T1">), we the Seven (</text:span><text:span text:style-name="T4">eḻuvōm</text:span><text:span text:style-name="T1">), will burn (</text:span><text:span text:style-name="T4">erippōmānōm</text:span><text:span text:style-name="T1">) one perpetual lamp (</text:span><text:span text:style-name="T4">oru nontāviḷakku</text:span><text:span text:style-name="T1">), night and day (</text:span><text:span text:style-name="T4">iravum pakalum</text:span><text:span text:style-name="T1">), as long as the sun and the moon endure. This is under the protection of the Panmāheśvaras.</text:span></text:p>
      <text:p text:style-name="P1" loext:marker-style-name="T1"><text:soft-page-break/></text:p>
      <text:p text:style-name="Standard" loext:marker-style-name="T1"><text:span text:style-name="T1">#36. a) AIM, northern shrine; b) upper inscription engraved across two wall sections, the central and the eastern ones, of the </text:span><text:span text:style-name="T4">ardha-maṇḍapa</text:span><text:span text:style-name="T1"> of the southern façade; c) personally located and read in situ; d) ARE 1924, no. 379; SII 19, no. 308; SII 32, part 2, no. 99; e) 12</text:span><text:span text:style-name="T15">th</text:span><text:span text:style-name="T1"> regnal year of Kōpparakesarivarman Uttamacōḻa; f) Uttamacōḻa (</text:span><text:span text:style-name="T5">circa</text:span><text:span text:style-name="T1"> 983 A.D.); g) inscription not read with anyone.</text:span></text:p>
      <text:p text:style-name="P1" loext:marker-style-name="T1"/>
      <text:p text:style-name="Standard" loext:marker-style-name="T1"><text:span text:style-name="T1">(1) </text:span><text:span text:style-name="T4">svasti śrī</text:span><text:span text:style-name="T1"> kopparake</text:span><text:span text:style-name="T4">sa</text:span><text:span text:style-name="T1">ri</text:span><text:span text:style-name="T4">vamma</text:span><text:span text:style-name="T1">ṟku yāṇṭu ˚uttamacoḻa ‡ raṟku 12 ˚āvatu kuṉṟakkūṟṟattu maṉṉupperumpaḻuvūr</text:span></text:p>
      <text:p text:style-name="Standard" loext:marker-style-name="T1"><text:span text:style-name="T1">(2) </text:span><text:span text:style-name="T4">de</text:span><text:span text:style-name="T1">vatāṉam ˚avaṉikkantavva</text:span><text:span text:style-name="T4"> ˚īśvagṛha</text:span><text:span text:style-name="T1">ttu </text:span><text:span text:style-name="T4">mahāde</text:span><text:span text:style-name="T1">varkku vaṭavāy </text:span><text:span text:style-name="T4">śrī</text:span><text:span text:style-name="T1"> koyilukku ‡ nāvalūr uṭaiyāṉ kaṇṭaṉ ṟevaṭi makaḷ tevaṭi pukaḻaṟaikku ˚ivaḷ</text:span></text:p>
      <text:p text:style-name="Standard" loext:marker-style-name="T1"><text:span text:style-name="T1">(3) </text:span><text:span text:style-name="T4">bharttā</text:span><text:span text:style-name="T1">r akaṉ</text:span><text:span text:style-name="T1"><text:note text:id="ftn234" text:note-class="footnote"><text:note-citation>72</text:note-citation><text:note-body><text:p text:style-name="P3" loext:marker-style-name="T12"><text:span text:style-name="T12"><text:s/>SII 19 and 32 read </text:span><text:span text:style-name="T14">bharttā cukaṉ</text:span><text:span text:style-name="T12">. However, I cannot read </text:span><text:span text:style-name="T14">cu</text:span><text:span text:style-name="T12">, but </text:span><text:span text:style-name="T14">ra </text:span><text:span text:style-name="T12">or some letter resembling the </text:span><text:span text:style-name="T14">ra</text:span><text:span text:style-name="T12"> (</text:span><text:span text:style-name="T14">ka</text:span><text:span text:style-name="T12"> or </text:span><text:span text:style-name="T14">na</text:span><text:span text:style-name="T12">).</text:span></text:p></text:note-body></text:note></text:span><text:span text:style-name="T1"> kaliyaṉ ˚araṅkaṉ ˚i</text:span><text:span text:style-name="T4">dde</text:span><text:span text:style-name="T1">varkku ˚i[[ra]]vum pakalum ˚eriya vai ‡ tta noṉtāviḷakku ˚oṉṟiṉukku nicatam ney nārāyattāl ce ˚uḻakkuku vaitta</text:span></text:p>
      <text:p text:style-name="Standard" loext:marker-style-name="T1"><text:span text:style-name="T1">(4) cāvāmūvāpperāṭu toṇṇūṟṟāṟu ˚ivvāṭu koṇṭom maṟavaṉ ‡ neṟi maṉṟāṭi muṇṭan caṅkaṉum [tā]ḻi ˚eṟaṉum periyāṉ caṭaiyaṉum pe</text:span><text:span text:style-name="T1"/></text:p>
      <text:p text:style-name="Standard" loext:marker-style-name="T1"><text:span text:style-name="T1">(5) riyāṉ picaṅkaṉum kecaṉ maḻapāṭiyum kavaripu[ra]ttu maṉṟāṭi vaṭukaṉ vai ‡ ykāvaṭikaḷum cuṟaikaṇṇa</text:span><text:span text:style-name="T1"><text:note text:id="ftn235" text:note-class="footnote"><text:note-citation>73</text:note-citation><text:note-body><text:p text:style-name="P3" loext:marker-style-name="T11"><text:span text:style-name="T12"><text:s/></text:span><text:span text:style-name="T11">The </text:span><text:span text:style-name="T13">ṇṇa</text:span><text:span text:style-name="T11"> are written one above another. Same for the </text:span><text:span text:style-name="T13">ṇṇa</text:span><text:span text:style-name="T11"> of </text:span><text:span text:style-name="T13">kaṇṇan</text:span><text:span text:style-name="T11"> in the same line.</text:span></text:p></text:note-body></text:note></text:span><text:span text:style-name="T1">ṉum centan vaṭukaṉum kaṇṇan ˚eḻuva ‡ ṉu</text:span><text:span text:style-name="T1"><text:note text:id="ftn236" text:note-class="footnote"><text:note-citation>74</text:note-citation><text:note-body><text:p text:style-name="P3" loext:marker-style-name="T11"><text:span text:style-name="T12"><text:s/>SII reads </text:span><text:span text:style-name="T46">[</text:span><text:span text:style-name="T45">ivaṉai</text:span><text:span text:style-name="T46">]</text:span><text:span text:style-name="T45">vo</text:span><text:span text:style-name="T46">. However, I cannot see any letters after the </text:span><text:span text:style-name="T45">ṉu</text:span><text:span text:style-name="T46">.</text:span></text:p></text:note-body></text:note></text:span></text:p>
      <text:p text:style-name="Standard" loext:marker-style-name="T1"><text:span text:style-name="T1">(6) m ˚iṉṉey ˚aṭṭuvomānom ˚ivvaṉaivo ‡ m ˚it</text:span><text:span text:style-name="T4">dha</text:span><text:span text:style-name="T1">nmam </text:span><text:span text:style-name="T4">rakṣi</text:span><text:span text:style-name="T1">ppar ˚avanika</text:span><text:span text:style-name="T4">ndhavva</text:span><text:span text:style-name="T1">pu[[rattu na]]karattār pa</text:span><text:span text:style-name="T4">nmāheśvara ‡ rakṣai </text:span><text:span text:style-name="T1">||</text:span></text:p>
      <text:p text:style-name="P1" loext:marker-style-name="T1"/>
      <text:p text:style-name="Standard" loext:marker-style-name="T1"><text:span text:style-name="T1">Fortune! Prosperity! This is the 12</text:span><text:span text:style-name="T15">th</text:span><text:span text:style-name="T1"> year of Kōpparakesarivarman Uttamacōḻar. To Mahādeva of the shine (</text:span><text:span text:style-name="T4">gṛhattu</text:span><text:span text:style-name="T1">) of the Lord (</text:span><text:span text:style-name="T4">īśva &gt; īśvara</text:span><text:span text:style-name="T1">) [of] Avaṉikkantavva, a </text:span><text:span text:style-name="T4">devadāna</text:span><text:span text:style-name="T1"> of Maṉṉupperumpaḻuvūr of Kuṉṟakkūṟṟam, to the holy shrine (</text:span><text:span text:style-name="T4">śrī kōyilukku</text:span><text:span text:style-name="T1">) of the northern side (</text:span><text:span text:style-name="T4">vaṭavāy</text:span><text:span text:style-name="T1">), for Tēvaṭi Pukaḻaṟai, daughter (</text:span><text:span text:style-name="T4">makaḷ</text:span><text:span text:style-name="T1">) of Kaṇṭaṉ Tēvaṭi, lord (</text:span><text:span text:style-name="T4">uṭaiyāṉ</text:span><text:span text:style-name="T1">) of Nāvalūr, Akaṉ Kaliyaṉ Araṅkaṉ, husband (</text:span><text:span text:style-name="T4">bharttār</text:span><text:span text:style-name="T1">) of her (</text:span><text:span text:style-name="T4">ivaḷ</text:span><text:span text:style-name="T1">), gave (</text:span><text:span text:style-name="T4">vaitta</text:span><text:span text:style-name="T1">) to burn (</text:span><text:span text:style-name="T4">eriya</text:span><text:span text:style-name="T1">) night and day (</text:span><text:span text:style-name="T4">iravum pakalum</text:span><text:span text:style-name="T1">) to this god (</text:span><text:span text:style-name="T4">iddevarkku</text:span><text:span text:style-name="T1">); he endowed (</text:span><text:span text:style-name="T4">vaitta</text:span><text:span text:style-name="T1">) for one </text:span><text:span text:style-name="T4">uḻakku</text:span><text:span text:style-name="T1"> and one </text:span><text:span text:style-name="T4">cey</text:span><text:span text:style-name="T1"> (</text:span><text:span text:style-name="T5">ce</text:span><text:span text:style-name="T1"> &gt; </text:span><text:span text:style-name="T5">cey</text:span><text:span text:style-name="T1"> ?) by the </text:span><text:span text:style-name="T4">nārāyam</text:span><text:span text:style-name="T1"> measure (</text:span><text:span text:style-name="T4">nārāyattāl</text:span><text:span text:style-name="T1">) of </text:span><text:span text:style-name="T5">ghee</text:span><text:span text:style-name="T1"> (</text:span><text:span text:style-name="T4">ney</text:span><text:span text:style-name="T1">) everyday (</text:span><text:span text:style-name="T4">nicatam</text:span><text:span text:style-name="T1">) for one perpetual lamp (</text:span><text:span text:style-name="T4">noṉtāviḷakku oṉṟiṉukku </text:span><text:span text:style-name="T19">&gt; </text:span><text:span text:style-name="T4">nontāviḷakku oṉṟiṉukku</text:span><text:span text:style-name="T1">), ninety-six (</text:span><text:span text:style-name="T4">toṇṇūṟṟāṟu</text:span><text:span text:style-name="T1">) undying and non-ageing great goats (</text:span><text:span text:style-name="T4">cāvāmūvāpperāṭu</text:span><text:span text:style-name="T1">). Having taken (</text:span><text:span text:style-name="T4">koṇṭōm</text:span><text:span text:style-name="T1">) these goats (</text:span><text:span text:style-name="T4">ivvāṭu</text:span><text:span text:style-name="T1">), we the shepherds (</text:span><text:span text:style-name="T4">maṉṟāṭi</text:span><text:span text:style-name="T1">) of Maṟavaṉeṟi, Muṇṭan Caṅkaṉ, Tāḻi Eṟaṉ, Periyāṉ Caṭaiyāṉ, Periyāṉ Picaṅkaṉ, Kecaṉ Maḻapāṭi, and the shepherds (</text:span><text:span text:style-name="T4">maṉṟāṭi</text:span><text:span text:style-name="T1">) of Kavaripuram Vaṭukaṉ Vaiykāvaṭikaḷ, Cuṟaikaṇṇaṉ, Cēntaṉ Vaṭukaṉ, Kaṇṇan Eḻuvaṉ, we are those (</text:span><text:span text:style-name="T4">ivvaṉaivōm</text:span><text:span text:style-name="T1">) who will supply (</text:span><text:span text:style-name="T4">aṭṭuvōmānōm</text:span><text:span text:style-name="T1">) this </text:span><text:span text:style-name="T5">ghee</text:span><text:span text:style-name="T1"> (</text:span><text:span text:style-name="T4">iṉṉey</text:span><text:span text:style-name="T1">). The Nagarattārs of Avanikandhavvapuram will protect (</text:span><text:span text:style-name="T4">rakṣippar</text:span><text:span text:style-name="T1">) this donation (</text:span><text:span text:style-name="T4">itdhanmam</text:span><text:span text:style-name="T1">). This is under the protection of the Panmāheśvaras.</text:span></text:p>
      <text:p text:style-name="P1" loext:marker-style-name="T1"/>
      <text:p text:style-name="Standard" loext:marker-style-name="T1"><text:span text:style-name="T1">#37. a) AIM, northern shrine; b) on the easternmost wall section of the </text:span><text:span text:style-name="T5">ardha-maṇḍapa</text:span><text:span text:style-name="T1"> of the southern façade, lowest inscription; c) personally located and read in situ; d) ARE 1924, no. 381; SII 19, no. 327; SII 32, part 2, no. 121; e) 13</text:span><text:span text:style-name="T15">th</text:span><text:span text:style-name="T1"> regnal year of Kōpparakesarivarman; f) probably Uttamacōḻa (</text:span><text:span text:style-name="T5">circa</text:span><text:span text:style-name="T1"> 984 A.D.); g) inscription read with G. Vijayavenugopal.</text:span></text:p>
      <text:p text:style-name="P1" loext:marker-style-name="T1"/>
      <text:p text:style-name="Standard" loext:marker-style-name="T1"><text:span text:style-name="T1">(1) </text:span><text:span text:style-name="T4">svasti śrī</text:span><text:span text:style-name="T1"> kopparake</text:span><text:span text:style-name="T4">sa</text:span><text:span text:style-name="T1">riva</text:span><text:span text:style-name="T4">mma</text:span><text:span text:style-name="T1">kku yāṇṭu 13 ˚āvatu kunṟakkūṟṟattu </text:span><text:span text:style-name="T4">de</text:span><text:span text:style-name="T1">va</text:span></text:p>
      <text:p text:style-name="Standard" loext:marker-style-name="T1"><text:span text:style-name="T1">(2) tāṉam ˚avaṉikantaṟ</text:span><text:span text:style-name="T4">vva ˚īśvagṛiha</text:span><text:span text:style-name="T1">ttu </text:span><text:span text:style-name="T4">mahāde</text:span><text:span text:style-name="T1">vaṟkku ˚aṭikaḷ paḻuve</text:span></text:p>
      <text:p text:style-name="Standard" loext:marker-style-name="T1"><text:soft-page-break/><text:span text:style-name="T1">(3) ṭṭaraiyaṉ kaṇṭaṉ cuntaracoḻan ˚aruḷāl </text:span><text:span text:style-name="T4">śrī</text:span><text:span text:style-name="T1"> kā</text:span><text:span text:style-name="T4">yya</text:span><text:span text:style-name="T1">m mārākiṉṟa nāvalūr uṭai</text:span></text:p>
      <text:p text:style-name="Standard" loext:marker-style-name="T1"><text:span text:style-name="T1">(4) yān kaṇṭan tevaṭi tiruviḻā ˚eḻuntaruḷa ˚aṭṭuvitta </text:span><text:span text:style-name="T4">gaṇa</text:span></text:p>
      <text:p text:style-name="Standard" loext:marker-style-name="T1"><text:span text:style-name="T1">(5) patiyārum piṭamum </text:span><text:span text:style-name="T4">prabhai</text:span><text:span text:style-name="T1">yum ˚āka niṟai 715</text:span><text:span text:style-name="T1"><text:note text:id="ftn237" text:note-class="footnote"><text:note-citation>75</text:note-citation><text:note-body><text:p text:style-name="Footnote" loext:marker-style-name="T24"><text:span text:style-name="T24"><text:s/>This number is written with the following signs: </text:span><text:span text:style-name="T25">7 + 100 + 10 + 5.</text:span></text:p></text:note-body></text:note></text:span><text:span text:style-name="T1"> ˚ivaṟkku ce</text:span></text:p>
      <text:p text:style-name="Standard" loext:marker-style-name="T1"><text:span text:style-name="T1">(6) ta poṟpū niṟai</text:span><text:span text:style-name="T1"/></text:p>
      <text:p text:style-name="P1" loext:marker-style-name="T1"/>
      <text:p text:style-name="Standard" loext:marker-style-name="T17"><text:span text:style-name="T1">Fortune! Prosperity! This is the 13</text:span><text:span text:style-name="T15">th</text:span><text:span text:style-name="T1"> year of Kōpparakesarivarman. For Mahādeva of the shrine (</text:span><text:span text:style-name="T4">gṛihattu</text:span><text:span text:style-name="T1">) of the Lord (</text:span><text:span text:style-name="T4">īśva &gt; īśvara</text:span><text:span text:style-name="T1">) </text:span><text:span text:style-name="T17">[of] Avaṉikantaṟvva</text:span><text:span text:style-name="T1">, a </text:span><text:span text:style-name="T4">devadāna</text:span><text:span text:style-name="T1"> of Kunṟakkūṟṟam, by the grace (</text:span><text:span text:style-name="T4">aruḷāl</text:span><text:span text:style-name="T1">) of Aṭikaḷ Paḻuvēṭṭaraiyaṉ Kaṇṭaṉ Cuntaracōḻaṉ, while he</text:span><text:span text:style-name="T1"><text:note text:id="ftn238" text:note-class="footnote"><text:note-citation>76</text:note-citation><text:note-body><text:p text:style-name="P3" loext:marker-style-name="T12"><text:span text:style-name="T12"><text:s/>This is probably a reference to Kausikaṉ Māṟaṉ since we are probably in the reign of Uttamacōḻa. Śrī Kāryam can also refer to the person itself, and therefore it could equally be translated as “while the Śrī Kāryam was examining [the temple affairs]”.</text:span></text:p></text:note-body></text:note></text:span><text:span text:style-name="T1"> was examining (</text:span><text:span text:style-name="T4">ārākiṉṟa</text:span><text:span text:style-name="T1">) the sacred service (</text:span><text:span text:style-name="T4">śrī kāyyam</text:span><text:span text:style-name="T19"> &gt; </text:span><text:span text:style-name="T4">śrī kāryam</text:span><text:span text:style-name="T1">), the lord (</text:span><text:span text:style-name="T4">uṭaiyān</text:span><text:span text:style-name="T1">) of Nāvalūr, Kaṇṭan Tēvaṭi, caused to put (</text:span><text:span text:style-name="T4">aṭṭuviṭṭa</text:span><text:span text:style-name="T1">) a weigh (</text:span><text:span text:style-name="T4">niṟai</text:span><text:span text:style-name="T1">) of 715 so that it becomes (</text:span><text:span text:style-name="T4">āka</text:span><text:span text:style-name="T1">) Gaṇapatiyār, a platform (</text:span><text:span text:style-name="T4">pīṭa</text:span><text:span text:style-name="T1">) and a halo (</text:span><text:span text:style-name="T4">prabha</text:span><text:span text:style-name="T1">), so that [Gaṇapati] graciously raises (</text:span><text:span text:style-name="T4">eḻuntaruḷa</text:span><text:span text:style-name="T1">) on festival days (</text:span><text:span text:style-name="T4">tiruvilā</text:span><text:span text:style-name="T1">). For him (</text:span><text:span text:style-name="T4">ivaṟkku</text:span><text:span text:style-name="T1">, i.e. Gaṇapati), a weighting measure (</text:span><text:span text:style-name="T4">niṟai</text:span><text:span text:style-name="T1">) [for a] golden flower (</text:span><text:span text:style-name="T4">poṟpū</text:span><text:span text:style-name="T1">) was made (</text:span><text:span text:style-name="T4">ceyta</text:span><text:span text:style-name="T1">).</text:span></text:p>
      <text:p text:style-name="P1" loext:marker-style-name="T1"/>
      <text:p text:style-name="P6" loext:marker-style-name="T33"/>
      <text:p text:style-name="Standard" loext:marker-style-name="T33"><text:span text:style-name="T33">#38. </text:span><text:span text:style-name="T1">a) PIM, main shrine; b) </text:span><text:span text:style-name="T33">on the upper part of the base (</text:span><text:span text:style-name="T51">pattika</text:span><text:span text:style-name="T33">) of the central wall section of the </text:span><text:span text:style-name="T52">ardha-maṇḍapa</text:span><text:span text:style-name="T53"> of the southern façade</text:span><text:span text:style-name="T1">; c) personally located and read in situ; d) </text:span><text:span text:style-name="T33">ARE 1924, no. 397; SII 19, no. 140; </text:span><text:span text:style-name="T53">Tyagarajan</text:span><text:span text:style-name="T33"> (2014: no. 2, 117–118)</text:span><text:span text:style-name="T1">; e) </text:span><text:span text:style-name="T33">5</text:span><text:span text:style-name="T54">th</text:span><text:span text:style-name="T33"> regnal year of Kōpparakesarivarman</text:span><text:span text:style-name="T1">; f) Cōḻa king difficult to identify; g) inscription not read with anyone; h) the </text:span><text:span text:style-name="T5">puḷḷi</text:span><text:span text:style-name="T1"> appears on some of the letters only; </text:span><text:span text:style-name="T33">I have spotted the beginning of an inscription (just </text:span><text:span text:style-name="T52">svasti śrī</text:span><text:span text:style-name="T53">)</text:span><text:span text:style-name="T52"> </text:span><text:span text:style-name="T33">on the eastern part of the </text:span><text:span text:style-name="T52">ardha-maṇḍapa</text:span><text:span text:style-name="T33">, on the same upper part of the base.</text:span></text:p>
      <text:p text:style-name="P6" loext:marker-style-name="T33"/>
      <text:p text:style-name="Standard" loext:marker-style-name="T33"><text:span text:style-name="T33">(1) </text:span><text:span text:style-name="T52">svasti śrī</text:span><text:span text:style-name="T33"> koppara[[ke]]caripaṉmakki yāṇṭu ˚añcāvatu kuṉṟakkūṟṟattu maṉṉupperumpaḻuvūr pakai</text:span></text:p>
      <text:p text:style-name="Standard" loext:marker-style-name="T33"><text:span text:style-name="T33">(2) viṭai </text:span><text:span text:style-name="T52">˚īśvagi</text:span><text:span text:style-name="T33">ra</text:span><text:span text:style-name="T52">ha</text:span><text:span text:style-name="T33">ttu </text:span><text:span text:style-name="T52">mahade</text:span><text:span text:style-name="T33">vakkku</text:span><text:span text:style-name="T33"><text:note text:id="ftn239" text:note-class="footnote"><text:note-citation>77</text:note-citation><text:note-body><text:p text:style-name="Footnote" loext:marker-style-name="T11"><text:span text:style-name="T12"><text:s/></text:span><text:span text:style-name="T11">The first k, which has a </text:span><text:span text:style-name="T13">puḷḷi</text:span><text:span text:style-name="T11">, was probably intended for a r.</text:span></text:p></text:note-body></text:note></text:span><text:span text:style-name="T33"> ˚itaḷik kūttapiḷḷai nakkaṉ kiṭaṉtaperumāṉ vaitta viḷakku ˚oṉṟunā</text:span></text:p>
      <text:p text:style-name="Standard" loext:marker-style-name="T33"><text:span text:style-name="T33">(3) l poṉ 10 pattu</text:span><text:span text:style-name="T33"/></text:p>
      <text:p text:style-name="P6" loext:marker-style-name="T33"/>
      <text:p text:style-name="Standard" loext:marker-style-name="T33"><text:span text:style-name="T33">Fortune! Prosperity! This is the fifth year of Kōpparakesarivarman. For Mahādeva (</text:span><text:span text:style-name="T52">mahadevakkku</text:span><text:span text:style-name="T33"> &gt; </text:span><text:span text:style-name="T52">mahādevarkku</text:span><text:span text:style-name="T33">) of the shrine (</text:span><text:span text:style-name="T52">girahattu</text:span><text:span text:style-name="T33"> &gt; </text:span><text:span text:style-name="T52">gṛhattu</text:span><text:span text:style-name="T33">) of the Lord (</text:span><text:span text:style-name="T52">īśva</text:span><text:span text:style-name="T33"> &gt; </text:span><text:span text:style-name="T52">īśvara</text:span><text:span text:style-name="T33">) [of] Pakaiviṭai [lit. a bull/distress (</text:span><text:span text:style-name="T52">viṭai</text:span><text:span text:style-name="T33">) for his enemies (</text:span><text:span text:style-name="T52">pakai</text:span><text:span text:style-name="T33">)] of Maṉṉupperumpaḻuvūr [lit. the exceedingly (</text:span><text:span text:style-name="T52">maṉṉum</text:span><text:span text:style-name="T33">) big (</text:span><text:span text:style-name="T52">perum</text:span><text:span text:style-name="T33">) Paḻuvūr)] of Kuṉṟakkūṟṟam, the dancing child (</text:span><text:span text:style-name="T52">kūtta-piḷḷai</text:span><text:span text:style-name="T33">) of this temple (</text:span><text:span text:style-name="T52">itaḷi </text:span><text:span text:style-name="T53">&gt; </text:span><text:span text:style-name="T52">ittaḷi</text:span><text:span text:style-name="T33">) Nakkaṉ Kiṭaṉtaperumāṉ placed (</text:span><text:span text:style-name="T52">vaitta</text:span><text:span text:style-name="T33">) ten 10 [</text:span><text:span text:style-name="T52">kaḻañcu</text:span><text:span text:style-name="T33">s] of gold (</text:span><text:span text:style-name="T52">poṉ</text:span><text:span text:style-name="T33">) with one (</text:span><text:span text:style-name="T52">oṉṟunāl</text:span><text:span text:style-name="T33">) lamp (</text:span><text:span text:style-name="T52">viḷakku</text:span><text:span text:style-name="T33">).</text:span></text:p>
      <text:p text:style-name="P6" loext:marker-style-name="T33"/>
      <text:p text:style-name="Standard" loext:marker-style-name="T33"><text:span text:style-name="T33">#39. </text:span><text:span text:style-name="T1">a) PIM, main shrine; b) </text:span><text:span text:style-name="T33">on the upper part of the base (</text:span><text:span text:style-name="T51">pattika</text:span><text:span text:style-name="T33">) of the </text:span><text:span text:style-name="T53">southern façade of the sanctuary, to the east of the niche of Dakṣiṇāmūrti</text:span><text:span text:style-name="T1">; c) personally located and read in situ; d) </text:span><text:span text:style-name="T33">ARE 1924, no. 398; SII 19, no. 266; SII 32, part 2, no. 82; </text:span><text:span text:style-name="T53">Tyagarajan</text:span><text:span text:style-name="T33"> (2014: no. 4, 119–120)</text:span><text:span text:style-name="T1">; e) </text:span><text:span text:style-name="T33">10</text:span><text:span text:style-name="T54">th</text:span><text:span text:style-name="T33"> regnal year of Kōpparakesarivarman</text:span><text:span text:style-name="T1">; f) perhaps Uttamacōḻa (</text:span><text:span text:style-name="T5">circa</text:span><text:span text:style-name="T1"> 981 A.D.); g) </text:span><text:soft-page-break/><text:span text:style-name="T1">inscription not read with anyone; h) </text:span><text:span text:style-name="T33">the last two lines are inscribed after the corner, as if in continuation of the previous lines</text:span><text:span text:style-name="T1">.</text:span></text:p>
      <text:p text:style-name="P6" loext:marker-style-name="T33"/>
      <text:p text:style-name="Standard" loext:marker-style-name="T33"><text:span text:style-name="T33">(1) </text:span><text:span text:style-name="T52">svasti śrī</text:span><text:span text:style-name="T33"> kopparakecaripaṉmaṟkku yāṇṭu pattāvatu kuṉṟakkūṟṟattu ma[ṉ] ‡ ṉupperumpa ‡ ḻuvūr [pa]kaiviṭai [</text:span><text:span text:style-name="T52">˚īśvara</text:span><text:span text:style-name="T33">]</text:span><text:span text:style-name="T52">gṛ</text:span><text:span text:style-name="T33">[</text:span><text:span text:style-name="T52">ha</text:span><text:span text:style-name="T33">]ttu</text:span><text:span text:style-name="T52"> </text:span><text:span text:style-name="T33">mā</text:span><text:span text:style-name="T52">de</text:span><text:span text:style-name="T33">va</text:span><text:span text:style-name="T33"><text:note text:id="ftn240" text:note-class="footnote"><text:note-citation>78</text:note-citation><text:note-body><text:p text:style-name="Footnote" loext:marker-style-name="T12"><text:span text:style-name="T12"><text:s/>The line which continues after the corner is in fact the line 4, and cannot be read in continuation of this line.</text:span></text:p></text:note-body></text:note></text:span></text:p>
      <text:p text:style-name="Standard" loext:marker-style-name="T33"><text:span text:style-name="T33">(2) r paḻuvūr nakkarkku veṇṇikkūṟṟattu </text:span><text:span text:style-name="T52">brahmade</text:span><text:span text:style-name="T33">yam pūvaṇūr ˚āttiyaṉ </text:span><text:span text:style-name="T52">śi</text:span><text:span text:style-name="T33">va</text:span><text:span text:style-name="T52">dā ‡ sa</text:span><text:span text:style-name="T33">ṉ coḻappi ‡ [ra]ṉṉāṉa ˚uttamacō[ḻa </text:span><text:span text:style-name="T52">bra</text:span><text:span text:style-name="T33">]</text:span><text:span text:style-name="T52">hmā</text:span><text:span text:style-name="T33">tarāyar [</text:span><text:span text:style-name="T52">ca</text:span><text:span text:style-name="T33">]</text:span><text:span text:style-name="T52">ntrā</text:span><text:span text:style-name="T33"><text:note text:id="ftn241" text:note-class="footnote"><text:note-citation>79</text:note-citation><text:note-body><text:p text:style-name="Footnote" loext:marker-style-name="T12"><text:span text:style-name="T12"><text:s/>Same remark than in the previous note, except that the line which continues is the line 5.</text:span></text:p></text:note-body></text:note></text:span></text:p>
      <text:p text:style-name="Standard" loext:marker-style-name="T33"><text:span text:style-name="T33">(3) tittavaṟ nikka vaitta viḷa ˚oṉṟu ṉontāviḷakku [˚oṉṟu]ṉukku</text:span><text:span text:style-name="T33"><text:note text:id="ftn242" text:note-class="footnote"><text:note-citation>80</text:note-citation><text:note-body><text:p text:style-name="P3" loext:marker-style-name="T12"><text:span text:style-name="T12"><text:s/>This part: </text:span><text:span text:style-name="T55">vaitta viḷa ˚oṉṟu ṉontāviḷakku [˚oṉṟu]ṉukku</text:span><text:span text:style-name="T46"> is missing in the edition of SII and that of Tyagarajan. </text:span></text:p></text:note-body></text:note></text:span><text:span text:style-name="T33"> vacca ˚āṭu toṇ ‡ ṇūṟṟāṟu nilai ‡ viḷakku ˚oṉṟu ceruviṭaiyāl niṟai nāṉūṟṟu</text:span></text:p>
      <text:p text:style-name="Standard" loext:marker-style-name="T33"><text:span text:style-name="T33">(4) palam pan[</text:span><text:span text:style-name="T52">māhe</text:span><text:span text:style-name="T33">]</text:span></text:p>
      <text:p text:style-name="Standard" loext:marker-style-name="T33"><text:span text:style-name="T33">(5) </text:span><text:span text:style-name="T52">śvara rakṣai</text:span><text:span text:style-name="T33"> ||</text:span></text:p>
      <text:p text:style-name="P6" loext:marker-style-name="T33"/>
      <text:p text:style-name="Standard" loext:marker-style-name="T33"><text:span text:style-name="T33">Fortune! Prosperity! This is the tenth year of Kōpparakesarivarman. For Nakkar of Paḻuvūr, Mahādeva (</text:span><text:span text:style-name="T51">mādeva</text:span><text:span text:style-name="T33"> &gt; </text:span><text:span text:style-name="T51">mahādeva</text:span><text:span text:style-name="T33">) of the shrine (</text:span><text:span text:style-name="T52">gṛhattu</text:span><text:span text:style-name="T33">) of the Lord (</text:span><text:span text:style-name="T52">īśvara</text:span><text:span text:style-name="T33">) [of] Pakaiviṭai of Maṉṉupperumpaḻuvūr of Kuṉṟakkūṟṟam, Āttiyaṉ Śivadāsaṉ Cōḻappiraṉ </text:span><text:span text:style-name="T53">alias</text:span><text:span text:style-name="T33"> Uttamacōḻa Brahmātarāyar of Pūvaṇūr, a </text:span><text:span text:style-name="T52">brahmadeya</text:span><text:span text:style-name="T33"> of Veṇṇikkūṟṟam, for removing [the darkness/the disease?] (</text:span><text:span text:style-name="T52">nīkka</text:span><text:span text:style-name="T33">) as long as the sun and the moon endure, put (</text:span><text:span text:style-name="T52">vaitta</text:span><text:span text:style-name="T33">) one lamp (</text:span><text:span text:style-name="T52">viḷa oṉṟu &gt; viḷakku oṉṟu</text:span><text:span text:style-name="T33">); for one perpetual lamp (</text:span><text:span text:style-name="T52">ṉontāviḷakku oṉṟuṉukku</text:span><text:span text:style-name="T33">) he put (</text:span><text:span text:style-name="T52">vacca </text:span><text:span text:style-name="T53">&gt; </text:span><text:span text:style-name="T52">vaitta</text:span><text:span text:style-name="T33">) ninety-six (</text:span><text:span text:style-name="T52">toṇṇūṟṟāṟu</text:span><text:span text:style-name="T33">) goats (</text:span><text:span text:style-name="T52">āṭu</text:span><text:span text:style-name="T33">); for one standing lamp (</text:span><text:span text:style-name="T52">nilai viḷakku oṉṟu</text:span><text:span text:style-name="T33">), four hundred (</text:span><text:span text:style-name="T52">nāṉūṟṟu</text:span><text:span text:style-name="T33">) </text:span><text:span text:style-name="T52">palam</text:span><text:span text:style-name="T33">s of the standard measure (</text:span><text:span text:style-name="T52">niṟai</text:span><text:span text:style-name="T33">) by the </text:span><text:span text:style-name="T52">ceruviṭai</text:span><text:span text:style-name="T33"> measure (</text:span><text:span text:style-name="T52">ceruviṭaiyāl</text:span><text:span text:style-name="T33">). This is under the protection of the Panmāheśvaras. </text:span></text:p>
      <text:p text:style-name="P6" loext:marker-style-name="T33"/>
      <text:p text:style-name="Standard" loext:marker-style-name="T33"><text:span text:style-name="T33">#40. </text:span><text:span text:style-name="T1">a) PIM, main shrine; b) </text:span><text:span text:style-name="T33">on the upper part of the base (</text:span><text:span text:style-name="T51">pattika</text:span><text:span text:style-name="T33">) of the </text:span><text:span text:style-name="T53">southern façade of the sanctuary, to the east of the niche of Dakṣiṇāmūrti, in continuation of #39</text:span><text:span text:style-name="T1">; c) personally located and read in situ; d) </text:span><text:span text:style-name="T33">SII 19, no. 266; </text:span><text:span text:style-name="T53">Tyagarajan</text:span><text:span text:style-name="T33"> (2014: no. 3, 118–119)</text:span><text:span text:style-name="T1">; e) </text:span><text:span text:style-name="T33">4</text:span><text:span text:style-name="T54">th</text:span><text:span text:style-name="T33"> regnal year of </text:span><text:span text:style-name="T51">pāṇṭiyaṉai talai koṇṭa</text:span><text:span text:style-name="T33"> Kōpparakesarivarman</text:span><text:span text:style-name="T1">; f) Āditya II (</text:span><text:span text:style-name="T5">circa</text:span><text:span text:style-name="T1"> 964 A.D.); g) inscription not read with anyone; h) </text:span><text:span text:style-name="T33">this is just the beginning of an inscription</text:span><text:span text:style-name="T1">.</text:span></text:p>
      <text:p text:style-name="P6" loext:marker-style-name="T33"/>
      <text:p text:style-name="Standard" loext:marker-style-name="T33"><text:span text:style-name="T33">(1) [[</text:span><text:span text:style-name="T52">svasti śrī</text:span><text:span text:style-name="T33">]] [pāṇṭiya]ṉait ta[lai] koṇṭa kopparakecariva</text:span><text:span text:style-name="T52">nma</text:span><text:span text:style-name="T33">kku [[yāṇ]]ṭu [[4]] [˚āva]tu kuṉṟakkūṟṟa ‡ [ttu] maṉṉupperumpaḻuvūr pa[kai]viṭai</text:span><text:span text:style-name="T52"> ˚ī</text:span></text:p>
      <text:p text:style-name="P6" loext:marker-style-name="T33"/>
      <text:p text:style-name="Standard" loext:marker-style-name="T33"><text:span text:style-name="T33">Fortune! Prosperity! This is the 4</text:span><text:span text:style-name="T54">th</text:span><text:span text:style-name="T33"> year of Kōpparakesarivarman who took the head of the Pāṇḍya. {{To the Lord}} [of] Pakaiviṭai of Maṉṉupperumpaḻuvūr of Kuṉṟakkūṟṟam…</text:span></text:p>
      <text:p text:style-name="P6" loext:marker-style-name="T33"/>
      <text:p text:style-name="Standard" loext:marker-style-name="T1"><text:span text:style-name="T33">#41 (#Ph21). </text:span><text:span text:style-name="T1">a) PIM, main shrine; b) </text:span><text:span text:style-name="T33">on the upper part (</text:span><text:span text:style-name="T51">pattika</text:span><text:span text:style-name="T33">) and the middle part (</text:span><text:span text:style-name="T51">kumuda</text:span><text:span text:style-name="T33">) of the base of the southern façade; begins on the western side of the niche of Dakṣiṇāmūrti and goes until the central part of the base</text:span><text:span text:style-name="T1">; c) personally located and read in situ; d) </text:span><text:span text:style-name="T33">ARE 1924, no. 399; </text:span><text:span text:style-name="T53">Tyagarajan</text:span><text:span text:style-name="T33"> (2014: no. 7, 123–124)</text:span><text:span text:style-name="T1">; e) </text:span><text:span text:style-name="T33">11</text:span><text:span text:style-name="T54">th</text:span><text:span text:style-name="T33"> regnal year </text:span><text:span text:style-name="T1">of </text:span><text:span text:style-name="T5">cālai kalam aṟutta</text:span><text:span text:style-name="T33"> Kōvirārājakesarivarman</text:span><text:span text:style-name="T1">; f) Rājarāja I (</text:span><text:span text:style-name="T5">circa</text:span><text:span text:style-name="T1"> 996 A.D.); g) inscription not read with anyone.</text:span></text:p>
      <text:p text:style-name="P6" loext:marker-style-name="T33"/>
      <text:p text:style-name="Standard" loext:marker-style-name="T33"><text:soft-page-break/><text:span text:style-name="T33">(1) </text:span><text:span text:style-name="T52">svasti śrī</text:span><text:span text:style-name="T33"> cālai [[kalam a]]ṟutta [ko]vi[rā]</text:span><text:span text:style-name="T52">ja</text:span><text:span text:style-name="T33">[rā]</text:span><text:span text:style-name="T52">ja</text:span><text:span text:style-name="T33">kecaripaṉmakku yāṇṭu 11 [[˚ā ‡ vatu]] kunṟakk[[ūṟṟa]] ‡ ttu manṉumperumpaḻuvūr pakaiviṭai ˚</text:span><text:span text:style-name="T52">ī</text:span><text:span text:style-name="T33"> ‡ </text:span><text:span text:style-name="T52">śvara</text:span><text:span text:style-name="T33">ttu </text:span><text:span text:style-name="T52">mahā</text:span><text:span text:style-name="T33"> ‡ </text:span><text:span text:style-name="T52">de</text:span><text:span text:style-name="T33">varkku ˚ittaḷi t[e]vanā[r] makaḷ kūttapi[ḷḷai] na[kka]n kar[i]ya viranaraṇi</text:span></text:p>
      <text:p text:style-name="Standard" loext:marker-style-name="T33"><text:span text:style-name="T33">(2) [ye]n ˚i</text:span><text:span text:style-name="T52">de</text:span><text:span text:style-name="T33">vaṟku tiṅkaḷ caṅ[[kirā]]nti potukku </text:span><text:span text:style-name="T52">sa</text:span><text:span text:style-name="T33">[</text:span><text:span text:style-name="T52">ṅ</text:span><text:span text:style-name="T33">]</text:span><text:span text:style-name="T52">gra</text:span><text:span text:style-name="T33">[</text:span><text:span text:style-name="T52">n</text:span><text:span text:style-name="T33">]ti nān[ṟu tiru ˚a]mutu kāṭṭa ‡ patteṭṭuku [[kut]] ‡ tal tiruvamutu ˚arici </text:span><text:span text:style-name="T52">de</text:span><text:span text:style-name="T33">vanāḻiyāl ‡ nāṉāḻiyum kaṟi ‡ ˚amutukku nellu nāḻiyum tayiramutu ˚uriyum neyyamutu ˚oru piṭiyum</text:span></text:p>
      <text:p text:style-name="Standard" loext:marker-style-name="T33"><text:span text:style-name="T33">(3) [[˚aṭaikkāya]]mutu nālum tiru[vamutu]</text:span><text:span text:style-name="T33"><text:note text:id="ftn243" text:note-class="footnote"><text:note-citation>81</text:note-citation><text:note-body><text:p text:style-name="Footnote" loext:marker-style-name="T11"><text:span text:style-name="T12"><text:s/></text:span><text:span text:style-name="T11">it is possible that there is a –</text:span><text:span text:style-name="T13">ku</text:span><text:span text:style-name="T11"> after </text:span><text:span text:style-name="T13">amutu</text:span><text:span text:style-name="T11">.</text:span></text:p></text:note-body></text:note></text:span><text:span text:style-name="T33"> ˚aṭavaṟkku [ne]llu [3]</text:span><text:span text:style-name="T33"><text:note text:id="ftn244" text:note-class="footnote"><text:note-citation>82</text:note-citation><text:note-body><text:p text:style-name="Footnote" loext:marker-style-name="T12"><text:span text:style-name="T12"><text:s/>There are three bars one under the other, which I interpreted as the number 3.</text:span></text:p></text:note-body></text:note></text:span><text:span text:style-name="T33"> nāḻiyu kuṟu[vā]ḷukku nā[ḻi][[yu]] ‡ [[m]] ˚itta[ṉai] ‡ yum tiṅkaḷ toṟum </text:span><text:span text:style-name="T52">sa</text:span><text:span text:style-name="T33">[</text:span><text:span text:style-name="T52">ṅ</text:span><text:span text:style-name="T33">]</text:span><text:span text:style-name="T52">grā</text:span><text:span text:style-name="T33">nti na nā[[ya]] ‡ {part not engraved or lost} ‡ ˚amutu ceyvikka vaitta ponṉ nāṟ kaḻañcu ˚ippon nāṟk kaḻa</text:span></text:p>
      <text:p text:style-name="Standard" loext:marker-style-name="T33"><text:span text:style-name="T33">(4)</text:span><text:span text:style-name="T33"><text:note text:id="ftn245" text:note-class="footnote"><text:note-citation>83</text:note-citation><text:note-body><text:p text:style-name="P3" loext:marker-style-name="T24"><text:span text:style-name="T24"><text:s/>Lines 4 to 6 are engraved on the middle part of the base (</text:span><text:span text:style-name="T50">kumuda</text:span><text:span text:style-name="T24">). They do not appear in the edition established by Tyagarajan, probably because they were not visible at that time. Indeed, during the renovation of 2015, the lower part of the base was uncovered and inscriptions on this part became visible. </text:span></text:p></text:note-body></text:note></text:span><text:span text:style-name="T33"> ñcuṅ koṇṭu X tta X X X</text:span></text:p>
      <text:p text:style-name="Standard" loext:marker-style-name="T33"><text:span text:style-name="T33">(5) ti [ca] X X ṅkak koṇṭom ˚i X X</text:span><text:span text:style-name="T33"/></text:p>
      <text:p text:style-name="Standard" loext:marker-style-name="T33"><text:span text:style-name="T33">(6) X X X mukkāle mu X m ˚ic X X</text:span><text:span text:style-name="T33"/></text:p>
      <text:p text:style-name="P6" loext:marker-style-name="T33"/>
      <text:p text:style-name="Standard" loext:marker-style-name="T33"><text:span text:style-name="T33">Fortune! Prosperity! This is the 11</text:span><text:span text:style-name="T54">th</text:span><text:span text:style-name="T33"> year of Kōvirājarājavarman who destroyed the ships at Cālai. For Mahādeva of the Lord (</text:span><text:span text:style-name="T52">īśvara</text:span><text:span text:style-name="T33">) [of] Pakaiviṭai of Maṉṉupperumpaḻuvūr of Kuṉṟakkūṟṟam, I, the daughter of god (</text:span><text:span text:style-name="T52">tēvanār makaḷ</text:span><text:span text:style-name="T33">) of this temple (</text:span><text:span text:style-name="T51">ittaḷi</text:span><text:span text:style-name="T33">), the dancing child (</text:span><text:span text:style-name="T52">kūtta-piḷḷai</text:span><text:span text:style-name="T33">) Nakkan Kariya Vīranaraṇi, to present (</text:span><text:span text:style-name="T52">kāṭṭa</text:span><text:span text:style-name="T33">, lit. to show) holy food offerings (</text:span><text:span text:style-name="T52">tiru amutu</text:span><text:span text:style-name="T33">) on that day (</text:span><text:span text:style-name="T52">nāṉṟu</text:span><text:span text:style-name="T33">) on Saṃkrānti (</text:span><text:span text:style-name="T52">saṅgran</text:span><text:span text:style-name="T33">ti) for one time (</text:span><text:span text:style-name="T52">pōtukku</text:span><text:span text:style-name="T33">) on Saṃkrānti (</text:span><text:span text:style-name="T52">caṅkirānti</text:span><text:span text:style-name="T33">) on the lunar month (</text:span><text:span text:style-name="T52">tiṅkaḷ</text:span><text:span text:style-name="T33">) for this god (</text:span><text:span text:style-name="T52">idevaṟku</text:span><text:span text:style-name="T33">), for eighteen (</text:span><text:span text:style-name="T52">patteṭṭuku</text:span><text:span text:style-name="T33">) [people? portions?]: four </text:span><text:span text:style-name="T52">nāḻi</text:span><text:span text:style-name="T33">s (</text:span><text:span text:style-name="T52">nāṉāḻiyum</text:span><text:span text:style-name="T33">) by the </text:span><text:span text:style-name="T52">devanāḻi</text:span><text:span text:style-name="T33"> [measure] (</text:span><text:span text:style-name="T52">devanāḻiyāl</text:span><text:span text:style-name="T33">) of husked rice of holy food offerings (</text:span><text:span text:style-name="T52">kuttal tiruvamutu arici</text:span><text:span text:style-name="T33">), and one </text:span><text:span text:style-name="T52">nāḻi</text:span><text:span text:style-name="T33"> (</text:span><text:span text:style-name="T52">nāḻiyum</text:span><text:span text:style-name="T33">) of paddy (</text:span><text:span text:style-name="T52">nellu</text:span><text:span text:style-name="T33">) for vegetable food offerings (</text:span><text:span text:style-name="T52">kaṟi amutukku</text:span><text:span text:style-name="T33">), and one </text:span><text:span text:style-name="T52">uri</text:span><text:span text:style-name="T33"> (</text:span><text:span text:style-name="T52">uriyum</text:span><text:span text:style-name="T33">) of curd food offerings (</text:span><text:span text:style-name="T52">tayir-amutu</text:span><text:span text:style-name="T33">), and one handful (</text:span><text:span text:style-name="T52">oru piṭiyum</text:span><text:span text:style-name="T33">) of </text:span><text:span text:style-name="T51">ghee</text:span><text:span text:style-name="T33"> food offerings (</text:span><text:span text:style-name="T52">neyy-amutu</text:span><text:span text:style-name="T33">), and four arecanut food offerings (</text:span><text:span text:style-name="T52">aṭaikkāy amutu</text:span><text:span text:style-name="T33">), and 3 </text:span><text:span text:style-name="T52">nāḻi</text:span><text:span text:style-name="T33">s (</text:span><text:span text:style-name="T52">nāḻiyu</text:span><text:span text:style-name="T33">) of paddy (</text:span><text:span text:style-name="T52">nellu</text:span><text:span text:style-name="T33">) for those who join (</text:span><text:span text:style-name="T52">aṭavaṟ</text:span><text:span text:style-name="T33">) the holy food offerings (</text:span><text:span text:style-name="T52">tiruvamutu</text:span><text:span text:style-name="T33">), and one </text:span><text:span text:style-name="T52">nāḻi</text:span><text:span text:style-name="T33"> (</text:span><text:span text:style-name="T52">nāḻiyum</text:span><text:span text:style-name="T33">) for the pounded rice (</text:span><text:span text:style-name="T52">kuṟuvāḷukku</text:span><text:span text:style-name="T33">); to make (</text:span><text:span text:style-name="T52">ceyvikka</text:span><text:span text:style-name="T33">) some food offerings (</text:span><text:span text:style-name="T52">amutu</text:span><text:span text:style-name="T33">) … on every (</text:span><text:span text:style-name="T52">tōṟum</text:span><text:span text:style-name="T33">) Saṃkrānti (</text:span><text:span text:style-name="T52">saṅgrānti</text:span><text:span text:style-name="T33">) of the lunar month (</text:span><text:span text:style-name="T52">tiṅkaḷ</text:span><text:span text:style-name="T33">) for all this (</text:span><text:span text:style-name="T52">ittaṉaiyum</text:span><text:span text:style-name="T33">), [I] gave (</text:span><text:span text:style-name="T52">vaitta</text:span><text:span text:style-name="T33">) four (</text:span><text:span text:style-name="T52">nāṟ</text:span><text:span text:style-name="T33">) </text:span><text:span text:style-name="T52">kaḻañcu</text:span><text:span text:style-name="T33">s of gold (</text:span><text:span text:style-name="T52">pon</text:span><text:span text:style-name="T33">); having taken (</text:span><text:span text:style-name="T52">koṇṭu</text:span><text:span text:style-name="T33">) these four </text:span><text:span text:style-name="T52">kaḻañcu</text:span><text:span text:style-name="T33">s of gold (</text:span><text:span text:style-name="T52">ippon nāṟk kaḻañcu</text:span><text:span text:style-name="T33">) …</text:span></text:p>
      <text:p text:style-name="P6" loext:marker-style-name="T33"/>
      <text:p text:style-name="Standard" loext:marker-style-name="T33"><text:span text:style-name="T33">#42. </text:span><text:span text:style-name="T1">a) PIM, main shrine; b) </text:span><text:span text:style-name="T33">on the upper part (</text:span><text:span text:style-name="T51">pattika</text:span><text:span text:style-name="T33">) of the base of the western façade, on the central projection; </text:span><text:span text:style-name="T1">c) personally located and read in situ; d) </text:span><text:span text:style-name="T53">Tyagarajan</text:span><text:span text:style-name="T33"> (2014: no. 6, 121–123); </text:span><text:span text:style-name="T1">e) </text:span><text:span text:style-name="T33">lost regnal year </text:span><text:span text:style-name="T1">of </text:span><text:span text:style-name="T5">cālai kalam aṟutta</text:span><text:span text:style-name="T1"> </text:span><text:span text:style-name="T33">Kōrājarājakesarivarman</text:span><text:span text:style-name="T1">; f) Rājarāja I; g) inscription not read with anyone; h) on</text:span><text:span text:style-name="T33"> the middle part (</text:span><text:span text:style-name="T51">kumuda</text:span><text:span text:style-name="T33">), there are some unlegible remains of letters which may belong to the same inscription as in the case of #41 on the southern façade; the inscription is not contiuous and the edition is thus difficult to establish (the one established by Tyagarajan is quite confusing): there are three lines, but some stones are not engraved and one stone is missing.</text:span></text:p>
      <text:p text:style-name="P6" loext:marker-style-name="T33"/>
      <text:p text:style-name="Standard" loext:marker-style-name="T33"><text:span text:style-name="T33">(1) {corner broken} </text:span><text:span text:style-name="T52">sti śrī</text:span><text:span text:style-name="T33"> cālai kalam aṟutta korā</text:span><text:span text:style-name="T52">ja</text:span><text:span text:style-name="T33">rā</text:span><text:span text:style-name="T52">ja</text:span><text:span text:style-name="T33">[kecaripa]nmak[ku] {broken} ‡ {stones not inscribed or damaged} ‡ {stone not inscribed or damaged} ‡ {stone missing} ‡ X X X X ‡ X X X X X ‡ X X X X X X X X X ya </text:span><text:span text:style-name="T52">śrī</text:span><text:span text:style-name="T33"> kāyyamm ārākinṟa koyil konaṭikaḷ me/pe</text:span></text:p>
      <text:p text:style-name="Standard" loext:marker-style-name="T33"><text:soft-page-break/><text:span text:style-name="T33">(2) {corner broken} ykattu cantrātittaval pakal [li]ra[vu] ˚eriya vaitta non[tā] X ‡ {stones not inscribed or damaged} ‡ {stone not inscribed or damaged} ‡ {stone missing} ‡ X X X X ‡ X X na X X ya ‡ X X X X X</text:span><text:span text:style-name="T33"><text:note text:id="ftn246" text:note-class="footnote"><text:note-citation>84</text:note-citation><text:note-body><text:p text:style-name="Footnote" loext:marker-style-name="T11"><text:span text:style-name="T12"><text:s/></text:span><text:span text:style-name="T11">Tyagarajan reads </text:span><text:span text:style-name="T55">ha</text:span><text:span text:style-name="T45">ttu</text:span><text:span text:style-name="T11"> before </text:span><text:span text:style-name="T13">mēṟkku</text:span><text:span text:style-name="T46"> but I cannot see it.</text:span></text:p></text:note-body></text:note></text:span><text:span text:style-name="T33"> meṟ[k]kum viḻāviti teruvukku vaṭakkum tiruveḷipaṭṭāl kaṉto</text:span></text:p>
      <text:p text:style-name="Standard" loext:marker-style-name="T33"><text:span text:style-name="T33">(3) X</text:span><text:span text:style-name="T33"><text:note text:id="ftn247" text:note-class="footnote"><text:note-citation>85</text:note-citation><text:note-body><text:p text:style-name="P3" loext:marker-style-name="T11"><text:span text:style-name="T12"><text:s/></text:span><text:span text:style-name="T11">Tyagarajan suggests </text:span><text:span text:style-name="T45">ṭṭa</text:span><text:span text:style-name="T46"> before </text:span><text:span text:style-name="T45">ttukku</text:span><text:span text:style-name="T46">, but I am not sure there is enough space. However, the edge of the corner may have been broken after he established his edition.</text:span></text:p></text:note-body></text:note></text:span><text:span text:style-name="T33"> ttukku teṟku paṅku ˚araiyum ˚itināl tevatānaṅkaḷil van ‡ {stones not inscribed or damaged} ‡ {stone not inscribed or damaged} ‡ {stone missing} ‡ ya vatten ‡ X kka viranaraṇ[i] ‡ yen</text:span></text:p>
      <text:p text:style-name="P6" loext:marker-style-name="T33"/>
      <text:p text:style-name="Standard" loext:marker-style-name="T33"><text:span text:style-name="T33">Fortune! Prosperity! … of Kōrājarājakesarivarman who destroyed the ships at Cālai. … Kōn Aṭikaḷ of the temple (</text:span><text:span text:style-name="T52">kōyil</text:span><text:span text:style-name="T33">) who examines (</text:span><text:span text:style-name="T52">ārāykinṟa &gt; ārāykiṉṟa</text:span><text:span text:style-name="T33">) the sacred affairs (</text:span><text:span text:style-name="T52">śrī kāyyamm </text:span><text:span text:style-name="T53"><text:s/>&gt; </text:span><text:span text:style-name="T52">śrī kāryam</text:span><text:span text:style-name="T33">) …; … gave (</text:span><text:span text:style-name="T52">vaitta</text:span><text:span text:style-name="T33">) to burn (</text:span><text:span text:style-name="T52">eriya</text:span><text:span text:style-name="T33">) day (</text:span><text:span text:style-name="T52">pakal</text:span><text:span text:style-name="T33">) and night (</text:span><text:span text:style-name="T52">iravu</text:span><text:span text:style-name="T33">) as long as the sun and the moon endure (</text:span><text:span text:style-name="T52">cantrātittaval</text:span><text:span text:style-name="T33">) a perpetual lamp (</text:span><text:span text:style-name="T52">nontā</text:span><text:span text:style-name="T33">{{</text:span><text:span text:style-name="T51">viḷakku</text:span><text:span text:style-name="T33">}}) … to the west (</text:span><text:span text:style-name="T52">mēṟkkum</text:span><text:span text:style-name="T33">) of …, and to the north (</text:span><text:span text:style-name="T52">vaṭakkum</text:span><text:span text:style-name="T33">) of the street (</text:span><text:span text:style-name="T52">teruvukku</text:span><text:span text:style-name="T33">) of the festival street (</text:span><text:span text:style-name="T52">viḻāvīti</text:span><text:span text:style-name="T33">), and to the south (</text:span><text:span text:style-name="T52">teṟku</text:span><text:span text:style-name="T33">) of … with the coming out (</text:span><text:span text:style-name="T52">tiruveḷipaṭṭāl</text:span><text:span text:style-name="T33">) [for water?], and half a share (</text:span><text:span text:style-name="T52">paṅku araiyum</text:span><text:span text:style-name="T33">); {{that which comes (</text:span><text:span text:style-name="T52">van</text:span><text:span text:style-name="T53">{{</text:span><text:span text:style-name="T52">ta</text:span><text:span text:style-name="T33">}}?) in the </text:span><text:span text:style-name="T52">devadāna</text:span><text:span text:style-name="T33">s (</text:span><text:span text:style-name="T52">tēvatānaṅkaḷil</text:span><text:span text:style-name="T33">) of these four (</text:span><text:span text:style-name="T52">itināl</text:span><text:span text:style-name="T33">) [boundaries?], … I {{Na}}kka Vīranaraṇi gave (</text:span><text:span text:style-name="T52">vattēn &gt; vaittēn</text:span><text:span text:style-name="T33">) …</text:span></text:p>
      <text:p text:style-name="P6" loext:marker-style-name="T33"/>
      <text:p text:style-name="Standard" loext:marker-style-name="T33"><text:span text:style-name="T33">#43 (#Ph21; #Ph22). </text:span><text:span text:style-name="T1">a) PIM, main shrine; b) </text:span><text:span text:style-name="T33">on the middle part (</text:span><text:span text:style-name="T51">kumuda</text:span><text:span text:style-name="T33">) of the base, on the southern side of the western façade; </text:span><text:span text:style-name="T1">c) personally located and read in situ; d) </text:span><text:span text:style-name="T53">inscription not noticed and unpublished</text:span><text:span text:style-name="T33">; </text:span><text:span text:style-name="T1">e) </text:span><text:span text:style-name="T33">lost regnal year of … Mummaṭiccōḻa</text:span><text:span text:style-name="T1">; f) perhaps Rājarāja I; g) inscription not read with anyone</text:span><text:span text:style-name="T33">.</text:span></text:p>
      <text:p text:style-name="P6" loext:marker-style-name="T33"/>
      <text:p text:style-name="Standard" loext:marker-style-name="T56"><text:span text:style-name="T56">(1) </text:span><text:span text:style-name="T57">svasti śrī </text:span><text:span text:style-name="T56">X {cement + surface damaged} X X X X mu[mmaṭi]</text:span></text:p>
      <text:p text:style-name="Standard" loext:marker-style-name="T56"><text:span text:style-name="T56">(2) ccolaṟkku yā[ṇ] {cement + surface damaged} X X X [m] paḻuvūr pa[kai]</text:span><text:span text:style-name="T56"/></text:p>
      <text:p text:style-name="Standard" loext:marker-style-name="T56"><text:span text:style-name="T56">(3) X [ṭai] X [</text:span><text:span text:style-name="T57">śvara</text:span><text:span text:style-name="T56">ttu] {cement + surface damaged} X X X X X X X X X</text:span></text:p>
      <text:p text:style-name="Standard" loext:marker-style-name="T33"><text:span text:style-name="T33">(4) X [ye] o[ru] no[n] {cement} X X X [ya </text:span><text:span text:style-name="T52">de</text:span><text:span text:style-name="T33">vata] {unlegible}</text:span></text:p>
      <text:p text:style-name="Standard" loext:marker-style-name="T33"><text:span text:style-name="T33">(5) X X X nakkaṉāṉa {cement} X X [ppa]llavaraiyān vaitta tiruviḷa</text:span><text:span text:style-name="T33"/></text:p>
      <text:p text:style-name="Standard" loext:marker-style-name="T56"><text:span text:style-name="T56">(6) {cement} [lam] X ṭṭa vaitta X</text:span><text:span text:style-name="T56"/></text:p>
      <text:p text:style-name="P7" loext:marker-style-name="T56"/>
      <text:p text:style-name="Standard" loext:marker-style-name="T33"><text:span text:style-name="T33">Fortune! Prosperity! This is the … year of … Mummaṭiccōḻa. … of the Lord ({{</text:span><text:span text:style-name="T52">ī</text:span><text:span text:style-name="T53">}}</text:span><text:span text:style-name="T52">śvarattu</text:span><text:span text:style-name="T33">) of Paki{{vi}}ṭai of Paḻuvūr … Nakkaṉ </text:span><text:span text:style-name="T53">alias</text:span><text:span text:style-name="T33"> … Pallavaraiyān gave (</text:span><text:span text:style-name="T52">vaitta</text:span><text:span text:style-name="T33">) for a lamp (</text:span><text:span text:style-name="T52">tiruviḷa</text:span><text:span text:style-name="T53">{{</text:span><text:span text:style-name="T52">kku</text:span><text:span text:style-name="T53">}}</text:span><text:span text:style-name="T33">); he gave (</text:span><text:span text:style-name="T52">vaitta</text:span><text:span text:style-name="T33">) … </text:span></text:p>
      <text:p text:style-name="P6" loext:marker-style-name="T33"/>
      <text:p text:style-name="Standard" loext:marker-style-name="T33"><text:span text:style-name="T33">#44. </text:span><text:span text:style-name="T1">a) PIM, main shrine; b) </text:span><text:span text:style-name="T33">on the middle part (</text:span><text:span text:style-name="T51">kumuda</text:span><text:span text:style-name="T33">) of the base, between the </text:span><text:span text:style-name="T52">ardha-maṇḍapa</text:span><text:span text:style-name="T33"> and the sanctuary</text:span><text:span text:style-name="T1">; c) personally located but read only on pictures; d) </text:span><text:span text:style-name="T33">unoticed and unpublished</text:span><text:span text:style-name="T1">; e) </text:span><text:span text:style-name="T33">lost regnal year </text:span><text:span text:style-name="T1">of </text:span><text:span text:style-name="T5">cālai kalam aṟutta</text:span><text:span text:style-name="T33"> Kōrājarājakesarivarman</text:span><text:span text:style-name="T1">; f) Rājarāja I; g) inscription not read with anyone; h) I noticed t</text:span><text:span text:style-name="T33">his inscription in 2015, while they were renovating the temple; unfortunately, it has now disappeared under cement; I have read the inscription only on pictures that I then took and pictures provided by N. Cane.</text:span></text:p>
      <text:p text:style-name="P6" loext:marker-style-name="T33"/>
      <text:p text:style-name="Standard" loext:marker-style-name="T33"><text:span text:style-name="T33">(1) [</text:span><text:span text:style-name="T52">svasti</text:span><text:span text:style-name="T33">] </text:span><text:span text:style-name="T52">śrī</text:span><text:span text:style-name="T33"> cā[lai] kalam aṟutta korā</text:span><text:span text:style-name="T52">ja</text:span><text:span text:style-name="T33">rā</text:span><text:span text:style-name="T52">ja</text:span><text:span text:style-name="T33">[ke]ca {unlegible}</text:span></text:p>
      <text:p text:style-name="Standard" loext:marker-style-name="T33"><text:span text:style-name="T33">(2) X [ḻu]veṭṭaraiyar kaṇṭan maṟava[nar]kkāy </text:span><text:span text:style-name="T52">śrī</text:span><text:span text:style-name="T33"> kā</text:span><text:span text:style-name="T52">yya</text:span><text:span text:style-name="T33">m ˚ārā[ki]ṉṟa koyil {unlegible}</text:span></text:p>
      <text:p text:style-name="Standard" loext:marker-style-name="T33"><text:span text:style-name="T33">(3) X X X [nā]takaṉ X ta[ṇak]kil X X X X X ṉ vaitta [po] {unlegible}</text:span><text:span text:style-name="T33"/></text:p>
      <text:p text:style-name="P6" loext:marker-style-name="T33"/>
      <text:p text:style-name="Standard" loext:marker-style-name="T33"><text:soft-page-break/><text:span text:style-name="T33">Fortune! Prosperity! … Kōrājarājakesari{{varman}} who destroyed the ships at Cālai … of the temple (</text:span><text:span text:style-name="T52">kōyil</text:span><text:span text:style-name="T33">) who examines (</text:span><text:span text:style-name="T52">ārākiṉṟa</text:span><text:span text:style-name="T33">) the sacred affairs (</text:span><text:span text:style-name="T51">śrī kāyyam </text:span><text:span text:style-name="T33">&gt; </text:span><text:span text:style-name="T51">śrī kāryam</text:span><text:span text:style-name="T33">) who has become (</text:span><text:span text:style-name="T52">āy</text:span><text:span text:style-name="T33">?) for the Paḻuvēṭṭaraiyar Kaṇṭan Maṟavanar … gave (</text:span><text:span text:style-name="T52">vaitta</text:span><text:span text:style-name="T33">) …</text:span></text:p>
      <text:p text:style-name="P6" loext:marker-style-name="T33"/>
      <text:p text:style-name="Standard" loext:marker-style-name="T33"><text:span text:style-name="T33">INSIDE THE MUKHA-MAṆḌAPA</text:span><text:span text:style-name="T33"/></text:p>
      <text:p text:style-name="P6" loext:marker-style-name="T33"/>
      <text:p text:style-name="Standard" loext:marker-style-name="T33"><text:span text:style-name="T33">#45. </text:span><text:span text:style-name="T1">a) PIM, main shrine; b) inside the </text:span><text:span text:style-name="T5">mukha-maṇḍapa</text:span><text:span text:style-name="T1">, </text:span><text:span text:style-name="T33">on the southern side of the entrance door, on the wall facing the entrance of the sanctuary, upper inscription</text:span><text:span text:style-name="T1">; c) personally located and read in situ, but today </text:span><text:span text:style-name="T33">covered with paint and partly with cement; N. Cane provided me with pictures preceding the renovation of 2015 which were very helpful</text:span><text:span text:style-name="T1">; d) </text:span><text:span text:style-name="T53">Tyagarajan</text:span><text:span text:style-name="T33"> (2014: no. 1, 117)</text:span><text:span text:style-name="T1">; e) </text:span><text:span text:style-name="T33">2</text:span><text:span text:style-name="T54">nd</text:span><text:span text:style-name="T33"> regnal year of Kōpparakesarivarman</text:span><text:span text:style-name="T1">; f) Cōḻa king difficult to identify; g) inscription not read with anyone; h) the inscription is left unfinished.</text:span></text:p>
      <text:p text:style-name="P6" loext:marker-style-name="T33"/>
      <text:p text:style-name="Standard" loext:marker-style-name="T33"><text:span text:style-name="T33">(1) </text:span><text:span text:style-name="T52">svasti śrī</text:span><text:span text:style-name="T33"> kopparake</text:span><text:span text:style-name="T52">sa</text:span><text:span text:style-name="T33">ripaṉmaṟku [[yā]]ṇṭu 2 ˚āvatu ku</text:span></text:p>
      <text:p text:style-name="Standard" loext:marker-style-name="T33"><text:span text:style-name="T33">(2) ṉṟakūṟṟattu maṉṉupperumpaḻuvūr [[pakaivi]]ṭai </text:span><text:span text:style-name="T52">˚īśva</text:span><text:span text:style-name="T33">ra</text:span><text:span text:style-name="T52">gṛha</text:span></text:p>
      <text:p text:style-name="Standard" loext:marker-style-name="T33"><text:span text:style-name="T33">(3) tu ma</text:span><text:span text:style-name="T52">hade</text:span><text:span text:style-name="T33">va[[ṟku]] ˚avanikantaṟpa </text:span><text:span text:style-name="T52">˚īśva</text:span><text:span text:style-name="T33">ra</text:span><text:span text:style-name="T52">gṛ</text:span><text:span text:style-name="T33">[</text:span><text:span text:style-name="T52">ha</text:span><text:span text:style-name="T33">]ttu paṭṭu ˚u</text:span></text:p>
      <text:p text:style-name="P6" loext:marker-style-name="T33"/>
      <text:p text:style-name="Standard" loext:marker-style-name="T33"><text:span text:style-name="T33">Fortune! Prosperity! This is the 2</text:span><text:span text:style-name="T54">nd</text:span><text:span text:style-name="T33"> year of Kōpparakesarivarman. {{To}} Mahādeva (</text:span><text:span text:style-name="T52">mahadeva &gt; mahādeva</text:span><text:span text:style-name="T33">) of the shrine (</text:span><text:span text:style-name="T52">gṛhatu</text:span><text:span text:style-name="T33">) of the Lord (</text:span><text:span text:style-name="T52">īśvara</text:span><text:span text:style-name="T33">) [of] Pakaiviṭai of Maṉṉupperumpaḻuvūr of Kuṉṟakkūṟṟam, the Paṭṭu{{ṭaiyārs}} of the shrine (</text:span><text:span text:style-name="T52">gṛhattu</text:span><text:span text:style-name="T33">) of the Lord (</text:span><text:span text:style-name="T52">īśvara</text:span><text:span text:style-name="T33">) [of] Avanikantaṟpa…</text:span></text:p>
      <text:p text:style-name="P6" loext:marker-style-name="T33"/>
      <text:p text:style-name="Standard" loext:marker-style-name="T33"><text:span text:style-name="T33">#46. </text:span><text:span text:style-name="T1">a) PIM, main shrine; b) inside the </text:span><text:span text:style-name="T5">mukha-maṇḍapa</text:span><text:span text:style-name="T1">,</text:span><text:span text:style-name="T33"> on the southern side of the entrance door, on the wall facing the entrance of the sanctuary, lower inscription</text:span><text:span text:style-name="T1">; c) personally located and read in situ, but today </text:span><text:span text:style-name="T33">covered with paint and partly with cement; N. Cane provided me with pictures preceding the renovation of 2015 which were very helpful</text:span><text:span text:style-name="T1">; d) </text:span><text:span text:style-name="T53">Tyagarajan</text:span><text:span text:style-name="T33"> (2014: no. 5, 120–121)</text:span><text:span text:style-name="T1">; e) </text:span><text:span text:style-name="T33">lost regnal year of Kōrājarājakesarivarman</text:span><text:span text:style-name="T1">; f) Rājarāja I; g) inscription not read with anyone.</text:span></text:p>
      <text:p text:style-name="P6" loext:marker-style-name="T33"/>
      <text:p text:style-name="Standard" loext:marker-style-name="T33"><text:span text:style-name="T33">(1) [</text:span><text:span text:style-name="T52">svasti śrī</text:span><text:span text:style-name="T33"> ko˚i]rā</text:span><text:span text:style-name="T52">ja</text:span><text:span text:style-name="T33">rā</text:span><text:span text:style-name="T52">ja</text:span><text:span text:style-name="T33">ke[[</text:span><text:span text:style-name="T52">sa</text:span><text:span text:style-name="T33">ripar]]</text:span><text:span text:style-name="T52">mma</text:span><text:span text:style-name="T33">kku yāṇṭu X X X</text:span></text:p>
      <text:p text:style-name="Standard" loext:marker-style-name="T33"><text:span text:style-name="T33">(2) [[tu]] kuṉṟakūṟṟattu maṉṉumpe[[ru]]mpaḻuvūrp pakaiviṭai</text:span><text:span text:style-name="T33"/></text:p>
      <text:p text:style-name="Standard" loext:marker-style-name="T33"><text:span text:style-name="T33">(3) [[˚</text:span><text:span text:style-name="T52">īś</text:span><text:span text:style-name="T33">]][</text:span><text:span text:style-name="T52">va</text:span><text:span text:style-name="T33">]</text:span><text:span text:style-name="T52">ra</text:span><text:span text:style-name="T33">ttu </text:span><text:span text:style-name="T52">ma</text:span><text:span text:style-name="T33">[</text:span><text:span text:style-name="T52">ha</text:span><text:span text:style-name="T33">]</text:span><text:span text:style-name="T52">de</text:span><text:span text:style-name="T33">varkku ˚aṭi[[kaḷ]] paḻuveṭṭaraiyar kaṇṭa[ṉ]</text:span></text:p>
      <text:p text:style-name="Standard" loext:marker-style-name="T33"><text:span text:style-name="T33">(4) [[maṟa]]vaṉnār pekiyār ˚aḻiyānilai [[vi]]ccātiriyeṉ ˚ira[vum pa][[ka]]</text:span><text:span text:style-name="T33"/></text:p>
      <text:p text:style-name="Standard" loext:marker-style-name="T33"><text:span text:style-name="T33">(5) [[m ˚e]]riya </text:span><text:span text:style-name="T52">cantri</text:span><text:span text:style-name="T33">[tta]val ˚eriya ˚oru [[nontāviḷakkukku]] vaitta po</text:span></text:p>
      <text:p text:style-name="Standard" loext:marker-style-name="T33"><text:span text:style-name="T33">(6) [[ṉ 10]] pattu ˚ipoṉ pati[[ṉ ka]][ḻa][[ñcu]]ṅ koṇṭu non[[tā]]</text:span><text:span text:style-name="T33"/></text:p>
      <text:p text:style-name="Standard" loext:marker-style-name="T33"><text:span text:style-name="T33">(7) {cement}</text:span><text:span text:style-name="T33"/></text:p>
      <text:p text:style-name="Standard" loext:marker-style-name="T33"><text:span text:style-name="T33">(8) {unlegible} </text:span><text:span text:style-name="T52">heśvara rakṣai</text:span></text:p>
      <text:p text:style-name="P6" loext:marker-style-name="T33"/>
      <text:p text:style-name="Standard" loext:marker-style-name="T33"><text:span text:style-name="T33">Fortune! Prosperity! This is the … year of Kōrājarājakesarivarman. For Mahādeva (</text:span><text:span text:style-name="T51">mahadeva</text:span><text:span text:style-name="T33"> &gt; </text:span><text:span text:style-name="T51">mahādeva</text:span><text:span text:style-name="T33">) of the Lord (</text:span><text:span text:style-name="T52">īśvarattu</text:span><text:span text:style-name="T33">) [of] Pakaiviṭai of Maṉṉupperumpaḻuvūr of Kuṉṟakkūṟṟam, I, Pekiyār Aḻiyānilai Viccātiri [of?]</text:span><text:span text:style-name="T33"><text:note text:id="ftn248" text:note-class="footnote"><text:note-citation>86</text:note-citation><text:note-body><text:p text:style-name="Footnote" loext:marker-style-name="T24"><text:span text:style-name="T24"><text:s/>The link between the donor and the Paḻuvēṭṭaraiyar remains unclear to me.</text:span></text:p></text:note-body></text:note></text:span><text:span text:style-name="T33"> Aṭikaḷ Paḻuvēṭṭaraiyar Kaṇṭaṉ Maṟavaṉ, to burn (</text:span><text:span text:style-name="T52">eriya</text:span><text:span text:style-name="T33">) night (</text:span><text:span text:style-name="T52">iravum</text:span><text:span text:style-name="T33">) and day (</text:span><text:span text:style-name="T52">pakam &gt; pakalum</text:span><text:span text:style-name="T33">), as long as the sun and the moon endure (</text:span><text:span text:style-name="T52">cantrittaval &gt; cantrātittaval</text:span><text:span text:style-name="T33">), gave (</text:span><text:span text:style-name="T52">vaitta</text:span><text:span text:style-name="T33">) ten (</text:span><text:span text:style-name="T52">pattu</text:span><text:span text:style-name="T33">) 10 [</text:span><text:span text:style-name="T52">kaḻañcu</text:span><text:span text:style-name="T33">s] of gold (</text:span><text:span text:style-name="T52">poṉ</text:span><text:span text:style-name="T33">) for a perpetual lamp (</text:span><text:span text:style-name="T52">nontāviḷakkukku</text:span><text:span text:style-name="T33">) to burn (</text:span><text:span text:style-name="T52">eriya</text:span><text:span text:style-name="T33">); having taken (</text:span><text:span text:style-name="T52">koṇṭu</text:span><text:span text:style-name="T33">) the ten </text:span><text:span text:style-name="T52">kaḻañcu</text:span><text:span text:style-name="T33">s of this gold (</text:span><text:span text:style-name="T52">ipoṉ</text:span><text:span text:style-name="T33">) … This is under the protection of the {{Paṉmā}}heśvaras.</text:span></text:p>
      <text:p text:style-name="P6" loext:marker-style-name="T33"><text:soft-page-break/></text:p>
      <text:p text:style-name="Standard" loext:marker-style-name="T33"><text:span text:style-name="T33">#47. </text:span><text:span text:style-name="T1">a) PIM, main shrine; b) inside the </text:span><text:span text:style-name="T5">mukha-maṇḍapa</text:span><text:span text:style-name="T1">,</text:span><text:span text:style-name="T33"> on the northern side of the entrance door, on the wall facing the entrance of the sanctuary</text:span><text:span text:style-name="T1">; c) personally located and read in situ; </text:span><text:span text:style-name="T33">the inscription was located behind a big wooden chest that the priest removed (August 2018) for us to access the inscription;</text:span><text:span text:style-name="T1"> d) unnoticed and unpublished; e) lost; f) lost; g) inscription not read with anyone; h) the inscription</text:span><text:span text:style-name="T33"> seems to be continuous, but some of the stones are damaged and the inscription cannot be read in full; it goes across the pilaster which is in the middle and goes down to the bottom of the wall; the inscription is damaged, but some legible letters are difficult to identify; the edition given here is therefore highly tentative, and a translation impossible (we only can make out the name of the temple and that it deals with a donation of land).</text:span></text:p>
      <text:p text:style-name="P6" loext:marker-style-name="T33"/>
      <text:p text:style-name="Standard" loext:marker-style-name="T33"><text:span text:style-name="T33">(1) {unlegible} ‡ {unlegible} [mmaṉ]</text:span><text:span text:style-name="T33"/></text:p>
      <text:p text:style-name="Standard" loext:marker-style-name="T33"><text:span text:style-name="T33">(2) {unlegible} ‡ X X [taṉ] ‡ {unlegible} X lara X X</text:span><text:span text:style-name="T33"/></text:p>
      <text:p text:style-name="Standard" loext:marker-style-name="T33"><text:span text:style-name="T33">(3) {unlegible} ‡ kalat[tu] ‡ {unlegible} [˚amuta]</text:span><text:span text:style-name="T33"/></text:p>
      <text:p text:style-name="Standard" loext:marker-style-name="T33"><text:span text:style-name="T33">(4) X X X maḻa X X X X ‡ X X X X ‡ {unlegible} X X X</text:span><text:span text:style-name="T33"/></text:p>
      <text:p text:style-name="Standard" loext:marker-style-name="T33"><text:span text:style-name="T33">(5) {unlegible} ‡ X X X X ‡ {unlegible} X X X X </text:span><text:span text:style-name="T33"/></text:p>
      <text:p text:style-name="Standard" loext:marker-style-name="T33"><text:span text:style-name="T33">(6) X X X X X X X vi X X ‡ X X X X ‡ X X X {unlegible}</text:span><text:span text:style-name="T33"/></text:p>
      <text:p text:style-name="Standard" loext:marker-style-name="T33"><text:span text:style-name="T33">(7) ḻa X cilappottat[u] ‡ [˚uraiyu] ‡ m tu {unlegible}</text:span><text:span text:style-name="T33"/></text:p>
      <text:p text:style-name="Standard" loext:marker-style-name="T33"><text:span text:style-name="T33">(8) X [pakai]viṭai ˚</text:span><text:span text:style-name="T52">īśva ‡ </text:span><text:span text:style-name="T33">X X [ṭai] ‡ [ya] X X {unlegible}</text:span></text:p>
      <text:p text:style-name="Standard" loext:marker-style-name="T33"><text:span text:style-name="T33">(9) {unlegible} ‡ [ku </text:span><text:span text:style-name="T52">śrī</text:span><text:span text:style-name="T33">] X ‡ {unlegible}</text:span></text:p>
      <text:p text:style-name="Standard" loext:marker-style-name="T33"><text:span text:style-name="T33">(10) {unlegible} ‡ ṭaiyani ‡ X X mu {unlegible}</text:span><text:span text:style-name="T33"/></text:p>
      <text:p text:style-name="Standard" loext:marker-style-name="T33"><text:span text:style-name="T33">(10) X X X X X X [˚u]ṉ ‡ ṉilattu ‡ ku kiḻa X {unlegible}</text:span><text:span text:style-name="T33"/></text:p>
      <text:p text:style-name="Standard" loext:marker-style-name="T56"><text:span text:style-name="T56">(11) X X X X X X X X yu[m ta] ‡ X X X X ‡ X ḻa X X {unlegible}</text:span><text:span text:style-name="T56"/></text:p>
      <text:p text:style-name="Standard" loext:marker-style-name="T56"><text:span text:style-name="T56">(12) X X tai ko X [yun] ca ‡ tu X X X ‡ [vai] X X X {unlegible}</text:span><text:span text:style-name="T56"/></text:p>
      <text:p text:style-name="Standard" loext:marker-style-name="T56"><text:span text:style-name="T56">(13) ṭai </text:span><text:span text:style-name="T57">˚īśvara</text:span><text:span text:style-name="T56">ttilla</text:span><text:span text:style-name="T57"> ‡ </text:span><text:span text:style-name="T56">X X X X ‡ [ṉṉṟu] tiru X <text:s/>{unlegible}</text:span></text:p>
      <text:p text:style-name="Standard" loext:marker-style-name="T56"><text:span text:style-name="T56">(14) tiruveṅkaṭavāykkā ‡ X X te X ‡ ṟkila p[o]ḻa X X X cci</text:span><text:span text:style-name="T56"/></text:p>
      <text:p text:style-name="Standard" loext:marker-style-name="T56"><text:span text:style-name="T56">(15) va [˚ā]trayaṉ ma</text:span><text:span text:style-name="T57">hāde ‡ </text:span><text:span text:style-name="T56">X X X X ‡ nārāyaṇaṉ X X X X</text:span></text:p>
      <text:p text:style-name="Standard" loext:marker-style-name="T56"><text:span text:style-name="T56">(16) X X ya X ka X la X X X ‡ X X X X ‡ {unlegible}</text:span><text:span text:style-name="T56"/></text:p>
      <text:p text:style-name="Standard" loext:marker-style-name="T56"><text:span text:style-name="T56">(17) X X X ṉ paṉ [ti]ru ‡ Xivat ‡ {unlegible}</text:span><text:span text:style-name="T56"/></text:p>
      <text:p text:style-name="Standard" loext:marker-style-name="T56"><text:span text:style-name="T56">(18) [ke] X X X ṉeṉ vaṟṟ[ina]l ‡ layāvā/var ‡ {unlegible}</text:span><text:span text:style-name="T56"/></text:p>
      <text:p text:style-name="Standard" loext:marker-style-name="T56"><text:span text:style-name="T56">(19) [ta ni]la[m]āvatu ˚iv ‡ vūr mā[n] ‡ {unlegible}</text:span><text:span text:style-name="T56"/></text:p>
      <text:p text:style-name="Standard" loext:marker-style-name="T56"><text:span text:style-name="T56">(20) X X ta X X tu ˚irāti X X X X ‡ X X X X ‡ {unlegible}</text:span><text:span text:style-name="T56"/></text:p>
      <text:p text:style-name="P7" loext:marker-style-name="T56"/>
      <text:p text:style-name="Standard" loext:marker-style-name="T33"><text:span text:style-name="T33">#48 (#Ph23). </text:span><text:span text:style-name="T1">a) PIM, goddess shrine; b) on the southern side of the western façade of the sanctuary; begins on the lowest part of the base (</text:span><text:span text:style-name="T5">jagati</text:span><text:span text:style-name="T1">) and continues above, on the curved part (</text:span><text:span text:style-name="T5">kumuda</text:span><text:span text:style-name="T1">) of the base; c) personally located and read in situ; d) </text:span><text:span text:style-name="T33">ARE 1924, no. 395; SII 19, no. 403; SII 32, part 2, no. 194; </text:span><text:span text:style-name="T53">Tyagarajan</text:span><text:span text:style-name="T33"> (2014: no. 1, 128–129)</text:span><text:span text:style-name="T1">; e) </text:span><text:span text:style-name="T33">16</text:span><text:span text:style-name="T54">th</text:span><text:span text:style-name="T33"> regnal year of Kōpparakesarivarman Uttamacōḻa</text:span><text:span text:style-name="T1">; f) </text:span><text:span text:style-name="T33">Uttamacōḻa (</text:span><text:span text:style-name="T51">circa</text:span><text:span text:style-name="T33"> 987 A.D.)</text:span><text:span text:style-name="T1">; g) inscription read with G. Vijayavenugopal; h) </text:span><text:span text:style-name="T33">t</text:span><text:span text:style-name="T1">he next stone on the curved part of the base is also engraved with a 3-lines inscription, but it is a fragment belonging to another inscription.</text:span></text:p>
      <text:p text:style-name="P6" loext:marker-style-name="T33"/>
      <text:p text:style-name="Standard" loext:marker-style-name="T33"><text:span text:style-name="T33">(1) [</text:span><text:span text:style-name="T52">sva</text:span><text:span text:style-name="T33">]</text:span><text:span text:style-name="T52">sti śrī</text:span><text:span text:style-name="T33"> kopparakecaripamaki yāṇṭu ˚uttamacoḻakku yānṭu pa</text:span></text:p>
      <text:p text:style-name="Standard" loext:marker-style-name="T33"><text:span text:style-name="T33">(2) tiṉ ˚āṟāvatu kuṉṟakkūṟatu maṉnuperumpaḻuvūr tirutoṭammuṭaiya</text:span><text:span text:style-name="T33"/></text:p>
      <text:p text:style-name="Standard" loext:marker-style-name="T33"><text:span text:style-name="T33">(3) </text:span><text:span text:style-name="T52">māha</text:span><text:span text:style-name="T33">tevaṟkku ˚aṭikaḷ paḻuveṭṭaraiyar kaṇṭaṉ maṟavanār</text:span></text:p>
      <text:p text:style-name="Standard" loext:marker-style-name="T33"><text:soft-page-break/><text:span text:style-name="T33">(4) vai˚ita ˚oru nontāviḷakku ˚eriya nicati ˚uḻakku neykku vaitta</text:span><text:span text:style-name="T33"><text:note text:id="ftn249" text:note-class="footnote"><text:note-citation>87</text:note-citation><text:note-body><text:p text:style-name="Footnote" loext:marker-style-name="T12"><text:span text:style-name="T12"><text:s/>The inscription continues above, on the curved part of the base.</text:span></text:p></text:note-body></text:note></text:span><text:span text:style-name="T33"> </text:span></text:p>
      <text:p text:style-name="Standard" loext:marker-style-name="T33"><text:span text:style-name="T33">(5) [c]āvāmuvā perāṭu 96 ˚ito[ṇ]</text:span><text:span text:style-name="T33"><text:note text:id="ftn250" text:note-class="footnote"><text:note-citation>88</text:note-citation><text:note-body><text:p text:style-name="P3" loext:marker-style-name="T11"><text:span text:style-name="T12"><text:s/>We expect a continuation, but</text:span><text:span text:style-name="T11"> on the next stone, there it is a fragment of another inscription. This shows that stones from the temple have been reused and not always put in the proper order.</text:span></text:p></text:note-body></text:note></text:span></text:p>
      <text:p text:style-name="Standard" loext:marker-style-name="T33"><text:span text:style-name="T33">(6) X ṉ na</text:span><text:span text:style-name="T52">ka</text:span><text:span text:style-name="T33">ṉ māṟapirāṉ ˚ārācciyil</text:span></text:p>
      <text:p text:style-name="Standard" loext:marker-style-name="T33"><text:span text:style-name="T33">(7) vom ˚ānnom maṟavaṉeri ˚ū[[ro]]</text:span><text:span text:style-name="T33"/></text:p>
      <text:p text:style-name="Standard" loext:marker-style-name="T33"><text:span text:style-name="T33">(8) </text:span><text:span text:style-name="T52">heśvara rakṣai</text:span><text:span text:style-name="T33"> ||</text:span></text:p>
      <text:p text:style-name="P6" loext:marker-style-name="T33"/>
      <text:p text:style-name="Standard" loext:marker-style-name="T33"><text:span text:style-name="T33">Fortune! Prosperity! This the sixteenth year of Kōpparakesarivarman, the year of Uttamacōḻa. For Mahādeva (</text:span><text:span text:style-name="T51">māhatēva</text:span><text:span text:style-name="T33"> &gt; </text:span><text:span text:style-name="T51">mahātēva</text:span><text:span text:style-name="T33">) of Tiruttōṭamuṭaiyar (</text:span><text:span text:style-name="T52">tirutōṭammuṭaiya &gt; tiruttōṭṭamuṭaiya</text:span><text:span text:style-name="T33">) in Maṉṉuperumpaḻuvūr (</text:span><text:span text:style-name="T52">maṉnu &gt; maṉṉu</text:span><text:span text:style-name="T33">) of Kuṉṟakkūṟṟam (</text:span><text:span text:style-name="T51">kuṉṟakkūṟatu</text:span><text:span text:style-name="T33"> &gt; </text:span><text:span text:style-name="T51">kuṉṟakkūṟṟattu</text:span><text:span text:style-name="T33">), Aṭikaḷ Paḻuvēṭṭaraiyar Kaṇṭaṉ Maṟavaṉ placed (</text:span><text:span text:style-name="T52">vai ita &gt; vaitta</text:span><text:span text:style-name="T33">) for one perpetual lamp (</text:span><text:span text:style-name="T52">oru nontāviḷakku</text:span><text:span text:style-name="T33">) to burn (</text:span><text:span text:style-name="T52">eriya</text:span><text:span text:style-name="T33">), placed (</text:span><text:span text:style-name="T52">vaitta</text:span><text:span text:style-name="T33">) for one </text:span><text:span text:style-name="T52">uḻakku</text:span><text:span text:style-name="T33"> of </text:span><text:span text:style-name="T51">ghee</text:span><text:span text:style-name="T33"> (</text:span><text:span text:style-name="T52">neykku</text:span><text:span text:style-name="T33">) every day (</text:span><text:span text:style-name="T52">nicati</text:span><text:span text:style-name="T33">) 96 undying and non-ageing (</text:span><text:span text:style-name="T52">cāvāmuvā</text:span><text:span text:style-name="T33">) great goats (</text:span><text:span text:style-name="T52">perāṭu</text:span><text:span text:style-name="T33">). {{With these 96 great goats: i</text:span><text:span text:style-name="T51">toṇ</text:span><text:span text:style-name="T33">… ?}} in the examination (</text:span><text:span text:style-name="T52">ārācciyil</text:span><text:span text:style-name="T33">) of Nakaṉ Māṟapirāṉ …, we the villagers (</text:span><text:span text:style-name="T52">ūrōm</text:span><text:span text:style-name="T33">?) of Maṟavaṉēri will have to … This is under the protection of {{Panmā}}heśvaras.</text:span></text:p>
      <text:p text:style-name="P6" loext:marker-style-name="T33"/>
      <text:p text:style-name="Standard" loext:marker-style-name="T33"><text:span text:style-name="T33">#49 (#Ph24). </text:span><text:span text:style-name="T1">a) PIM, goddess shrine; b) on </text:span><text:span text:style-name="T33">the lowest part of the base </text:span><text:span text:style-name="T1">(</text:span><text:span text:style-name="T5">jagati</text:span><text:span text:style-name="T1">) </text:span><text:span text:style-name="T33">of the western façade of the </text:span><text:span text:style-name="T52">ardha-maṇḍapa</text:span><text:span text:style-name="T1">; c) personally located and read in situ; d) </text:span><text:span text:style-name="T53">Tyagarajan</text:span><text:span text:style-name="T33"> (2014: no. 2, 129–130)</text:span><text:span text:style-name="T1">; e) </text:span><text:span text:style-name="T33">16</text:span><text:span text:style-name="T54">th</text:span><text:span text:style-name="T33"> regnal year of Kōpparakesarivarman Uttamacōḻa</text:span><text:span text:style-name="T1">; f) </text:span><text:span text:style-name="T33">Uttamacōḻa (</text:span><text:span text:style-name="T51">circa</text:span><text:span text:style-name="T33"> 987 A.D.)</text:span><text:span text:style-name="T1">; g) inscription not read with anyone.</text:span></text:p>
      <text:p text:style-name="P6" loext:marker-style-name="T33"/>
      <text:p text:style-name="Standard" loext:marker-style-name="T33"><text:span text:style-name="T33">(1) </text:span><text:span text:style-name="T52">svasti śrī</text:span><text:span text:style-name="T33"> || koparake</text:span><text:span text:style-name="T52">sa</text:span><text:span text:style-name="T33">ripaṉmakku yāṇṭu ˚utamacoḻakku ṟu</text:span><text:span text:style-name="T33"><text:note text:id="ftn251" text:note-class="footnote"><text:note-citation>89</text:note-citation><text:note-body><text:p text:style-name="Footnote" loext:marker-style-name="T11"><text:span text:style-name="T12"><text:s/></text:span><text:span text:style-name="T11">We clearly see a </text:span><text:span text:style-name="T13">ṟu</text:span><text:span text:style-name="T11"> although we expect a </text:span><text:span text:style-name="T13">p</text:span><text:span text:style-name="T11">. It could also be a </text:span><text:span text:style-name="T13">˚a</text:span><text:span text:style-name="T11"> but we do not see the bar on the right side. Tyagarajan ignores this letter.</text:span></text:p></text:note-body></text:note></text:span><text:span text:style-name="T33">pati ˚āṟāvatu kuṉṟakūṟṟattu maṉnuppe {</text:span><text:span text:style-name="T17">plain stone inserted here}</text:span><text:span text:style-name="T33"> ruppaḻuvūr tirutoṭam ˚uṭaiya </text:span><text:span text:style-name="T52">maha</text:span><text:span text:style-name="T33">teva</text:span></text:p>
      <text:p text:style-name="Standard" loext:marker-style-name="T33"><text:span text:style-name="T33">(2) ṟkku ˚aṭikaḷ paḻuveṭṭaraiyar kaṇṭaṉ maṟavaṉanār vaitta nontāviḷakku ˚iraṭunu[k {</text:span><text:span text:style-name="T17">plain stone inserted here}</text:span><text:span text:style-name="T33"> ku] nicati tevanāḻiya[l] ˚uriy ney ˚aṭuvatāka</text:span></text:p>
      <text:p text:style-name="Standard" loext:marker-style-name="T33"><text:span text:style-name="T33">(3) vaitta poṉ 30 m ˚ipon muppatin kaḻañcum maṅkalattu kaucikaṉ nakkan ma {</text:span><text:span text:style-name="T17">plain stone inserted here}</text:span><text:span text:style-name="T33"> ṟapirāṉ ˚ārācciya[l] ˚ippoṉ koṇṭu nica</text:span></text:p>
      <text:p text:style-name="Standard" loext:marker-style-name="T33"><text:span text:style-name="T33">(4) tam [uri]y ney ˚eṇṇai ˚aṭṭuvit[ā]ka ˚ānnom malainaka</text:span><text:span text:style-name="T52">ra</text:span><text:span text:style-name="T33">tta cañka</text:span><text:span text:style-name="T52">ra</text:span><text:span text:style-name="T33">pā X {</text:span><text:span text:style-name="T17">plain stone inserted here}</text:span><text:span text:style-name="T33"> yom ˚ivai pa</text:span><text:span text:style-name="T52">māheśvara rakṣai</text:span><text:span text:style-name="T33"> ||</text:span></text:p>
      <text:p text:style-name="P6" loext:marker-style-name="T33"/>
      <text:p text:style-name="Standard" loext:marker-style-name="T33"><text:span text:style-name="T33">Fortune! Prosperity! This the sixteenth year of Kōpparakesarivarman Uttamacōḻa. For Mahādeva (</text:span><text:span text:style-name="T51">mahatēva</text:span><text:span text:style-name="T33"> &gt; </text:span><text:span text:style-name="T51">mahātēva</text:span><text:span text:style-name="T33">) of Tiruttōṭṭamuṭaiyar (</text:span><text:span text:style-name="T52">tirutōṭam uṭaiya &gt; tiruttōṭṭamuṭaiya</text:span><text:span text:style-name="T33">) in Maṉṉuperumpaḻuvūr (</text:span><text:span text:style-name="T52">maṉnu &gt; maṉṉu</text:span><text:span text:style-name="T33">) of Kuṉṟakkūṟṟam, Aṭikaḷ Paḻuvēṭṭaraiyar Kaṇṭaṉ Maṟavaṉ placed (</text:span><text:span text:style-name="T52">vaitta</text:span><text:span text:style-name="T33">) for two (</text:span><text:span text:style-name="T52">iraṭunukku &gt; iraṇṭanukku</text:span><text:span text:style-name="T33">) perpetual lamps (</text:span><text:span text:style-name="T52">nontāviḷakku</text:span><text:span text:style-name="T33">), placed (</text:span><text:span text:style-name="T52">vaitta</text:span><text:span text:style-name="T33">) 30 [</text:span><text:span text:style-name="T52">kaḻañcu</text:span><text:span text:style-name="T33">s] of gold (</text:span><text:span text:style-name="T52">poṉ</text:span><text:span text:style-name="T33">) for the supply (</text:span><text:span text:style-name="T52">aṭuvatu āka</text:span><text:span text:style-name="T33">) of one </text:span><text:span text:style-name="T52">uri</text:span><text:span text:style-name="T33"> of </text:span><text:span text:style-name="T51">ghee</text:span><text:span text:style-name="T33"> (</text:span><text:span text:style-name="T52">ney</text:span><text:span text:style-name="T33">) by the </text:span><text:span text:style-name="T52">tēvanāḻi</text:span><text:span text:style-name="T33"> [measure] every day (</text:span><text:span text:style-name="T52">nicati</text:span><text:span text:style-name="T33">). These thirty </text:span><text:span text:style-name="T52">kaḻañcu</text:span><text:span text:style-name="T33">s of gold [are] in the examination (</text:span><text:span text:style-name="T52">ārācciyal &gt; ārācciyil</text:span><text:span text:style-name="T33">? Under the supervision?) of Kaucikaṉ Nakkan Maṟapirāṉ of Maṅkalam. Having taken (</text:span><text:span text:style-name="T52">koṇṭu</text:span><text:span text:style-name="T33">) this gold (</text:span><text:span text:style-name="T52">ippoṉ</text:span><text:span text:style-name="T33">), we the Caṅkarapā{{ṭi}}s (oil mongers) of Malainakaram (</text:span><text:span text:style-name="T52">malainakaratta &gt; malainakarattu</text:span><text:span text:style-name="T33">?) will have to supply (</text:span><text:span text:style-name="T52">aṭṭuvitākānnōm</text:span><text:span text:style-name="T33">) oil (</text:span><text:span text:style-name="T52">eṇṇai</text:span><text:span text:style-name="T33">) [for] one </text:span><text:span text:style-name="T52">uri</text:span><text:span text:style-name="T33"> of </text:span><text:span text:style-name="T51">ghee</text:span><text:span text:style-name="T33"> (</text:span><text:span text:style-name="T52">ney</text:span><text:span text:style-name="T33">) everyday (</text:span><text:span text:style-name="T52">nicatam</text:span><text:span text:style-name="T33">). This is under the protection of the Panmāheśvaras.</text:span></text:p>
      <text:p text:style-name="P6" loext:marker-style-name="T33"/>
      <text:p text:style-name="Standard" loext:marker-style-name="T33"><text:soft-page-break/><text:span text:style-name="T33">#50 (#Ph25; #Ph26). </text:span><text:span text:style-name="T1">a) PIM, goddess shrine; b) </text:span><text:span text:style-name="T33">on the lowest part of the base </text:span><text:span text:style-name="T1">(</text:span><text:span text:style-name="T5">jagati</text:span><text:span text:style-name="T1">)</text:span><text:span text:style-name="T33">, on the central projection of the western façade of the sanctuary</text:span><text:span text:style-name="T1">; c) personally located and read in situ; d) </text:span><text:span text:style-name="T33">ARE 1924, no. 394; SII 13, no. 98; </text:span><text:span text:style-name="T53">Tyagarajan</text:span><text:span text:style-name="T33"> (2014: no. 3, 130–131)</text:span><text:span text:style-name="T1">; e) 4</text:span><text:span text:style-name="T15">th</text:span><text:span text:style-name="T1"> regnal year of Kōrājakesarivarman; f) probably Rājarāja I (</text:span><text:span text:style-name="T5">circa</text:span><text:span text:style-name="T1"> 989 A.D.); g) first four lines of the inscription read with G. Vijayavenugopal.</text:span></text:p>
      <text:p text:style-name="P6" loext:marker-style-name="T33"/>
      <text:p text:style-name="Standard" loext:marker-style-name="T33"><text:span text:style-name="T33">(1) </text:span><text:span text:style-name="T52">svasti śrī</text:span><text:span text:style-name="T33"> korā</text:span><text:span text:style-name="T52">ja</text:span><text:span text:style-name="T33">ke</text:span><text:span text:style-name="T52">sa</text:span><text:span text:style-name="T33">riva</text:span><text:span text:style-name="T52">rmma</text:span><text:span text:style-name="T33">ṟki yāṇṭu 4 ˚āvatu koṭṭunāḷ irunūṟṟunā[l]iṉāli kuṉṟakkūṟṟattu maṉṉupperu</text:span></text:p>
      <text:p text:style-name="Standard" loext:marker-style-name="T33"><text:span text:style-name="T33">(2) m paḻuvūr ˚aṭikaḷ paḻuveṭṭaraiyaṉ kaṇṭaṉ maṟavaṉeṉ ˚eṭuppitta </text:span><text:span text:style-name="T52">śrī </text:span><text:span text:style-name="T33">koyil tiruttoṭṭamuṭaiyār koyal paṭṭuṭaikkāṇiyā</text:span></text:p>
      <text:p text:style-name="Standard" loext:marker-style-name="T33"><text:span text:style-name="T33">(3) vatellām nāṉ milāṭṭuc ceṉāpuratte ˚irukka ˚ittevarkku </text:span><text:span text:style-name="T52">śrī </text:span><text:span text:style-name="T33">kā</text:span><text:span text:style-name="T52">yya</text:span><text:span text:style-name="T33">m ārākiṉṟa kavicikaṉ [n]akkaṉ māṟaṉ iṉakku vantu collat tiru</text:span></text:p>
      <text:p text:style-name="Standard" loext:marker-style-name="T33"><text:span text:style-name="T33">(4) cciruvaḷantaip paṭṭuṭaiyāṉ ka</text:span><text:span text:style-name="T52">śyapakottrā</text:span><text:span text:style-name="T33">ttiḷaṅkoti </text:span><text:span text:style-name="T52">sū</text:span><text:span text:style-name="T33">[</text:span><text:span text:style-name="T52">ryya</text:span><text:span text:style-name="T33">]ṉukku ˚ittirutoṭṭamuṭaiyār koyil X X</text:span><text:span text:style-name="T33"><text:note text:id="ftn252" text:note-class="footnote"><text:note-citation>90</text:note-citation><text:note-body><text:p text:style-name="P3" loext:marker-style-name="T11"><text:span text:style-name="T12"><text:s/></text:span><text:span text:style-name="T11">SII and Tyagarajan read </text:span><text:span text:style-name="T13">kaṇ</text:span><text:span text:style-name="T11">, but I do not think it is matching what we see today.</text:span></text:p></text:note-body></text:note></text:span><text:span text:style-name="T33"> kkāṇiyānatellām ca</text:span><text:span text:style-name="T52">ndrādi</text:span><text:span text:style-name="T33">ttavaṟ nikka</text:span><text:span text:style-name="T33"><text:note text:id="ftn253" text:note-class="footnote"><text:note-citation>91</text:note-citation><text:note-body><text:p text:style-name="P3" loext:marker-style-name="T11"><text:span text:style-name="T12"><text:s/></text:span><text:span text:style-name="T46">The inscription continues of the same lower part of the base, but is engraved on the northern part, that is unexpectedly on the left side of the first part of the inscription.</text:span></text:p></text:note-body></text:note></text:span></text:p>
      <text:p text:style-name="Standard" loext:marker-style-name="T33"><text:span text:style-name="T33">(5) ṉ ˚ikkāṉ</text:span><text:span text:style-name="T33"><text:note text:id="ftn254" text:note-class="footnote"><text:note-citation>92</text:note-citation><text:note-body><text:p text:style-name="Footnote" loext:marker-style-name="T11"><text:span text:style-name="T12"><text:s/></text:span><text:span text:style-name="T11">Tyagarajan (2014: 131) reads </text:span><text:span text:style-name="T20">kācu</text:span><text:span text:style-name="T11">. But the </text:span><text:span text:style-name="T13">ṉ</text:span><text:span text:style-name="T11"> is quite clear in my view.</text:span></text:p></text:note-body></text:note></text:span><text:span text:style-name="T33"> ˚ivaṉe </text:span><text:span text:style-name="T52">˚anubha</text:span><text:span text:style-name="T33">vikkavum viṟakavum ˚oṟṟivaikkavum maṟṟum [[˚e]] </text:span></text:p>
      <text:p text:style-name="Standard" loext:marker-style-name="T33"><text:span text:style-name="T33">(6) [[ñ]] ceytu kuṭutteṉ ˚ikkā</text:span><text:span text:style-name="T52">śya</text:span><text:span text:style-name="T33">pakot</text:span><text:span text:style-name="T52">tra</text:span><text:span text:style-name="T33">ttu ˚iḷaṅkoti </text:span><text:span text:style-name="T52">sūyya</text:span><text:span text:style-name="T33">ṉukku paḻu</text:span></text:p>
      <text:p text:style-name="Standard" loext:marker-style-name="T33"><text:span text:style-name="T33">(7) [[ṉ]] ˚ivai ˚u</text:span><text:span text:style-name="T52">da</text:span><text:span text:style-name="T33">ya </text:span><text:span text:style-name="T52">di</text:span><text:span text:style-name="T33">vākaraṉ eḻuttu ˚ivai cempiyaṉ maṟaināṭṭuk ke</text:span></text:p>
      <text:p text:style-name="Standard" loext:marker-style-name="T33"><text:span text:style-name="T33">(8) [[ṭā]]la neṉmalināṭu ḻa</text:span><text:span text:style-name="T33"><text:note text:id="ftn255" text:note-class="footnote"><text:note-citation>93</text:note-citation><text:note-body><text:p text:style-name="Footnote" loext:marker-style-name="T11"><text:span text:style-name="T12"><text:s/></text:span><text:span text:style-name="T11">Tyagarajan reads </text:span><text:span text:style-name="T13">mīkoṭṭūr</text:span><text:span text:style-name="T11">, but I do see a </text:span><text:span text:style-name="T13">ḻa</text:span><text:span text:style-name="T11"> or a</text:span><text:span text:style-name="T13"> ḻi</text:span><text:span text:style-name="T11">.</text:span></text:p></text:note-body></text:note></text:span><text:span text:style-name="T33">kkoṭṭūr taccācāriyaṉ [˚ā]tittaṉ cippātta ‡ ṉṉeṉ</text:span><text:span text:style-name="T33"><text:note text:id="ftn256" text:note-class="footnote"><text:note-citation>94</text:note-citation><text:note-body><text:p text:style-name="Footnote" loext:marker-style-name="T11"><text:span text:style-name="T12"><text:s/></text:span><text:span text:style-name="T11">These last letters are engraved on the side.</text:span></text:p></text:note-body></text:note></text:span></text:p>
      <text:p text:style-name="P6" loext:marker-style-name="T33"/>
      <text:p text:style-name="Standard" loext:marker-style-name="T1"><text:span text:style-name="T1">Fortune! Prosperity! This is the 4</text:span><text:span text:style-name="T15">th</text:span><text:span text:style-name="T1"> year of Kōrājakesarivarman, the current day (</text:span><text:span text:style-name="T4">kō</text:span><text:span text:style-name="T52">ṭṭ</text:span><text:span text:style-name="T4">unā</text:span><text:span text:style-name="T52">ḷ</text:span><text:span text:style-name="T1">) of 204 days (</text:span><text:span text:style-name="T52">iru nūṟṟu nāli ṉāli</text:span><text:span text:style-name="T33">)</text:span><text:span text:style-name="T1">. I, A</text:span><text:span text:style-name="T33">ṭ</text:span><text:span text:style-name="T1">ika</text:span><text:span text:style-name="T33">ḷ</text:span><text:span text:style-name="T1"> Pa</text:span><text:span text:style-name="T33">ḻ</text:span><text:span text:style-name="T1">uvē</text:span><text:span text:style-name="T33">ṭṭ</text:span><text:span text:style-name="T1">araiya</text:span><text:span text:style-name="T33">ṉ</text:span><text:span text:style-name="T1"> Ka</text:span><text:span text:style-name="T33">ṇṭ</text:span><text:span text:style-name="T1">a</text:span><text:span text:style-name="T33">ṉ</text:span><text:span text:style-name="T1"> Ma</text:span><text:span text:style-name="T33">ṟ</text:span><text:span text:style-name="T1">ava</text:span><text:span text:style-name="T33">ṉ</text:span><text:span text:style-name="T1"> of Ma</text:span><text:span text:style-name="T33">ṉṉ</text:span><text:span text:style-name="T1">uperumpa</text:span><text:span text:style-name="T33">ḻ</text:span><text:span text:style-name="T1">uvūr in Ku</text:span><text:span text:style-name="T33">ṉṟ</text:span><text:span text:style-name="T1">akkū</text:span><text:span text:style-name="T33">ṟṟ</text:span><text:span text:style-name="T1">am, [about] all (</text:span><text:span text:style-name="T4">ellām</text:span><text:span text:style-name="T1">) that has become (</text:span><text:span text:style-name="T5">āvatu</text:span><text:span text:style-name="T1">) the hereditary land right (</text:span><text:span text:style-name="T5">kā</text:span><text:span text:style-name="T51">ṇ</text:span><text:span text:style-name="T5">i</text:span><text:span text:style-name="T1">) of the P</text:span><text:span text:style-name="T19">a</text:span><text:span text:style-name="T53">ṭṭ</text:span><text:span text:style-name="T19">uṭai</text:span><text:span text:style-name="T1"> of the temple (</text:span><text:span text:style-name="T4">kōyal &gt; kōyil</text:span><text:span text:style-name="T1">) of Tiruttō</text:span><text:span text:style-name="T33">ṭṭ</text:span><text:span text:style-name="T1">amu</text:span><text:span text:style-name="T33">ṭ</text:span><text:span text:style-name="T1">aiyār, the holy temple (</text:span><text:span text:style-name="T4">śrī kōyil</text:span><text:span text:style-name="T1">) which I have caused to build (</text:span><text:span text:style-name="T5">e</text:span><text:span text:style-name="T51">ṭ</text:span><text:span text:style-name="T5">uppitta</text:span><text:span text:style-name="T1">); while I (</text:span><text:span text:style-name="T5">nā</text:span><text:span text:style-name="T51">ṉ</text:span><text:span text:style-name="T1">) was staying (</text:span><text:span text:style-name="T5">irukka</text:span><text:span text:style-name="T1">) in Cē</text:span><text:span text:style-name="T33">ṉ</text:span><text:span text:style-name="T1">āpuram of Milā</text:span><text:span text:style-name="T33">ṭ</text:span><text:span text:style-name="T1">u (</text:span><text:span text:style-name="T4">milā</text:span><text:span text:style-name="T52">ṭṭ</text:span><text:span text:style-name="T4">uc cē</text:span><text:span text:style-name="T52">ṉ</text:span><text:span text:style-name="T4">āpurattē</text:span><text:span text:style-name="T1">); when Kavicika</text:span><text:span text:style-name="T33">ṉ</text:span><text:span text:style-name="T1"> Nakka</text:span><text:span text:style-name="T33">ṉ</text:span><text:span text:style-name="T1"> Mā</text:span><text:span text:style-name="T33">ṟ</text:span><text:span text:style-name="T1">a</text:span><text:span text:style-name="T33">ṉ</text:span><text:span text:style-name="T1"> who investigates (</text:span><text:span text:style-name="T5">ārāki</text:span><text:span text:style-name="T51">ṉṟ</text:span><text:span text:style-name="T5">a</text:span><text:span text:style-name="T1">) the holy service (</text:span><text:span text:style-name="T5">śrī kāyyam </text:span><text:span text:style-name="T1">&gt; </text:span><text:span text:style-name="T5">śrī kāryam</text:span><text:span text:style-name="T1">) for this god (</text:span><text:span text:style-name="T5">ittēvarkku</text:span><text:span text:style-name="T1">), having come to us/me (</text:span><text:span text:style-name="T4">i</text:span><text:span text:style-name="T52">ṉ</text:span><text:span text:style-name="T4">akku vantu</text:span><text:span text:style-name="T1">), told (</text:span><text:span text:style-name="T4">colla</text:span><text:span text:style-name="T1">, i.e. informed about this </text:span><text:span text:style-name="T4">kāṇi</text:span><text:span text:style-name="T1">); to Ila</text:span><text:span text:style-name="T33">ṅ</text:span><text:span text:style-name="T1">kōti Sūrya</text:span><text:span text:style-name="T33">ṉ</text:span><text:span text:style-name="T1"> of the Kāśyapagotra (</text:span><text:span text:style-name="T52">kaśyapakottrāttu</text:span><text:span text:style-name="T33">)</text:span><text:span text:style-name="T1">, the Paṭṭuṭaiyāṉ of Tirucciruva</text:span><text:span text:style-name="T33">ḷ</text:span><text:span text:style-name="T1">antai, I (</text:span><text:span text:style-name="T4">ēñ</text:span><text:span text:style-name="T1">) have given (</text:span><text:span text:style-name="T4">kuṭuttēn</text:span><text:span text:style-name="T1">) all (</text:span><text:span text:style-name="T4">ellām</text:span><text:span text:style-name="T1">) that has become </text:span><text:span text:style-name="T4">kāṇi</text:span><text:span text:style-name="T1"> (</text:span><text:span text:style-name="T4">kāṇiyānatu &gt; kāṇiyāvatu</text:span><text:span text:style-name="T1">?) … of this temple (</text:span><text:span text:style-name="T4">kōyil</text:span><text:span text:style-name="T1">) of Tiruttō</text:span><text:span text:style-name="T33">ṭṭ</text:span><text:span text:style-name="T1">amu</text:span><text:span text:style-name="T33">ṭ</text:span><text:span text:style-name="T1">aiyār, as long as the moon and the sun endure (</text:span><text:span text:style-name="T52">candrādittavaṟ</text:span><text:span text:style-name="T33">),</text:span><text:span text:style-name="T1"> having made (</text:span><text:span text:style-name="T4">ceytu</text:span><text:span text:style-name="T1">) besides (</text:span><text:span text:style-name="T4">maṟṟum</text:span><text:span text:style-name="T1">) the mortage (</text:span><text:span text:style-name="T4">oṟṟivaikkavum</text:span><text:span text:style-name="T1">), the conquering (? </text:span><text:span text:style-name="T4">viṟakavum</text:span><text:span text:style-name="T1">), and the enjoyment of possession (</text:span><text:span text:style-name="T52">anubhavikkavum</text:span><text:span text:style-name="T33">) of him (</text:span><text:span text:style-name="T52">ivaṉē</text:span><text:span text:style-name="T33">) </text:span><text:span text:style-name="T1">Nikkaṉ Ikkāṉ (a name? </text:span><text:span text:style-name="T4">nikkaṉ &gt; nakkaṉ</text:span><text:span text:style-name="T1">?); </text:span><text:span text:style-name="T33">those (</text:span><text:span text:style-name="T52">ivai</text:span><text:span text:style-name="T33">) are the fruits (</text:span><text:span text:style-name="T52">paḻuṉ &gt; paḻaṉ</text:span><text:span text:style-name="T33">) for </text:span><text:span text:style-name="T1">Ila</text:span><text:span text:style-name="T33">ṅ</text:span><text:span text:style-name="T1">kōti Sūrya</text:span><text:span text:style-name="T33">ṉ</text:span><text:span text:style-name="T1"> of this Kāśyapagotra (</text:span><text:span text:style-name="T52">ikkāśyapakottrattu</text:span><text:span text:style-name="T33">); those letters (</text:span><text:span text:style-name="T52">eḻuttu ivai</text:span><text:span text:style-name="T33">) [are those of] Udaya Divākaraṉ; I, Ātittaṉ Cippāttaṉ, Taccācāriyaṉ of Ḻakkoṭṭūr (&gt; </text:span><text:span text:style-name="T52">mīkoṭṭūr</text:span><text:span text:style-name="T33">?) in the </text:span><text:span text:style-name="T52">nāṭu</text:span><text:span text:style-name="T33"> of Keṭālaneṉmali of Cempiyaṉ Maṟaināṭu.</text:span></text:p>
      <text:p text:style-name="P6" loext:marker-style-name="T33"/>
      <text:p text:style-name="Standard" loext:marker-style-name="T33"><text:span text:style-name="T33">#51. </text:span><text:span text:style-name="T1">a) PIM, goddess shrine; b) begins </text:span><text:span text:style-name="T33">on the northern part of the curved portion (</text:span><text:span text:style-name="T51">kumuda</text:span><text:span text:style-name="T33">) of the base of the western façade of the sanctuary and continues on the central projection</text:span><text:span text:style-name="T1">; c) personally located and read in situ; d) </text:span><text:span text:style-name="T33">ARE 1924, no. 396; </text:span><text:span text:style-name="T53">Tyagarajan</text:span><text:span text:style-name="T33"> (2014: no. 5, 133–134)</text:span><text:span text:style-name="T1">; e) 15</text:span><text:span text:style-name="T15">th</text:span><text:span text:style-name="T1"> regnal year of </text:span><text:span text:style-name="T33">Rājakesarivarman Cakkaravattikaḷ Śrī Kolottoṅkacōḻatēvar</text:span><text:span text:style-name="T1">; f) </text:span><text:soft-page-break/><text:span text:style-name="T1">probably Kulottuṅga I (</text:span><text:span text:style-name="T5">circa</text:span><text:span text:style-name="T1"> 1084 A.D.); g) inscription not read with anyone; h) </text:span><text:span text:style-name="T33">the beginning is missing, confirming that the temple was reconstructed</text:span><text:span text:style-name="T1">.</text:span></text:p>
      <text:p text:style-name="P6" loext:marker-style-name="T33"/>
      <text:p text:style-name="Standard" loext:marker-style-name="T33"><text:span text:style-name="T33">(1) [[r]]ā</text:span><text:span text:style-name="T52">ja</text:span><text:span text:style-name="T33">kecaripanmarāna cakkara[[va]]ttikaḷ </text:span><text:span text:style-name="T52">śrī</text:span><text:span text:style-name="T33"> kolo ‡ toṅka ‡ coḻateva[[ṟ]]ku yāṇṭu patiṉ ˚aiñcāvatu vaṭakarai ˚uttu[ṅ][[ka]]tuṅkavaḷanāṭṭu</text:span></text:p>
      <text:p text:style-name="Standard" loext:marker-style-name="T33"><text:span text:style-name="T33">(2) yāvatu ˚ivvūr pavitti[[ramā]]ṇikkap pereriyi ‡ [ṉ] ki[ḻ ni] ‡ rnilattu ˚iraṇamukarāmaṉ tūmpukku kiḻakku māṉak kūṟu nilam mukkāṇi nikki ˚ita[[ṉ kiḻa]]kkum teṉpāṟke</text:span><text:span text:style-name="T33"/></text:p>
      <text:p text:style-name="Standard" loext:marker-style-name="T33"><text:span text:style-name="T33">(3) vāṇakovaraiya[[ṉ cu]]ttamallaṉ ˚u ‡ ttama ‡ coḻaṉṉāṉ ˚ilaṅke</text:span><text:span text:style-name="T52">śvara</text:span><text:span text:style-name="T33">ṉeṉ ˚itu pa</text:span><text:span text:style-name="T52">nmā</text:span><text:span text:style-name="T33">ye</text:span><text:span text:style-name="T52">śvara rakṣai</text:span></text:p>
      <text:p text:style-name="P6" loext:marker-style-name="T33"/>
      <text:p text:style-name="Standard" loext:marker-style-name="T33"><text:span text:style-name="T33">… This is the fifteen’s year of Rājakesarivarman Cakkaravattikaḷ Śrī Kolottoṅkacōḻatēvar. … of Uttuṅkatuṅkavaḷanāṭu on the northern bank (</text:span><text:span text:style-name="T52">vaṭakarai</text:span><text:span text:style-name="T33">) … this is (</text:span><text:span text:style-name="T52">āvatu</text:span><text:span text:style-name="T33">) … the southern [boundary] (</text:span><text:span text:style-name="T52">teṉpāṟke</text:span><text:span text:style-name="T33">{{</text:span><text:span text:style-name="T52">llai</text:span><text:span text:style-name="T33">}}) [is] to the east (</text:span><text:span text:style-name="T52">kīḻakkum</text:span><text:span text:style-name="T33">) of this (</text:span><text:span text:style-name="T52">itaṉ</text:span><text:span text:style-name="T33">), having removed (</text:span><text:span text:style-name="T52">nīkki</text:span><text:span text:style-name="T33">) three </text:span><text:span text:style-name="T52">kāṇi</text:span><text:span text:style-name="T53">s</text:span><text:span text:style-name="T33"> (</text:span><text:span text:style-name="T52">mūkkāṇi</text:span><text:span text:style-name="T33">) of land (</text:span><text:span text:style-name="T51">nilam</text:span><text:span text:style-name="T33">) [which are] the eminent (</text:span><text:span text:style-name="T51">māṉa</text:span><text:span text:style-name="T33"> &gt; </text:span><text:span text:style-name="T52">māṉam</text:span><text:span text:style-name="T33">?) shares (</text:span><text:span text:style-name="T52">kūṟu</text:span><text:span text:style-name="T33">) [which are] to the east (</text:span><text:span text:style-name="T52">kīḻakku</text:span><text:span text:style-name="T33">) of the sluice (</text:span><text:span text:style-name="T52">tūmpukku</text:span><text:span text:style-name="T33">) [named] Iraṇamukarāmaṉ of the wet land (</text:span><text:span text:style-name="T52">nīrnilattu</text:span><text:span text:style-name="T33">) [which is] under [the irrigation] (</text:span><text:span text:style-name="T52">kīḻ</text:span><text:span text:style-name="T33">) of the great lake (</text:span><text:span text:style-name="T52">peru ēriyiṉ</text:span><text:span text:style-name="T33">) [called] Pavittiramāṇikka (lit. the pure, </text:span><text:span text:style-name="T52">pavittira</text:span><text:span text:style-name="T33">, gem, </text:span><text:span text:style-name="T52">māṇikka</text:span><text:span text:style-name="T33">) of this village (</text:span><text:span text:style-name="T52">ivvūr</text:span><text:span text:style-name="T33">) … I, Vāṇakōvaraiyaṉ Cuttamallaṉ Uttamacōḻaṉāṉ Ilaṅkeśvaraṉ. This is under the protection of the Panmāheśvaras.</text:span></text:p>
      <text:p text:style-name="P6" loext:marker-style-name="T33"/>
      <text:p text:style-name="Standard" loext:marker-style-name="T33"><text:span text:style-name="T33">#52 (#Ph27). </text:span><text:span text:style-name="T1">a) PIM, goddess shrine; b) </text:span><text:span text:style-name="T33">on the northern side of the main niche of the western façade of the sanctuary</text:span><text:span text:style-name="T1">; c) personally located and read in situ; d) </text:span><text:span text:style-name="T33">ARE 1924, no. 393; </text:span><text:span text:style-name="T53">Tyagarajan</text:span><text:span text:style-name="T33"> (2014: no. 7, 136–137)</text:span><text:span text:style-name="T1">; e) lost regnal year of Tiripuvaṉa Cakkaravarti{{kaḷ </text:span><text:span text:style-name="T33">Kulottu}}ṅkacōḻatēvar</text:span><text:span text:style-name="T1">; f) Kulottuṅga I; g) inscription read with G. Vijayavenugopal; h) there is a </text:span><text:span text:style-name="T5">meykkīrtti</text:span><text:span text:style-name="T1"> of Kulottuṅga I from line 1 to line 7; the first four lines are hardly legible, and for the lines 5 to 7, only the first part of the line is legible; in his edition, Tyagarajan supplies the whole </text:span><text:span text:style-name="T5">meykkīrtti</text:span><text:span text:style-name="T1">, but I do not know if he could read this part of the inscription today no longer visible or if he supplied what was expected.</text:span></text:p>
      <text:p text:style-name="P6" loext:marker-style-name="T33"/>
      <text:p text:style-name="Standard" loext:marker-style-name="T33"><text:span text:style-name="T33">(1–7) {</text:span><text:span text:style-name="T51">meykkīrtti</text:span><text:span text:style-name="T33">} </text:span></text:p>
      <text:p text:style-name="Standard" loext:marker-style-name="T33"><text:span text:style-name="T33">(8) </text:span><text:span text:style-name="T52">ma</text:span><text:span text:style-name="T33">rāṉa tiripuvaṉa cakkaravarti</text:span><text:span text:style-name="T33"><text:note text:id="ftn257" text:note-class="footnote"><text:note-citation>95</text:note-citation><text:note-body><text:p text:style-name="Footnote" loext:marker-style-name="T11"><text:span text:style-name="T11"><text:s/>Tyagarajan reads: </text:span><text:span text:style-name="T58">kaḷ śrī kolottu</text:span><text:span text:style-name="T59"> after </text:span><text:span text:style-name="T58">cakkaravarti</text:span><text:span text:style-name="T59">.</text:span></text:p></text:note-body></text:note></text:span></text:p>
      <text:p text:style-name="Standard" loext:marker-style-name="T33"><text:span text:style-name="T33">(9) ṅkacoḻatevarkku yāṇṭu</text:span><text:span text:style-name="T33"/></text:p>
      <text:p text:style-name="Standard" loext:marker-style-name="T33"><text:span text:style-name="T33">(10) vāṉakovaraiyan cuttamalan ˚ut</text:span><text:span text:style-name="T33"><text:note text:id="ftn258" text:note-class="footnote"><text:note-citation>96</text:note-citation><text:note-body><text:p text:style-name="Footnote" loext:marker-style-name="T11"><text:span text:style-name="T12"><text:s/></text:span><text:span text:style-name="T11">Tyagarajan proposes: </text:span><text:span text:style-name="T35">(</text:span><text:span text:style-name="T34">tamacoḻanān ˚ila</text:span><text:span text:style-name="T35">), the brackets suggesting that he supplies it.</text:span></text:p></text:note-body></text:note></text:span></text:p>
      <text:p text:style-name="Standard" loext:marker-style-name="T33"><text:span text:style-name="T33">(11) ṅke[</text:span><text:span text:style-name="T52">śva</text:span><text:span text:style-name="T33">ran ku][[ṉṟakkūṟṟamāna ˚uttuṅkatuṅkavaḷa]]</text:span></text:p>
      <text:p text:style-name="Standard" loext:marker-style-name="T33"><text:span text:style-name="T33">(12) nāṭṭu mannum perum paḻurumur tiruttoṟṟamuṭaiya </text:span><text:span text:style-name="T52">mahā</text:span></text:p>
      <text:p text:style-name="Standard" loext:marker-style-name="T33"><text:span text:style-name="T33">(13) </text:span><text:span text:style-name="T52">de</text:span><text:span text:style-name="T33">var [k]oyil munpu ˚iṭṭakaiyāl ceytamatuk ku[lai]ya</text:span></text:p>
      <text:p text:style-name="Standard" loext:marker-style-name="T33"><text:span text:style-name="T33">(14) m vanta tiruvārātanaiyum inṟi ˚iruntaṭattu cakkaravaṟ[[ttikaḷ]]</text:span><text:span text:style-name="T33"/></text:p>
      <text:p text:style-name="Standard" loext:marker-style-name="T33"><text:span text:style-name="T33">(15) </text:span><text:span text:style-name="T52">śrī</text:span><text:span text:style-name="T33"> kulottuṅkacoḻa</text:span><text:span text:style-name="T52">de</text:span><text:span text:style-name="T33">var tirumeni kalliyāṇa [[ti]]rume</text:span></text:p>
      <text:p text:style-name="Standard" loext:marker-style-name="T33"><text:span text:style-name="T33">(16) niyāka kulottuṅkacoḻa ˚</text:span><text:span text:style-name="T52">īśvara</text:span><text:span text:style-name="T33">menṟu tirukkaṟṟaḷi [[˚eḻunta]]</text:span></text:p>
      <text:p text:style-name="Standard" loext:marker-style-name="T33"><text:span text:style-name="T33">(17) [[ruḷivi]][ttu tiruvārātanai][[yum]]</text:span><text:span text:style-name="T33"><text:note text:id="ftn259" text:note-class="footnote"><text:note-citation>97</text:note-citation><text:note-body><text:p text:style-name="Footnote" loext:marker-style-name="T11"><text:span text:style-name="T12"><text:s/></text:span><text:span text:style-name="T11">The line continues to be engraved but Tyagarajan does not mention it and it is covered with cement.</text:span></text:p></text:note-body></text:note></text:span></text:p>
      <text:p text:style-name="Standard" loext:marker-style-name="T33"><text:span text:style-name="T33">(18) ˚</text:span><text:span text:style-name="T52">aṣṭaparivārāla</text:span><text:span text:style-name="T33">ya to</text:span><text:span text:style-name="T52">pura prā</text:span><text:span text:style-name="T33">kā</text:span><text:span text:style-name="T52">raṅ</text:span><text:span text:style-name="T33">kaḷ ceyv[[it]]tā[n]</text:span></text:p>
      <text:p text:style-name="Standard" loext:marker-style-name="T33"><text:span text:style-name="T33">(19) vāṇakovaraiyan cuttamallan ˚uttamacoḻan [˚ila]</text:span><text:span text:style-name="T33"/></text:p>
      <text:p text:style-name="Standard" loext:marker-style-name="T33"><text:span text:style-name="T33">(20) ṅke</text:span><text:span text:style-name="T52">śvara</text:span><text:span text:style-name="T33">n ||</text:span></text:p>
      <text:p text:style-name="P6" loext:marker-style-name="T33"><text:soft-page-break/></text:p>
      <text:p text:style-name="Standard" loext:marker-style-name="T33"><text:span text:style-name="T33">{</text:span><text:span text:style-name="T51">meykkīrtti</text:span><text:span text:style-name="T33">}. This is the … year of </text:span><text:span text:style-name="T1">Tiripuvaṉa Cakkaravarti{{kaḷ </text:span><text:span text:style-name="T33">Kulottu}}ṅkacōḻatēvar. Vāṉakōvaraiyan Cuttamalan Ut{{tamacōḻa Ila}}ṅkeśvaran; the temple (</text:span><text:span text:style-name="T52">kōyil</text:span><text:span text:style-name="T33">) of Mahādeva of Tiruttōṟṟamuṭaiya of Maṉṉuperumpaḻuvūr (</text:span><text:span text:style-name="T51">mannum perum paḻurumur</text:span><text:span text:style-name="T33"> &gt; </text:span><text:span text:style-name="T51">maṉṉuperumpaḻuvūr</text:span><text:span text:style-name="T33">) of Kuṉṟakkūṟṟam </text:span><text:span text:style-name="T53">alias</text:span><text:span text:style-name="T33"> Uttuṅkatuṅkavaḷanāṭu having stayed (</text:span><text:span text:style-name="T52">iruntaṭattu</text:span><text:span text:style-name="T33"> &gt; </text:span><text:span text:style-name="T52">iruntiṭattu</text:span><text:span text:style-name="T33">) completely without (</text:span><text:span text:style-name="T52">inṟi &gt; iṉṟi</text:span><text:span text:style-name="T33">) worship (</text:span><text:span text:style-name="T52">vanta tiruvārātanaiyum</text:span><text:span text:style-name="T33">) when that which was made (</text:span><text:span text:style-name="T52">ceytamatu &gt; ceytatu</text:span><text:span text:style-name="T33">) before (</text:span><text:span text:style-name="T52">munpu</text:span><text:span text:style-name="T33">) with bricks (</text:span><text:span text:style-name="T52">iṭṭakaiyāl</text:span><text:span text:style-name="T33">) was scattered (</text:span><text:span text:style-name="T52">kulaiyam</text:span><text:span text:style-name="T33"> &gt; </text:span><text:span text:style-name="T52">kulaiyum</text:span><text:span text:style-name="T33">); for (</text:span><text:span text:style-name="T52">āka</text:span><text:span text:style-name="T33">) the good fortune (</text:span><text:span text:style-name="T52">kalliyāṇa</text:span><text:span text:style-name="T33">) of the sacred body (</text:span><text:span text:style-name="T52">tirumēni</text:span><text:span text:style-name="T33">), the sacred body (</text:span><text:span text:style-name="T52">tirumēni</text:span><text:span text:style-name="T33">) of Cakkaravarttikaḷ Śrī Kulottuṅkacōḻadevar, [he] having caused to raise (</text:span><text:span text:style-name="T52">eḻuntaruḷivittu</text:span><text:span text:style-name="T33">) the holy stone temple (</text:span><text:span text:style-name="T52">tirukkaṟṟaḷi</text:span><text:span text:style-name="T33">) called (</text:span><text:span text:style-name="T52">eṉṟu</text:span><text:span text:style-name="T33">) Kulottuṅkacōḻa Īśvaram, he has made (</text:span><text:span text:style-name="T52">ceyvittāṉ</text:span><text:span text:style-name="T33">) the complete worship (</text:span><text:span text:style-name="T52">tiruvārātanaiyum</text:span><text:span text:style-name="T33">), the eight subordinate temples (</text:span><text:span text:style-name="T52">aṣṭaparivārālaya</text:span><text:span text:style-name="T33">), the </text:span><text:span text:style-name="T51">gopura</text:span><text:span text:style-name="T33"> (</text:span><text:span text:style-name="T52">topura &gt; gopura</text:span><text:span text:style-name="T33">) and the compound walls (</text:span><text:span text:style-name="T52">prākāraṅkaḷ</text:span><text:span text:style-name="T33">), [he], Vāṇakōvaraiyan Cuttamallan Uttamacōḻan Ilaṅkeśvaran.</text:span></text:p>
      <text:p text:style-name="P6" loext:marker-style-name="T33"/>
      <text:p text:style-name="Standard" loext:marker-style-name="T33"><text:span text:style-name="T33">#53. </text:span><text:span text:style-name="T1">a) PIM, goddess shrine; b) </text:span><text:span text:style-name="T33">on the wall of the sanctuary of the western façade, on the southern side of the niche </text:span><text:span text:style-name="T1">; c) personally located and read in situ; d) </text:span><text:span text:style-name="T33">ARE 1924, no. 392; </text:span><text:span text:style-name="T53">Tyagarajan</text:span><text:span text:style-name="T33"> (2014: no. 8, 137–138)</text:span><text:span text:style-name="T1">; e) 30</text:span><text:span text:style-name="T15">th</text:span><text:span text:style-name="T1"> regnal year of Cakkaravattikaḷ Śrī Kulottu{{ṅga}}; f) Kulottuṅga I (</text:span><text:span text:style-name="T5">circa</text:span><text:span text:style-name="T1"> 1099 A.D.); g) inscription not read with anyone; h) the beginning of the inscription is missing, but the first two lines we can read are part of the </text:span><text:span text:style-name="T5">meykkīrtti</text:span><text:span text:style-name="T1"> of Kulottuṅga I; this inscription is a fragment inserted into the wall, and the end of the lines are missing.</text:span></text:p>
      <text:p text:style-name="P6" loext:marker-style-name="T33"/>
      <text:p text:style-name="Standard" loext:marker-style-name="T33"><text:span text:style-name="T33">(1–2) {</text:span><text:span text:style-name="T51">meykkīrtti</text:span><text:span text:style-name="T33">} </text:span></text:p>
      <text:p text:style-name="Standard" loext:marker-style-name="T33"><text:span text:style-name="T33">(3) k[[e]]cari[panmarāna] cak[[kara]][vatti]kaḷ </text:span><text:span text:style-name="T52">śrī</text:span><text:span text:style-name="T33"> kulottu</text:span></text:p>
      <text:p text:style-name="Standard" loext:marker-style-name="T33"><text:span text:style-name="T33">(4) ṟku yāṇṭu 30 ˚āvatu vāṇakova[r]ai X</text:span><text:span text:style-name="T33"/></text:p>
      <text:p text:style-name="Standard" loext:marker-style-name="T33"><text:span text:style-name="T33">(5) [n] ˚uttamacoḻanān ˚ilaṅke</text:span><text:span text:style-name="T52">śva</text:span><text:span text:style-name="T33">ranen [ku]</text:span></text:p>
      <text:p text:style-name="Standard" loext:marker-style-name="T33"><text:span text:style-name="T33">(6) ˚uttuṅkatuṅkavaḷanāṭṭu mannumpe[ru]</text:span><text:span text:style-name="T33"/></text:p>
      <text:p text:style-name="Standard" loext:marker-style-name="T33"><text:span text:style-name="T33">(7) [ku]lottuṅka coḻateva tirumeni ka[l]</text:span><text:span text:style-name="T33"/></text:p>
      <text:p text:style-name="Standard" loext:marker-style-name="T33"><text:span text:style-name="T33">(8) yāka nān tirukkaṟṟaḷi ˚eḻuntaruḷivitt[a/u]</text:span><text:span text:style-name="T33"/></text:p>
      <text:p text:style-name="Standard" loext:marker-style-name="T33"><text:span text:style-name="T33">(9) X X X ṭaiya X X X X X X X X X X X X X</text:span><text:span text:style-name="T33"><text:note text:id="ftn260" text:note-class="footnote"><text:note-citation>98</text:note-citation><text:note-body><text:p text:style-name="Footnote" loext:marker-style-name="T11"><text:span text:style-name="T12"><text:s/></text:span><text:span text:style-name="T46">This line is not in the edition of Tyagarajan. It is, however, covered by cement, and cannot be read today. </text:span></text:p></text:note-body></text:note></text:span></text:p>
      <text:p text:style-name="P6" loext:marker-style-name="T33"/>
      <text:p text:style-name="Standard" loext:marker-style-name="T33"><text:span text:style-name="T33">{</text:span><text:span text:style-name="T51">meykkīrtti</text:span><text:span text:style-name="T33">} This is the 30</text:span><text:span text:style-name="T54">th</text:span><text:span text:style-name="T33"> year of …kesarivarman Cakkaravattikaḷ Śrī Kulottu{{ṅka}} … I Vāṇakōvarai{{ya}}n Uttamacōḻanān Ilaṅkeśvaran, [in] Mannumperu{{mpaḻuvūr}} … Ku{{ṉṟakūṟṟam alias}} Uttuṅkatuṅkavaḷanāṭu, I (</text:span><text:span text:style-name="T52">nān</text:span><text:span text:style-name="T33">) have caused to raise (</text:span><text:span text:style-name="T52">eḻuntaruḷivitta</text:span><text:span text:style-name="T33">) the stone temple (</text:span><text:span text:style-name="T52">tirukkaṟṟaḷi</text:span><text:span text:style-name="T33">) for (</text:span><text:span text:style-name="T52">āka</text:span><text:span text:style-name="T33">) … sacred body (</text:span><text:span text:style-name="T52">tirumēni</text:span><text:span text:style-name="T33">) of Kulottuṅkacōḻatēva …</text:span></text:p>
      <text:p text:style-name="P6" loext:marker-style-name="T33"/>
      <text:p text:style-name="Standard" loext:marker-style-name="T33"><text:span text:style-name="T33">#54. </text:span><text:span text:style-name="T1">a) PIM, goddess shrine; b) </text:span><text:span text:style-name="T33">on both sides of the niche of the wall of the northern façade of the sanctuary</text:span><text:span text:style-name="T1">; c) personally located and read in situ; d)</text:span><text:span text:style-name="T33"> lines 1–22 (on the eastern side of the niche): ARE 1924, no. 390; </text:span><text:span text:style-name="T53">Tyagarajan</text:span><text:span text:style-name="T33"> (2014: no. 9, 138–140); lines 23–31 (on the western side of the niche): ARE 1924, no. 391; </text:span><text:span text:style-name="T53">Tyagarajan</text:span><text:span text:style-name="T33"> (2014: no. 10, 140–141)</text:span><text:span text:style-name="T1">; e) 32</text:span><text:span text:style-name="T15">nd</text:span><text:span text:style-name="T1"> regnal year of Kōvirājakesarivarman Tripuvana Cakkaravattikaḷ Śrī Kulottuṅkacōḻadevar; f) Kulottuṅga I (</text:span><text:span text:style-name="T5">circa</text:span><text:span text:style-name="T1"> 1101 A.D.); g) inscription read with G. Vijayavenugopal; h) lines 1 to 6 contain the </text:span><text:span text:style-name="T5">meykkīrtti</text:span><text:span text:style-name="T1"> of Kulottuṅga I.</text:span></text:p>
      <text:p text:style-name="P6" loext:marker-style-name="T33"/>
      <text:p text:style-name="Standard" loext:marker-style-name="T33"><text:span text:style-name="T33">(1–5) </text:span><text:span text:style-name="T52">svasti śrī</text:span><text:span text:style-name="T33"> {</text:span><text:span text:style-name="T51">meykkīrtti</text:span><text:span text:style-name="T33">} </text:span></text:p>
      <text:p text:style-name="Standard" loext:marker-style-name="T33"><text:soft-page-break/><text:span text:style-name="T33">(6) {end of </text:span><text:span text:style-name="T51">meykkīrtti</text:span><text:span text:style-name="T33">} kovirā</text:span><text:span text:style-name="T52">ja</text:span><text:span text:style-name="T33">ke[[cari]]pan[[ma]]</text:span></text:p>
      <text:p text:style-name="Standard" loext:marker-style-name="T33"><text:span text:style-name="T33">(7) rāṉa tripuvanac [[ca]]kkaravattikaḷ <text:s/></text:span><text:span text:style-name="T52">śrī</text:span><text:span text:style-name="T33"> kulottuṅkacoḻa</text:span><text:span text:style-name="T52">de</text:span><text:span text:style-name="T33">va</text:span></text:p>
      <text:p text:style-name="Standard" loext:marker-style-name="T33"><text:span text:style-name="T33">(8) rkku yāṇṭu muppattiraṇṭāvatu tripuvana cakkaravart[ti] ko[ne]</text:span><text:span text:style-name="T33"/></text:p>
      <text:p text:style-name="Standard" loext:marker-style-name="T33"><text:span text:style-name="T33">(9) rinmai [[ko]][ṇ]ṭāṉ ˚uttuṅkavaḷanāṭṭu periya paḻuvūril [[˚ilaṅ]]</text:span><text:span text:style-name="T33"/></text:p>
      <text:p text:style-name="Standard" loext:marker-style-name="T33"><text:span text:style-name="T33">(10) [kecu]varaṉ [e][[ṭu]]ppitta tiruttoṟṟamāna kulottuṅkacoḻa [[˚</text:span><text:span text:style-name="T52">īśva</text:span><text:span text:style-name="T33">ramu]]</text:span></text:p>
      <text:p text:style-name="Standard" loext:marker-style-name="T33"><text:span text:style-name="T33">(11) ṭaiya </text:span><text:span text:style-name="T52">mahāde</text:span><text:span text:style-name="T33">var tevakanmikaḷukku [[tillaikkuṭiyāna kulottuṅka]]</text:span></text:p>
      <text:p text:style-name="Standard" loext:marker-style-name="T33"><text:span text:style-name="T33">(12) coḻanallūr kulottuṅkacoḻa˚</text:span><text:span text:style-name="T52">īśva</text:span><text:span text:style-name="T33">ramuṭaiyārkku [[yāṇṭu muppa]]</text:span></text:p>
      <text:p text:style-name="Standard" loext:marker-style-name="T33"><text:span text:style-name="T33">(13) ttiraṇṭāvatu mutal tevatānamāka ˚iṭṭu ṉam variyilār ˚eḻuttiṭṭu ˚uḷva</text:span><text:span text:style-name="T33"/></text:p>
      <text:p text:style-name="Standard" loext:marker-style-name="T33"><text:span text:style-name="T33">(14) rip pottaka kāṭṭac connom ˚uḷvarippaṭi kaikko[[ḷka ˚eṉṟu tirumantira ˚o]]</text:span><text:span text:style-name="T33"/></text:p>
      <text:p text:style-name="Standard" loext:marker-style-name="T33"><text:span text:style-name="T33">(15) lai vaḷava nārāyaṇap pallavaraiyar ˚eḻuttiṉāl yāṇṭu muppa[[tti]]raṇṭāva</text:span><text:span text:style-name="T33"/></text:p>
      <text:p text:style-name="Standard" loext:marker-style-name="T33"><text:span text:style-name="T33">(16) tu ṉāḷmuṉnūṟṟorupatināl piracātañ [[ceytaruḷi vanta tirumukappa]]ṭiyam</text:span><text:span text:style-name="T33"/></text:p>
      <text:p text:style-name="Standard" loext:marker-style-name="T33"><text:span text:style-name="T33">(17) [[yāṇṭu muppattiraṇṭāvatu tevatāna ˚iṟaiyili ˚iṭṭa paṭikku pura]]</text:span><text:span text:style-name="T33"/></text:p>
      <text:p text:style-name="Standard" loext:marker-style-name="T33"><text:span text:style-name="T33">(18) vari paḻuvū[[ri]]l ˚ilaṅkecuvaran ˚eṭuppitta kulottuṅkacoḻa ˚</text:span><text:span text:style-name="T52">īśva</text:span><text:span text:style-name="T33">ra</text:span></text:p>
      <text:p text:style-name="Standard" loext:marker-style-name="T33"><text:span text:style-name="T33">(19) m ˚uṭaiyārkku yāṇṭu muppattiraṇṭāvatu mutal ˚antarāyam ˚uḷ</text:span><text:span text:style-name="T33"/></text:p>
      <text:p text:style-name="Standard" loext:marker-style-name="T33"><text:span text:style-name="T33">(20) paṭa tevat[[āna]]m ˚iṟaiyili ˚iṭṭa kuṉṟakkū</text:span><text:span text:style-name="T33"><text:note text:id="ftn261" text:note-class="footnote"><text:note-citation>99</text:note-citation><text:note-body><text:p text:style-name="Footnote" loext:marker-style-name="T11"><text:span text:style-name="T12"><text:s/></text:span><text:span text:style-name="T11">There is space for the expected </text:span><text:span text:style-name="T45">ṟṟa</text:span><text:span text:style-name="T46"> but these letters do not seem to be engraved.</text:span></text:p></text:note-body></text:note></text:span><text:span text:style-name="T33">māna ˚uttuṅkatuṅkavaḷa</text:span></text:p>
      <text:p text:style-name="Standard" loext:marker-style-name="T33"><text:span text:style-name="T33">(21) nāṭṭu ti[[llai]]kuṭiyāna</text:span><text:span text:style-name="T33"><text:note text:id="ftn262" text:note-class="footnote"><text:note-citation>100</text:note-citation><text:note-body><text:p text:style-name="Footnote" loext:marker-style-name="T11"><text:span text:style-name="T12"><text:s/></text:span><text:span text:style-name="T11">The rest of this line is not engraved. There is just a </text:span><text:span text:style-name="T13">ḻa</text:span><text:span text:style-name="T11"> further, in the middle of the line.</text:span></text:p></text:note-body></text:note></text:span></text:p>
      <text:p text:style-name="Standard" loext:marker-style-name="T33"><text:span text:style-name="T33">(22) ṟeṭṭe mu[[m]]māvaraiyināl ˚antarāyam ˚uḷpaṭa māṭai nūṟṟu</text:span><text:span text:style-name="T33"><text:note text:id="ftn263" text:note-class="footnote"><text:note-citation>101</text:note-citation><text:note-body><text:p text:style-name="Footnote" loext:marker-style-name="T11"><text:span text:style-name="T12"><text:s/></text:span><text:span text:style-name="T11">Last line on the eastern side of the niche.</text:span></text:p></text:note-body></text:note></text:span></text:p>
      <text:p text:style-name="Standard" loext:marker-style-name="T33"><text:span text:style-name="T33">(23)</text:span><text:span text:style-name="T33"><text:note text:id="ftn264" text:note-class="footnote"><text:note-citation>102</text:note-citation><text:note-body><text:p text:style-name="Footnote" loext:marker-style-name="T11"><text:span text:style-name="T12"><text:s/></text:span><text:span text:style-name="T11">First line on the western side of the main niche.</text:span></text:p></text:note-body></text:note></text:span><text:span text:style-name="T33"> [[patteḻe mukkāle mukkāvaraiyum yā]]ṇṭu muppa</text:span></text:p>
      <text:p text:style-name="Standard" loext:marker-style-name="T33"><text:span text:style-name="T33">(24) [t]tiraṇṭāvatu mutal ˚antarāyamuṭpaṭa tevatāna ˚i</text:span><text:span text:style-name="T33"/></text:p>
      <text:p text:style-name="Standard" loext:marker-style-name="T33"><text:span text:style-name="T33">(25) ṟai˚ili ˚iṭṭamaikku nākaṅ ko[[ṟṟa ˚eḻut]]tinālum ciṟṟā</text:span><text:span text:style-name="T33"/></text:p>
      <text:p text:style-name="Standard" loext:marker-style-name="T33"><text:span text:style-name="T33">(26) [[mūr uṭaiyāṉ ˚eḻuttiṉālum kaṅkaikoṇṭacoḻa mūventave]]</text:span><text:span text:style-name="T33"/></text:p>
      <text:p text:style-name="Standard" loext:marker-style-name="T33"><text:span text:style-name="T33">(27) ḷār ˚eḻuttinālum puravu[vari ti]ṇaikkaḷattu mukave[[ṭṭi na]]</text:span><text:span text:style-name="T33"/></text:p>
      <text:p text:style-name="Standard" loext:marker-style-name="T33"><text:span text:style-name="T33">(28) llāṟṟūr uṭaiyān ˚eḻuttinālum [pura]vuvari[tti]ṇaik</text:span><text:span text:style-name="T33"/></text:p>
      <text:p text:style-name="Standard" loext:marker-style-name="T33"><text:span text:style-name="T33">(29) kaḷattu mukaveṭṭi veḷḷūr uṭaiyār ˚eḻuttinālum</text:span><text:span text:style-name="T33"/></text:p>
      <text:p text:style-name="Standard" loext:marker-style-name="T33"><text:span text:style-name="T33">(30) puravu vari tiṇaikkaḷa nāyakam ˚iḷaṅkārikuṭaiyār ˚eḻutti</text:span><text:span text:style-name="T33"/></text:p>
      <text:p text:style-name="Standard" loext:marker-style-name="T33"><text:span text:style-name="T33">(31) nālum vanta ˚uḷvarippaṭiyum || pan</text:span><text:span text:style-name="T52">mā</text:span><text:span text:style-name="T33">ye</text:span><text:span text:style-name="T52">śva</text:span><text:span text:style-name="T33">ra ra</text:span><text:span text:style-name="T52">kṣai</text:span></text:p>
      <text:p text:style-name="P6" loext:marker-style-name="T33"/>
      <text:p text:style-name="Standard" loext:marker-style-name="T33"><text:span text:style-name="T33">Fortune! Prosperity! {</text:span><text:span text:style-name="T51">meykkīrtti</text:span><text:span text:style-name="T33">}. This is the thirty-second year of </text:span><text:span text:style-name="T1">Kōvirājakesarivarman</text:span><text:span text:style-name="T33"> Tripuvana Cakkaravattikaḷ Śrī Kulottuṅkacōḻadevar; Tripuvana Cakkaravarti Konerinmai Kōṇṭāṉ; for the temple officiers (</text:span><text:span text:style-name="T52">tēvakanmikaḷukku</text:span><text:span text:style-name="T33">) of Mahādeva of Kulottuṅkacōḻa Īśvaramuṭaiya </text:span><text:span text:style-name="T53">alias</text:span><text:span text:style-name="T33"> Tiruttōṟṟam which was built (</text:span><text:span text:style-name="T52">eṭupitta</text:span><text:span text:style-name="T33">) by Ilaṅkecuvaraṉ in the big (</text:span><text:span text:style-name="T52">periya</text:span><text:span text:style-name="T33">) Paḻuvūr (</text:span><text:span text:style-name="T52">paḻuvūril</text:span><text:span text:style-name="T33">) of Uttuṅkavaḷanāṭu; for Kulottuṅkacōḻa Īśvaramuṭai of Kulottuṅkacōḻanallūr </text:span><text:span text:style-name="T53">alias</text:span><text:span text:style-name="T33"> Tillaikkuṭi; from (</text:span><text:span text:style-name="T52">mutal</text:span><text:span text:style-name="T33">) the thirty-second year (</text:span><text:span text:style-name="T52">yāṇṭu muppattiraṇṭāvatu</text:span><text:span text:style-name="T33">), having placed (</text:span><text:span text:style-name="T52">iṭṭu</text:span><text:span text:style-name="T33">) as (</text:span><text:span text:style-name="T52">āka</text:span><text:span text:style-name="T33">) </text:span><text:span text:style-name="T52">devadāna</text:span><text:span text:style-name="T33">, we (</text:span><text:span text:style-name="T52">ṉam &gt; nam</text:span><text:span text:style-name="T33">) the tax collectors (</text:span><text:span text:style-name="T52">variyilār</text:span><text:span text:style-name="T33">) have placed (</text:span><text:span text:style-name="T52">iṭṭu</text:span><text:span text:style-name="T33">) the writing (</text:span><text:span text:style-name="T52">eḻuttu</text:span><text:span text:style-name="T33">) [i.e. entered in the register], in order to show (</text:span><text:span text:style-name="T52">kāṭṭa</text:span><text:span text:style-name="T33">) the book [i.e. register] (</text:span><text:span text:style-name="T52">pottaka</text:span><text:span text:style-name="T33">) of the local tax (</text:span><text:span text:style-name="T52">uḷvari</text:span><text:span text:style-name="T33">), [we] said (</text:span><text:span text:style-name="T52">connōm</text:span><text:span text:style-name="T33">): “you undertake (</text:span><text:span text:style-name="T52">kaikkoḷka</text:span><text:span text:style-name="T33">) as per (</text:span><text:span text:style-name="T52">paṭi</text:span><text:span text:style-name="T33">) the book of the local taxes (</text:span><text:span text:style-name="T52">uḷvari</text:span><text:span text:style-name="T33">)” (</text:span><text:span text:style-name="T52">eṉṟu</text:span><text:span text:style-name="T33">); by the writting (</text:span><text:span text:style-name="T52">eḻuttiṉāl</text:span><text:span text:style-name="T33">) of Vaḷavan Nārāyaṇa Pallavaraiyar of the royal order (</text:span><text:span text:style-name="T52">tirumantira</text:span><text:span text:style-name="T33">) on palm-leaf (</text:span><text:span text:style-name="T52">ōlai</text:span><text:span text:style-name="T33">), [in] the thirty-second year and three hundred and ten days (</text:span><text:span text:style-name="T52">nāḷ</text:span><text:span text:style-name="T33">), the royal order (</text:span><text:span text:style-name="T52">tirumukappaṭiyam</text:span><text:span text:style-name="T33">) has come (</text:span><text:span text:style-name="T52">vanta</text:span><text:span text:style-name="T33">), having graciously granted (</text:span><text:span text:style-name="T52">piracātam-ceytu-aruḷi</text:span><text:span text:style-name="T33">); this is the thirty-second year, for the Kulottuṅkacōḻa Īśvaramuṭaiyār built (</text:span><text:span text:style-name="T52">eṭupiṭṭa</text:span><text:span text:style-name="T33">) by Ilaṅkecuvaran in Paḻuvūr (</text:span><text:span text:style-name="T52">paḻuvūril</text:span><text:span text:style-name="T33">), the tax officier (</text:span><text:span text:style-name="T52">puravari</text:span><text:span text:style-name="T33"> &gt; </text:span><text:soft-page-break/><text:span text:style-name="T52">puravuvari</text:span><text:span text:style-name="T33">),</text:span><text:span text:style-name="T33"><text:note text:id="ftn265" text:note-class="footnote"><text:note-citation>103</text:note-citation><text:note-body><text:p text:style-name="Footnote" loext:marker-style-name="T24"><text:span text:style-name="T24"><text:s/></text:span><text:span text:style-name="T11">It is not clear whether </text:span><text:span text:style-name="T60">Ilaṅkecuvaran is a </text:span><text:span text:style-name="T61">puravuvari</text:span><text:span text:style-name="T60"> or not.</text:span></text:p></text:note-body></text:note></text:span><text:span text:style-name="T33"> as per the copy (</text:span><text:span text:style-name="T52">paṭikku</text:span><text:span text:style-name="T33">) which granted (</text:span><text:span text:style-name="T52">iṭṭa</text:span><text:span text:style-name="T33">) the tax-exempted (</text:span><text:span text:style-name="T52">iṟaiyili</text:span><text:span text:style-name="T33">) </text:span><text:span text:style-name="T52">devadāna</text:span><text:span text:style-name="T33">; from (</text:span><text:span text:style-name="T52">mutal</text:span><text:span text:style-name="T33">) the thirty-second year, … </text:span><text:span text:style-name="T53">alias</text:span><text:span text:style-name="T33"> Tillaikuṭi of Uttuṅkatuṅkavaḷanāṭu </text:span><text:span text:style-name="T53">alias</text:span><text:span text:style-name="T33"> Kuṉṟakkūṟṟam granted (</text:span><text:span text:style-name="T52">iṭṭa</text:span><text:span text:style-name="T33">) an exemption of tax (</text:span><text:span text:style-name="T52">iṟaiyili</text:span><text:span text:style-name="T33">) for the </text:span><text:span text:style-name="T52">devadāna</text:span><text:span text:style-name="T33"> including (</text:span><text:span text:style-name="T52">uḷpaṭa</text:span><text:span text:style-name="T33">) </text:span><text:span text:style-name="T52">antarāyam</text:span><text:span text:style-name="T33"> (tax levied by the local bodies); with … eight (</text:span><text:span text:style-name="T52">eṭṭe</text:span><text:span text:style-name="T33">) and three </text:span><text:span text:style-name="T52">mā</text:span><text:span text:style-name="T33">s and a half (</text:span><text:span text:style-name="T52">mūmāvaraiyināl</text:span><text:span text:style-name="T33">), the gold coins (</text:span><text:span text:style-name="T52">māṭai</text:span><text:span text:style-name="T33">) including (</text:span><text:span text:style-name="T52">uḷpaṭa</text:span><text:span text:style-name="T33">) the </text:span><text:span text:style-name="T52">antarāyam</text:span><text:span text:style-name="T33"> [for an amount of] hundred and seventeen and three quarters (</text:span><text:span text:style-name="T52">mukkālē</text:span><text:span text:style-name="T33">), three quarters and a half (</text:span><text:span text:style-name="T52">mukkāvaraiyum</text:span><text:span text:style-name="T33">); from (</text:span><text:span text:style-name="T52">mutal</text:span><text:span text:style-name="T33">) the thirty-second year, for the establishment (</text:span><text:span text:style-name="T52">iṭṭamaikku</text:span><text:span text:style-name="T33">?) of the tax-free (</text:span><text:span text:style-name="T52">iṟaiyili</text:span><text:span text:style-name="T33">) </text:span><text:span text:style-name="T52">devadāna</text:span><text:span text:style-name="T33">, including the </text:span><text:span text:style-name="T52">antarāyam</text:span><text:span text:style-name="T33">, this is the signature (</text:span><text:span text:style-name="T52">eḻuttinālum</text:span><text:span text:style-name="T33">) of Nākaṅkōṟṟa, this is the signature (</text:span><text:span text:style-name="T52">eḻuttinālum</text:span><text:span text:style-name="T33">) of the lord (</text:span><text:span text:style-name="T52">uṭaiyāṉ</text:span><text:span text:style-name="T33">) of Ciṟṟāmūr, this is the signature (</text:span><text:span text:style-name="T52">eḻuttinālum</text:span><text:span text:style-name="T33">) of Kaṅkaikoṇṭacōḻa Mūvēntaveḷār, this is the signature (</text:span><text:span text:style-name="T52">eḻuttinālum</text:span><text:span text:style-name="T33">) of the lord (</text:span><text:span text:style-name="T52">uṭaiyāṉ</text:span><text:span text:style-name="T33">) of Nallūr, the official (</text:span><text:span text:style-name="T52">mukaveṭṭi</text:span><text:span text:style-name="T33">), accountant of the revenue department (</text:span><text:span text:style-name="T52">puravuvari tiṇaikaḷam</text:span><text:span text:style-name="T33">), this is the signature (</text:span><text:span text:style-name="T52">eḻuttinālum</text:span><text:span text:style-name="T33">) of the lord (</text:span><text:span text:style-name="T52">uṭaiyār</text:span><text:span text:style-name="T33">) of Veḷḷūr, the official (</text:span><text:span text:style-name="T52">mukaveṭṭi</text:span><text:span text:style-name="T33">), accountant of the revenue department, this is the signature (</text:span><text:span text:style-name="T52">eḻuttinālum</text:span><text:span text:style-name="T33">) of the lord (</text:span><text:span text:style-name="T52">uṭaiyāṉ</text:span><text:span text:style-name="T33">) of Ilaṅkāri, the official (</text:span><text:span text:style-name="T52">nāyakam</text:span><text:span text:style-name="T33">), accountant of the revenue department, according to (</text:span><text:span text:style-name="T52">paṭiyum</text:span><text:span text:style-name="T33">) the local tax (</text:span><text:span text:style-name="T52">uḷvari</text:span><text:span text:style-name="T33">) which has come (</text:span><text:span text:style-name="T52">vanta</text:span><text:span text:style-name="T33">). This is under the proctection of the Panmāheśvaras.</text:span></text:p>
      <text:p text:style-name="Standard" loext:marker-style-name="T33"><text:span text:style-name="T33"><text:s/></text:span><text:span text:style-name="T33"/></text:p>
      <text:p text:style-name="Standard" loext:marker-style-name="T33"><text:span text:style-name="T33">#55. </text:span><text:span text:style-name="T1">a) PIM, goddess shrine; b) </text:span><text:span text:style-name="T33">on the curved part of the base (</text:span><text:span text:style-name="T51">kumuda</text:span><text:span text:style-name="T33">) of the eastern and northern façades; starts on the eastern façade</text:span><text:span text:style-name="T1">; c) personally located and read in situ; d)</text:span><text:span text:style-name="T33"> ARE 1924, no. 389; </text:span><text:span text:style-name="T53">Tyagarajan</text:span><text:span text:style-name="T33"> (2014: no. 6, 134–135)</text:span><text:span text:style-name="T1">; e) lost; f) Kulottuṅga I; g) inscription not read with anyone; h) the first line is the beginning of the </text:span><text:span text:style-name="T5">meykkīrtti</text:span><text:span text:style-name="T1"> of Kulottuṅga I; the end of the inscription is missing and I could make a translation line by line only; there is a fragment a little further on the same base, which may have belonged to this inscription, but it cannot be connected to the part we read.</text:span></text:p>
      <text:p text:style-name="P6" loext:marker-style-name="T33"/>
      <text:p text:style-name="Standard" loext:marker-style-name="T33"><text:span text:style-name="T33">(1) </text:span><text:span text:style-name="T52">svasti śrī</text:span><text:span text:style-name="T33"> {</text:span><text:span text:style-name="T51">meykkīrtti</text:span><text:span text:style-name="T33">} {end of the line missing}</text:span></text:p>
      <text:p text:style-name="Standard" loext:marker-style-name="T33"><text:span text:style-name="T33">(2) kuṉṟakkūṟṟattu maṉṉupperumpaḻuvūrt tiru ‡ [t]toṟṟamuṭaiya </text:span><text:span text:style-name="T52">mahāde</text:span><text:span text:style-name="T33">vaṟku vāṇakovaraiyaṉ cuttamallaṉ [˚u] ‡ tta[[maco]] ‡ ḻaṉāṉ ˚ilaṅke</text:span><text:span text:style-name="T52">śva</text:span><text:span text:style-name="T33">ra[n]eṉ ˚i[ttevaṟ]kku tirucceṉṉa[[ṭai]][p] puṟamāka pūmi ceytu kuṭutta paric[[ā]] ‡ [vatu ˚ippa] ‡ ḻuvūr naka[[ra]]ttār iṭai [[nā]][ṉ] mukkaḻai[ñ] {end of the line missing}</text:span></text:p>
      <text:p text:style-name="Standard" loext:marker-style-name="T33"><text:span text:style-name="T33">(3) [[llai]] ma</text:span><text:span text:style-name="T52">hā</text:span><text:span text:style-name="T33">tevi viṇṇakar āḻvār nilattukku vaṭak ‡ kum vaṭapāṟkellai ˚iraṇamukarāmaṉ vāykkālukku teṟkum kiḻakku cuttamali va ‡ [ti]kku me ‡ ṟkum ˚āka nāṉkellaikkum ˚uṭpaṭṭa nilam ˚orumā ˚iṉṉilam ˚orumāvum tirutti ˚itevaṟkku ‡ [tiruppa] ‡ ṭimāṟṟukku [t]evatānamāka ca {end of the line missing}</text:span></text:p>
      <text:p text:style-name="P6" loext:marker-style-name="T33"/>
      <text:p text:style-name="Standard" loext:marker-style-name="T33"><text:span text:style-name="T33">Line 1: Fortune! Prosperity! {</text:span><text:span text:style-name="T51">meykkīrtti</text:span><text:span text:style-name="T33">} … </text:span></text:p>
      <text:p text:style-name="Standard" loext:marker-style-name="T33"><text:span text:style-name="T33">Line 2: For Mahādeva of the Tiruttōṟṟamuṭaiya in Maṉṉupperumpaḻuvūr of Kuṉṟakkūṟṟam, I, Vāṇakōvaraiyaṉ Cuttamallaṉ Uttamacōḻaṉāṉ Ilaṅkeśvaran, having made (</text:span><text:span text:style-name="T52">ceytu</text:span><text:span text:style-name="T33">) the land (</text:span><text:span text:style-name="T52">pūmi</text:span><text:span text:style-name="T33">) as (</text:span><text:span text:style-name="T52">āka</text:span><text:span text:style-name="T33">) cultivable land (</text:span><text:span text:style-name="T52">puṟam</text:span><text:span text:style-name="T33">) for the daily expenditures of the holy service (</text:span><text:span text:style-name="T52">tirucceṉṉaṭai</text:span><text:span text:style-name="T33">) for this god (</text:span><text:span text:style-name="T52">ittēvaṟkku</text:span><text:span text:style-name="T33">), gave (</text:span><text:span text:style-name="T52">kuṭutta</text:span><text:span text:style-name="T33">); that is (</text:span><text:span text:style-name="T52">āvatu</text:span><text:span text:style-name="T33">) the manner (</text:span><text:span text:style-name="T52">paricu</text:span><text:span text:style-name="T33">); I (</text:span><text:span text:style-name="T52">nāṉ</text:span><text:span text:style-name="T33">?) of the Nagarattārs (</text:span><text:span text:style-name="T52">nakarattār</text:span><text:span text:style-name="T33"> </text:span><text:span text:style-name="T52">iṭai</text:span><text:span text:style-name="T33">) of this Paḻuvūr (</text:span><text:span text:style-name="T52">ipaḻuvūr</text:span><text:span text:style-name="T33">), three (</text:span><text:span text:style-name="T52">mū</text:span><text:span text:style-name="T33">) </text:span><text:span text:style-name="T52">kaḻañ</text:span><text:span text:style-name="T33">{{</text:span><text:span text:style-name="T52">cu</text:span><text:span text:style-name="T33">}}s …</text:span></text:p>
      <text:p text:style-name="Standard" loext:marker-style-name="T33"><text:span text:style-name="T33">Line 3: the … boundary ({{</text:span><text:span text:style-name="T52">e</text:span><text:span text:style-name="T53">}}</text:span><text:span text:style-name="T52">llai</text:span><text:span text:style-name="T33">, probably the southern boundary) is to the north (</text:span><text:span text:style-name="T52">vaṭakkum</text:span><text:span text:style-name="T33">) of the land (</text:span><text:span text:style-name="T52">nilattukku</text:span><text:span text:style-name="T33">) of Mahādevi Viṇṇakar Āḻvār; the northern boundary (</text:span><text:span text:style-name="T52">vaṭapāṟkellai</text:span><text:span text:style-name="T33">) is to the south (</text:span><text:span text:style-name="T52">teṟkum</text:span><text:span text:style-name="T33">) of the water channel (</text:span><text:span text:style-name="T52">vāykkālukku</text:span><text:span text:style-name="T33">) Iraṇamukarāmaṉ and to the west </text:span><text:soft-page-break/><text:span text:style-name="T33">(</text:span><text:span text:style-name="T52">mēṟkum</text:span><text:span text:style-name="T33">) of the Cuttamali channel (</text:span><text:span text:style-name="T52">vatikku</text:span><text:span text:style-name="T33">) to the east (</text:span><text:span text:style-name="T52">kiḻakku</text:span><text:span text:style-name="T33"> = a mistake for kīḻpāṟkellai that we expect here?); thus (</text:span><text:span text:style-name="T52">āka</text:span><text:span text:style-name="T33">) [are] the four boundaries (</text:span><text:span text:style-name="T52">nāṉkellaikkum</text:span><text:span text:style-name="T33">) of the one </text:span><text:span text:style-name="T52">mā</text:span><text:span text:style-name="T33"> (</text:span><text:span text:style-name="T52">orumā</text:span><text:span text:style-name="T33">) of land (</text:span><text:span text:style-name="T52">nilam</text:span><text:span text:style-name="T33">) which falls within (</text:span><text:span text:style-name="T52">uṭpaṭṭa</text:span><text:span text:style-name="T33">); having renovated (</text:span><text:span text:style-name="T52">tirutti</text:span><text:span text:style-name="T33">) this one </text:span><text:span text:style-name="T52">mā</text:span><text:span text:style-name="T33"> (</text:span><text:span text:style-name="T52">orumāvum</text:span><text:span text:style-name="T33">) of land (</text:span><text:span text:style-name="T52">innilam</text:span><text:span text:style-name="T33">), as (</text:span><text:span text:style-name="T52">āka</text:span><text:span text:style-name="T33">) </text:span><text:span text:style-name="T52">devadāna</text:span><text:span text:style-name="T33"> for articles of offerings (</text:span><text:span text:style-name="T52">tiruppaṭimāṟṟukku</text:span><text:span text:style-name="T33">) for this god (</text:span><text:span text:style-name="T52">ittēvaṟkku</text:span><text:span text:style-name="T33">) …</text:span></text:p>
      <text:p text:style-name="P6" loext:marker-style-name="T33"/>
      <text:p text:style-name="Standard" loext:marker-style-name="T33"><text:span text:style-name="T33">#56. </text:span><text:span text:style-name="T1">a) PIM, goddess shrine; b) </text:span><text:span text:style-name="T33">on the wall of the eastern façade of the </text:span><text:span text:style-name="T51">ardha-maṇḍapa</text:span><text:span text:style-name="T1">; c) personally located and read in situ; d)</text:span><text:span text:style-name="T33"> </text:span><text:span text:style-name="T53">Tyagarajan</text:span><text:span text:style-name="T33"> (2014: no. 4, 132–133)</text:span><text:span text:style-name="T1">; e) 10</text:span><text:span text:style-name="T15">th</text:span><text:span text:style-name="T1"> regnal year of Kulottuṅkacōḻatēvar; f) probably Kulottuṅga I; g) inscription not read with anyone; h) this façade of the </text:span><text:span text:style-name="T5">ardha-maṇḍapa</text:span><text:span text:style-name="T1"> is today accessible only through a locked room which was built after the rebuilding of the goddess shrine; Tyagarajan located it wrongly.</text:span></text:p>
      <text:p text:style-name="P6" loext:marker-style-name="T33"/>
      <text:p text:style-name="Standard" loext:marker-style-name="T33"><text:span text:style-name="T33">(1) </text:span><text:span text:style-name="T52">śrī</text:span><text:span text:style-name="T33"> kulottuṅka [[coḻa]]</text:span></text:p>
      <text:p text:style-name="Standard" loext:marker-style-name="T33"><text:span text:style-name="T33">(2) [[teva]][ṟku yā]ṇṭu 10 vatu</text:span><text:span text:style-name="T33"/></text:p>
      <text:p text:style-name="Standard" loext:marker-style-name="T33"><text:span text:style-name="T33">(3) [[ X X pūrvapa</text:span><text:span text:style-name="T52">kṣa</text:span><text:span text:style-name="T33">ttu X ˚a]]</text:span></text:p>
      <text:p text:style-name="Standard" loext:marker-style-name="T33"><text:span text:style-name="T33">(4) [[</text:span><text:span text:style-name="T52">ṣ</text:span><text:span text:style-name="T33">ṭami]]yu[[n]] tiṅkaṭ[[kiḻamaiyum ca]]</text:span></text:p>
      <text:p text:style-name="Standard" loext:marker-style-name="T56"><text:span text:style-name="T56">(5) t[[ai]]yamumāna ˚iṉ[ṟu va]ṭakarai kuṉṟa</text:span><text:span text:style-name="T56"/></text:p>
      <text:p text:style-name="Standard" loext:marker-style-name="T56"><text:span text:style-name="T56">(6) k[ū]ṟṟamāṉa ˚uttuṅkatuṅka[vaḷa]nāṭṭu</text:span><text:span text:style-name="T56"/></text:p>
      <text:p text:style-name="Standard" loext:marker-style-name="T56"><text:span text:style-name="T56">(7) pperiyapaḻuvūr ˚uṭaiyār </text:span><text:span text:style-name="T57">śrī</text:span><text:span text:style-name="T56">ka[ṇ]ṭi[[</text:span><text:span text:style-name="T57">śva</text:span><text:span text:style-name="T56">]]</text:span></text:p>
      <text:p text:style-name="Standard" loext:marker-style-name="T56"><text:span text:style-name="T56">(8) </text:span><text:span text:style-name="T57">ra</text:span><text:span text:style-name="T56">muṭaiyār koyil [˚ā]ticaṇṭe[</text:span><text:span text:style-name="T57">śva</text:span><text:span text:style-name="T56">]</text:span><text:span text:style-name="T57">ra</text:span><text:span text:style-name="T56"> [</text:span><text:span text:style-name="T57">śāsa</text:span><text:span text:style-name="T56">]</text:span></text:p>
      <text:p text:style-name="Standard" loext:marker-style-name="T56"><text:span text:style-name="T56">(9) nam ˚ikkoyil tāṉattomum </text:span><text:span text:style-name="T57">śrī</text:span><text:span text:style-name="T56">mā</text:span></text:p>
      <text:p text:style-name="Standard" loext:marker-style-name="T56"><text:span text:style-name="T56">(10) </text:span><text:span text:style-name="T57">heśvara</text:span><text:span text:style-name="T56">rum ˚innāṭu piṭitta mutali</text:span></text:p>
      <text:p text:style-name="Standard" loext:marker-style-name="T56"><text:span text:style-name="T56">(11) [ka]ḷ ciṟaikkāvuṭaiyār pañcavarāyar [[vā]]</text:span><text:span text:style-name="T56"/></text:p>
      <text:p text:style-name="Standard" loext:marker-style-name="T56"><text:span text:style-name="T56">(12) [[y]] keḻviyāl caṇṭe</text:span><text:span text:style-name="T57">śvara</text:span><text:span text:style-name="T56"> tevar ˚āt[e</text:span><text:span text:style-name="T57">śa</text:span><text:span text:style-name="T56">]</text:span></text:p>
      <text:p text:style-name="Standard" loext:marker-style-name="T56"><text:span text:style-name="T56">(13) ttāl ˚ivvūr ˚uṭaiyār tiruttoṟṟamu</text:span><text:span text:style-name="T56"/></text:p>
      <text:p text:style-name="Standard" loext:marker-style-name="T56"><text:span text:style-name="T56">(14) ṭaiyār koyalil tirunā X X X X X</text:span><text:span text:style-name="T33"><text:note text:id="ftn266" text:note-class="footnote"><text:note-citation>104</text:note-citation><text:note-body><text:p text:style-name="P3" loext:marker-style-name="T11"><text:span text:style-name="T12"><text:s/></text:span><text:span text:style-name="T11">This is completely unlegible. Tyagarajan reads: </text:span><text:span text:style-name="T34">vukkaraca</text:span><text:span text:style-name="T35">, but I m not sure he</text:span><text:span text:style-name="T11"> is right in proposing these letters. And he has forgotten the </text:span><text:span text:style-name="T13">va</text:span><text:span text:style-name="T11"> at the beginning of the next line.</text:span></text:p></text:note-body></text:note></text:span></text:p>
      <text:p text:style-name="Standard" loext:marker-style-name="T33"><text:span text:style-name="T33">(15) varai ˚eḻuntaruḷivitta ˚ivvūr ve</text:span><text:span text:style-name="T33"/></text:p>
      <text:p text:style-name="P6" loext:marker-style-name="T33"/>
      <text:p text:style-name="Standard" loext:marker-style-name="T33"><text:span text:style-name="T33">This is the 10</text:span><text:span text:style-name="T54">th</text:span><text:span text:style-name="T33"> year of Śrī Kulottuṅkacōḻatēvar. Today (</text:span><text:span text:style-name="T52">iṉṟu</text:span><text:span text:style-name="T33">) alias (</text:span><text:span text:style-name="T52">āṉa</text:span><text:span text:style-name="T33">) Tiṅkaḷkiḻamai (Monday) and Cataiyam, on the </text:span><text:span text:style-name="T52">aṣṭami</text:span><text:span text:style-name="T33"> of … the first half of the lunar month (</text:span><text:span text:style-name="T52">pūrvapakṣam</text:span><text:span text:style-name="T33">), [this is] the order (</text:span><text:span text:style-name="T52">śāsanam</text:span><text:span text:style-name="T33">) of Āticaṇḍeśvara of the temple (</text:span><text:span text:style-name="T52">kōyil</text:span><text:span text:style-name="T33">) of Śrī Kaṇṭīśvaramuṭaiyār, the Lord (</text:span><text:span text:style-name="T52">uṭaiyār</text:span><text:span text:style-name="T33">) of big Paḻuvūr (</text:span><text:span text:style-name="T52">periyappaḻuvūr</text:span><text:span text:style-name="T33">) of Uttuṅkatuṅkavaḷanāṭu </text:span><text:span text:style-name="T53">alias</text:span><text:span text:style-name="T33"> Kuṉṟakkūṟṟam on the northern bank (</text:span><text:span text:style-name="T52">vaṭakarai</text:span><text:span text:style-name="T33">); we the executors of temple endowments (</text:span><text:span text:style-name="T52">tāṉattōmum</text:span><text:span text:style-name="T33">) of this temple (</text:span><text:span text:style-name="T52">ikkōyil</text:span><text:span text:style-name="T33">) and the Śrī Māheśvarars, upon the request (</text:span><text:span text:style-name="T52">kēḻviyāl &gt; kēḷviyāl</text:span><text:span text:style-name="T33">) of Pañcavarāyar (the five kings?), Lords (</text:span><text:span text:style-name="T52">uṭaiyār</text:span><text:span text:style-name="T33">) of Ciṟaikkā, chieftains (</text:span><text:span text:style-name="T52">mutalikaḷ</text:span><text:span text:style-name="T33">) who conquered (</text:span><text:span text:style-name="T52">piṭitta</text:span><text:span text:style-name="T33">) this country (</text:span><text:span text:style-name="T52">innāṭu</text:span><text:span text:style-name="T33">), by the command (</text:span><text:span text:style-name="T52">ātēcattāl</text:span><text:span text:style-name="T33">) of Caṇḍeśvara Tēvar, have caused to raise (</text:span><text:span text:style-name="T52">eḻuntaruḷivitta</text:span><text:span text:style-name="T33">) </text:span><text:span text:style-name="T52">tirunā…varai</text:span><text:span text:style-name="T33"> in the temple (</text:span><text:span text:style-name="T52">kōyalil &gt; kōyilil</text:span><text:span text:style-name="T33">) of Tiruttōṟṟamuṭaiyār, the lord (</text:span><text:span text:style-name="T52">uṭaiyār</text:span><text:span text:style-name="T33">) of this town (</text:span><text:span text:style-name="T52">ivvūr</text:span><text:span text:style-name="T33">), … of this town (</text:span><text:span text:style-name="T52">ivvūr</text:span><text:span text:style-name="T33">) …</text:span></text:p>
      <text:p text:style-name="P6" loext:marker-style-name="T33"/>
      <text:p text:style-name="Standard" loext:marker-style-name="T33"><text:span text:style-name="T33">#57. </text:span><text:span text:style-name="T1">a) PIM, goddess shrine; b)</text:span><text:span text:style-name="T33"> on the southernmost wall section of the eastern façade of the </text:span><text:span text:style-name="T51">ardha-maṇḍapa</text:span><text:span text:style-name="T1">; c) personally located and read in situ; d)</text:span><text:span text:style-name="T33"> </text:span><text:span text:style-name="T53">Tyagarajan</text:span><text:span text:style-name="T33"> (2014: no. 4, 132–133), published in continuation of the previous one (#56)</text:span><text:span text:style-name="T1">; e) lost; f) lost; g) inscription not read with anyone; h) this façade of the </text:span><text:span text:style-name="T5">ardha-maṇḍapa</text:span><text:span text:style-name="T1"> is today accessible only through a locked room which was built after the rebuilding of the goddess shrine; Tyagarajan located it wrongly; this inscription is a fragment, on a stone reused for building the shrine.</text:span></text:p>
      <text:p text:style-name="P6" loext:marker-style-name="T33"><text:soft-page-break/></text:p>
      <text:p text:style-name="Standard" loext:marker-style-name="T33"><text:span text:style-name="T33">(1) ttuṅkacoḻa [</text:span><text:span text:style-name="T52">˚īśva</text:span><text:span text:style-name="T33">][[ramu]]</text:span></text:p>
      <text:p text:style-name="Standard" loext:marker-style-name="T33"><text:span text:style-name="T33">(2) ṭaiyār koyilil taṭa</text:span><text:span text:style-name="T33"/></text:p>
      <text:p text:style-name="Standard" loext:marker-style-name="T33"><text:span text:style-name="T33">(3) veṇmali kaṇavati [˚i]</text:span><text:span text:style-name="T33"/></text:p>
      <text:p text:style-name="Standard" loext:marker-style-name="T33"><text:span text:style-name="T33">(4) la[ṅ]kecuvara ˚ācāriyanā</text:span><text:span text:style-name="T33"/></text:p>
      <text:p text:style-name="Standard" loext:marker-style-name="T33"><text:span text:style-name="T33">(5) na kaṇavati ˚irācanukku kuṭu[[t]]</text:span><text:span text:style-name="T33"/></text:p>
      <text:p text:style-name="Standard" loext:marker-style-name="T33"><text:span text:style-name="T33">(6) ten ˚ivaṉaiviṭṭe ta</text:span><text:span text:style-name="T33"/></text:p>
      <text:p text:style-name="P1" loext:marker-style-name="T1"/>
      <text:p text:style-name="Standard" loext:marker-style-name="T1"><text:span text:style-name="T1">… I gave (</text:span><text:span text:style-name="T4">kuṭuttēn</text:span><text:span text:style-name="T1">) to Kaṇavati Irācan </text:span><text:span text:style-name="T19">alias</text:span><text:span text:style-name="T1"> Kaṇavati Ilaṅkecuvara Ācāriyan of Taṭaveṇmali in the temple (</text:span><text:span text:style-name="T4">kōyilil</text:span><text:span text:style-name="T1">) of {{Kulo}}ttuṅkacōḻa Īśvaramuṭaiyār …</text:span></text:p>
      <text:p text:style-name="P6" loext:marker-style-name="T33"/>
      <text:p text:style-name="Standard" loext:marker-style-name="T1"><text:span text:style-name="T1">#58. a) PIM, goddess shrine; b) inside the </text:span><text:span text:style-name="T5">mahā</text:span><text:span text:style-name="T1">-</text:span><text:span text:style-name="T4">maṇḍapa</text:span><text:span text:style-name="T1"> at the entrance, a </text:span><text:span text:style-name="T5">dvārapalī</text:span><text:span text:style-name="T1"> has been built in front; c) personally located and read in situ; d)</text:span><text:span text:style-name="T33"> </text:span><text:span text:style-name="T53">Tyagarajan</text:span><text:span text:style-name="T33"> </text:span><text:span text:style-name="T1">(2014: no. 8, 146–147); e) lost; f) lost; g) inscription not read with anyone; h) this inscription may be a fragment.</text:span></text:p>
      <text:p text:style-name="P1" loext:marker-style-name="T1"/>
      <text:p text:style-name="Standard" loext:marker-style-name="T1"><text:span text:style-name="T1">(1) [pa]ṇik[ka] ˚eḻut[i]nen tirukko[[yil karaṇa]]ttān paḻuvūr uṭai</text:span><text:span text:style-name="T1"/></text:p>
      <text:p text:style-name="Standard" loext:marker-style-name="T1"><text:span text:style-name="T1">(2) [yān cirāḷa]n āyirattirun[[ūṟṟuvan]] neḻuttu</text:span><text:span text:style-name="T1"/></text:p>
      <text:p text:style-name="P6" loext:marker-style-name="T33"/>
      <text:p text:style-name="Standard" loext:marker-style-name="T33"><text:span text:style-name="T33">I have written (</text:span><text:span text:style-name="T52">eḻutinēn</text:span><text:span text:style-name="T53"> &gt; </text:span><text:span text:style-name="T52">eḻuttinēn</text:span><text:span text:style-name="T33">) to order (</text:span><text:span text:style-name="T52">paṇikka</text:span><text:span text:style-name="T33">); the writing (</text:span><text:span text:style-name="T52">eḻuttu</text:span><text:span text:style-name="T33">) of he of the thousand two hundred (</text:span><text:span text:style-name="T4">āyiratt-iru-nūṟṟuvan</text:span><text:span text:style-name="T1">) Cirāḷan, lord (</text:span><text:span text:style-name="T4">uṭaiyān</text:span><text:span text:style-name="T1">) of Paḻuvūr, the accountant (</text:span><text:span text:style-name="T4">karaṇattān</text:span><text:span text:style-name="T1">) of the holy temple (</text:span><text:span text:style-name="T4">tirukkōyil</text:span><text:span text:style-name="T1">)</text:span></text:p>
      <text:p text:style-name="P6" loext:marker-style-name="T33"/>
      <text:p text:style-name="Standard" loext:marker-style-name="T33"><text:span text:style-name="T33">#59. </text:span><text:span text:style-name="T1">a) PIM, main shrine; b) </text:span><text:span text:style-name="T33">above the base of the small </text:span><text:span text:style-name="T51">maṇḍapa</text:span><text:span text:style-name="T33"> of the southern entrance to the main shrine</text:span><text:span text:style-name="T1">; c) personally located and read in situ; d) </text:span><text:span text:style-name="T33">ARE 1924, no. 400; </text:span><text:span text:style-name="T53">Tyagarajan</text:span><text:span text:style-name="T33"> (2014: no. 9, 125–126)</text:span><text:span text:style-name="T1">; e) regnal year lost of Tiripuvana Cakkaravattikaḷ Śrī Kolottuṅkacōḻatēvar; f) probably Kulottuṅga I; g) inscription not read with anyone; h) the eastern part of the inscription is missing, and I thus propose a translation line by line.</text:span></text:p>
      <text:p text:style-name="P6" loext:marker-style-name="T33"/>
      <text:p text:style-name="Standard" loext:marker-style-name="T33"><text:span text:style-name="T33">(1) [[</text:span><text:span text:style-name="T52">svasti</text:span><text:span text:style-name="T53"> [//]</text:span><text:span text:style-name="T52"> śrī</text:span><text:span text:style-name="T33"> tiripuvanac cakkaravattikaḷ]] </text:span><text:span text:style-name="T52">śrī</text:span><text:span text:style-name="T33"> kolottu[[ṅka]]coḻa[tevaṟku y][[ā]] {end of the line missing}</text:span></text:p>
      <text:p text:style-name="Standard" loext:marker-style-name="T33"><text:span text:style-name="T33">(2) [kaṅkai] ‡ [[ko]][ṇṭa]coḻapurattu[[p p]]irān ˚akapparivārattu kaikko[[ḷa]] {end of the line missing}</text:span><text:span text:style-name="T33"/></text:p>
      <text:p text:style-name="Standard" loext:marker-style-name="T33"><text:span text:style-name="T33">(3) [ṭa</text:span><text:span text:style-name="T52">˚ī</text:span><text:span text:style-name="T33">]</text:span><text:span text:style-name="T52">śva ‡ </text:span><text:span text:style-name="T33">[[ramuṭai]]yār ko[yili]l taḷiyilāṉ vāḻavantā[ḷ] {end of the line missing}</text:span></text:p>
      <text:p text:style-name="Standard" loext:marker-style-name="T33"><text:span text:style-name="T33">(4) [˚ā]ta[c]iṟi ‡ [[yāṉe]]n ˚eṭuppitta [[co]][pā]nam ||</text:span><text:span text:style-name="T33"/></text:p>
      <text:p text:style-name="P6" loext:marker-style-name="T33"/>
      <text:p text:style-name="Standard" loext:marker-style-name="T33"><text:span text:style-name="T33">Line 1: Fortune! Prosperity! {{This is the}} … year of Tiripuvana Cakkaravattikaḷ Śrī Kolottuṅkacōḻatēvar …</text:span><text:span text:style-name="T33"/></text:p>
      <text:p text:style-name="Standard" loext:marker-style-name="T33"><text:span text:style-name="T33">Line 2: … Kaikkōḷa of the inner (</text:span><text:span text:style-name="T52">aka</text:span><text:span text:style-name="T33">) suite (</text:span><text:span text:style-name="T52">parivārattu</text:span><text:span text:style-name="T33">) of the Lord (</text:span><text:span text:style-name="T52">pirān</text:span><text:span text:style-name="T33">) of Kaṅkaikoṇṭacōḻapuram …</text:span></text:p>
      <text:p text:style-name="Standard" loext:marker-style-name="T33"><text:span text:style-name="T33">Line 3: In the temple (</text:span><text:span text:style-name="T52">kōyilil</text:span><text:span text:style-name="T33">) of … Īśvaramuṭaiyār, Taḷiyilāṉ Vāḻavantāḷ …</text:span></text:p>
      <text:p text:style-name="Standard" loext:marker-style-name="T33"><text:span text:style-name="T33">Line 4: … I, Ātaciṟiyāṉ, have built (</text:span><text:span text:style-name="T52">eṭupitta</text:span><text:span text:style-name="T33">) the stairs (</text:span><text:span text:style-name="T52">cōpānam &gt; cōpāṉam</text:span><text:span text:style-name="T33">)</text:span></text:p>
      <text:p text:style-name="P1" loext:marker-style-name="T1"/>
      <text:p text:style-name="Standard" loext:marker-style-name="T1"><text:span text:style-name="T1">#60. a) PIM; b) on the northern wall (outer side) of the first </text:span><text:span text:style-name="T4">maṇḍapa</text:span><text:span text:style-name="T19"> when we enter</text:span><text:span text:style-name="T1">, near the well; on the eastern side of the group of three inscriptions; c) personally located and read in situ; d) </text:span><text:span text:style-name="T53">Tyagarajan</text:span><text:span text:style-name="T33"> </text:span><text:span text:style-name="T1">(2014: no. 12, 149 [fragment 1]); e) lost; f) lost; g) inscription not read with anyone; h) fragment; the last line is intriguing: </text:span><text:span text:style-name="T5">śrī uttamacōḻatēvarai tiruvayiṟu vā</text:span><text:span text:style-name="T1"> </text:span><text:soft-page-break/><text:span text:style-name="T1">is the beginning of the formula which refers to Cempiyaṉ Mahādevī = </text:span><text:span text:style-name="T5">śrī uttamacōḻatēvarai tiruvayiṟu vāytta pirāṭṭiyār</text:span><text:span text:style-name="T1"> (for other variants, see Cane 2017: 122). Unfortunately, we can no longer read it, and there is no estampage because it was not noticed in the AREs. Although it is impossible to verify, the few letters that we can still guess today do match the edition of Tyagarajan. May it be the beginning of another inscription which was engraved in continuation? Or a part of the same inscription which refers to different donations?</text:span></text:p>
      <text:p text:style-name="P1" loext:marker-style-name="T1"/>
      <text:p text:style-name="Standard" loext:marker-style-name="T1"><text:span text:style-name="T1">(1) k kīḻ nīrnilam tiruveṅkaṭavāykkāl vaṭaciṟakil [˚i]ṭaiva</text:span><text:span text:style-name="T1"/></text:p>
      <text:p text:style-name="Standard" loext:marker-style-name="T1"><text:span text:style-name="T1">(2) maṅkalattu yi[rā] </text:span><text:span text:style-name="T4">tri</text:span><text:span text:style-name="T1"> X [tāṉa]tattaṉ māme[[ṟūr]] nilattu</text:span></text:p>
      <text:p text:style-name="Standard" loext:marker-style-name="T1"><text:span text:style-name="T1">(3) ḷḷa ˚aṭa[m]āna nilattukku [[kiḻakkuv]] vaṭapāṟkellai [[cūṟ]]</text:span><text:span text:style-name="T1"/></text:p>
      <text:p text:style-name="Standard" loext:marker-style-name="T38"><text:span text:style-name="T38">(4) koṇṭa vilaip poruḷ tippokku[c ce]mpoṉ kācu [[ni]]</text:span><text:span text:style-name="T38"/></text:p>
      <text:p text:style-name="Standard" loext:marker-style-name="T38"><text:span text:style-name="T38">(5) llil veṭṭuvittu[k ku]ṭutte nākapi[rāṉ] mā[[ṟaṉeṉ me]]</text:span><text:span text:style-name="T38"/></text:p>
      <text:p text:style-name="Standard" loext:marker-style-name="T38"><text:span text:style-name="T38">(6) muṭaiya </text:span><text:span text:style-name="T37">maha</text:span><text:span text:style-name="T38">[[tevaṟku śrī ˚uttamacoḻatevarai tiruvayiṟu vā]]</text:span></text:p>
      <text:p text:style-name="P5" loext:marker-style-name="T38"/>
      <text:p text:style-name="Standard" loext:marker-style-name="T1"><text:span text:style-name="T1">Lines 1-3: description of a land;</text:span><text:span text:style-name="T1"/></text:p>
      <text:p text:style-name="Standard" loext:marker-style-name="T1"><text:span text:style-name="T1">Line 4: mention of gold and money;</text:span><text:span text:style-name="T1"/></text:p>
      <text:p text:style-name="Standard" loext:marker-style-name="T1"><text:span text:style-name="T1">Line 5: having caused to engrave (</text:span><text:span text:style-name="T5">veṭṭuvittu</text:span><text:span text:style-name="T1">), I have given (</text:span><text:span text:style-name="T5">kuṭuttēn</text:span><text:span text:style-name="T1">), I Nākapiraṉ Māṟanēṉ;</text:span></text:p>
      <text:p text:style-name="Standard" loext:marker-style-name="T1"><text:span text:style-name="T1">Line 6: for Mahādeva (</text:span><text:span text:style-name="T5">mahadeva</text:span><text:span text:style-name="T1"> &gt; </text:span><text:span text:style-name="T5">mahādeva</text:span><text:span text:style-name="T1">) of …muṭaiya, Śrī Uttamacōḻatēvarai … sacred womb (</text:span><text:span text:style-name="T5">tiruvayiṟu</text:span><text:span text:style-name="T1">)</text:span></text:p>
      <text:p text:style-name="P1" loext:marker-style-name="T1"/>
      <text:p text:style-name="Standard" loext:marker-style-name="T1"><text:span text:style-name="T1">#61. a) PIM; b) on the northern wall (outer side) of the first </text:span><text:span text:style-name="T4">maṇḍapa</text:span><text:span text:style-name="T19"> when we enter</text:span><text:span text:style-name="T1">, near the well; in the middle of the group of three inscriptions; c) personally located and read in situ; d) </text:span><text:span text:style-name="T53">Tyagarajan</text:span><text:span text:style-name="T33"> </text:span><text:span text:style-name="T1">(2014: no. 12, 149 [fragment 2]); e) regnal year lost of Tripuvana Cakkaravattikaḷ Śrī {{Kulottuṅka}}; f) probably Kulottuṅga I; g) inscription not read with anyone; h) fragment, placed upside down.</text:span></text:p>
      <text:p text:style-name="P1" loext:marker-style-name="T1"/>
      <text:p text:style-name="Standard" loext:marker-style-name="T1"><text:span text:style-name="T1">(1) [[ma]]rāna t[i]r[i]puvanac cakkaravatt[ikaḷ] </text:span><text:span text:style-name="T4">śrī</text:span></text:p>
      <text:p text:style-name="Standard" loext:marker-style-name="T1"><text:span text:style-name="T1">(2) ti[[nnāṟā]]vatu kunṟakkūṟṟamāna ˚uttoṅka</text:span><text:span text:style-name="T1"/></text:p>
      <text:p text:style-name="Standard" loext:marker-style-name="T1"><text:span text:style-name="T1">(3) [[ṭa]] ˚iccuramuṭaiyār koyilil kāṇi ˚uṭaiya civa</text:span><text:span text:style-name="T1"/></text:p>
      <text:p text:style-name="Standard" loext:marker-style-name="T1"><text:span text:style-name="T1">(4) [˚u]ḷḷi[tā]rum nāṭṭān cokkanāna tillai[nā]yaka</text:span><text:span text:style-name="T1"/></text:p>
      <text:p text:style-name="Standard" loext:marker-style-name="T1"><text:span text:style-name="T1">(5) [[ṭā]]n tiricciṟṟampalamuṭaiyān panmāye[ccu]</text:span><text:span text:style-name="T1"/></text:p>
      <text:p text:style-name="Standard" loext:marker-style-name="T1"><text:span text:style-name="T1">(6) [[v]]āṇan parameccura paṭṭan ˚uḷḷiṭṭārum muppa</text:span><text:span text:style-name="T1"/></text:p>
      <text:p text:style-name="P1" loext:marker-style-name="T1"/>
      <text:p text:style-name="Standard" loext:marker-style-name="T1"><text:span text:style-name="T1">Line 1: name of the king: Tirupuvana Cakkaravattikaḷ Śrī …</text:span><text:span text:style-name="T1"/></text:p>
      <text:p text:style-name="Standard" loext:marker-style-name="T1"><text:span text:style-name="T1">Line 2: number ending with six (</text:span><text:span text:style-name="T4">pattinnāṟāvatu</text:span><text:span text:style-name="T1">? </text:span><text:span text:style-name="T5">mū</text:span><text:span text:style-name="T4">pattinnāṟāvatu</text:span><text:span text:style-name="T19">?</text:span><text:span text:style-name="T1">) for the regnal year. … Uttoṅka{{toṅgavaḷanāṭu}} </text:span><text:span text:style-name="T19">alias</text:span><text:span text:style-name="T1"> Kuṉṟakkūṟṟam …</text:span></text:p>
      <text:p text:style-name="Standard" loext:marker-style-name="T1"><text:span text:style-name="T1">Line 3: Civa…, lord (</text:span><text:span text:style-name="T4">uṭaiya</text:span><text:span text:style-name="T1">) of the hereditary land right (</text:span><text:span text:style-name="T4">kāṇi</text:span><text:span text:style-name="T1">) in the temple (</text:span><text:span text:style-name="T4">kōyilil</text:span><text:span text:style-name="T1">) of … Iccuramuṭaiyār</text:span></text:p>
      <text:p text:style-name="Standard" loext:marker-style-name="T1"><text:span text:style-name="T1">Line 4: including (</text:span><text:span text:style-name="T4">uḷḷitārum</text:span><text:span text:style-name="T1">) …, Nāṭṭan Cokkan </text:span><text:span text:style-name="T19">alias</text:span><text:span text:style-name="T1"> the chief (</text:span><text:span text:style-name="T4">nāyaka</text:span><text:span text:style-name="T1">) of Tillai …</text:span></text:p>
      <text:p text:style-name="Standard" loext:marker-style-name="T1"><text:span text:style-name="T1">Line 5: …ṭan, lord (</text:span><text:span text:style-name="T4">uṭaiyān</text:span><text:span text:style-name="T1">) of Tirucciṟṟampalam (Cidambaram), Panmāheśvara …</text:span></text:p>
      <text:p text:style-name="Standard" loext:marker-style-name="T1"><text:span text:style-name="T1">Line 6: including (</text:span><text:span text:style-name="T4">uḷḷiṭṭārum</text:span><text:span text:style-name="T1">) …vāṇan Paraceccura Paṭṭan, …</text:span></text:p>
      <text:p text:style-name="P1" loext:marker-style-name="T1"/>
      <text:p text:style-name="Standard" loext:marker-style-name="T1"><text:span text:style-name="T1">#62. a) PIM, shrine of Caṇḍeśa; b) on the upper part of the base (</text:span><text:span text:style-name="T5">pattika</text:span><text:span text:style-name="T1">) of the northern façade; c) personally located and read in situ; d) </text:span><text:span text:style-name="T53">Tyagarajan</text:span><text:span text:style-name="T33"> </text:span><text:span text:style-name="T1">(2014: no. 15, 152 [fragment 1]); e) lost; f) lost; g) inscription not read with anyone; h) fragment; the first two lines are today covered with cement; there is a photograph (without legend) at the end of Tyagarajan </text:span><text:soft-page-break/><text:span text:style-name="T1">(2014), which I think corresponds to this inscription; with it, I could confirm his reading, although with some difference (he reads </text:span><text:span text:style-name="T5">śrī kaṇṭa īśvara</text:span><text:span text:style-name="T1"> while I read </text:span><text:span text:style-name="T4">śrī</text:span><text:span text:style-name="T1"> </text:span><text:span text:style-name="T4">kantāśva</text:span><text:span text:style-name="T19">)</text:span><text:span text:style-name="T1">.</text:span></text:p>
      <text:p text:style-name="P1" loext:marker-style-name="T1"/>
      <text:p text:style-name="Standard" loext:marker-style-name="T1"><text:span text:style-name="T1">(1) [[rkkiya maramum maṟṟum kīḻ nokkiya</text:span><text:span text:style-name="T1"/></text:p>
      <text:p text:style-name="Standard" loext:marker-style-name="T1"><text:span text:style-name="T1">(2) ppaḷḷippaṭai </text:span><text:span text:style-name="T4">śrī</text:span><text:span text:style-name="T1"> </text:span><text:span text:style-name="T4">kantāśva</text:span><text:span text:style-name="T1">]]</text:span></text:p>
      <text:p text:style-name="Standard" loext:marker-style-name="T1"><text:span text:style-name="T1">(3) [[cu]]ṭṭivanta ˚iṟai </text:span><text:span text:style-name="T4">si</text:span><text:span text:style-name="T1">t</text:span><text:span text:style-name="T4">dh</text:span><text:span text:style-name="T1">āya</text:span></text:p>
      <text:p text:style-name="Standard" loext:marker-style-name="T1"><text:span text:style-name="T1">(4) [[ku]]tirai neyyum pitānāḻi[[yum]]</text:span><text:span text:style-name="T1"/></text:p>
      <text:p text:style-name="P1" loext:marker-style-name="T1"/>
      <text:p text:style-name="Standard" loext:marker-style-name="T1"><text:span text:style-name="T1">Line 1: … </text:span><text:span text:style-name="T5">nōkkiya</text:span><text:span text:style-name="T1"> (= which saw?) + </text:span><text:span text:style-name="T5">kīḻ</text:span><text:span text:style-name="T1"> (=east/under) + </text:span><text:span text:style-name="T5">maṟṟum</text:span><text:span text:style-name="T1"> (besides) + </text:span><text:span text:style-name="T5">maramum</text:span><text:span text:style-name="T1"> (all the trees?) …</text:span></text:p>
      <text:p text:style-name="Standard" loext:marker-style-name="T1"><text:span text:style-name="T1">Line 2: … Śrī Kantāśvara Paḷḷipaṭai …</text:span><text:span text:style-name="T1"/></text:p>
      <text:p text:style-name="Standard" loext:marker-style-name="T1"><text:span text:style-name="T1">Line 3: … which has come (</text:span><text:span text:style-name="T5">vanta</text:span><text:span text:style-name="T1">) + tax (</text:span><text:span text:style-name="T5">iṟai</text:span><text:span text:style-name="T1">) + </text:span><text:span text:style-name="T5">sitdhāya</text:span><text:span text:style-name="T1">? …</text:span></text:p>
      <text:p text:style-name="Standard" loext:marker-style-name="T1"><text:span text:style-name="T1">Line 4: about some amount of </text:span><text:span text:style-name="T5">ghee</text:span></text:p>
      <text:p text:style-name="P1" loext:marker-style-name="T1"/>
      <text:p text:style-name="Standard" loext:marker-style-name="T1"><text:span text:style-name="T1">#63. a) PIM, shrine of Caṇḍeśa; b) the eastern wall; c) not personally located; d) </text:span><text:span text:style-name="T53">Tyagarajan</text:span><text:span text:style-name="T33"> </text:span><text:span text:style-name="T1">(2014: no. 14, 150–151); e) lost; f) lost; g) inscription not read with anyone; h) fragment; I could not find this inscription and I thus give the edition of Tyagarajan.</text:span></text:p>
      <text:p text:style-name="P1" loext:marker-style-name="T1"/>
      <text:p text:style-name="Standard" loext:marker-style-name="T1"><text:span text:style-name="T1">(1) ˚āṇṭār tiruveṇṇainalluruṭaiyāṉ</text:span><text:span text:style-name="T1"/></text:p>
      <text:p text:style-name="Standard" loext:marker-style-name="T1"><text:span text:style-name="T1">(2) </text:span><text:span text:style-name="T4">ja</text:span><text:span text:style-name="T1">yataraṉ terinta kaikoḷarukkuk kottu</text:span></text:p>
      <text:p text:style-name="Standard" loext:marker-style-name="T1"><text:span text:style-name="T1">(3) varkaḷum kūṟuceyvārkaḷum niyamattomum ku</text:span><text:span text:style-name="T1"/></text:p>
      <text:p text:style-name="Standard" loext:marker-style-name="T1"><text:span text:style-name="T1">(4) paṭavarum mayil veṭṭaikkāṟarum ˚ivvaṉaivom</text:span><text:span text:style-name="T1"/></text:p>
      <text:p text:style-name="Standard" loext:marker-style-name="T1"><text:span text:style-name="T1">(5) ṅkaḷ maṭappuṟamākak kuṭutta nilamāvatu kīḻpāṟkellai</text:span><text:span text:style-name="T1"/></text:p>
      <text:p text:style-name="P1" loext:marker-style-name="T1"/>
      <text:p text:style-name="Standard" loext:marker-style-name="T1"><text:span text:style-name="T1">Line 1: … the lord (</text:span><text:span text:style-name="T4">uṭaiyāṉ</text:span><text:span text:style-name="T1">) of Tiruveṇṇainallūr …</text:span></text:p>
      <text:p text:style-name="Standard" loext:marker-style-name="T1"><text:span text:style-name="T1">Line 2: … to the Kaikkōḷar (</text:span><text:span text:style-name="T4">kaikoḷarukku</text:span><text:span text:style-name="T1">) who knew (</text:span><text:span text:style-name="T4">terinta</text:span><text:span text:style-name="T1">? Probably for </text:span><text:span text:style-name="T4">teṟinta</text:span><text:span text:style-name="T1">, to destroy) Jayataraṉ (a name of a person or of a place?) …</text:span></text:p>
      <text:p text:style-name="Standard" loext:marker-style-name="T1"><text:span text:style-name="T1">Line 3: … the officers who apportion (</text:span><text:span text:style-name="T4">kūṟuceyvārkaḷum</text:span><text:span text:style-name="T1">) and we of the religious duty (</text:span><text:span text:style-name="T4">niyamattōmum</text:span><text:span text:style-name="T1">) …</text:span></text:p>
      <text:p text:style-name="Standard" loext:marker-style-name="T1"><text:span text:style-name="T1">Line 5: … this is the land (</text:span><text:span text:style-name="T4">nilamāvatu</text:span><text:span text:style-name="T1">) that was given (</text:span><text:span text:style-name="T4">kuṭutta</text:span><text:span text:style-name="T1">) as (</text:span><text:span text:style-name="T4">āka</text:span><text:span text:style-name="T1">) cultivable land (</text:span><text:span text:style-name="T4">puṟam</text:span><text:span text:style-name="T1">) to the </text:span><text:span text:style-name="T5">maṭam</text:span><text:span text:style-name="T1"> (</text:span><text:span text:style-name="T4">maṭa</text:span><text:span text:style-name="T1">) of …: the eastern side boundary (</text:span><text:span text:style-name="T4">kīḻpāṟkellai</text:span><text:span text:style-name="T1">) …</text:span></text:p>
      <text:p text:style-name="P1" loext:marker-style-name="T1"/>
      <text:p text:style-name="Standard" loext:marker-style-name="T33"><text:span text:style-name="T33">#64. </text:span><text:span text:style-name="T1">a) PIM, compound wall; b) </text:span><text:span text:style-name="T33">on a stone inserted in the compound wall, on the northern side</text:span><text:span text:style-name="T1">; c) personally located and read in situ; d) </text:span><text:span text:style-name="T33">ARE 1924, no. 401; Tyagarajan (2014: no. 8, 124–125)</text:span><text:span text:style-name="T1">; e) 24</text:span><text:span text:style-name="T15">th</text:span><text:span text:style-name="T1"> regnal year of </text:span><text:span text:style-name="T33">Śrī Virājarājakesarivarman alias Śrī Rājarājatēvar</text:span><text:span text:style-name="T1">; f) Rājarāja I (</text:span><text:span text:style-name="T5">circa</text:span><text:span text:style-name="T1"> 1009 A.D.); g) inscription not read with anyone; h) lines 1 to 7 contain the </text:span><text:span text:style-name="T5">meykkīrtti</text:span><text:span text:style-name="T1"> of Rājarāja I.</text:span></text:p>
      <text:p text:style-name="P6" loext:marker-style-name="T33"/>
      <text:p text:style-name="Standard" loext:marker-style-name="T33"><text:span text:style-name="T33">(1–5) </text:span><text:span text:style-name="T52">svasti srī</text:span><text:span text:style-name="T33"> {</text:span><text:span text:style-name="T51">meykkīrtti</text:span><text:span text:style-name="T33">}</text:span></text:p>
      <text:p text:style-name="Standard" loext:marker-style-name="T33"><text:span text:style-name="T33">(6) {</text:span><text:span text:style-name="T51">meykkīrtti</text:span><text:span text:style-name="T33">} </text:span><text:span text:style-name="T52">śrī </text:span><text:span text:style-name="T33">[[virā]]</text:span><text:span text:style-name="T52">ja</text:span><text:span text:style-name="T33">rā</text:span><text:span text:style-name="T52">ja</text:span><text:span text:style-name="T33">ke[[carivarm]]</text:span></text:p>
      <text:p text:style-name="Standard" loext:marker-style-name="T33"><text:span text:style-name="T33">(7) [[marā]]kiya </text:span><text:span text:style-name="T52">śrī</text:span><text:span text:style-name="T33"> rā</text:span><text:span text:style-name="T52">ja</text:span><text:span text:style-name="T33">rā</text:span><text:span text:style-name="T52">ja</text:span><text:span text:style-name="T33">tevarkku yāṇṭu ˚i[ru]pattu nalāvatu[p pa]ḻuvūrp pakai[[vi]]</text:span></text:p>
      <text:p text:style-name="Standard" loext:marker-style-name="T33"><text:span text:style-name="T33">(8) [[ṭai]] [</text:span><text:span text:style-name="T52">˚īśva</text:span><text:span text:style-name="T33">rattu] </text:span><text:span text:style-name="T52">mahā</text:span><text:span text:style-name="T33">[</text:span><text:span text:style-name="T52">d</text:span><text:span text:style-name="T33">]evar pa[ḻu]vūr nakka[r]eṉṉum</text:span><text:span text:style-name="T52"> </text:span><text:span text:style-name="T33">tirunā[[mam u]]ṭaiya </text:span><text:span text:style-name="T52">mahā</text:span></text:p>
      <text:p text:style-name="P6" loext:marker-style-name="T33"/>
      <text:p text:style-name="Standard" loext:marker-style-name="T33"><text:span text:style-name="T33">Fortune! Prosperity! {</text:span><text:span text:style-name="T51">meykkīrtti</text:span><text:span text:style-name="T33">} This is the twenty fourth year of Śrī Vīrājarājakesarivarman who has become (</text:span><text:span text:style-name="T51">ākiya</text:span><text:span text:style-name="T33">) Śrī Rājarājatēvar. Mahādeva of the Lord (</text:span><text:span text:style-name="T52">īśvarattu</text:span><text:span text:style-name="T33">) [of] Pakaiviṭai in Paḻuvūr, the Lord (</text:span><text:span text:style-name="T52">uṭaiya</text:span><text:span text:style-name="T33">) of the sacred name (</text:span><text:span text:style-name="T52">tirunāmam</text:span><text:span text:style-name="T33">) called Paḻuvūr Nakkar …</text:span></text:p>
      <text:p text:style-name="P1" loext:marker-style-name="T1"/>
      <text:p text:style-name="Standard" loext:marker-style-name="T33"><text:soft-page-break/><text:span text:style-name="T1">#65. a) PIM, compound wall; b) </text:span><text:span text:style-name="T33">on a stone inserted in the compound wall, on the northern side</text:span><text:span text:style-name="T1">; c) personally located and read in situ; d) </text:span><text:span text:style-name="T33">unnoticed and unpublished</text:span><text:span text:style-name="T1">; e) lost; f) lost; g) inscription not read with anyone; h) too fragmentary to propose a translation; may be connected to #66.</text:span></text:p>
      <text:p text:style-name="P1" loext:marker-style-name="T1"/>
      <text:p text:style-name="Standard" loext:marker-style-name="T1"><text:span text:style-name="T1">(1) {unlegible}</text:span><text:span text:style-name="T1"/></text:p>
      <text:p text:style-name="Standard" loext:marker-style-name="T1"><text:span text:style-name="T1">(2) yāṉ muttaṉ [korai] cirāḷḷai paṭa X</text:span><text:span text:style-name="T1"/></text:p>
      <text:p text:style-name="Standard" loext:marker-style-name="T1"><text:span text:style-name="T1">(3) ṭṭamāṭṭātu ˚avaṉ taṅkaḷ nā[lu] X X </text:span><text:span text:style-name="T1"/></text:p>
      <text:p text:style-name="Standard" loext:marker-style-name="T1"><text:span text:style-name="T1">(4) X [ṉ]c cātti ˚avaṉukku ˚āka ˚aṇitiraṉ colai X </text:span><text:span text:style-name="T1"/></text:p>
      <text:p text:style-name="Standard" loext:marker-style-name="T1"><text:span text:style-name="T1">(5) X lum ˚eriya vaitta nontāviḷakku ˚oṉ[ṟu]</text:span><text:span text:style-name="T1"/></text:p>
      <text:p text:style-name="Standard" loext:marker-style-name="T1"><text:span text:style-name="T1">(6) X ṇūṟu toṇṇūṟum ˚ivai paṉmā X </text:span><text:span text:style-name="T1"/></text:p>
      <text:p text:style-name="P1" loext:marker-style-name="T1"/>
      <text:p text:style-name="Standard" loext:marker-style-name="T1"><text:span text:style-name="T1">#66. a) PIM, compound wall; b) </text:span><text:span text:style-name="T33">on a stone inserted in the compound wall, on the northern side</text:span><text:span text:style-name="T1">; c) I could not locate the inscription; d) Tyagarajan (2014: 6, 145–146 [fragment 4]); e) lost; f) lost; g) inscription not read with anyone; h) I give here the edition of Tyagarajan;</text:span><text:span text:style-name="T1"><text:note text:id="ftn267" text:note-class="footnote"><text:note-citation>105</text:note-citation><text:note-body><text:p text:style-name="Footnote" loext:marker-style-name="T24"><text:span text:style-name="T24"><text:s/>I replaced the </text:span><text:span text:style-name="T50">ī</text:span><text:span text:style-name="T24"> of the edition of Tyagarajan by </text:span><text:span text:style-name="T50">i</text:span><text:span text:style-name="T24">, because the </text:span><text:span text:style-name="T50">ī</text:span><text:span text:style-name="T24"> are not marked in the fragment I have located (#65).</text:span></text:p></text:note-body></text:note></text:span><text:span text:style-name="T1"> this fragment may be connected to #65.</text:span></text:p>
      <text:p text:style-name="P1" loext:marker-style-name="T1"/>
      <text:p text:style-name="Standard" loext:marker-style-name="T1"><text:span text:style-name="T1">(1) ṭaiyārkku ˚ippaḻuvūr ˚irukkum</text:span><text:span text:style-name="T1"/></text:p>
      <text:p text:style-name="Standard" loext:marker-style-name="T1"><text:span text:style-name="T1">(2) maṉṟāṭi ˚aṇitīraṉcolai ˚a</text:span><text:span text:style-name="T1"/></text:p>
      <text:p text:style-name="Standard" loext:marker-style-name="T1"><text:span text:style-name="T1">(3) kola koṉṟa muttaṉai kāri</text:span><text:span text:style-name="T1"/></text:p>
      <text:p text:style-name="Standard" loext:marker-style-name="T1"><text:span text:style-name="T1">(4) ˚aṇitīraṉcolai korai cīrāḷ</text:span><text:span text:style-name="T1"/></text:p>
      <text:p text:style-name="Standard" loext:marker-style-name="T1"><text:span text:style-name="T1">(5) tevarkku cantirātittavaṟ ˚iravum</text:span><text:span text:style-name="T1"/></text:p>
      <text:p text:style-name="Standard" loext:marker-style-name="T1"><text:span text:style-name="T1">(6) vaitta cāvāmūvāp perāṭu</text:span><text:span text:style-name="T1"/></text:p>
      <text:p text:style-name="Standard" loext:marker-style-name="T1"><text:span text:style-name="T1">(7) … </text:span><text:span text:style-name="T4">śva</text:span><text:span text:style-name="T1">ra ra</text:span><text:span text:style-name="T4">kṣai</text:span><text:span text:style-name="T1"> ||</text:span></text:p>
      <text:p text:style-name="P1" loext:marker-style-name="T1"/>
      <text:p text:style-name="Standard" loext:marker-style-name="T1"><text:span text:style-name="T1">If we put the two fragments (#65 &amp; #66) together we have the following text,</text:span><text:span text:style-name="Footnote_20_Symbol"><text:span text:style-name="T1"> </text:span></text:span><text:span text:style-name="T1">for which I propose a tentative translation (it may refer to a donation of goat for a lamp for someone who died):</text:span></text:p>
      <text:p text:style-name="P1" loext:marker-style-name="T1"/>
      <text:p text:style-name="Standard" loext:marker-style-name="T1"><text:span text:style-name="T1">{nothing} ‡ (1) ṭaiyārkku ˚ippaḻuvūr ˚irukkum</text:span><text:span text:style-name="T1"/></text:p>
      <text:p text:style-name="Standard" loext:marker-style-name="T1"><text:span text:style-name="T1">(1) {unlegible} ‡ (2) maṉṟāṭi ˚aṇitiraṉ colai ˚a</text:span><text:span text:style-name="T1"/></text:p>
      <text:p text:style-name="Standard" loext:marker-style-name="T1"><text:span text:style-name="T1">(2) yāṉ muttaṉ [korai] cirāḷḷai paṭa X ‡ (3) kola koṉṟa muttaṉai kāri</text:span><text:span text:style-name="T1"/></text:p>
      <text:p text:style-name="Standard" loext:marker-style-name="T1"><text:span text:style-name="T1">(3) ṭṭamāṭṭātu ˚avaṉ taṅkaḷ nā[lu] X X ‡ (4) ˚aṇitiraṉ colai korai cirāḷ</text:span><text:span text:style-name="T1"/></text:p>
      <text:p text:style-name="Standard" loext:marker-style-name="T1"><text:span text:style-name="T1">(4) X [ṉ]c cātti ˚avaṉukku ˚āka ˚aṇitiraṉ colai X ‡ (5) tevarkku cantirātittavaṟ ˚iravum</text:span><text:span text:style-name="T1"/></text:p>
      <text:p text:style-name="Standard" loext:marker-style-name="T1"><text:span text:style-name="T1">(5) X lum ˚eriya vaitta nontāviḷakku ˚oṉ[ṟu] ‡ (6) vaitta cāvāmūvāp perāṭu</text:span><text:span text:style-name="T1"/></text:p>
      <text:p text:style-name="Standard" loext:marker-style-name="T1"><text:span text:style-name="T1">(6) X ṇūṟu toṇṇūṟum ˚ivai paṉmā X ‡ (7) … </text:span><text:span text:style-name="T4">śva</text:span><text:span text:style-name="T1">ra ra</text:span><text:span text:style-name="T4">kṣai</text:span><text:span text:style-name="T1"> ||</text:span></text:p>
      <text:p text:style-name="P1" loext:marker-style-name="T1"/>
      <text:p text:style-name="Standard" loext:marker-style-name="T1"><text:span text:style-name="T1">… for the Lord (…</text:span><text:span text:style-name="T4">ṭaiyārkku</text:span><text:span text:style-name="T1">) … the shepherd (</text:span><text:span text:style-name="T4">maṉṟāṭi</text:span><text:span text:style-name="T1">) Aṇitiraṉ Cōlai Muttaṉ Korai Cirāḷḷai (?) … who resides (</text:span><text:span text:style-name="T4">irukkum</text:span><text:span text:style-name="T1">) in this Paḻuvūr … was killed (? </text:span><text:span text:style-name="T5">paṭa</text:span><text:span text:style-name="T1">{{</text:span><text:span text:style-name="T5">k</text:span><text:span text:style-name="T1">}}</text:span><text:span text:style-name="T5">ola koṉṟa</text:span><text:span text:style-name="T1">) … Aṇitiraṉ Cōlai … to him (</text:span><text:span text:style-name="T5">avaṉukku</text:span><text:span text:style-name="T1">), on behalf of (</text:span><text:span text:style-name="T5">cātti</text:span><text:span text:style-name="T1">) … to the god (</text:span><text:span text:style-name="T4">tēvarkku</text:span><text:span text:style-name="T1">), as long as the sun and the moon endure, night (</text:span><text:span text:style-name="T4">iravum</text:span><text:span text:style-name="T1">) and day (</text:span><text:span text:style-name="T4">pakalum</text:span><text:span text:style-name="T1">), gave (</text:span><text:span text:style-name="T4">vaitta</text:span><text:span text:style-name="T1">) to burn (</text:span><text:span text:style-name="T4">eriya</text:span><text:span text:style-name="T1">); he gave (</text:span><text:span text:style-name="T4">vaitta</text:span><text:span text:style-name="T1">) for one perpetual lamp (</text:span><text:span text:style-name="T4">nontāviḷakku oṉṟu</text:span><text:span text:style-name="T1">) ninety (</text:span><text:span text:style-name="T5">toṇṇūṟum</text:span><text:span text:style-name="T1">) undying and non-ageing (</text:span><text:span text:style-name="T5">cāvāmūvā</text:span><text:span text:style-name="T1">) great goats (</text:span><text:span text:style-name="T4">perāṭu</text:span><text:span text:style-name="T1">). They (</text:span><text:span text:style-name="T4">ivai</text:span><text:span text:style-name="T1">) are under the protection of the Paṉmāheśvaras.</text:span></text:p>
      <text:p text:style-name="P1" loext:marker-style-name="T1"/>
      <text:p text:style-name="P1" loext:marker-style-name="T1"><text:soft-page-break/></text:p>
      <text:p text:style-name="Standard" loext:marker-style-name="T1"><text:span text:style-name="T1">#67 (Figure 20). a) Maṟavaṉīśvara temple; b) on the eastern side of the niche of Dakṣiṇāmūrti, on the southern façade of the sanctuary; c) personally located and read in situ; d) ARE 1926, no. 221; e) 29</text:span><text:span text:style-name="T15">th</text:span><text:span text:style-name="T1"> regnal year of </text:span><text:span text:style-name="T5">Mati</text:span><text:span text:style-name="T1">{{</text:span><text:span text:style-name="T5">rai koṇṭa</text:span><text:span text:style-name="T1"> Kōpparakesarivarman}}; f) Parāntaka I (</text:span><text:span text:style-name="T5">circa</text:span><text:span text:style-name="T1"> 936 A.D.); g) inscription not read with anyone.</text:span></text:p>
      <text:p text:style-name="P1" loext:marker-style-name="T1"/>
      <text:p text:style-name="Standard" loext:marker-style-name="T1"><text:span text:style-name="T1">(1) </text:span><text:span text:style-name="T4">svasti śrī</text:span><text:span text:style-name="T1"> mati {broken}</text:span></text:p>
      <text:p text:style-name="Standard" loext:marker-style-name="T1"><text:span text:style-name="T1">(2) ṇṭu 29 X X tu [ku] X X {broken}</text:span><text:span text:style-name="T1"/></text:p>
      <text:p text:style-name="Standard" loext:marker-style-name="T1"><text:span text:style-name="T1">(3) ḻuvūrt tiru[vala]ntuṟai X X {broken}</text:span><text:span text:style-name="T1"/></text:p>
      <text:p text:style-name="Standard" loext:marker-style-name="T1"><text:span text:style-name="T1">(4) ttu </text:span><text:span text:style-name="T4">brahmade</text:span><text:span text:style-name="T1">[ya] X X X X X X X {broken}</text:span></text:p>
      <text:p text:style-name="Standard" loext:marker-style-name="T38"><text:span text:style-name="T38">(5) </text:span><text:span text:style-name="T37">candrāditya </text:span><text:span text:style-name="T38">X X X X X X X</text:span><text:span text:style-name="T37"> </text:span><text:span text:style-name="T38">X</text:span></text:p>
      <text:p text:style-name="Standard" loext:marker-style-name="T38"><text:span text:style-name="T38">(6) ḷakkiṉukkuc cāvā [mu] {broken}</text:span><text:span text:style-name="T38"/></text:p>
      <text:p text:style-name="P5" loext:marker-style-name="T38"/>
      <text:p text:style-name="Standard" loext:marker-style-name="T1"><text:span text:style-name="T17">Fortune! </text:span><text:span text:style-name="T1">Prosperity! [This is] the 29</text:span><text:span text:style-name="T15">th</text:span><text:span text:style-name="T1"> year of {{Kōpparakesarivarman who has taken}} Madu{{rai}}. … Tiruvalantuṟai … of {{Ciṟupa}}ḻuvūr … a </text:span><text:span text:style-name="T4">brahmadeya</text:span><text:span text:style-name="T1"> of … as long as the sun and the moon endure … undying and non-ageing great goats (</text:span><text:span text:style-name="T4">cāvām</text:span><text:span text:style-name="T1">{{</text:span><text:span text:style-name="T4">ūvāpperāṭu</text:span><text:span text:style-name="T1">}}) for a lamp ({{</text:span><text:span text:style-name="T4">vi</text:span><text:span text:style-name="T1">}}</text:span><text:span text:style-name="T4">ḷakkiṉukku</text:span><text:span text:style-name="T1">) …</text:span></text:p>
      <text:p text:style-name="P1" loext:marker-style-name="T1"/>
      <text:p text:style-name="Standard" loext:marker-style-name="T1"><text:span text:style-name="T1">#68 (Figures 19, 20). a) Maṟavaṉīśvara temple; b) on the eastern side of the niche of Dakṣiṇāmūrti, on the southern façade of the sanctuary; c) personally located and read in situ; d) ARE 1926, no. 220; e) 33</text:span><text:span text:style-name="T15">rd</text:span><text:span text:style-name="T1"> regnal year of a king whose title is lost; f) probably Parāntaka I (</text:span><text:span text:style-name="T5">circa</text:span><text:span text:style-name="T1"> 940 A.D.); g) inscription not read with anyone; h) although there does not seem to be enough space for the full title </text:span><text:span text:style-name="T5">matirai koṇṭa</text:span><text:span text:style-name="T1"> Kōpparakesarivarman to have been engraved, I suppose that the Cōḻa king whose regnal year is mentioned is Parāntaka I because the script is similar to #67, assigned to this king.</text:span></text:p>
      <text:p text:style-name="P1" loext:marker-style-name="T1"/>
      <text:p text:style-name="Standard" loext:marker-style-name="T1"><text:span text:style-name="T1">(1) </text:span><text:span text:style-name="T4">svasti śrī</text:span><text:span text:style-name="T1"> {broken} </text:span><text:span text:style-name="T4">sa</text:span><text:span text:style-name="T1">ripa</text:span><text:span text:style-name="T4">nma</text:span><text:span text:style-name="T1">ṟku yāṇṭu</text:span></text:p>
      <text:p text:style-name="Standard" loext:marker-style-name="T38"><text:span text:style-name="T38">(2) 33 ˚ā X X kuṉṟa[kkuṟ X X]tu X X X X ci</text:span><text:span text:style-name="T38"/></text:p>
      <text:p text:style-name="Standard" loext:marker-style-name="T38"><text:span text:style-name="T38">(3) ṟupaḻuvūrt ti X vālantu[ṟ]ai [</text:span><text:span text:style-name="T37">ma</text:span><text:span text:style-name="T38">]</text:span><text:span text:style-name="T37">hā</text:span><text:span text:style-name="T38">[</text:span><text:span text:style-name="T37">de</text:span><text:span text:style-name="T38">] X X X nā</text:span></text:p>
      <text:p text:style-name="Standard" loext:marker-style-name="T38"><text:span text:style-name="T38">(4) ṭṭuc ci[ṟṟak] X y uṭ[ai]yāṉ vicc[i]yaṉ X X X X X X vi</text:span><text:span text:style-name="T38"/></text:p>
      <text:p text:style-name="Standard" loext:marker-style-name="T38"><text:span text:style-name="T38">(5) ṭepper</text:span><text:span text:style-name="T1"><text:note text:id="ftn268" text:note-class="footnote"><text:note-citation>106</text:note-citation><text:note-body><text:p text:style-name="P3" loext:marker-style-name="T11"><text:span text:style-name="T12"><text:s/></text:span><text:span text:style-name="T11">Can also be read </text:span><text:span text:style-name="T20">po</text:span><text:span text:style-name="T62"> instead of </text:span><text:span text:style-name="T20">per</text:span><text:span text:style-name="T11">. We cannot decide unless we have a parallel.</text:span></text:p></text:note-body></text:note></text:span><text:span text:style-name="T38"> X ya X </text:span><text:span text:style-name="T37">ca</text:span><text:span text:style-name="T38"> X </text:span><text:span text:style-name="T37">di</text:span><text:span text:style-name="T38">[</text:span><text:span text:style-name="T37">t</text:span><text:span text:style-name="T38">]ya X X X X X X X X </text:span></text:p>
      <text:p text:style-name="Standard" loext:marker-style-name="T38"><text:span text:style-name="T38">(6) me ˚eriya vait X [no] X tāvi[ḷakku] X X X X X X X X X X</text:span><text:span text:style-name="T38"/></text:p>
      <text:p text:style-name="Standard" loext:marker-style-name="T38"><text:span text:style-name="T38">(7) vāmūvāpperā X vaitta ˚āṭu toṇ {broken}</text:span><text:span text:style-name="T38"/></text:p>
      <text:p text:style-name="Standard" loext:marker-style-name="T38"><text:span text:style-name="T38">(8) ḷakkeriya vai[t] {broken} kku ˚oṉ {broken}</text:span><text:span text:style-name="T38"/></text:p>
      <text:p text:style-name="Standard" loext:marker-style-name="T38"><text:span text:style-name="T38">(9) ˚ivviḷa[kkiṉu] X X X X X X kkaḻa</text:span><text:span text:style-name="T37">ñyu</text:span><text:span text:style-name="T38"> </text:span><text:span text:style-name="T37">śvara</text:span><text:span text:style-name="T38">r </text:span><text:span text:style-name="T37">ra </text:span><text:span text:style-name="T38">X</text:span><text:span text:style-name="T37">ai</text:span><text:span text:style-name="T38"> </text:span></text:p>
      <text:p text:style-name="P5" loext:marker-style-name="T38"/>
      <text:p text:style-name="Standard" loext:marker-style-name="T38"><text:span text:style-name="T38">Fortune! Prosperity! This is the 33</text:span><text:span text:style-name="T63">rd</text:span><text:span text:style-name="T38"> year of …sarivarman. {{For}} Mahāde{{va}} of Ti{{ru}}vālantuṟai of Ciṟupaḻuvūr, … of Kuṉṟakkū{{ṟṟam}}, the Lord (</text:span><text:span text:style-name="T37">uṭaiyāṉ</text:span><text:span text:style-name="T38">) of Ciṟṟa… of …nāṭu, Vicciyaṉ …, gave (</text:span><text:span text:style-name="T37">vait</text:span><text:span text:style-name="T38">{{</text:span><text:span text:style-name="T37">ta</text:span><text:span text:style-name="T38">}}) to burn (</text:span><text:span text:style-name="T37">eriya</text:span><text:span text:style-name="T38">) …, as long as the sun and the moon endure (</text:span><text:span text:style-name="T64">ca</text:span><text:span text:style-name="T38">{{</text:span><text:span text:style-name="T64">ntrā</text:span><text:span text:style-name="T38">}}</text:span><text:span text:style-name="T64">ditya</text:span><text:span text:style-name="T38">{{</text:span><text:span text:style-name="T64">val</text:span><text:span text:style-name="T38">}}), a perpetual lamp (</text:span><text:span text:style-name="T64">no</text:span><text:span text:style-name="T38">{{</text:span><text:span text:style-name="T64">n</text:span><text:span text:style-name="T38">}}</text:span><text:span text:style-name="T64">tāviḷakku</text:span><text:span text:style-name="T38">); he gave (</text:span><text:span text:style-name="T37">vaitta</text:span><text:span text:style-name="T38">) undying and non-ageing great goats ({{</text:span><text:span text:style-name="T37">cā</text:span><text:span text:style-name="T38">}}</text:span><text:span text:style-name="T37">vāmūvāpperā</text:span><text:span text:style-name="T38">{{</text:span><text:span text:style-name="T37">ṭu</text:span><text:span text:style-name="T38">}}); … goats (</text:span><text:span text:style-name="T37">āṭu</text:span><text:span text:style-name="T38">) were given (</text:span><text:span text:style-name="T37">vaitta</text:span><text:span text:style-name="T38">) to burn (</text:span><text:span text:style-name="T37">eriya</text:span><text:span text:style-name="T38">) a perpetual lamp ({{</text:span><text:span text:style-name="T37">nontāvi</text:span><text:span text:style-name="T38">}}</text:span><text:span text:style-name="T37">ḷakku</text:span><text:span text:style-name="T38">); … for this lamp (</text:span><text:span text:style-name="T37">ivviḷakkiṉu</text:span><text:span text:style-name="T38">{{</text:span><text:span text:style-name="T37">kku</text:span><text:span text:style-name="T38">}}) … </text:span><text:span text:style-name="T37">kaḻañcu</text:span><text:span text:style-name="T65">s</text:span><text:span text:style-name="T38"> (</text:span><text:span text:style-name="T37">kaḻañyu </text:span><text:span text:style-name="T38">&gt; </text:span><text:span text:style-name="T37">kaḻañcu</text:span><text:span text:style-name="T38">) … under the protection (</text:span><text:span text:style-name="T37">ra</text:span><text:span text:style-name="T38">{{</text:span><text:span text:style-name="T37">kṣ</text:span><text:span text:style-name="T38">}}</text:span><text:span text:style-name="T37">ai</text:span><text:span text:style-name="T38">) of the {{Panmāhe}}śvarar.</text:span><text:span text:style-name="T1"><text:note text:id="ftn269" text:note-class="footnote"><text:note-citation>107</text:note-citation><text:note-body><text:p text:style-name="Footnote" loext:marker-style-name="T24"><text:span text:style-name="T24"><text:s/>The </text:span><text:span text:style-name="T50">panmāhe</text:span><text:span text:style-name="T24"> is not engraved.</text:span></text:p></text:note-body></text:note></text:span></text:p>
      <text:p text:style-name="P5" loext:marker-style-name="T38"/>
      <text:p text:style-name="Standard" loext:marker-style-name="T1"><text:soft-page-break/><text:span text:style-name="T1">#69 (Figure 18). a) Maṟavaṉīśvara temple; b) on the western side of the niche of Dakṣiṇāmūrti, on the southern façade of the sanctuary; c) personally located and read in situ; d) ARE 1926, no. 222; SII 19, no. 109; e) 4</text:span><text:span text:style-name="T15">th</text:span><text:span text:style-name="T1"> regnal year of Kōpparakesarivarman; f) because of the script similar to #67 and #68, I agree with Tyagarajan (2014: 49) who assigns it to Parāntaka I (911 A.D.); g) inscription not read with anyone; h) the edition of SII comprises only 6 lines.</text:span></text:p>
      <text:p text:style-name="P1" loext:marker-style-name="T1"/>
      <text:p text:style-name="Standard" loext:marker-style-name="T1"><text:span text:style-name="T1">(1) [</text:span><text:span text:style-name="T4">sva</text:span><text:span text:style-name="T1">]</text:span><text:span text:style-name="T4">sti śrī</text:span><text:span text:style-name="T1"> kopparakecaripaṉmaṟku yā[[ṇ]]ṭu nāṉkā</text:span></text:p>
      <text:p text:style-name="Standard" loext:marker-style-name="T38"><text:span text:style-name="T38">(2) [[va]]tu ˚ivvāṇṭ[ai] X X X X X X [[pirama]]teyam ci</text:span><text:span text:style-name="T38"/></text:p>
      <text:p text:style-name="Standard" loext:marker-style-name="T38"><text:span text:style-name="T38">(3) [[ṟupaḻu]]vūr maravaṉ ˚</text:span><text:span text:style-name="T37">ī</text:span><text:span text:style-name="T38">[</text:span><text:span text:style-name="T37">śva</text:span><text:span text:style-name="T38">ra</text:span><text:span text:style-name="T37">gṛha</text:span><text:span text:style-name="T38">][[t]] X X X X veṭṭarai</text:span></text:p>
      <text:p text:style-name="Standard" loext:marker-style-name="T38"><text:span text:style-name="T38">(4) X X X X X X [te]viyār [ke] X X X X varaiyar makaḷā</text:span><text:span text:style-name="T38"/></text:p>
      <text:p text:style-name="Standard" loext:marker-style-name="T38"><text:span text:style-name="T38">(5) [r] X X X {broken} X X [[kalu]]m ˚oru nantāviḷak</text:span><text:span text:style-name="T38"/></text:p>
      <text:p text:style-name="Standard" loext:marker-style-name="T38"><text:span text:style-name="T38">(6) ku X X {broken} X X X X [bhaiya] X [nai]vva</text:span><text:span text:style-name="T1"><text:note text:id="ftn270" text:note-class="footnote"><text:note-citation>108</text:note-citation><text:note-body><text:p text:style-name="Footnote" loext:marker-style-name="T24"><text:span text:style-name="T24"><text:s/>SII cannot read any of the letters of this line.</text:span></text:p></text:note-body></text:note></text:span></text:p>
      <text:p text:style-name="Standard" loext:marker-style-name="T1"><text:span text:style-name="T1">(7) {line unlegible} [m]</text:span><text:span text:style-name="T1"/></text:p>
      <text:p text:style-name="Standard" loext:marker-style-name="T1"><text:span text:style-name="T1">(8) {line unlegible}</text:span><text:span text:style-name="T1"/></text:p>
      <text:p text:style-name="Standard" loext:marker-style-name="T1"><text:span text:style-name="T1">(9) tiruva {mostly broken} </text:span><text:span text:style-name="T1"/></text:p>
      <text:p text:style-name="Standard" loext:marker-style-name="T1"><text:span text:style-name="T1">(9) </text:span><text:span text:style-name="T4">bhai</text:span><text:span text:style-name="T1"> {mostly broken}</text:span></text:p>
      <text:p text:style-name="Standard" loext:marker-style-name="T1"><text:span text:style-name="T1">(10) nila {mostly broken}</text:span><text:span text:style-name="T1"/></text:p>
      <text:p text:style-name="Standard" loext:marker-style-name="T1"><text:span text:style-name="T1">(11) ḻañc {mostly broken}</text:span><text:span text:style-name="T1"/></text:p>
      <text:p text:style-name="P1" loext:marker-style-name="T1"/>
      <text:p text:style-name="Standard" loext:marker-style-name="T1"><text:span text:style-name="T1">Fortune! Prosperity! This is the 4</text:span><text:span text:style-name="T15">th</text:span><text:span text:style-name="T1"> year of Kōpparakesarivarman. … of the shrine (</text:span><text:span text:style-name="T4">gṛhat</text:span><text:span text:style-name="T19">{{</text:span><text:span text:style-name="T4">tu</text:span><text:span text:style-name="T19">}}</text:span><text:span text:style-name="T1">) of the Lord (</text:span><text:span text:style-name="T4">īśvara</text:span><text:span text:style-name="T1">) [of] Maṟavaṉ in Ciṟupaḻuvūr, a </text:span><text:span text:style-name="T4">brahmadeya</text:span><text:span text:style-name="T1"> …, the queen (</text:span><text:span text:style-name="T4">tēviyār</text:span><text:span text:style-name="T1">) of … {{Paḻu}}vēṭṭaraiyar, daughter of (</text:span><text:span text:style-name="T4">makaḷār</text:span><text:span text:style-name="T1">) …varaiyar, … one perpetual lamp (</text:span><text:span text:style-name="T4">oru nantāviḷakku</text:span><text:span text:style-name="T19"> &gt; </text:span><text:span text:style-name="T4">nontāviḷakku</text:span><text:span text:style-name="T1">) … Tiruv{{ālantuṟai}} … {{Sa}}bhai … land (</text:span><text:span text:style-name="T5">nila</text:span><text:span text:style-name="T1">{{</text:span><text:span text:style-name="T5">m</text:span><text:span text:style-name="T1">}}) … {{</text:span><text:span text:style-name="T5">ka</text:span><text:span text:style-name="T1">}}</text:span><text:span text:style-name="T5">ḻañc</text:span><text:span text:style-name="T1">{{</text:span><text:span text:style-name="T5">u</text:span><text:span text:style-name="T1">}} … {besides her donation to the Maṟanīśvara, the queen may also give to the Tiruvālantuṟai temple}.</text:span></text:p>
      <text:p text:style-name="P1" loext:marker-style-name="T1"/>
      <text:p text:style-name="Standard" loext:marker-style-name="T1"><text:span text:style-name="T1">#70 (Figure 19). a) Maṟavaṉīśvara temple; b) on the eastern side of the niche of Dakṣiṇāmūrti, on the southern façade of the sanctuary, below #68; c) personally located and read in situ; d) unnoticed and unpublished; e) lost regnal year of a Kōppara{{kesarivarman}}; f) king difficult to identify; g) inscription not read with anyone.</text:span><text:span text:style-name="T1"/></text:p>
      <text:p text:style-name="P1" loext:marker-style-name="T1"/>
      <text:p text:style-name="Standard" loext:marker-style-name="T1"><text:span text:style-name="T1">(1) koppara X X X X X X X X [ku] yā {broken} vatu kuṉṟakkūṟṟattu ciṟupaḻu {broken}</text:span><text:span text:style-name="T1"/></text:p>
      <text:p text:style-name="Standard" loext:marker-style-name="T1"><text:span text:style-name="T1">(2) [maṟaṉi] X X X X X X X [ṟā]ṭi t[u]ṭakkaṉ virāna X X</text:span><text:span text:style-name="T1"/></text:p>
      <text:p text:style-name="Standard" loext:marker-style-name="T1"><text:span text:style-name="T1">(3) tti[ṉe]vi X X X X X X X ˚eḻu ˚eḻināla ney ˚e X</text:span><text:span text:style-name="T1"/></text:p>
      <text:p text:style-name="Standard" loext:marker-style-name="T1"><text:span text:style-name="T1">(3) nāḻi X ṉ X X X X </text:span><text:span text:style-name="T4">śva</text:span><text:span text:style-name="T1"> X X X</text:span></text:p>
      <text:p text:style-name="P1" loext:marker-style-name="T1"/>
      <text:p text:style-name="Standard" loext:marker-style-name="T1"><text:span text:style-name="T1">This is the year … of Kōppara{{kesarivarman}}. … Maṟaṉī{{śvara}} of Ciṟupaḻuvūr of Kuṉṟakkūṟṟam … the shepherd ({{</text:span><text:span text:style-name="T5">maṉ</text:span><text:span text:style-name="T1">}}</text:span><text:span text:style-name="T5">ṟāṭi</text:span><text:span text:style-name="T1">) Tuṭakkaṉ Vīrāna…, … seven (</text:span><text:span text:style-name="T4">eḻu</text:span><text:span text:style-name="T1">) seven </text:span><text:span text:style-name="T4">nāḻi</text:span><text:span text:style-name="T1">s (? </text:span><text:span text:style-name="T4">eḻiṉāla</text:span><text:span text:style-name="T19"> &gt; </text:span><text:span text:style-name="T4">eḻunāḻi</text:span><text:span text:style-name="T1">) of </text:span><text:span text:style-name="T5">ghee</text:span><text:span text:style-name="T1"> (</text:span><text:span text:style-name="T4">ney</text:span><text:span text:style-name="T1">) …</text:span></text:p>
      <text:p text:style-name="P1" loext:marker-style-name="T1"/>
      <text:p text:style-name="Standard" loext:marker-style-name="T1"><text:span text:style-name="T1">#71. a) Maṟavaṉīśvara temple; b) on the lower part of the northern side of the main niche of the western façade of the sanctuary; c) personally located and read in situ; d) ARE 1926, no. 219-A; SII 19, no. 211-A; e) 8</text:span><text:span text:style-name="T15">th</text:span><text:span text:style-name="T1"> regnal year of Kōpparakesarivarman; f) king difficult to </text:span><text:soft-page-break/><text:span text:style-name="T1">identify; g) inscription not read with anyone; h) inscription unfinished; this is the same beginning than #74, and I assume that the text it was about to record was the same.</text:span></text:p>
      <text:p text:style-name="P1" loext:marker-style-name="T1"/>
      <text:p text:style-name="Standard" loext:marker-style-name="T1"><text:span text:style-name="T1">(1) kopparake</text:span><text:span text:style-name="T4">sa</text:span><text:span text:style-name="T1">ripa[ṉma]kku yāṇṭu 8 ˚āvatu vaṭakarai miṟaikkūṟṟattu </text:span><text:span text:style-name="T4">brahmade</text:span><text:span text:style-name="T1">yam [ti]ru</text:span><text:span text:style-name="T1"><text:note text:id="ftn271" text:note-class="footnote"><text:note-citation>109</text:note-citation><text:note-body><text:p text:style-name="P3" loext:marker-style-name="T12"><text:span text:style-name="T12"><text:s/>SII reads </text:span><text:span text:style-name="T14">vica</text:span><text:span text:style-name="T12"> after </text:span><text:span text:style-name="T14">tiru</text:span><text:span text:style-name="T12">. However, I could not see any letters.</text:span></text:p></text:note-body></text:note></text:span></text:p>
      <text:p text:style-name="Standard" loext:marker-style-name="T1"><text:span text:style-name="T1">(2) lūr vārakkiyaṉ ˚iravi vaṭukaṉṉu ˚ivaṉ [ṟa]mpi ˚iravi tattaṉum ˚ivviruv[o]</text:span><text:span text:style-name="T1"><text:note text:id="ftn272" text:note-class="footnote"><text:note-citation>110</text:note-citation><text:note-body><text:p text:style-name="P3" loext:marker-style-name="T12"><text:span text:style-name="T12"><text:s/>We see only the left part of the –</text:span><text:span text:style-name="T14">o</text:span><text:span text:style-name="T12">. SII adds an -</text:span><text:span text:style-name="T14">m</text:span><text:span text:style-name="T12"> at the end, but there is no space for it.</text:span></text:p></text:note-body></text:note></text:span></text:p>
      <text:p text:style-name="Standard" loext:marker-style-name="T1"><text:span text:style-name="T1">(3) kuṉṟakūṟṟattu </text:span><text:span text:style-name="T4">brahmade</text:span><text:span text:style-name="T1">yamc ciṟupaḻuvūr ma[ṟa]</text:span></text:p>
      <text:p text:style-name="P1" loext:marker-style-name="T1"/>
      <text:p text:style-name="Standard" loext:marker-style-name="T1"><text:span text:style-name="T1">This is the 8</text:span><text:span text:style-name="T15">th</text:span><text:span text:style-name="T1"> year of Kōpparakesarivarman. We two (</text:span><text:span text:style-name="T4">ivviruvō</text:span><text:span text:style-name="T19">{{</text:span><text:span text:style-name="T4">m</text:span><text:span text:style-name="T19">}}</text:span><text:span text:style-name="T1">), Vārakkiyaṉ Iravi Vaṭukaṉ and his younger brother (</text:span><text:span text:style-name="T4">ivaṉ ṟampi &gt;</text:span><text:span text:style-name="T19"> </text:span><text:span text:style-name="T4">ivaṉ tampi</text:span><text:span text:style-name="T1">) Iravi Tattaṉ, of Tiru{{nal}}lūr, a </text:span><text:span text:style-name="T4">brahmadeya</text:span><text:span text:style-name="T1"> of Miṟaikkūṟṟam on the northern bank, … Maṟava{{ṉīśvara}} of Ciṟupaḻuvūr, a </text:span><text:span text:style-name="T4">brahmadeya</text:span><text:span text:style-name="T1"> in Kuṉṟakkūṟṟam …</text:span></text:p>
      <text:p text:style-name="P1" loext:marker-style-name="T1"/>
      <text:p text:style-name="Standard" loext:marker-style-name="T1"><text:span text:style-name="T1">#72 (#Ph97). a) Maṟavaṉīśvara temple; b) on the southern side of the main niche of the western façade of the sanctuary; c) personally located and read in situ; d) ARE 1926, no. 219; SII 19, no. 237; SII 32, part 2, no. 59; e) 9</text:span><text:span text:style-name="T15">th</text:span><text:span text:style-name="T1"> regnal year of Kōpparakesarivarman; f) probably Uttamacōḻa (</text:span><text:span text:style-name="T5">circa</text:span><text:span text:style-name="T1"> 980 A.D.); g) first four lines of the inscription read with G. Vijayavenugopal.</text:span></text:p>
      <text:p text:style-name="P1" loext:marker-style-name="T1"/>
      <text:p text:style-name="Standard" loext:marker-style-name="T1"><text:span text:style-name="T1">(1) </text:span><text:span text:style-name="T4">svasti śrī</text:span><text:span text:style-name="T1"> kopparakecariva</text:span><text:span text:style-name="T4">ṉma</text:span><text:span text:style-name="T1">kku yāṇṭu 9 ˚āvatu kuṉṟakkūṟṟattu </text:span><text:span text:style-name="T4">brahmade</text:span><text:span text:style-name="T1">yam ṉā</text:span><text:span text:style-name="T1"><text:note text:id="ftn273" text:note-class="footnote"><text:note-citation>111</text:note-citation><text:note-body><text:p text:style-name="P3" loext:marker-style-name="T12"><text:span text:style-name="T12"><text:s/>This letter is unexpected here. SII omits it but it is very clearly engraved. It could also be a </text:span><text:span text:style-name="T41">ce</text:span><text:span text:style-name="T66"> too, and in that case it would be connected to the </text:span><text:span text:style-name="T41">ci</text:span><text:span text:style-name="T12"> at the beginning of the next line.</text:span></text:p></text:note-body></text:note></text:span></text:p>
      <text:p text:style-name="Standard" loext:marker-style-name="T1"><text:span text:style-name="T1">(2) ciṟupaḻuvūr maṟavani</text:span><text:span text:style-name="T4">śvagṛiha</text:span><text:span text:style-name="T1">ttu </text:span><text:span text:style-name="T4">mahāde</text:span><text:span text:style-name="T1">varkku ˚aṭikaḷ paḻuveṭṭaraiyar maṟavaṉ kaṇṭanār māma</text:span></text:p>
      <text:p text:style-name="Standard" loext:marker-style-name="T1"><text:span text:style-name="T1">(3) ṭikaḷ maḻavar koṅkaṇi cenninampiyār vaitta viḷakku ˚oṉṟu ˚itanukku nilamāvatu ciṟupaḻuvūrc</text:span><text:span text:style-name="T1"/></text:p>
      <text:p text:style-name="Standard" loext:marker-style-name="T1"><text:span text:style-name="T1">(4) cāvānti māṟaṉ māṟaṉeṉ maṟavani</text:span><text:span text:style-name="T4">śvara</text:span><text:span text:style-name="T1">ttu </text:span><text:span text:style-name="T4">caṇḍeśvara pa</text:span><text:span text:style-name="T1">ṭararkku viṟṟukkuṭutta nilañ ceṅkkuḷattiṉ tūm</text:span></text:p>
      <text:p text:style-name="Standard" loext:marker-style-name="T1"><text:span text:style-name="T1">(5) piṉ kiḻ kiḻkkaḻaṉip peruvāykkāliṉ vaṭavāykkāl nāṉ viṟṟukku[[ṭutta]] nilatuk[[ku]]</text:span><text:span text:style-name="T1"/></text:p>
      <text:p text:style-name="Standard" loext:marker-style-name="T1"><text:span text:style-name="T1">(6) k[[i]]ḻpāṟkkellai toḻūrp pālā</text:span><text:span text:style-name="T4">śrī</text:span><text:span text:style-name="T1">ya[[n]]</text:span><text:span text:style-name="T4"> bha</text:span><text:span text:style-name="T1">[[</text:span><text:span text:style-name="T4">ṭṭa</text:span><text:span text:style-name="T1">]]n</text:span><text:span text:style-name="T4"> </text:span><text:span text:style-name="T1">nakkan nārāyaṇanum tamp[i]mār nilattukkum ciṟu</text:span></text:p>
      <text:p text:style-name="Standard" loext:marker-style-name="T1"><text:span text:style-name="T1">(7) paḻuvūrc cāvānti </text:span><text:span text:style-name="T4">haṣṭa</text:span><text:span text:style-name="T1">n ˚iravi </text:span><text:span text:style-name="T4">mahāyeśva</text:span><text:span text:style-name="T1">ran anu</text:span><text:span text:style-name="T4">bha</text:span><text:span text:style-name="T1">[vi]kkinṟa ni[[lat]]tukku mekkum tenpāṟkkellai peruvāykkālukku</text:span></text:p>
      <text:p text:style-name="Standard" loext:marker-style-name="T1"><text:span text:style-name="T1">(8) vaṭakkum melpāṟkkellai terpoku [˚o]ḻukkaikkuk kiḻakkum va[[ṭapā]]ṟkkellai ˚eḻumā vāykkālukkut teṟkkum ˚ivvicai</text:span><text:span text:style-name="T1"/></text:p>
      <text:p text:style-name="Standard" loext:marker-style-name="T1"><text:span text:style-name="T1">(9) tta perunānkellaiyilk kiṇaṟu ˚uḷpaṭa ˚irumāvaraic caiyyum X X X X X X nen ˚icca</text:span><text:span text:style-name="T4">ṇḍeśva</text:span><text:span text:style-name="T1">ra </text:span><text:span text:style-name="T4">pa</text:span><text:span text:style-name="T1">ṭararkku viṟṟu koṇṭa pon 1[5] </text:span><text:span text:style-name="T67">&lt;g</text:span><text:span text:style-name="T68"> type</text:span><text:span text:style-name="T69">=</text:span><text:span text:style-name="T70">"kaḻañcu"</text:span><text:span text:style-name="T67">/&gt;</text:span><text:span text:style-name="T1"> [[viṟṟu]]</text:span></text:p>
      <text:p text:style-name="Standard" loext:marker-style-name="T1"><text:span text:style-name="T1">(10) ˚icca</text:span><text:span text:style-name="T4">ṇḍeśvara pa</text:span><text:span text:style-name="T1">ṭārar ˚iṭaiye ˚innilam ˚irumāvaraic caiyyum 15 </text:span><text:span text:style-name="T67">&lt;g</text:span><text:span text:style-name="T68"> type</text:span><text:span text:style-name="T69">=</text:span><text:span text:style-name="T70">"kaḻañcu"</text:span><text:span text:style-name="T67">/&gt;</text:span><text:span text:style-name="T1"> poṉ kuṭuttuk koṇṭu ˚itanil pokam nicati ˚uḻa</text:span></text:p>
      <text:p text:style-name="Standard" loext:marker-style-name="T1"><text:span text:style-name="T1">(11) [kku] ney nontāviḷakku ˚erippataṟkku vaiytten maḻavan ko[[ṅ]]kaṇi ce[[ntina]]mpiyen ˚itu </text:span><text:span text:style-name="T4">panmāheśvara rakṣai</text:span><text:span text:style-name="T1"> ||</text:span></text:p>
      <text:p text:style-name="P1" loext:marker-style-name="T1"/>
      <text:p text:style-name="Standard" loext:marker-style-name="T1"><text:span text:style-name="T1">Fortune! Prosperity! This is the 9</text:span><text:span text:style-name="T15">th</text:span><text:span text:style-name="T1"> year of Kōpparakesarivarman. To Mahādeva of the shrine (</text:span><text:span text:style-name="T4">gṛihattu</text:span><text:span text:style-name="T1"> &gt; </text:span><text:span text:style-name="T4">gṛhattu</text:span><text:span text:style-name="T1">) of the Lord (</text:span><text:span text:style-name="T4">īśva</text:span><text:span text:style-name="T1"> &gt; </text:span><text:span text:style-name="T4">īśvara</text:span><text:span text:style-name="T1">) [of] Maṟavan in Ciṟupaḻuvūr, a </text:span><text:span text:style-name="T4">brahmadeya</text:span><text:span text:style-name="T1"> of Kuṉṟakkūṟṟam, the Koṅkaṇi Maḻavar Cenninampiyār, maternal uncle (</text:span><text:span text:style-name="T4">māmaṭikaḷ</text:span><text:span text:style-name="T1"> &gt; </text:span><text:span text:style-name="T4">māmaṉ aṭikaḷ</text:span><text:span text:style-name="T1">) of Aṭikaḷ Paḻuvēṭṭaraiyar Maṟavaṉ Kaṇṭanār, gave (</text:span><text:span text:style-name="T4">vaitta</text:span><text:span text:style-name="T1">) one lamp (</text:span><text:span text:style-name="T4">viḷakku oṉṟu</text:span><text:span text:style-name="T1">); for this (</text:span><text:span text:style-name="T4">itanukku</text:span><text:span text:style-name="T1">), as land (</text:span><text:span text:style-name="T4">nilamāvatu</text:span><text:span text:style-name="T1">), I Cāvānti Māṟaṉ Māṟaṉ of Ciṟupaḻuvūr, having sold </text:span><text:soft-page-break/><text:span text:style-name="T1">(</text:span><text:span text:style-name="T4">viṟṟu</text:span><text:span text:style-name="T1">) to Caṇḍeśvara Paṭārar (</text:span><text:span text:style-name="T4">caṇḍeśvara paṭararkku</text:span><text:span text:style-name="T1">) of Maṟavanīśvara (</text:span><text:span text:style-name="T4">maṟavaniśvarattu</text:span><text:span text:style-name="T1">), I gave (</text:span><text:span text:style-name="T4">kuṭutta</text:span><text:span text:style-name="T1">) the land (</text:span><text:span text:style-name="T4">nilañ</text:span><text:span text:style-name="T1">); for this land (</text:span><text:span text:style-name="T4">nilattukku</text:span><text:span text:style-name="T1">) which I have given (</text:span><text:span text:style-name="T4">nāṉ kuṭutta</text:span><text:span text:style-name="T1">), having sold, to the northern water channel (</text:span><text:span text:style-name="T4">vaṭavāykkāl</text:span><text:span text:style-name="T1">) of the great water channel (</text:span><text:span text:style-name="T4">peruvāykkāliṉ</text:span><text:span text:style-name="T1">) on the lower field (</text:span><text:span text:style-name="T4">kīḻk-kaḻaṉi</text:span><text:span text:style-name="T1">) under [the irrigation of] (</text:span><text:span text:style-name="T4">kīḻ</text:span><text:span text:style-name="T1">) of the sluice (</text:span><text:span text:style-name="T4">tūmpiṉ</text:span><text:span text:style-name="T1">) of the pure tank (</text:span><text:span text:style-name="T4">ceṅkkuḷattiṉ</text:span><text:span text:style-name="T1">), the eastern boundary (</text:span><text:span text:style-name="T4">kīḻpāṟkkellai</text:span><text:span text:style-name="T1">) [is] to the west (</text:span><text:span text:style-name="T4">mēkkum</text:span><text:span text:style-name="T1"> &gt; </text:span><text:span text:style-name="T4">mēṟkkum</text:span><text:span text:style-name="T1">) of the land of Pālāśrīyan Bhaṭṭan Nakkan Nārāyaṇan Nampimār of Toḻūr and of the land (</text:span><text:span text:style-name="T4">nilattukku</text:span><text:span text:style-name="T1">) which is in possession of (</text:span><text:span text:style-name="T4">anubhavikkinṟa</text:span><text:span text:style-name="T1"> &gt; </text:span><text:span text:style-name="T4">aṉupavikkiṉṟa</text:span><text:span text:style-name="T1">) Cāvānti Haṣṭan Iravi Mahāyeśvaran of Ciṟupaḻuvūr; the southern boundary (</text:span><text:span text:style-name="T4">tenpāṟkkellai</text:span><text:span text:style-name="T1">) [is] to the north (</text:span><text:span text:style-name="T4">vaṭakkum</text:span><text:span text:style-name="T1">) of the great water channel (</text:span><text:span text:style-name="T4">peruvāykkālukku</text:span><text:span text:style-name="T1">); the western boundary (</text:span><text:span text:style-name="T4">mēlpāṟkkellai</text:span><text:span text:style-name="T1">) [is] to the east (</text:span><text:span text:style-name="T4">kīḻakkum</text:span><text:span text:style-name="T1">) of the water channel (</text:span><text:span text:style-name="T4">oḻukkai</text:span><text:span text:style-name="T1">)</text:span><text:span text:style-name="T1"><text:note text:id="ftn274" text:note-class="footnote"><text:note-citation>112</text:note-citation><text:note-body><text:p text:style-name="P3" loext:marker-style-name="T12"><text:span text:style-name="T12"><text:s/>I could not find the meaning of </text:span><text:span text:style-name="T41">oḻukkai</text:span><text:span text:style-name="T12"> in any of the dictionaries. But it probably comes from the verb </text:span><text:span text:style-name="T41">oḻuku</text:span><text:span text:style-name="T12">, to flow. Consequently, I suppose that it is related to water flowing.</text:span></text:p></text:note-body></text:note></text:span><text:span text:style-name="T1"> which flows (</text:span><text:span text:style-name="T4">pōku</text:span><text:span text:style-name="T1">) south (</text:span><text:span text:style-name="T4">ter</text:span><text:span text:style-name="T1"> &gt; </text:span><text:span text:style-name="T4">ten</text:span><text:span text:style-name="T1">?); the northern boundary (</text:span><text:span text:style-name="T4">vaṭapāṟkkellai</text:span><text:span text:style-name="T1">) [is] to the south (</text:span><text:span text:style-name="T4">teṟkkum</text:span><text:span text:style-name="T1">) of the water channel (</text:span><text:span text:style-name="T4">vāykkālukku</text:span><text:span text:style-name="T1">) of the seven </text:span><text:span text:style-name="T4">mā</text:span><text:span text:style-name="T1">s (</text:span><text:span text:style-name="T4">eḻumā</text:span><text:span text:style-name="T1">); one eighth (</text:span><text:span text:style-name="T5">irumāvarai</text:span><text:span text:style-name="T1">) of a </text:span><text:span text:style-name="T4">cey </text:span><text:span text:style-name="T1">(</text:span><text:span text:style-name="T4">caiyyum</text:span><text:span text:style-name="T1"> &gt; </text:span><text:span text:style-name="T4">ceyyum</text:span><text:span text:style-name="T1">) including (</text:span><text:span text:style-name="T4">uḷpaṭa</text:span><text:span text:style-name="T1">) the well (</text:span><text:span text:style-name="T4">kiṇaṟu</text:span><text:span text:style-name="T1">) in the four boundaries (</text:span><text:span text:style-name="T4">perunānkellaiyilk</text:span><text:span text:style-name="T1">) thus divided (</text:span><text:span text:style-name="T4">ivvicaitta</text:span><text:span text:style-name="T1">), having sold (</text:span><text:span text:style-name="T4">viṟṟu</text:span><text:span text:style-name="T1">) to this Caṇḍeśa Paṭārar, I have taken 15 </text:span><text:span text:style-name="T5">kaḻañcu</text:span><text:span text:style-name="T1">s of gold, having sold (</text:span><text:span text:style-name="T4">viṟṟu</text:span><text:span text:style-name="T1">); having given (</text:span><text:span text:style-name="T4">kuṭutta</text:span><text:span text:style-name="T1">), having taken (</text:span><text:span text:style-name="T4">koṇṭu</text:span><text:span text:style-name="T19">, i.e. with</text:span><text:span text:style-name="T1">) 15 </text:span><text:span text:style-name="T5">kaḻañcu</text:span><text:span text:style-name="T1">s of gold and one eighth (</text:span><text:span text:style-name="T5">irumāvarai</text:span><text:span text:style-name="T1">) of a </text:span><text:span text:style-name="T4">cey</text:span><text:span text:style-name="T1"> (</text:span><text:span text:style-name="T4">caiyyum</text:span><text:span text:style-name="T1"> &gt; </text:span><text:span text:style-name="T4">ceyyum</text:span><text:span text:style-name="T1">) of this land from (</text:span><text:span text:style-name="T4">iṭaiyē</text:span><text:span text:style-name="T1">) this Caṇḍeśa Paṭārar, with the produce (</text:span><text:span text:style-name="T4">pōkam</text:span><text:span text:style-name="T1">) of this (</text:span><text:span text:style-name="T4">itanil</text:span><text:span text:style-name="T1">), I will give (</text:span><text:span text:style-name="T4">vaiyttēn</text:span><text:span text:style-name="T1"> &gt; </text:span><text:span text:style-name="T4">vaittēṉ</text:span><text:span text:style-name="T1">) everyday (</text:span><text:span text:style-name="T4">nicati</text:span><text:span text:style-name="T1">) one </text:span><text:span text:style-name="T4">uḻakku</text:span><text:span text:style-name="T1"> of </text:span><text:span text:style-name="T5">ghee</text:span><text:span text:style-name="T1"> (</text:span><text:span text:style-name="T4">ney</text:span><text:span text:style-name="T1">) to burn (</text:span><text:span text:style-name="T4">erippataṟkku</text:span><text:span text:style-name="T1">) a perpetual lamp (</text:span><text:span text:style-name="T4">nontāviḷakku</text:span><text:span text:style-name="T1">), I the Koṅkaṇi Maḻavaṉ Cenninampi. This is under the protection of the Panmāheśvaras.</text:span></text:p>
      <text:p text:style-name="P1" loext:marker-style-name="T1"/>
      <text:p text:style-name="Standard" loext:marker-style-name="T1"><text:span text:style-name="T1">#73 (Figure 21). a) Maṟavaṉīśvara temple; b) on the eastern wall section of the northern façade of the sanctuary; c) personally located and read in situ; d) ARE 1926, no. 218; e) 36</text:span><text:span text:style-name="T15">th</text:span><text:span text:style-name="T1"> regnal year of </text:span><text:span text:style-name="T5">matirai koṇṭa</text:span><text:span text:style-name="T1"> Kōpparakesarivarman; f) Parāntaka I (</text:span><text:span text:style-name="T5">circa</text:span><text:span text:style-name="T1"> 943 A.D.); g) inscription not read with anyone.</text:span></text:p>
      <text:p text:style-name="P1" loext:marker-style-name="T1"/>
      <text:p text:style-name="Standard" loext:marker-style-name="T1"><text:span text:style-name="T1">(1) </text:span><text:span text:style-name="T4">svasti śrī</text:span><text:span text:style-name="T1"> matirai koṇṭa kopparake</text:span><text:span text:style-name="T4">sa</text:span><text:span text:style-name="T1">ripa</text:span><text:span text:style-name="T4">nma</text:span><text:span text:style-name="T1">ṟku yāṇṭu 36</text:span></text:p>
      <text:p text:style-name="Standard" loext:marker-style-name="T1"><text:span text:style-name="T1">(2) ˚āvatu kuṉṟakkūṟṟattup piramateyam ciṟupaḻuvūrt tiru</text:span><text:span text:style-name="T1"/></text:p>
      <text:p text:style-name="Standard" loext:marker-style-name="T1"><text:span text:style-name="T1">(3) [va]lāntuṟai </text:span><text:span text:style-name="T4">mahāde</text:span><text:span text:style-name="T1">vaṟku ˚intaḷūr uṭaiyāṉ cāttaṉ</text:span></text:p>
      <text:p text:style-name="Standard" loext:marker-style-name="T1"><text:span text:style-name="T1">(4) tiruvārūr aṭikaḷ kalluvitta tirumañcuṇak kiṇaṟu ˚ettam i</text:span><text:span text:style-name="T1"/></text:p>
      <text:p text:style-name="Standard" loext:marker-style-name="T1"><text:span text:style-name="T1">(5) ṭṭu kaṉṟu kālikku ˚iṟaippatākavum tiruveṅkaip paṉaṅkāṭṭu</text:span><text:span text:style-name="T1"/></text:p>
      <text:p text:style-name="Standard" loext:marker-style-name="T4"><text:span text:style-name="T1">(6) kkiṇaṟu ˚ettam iṭṭu ˚itiṉ kiḻai nantavāṉam tirutti </text:span><text:span text:style-name="T4">ca</text:span></text:p>
      <text:p text:style-name="Standard" loext:marker-style-name="T1"><text:span text:style-name="T1">(6) </text:span><text:span text:style-name="T4">ndrādityava</text:span><text:span text:style-name="T1">ṟ ˚iṟaippatākavum cāttaṉ tiruvārūr aṭikaḷi</text:span></text:p>
      <text:p text:style-name="Standard" loext:marker-style-name="T1"><text:span text:style-name="T1">(7) ṭa poṉ koṇṭom ˚ittirukkoyil uṭaiya pālāciriyaṉ mu</text:span><text:span text:style-name="T1"/></text:p>
      <text:p text:style-name="Standard" loext:marker-style-name="T1"><text:span text:style-name="T1">(8) vāyiravaṉ kumāraṉum ˚emmimārum āpāti[yu]m kaviciyaṉ ku</text:span><text:span text:style-name="T1"/></text:p>
      <text:p text:style-name="Standard" loext:marker-style-name="T1"><text:span text:style-name="T1">(9) maraṉ mūvāyiravaṉum ˚ivvaṉaivom ˚ivai </text:span><text:span text:style-name="T4">sabhai</text:span><text:span text:style-name="T1">yār ra</text:span><text:span text:style-name="T4">kṣai</text:span><text:span text:style-name="T1"> ||</text:span></text:p>
      <text:p text:style-name="P1" loext:marker-style-name="T1"/>
      <text:p text:style-name="Standard" loext:marker-style-name="T1"><text:span text:style-name="T1">Fortune! Prosperity! This is the 36</text:span><text:span text:style-name="T15">th</text:span><text:span text:style-name="T1"> year of Kōpparakesarivarman who has taken Madurai. To Mahādeva of Tiruvālantuṟai of Ciṟupaḻuvūr, a </text:span><text:span text:style-name="T4">brahmadeya</text:span><text:span text:style-name="T1"> (</text:span><text:span text:style-name="T4">piramateyam</text:span><text:span text:style-name="T1">) of Kuṉṟakkūṟṟam, Cāttaṉ the holy man (</text:span><text:span text:style-name="T4">aṭikaḷ</text:span><text:span text:style-name="T1">) of Tiruvārūr, lord (</text:span><text:span text:style-name="T4">uṭaiyāṉ</text:span><text:span text:style-name="T1">) of Intaḷūr [gave]; having set (</text:span><text:span text:style-name="T4">iṭṭu</text:span><text:span text:style-name="T1">) the water-lift (</text:span><text:span text:style-name="T4">ēttam</text:span><text:span text:style-name="T1">) for the well (</text:span><text:span text:style-name="T4">kiṇaṟu</text:span><text:span text:style-name="T1">) Tirumañcuṇam, which was caused to be dug (</text:span><text:span text:style-name="T4">kalluvitta</text:span><text:span text:style-name="T1">), [we] have to draw water (</text:span><text:span text:style-name="T4">iṟaippatākavum</text:span><text:span text:style-name="T1">) for the cows (</text:span><text:span text:style-name="T4">kālikku</text:span><text:span text:style-name="T1">) and the calves (</text:span><text:span text:style-name="T4">kaṉṟu</text:span><text:span text:style-name="T1">); having set (</text:span><text:span text:style-name="T4">iṭṭu</text:span><text:span text:style-name="T1">) the water-lift (</text:span><text:span text:style-name="T4">ēttam</text:span><text:span text:style-name="T1">) for the well (</text:span><text:span text:style-name="T4">kiṇaṟu</text:span><text:span text:style-name="T1">) of the palmyra grove (</text:span><text:span text:style-name="T4">paṉaṅ-kāṭṭu</text:span><text:span text:style-name="T1">) of Tiruveṅkai, having improved (</text:span><text:span text:style-name="T4">tirutti</text:span><text:span text:style-name="T1">) the flower garden (</text:span><text:span text:style-name="T4">nantavāṉam</text:span><text:span text:style-name="T1"> &gt; </text:span><text:span text:style-name="T4">nantavaṉam</text:span><text:span text:style-name="T1">) to the east (</text:span><text:span text:style-name="T4">kīḻai</text:span><text:span text:style-name="T1">) of this (</text:span><text:span text:style-name="T4">itiṉ</text:span><text:span text:style-name="T1">), [we] have to draw water (</text:span><text:span text:style-name="T4">iṟaippatākavum</text:span><text:span text:style-name="T1">) as </text:span><text:soft-page-break/><text:span text:style-name="T1">long as the sun and the moon endure; we have taken (</text:span><text:span text:style-name="T4">koṇṭōm</text:span><text:span text:style-name="T1">) the gold (</text:span><text:span text:style-name="T4">poṉ</text:span><text:span text:style-name="T1">) which was placed (</text:span><text:span text:style-name="T4">iṭa</text:span><text:span text:style-name="T1"> &gt; </text:span><text:span text:style-name="T4">iṭṭa</text:span><text:span text:style-name="T1">) by Cāttaṉ the holy man (</text:span><text:span text:style-name="T4">aṭikaḷ</text:span><text:span text:style-name="T1">) of Tiruvārūr, [we] the lords (</text:span><text:span text:style-name="T4">uṭaiya</text:span><text:span text:style-name="T1">) of this temple (</text:span><text:span text:style-name="T4">ittirukkōyil</text:span><text:span text:style-name="T1">) Pālāciriyaṉ Muvāyiravaṉ Kumāraṉ, Emmimār, Āpāti and Kaviciyaṉ Kumaraṉ Mūvāyiravaṉ, we are those (</text:span><text:span text:style-name="T4">ivvaṉaivōm</text:span><text:span text:style-name="T1">). This is under the protection of the Sabhā of those (</text:span><text:span text:style-name="T4">ivai</text:span><text:span text:style-name="T1">).</text:span></text:p>
      <text:p text:style-name="P1" loext:marker-style-name="T1"/>
      <text:p text:style-name="Standard" loext:marker-style-name="T1"><text:span text:style-name="T1">#74. a) Maṟavaṉīśvara temple; b) on the western side of the main niche of the northern façade of the sanctuary; c) personally located and read in situ; d) ARE 1926, no. 216; SII 19, no. 211; e) 8</text:span><text:span text:style-name="T15">th</text:span><text:span text:style-name="T1"> regnal year of Kōpparakesarivarman; f) king difficult to identify; g) inscription read with G. Vijayavenugopal.</text:span></text:p>
      <text:p text:style-name="P1" loext:marker-style-name="T1"/>
      <text:p text:style-name="Standard" loext:marker-style-name="T1"><text:span text:style-name="T1">(1) </text:span><text:span text:style-name="T4">svasti śrī</text:span><text:span text:style-name="T1"> kopparakecar[[i]]paṉmaṟku yāṇṭu 8 ˚āvatu vaṭakarai miṟai[kkuṟṟa]</text:span></text:p>
      <text:p text:style-name="Standard" loext:marker-style-name="T1"><text:span text:style-name="T1">(2) ttu </text:span><text:span text:style-name="T4">brahmade</text:span><text:span text:style-name="T1">yam tirunallūr vārakkiyaṉ ˚iravi vaṭukaṉum ˚iravi tattaṉum ˚ivvi</text:span></text:p>
      <text:p text:style-name="Standard" loext:marker-style-name="T1"><text:span text:style-name="T1">(3) ruvom kuṉṟakkūṟṟattu </text:span><text:span text:style-name="T4">brahma</text:span><text:span text:style-name="T1">teyañ ciṟupaḻuvūr maṟavaṉi</text:span><text:span text:style-name="T4">śva</text:span><text:span text:style-name="T1">rattu ca</text:span><text:span text:style-name="T4">ṇḍe</text:span></text:p>
      <text:p text:style-name="Standard" loext:marker-style-name="T1"><text:span text:style-name="T1">(4) </text:span><text:span text:style-name="T4">śvara</text:span><text:span text:style-name="T1"> </text:span><text:span text:style-name="T4">bhi</text:span><text:span text:style-name="T1">ṭararkku nāṅkaḷ viṟṟukkuṭutta nilamāvatu ciṟupaḻuvūr ceṅkuḷattu tū</text:span></text:p>
      <text:p text:style-name="Standard" loext:marker-style-name="T1"><text:span text:style-name="T1">(5) mpiṉ kiḻ kiḻkaḻaṉi peruvākkāliṉ vaṭavākkāl ˚eṅkaḷ ˚iraṇṭu māvukku kiḻpāṟ</text:span><text:span text:style-name="T1"/></text:p>
      <text:p text:style-name="Standard" loext:marker-style-name="T1"><text:span text:style-name="T1">(6) kellai caṅkaraṉ iraviyun [t]ampimāru nilattukku meṟkun teṉpāṟkellai puḷḷa</text:span><text:span text:style-name="T1"/></text:p>
      <text:p text:style-name="Standard" loext:marker-style-name="T1"><text:span text:style-name="T1">(7) maṅkalattu pālāciriyaṉ nārāyaṇaṉ iraviyun tampiyum ˚aṉu</text:span><text:span text:style-name="T4">bha</text:span><text:span text:style-name="T1">vikiṉṟa nilat</text:span></text:p>
      <text:p text:style-name="Standard" loext:marker-style-name="T1"><text:span text:style-name="T1">(8) tukkum peruvāykkālukkum vaṭakkum melpāṟkellai cāttamaṅkalattu pā</text:span><text:span text:style-name="T1"/></text:p>
      <text:p text:style-name="Standard" loext:marker-style-name="T1"><text:span text:style-name="T1">(9) lāciriyaṉ ˚akikiraṉ ˚aṉu</text:span><text:span text:style-name="T4">bha</text:span><text:span text:style-name="T1">vikkiṉṟa nilattukkum caṭaiyaṉ kiraṉ ˚aṉu</text:span><text:span text:style-name="T4">bha</text:span><text:span text:style-name="T1">vikkiṉṟa</text:span></text:p>
      <text:p text:style-name="Standard" loext:marker-style-name="T1"><text:span text:style-name="T1">(10) nilattukuṅ kiḻakkum vaṭapāṟkellai ˚iccaṭaiyaṉ kiraṉ ˚aṉu</text:span><text:span text:style-name="T4">bha</text:span><text:span text:style-name="T1">vikkiṉṟa [nila]ttukku</text:span></text:p>
      <text:p text:style-name="Standard" loext:marker-style-name="T1"><text:span text:style-name="T1">(11) vārakkiyaṉ ūr ṉilakaṇṭa</text:span><text:span text:style-name="T4">homāci</text:span><text:span text:style-name="T1">yār kalattil ākiṉṟa nilattu ceṭṭi māṟi </text:span><text:span text:style-name="T4">stri</text:span><text:span text:style-name="T1">[</text:span><text:span text:style-name="T4">dha</text:span><text:span text:style-name="T1">]nam</text:span></text:p>
      <text:p text:style-name="Standard" loext:marker-style-name="T1"><text:span text:style-name="T1">(12) peṟṟuṭaiya[rom] [˚ā][[ḷ]][ki]ṉṟa nilattukku teṟkum ˚ivvicaitta perunāṉkellai[[yi]]l [˚a]kap</text:span><text:span text:style-name="T1"/></text:p>
      <text:p text:style-name="Standard" loext:marker-style-name="T1"><text:span text:style-name="T1">(13) paṭṭa nilam ˚iraṇṭu mā mikutik kuṟaimai ˚uḷḷa[ṭa]ṅka [[viṟ]]ṟukkuṭuttu koṇṭa v[i]laiporuḷ t[i]ppo</text:span><text:span text:style-name="T1"/></text:p>
      <text:p text:style-name="Standard" loext:marker-style-name="T1"><text:span text:style-name="T1">(14) kkuccempoṉ ˚eṇ kaḻacum kaiyile koṇṭu ˚eṅ ka[ḻa]ñcukkum vilaikkaṟa viṟṟup poruḷaṟak koṇṭu ˚itu[[v]]e</text:span><text:span text:style-name="T1"/></text:p>
      <text:p text:style-name="Standard" loext:marker-style-name="T1"><text:span text:style-name="T1">(15) vilaiyāvaṇam ākavum veṟu poruḷmāvaṟuti [p]oru[[ṭ]]cilavu kāṭṭa kaṭavaraṉṟi viṟ</text:span><text:span text:style-name="T1"/></text:p>
      <text:p text:style-name="Standard" loext:marker-style-name="T1"><text:span text:style-name="T1">(16) ṟu vilaiyāvaṇañ ceytu kuṭuttom ciṟupaḻuvūr maṟavaṉi</text:span><text:span text:style-name="T4">śva</text:span><text:span text:style-name="T1">ttu </text:span><text:span text:style-name="T4">caṇḍeśva</text:span></text:p>
      <text:p text:style-name="Standard" loext:marker-style-name="T1"><text:span text:style-name="T1">(17) r</text:span><text:span text:style-name="T4">a bhi</text:span><text:span text:style-name="T1">ṭararkku ˚iravi vaṭukaṉum ˚iravi tattaṉum ˚ivviruvom paṉmāye</text:span><text:span text:style-name="T4">śvara rakṣai</text:span></text:p>
      <text:p text:style-name="P1" loext:marker-style-name="T1"/>
      <text:p text:style-name="Standard" loext:marker-style-name="T1"><text:span text:style-name="T1">Fortune! Prosperity! This is the 8</text:span><text:span text:style-name="T15">th</text:span><text:span text:style-name="T1"> year of Kōpparakesarivarman. We two (</text:span><text:span text:style-name="T4">ivviruvōm</text:span><text:span text:style-name="T1">), Vārakkiyaṉ Iravi Vaṭukaṉ and Iravi Tattaṉ of Tirunallūr, a </text:span><text:span text:style-name="T4">brahmadeya</text:span><text:span text:style-name="T1"> of Miṟaikkūṟṟam on the northern bank (</text:span><text:span text:style-name="T4">vaṭakarai</text:span><text:span text:style-name="T1">), to Caṇḍeśvara Bhaṭṭarar (</text:span><text:span text:style-name="T4">bhiṭarar &gt; bhaṭṭarar</text:span><text:span text:style-name="T1">) of Maṟavaṉīśvaram of Ciṟupaḻuvūr, a </text:span><text:span text:style-name="T4">brahmadeya</text:span><text:span text:style-name="T1"> in Kuṉṟakkūṟṟam, we (</text:span><text:span text:style-name="T4">nāṅkaḷ</text:span><text:span text:style-name="T1">), having sold (</text:span><text:span text:style-name="T4">viṟṟu</text:span><text:span text:style-name="T1">), we gave (</text:span><text:span text:style-name="T4">kuṭutta</text:span><text:span text:style-name="T1">) the land as follows (</text:span><text:span text:style-name="T4">nilamāvatu</text:span><text:span text:style-name="T1">): for our (</text:span><text:span text:style-name="T4">eṅkaḷ</text:span><text:span text:style-name="T1">) two mās (</text:span><text:span text:style-name="T4">iraṇṭu māvukku</text:span><text:span text:style-name="T1">) on the northern channel (</text:span><text:span text:style-name="T4">vaṭavākkāl</text:span><text:span text:style-name="T1">) of the great channel (</text:span><text:span text:style-name="T4">peruvākkāliṉ</text:span><text:span text:style-name="T1">) of the low-land (</text:span><text:span text:style-name="T4">kīḻkaḻaṉi</text:span><text:span text:style-name="T1">) under [the irrigation] (</text:span><text:span text:style-name="T4">kīḻ</text:span><text:span text:style-name="T1">) of the sluice (</text:span><text:span text:style-name="T4">tūmpiṉ</text:span><text:span text:style-name="T1">) of the pure tank (</text:span><text:span text:style-name="T4">ceṅkuḷam</text:span><text:span text:style-name="T1">) of Ciṟupaḻuvūr, the eastern boundary (</text:span><text:span text:style-name="T4">kīḻpāṟkellai</text:span><text:span text:style-name="T1">) [is] to the west (</text:span><text:span text:style-name="T4">mēṟkun</text:span><text:span text:style-name="T1">) of the land (</text:span><text:span text:style-name="T4">nilattukku</text:span><text:span text:style-name="T1">) of Tampimār and Caṅkaraṉ Iravi; the southern <text:s/>boundary (</text:span><text:span text:style-name="T4">teṉpāṟkellai</text:span><text:span text:style-name="T1">) [is] to the north (</text:span><text:span text:style-name="T4">vaṭakkum</text:span><text:span text:style-name="T1">) of the great water channel (</text:span><text:span text:style-name="T4">peruvāykkālukkum</text:span><text:span text:style-name="T1">) to the land (</text:span><text:span text:style-name="T4">nilattukkum</text:span><text:span text:style-name="T1">) which is possessed (</text:span><text:span text:style-name="T4">aṉubhavikiṉṟa</text:span><text:span text:style-name="T1">) by Pālāciriyaṉ Nārāyaṇaṉ Iravi and his younger brother (</text:span><text:span text:style-name="T4">tampiyum</text:span><text:span text:style-name="T1">) of Puḷḷamaṅkalam; the western boundary (</text:span><text:span text:style-name="T4">mēlpāṟkellai</text:span><text:span text:style-name="T1">) is to the east (</text:span><text:span text:style-name="T4">kīḻakkum</text:span><text:span text:style-name="T1">) of the land (</text:span><text:span text:style-name="T4">nilattukuṅ</text:span><text:span text:style-name="T1">) which is possessed (</text:span><text:span text:style-name="T4">aṉubhavikkiṉṟa</text:span><text:span text:style-name="T1">) by Caṭaiyaṉ Kiraṉ and to the land (</text:span><text:span text:style-name="T4">nilattukkum</text:span><text:span text:style-name="T1">) which is possessed (</text:span><text:span text:style-name="T4">aṉubhavikkiṉṟa</text:span><text:span text:style-name="T1">) by Pālāciriyaṉ Akikiraṉ of Cāttamaṅkalam; the northern boundary (</text:span><text:span text:style-name="T4">vaṭapāṟkellai</text:span><text:span text:style-name="T1">) [is] to the south (</text:span><text:span text:style-name="T4">teṟkum</text:span><text:span text:style-name="T1">) of the land (</text:span><text:span text:style-name="T4">nilattukku</text:span><text:span text:style-name="T1">) managed (</text:span><text:span text:style-name="T4">āḷkiṉṟa</text:span><text:span text:style-name="T1">) by they who got (</text:span><text:span text:style-name="T4">peṟṟuṭaiyarōm</text:span><text:span text:style-name="T1">) the property of </text:span><text:soft-page-break/><text:span text:style-name="T1">the wife (</text:span><text:span text:style-name="T4">strīdhanam</text:span><text:span text:style-name="T1">) of Ceṭṭi Māṟi (a merchant?) of the land (</text:span><text:span text:style-name="T4">nilattu</text:span><text:span text:style-name="T1">) which is (</text:span><text:span text:style-name="T4">ākiṉṟa</text:span><text:span text:style-name="T1">) in the palm-leaf document (</text:span><text:span text:style-name="T4">kalattil</text:span><text:span text:style-name="T1">) of Vārakkiyaṉ Ūr Nilakaṇṭahomāciyār and to the land (</text:span><text:span text:style-name="T4">nilattukku</text:span><text:span text:style-name="T1">) which is possessed (</text:span><text:span text:style-name="T4">aṉubhavikkiṉṟa</text:span><text:span text:style-name="T1">) by this Caṭaiyaṉ Kiraṉ (</text:span><text:span text:style-name="T4">iccaṭaiyaṉ kiraṉ</text:span><text:span text:style-name="T1">); in these four boundaries (</text:span><text:span text:style-name="T4">perunāṉkellaiyil</text:span><text:span text:style-name="T1">) thus determined (</text:span><text:span text:style-name="T4">ivvicaitta</text:span><text:span text:style-name="T1">), having sold (</text:span><text:span text:style-name="T4">viṟṟu</text:span><text:span text:style-name="T1">) [the land] including (</text:span><text:span text:style-name="T4">uḷḷataṅka</text:span><text:span text:style-name="T1">) the excess (</text:span><text:span text:style-name="T4">mikuti</text:span><text:span text:style-name="T1">) and shortages (</text:span><text:span text:style-name="T4">kuṟaimai</text:span><text:span text:style-name="T1">) of the two </text:span><text:span text:style-name="T4">mā</text:span><text:span text:style-name="T1">s of land which fall within (</text:span><text:span text:style-name="T4">aka paṭṭa</text:span><text:span text:style-name="T1">), having given (</text:span><text:span text:style-name="T4">kuṭuttu</text:span><text:span text:style-name="T1">), having taken (</text:span><text:span text:style-name="T4">koṇṭu</text:span><text:span text:style-name="T1">) in hand (</text:span><text:span text:style-name="T4">kaiyilē</text:span><text:span text:style-name="T1">) 8 (</text:span><text:span text:style-name="T4">eṇ</text:span><text:span text:style-name="T1">) </text:span><text:span text:style-name="T4">kaḻañcu</text:span><text:span text:style-name="T1">s of pure gold (lit. pure gold which entered fire, </text:span><text:span text:style-name="T4">tīppōkkucempoṉ</text:span><text:span text:style-name="T1">), the produce (</text:span><text:span text:style-name="T4">viḷaiporuḷ</text:span><text:span text:style-name="T1">) taken (</text:span><text:span text:style-name="T4">koṇṭa</text:span><text:span text:style-name="T1">); having sold (</text:span><text:span text:style-name="T4">viṟṟu</text:span><text:span text:style-name="T1">) for a complete (</text:span><text:span text:style-name="T4">aṟa</text:span><text:span text:style-name="T1">) price (</text:span><text:span text:style-name="T4">vilaikku</text:span><text:span text:style-name="T1">) of 8 </text:span><text:span text:style-name="T4">kaḻañcu</text:span><text:span text:style-name="T1">s; having taken (</text:span><text:span text:style-name="T4">koṇṭu</text:span><text:span text:style-name="T1">) for the complete (</text:span><text:span text:style-name="T4">aṟa</text:span><text:span text:style-name="T1">) money (</text:span><text:span text:style-name="T4">poruḷ</text:span><text:span text:style-name="T1">); this is the only (</text:span><text:span text:style-name="T4">ituvē</text:span><text:span text:style-name="T1">) sale document (</text:span><text:span text:style-name="T4">vilaiyāvaṇam</text:span><text:span text:style-name="T1"> </text:span><text:span text:style-name="T4">ākavum</text:span><text:span text:style-name="T1">); they do not have to show (</text:span><text:span text:style-name="T4">kāṭṭakaṭavar aṉṟi</text:span><text:span text:style-name="T1">) any other (</text:span><text:span text:style-name="T4">vēṟu</text:span><text:span text:style-name="T1">) final settlement document (</text:span><text:span text:style-name="T4">poruḷ</text:span><text:span text:style-name="T1"> </text:span><text:span text:style-name="T4">māvaṟuti</text:span><text:span text:style-name="T1">)</text:span><text:span text:style-name="T4"> </text:span><text:span text:style-name="T1">and document for expenditures (</text:span><text:span text:style-name="T4">poruḷ cilavu</text:span><text:span text:style-name="T1">); having sold (</text:span><text:span text:style-name="T4">viṟṟu</text:span><text:span text:style-name="T1">), having made (</text:span><text:span text:style-name="T4">ceytu</text:span><text:span text:style-name="T1">) the sale document (</text:span><text:span text:style-name="T4">vilaiyāvaṇañ</text:span><text:span text:style-name="T1">), we have given (</text:span><text:span text:style-name="T4">kuṭuttōm</text:span><text:span text:style-name="T1">) to Caṇḍeśvara Bhaṭṭarar of Maṟavaṉīśvara of Ciṟupaḻuvūr, we the two (</text:span><text:span text:style-name="T5">ivviruvōm</text:span><text:span text:style-name="T1">), Iravi Vaṭukaṉ and Iravi Tattaṉ. This is under the protection of the Paṉmāheśvarar.</text:span></text:p>
      <text:p text:style-name="P1" loext:marker-style-name="T1"/>
      <text:p text:style-name="Standard" loext:marker-style-name="T1"><text:span text:style-name="T1">#75. a) Maṟavaṉīśvara temple; b) on the western wall section of the northern façade of the </text:span><text:span text:style-name="T5">ardha-maṇḍapa</text:span><text:span text:style-name="T1">; c) personally located and read in situ; d) ARE 1926, no. 217; SII 19, no. 268; e) 10</text:span><text:span text:style-name="T15">th</text:span><text:span text:style-name="T1"> regnal year of Kōpparakesarivarman; f) king difficult to identify; g) inscription not read with anyone.</text:span></text:p>
      <text:p text:style-name="P1" loext:marker-style-name="T1"/>
      <text:p text:style-name="Standard" loext:marker-style-name="T1"><text:span text:style-name="T1">(1) </text:span><text:span text:style-name="T4">śrī</text:span><text:span text:style-name="T1"> kopparake</text:span><text:span text:style-name="T4">sa</text:span><text:span text:style-name="T1">ripaṉmaṟku yāṇṭu 10 ˚āvatu ciṟupaḻuvūr maṟa</text:span></text:p>
      <text:p text:style-name="Standard" loext:marker-style-name="T1"><text:span text:style-name="T1">(2) vaṉi</text:span><text:span text:style-name="T4">śva</text:span><text:span text:style-name="T1">ramuṭaiyārkku kuṉṟakūṟṟattu nāṭṭār cantirātita</text:span></text:p>
      <text:p text:style-name="Standard" loext:marker-style-name="T1"><text:span text:style-name="T1">(3) val ˚iravum pakalum nontāviḷakkoṉṟiṉukku ney ˚eri</text:span><text:span text:style-name="T1"/></text:p>
      <text:p text:style-name="Standard" loext:marker-style-name="T1"><text:span text:style-name="T1">(4) ya ˚uḻakkāka vaitta ˚āṭu toṇṇūṟu paṉmāye</text:span><text:span text:style-name="T4">śvara rakṣai</text:span></text:p>
      <text:p text:style-name="P1" loext:marker-style-name="T1"/>
      <text:p text:style-name="Standard" loext:marker-style-name="T1"><text:span text:style-name="T1">Prosperity! This is the 10</text:span><text:span text:style-name="T15">th</text:span><text:span text:style-name="T1"> year of Kōpparakesarivarman. For the Lord (</text:span><text:span text:style-name="T4">uṭaiyār</text:span><text:span text:style-name="T1">) of Maṟavaṉīśvaram of Ciṟupaḻuvūr, the Nāṭṭārs of Kuṉṟakkūṟṟam, for one </text:span><text:span text:style-name="T4">uḻakku</text:span><text:span text:style-name="T1"> (</text:span><text:span text:style-name="T4">uḻakkāka</text:span><text:span text:style-name="T1">) of </text:span><text:span text:style-name="T5">ghee</text:span><text:span text:style-name="T1"> (</text:span><text:span text:style-name="T4">ney</text:span><text:span text:style-name="T1">) for one perpetual lamp (</text:span><text:span text:style-name="T4">nontāviḷakkoṉṟiṉukku</text:span><text:span text:style-name="T1">) to burn (</text:span><text:span text:style-name="T4">eriya</text:span><text:span text:style-name="T1">), as long as the sun and the moon endure, gave (</text:span><text:span text:style-name="T4">vaitta</text:span><text:span text:style-name="T1">) ninety goats (</text:span><text:span text:style-name="T4">āṭu toṇṇūṟu</text:span><text:span text:style-name="T1">). This is under the protection of the Paṉmāheśvaras.</text:span></text:p>
      <text:p text:style-name="P1" loext:marker-style-name="T1"/>
      <text:p text:style-name="Standard" loext:marker-style-name="T1"><text:span text:style-name="T1">#76. a) Tiruvālantuṟai Mahādeva temple; b) on the eastern façade of the </text:span><text:span text:style-name="T5">mukha-maṇḍapa</text:span><text:span text:style-name="T1">, on the southern side of the entrance, on the northern side of the sculpture of Śiva and Pārvatī; c) personally located and read in situ; d) ARE 1926, no. 250; SII 19, no. 171; e) 6</text:span><text:span text:style-name="T15">th</text:span><text:span text:style-name="T1"> regnal year of Kōpparakesarivarman; f) probably Uttamacōḻa (</text:span><text:span text:style-name="T5">circa</text:span><text:span text:style-name="T1"> 977 A.D.); g) inscription not read with anyone.</text:span></text:p>
      <text:p text:style-name="P1" loext:marker-style-name="T1"/>
      <text:p text:style-name="Standard" loext:marker-style-name="T1"><text:span text:style-name="T1">(1) </text:span><text:span text:style-name="T4">svasti śrī</text:span><text:span text:style-name="T1"> koppara[[k]]e</text:span></text:p>
      <text:p text:style-name="Standard" loext:marker-style-name="T1"><text:span text:style-name="T1">(2) caripaṉmaṟkku yāṇṭu</text:span><text:span text:style-name="T1"/></text:p>
      <text:p text:style-name="Standard" loext:marker-style-name="T1"><text:span text:style-name="T1">(3) 6 ˚āvatu kuṉṟakūṟṟa</text:span><text:span text:style-name="T1"/></text:p>
      <text:p text:style-name="Standard" loext:marker-style-name="T1"><text:span text:style-name="T1">(4) ttu </text:span><text:span text:style-name="T4">brammade</text:span><text:span text:style-name="T1">yam ciṟu[paḻu]</text:span></text:p>
      <text:p text:style-name="Standard" loext:marker-style-name="T1"><text:span text:style-name="T1">(5) vūr tiruvālantuṟait</text:span><text:span text:style-name="T1"/></text:p>
      <text:p text:style-name="Standard" loext:marker-style-name="T1"><text:span text:style-name="T1">(6) t[e]vatāṉatil tiruvāla</text:span><text:span text:style-name="T1"/></text:p>
      <text:p text:style-name="Standard" loext:marker-style-name="T1"><text:span text:style-name="T1">(7) ntuṟainallūr[i]le[[y]]</text:span><text:span text:style-name="T1"/></text:p>
      <text:p text:style-name="Standard" loext:marker-style-name="T1"><text:span text:style-name="T1">(8) [˚a]ppikai </text:span><text:span text:style-name="T4">˚aśva</text:span><text:span text:style-name="T1">ttiruviḻ[[ā]]</text:span></text:p>
      <text:p text:style-name="Standard" loext:marker-style-name="T1"><text:span text:style-name="T1">(9) [vu]kku [va][[ntu]] cākkaikūttu</text:span><text:span text:style-name="T1"/></text:p>
      <text:p text:style-name="Standard" loext:marker-style-name="T1"><text:soft-page-break/><text:span text:style-name="T1">(10) ˚āṭakkaṭava ˚alaiyūrc cākkai</text:span><text:span text:style-name="T1"/></text:p>
      <text:p text:style-name="Standard" loext:marker-style-name="T1"><text:span text:style-name="T1">(11) ku muṉṟaṅkam māṭa nivanta</text:span><text:span text:style-name="T1"/></text:p>
      <text:p text:style-name="Standard" loext:marker-style-name="T1"><text:span text:style-name="T1">(12) m ceta poṉ kaḻañcarai</text:span><text:span text:style-name="T1"/></text:p>
      <text:p text:style-name="Standard" loext:marker-style-name="T1"><text:span text:style-name="T1">(13) nellu mukkalam koṟṟu</text:span><text:span text:style-name="T1"/></text:p>
      <text:p text:style-name="Standard" loext:marker-style-name="T1"><text:span text:style-name="T1">(14) ˚itu </text:span><text:span text:style-name="T4">panmāheśvara rakṣai </text:span><text:span text:style-name="T1">[||]</text:span></text:p>
      <text:p text:style-name="P1" loext:marker-style-name="T1"/>
      <text:p text:style-name="Standard" loext:marker-style-name="T1"><text:span text:style-name="T1">Fortune! Prosperity! This is the 6</text:span><text:span text:style-name="T15">th</text:span><text:span text:style-name="T1"> year of Kōpparakesarivarman. In Tiruvālantuṟainallūr in the </text:span><text:span text:style-name="T4">devadāna</text:span><text:span text:style-name="T1"> [of] Tiruvālantuṟai of Ciṟupaḻuvūr, a </text:span><text:span text:style-name="T4">brahmadeya</text:span><text:span text:style-name="T1"> of Kuṉṟakkūṟṟam, the Cākkaikūttu (a type of dancing) which has to be danced (</text:span><text:span text:style-name="T4">āṭakkaṭava</text:span><text:span text:style-name="T1">) having come (</text:span><text:span text:style-name="T4">vantu</text:span><text:span text:style-name="T1">) for the sacred festival (</text:span><text:span text:style-name="T4">tiruviḻāvukku</text:span><text:span text:style-name="T1">) of Aśvam in [the month of] Appikai; the endowment (</text:span><text:span text:style-name="T4">nivantam</text:span><text:span text:style-name="T1">) made (</text:span><text:span text:style-name="T4">ceta &gt; ceyta</text:span><text:span text:style-name="T1">) to the Cākkai (dancer) of Alaiyūr to dance (</text:span><text:span text:style-name="T4">māṭa &gt; āṭa</text:span><text:span text:style-name="T1">) three plays (</text:span><text:span text:style-name="T4">muṉṟaṅkam</text:span><text:span text:style-name="T1">) [is] one and a half </text:span><text:span text:style-name="T4">kaḻañcu</text:span><text:span text:style-name="T1"> (</text:span><text:span text:style-name="T4">kaḻañcarai</text:span><text:span text:style-name="T1">) of gold (</text:span><text:span text:style-name="T4">poṉ</text:span><text:span text:style-name="T1">), three </text:span><text:span text:style-name="T4">kalam</text:span><text:span text:style-name="T19">s</text:span><text:span text:style-name="T1"> (</text:span><text:span text:style-name="T4">mūkkalam</text:span><text:span text:style-name="T1">) of paddy (</text:span><text:span text:style-name="T4">nellu</text:span><text:span text:style-name="T1">) [as] wages in kind (</text:span><text:span text:style-name="T4">koṟṟu</text:span><text:span text:style-name="T1">). This is under the protection of the Panmāheśvaras.</text:span></text:p>
      <text:p text:style-name="P1" loext:marker-style-name="T1"/>
      <text:p text:style-name="Standard" loext:marker-style-name="T1"><text:span text:style-name="T1">#77. a) Tiruvālantuṟai Mahādeva temple; b) on the eastern façade of the </text:span><text:span text:style-name="T5">mukha-maṇḍapa</text:span><text:span text:style-name="T1">, on the northern side of the entrance, on the northern side of the sculpture of Kaṅkālamūrti; the inscription continues on the pilaster, and probably on the wall on the northern side of the pilaster, but the letters on this part are no longer legible; c) personally located and read in situ; d) ARE 1926, no. 249; SII 19, no. 238; SII 32, part 2, no. 58; e) 9</text:span><text:span text:style-name="T15">th</text:span><text:span text:style-name="T1"> regnal year of Kōpparakesarivarman; f) probably Uttamacōḻa (</text:span><text:span text:style-name="T5">circa</text:span><text:span text:style-name="T1"> 980 A.D.); g) inscription read with G. Vijayavenugopal.</text:span></text:p>
      <text:p text:style-name="P1" loext:marker-style-name="T1"/>
      <text:p text:style-name="Standard" loext:marker-style-name="T1"><text:span text:style-name="T1">(1) </text:span><text:span text:style-name="T4">svasti</text:span><text:span text:style-name="T1"> kopparake</text:span><text:span text:style-name="T4">sa</text:span><text:span text:style-name="T1">ri</text:span></text:p>
      <text:p text:style-name="Standard" loext:marker-style-name="T1"><text:span text:style-name="T1">(2) paṉmaṟku yāṇṭu 9 ˚ā</text:span><text:span text:style-name="T1"/></text:p>
      <text:p text:style-name="Standard" loext:marker-style-name="T1"><text:span text:style-name="T1">(3) vatu ciṟupaḻuvūr tiruvā[la]</text:span><text:span text:style-name="T1"/></text:p>
      <text:p text:style-name="Standard" loext:marker-style-name="T1"><text:span text:style-name="T1">(4) ntuṟai ma</text:span><text:span text:style-name="T4">hāde</text:span><text:span text:style-name="T1">varku paḻu</text:span><text:span text:style-name="T1"><text:note text:id="ftn275" text:note-class="footnote"><text:note-citation>113</text:note-citation><text:note-body><text:p text:style-name="P3" loext:marker-style-name="T12"><text:span text:style-name="T12"><text:s/>The –</text:span><text:span text:style-name="T14">e</text:span><text:span text:style-name="T12"> of the –</text:span><text:span text:style-name="T14">ve</text:span><text:span text:style-name="T12"> next line is at the end of this line.</text:span></text:p></text:note-body></text:note></text:span></text:p>
      <text:p text:style-name="Standard" loext:marker-style-name="T1"><text:span text:style-name="T1">(5) veṭṭarayar maṟavaṉ kaṇṭanār</text:span><text:span text:style-name="T1"/></text:p>
      <text:p text:style-name="Standard" loext:marker-style-name="T1"><text:span text:style-name="T1">(6) vilaikku koṇṭu kuṭutta ce</text:span><text:span text:style-name="T1"/></text:p>
      <text:p text:style-name="Standard" loext:marker-style-name="T1"><text:span text:style-name="T1">(7) mpu[taṟ]kuṭiyāṉa tiruvā[lantu]</text:span><text:span text:style-name="T1"/></text:p>
      <text:p text:style-name="Standard" loext:marker-style-name="T1"><text:span text:style-name="T1">(8) ṟainallūr nivantam cey</text:span><text:span text:style-name="T1"/></text:p>
      <text:p text:style-name="Standard" loext:marker-style-name="T1"><text:span text:style-name="T1">(9) ta paṭiyāvatu paḻuvur ve[ṭṭa]</text:span><text:span text:style-name="T1"/></text:p>
      <text:p text:style-name="Standard" loext:marker-style-name="T1"><text:span text:style-name="T1">(10) kkovaṉ pacuvati nakarattā</text:span><text:span text:style-name="T1"/></text:p>
      <text:p text:style-name="Standard" loext:marker-style-name="T1"><text:span text:style-name="T1">(11) ṉāṉa karuviṭai peruṅkucava</text:span><text:span text:style-name="T1"/></text:p>
      <text:p text:style-name="Standard" loext:marker-style-name="T1"><text:span text:style-name="T1">(12) ṉukkum ūrā[ṉā/ṇa]ccaṉukkum</text:span><text:span text:style-name="T1"/></text:p>
      <text:p text:style-name="Standard" loext:marker-style-name="T1"><text:span text:style-name="T1">(13) muṇṭaṉ nakarattāṉukkum</text:span><text:span text:style-name="T1"/></text:p>
      <text:p text:style-name="Standard" loext:marker-style-name="T1"><text:span text:style-name="T1">(14) nilaṉ kallaṟaikkum</text:span><text:span text:style-name="T1"/></text:p>
      <text:p text:style-name="Standard" loext:marker-style-name="T1"><text:span text:style-name="T1">(15) nicata[m] mūṉṟu kuṭuvai</text:span><text:span text:style-name="T1"/></text:p>
      <text:p text:style-name="Standard" loext:marker-style-name="T1"><text:span text:style-name="T1">(16) yum nicatam mūṉṟu caṭṭi //</text:span><text:span text:style-name="T1"/></text:p>
      <text:p text:style-name="Standard" loext:marker-style-name="T1"><text:span text:style-name="T1">(17)</text:span><text:span text:style-name="T1"><text:note text:id="ftn276" text:note-class="footnote"><text:note-citation>114</text:note-citation><text:note-body><text:p text:style-name="P3" loext:marker-style-name="T12"><text:span text:style-name="T12"><text:s/>First line engraved on the pilaster.</text:span></text:p></text:note-body></text:note></text:span><text:span text:style-name="T1"> yum maṟṟu</text:span></text:p>
      <text:p text:style-name="Standard" loext:marker-style-name="T1"><text:span text:style-name="T1">(18) m veṇṭum</text:span><text:span text:style-name="T1"/></text:p>
      <text:p text:style-name="Standard" loext:marker-style-name="T1"><text:span text:style-name="T1">(19) kalamum iṭa</text:span><text:span text:style-name="T1"/></text:p>
      <text:p text:style-name="Standard" loext:marker-style-name="T1"><text:span text:style-name="T1">(20) kkuṭutta pa</text:span><text:span text:style-name="T1"/></text:p>
      <text:p text:style-name="Standard" loext:marker-style-name="T1"><text:span text:style-name="T1">(21) ṅkoṉṟu </text:span><text:span text:style-name="T1"/></text:p>
      <text:p text:style-name="Standard" loext:marker-style-name="T1"><text:soft-page-break/><text:span text:style-name="T1">(22) m ˚ārāti</text:span><text:span text:style-name="T1"/></text:p>
      <text:p text:style-name="Standard" loext:marker-style-name="T1"><text:span text:style-name="T1">(23) ṉai ceyum</text:span><text:span text:style-name="T1"/></text:p>
      <text:p text:style-name="Standard" loext:marker-style-name="T1"><text:span text:style-name="T1">(24) [pi]rāmaṇa</text:span><text:span text:style-name="T1"/></text:p>
      <text:p text:style-name="Standard" loext:marker-style-name="T1"><text:span text:style-name="T1">(25) ṉukku [paṅ]ku</text:span><text:span text:style-name="T1"/></text:p>
      <text:p text:style-name="Standard" loext:marker-style-name="T1"><text:span text:style-name="T1">(26) X [ṟu]m [na]</text:span><text:span text:style-name="T1"/></text:p>
      <text:p text:style-name="Standard" loext:marker-style-name="T1"><text:span text:style-name="T1">(27) ntavāṉa</text:span><text:span text:style-name="T1"/></text:p>
      <text:p text:style-name="Standard" loext:marker-style-name="T1"><text:span text:style-name="T1">(28) miṟai[p]</text:span><text:span text:style-name="T1"/></text:p>
      <text:p text:style-name="Standard" loext:marker-style-name="T1"><text:span text:style-name="T1">(29) pār ˚iruva</text:span><text:span text:style-name="T1"/></text:p>
      <text:p text:style-name="Standard" loext:marker-style-name="T1"><text:span text:style-name="T1">(30) rkku paṅku</text:span><text:span text:style-name="T1"/></text:p>
      <text:p text:style-name="Standard" loext:marker-style-name="T1"><text:span text:style-name="T1">(31) nālum //</text:span><text:span text:style-name="T1"/></text:p>
      <text:p text:style-name="Standard" loext:marker-style-name="T1"><text:span text:style-name="T1">(32)</text:span><text:span text:style-name="T1"><text:note text:id="ftn277" text:note-class="footnote"><text:note-citation>115</text:note-citation><text:note-body><text:p text:style-name="P3" loext:marker-style-name="T12"><text:span text:style-name="T12"><text:s/>On the same pilaster, but on the northern face.</text:span></text:p></text:note-body></text:note></text:span><text:span text:style-name="T1"> kāḷam ˚ira</text:span></text:p>
      <text:p text:style-name="Standard" loext:marker-style-name="T1"><text:span text:style-name="T1">(33) ṇṭiṉukku</text:span><text:span text:style-name="T1"/></text:p>
      <text:p text:style-name="Standard" loext:marker-style-name="T1"><text:span text:style-name="T1">(34) paṅkiraṇ</text:span><text:span text:style-name="T1"/></text:p>
      <text:p text:style-name="Standard" loext:marker-style-name="T1"><text:span text:style-name="T1">(35) ṭum maṟava</text:span><text:span text:style-name="T1"/></text:p>
      <text:p text:style-name="Standard" loext:marker-style-name="T1"><text:span text:style-name="T1">(36) ṉṉicuvara</text:span><text:span text:style-name="T1"/></text:p>
      <text:p text:style-name="Standard" loext:marker-style-name="T1"><text:span text:style-name="T1">(37) ttu tevarku</text:span><text:span text:style-name="T1"/></text:p>
      <text:p text:style-name="Standard" loext:marker-style-name="T1"><text:span text:style-name="T1">(38) nontā</text:span><text:span text:style-name="T1"/></text:p>
      <text:p text:style-name="Standard" loext:marker-style-name="T1"><text:span text:style-name="T1">(39) viḷakku ˚e</text:span><text:span text:style-name="T1"/></text:p>
      <text:p text:style-name="Standard" loext:marker-style-name="T1"><text:span text:style-name="T1">(40) rikka paṅku</text:span><text:span text:style-name="T1"/></text:p>
      <text:p text:style-name="Standard" loext:marker-style-name="T1"><text:span text:style-name="T1">(41) ˚iraṇṭu tiru</text:span><text:span text:style-name="T1"/></text:p>
      <text:p text:style-name="Standard" loext:marker-style-name="T1"><text:span text:style-name="T1">(42) meḻukku pa</text:span><text:span text:style-name="T1"/></text:p>
      <text:p text:style-name="Standard" loext:marker-style-name="T1"><text:span text:style-name="T1">(43) ṅku ˚oṉṟu</text:span><text:span text:style-name="T1"/></text:p>
      <text:p text:style-name="Standard" loext:marker-style-name="T1"><text:span text:style-name="T1">(44) tiruppaḷ</text:span><text:span text:style-name="T1"/></text:p>
      <text:p text:style-name="Standard" loext:marker-style-name="T1"><text:span text:style-name="T1">(45) ḷittām //</text:span><text:span text:style-name="T1"><text:note text:id="ftn278" text:note-class="footnote"><text:note-citation>116</text:note-citation><text:note-body><text:p text:style-name="P3" loext:marker-style-name="T12"><text:span text:style-name="T12"><text:s/>The inscription continues on the next wall section and does not seem to be built over as mentioned by the editors of SII. It is in a very bad condition though, and cannot be deciphered.</text:span></text:p></text:note-body></text:note></text:span></text:p>
      <text:p text:style-name="P1" loext:marker-style-name="T1"/>
      <text:p text:style-name="Standard" loext:marker-style-name="T1"><text:span text:style-name="T1">Prosperity! This is the 9</text:span><text:span text:style-name="T15">th</text:span><text:span text:style-name="T1"> year of Kōpparakesarivarman. To Mahādeva of Tiruvālantuṟai of Ciṟupaḻuvūr, Paḻuvēṭṭaraiyar Maṟavaṉ Kaṇṭanār, having bought (</text:span><text:span text:style-name="T4">vilakku koṇṭu</text:span><text:span text:style-name="T1">, lit. having got for a price), gave (</text:span><text:span text:style-name="T4">kuṭutta</text:span><text:span text:style-name="T1">) Tiruvālantuṟainallūr </text:span><text:span text:style-name="T19">alias</text:span><text:span text:style-name="T1"> Cemputaṟkuṭi; this is the manner (</text:span><text:span text:style-name="T4">paṭiyāvatu</text:span><text:span text:style-name="T1">) [in which] the grant (</text:span><text:span text:style-name="T4">nivantam</text:span><text:span text:style-name="T1">) was made (</text:span><text:span text:style-name="T4">ceyta</text:span><text:span text:style-name="T1">): to the big potter (</text:span><text:span text:style-name="T4">peruṅ kucavaṉukkum</text:span><text:span text:style-name="T1">) of Karuviṭai </text:span><text:span text:style-name="T19">alias</text:span><text:span text:style-name="T1"> the Nakarattāṉ Vēṭṭakkōvaṉ Pacuvati of Paḻuvūr, to Ūrāṉāccaṉ, to Muṇṭaṉ Nakarattāṉ, and to Nilaṉ Kallaṟai, to give (</text:span><text:span text:style-name="T4">iṭa</text:span><text:span text:style-name="T1">) the pots (</text:span><text:span text:style-name="T4">kalamum</text:span><text:span text:style-name="T1">) that are needed (</text:span><text:span text:style-name="T4">veṇṭum</text:span><text:span text:style-name="T1">) beside (</text:span><text:span text:style-name="T4">maṟṟum</text:span><text:span text:style-name="T1">) every day (</text:span><text:span text:style-name="T4">nicatam</text:span><text:span text:style-name="T1">) three (</text:span><text:span text:style-name="T4">mūṉṟu</text:span><text:span text:style-name="T1">) narrowed-mouth pots (</text:span><text:span text:style-name="T4">kuṭuvaiyum</text:span><text:span text:style-name="T1">) and every day (</text:span><text:span text:style-name="T4">nicatam</text:span><text:span text:style-name="T1">) three (</text:span><text:span text:style-name="T4">mūṉṟu</text:span><text:span text:style-name="T1">) earthen pots (</text:span><text:span text:style-name="T4">caṭṭi</text:span><text:span text:style-name="T1">), he gave (</text:span><text:span text:style-name="T4">kuṭutta</text:span><text:span text:style-name="T1">) one share (</text:span><text:span text:style-name="T4">paṅkoṉṟu</text:span><text:span text:style-name="T1">); to do (</text:span><text:span text:style-name="T4">ceyum</text:span><text:span text:style-name="T1">) the worship (</text:span><text:span text:style-name="T4">ārātiṉai &gt; ārātaṉai</text:span><text:span text:style-name="T1">), 6 (? </text:span><text:span text:style-name="T19">{{</text:span><text:span text:style-name="T4">ā</text:span><text:span text:style-name="T19">}}</text:span><text:span text:style-name="T4">ṟum</text:span><text:span text:style-name="T1">) shares (</text:span><text:span text:style-name="T4">paṅku</text:span><text:span text:style-name="T1">) for the Brahmins/Brahmin (</text:span><text:span text:style-name="T4">pirāmaṇaṉukku</text:span><text:span text:style-name="T1">); four (</text:span><text:span text:style-name="T4">nālum</text:span><text:span text:style-name="T1">) shares (</text:span><text:span text:style-name="T4">paṅku</text:span><text:span text:style-name="T1">) for the two (</text:span><text:span text:style-name="T4">iruvarkku</text:span><text:span text:style-name="T1">) who water (</text:span><text:span text:style-name="T4">iṟaippār</text:span><text:span text:style-name="T1">) the temple garden (</text:span><text:span text:style-name="T4">nantavāṉam &gt; nantavaṉam</text:span><text:span text:style-name="T1">); two shares (</text:span><text:span text:style-name="T4">paṅkiraṇṭum</text:span><text:span text:style-name="T1">) for the two (</text:span><text:span text:style-name="T4">iraṇṭiṉukku</text:span><text:span text:style-name="T1">) trumpets (</text:span><text:span text:style-name="T4">kāḷam</text:span><text:span text:style-name="T1">, i.e. trumpeters?); two shares (</text:span><text:span text:style-name="T4">paṅku iraṇṭu</text:span><text:span text:style-name="T1">) to burn (</text:span><text:span text:style-name="T4">erikka</text:span><text:span text:style-name="T1">) a perpetual lamp (</text:span><text:span text:style-name="T4">nontāviḷakku</text:span><text:span text:style-name="T1">) for the god (</text:span><text:span text:style-name="T4">tēvarku</text:span><text:span text:style-name="T1">) of Maṟavaṉṉiccuvaram (Maṟavaṉīśvaram); one share (</text:span><text:span text:style-name="T4">paṅku oṉṟu</text:span><text:span text:style-name="T1">) for the cleaning of the temple floor with cow-dung (</text:span><text:span text:style-name="T4">tirumeḻukku</text:span><text:span text:style-name="T1">), {last legible word: </text:span><text:span text:style-name="T4">tirupaḷḷittām</text:span><text:span text:style-name="T1"> &gt; </text:span><text:span text:style-name="T4">tirupaḷḷittāmam</text:span><text:span text:style-name="T1"> = garland for an idol} …</text:span></text:p>
      <text:p text:style-name="P1" loext:marker-style-name="T1"/>
      <text:p text:style-name="Standard" loext:marker-style-name="T1"><text:span text:style-name="T1">#78 (#Ph86). a) Tiruvālantuṟai Mahādeva temple; b) on the eastern façade of the </text:span><text:span text:style-name="T5">mukha-maṇḍapa</text:span><text:span text:style-name="T1">, on the southern side of the entrance, on the southern side of the sculpture of Śiva </text:span><text:soft-page-break/><text:span text:style-name="T1">and Pārvatī; c) personally located and read in situ; d) ARE 1895, no. 113; SII 5, no. 674; e) 13</text:span><text:span text:style-name="T15">th</text:span><text:span text:style-name="T1"> regnal year of Kōpparakesarivarman; f) king difficult to identify; g) inscription not read with anyone; h) the engraving of the last three lines is shallower than the previous lines, and I assume that they were added later; we also note that the word </text:span><text:span text:style-name="T5">ceppu kalacappaṉai</text:span><text:span text:style-name="T1"> is written three times differently.</text:span></text:p>
      <text:p text:style-name="P1" loext:marker-style-name="T1"/>
      <text:p text:style-name="Standard" loext:marker-style-name="T1"><text:span text:style-name="T1">(1) </text:span><text:span text:style-name="T4">svasti śrī</text:span><text:span text:style-name="T1"> koppa[ra]</text:span></text:p>
      <text:p text:style-name="Standard" loext:marker-style-name="T38"><text:span text:style-name="T38">(2) ke[ca]ri[va][[</text:span><text:span text:style-name="T37">nma</text:span><text:span text:style-name="T38">]]ṟkku yāṇ</text:span></text:p>
      <text:p text:style-name="Standard" loext:marker-style-name="T38"><text:span text:style-name="T38">(3) ṭu 13 ˚āvatu kuṉṟakkū</text:span><text:span text:style-name="T38"/></text:p>
      <text:p text:style-name="Standard" loext:marker-style-name="T38"><text:span text:style-name="T38">(4) ṟṟattu [</text:span><text:span text:style-name="T37">brahma</text:span><text:span text:style-name="T38">]</text:span><text:span text:style-name="T37">de</text:span><text:span text:style-name="T38">yam ciṟu</text:span></text:p>
      <text:p text:style-name="Standard" loext:marker-style-name="T38"><text:span text:style-name="T38">(5) paḻuvūrt ti[ruvā]lantuṟai</text:span><text:span text:style-name="T38"/></text:p>
      <text:p text:style-name="Standard" loext:marker-style-name="T38"><text:span text:style-name="T38">(6) [</text:span><text:span text:style-name="T37">ma</text:span><text:span text:style-name="T38">]</text:span><text:span text:style-name="T37">hāde</text:span><text:span text:style-name="T38">[va]ṟkku pāmpu</text:span></text:p>
      <text:p text:style-name="Standard" loext:marker-style-name="T38"><text:span text:style-name="T38">(7) ṇikkūṟṟat[tu] pāmpuṇi</text:span><text:span text:style-name="T38"/></text:p>
      <text:p text:style-name="Standard" loext:marker-style-name="T38"><text:span text:style-name="T38">(8) [˚i]rukkum </text:span><text:span text:style-name="T37">vyā</text:span><text:span text:style-name="T38">pār[i] kuṇa</text:span></text:p>
      <text:p text:style-name="Standard" loext:marker-style-name="T38"><text:span text:style-name="T38">(9) van vaṭavāyillen kuṭutta</text:span><text:span text:style-name="T38"/></text:p>
      <text:p text:style-name="Standard" loext:marker-style-name="T38"><text:span text:style-name="T38">(10) kalayappāṉai niṟai ceruviṭai</text:span><text:span text:style-name="T38"/></text:p>
      <text:p text:style-name="Standard" loext:marker-style-name="T38"><text:span text:style-name="T38">(11) yāl ˚eḻupatu ceppukalaiyappā</text:span><text:span text:style-name="T38"/></text:p>
      <text:p text:style-name="Standard" loext:marker-style-name="T38"><text:span text:style-name="T38">(12) l[ai] ˚itu pa</text:span><text:span text:style-name="T37">māheśvara rakṣai</text:span><text:span text:style-name="T38"> ||</text:span></text:p>
      <text:p text:style-name="Standard" loext:marker-style-name="T38"><text:span text:style-name="T38">(13) ˚icceppukkalacappā[ṉai vā]</text:span><text:span text:style-name="T38"/></text:p>
      <text:p text:style-name="Standard" loext:marker-style-name="T38"><text:span text:style-name="T38">(14) ṅki </text:span><text:span text:style-name="T37">gaṇa</text:span><text:span text:style-name="T38">vatiyār [[˚a]][ṭṭu]</text:span></text:p>
      <text:p text:style-name="Standard" loext:marker-style-name="T1"><text:span text:style-name="T1">(15) viccom </text:span><text:span text:style-name="T4">de</text:span><text:span text:style-name="T1">vaka</text:span><text:span text:style-name="T4">nmi</text:span><text:span text:style-name="T1">[kaḷ][[om]]</text:span></text:p>
      <text:p text:style-name="P1" loext:marker-style-name="T1"/>
      <text:p text:style-name="Standard" loext:marker-style-name="T1"><text:span text:style-name="T1">Fortune! Prosperity! This is the 13</text:span><text:span text:style-name="T15">th</text:span><text:span text:style-name="T1"> year of Kōpparakesarivarman. To Mahādeva of Tiruvālantuṟai of Ciṟupaḻuvūr, a </text:span><text:span text:style-name="T4">brahmadeya</text:span><text:span text:style-name="T1"> of Kuṉṟakkūṟṟam, I of the northern side (</text:span><text:span text:style-name="T4">vaṭavāyillēn</text:span><text:span text:style-name="T1">) Vyāpāri Kuṇavan, who reside in Pāmpuṇi in Pāmpuṇikūṟṟam, have given (</text:span><text:span text:style-name="T4">kuṭutta</text:span><text:span text:style-name="T1">) a vessel to burn insence (</text:span><text:span text:style-name="T4">kalayappāṉai</text:span><text:span text:style-name="T1"> &gt; </text:span><text:span text:style-name="T4">kalacappāṉai</text:span><text:span text:style-name="T1">); seventeen (</text:span><text:span text:style-name="T4">eḻupatu</text:span><text:span text:style-name="T1">) by the </text:span><text:span text:style-name="T4">ceruviṭai</text:span><text:span text:style-name="T1"> standard weight (</text:span><text:span text:style-name="T4">niṟai</text:span><text:span text:style-name="T1">) [for] a copper (</text:span><text:span text:style-name="T4">ceppu</text:span><text:span text:style-name="T1">) vessel for insence (</text:span><text:span text:style-name="T4">kalaiyappālai</text:span><text:span text:style-name="T1"> &gt; </text:span><text:span text:style-name="T4">kalacappāṉai</text:span><text:span text:style-name="T1">). This is under the protection of the Panmāheśvaras. Having received (</text:span><text:span text:style-name="T4">vāṅki</text:span><text:span text:style-name="T1">) this copper vessel for insence (</text:span><text:span text:style-name="T4">icceppukkalacapppāṉai</text:span><text:span text:style-name="T1">), we the Devakanmis will place it (</text:span><text:span text:style-name="T4">aṭṭuviccōm</text:span><text:span text:style-name="T1">) [in front of?] Gaṇapati (</text:span><text:span text:style-name="T4">gaṇavatiyār</text:span><text:span text:style-name="T1">).</text:span></text:p>
      <text:p text:style-name="P1" loext:marker-style-name="T1"/>
      <text:p text:style-name="Standard" loext:marker-style-name="T1"><text:span text:style-name="T1">#79. a) Tiruvālantuṟai Mahādeva temple; b) on the eastern façade of the </text:span><text:span text:style-name="T5">mukha-maṇḍapa</text:span><text:span text:style-name="T1">, on the base on both sides of the door; c) personally located and read in situ; d) unnoticed and unpublished; e) 10</text:span><text:span text:style-name="T15">th</text:span><text:span text:style-name="T1"> regnal year of </text:span><text:span text:style-name="T5">cālai kalam aṟutta</text:span><text:span text:style-name="T1"> … Rājarā{{jakesarivarman}}; f) Rājarāja I (</text:span><text:span text:style-name="T5">circa</text:span><text:span text:style-name="T1"> 995 A.D.); g) inscription not read with anyone; h) there are many unlegible passages.</text:span></text:p>
      <text:p text:style-name="P1" loext:marker-style-name="T1"/>
      <text:p text:style-name="Standard" loext:marker-style-name="T1"><text:span text:style-name="T1">(1) {built over} X X X cālai kalam aṟutta X X X </text:span><text:span text:style-name="T4">rājarā</text:span><text:span text:style-name="T1"> X X X X X ṇṭu 10 ˚āvatu kuṉṟa X X ṟattu </text:span><text:span text:style-name="T4">bra</text:span><text:span text:style-name="T1"> X X X X X X vān X X X X ṇan X X X X X ‡ {door} ‡ X X X X X X X X X X X X X X X X X X X ṉṉa viṟṟu ku[ṭu] X X [ni]lattukk[u] [ki]ḻ X X X X ˚ivvar[kka]lu[ku] X X X X X X X X X X X</text:span></text:p>
      <text:p text:style-name="Standard" loext:marker-style-name="T1"><text:span text:style-name="T1">(2) X X X kum teṉpāṟkellai ˚itevar X X X X X X pār[kel]lai ˚uḷ ci[ṟu] va X ykka X X X X X X X puṟa vāykkālukku X X X X ‡ {door} ‡ X X X X X X X ttu X X X meṟkum teṉ[yā]kellai pallar X yaṉ nārāyaṇaravi nilattukku vaṭa ka X X mipāla X X X tirumik</text:span><text:span text:style-name="T4">ra</text:span><text:span text:style-name="T1">maṉ nārāyaṇac comāciyār </text:span><text:span text:style-name="T4">brāhma</text:span><text:span text:style-name="T1">ṇi</text:span></text:p>
      <text:p text:style-name="Standard" loext:marker-style-name="T1"><text:span text:style-name="T1">(3) [ni]lattukku kiḻ[paṟ] vaṭapāṟkellai vākkayaṉ X X X X X X X X vikkiṉṟa nilattukkum X X X X [vi] X X X X nāṉkellaiyuḷḷakappaṭṭa nilam mikutikkuṟaimai [˚uḷḷataṅka] n[ila]m ‡ {door} ‡ laip </text:span><text:soft-page-break/><text:span text:style-name="T1">poḷatiyap pokku cempoṉ kaḻaiñcil pottatu paḻuvūr nakara X X X lla [ko]ṇṭa poṉ ˚eḻu ka[ḻai]ñcaraiyum ˚āvaṇakkaḷile kaiccel koṇṭu vilaikkaṟavi</text:span><text:span text:style-name="T1"/></text:p>
      <text:p text:style-name="Standard" loext:marker-style-name="T1"><text:span text:style-name="T1">(4) ṟṟu villai ˚āvaṇañ ceytuk kuṭutteṉ tiruvāla X X X X X ṇ[ṭ]e</text:span><text:span text:style-name="T4">śvara</text:span><text:span text:style-name="T1">kku X X X X X X ṉ ˚inila X X X pay vilai ˚āvaṇamum poruḷ māvanti poruḷ cila X X X ‡ {door} ‡ X X X X kkaṟ viṟṟup poru[ḷ] koṇṭu viṟṟu vilai ˚āvaṇañ ce[tuk] kuṭutteṉ ti[ru] X X X X tuṟai </text:span><text:span text:style-name="T4">caṇṭeśva</text:span><text:span text:style-name="T1"> X kku ˚uṉaṉ</text:span><text:span text:style-name="T1"><text:note text:id="ftn279" text:note-class="footnote"><text:note-citation>117</text:note-citation><text:note-body><text:p text:style-name="Footnote" loext:marker-style-name="T11"><text:span text:style-name="T12"><text:s/></text:span><text:span text:style-name="T11">Could also be read ˚uḷaṉ/˚uḷaḷ/˚uṉṉa/˚</text:span><text:span text:style-name="T12">uḷḷa,</text:span><text:span text:style-name="T11"> etc.</text:span></text:p></text:note-body></text:note></text:span><text:span text:style-name="T1"> cuvariyeṉ ˚ivaṉṉukku mutukaṇṇāy ˚iṉnilam</text:span></text:p>
      <text:p text:style-name="Standard" loext:marker-style-name="T1"><text:span text:style-name="T1">(5)</text:span><text:span text:style-name="T1"><text:note text:id="ftn280" text:note-class="footnote"><text:note-citation>118</text:note-citation><text:note-body><text:p text:style-name="P3" loext:marker-style-name="T12"><text:span text:style-name="T12"><text:s/>The next four lines, on the lotus-shaped part of the base, are not very legible. Some parts are covered by the cement floor.</text:span></text:p></text:note-body></text:note></text:span><text:span text:style-name="T1"> {beginning unlegible} kuṭutteṉ ˚ikkoyil </text:span><text:span text:style-name="T4">śrī</text:span><text:span text:style-name="T1"> kāryam ˚ārāykiṟa [ko] ‡ {door} ‡ {nothing visible after the door}</text:span></text:p>
      <text:p text:style-name="Standard" loext:marker-style-name="T1"><text:span text:style-name="T1">(6) {beginning unlegible} ma cāttamaṅkalattup pā X X X X X X X ‡ {door} ‡ [vata] X ˚ā[kata] X X {cement for the unti} X [k]kunā X X [k]kuṭu X X X X X paḻuvūr X X X kka[ruya] kuḷattut tenvāy maṭaik kiḻ nāṉ X X X ‡ X la X X</text:span><text:span text:style-name="T1"/></text:p>
      <text:p text:style-name="Standard" loext:marker-style-name="T1"><text:span text:style-name="T1">(7) {unlegible} mmiypāṟkellai [pālar] X X X X X X ‡ {door} ‡ X X X X X X X [nal] {cement for the alm box} X X X ˚inni X m X X X X X X X X X X X X X X X X X X X X X X [ḻa]nāṉ viṟkiṉṟa ˚araimāvukku kiḻpāṟkellai X X ‡ ni[lait] X</text:span><text:span text:style-name="T1"/></text:p>
      <text:p text:style-name="Standard" loext:marker-style-name="T1"><text:span text:style-name="T1">(8) {beginning covered by the cement floor} m vaṭapāṟkellai pālla X X X X X X ‡ {door} ‡ X X [˚uṉ] {cement for the unti} māvum viṟ X X X X ko X X X X X X pal X X kku cempoṉ paḻuvūr nakarakall[ar/ā] koṇṭa poṉ ˚aṟu ‡ {not sure it continues}</text:span><text:span text:style-name="T1"/></text:p>
      <text:p text:style-name="Standard" loext:marker-style-name="T1"><text:span text:style-name="T1">(9) {covered by the cement floor} ‡ {door} ‡ {covered by the cement floor + alm box} X la X miyaṉ [ti] X X teva X ‡ {cannot see any letters}</text:span><text:span text:style-name="T1"/></text:p>
      <text:p text:style-name="P1" loext:marker-style-name="T1"/>
      <text:p text:style-name="Standard" loext:marker-style-name="T1"><text:span text:style-name="T1">Line 1: This is the 10</text:span><text:span text:style-name="T15">th</text:span><text:span text:style-name="T1"> year of Rājarā{{jakesarivarman}} who destroyed the ships at Cālai. Deals with a land donation which was bought and given (</text:span><text:span text:style-name="T5">viṟṟu kuṭu</text:span><text:span text:style-name="T1">{{</text:span><text:span text:style-name="T5">tta</text:span><text:span text:style-name="T1">}});</text:span></text:p>
      <text:p text:style-name="Standard" loext:marker-style-name="T1"><text:span text:style-name="T1">Line 2: about the boundaries of the given land. Two names appear, probably those occupying the neighbouring lands: Nārāyaṇaravi and Tirumikramaṉ Nārāyaṇa Cōmaciyār Brāhmaṇi;</text:span><text:span text:style-name="T1"/></text:p>
      <text:p text:style-name="Standard" loext:marker-style-name="T1"><text:span text:style-name="T1">Line 3: end of the description of the four boundaries of the given land (</text:span><text:span text:style-name="T5">nāṉkellaiyuḷḷakappaṭṭa nilam</text:span><text:span text:style-name="T1">); about some gold, seven and a half </text:span><text:span text:style-name="T4">kaḻañcu</text:span><text:span text:style-name="T1">s were taken;</text:span></text:p>
      <text:p text:style-name="Standard" loext:marker-style-name="T1"><text:span text:style-name="T1">Line 4: “I have given (</text:span><text:span text:style-name="T5">kuṭuttēṉ</text:span><text:span text:style-name="T1">), having made (</text:span><text:span text:style-name="T5">ceytu</text:span><text:span text:style-name="T1">) the sale (</text:span><text:span text:style-name="T4">villai &gt; vilai</text:span><text:span text:style-name="T1">) agreement (</text:span><text:span text:style-name="T5">āvaṇañ</text:span><text:span text:style-name="T1">)”; mention of the final sale document (</text:span><text:span text:style-name="T5">vilai āvaṇamum poruḷ māvanti</text:span><text:span text:style-name="T1"> &gt; </text:span><text:span text:style-name="T5">māvaṟuti poruḷ</text:span><text:span text:style-name="T1">) regarding the sale agreement. Mention of Caṇḍeśvara of Tiru{{vālan}}tuṟai to who the land is given [?]. Name of the donor may be Uṉaṉ Cuvari (</text:span><text:span text:style-name="T4">cuvariyeṉ</text:span><text:span text:style-name="T1">);</text:span></text:p>
      <text:p text:style-name="Standard" loext:marker-style-name="T1"><text:span text:style-name="T1">Line 5: mention of the Śrī Kāryam of the temple;</text:span><text:span text:style-name="T1"/></text:p>
      <text:p text:style-name="Standard" loext:marker-style-name="T1"><text:span text:style-name="T1">Line 6: mention of someone (?) from Cāttamaṅgalam; again, land boundaries are given: under [the irrigation] (</text:span><text:span text:style-name="T4">kīḻ</text:span><text:span text:style-name="T1">) of the sluice (</text:span><text:span text:style-name="T4">maṭai</text:span><text:span text:style-name="T1">) [which is] on the southern side (</text:span><text:span text:style-name="T4">tenvāy</text:span><text:span text:style-name="T1">) of the tank (</text:span><text:span text:style-name="T4">kuḷattu</text:span><text:span text:style-name="T1">);</text:span></text:p>
      <text:p text:style-name="Standard" loext:marker-style-name="T1"><text:span text:style-name="T1">Line 7: continuation of the description of the land boundaries;</text:span><text:span text:style-name="T1"/></text:p>
      <text:p text:style-name="Standard" loext:marker-style-name="T1"><text:span text:style-name="T1">Line 8: continuation and probably end of the description of the land boundaries; mention of the gold taken (</text:span><text:span text:style-name="T4">koṇṭa</text:span><text:span text:style-name="T1">) by the </text:span><text:span text:style-name="T5">nakarakallā</text:span><text:span text:style-name="T1"> (standard stone measure of Paḻuvūr? See #92 and #123 which mentions </text:span><text:span text:style-name="T4">nakarakallāl</text:span><text:span text:style-name="T1">) of Paḻuvūr; </text:span></text:p>
      <text:p text:style-name="Standard" loext:marker-style-name="T1"><text:span text:style-name="T1">Line 9: too fragmentary.</text:span><text:span text:style-name="T1"/></text:p>
      <text:p text:style-name="P1" loext:marker-style-name="T1"/>
      <text:p text:style-name="Standard" loext:marker-style-name="T1"><text:span text:style-name="T1">#80. a) Tiruvālantuṟai Mahādeva temple; b) on the southern façade of the sanctuary, on the eastern side of the niche of Dakṣiṇāmūrti, on the westernmost wall section; c) personally </text:span><text:soft-page-break/><text:span text:style-name="T1">located and read in situ; d) ARE 1926, no. 236; e) 19</text:span><text:span text:style-name="T15">th</text:span><text:span text:style-name="T1"> regnal year of </text:span><text:span text:style-name="T5">maturai koṇṭa</text:span><text:span text:style-name="T1"> Kōpparakesarivarman; f) Parāntaka I (</text:span><text:span text:style-name="T5">circa</text:span><text:span text:style-name="T1"> 926 A.D.); g) inscription not read with anyone.</text:span></text:p>
      <text:p text:style-name="P1" loext:marker-style-name="T1"/>
      <text:p text:style-name="Standard" loext:marker-style-name="T38"><text:span text:style-name="T38">(1) </text:span><text:span text:style-name="T37">svasti śrī</text:span></text:p>
      <text:p text:style-name="Standard" loext:marker-style-name="T38"><text:span text:style-name="T38">(2) maturai ko</text:span><text:span text:style-name="T38"/></text:p>
      <text:p text:style-name="Standard" loext:marker-style-name="T38"><text:span text:style-name="T38">(3) ṇṭa koppa</text:span><text:span text:style-name="T38"/></text:p>
      <text:p text:style-name="Standard" loext:marker-style-name="T38"><text:span text:style-name="T38">(4) rakecaripaṉmaṟ</text:span><text:span text:style-name="T38"/></text:p>
      <text:p text:style-name="Standard" loext:marker-style-name="T38"><text:span text:style-name="T38">(5) ku yāṇṭu 19 ˚ā</text:span><text:span text:style-name="T38"/></text:p>
      <text:p text:style-name="Standard" loext:marker-style-name="T38"><text:span text:style-name="T38">(6) vatu kuṉṟakkūṟṟattu</text:span><text:span text:style-name="T38"/></text:p>
      <text:p text:style-name="Standard" loext:marker-style-name="T38"><text:span text:style-name="T38">(7) </text:span><text:span text:style-name="T37">brahmade</text:span><text:span text:style-name="T38">yam ciṟu</text:span></text:p>
      <text:p text:style-name="Standard" loext:marker-style-name="T38"><text:span text:style-name="T38">(8)</text:span><text:span text:style-name="T1"><text:note text:id="ftn281" text:note-class="footnote"><text:note-citation>119</text:note-citation><text:note-body><text:p text:style-name="P3" loext:marker-style-name="T12"><text:span text:style-name="T12"><text:s/>From this line onwards, and up to line 17 included, the left side pilaster is inscribed.</text:span></text:p></text:note-body></text:note></text:span><text:span text:style-name="T38"> paḻuvūrt ti ‡ ruvālantuṟai </text:span><text:span text:style-name="T37">mahā</text:span></text:p>
      <text:p text:style-name="Standard" loext:marker-style-name="T38"><text:span text:style-name="T38">(9) </text:span><text:span text:style-name="T37">de</text:span><text:span text:style-name="T38">varkku ˚o ‡ ru nonttāviḷakku</text:span></text:p>
      <text:p text:style-name="Standard" loext:marker-style-name="T38"><text:span text:style-name="T38">(10) ca</text:span><text:span text:style-name="T37">ndrādi</text:span><text:span text:style-name="T38">val ‡ ˚erippatār viṟai</text:span></text:p>
      <text:p text:style-name="Standard" loext:marker-style-name="T38"><text:span text:style-name="T38">(11) kkūṟṟattu ˚u ‡ ppaḷappāṭi taṇṭi</text:span><text:span text:style-name="T38"/></text:p>
      <text:p text:style-name="Standard" loext:marker-style-name="T38"><text:span text:style-name="T38">(12) ˚a[ṭi]kaḷār ‡ ˚ivvūr </text:span><text:span text:style-name="T37">sabhai</text:span><text:span text:style-name="T38">yyā</text:span></text:p>
      <text:p text:style-name="Standard" loext:marker-style-name="T38"><text:span text:style-name="T38">(13) r vacam kuṭu ‡ tta cāvāmuvāppe</text:span><text:span text:style-name="T38"/></text:p>
      <text:p text:style-name="Standard" loext:marker-style-name="T38"><text:span text:style-name="T38">(14) rāṭu 90 ‡ ˚ittoṇṇūṟu ˚ā</text:span><text:span text:style-name="T38"/></text:p>
      <text:p text:style-name="Standard" loext:marker-style-name="T38"><text:span text:style-name="T38">(15) ṭṭālum ni ‡ catam nārāyattu</text:span><text:span text:style-name="T38"/></text:p>
      <text:p text:style-name="Standard" loext:marker-style-name="T38"><text:span text:style-name="T38">(16) ˚uḻakku ne ‡ y ˚aṭuvār ˚ānār</text:span><text:span text:style-name="T38"/></text:p>
      <text:p text:style-name="Standard" loext:marker-style-name="T38"><text:span text:style-name="T38">(17) ˚icciṟupa ‡ ḻuvūr </text:span><text:span text:style-name="T37">sabhai</text:span><text:span text:style-name="T38">yyā</text:span></text:p>
      <text:p text:style-name="Standard" loext:marker-style-name="T38"><text:span text:style-name="T38">(18) r [˚i]tu pa[ṉ]</text:span><text:span text:style-name="T37">māhe</text:span></text:p>
      <text:p text:style-name="Standard" loext:marker-style-name="T1"><text:span text:style-name="T1">(19) </text:span><text:span text:style-name="T4">śvara rakṣai</text:span><text:span text:style-name="T1"> ||</text:span></text:p>
      <text:p text:style-name="P1" loext:marker-style-name="T1"/>
      <text:p text:style-name="Standard" loext:marker-style-name="T1"><text:span text:style-name="T1">Fortune! Prosperity! This is the 19</text:span><text:span text:style-name="T15">th</text:span><text:span text:style-name="T1"> year of Kōpparakesarivarman who has taken Madurai. To Mahādeva of Tiruvalāntuṟai of Ciṟupaḻuvūr, a </text:span><text:span text:style-name="T4">brahmadeya</text:span><text:span text:style-name="T1"> of Kuṉṟakkūṟṟam, for a perpetual lamp (</text:span><text:span text:style-name="T4">oru nonttāviḷakku</text:span><text:span text:style-name="T1"> &gt; </text:span><text:span text:style-name="T4">oru nontāviḷakku</text:span><text:span text:style-name="T1">) to burn (</text:span><text:span text:style-name="T4">erippatār</text:span><text:span text:style-name="T1">) as long as the sun and the moon endure (</text:span><text:span text:style-name="T5">candrādival </text:span><text:span text:style-name="T1">&gt; </text:span><text:span text:style-name="T5">candrāditaval</text:span><text:span text:style-name="T1">), Taṇṭi Aṭikaḷ of Uppaḷappāṭi of Viṟaikkūṟṟam gave (</text:span><text:span text:style-name="T4">kuṭutta</text:span><text:span text:style-name="T1">) 90 undying and non-ageing (</text:span><text:span text:style-name="T4">cāvāmūvā</text:span><text:span text:style-name="T1">) great goats (</text:span><text:span text:style-name="T4">perāṭu</text:span><text:span text:style-name="T1">) in the care of (</text:span><text:span text:style-name="T4">vacam</text:span><text:span text:style-name="T1">) those of the Sabhā (</text:span><text:span text:style-name="T4">sabhaiyyār</text:span><text:span text:style-name="T1">); those of the Sabhā (</text:span><text:span text:style-name="T4">sabhaiyyār</text:span><text:span text:style-name="T1">) of this Ciṟupaḻuvūr will supply (</text:span><text:span text:style-name="T4">aṭuvār ānār</text:span><text:span text:style-name="T1">) an </text:span><text:span text:style-name="T4">uḻakku</text:span><text:span text:style-name="T1"> of </text:span><text:span text:style-name="T5">ghee</text:span><text:span text:style-name="T1"> (</text:span><text:span text:style-name="T4">ney</text:span><text:span text:style-name="T1">) by the </text:span><text:span text:style-name="T4">nārāyam</text:span><text:span text:style-name="T1"> [measure] every day (</text:span><text:span text:style-name="T4">nicatam</text:span><text:span text:style-name="T1">) with all these ninety (</text:span><text:span text:style-name="T4">ittoṇṇūṟu</text:span><text:span text:style-name="T1">) goats (</text:span><text:span text:style-name="T4">āṭṭālum</text:span><text:span text:style-name="T1">). This is under the protection of the Paṉmāheśvaras. </text:span></text:p>
      <text:p text:style-name="P1" loext:marker-style-name="T1"/>
      <text:p text:style-name="Standard" loext:marker-style-name="T1"><text:span text:style-name="T1">#81. a) Tiruvālantuṟai Mahādeva temple; b) on the southern façade of the sanctuary, on the eastern side of the niche of Dakṣiṇāmūrti, on the central wall section; c) personally located and read in situ; d) ARE 1926, no. 241; e) 22</text:span><text:span text:style-name="T15">nd</text:span><text:span text:style-name="T1"> regnal year of </text:span><text:span text:style-name="T5">maturai koṇṭa</text:span><text:span text:style-name="T1"> Kōpparakesarivarman; f) Parāntaka I (</text:span><text:span text:style-name="T5">circa</text:span><text:span text:style-name="T1"> 929 A.D.); g) inscription not read with anyone.</text:span></text:p>
      <text:p text:style-name="P1" loext:marker-style-name="T1"/>
      <text:p text:style-name="Standard" loext:marker-style-name="T1"><text:span text:style-name="T1">(1) </text:span><text:span text:style-name="T4">svasti </text:span></text:p>
      <text:p text:style-name="Standard" loext:marker-style-name="T1"><text:span text:style-name="T1">(2) </text:span><text:span text:style-name="T4">śrī</text:span><text:span text:style-name="T1"> maturai</text:span></text:p>
      <text:p text:style-name="Standard" loext:marker-style-name="T1"><text:span text:style-name="T1">(3) koṇṭa koppa</text:span><text:span text:style-name="T1"/></text:p>
      <text:p text:style-name="Standard" loext:marker-style-name="T1"><text:span text:style-name="T1">(4) rakesaripaṉma</text:span><text:span text:style-name="T1"/></text:p>
      <text:p text:style-name="Standard" loext:marker-style-name="T1"><text:span text:style-name="T1">(5) ṟkku yāṇṭu 20</text:span><text:span text:style-name="T1"/></text:p>
      <text:p text:style-name="Standard" loext:marker-style-name="T1"><text:span text:style-name="T1">(6) 2 ˚āvatu kuṉṟa</text:span><text:span text:style-name="T1"/></text:p>
      <text:p text:style-name="Standard" loext:marker-style-name="T1"><text:span text:style-name="T1">(7) kkūṟṟattu ciṟu</text:span><text:span text:style-name="T1"/></text:p>
      <text:p text:style-name="Standard" loext:marker-style-name="T1"><text:soft-page-break/><text:span text:style-name="T1">(8) paḻuvūrt tiru</text:span><text:span text:style-name="T1"/></text:p>
      <text:p text:style-name="Standard" loext:marker-style-name="T1"><text:span text:style-name="T1">(9) vālantuṟai </text:span><text:span text:style-name="T4">ma</text:span></text:p>
      <text:p text:style-name="Standard" loext:marker-style-name="T1"><text:span text:style-name="T1">(10) </text:span><text:span text:style-name="T4">hāde</text:span><text:span text:style-name="T1">vārkku tañ</text:span></text:p>
      <text:p text:style-name="Standard" loext:marker-style-name="T1"><text:span text:style-name="T1">(11) cāvūrk kaṇṭarāti</text:span><text:span text:style-name="T1"/></text:p>
      <text:p text:style-name="Standard" loext:marker-style-name="T1"><text:span text:style-name="T1">(12) ttar veḷattiṟ</text:span><text:span text:style-name="T1"/></text:p>
      <text:p text:style-name="Standard" loext:marker-style-name="T1"><text:span text:style-name="T1">(13) peṇṭāṭṭi nanti</text:span><text:span text:style-name="T1"/></text:p>
      <text:p text:style-name="Standard" loext:marker-style-name="T1"><text:span text:style-name="T1">(14) ṅkaṭatti vaicca</text:span><text:span text:style-name="T1"/></text:p>
      <text:p text:style-name="Standard" loext:marker-style-name="T1"><text:span text:style-name="T1">(15) ˚oru nottāviḷa</text:span><text:span text:style-name="T1"/></text:p>
      <text:p text:style-name="Standard" loext:marker-style-name="T1"><text:span text:style-name="T1">(16) kku ˚eriya ˚ivūr</text:span><text:span text:style-name="T1"/></text:p>
      <text:p text:style-name="Standard" loext:marker-style-name="T1"><text:span text:style-name="T1">(17) </text:span><text:span text:style-name="T4">sabhai</text:span><text:span text:style-name="T1">yār vaca</text:span></text:p>
      <text:p text:style-name="Standard" loext:marker-style-name="T1"><text:span text:style-name="T1">(18) m kuṭutta cāvā</text:span><text:span text:style-name="T1"/></text:p>
      <text:p text:style-name="Standard" loext:marker-style-name="T1"><text:span text:style-name="T1">(19) muvāperāṭu</text:span><text:span text:style-name="T1"/></text:p>
      <text:p text:style-name="Standard" loext:marker-style-name="T1"><text:span text:style-name="T1">(20) 90 ˚itto</text:span><text:span text:style-name="T1"/></text:p>
      <text:p text:style-name="Standard" loext:marker-style-name="T1"><text:span text:style-name="T1">(21) ṇṇūṟu ˚āṭṭāl</text:span><text:span text:style-name="T1"/></text:p>
      <text:p text:style-name="Standard" loext:marker-style-name="T1"><text:span text:style-name="T1">(21) lum nicatam nā</text:span><text:span text:style-name="T1"/></text:p>
      <text:p text:style-name="Standard" loext:marker-style-name="T1"><text:span text:style-name="T1">(22) X yattāl ˚uḻa</text:span><text:span text:style-name="T1"/></text:p>
      <text:p text:style-name="Standard" loext:marker-style-name="T1"><text:span text:style-name="T1">(23) X neyi ˚āṭṭu</text:span><text:span text:style-name="T1"/></text:p>
      <text:p text:style-name="Standard" loext:marker-style-name="T38"><text:span text:style-name="T38">(24) X X [˚a]nār ˚ic</text:span><text:span text:style-name="T38"/></text:p>
      <text:p text:style-name="Standard" loext:marker-style-name="T38"><text:span text:style-name="T38">(25) ci[ṟupaḻuvūr] </text:span><text:span text:style-name="T37">sa</text:span></text:p>
      <text:p text:style-name="Standard" loext:marker-style-name="T38"><text:span text:style-name="T38">(26) </text:span><text:span text:style-name="T37">bhai</text:span><text:span text:style-name="T38">y[ā]r ˚itta X</text:span></text:p>
      <text:p text:style-name="Standard" loext:marker-style-name="T38"><text:span text:style-name="T38">(27) </text:span><text:span text:style-name="T37">māhe</text:span><text:span text:style-name="T38">[</text:span><text:span text:style-name="T37">śva</text:span><text:span text:style-name="T38">] X X [</text:span><text:span text:style-name="T37">kṣai</text:span><text:span text:style-name="T38">]</text:span></text:p>
      <text:p text:style-name="P5" loext:marker-style-name="T38"/>
      <text:p text:style-name="Standard" loext:marker-style-name="T1"><text:span text:style-name="T1">Fortune! Prosperity! This is the 22</text:span><text:span text:style-name="T15">nd</text:span><text:span text:style-name="T1"> year of Kōpparakesarivarman who has taken Madurai. To Mahādeva of Tiruvalāntuṟai of Ciṟupaḻuvūr of Kuṉṟakkūṟṟam, a woman (</text:span><text:span text:style-name="T4">peṇṭāṭṭi</text:span><text:span text:style-name="T1">) of the women quarters (</text:span><text:span text:style-name="T4">vēḷattiṟ</text:span><text:span text:style-name="T1">) of Kaṇṭarātittar in Tañcāvūr, Nantiṅkaṭatti, placed (</text:span><text:span text:style-name="T4">vaicca</text:span><text:span text:style-name="T1">) to burn (</text:span><text:span text:style-name="T4">eriya</text:span><text:span text:style-name="T1">) one perpetual lamp (</text:span><text:span text:style-name="T4">oru nottāviḷakku</text:span><text:span text:style-name="T1"> &gt; </text:span><text:span text:style-name="T4">nontāviḷakku</text:span><text:span text:style-name="T1">), in the care (</text:span><text:span text:style-name="T4">vacam</text:span><text:span text:style-name="T1">) of those of the Sabhā (</text:span><text:span text:style-name="T4">sabhaiyār</text:span><text:span text:style-name="T1">) of this village (</text:span><text:span text:style-name="T4">ivūr</text:span><text:span text:style-name="T1">), gave (</text:span><text:span text:style-name="T4">kuṭutta</text:span><text:span text:style-name="T1">) 90 undying and non-ageing (</text:span><text:span text:style-name="T4">cāvāmūvā</text:span><text:span text:style-name="T1">) great goats (</text:span><text:span text:style-name="T4">perāṭu</text:span><text:span text:style-name="T1">); with all these ninety goats (</text:span><text:span text:style-name="T4">ittoṇṇūṟu āṭṭāllum</text:span><text:span text:style-name="T1">), those of the Sabhā (</text:span><text:span text:style-name="T4">sabhaiyār</text:span><text:span text:style-name="T1">) of Ciṟupaḻuvūr will supply (</text:span><text:span text:style-name="T4">āṭṭu</text:span><text:span text:style-name="T19">{{</text:span><text:span text:style-name="T4">vār</text:span><text:span text:style-name="T19">}}</text:span><text:span text:style-name="T4">anār</text:span><text:span text:style-name="T1">) one </text:span><text:span text:style-name="T4">uḻakku</text:span><text:span text:style-name="T1"> of </text:span><text:span text:style-name="T5">ghee</text:span><text:span text:style-name="T1"> (</text:span><text:span text:style-name="T4">neyi &gt; ney</text:span><text:span text:style-name="T1">) by the </text:span><text:span text:style-name="T4">nārāyam</text:span><text:span text:style-name="T1"> [measure] (</text:span><text:span text:style-name="T4">nārāyattāl</text:span><text:span text:style-name="T1">) everyday (</text:span><text:span text:style-name="T4">nicatam</text:span><text:span text:style-name="T1">). This is under the protection of the Panmāheśvaras.</text:span></text:p>
      <text:p text:style-name="P1" loext:marker-style-name="T1"/>
      <text:p text:style-name="Standard" loext:marker-style-name="T1"><text:span text:style-name="T1">#82. a) Tiruvālantuṟai Mahādeva temple; b) on the westernmost wall section of the southern façade of the sanctuary; c) personally located and read in situ; d) ARE 1926, no. 239; e) 26</text:span><text:span text:style-name="T15">th</text:span><text:span text:style-name="T1"> regnal year of </text:span><text:span text:style-name="T5">maturai koṇṭa</text:span><text:span text:style-name="T1"> Kōpparakesarivarman; f) Parāntaka I (</text:span><text:span text:style-name="T5">circa</text:span><text:span text:style-name="T1"> 933 A.D.); g) inscription not read with anyone.</text:span></text:p>
      <text:p text:style-name="P1" loext:marker-style-name="T1"/>
      <text:p text:style-name="Standard" loext:marker-style-name="T1"><text:span text:style-name="T1">(1) </text:span><text:span text:style-name="T4">svasti</text:span></text:p>
      <text:p text:style-name="Standard" loext:marker-style-name="T1"><text:span text:style-name="T1">(2) </text:span><text:span text:style-name="T4">śrī</text:span></text:p>
      <text:p text:style-name="Standard" loext:marker-style-name="T1"><text:span text:style-name="T1">(3) maturai</text:span><text:span text:style-name="T1"/></text:p>
      <text:p text:style-name="Standard" loext:marker-style-name="T1"><text:span text:style-name="T1">(4) koṇṭa ko</text:span><text:span text:style-name="T1"/></text:p>
      <text:p text:style-name="Standard" loext:marker-style-name="T1"><text:span text:style-name="T1">(5) pparakecaripa</text:span><text:span text:style-name="T4">nma</text:span><text:span text:style-name="T1">ṟ</text:span></text:p>
      <text:p text:style-name="Standard" loext:marker-style-name="T1"><text:span text:style-name="T1">(6) ku yāṇṭu 26</text:span><text:span text:style-name="T1"/></text:p>
      <text:p text:style-name="Standard" loext:marker-style-name="T1"><text:span text:style-name="T1">(7) ˚āvatu kuṉṟakkū</text:span><text:span text:style-name="T1"/></text:p>
      <text:p text:style-name="Standard" loext:marker-style-name="T1"><text:span text:style-name="T1">(8) ṟṟattu </text:span><text:span text:style-name="T4">brahmade</text:span><text:span text:style-name="T1">ya</text:span></text:p>
      <text:p text:style-name="Standard" loext:marker-style-name="T1"><text:span text:style-name="T1">(9) m ciṟupaḻuvūrt ti</text:span><text:span text:style-name="T1"/></text:p>
      <text:p text:style-name="Standard" loext:marker-style-name="T1"><text:span text:style-name="T1">(10) ruvālantuṟai </text:span><text:span text:style-name="T4">maha</text:span></text:p>
      <text:p text:style-name="Standard" loext:marker-style-name="T1"><text:soft-page-break/><text:span text:style-name="T1">(11) </text:span><text:span text:style-name="T4">de</text:span><text:span text:style-name="T1">[va]rkku ˚iṭaiyāṟ</text:span></text:p>
      <text:p text:style-name="Standard" loext:marker-style-name="T1"><text:span text:style-name="T1">(12) ṟuppātti[cū]rai</text:span><text:span text:style-name="T1"/></text:p>
      <text:p text:style-name="Standard" loext:marker-style-name="T1"><text:span text:style-name="T1">(13) kkuṭaiyāṉ ˚a[ṭi]kaṇi</text:span><text:span text:style-name="T1"/></text:p>
      <text:p text:style-name="Standard" loext:marker-style-name="T1"><text:span text:style-name="T1">(14) ḷavi vaitta non</text:span><text:span text:style-name="T1"/></text:p>
      <text:p text:style-name="Standard" loext:marker-style-name="T1"><text:span text:style-name="T1">(15) tāviḷakkoṉṟeriya</text:span><text:span text:style-name="T1"/></text:p>
      <text:p text:style-name="Standard" loext:marker-style-name="T1"><text:span text:style-name="T1">(16) vaitta cāvāmuvāppe</text:span><text:span text:style-name="T1"/></text:p>
      <text:p text:style-name="Standard" loext:marker-style-name="T1"><text:span text:style-name="T1">(17) {space} rāṭu 90 ˚itu</text:span><text:span text:style-name="T1"/></text:p>
      <text:p text:style-name="Standard" loext:marker-style-name="T1"><text:span text:style-name="T1">(18) {space} pa</text:span><text:span text:style-name="T4">nmāhe</text:span></text:p>
      <text:p text:style-name="Standard" loext:marker-style-name="T1"><text:span text:style-name="T1">(19) </text:span><text:span text:style-name="T4">śva</text:span><text:span text:style-name="T1">ra </text:span><text:span text:style-name="T4">rakṣai</text:span></text:p>
      <text:p text:style-name="P1" loext:marker-style-name="T1"/>
      <text:p text:style-name="Standard" loext:marker-style-name="T1"><text:span text:style-name="T1">Fortune! Prosperity! This is the 26</text:span><text:span text:style-name="T15">th</text:span><text:span text:style-name="T1"> year of Kōpparakesarivarman who has taken Madurai. To Mahādeva of Tiruvalāntuṟai of Ciṟupaḻuvūr, a </text:span><text:span text:style-name="T4">brahmadeya</text:span><text:span text:style-name="T1"> of Kuṉṟakkūṟṟam, lord (</text:span><text:span text:style-name="T4">uṭaiyāṉ</text:span><text:span text:style-name="T1">) of Iṭaiyāṟṟuppātticūrai, Aṭikaṇiḷavi, placed (</text:span><text:span text:style-name="T4">vaitta</text:span><text:span text:style-name="T1">) to burn (</text:span><text:span text:style-name="T4">eriya</text:span><text:span text:style-name="T1">) one (</text:span><text:span text:style-name="T4">oṉṟu</text:span><text:span text:style-name="T1">) perpetual lamp (</text:span><text:span text:style-name="T4">nontāviḷakku</text:span><text:span text:style-name="T1">), placed (</text:span><text:span text:style-name="T4">vaitta</text:span><text:span text:style-name="T1">) 90 undying and non-ageing great goats (</text:span><text:span text:style-name="T4">cāvāmūvāp perāṭu</text:span><text:span text:style-name="T1">). This is under the protection of the Panmāheśvaras.</text:span></text:p>
      <text:p text:style-name="P1" loext:marker-style-name="T1"/>
      <text:p text:style-name="Standard" loext:marker-style-name="T1"><text:span text:style-name="T1">#83 (#Ph83). a) Tiruvālantuṟai Mahādeva temple; b) on the wall section on the western side of the niche of Gaṇeśa on the southern façade of the </text:span><text:span text:style-name="T5">ardha-maṇḍapa</text:span><text:span text:style-name="T1">; c) personally located and read in situ; d) ARE 1895, no. 118; SII 5, no. 679; e) 5</text:span><text:span text:style-name="T15">th</text:span><text:span text:style-name="T1"> regnal year of Kōvirājakesarivarman; f) probably Sundaracōḻa (</text:span><text:span text:style-name="T5">circa</text:span><text:span text:style-name="T1"> 962 A.D.); g) first seven lines read with G. Vijayavenugopal; h) the inscription is unfinished, but the second part might have been on the same wall, on the other side of the niche of Gaṇeśa, today covered by the wall of the </text:span><text:span text:style-name="T5">maha-maṇḍapa</text:span><text:span text:style-name="T1">; the -</text:span><text:span text:style-name="T5">v</text:span><text:span text:style-name="T1">- and sometimes the -</text:span><text:span text:style-name="T5">p</text:span><text:span text:style-name="T1">- have an unusual form: they are curved in the middle.</text:span></text:p>
      <text:p text:style-name="P1" loext:marker-style-name="T1"/>
      <text:p text:style-name="Standard" loext:marker-style-name="T1"><text:span text:style-name="T1">(1) </text:span><text:span text:style-name="T4">svasti śrī</text:span><text:span text:style-name="T1"> kovirā</text:span><text:span text:style-name="T4">ja</text:span><text:span text:style-name="T1">ke</text:span><text:span text:style-name="T4">sa</text:span><text:span text:style-name="T1">rivaṉ</text:span></text:p>
      <text:p text:style-name="Standard" loext:marker-style-name="T38"><text:span text:style-name="T38">(2) makku yāṇṭu 5 [[˚āva]]tu </text:span><text:span text:style-name="T37">kuma</text:span><text:span text:style-name="T38"> X nā X</text:span></text:p>
      <text:p text:style-name="Standard" loext:marker-style-name="T38"><text:span text:style-name="T38">(3) ṟu kkuṉṟakkuṟṟattu </text:span><text:span text:style-name="T37">brahmade</text:span><text:span text:style-name="T38">ya</text:span><text:span text:style-name="T37">m</text:span><text:span text:style-name="T38"> ci[ṟu]</text:span></text:p>
      <text:p text:style-name="Standard" loext:marker-style-name="T38"><text:span text:style-name="T38">(4) [pa]ḻuvūr </text:span><text:span text:style-name="T37">sabhai</text:span><text:span text:style-name="T38">yom viṟṟa [˚ūr]nila vi</text:span></text:p>
      <text:p text:style-name="Standard" loext:marker-style-name="T38"><text:span text:style-name="T38">(5) l[ai]yāvaṇam ˚āṭikaḷ paḻuveṭṭaraiyar ma</text:span><text:span text:style-name="T38"/></text:p>
      <text:p text:style-name="Standard" loext:marker-style-name="T38"><text:span text:style-name="T38">(6) ṟavaṉ kaṇ[ṭa]ṉārkku viṟṟukkuṭutta ˚ūrāva</text:span><text:span text:style-name="T38"/></text:p>
      <text:p text:style-name="Standard" loext:marker-style-name="T38"><text:span text:style-name="T38">(7) tu kuṉṟakkuṟṟattu </text:span><text:span text:style-name="T37">brahmade</text:span><text:span text:style-name="T38">yam cemputaṟkuṭi</text:span></text:p>
      <text:p text:style-name="Standard" loext:marker-style-name="T38"><text:span text:style-name="T38">(8) X cemputaṟkuṭi nilattukku kiḻpāṟkellai [[tā]]</text:span><text:span text:style-name="T38"/></text:p>
      <text:p text:style-name="Standard" loext:marker-style-name="T38"><text:span text:style-name="T38">(9) pameṉṟu [p]er collappaṭukiṉṟa ˚ūrnilattu</text:span><text:span text:style-name="T38"/></text:p>
      <text:p text:style-name="Standard" loext:marker-style-name="T38"><text:span text:style-name="T38">(10) [[kku]][m] kaṭalaikuṭi ˚ūrnilattukku mekkut teṉp[ā]</text:span><text:span text:style-name="T38"/></text:p>
      <text:p text:style-name="Standard" loext:marker-style-name="T38"><text:span text:style-name="T38">(11) [[ṟ]]kellai ˚ikkaṭalaikuṭi ˚ū[ni]lattukkum kūḷapāṭi</text:span><text:span text:style-name="T38"/></text:p>
      <text:p text:style-name="Standard" loext:marker-style-name="T38"><text:span text:style-name="T38">(12) [[˚ū]]rnilattukkum melpāṟkellai ˚ik</text:span><text:span text:style-name="T38"/></text:p>
      <text:p text:style-name="Standard" loext:marker-style-name="T38"><text:span text:style-name="T38">(13) kūḷappāṭi ˚ūrnilattukkum ˚uṟattū</text:span><text:span text:style-name="T38"/></text:p>
      <text:p text:style-name="Standard" loext:marker-style-name="T38"><text:span text:style-name="T38">(14) r ˚ūrnilattukkum kiḻakku vaṭapāṟ[ke]</text:span><text:span text:style-name="T38"/></text:p>
      <text:p text:style-name="Standard" loext:marker-style-name="T38"><text:span text:style-name="T38">(15) llai ˚ivvuṟattūr ˚ūrnilattukkum</text:span><text:span text:style-name="T38"/></text:p>
      <text:p text:style-name="Standard" loext:marker-style-name="T38"><text:span text:style-name="T38">(16) [[tāpa]][mākiya] [[˚ūrnilattukkum]]</text:span><text:span text:style-name="T38"/></text:p>
      <text:p text:style-name="Standard" loext:marker-style-name="T38"><text:span text:style-name="T38">(17) teṟku ˚ivvicaitta perunāṉke</text:span><text:span text:style-name="T38"/></text:p>
      <text:p text:style-name="Standard" loext:marker-style-name="T38"><text:span text:style-name="T38">(18) llaiyuḷakapaṭṭa nilam vaḷaiyiṟ cuṟṟu</text:span><text:span text:style-name="T38"/></text:p>
      <text:p text:style-name="Standard" loext:marker-style-name="T38"><text:span text:style-name="T38">(19) muṟṟu muṇṇilamoḻiviṉṟiye ni</text:span><text:span text:style-name="T38"/></text:p>
      <text:p text:style-name="Standard" loext:marker-style-name="T38"><text:span text:style-name="T38">(20) rnilamum puṉceyum meṉceyyu</text:span><text:span text:style-name="T38"/></text:p>
      <text:p text:style-name="Standard" loext:marker-style-name="T38"><text:span text:style-name="T38">(21) m kiṇaṟum kuḷamuṅ koṭṭakāramum maṉ</text:span><text:span text:style-name="T38"/></text:p>
      <text:p text:style-name="Standard" loext:marker-style-name="T38"><text:span text:style-name="T38">(22) ṟuṅ kaṉṟumey pāḻum puṟṟun teṟṟ[[i]]</text:span><text:span text:style-name="T38"/></text:p>
      <text:p text:style-name="Standard" loext:marker-style-name="T38"><text:soft-page-break/><text:span text:style-name="T38">(23) yum cuṭukāṭum ˚uṭpaṭa maṟṟum ep</text:span><text:span text:style-name="T38"/></text:p>
      <text:p text:style-name="Standard" loext:marker-style-name="T38"><text:span text:style-name="T38">(24) perppaṭṭa nilamum ˚innilam eḻun</text:span><text:span text:style-name="T38"/></text:p>
      <text:p text:style-name="Standard" loext:marker-style-name="T38"><text:span text:style-name="T38">(25) ta maramum marappayaṉum maṟṟum u</text:span><text:span text:style-name="T38"/></text:p>
      <text:p text:style-name="Standard" loext:marker-style-name="T38"><text:span text:style-name="T38">(26) ṭumpoṭi yāmai tavaḻntate</text:span><text:span text:style-name="T38"/></text:p>
      <text:p text:style-name="Standard" loext:marker-style-name="T38"><text:span text:style-name="T38">(27) pperppaṭṭatum nāṅkaḷ ˚ic</text:span><text:span text:style-name="T38"/></text:p>
      <text:p text:style-name="Standard" loext:marker-style-name="T38"><text:span text:style-name="T38">(28) cempūtakkuṭi </text:span><text:span text:style-name="T37">sabhai</text:span><text:span text:style-name="T38">yār [paka]</text:span></text:p>
      <text:p text:style-name="P5" loext:marker-style-name="T38"/>
      <text:p text:style-name="Standard" loext:marker-style-name="T1"><text:span text:style-name="T1">Fortune! Prosperity! This is the 5</text:span><text:span text:style-name="T15">th</text:span><text:span text:style-name="T1"> year of Kōvirājakesarivarman. [ku</text:span><text:span text:style-name="T4">maga</text:span><text:span text:style-name="T1">nāyaṟu?]. We the Sabhā (</text:span><text:span text:style-name="T4">sabhaiyōm</text:span><text:span text:style-name="T1">) of Ciṟupaḻuvūr, a </text:span><text:span text:style-name="T4">brahmadeya</text:span><text:span text:style-name="T1"> of Kuṉṟakkūṟṟam, sold (</text:span><text:span text:style-name="T4">viṟṟa</text:span><text:span text:style-name="T1">) a village-land (</text:span><text:span text:style-name="T4">ūrnilam</text:span><text:span text:style-name="T1">); having sold (</text:span><text:span text:style-name="T4">viṟṟu</text:span><text:span text:style-name="T1">), [we] gave (</text:span><text:span text:style-name="T4">kuṭutta</text:span><text:span text:style-name="T1">) to Aṭikaḷ (</text:span><text:span text:style-name="T4">āṭikaḷ &gt; aṭikaḷ</text:span><text:span text:style-name="T1">) Paḻuvēṭṭaraiyar Maṟavaṉ Kaṇṭaṉār [with a] sale document (</text:span><text:span text:style-name="T4">vilaiyāvaṇam</text:span><text:span text:style-name="T1">), that which is the village (</text:span><text:span text:style-name="T4">ūrāvatu</text:span><text:span text:style-name="T1">) of Cemputaṟkuṭi, a </text:span><text:span text:style-name="T4">brahmadeya</text:span><text:span text:style-name="T1"> of Kuṉṟakkūṟṟam; the eastern side boundary (</text:span><text:span text:style-name="T4">kīḻpāṟkellai</text:span><text:span text:style-name="T1">) to the land of Cemputaṟkuṭi [is] to the west (</text:span><text:span text:style-name="T4">mēkku</text:span><text:span text:style-name="T19"> &gt; </text:span><text:span text:style-name="T4">mērkku</text:span><text:span text:style-name="T1">) of the village-land (</text:span><text:span text:style-name="T5">ūrnilattukku</text:span><text:span text:style-name="T1">) of Kaḷalaikuṭi and of the village-land which is called (</text:span><text:span text:style-name="T4">collappaṭukiṉṟa</text:span><text:span text:style-name="T1">) by the name (</text:span><text:span text:style-name="T4">pēr</text:span><text:span text:style-name="T1">) “Tāpam” (</text:span><text:span text:style-name="T4">tāpam-eṉṟu</text:span><text:span text:style-name="T1">); the southern side boundary (</text:span><text:span text:style-name="T4">teṉpāṟkellai</text:span><text:span text:style-name="T1">) [is] to the {{north of}} the village-land of Kūḷapāṭi and to the village-land of this Kaṭalaikuṭi; the western side boundary (</text:span><text:span text:style-name="T4">mēlpāṟkellai</text:span><text:span text:style-name="T1">) [is] to the east (</text:span><text:span text:style-name="T4">kīḻakku</text:span><text:span text:style-name="T1">) of the village-land of Ūrattūr and the village-land of this Kūḷappāṭi; the northern side boundary (</text:span><text:span text:style-name="T4">vaṭapāṟkellai</text:span><text:span text:style-name="T1">) [is] to the south (</text:span><text:span text:style-name="T4">teṟku</text:span><text:span text:style-name="T1">) of the village-land which became (</text:span><text:span text:style-name="T4">ākiya</text:span><text:span text:style-name="T1">) Tāpam and to the village-land of this Uṟattūr; the land which falls inside these four great boundaries (</text:span><text:span text:style-name="T5">perunāṉkellaiyuḷaka</text:span><text:span text:style-name="T4">paṭṭa</text:span><text:span text:style-name="T19">)</text:span><text:span text:style-name="T1"> have thus been divided (</text:span><text:span text:style-name="T4">ivvicaitta</text:span><text:span text:style-name="T1">); without exemption (</text:span><text:span text:style-name="T4">oḻiviṉṟiyē</text:span><text:span text:style-name="T1">) of the land inside (</text:span><text:span text:style-name="T4">uṇṇilam</text:span><text:span text:style-name="T1">) the entire area (</text:span><text:span text:style-name="T4">vaḷaiyil cuṟṟu muṟṟum</text:span><text:span text:style-name="T1">); the land (</text:span><text:span text:style-name="T4">nilamum</text:span><text:span text:style-name="T1">) and whatever (</text:span><text:span text:style-name="T4">maṟṟum eppērppaṭṭa</text:span><text:span text:style-name="T1">) is included (</text:span><text:span text:style-name="T4">uḷpaṭa</text:span><text:span text:style-name="T1">): wet lands (</text:span><text:span text:style-name="T4">nīrnilam</text:span><text:span text:style-name="T1">), dry lands (</text:span><text:span text:style-name="T4">puṉceyum</text:span><text:span text:style-name="T1">), wet lands (</text:span><text:span text:style-name="T4">meṉceyum</text:span><text:span text:style-name="T1">), water channels (</text:span><text:span text:style-name="T4">kiṇaṟum</text:span><text:span text:style-name="T1">), tanks (</text:span><text:span text:style-name="T4">kuḷamum</text:span><text:span text:style-name="T1">), granaries (</text:span><text:span text:style-name="T4">koṭṭakāramum</text:span><text:span text:style-name="T1">), cow stalls (</text:span><text:span text:style-name="T4">maṉṟum</text:span><text:span text:style-name="T1">) and the calves (</text:span><text:span text:style-name="T4">kaṉṟumēy</text:span><text:span text:style-name="T1">), the barren lands (</text:span><text:span text:style-name="T4">pāḻum</text:span><text:span text:style-name="T1">), the ant-hills (</text:span><text:span text:style-name="T4">puṟṟum</text:span><text:span text:style-name="T1">), the mounds (</text:span><text:span text:style-name="T4">teṟṟiyum</text:span><text:span text:style-name="T1">), the burning grounds (</text:span><text:span text:style-name="T4">cuṭukāṭum</text:span><text:span text:style-name="T1">), the trees (</text:span><text:span text:style-name="T4">maramum</text:span><text:span text:style-name="T1">) which grow (</text:span><text:span text:style-name="T4">eḻunta</text:span><text:span text:style-name="T1">) in this land (</text:span><text:span text:style-name="T4">innilam</text:span><text:span text:style-name="T1">) and the wealth (i.e. fruits) of the trees (</text:span><text:span text:style-name="T4">marappayaṉum</text:span><text:span text:style-name="T1">), uncultivated lands (lit. the land where the turtles (</text:span><text:span text:style-name="T4">āmai</text:span><text:span text:style-name="T1">) crawl (</text:span><text:span text:style-name="T4">tavaḻntatu</text:span><text:span text:style-name="T1">) and the lizzards (</text:span><text:span text:style-name="T4">uṭumpu</text:span><text:span text:style-name="T1">) run (</text:span><text:span text:style-name="T4">ōṭi</text:span><text:span text:style-name="T1">)) and whatever name (</text:span><text:span text:style-name="T4">eppērppaṭṭatum</text:span><text:span text:style-name="T1">) besides (</text:span><text:span text:style-name="T4">maṟṟum</text:span><text:span text:style-name="T1">), we (</text:span><text:span text:style-name="T4">naṅkaḷ</text:span><text:span text:style-name="T1">) of the Sabhā (</text:span><text:span text:style-name="T4">sabhaiyār</text:span><text:span text:style-name="T1">) of Cempūtakkuṭi …</text:span></text:p>
      <text:p text:style-name="P1" loext:marker-style-name="T1"/>
      <text:p text:style-name="Standard" loext:marker-style-name="T1"><text:span text:style-name="T1">#84. a) Tiruvālantuṟai Mahādeva temple; b) on the round part of the base (</text:span><text:span text:style-name="T5">kumuda</text:span><text:span text:style-name="T1">) of the southern façade of the </text:span><text:span text:style-name="T4">ardha-maṇḍapa</text:span><text:span text:style-name="T1">; the first line starts on the </text:span><text:span text:style-name="T4">ardha-maṇḍapa</text:span><text:span text:style-name="T1">, but the subsequent lines begin a little before, on the sanctuary; c) personally located and read in situ; d) ARE 1926, no. 242; SII 13, no. 188; e) 8</text:span><text:span text:style-name="T15">th</text:span><text:span text:style-name="T1"> regnal year of Kōvirājakesarivarman; f) king difficult to identify; g) inscription not read with anyone; h) many passages are no longer legible, covered with a layer of grease from the lamps burning in front of Gaṇapati, but the editors of SII could read them; the right side of the inscription is built over.</text:span></text:p>
      <text:p text:style-name="P1" loext:marker-style-name="T1"/>
      <text:p text:style-name="Standard" loext:marker-style-name="T1"><text:span text:style-name="T1">(1) </text:span><text:span text:style-name="T4">svasti śrī</text:span><text:span text:style-name="T1"> kovirā</text:span><text:span text:style-name="T4">ja</text:span><text:span text:style-name="T1">ke</text:span><text:span text:style-name="T4">sa</text:span><text:span text:style-name="T1">riva</text:span><text:span text:style-name="T4">nma</text:span><text:span text:style-name="T1">kku yāṇṭu 8 ˚āvatu [[kuṉṟa]][kkūṟṟa][[tu </text:span><text:span text:style-name="T4">brahmade</text:span><text:span text:style-name="T1">]]yam ciṟupaḻuvūr [[</text:span><text:span text:style-name="T4">brahma</text:span><text:span text:style-name="T1">ṇa]]n cāvānti [[tāmotiran koṟṟaṉeṉ ˚ivvūr tiruvālan]] {built over}</text:span></text:p>
      <text:p text:style-name="Standard" loext:marker-style-name="T1"><text:span text:style-name="T1">(2) kkiḻ vāykkā ‡ li vaṭavāy ‡ kkāl nāṉ v[i]ṟṟuk kuṭutta nilattukku kiḻpālkkellai ˚ivvūr [cā][[vā]][nti] [[nārāyaṇa]]n pāṇṭa[[ṉum]][t tam][[pimārum]] nilattu[kku] [[me]][kku][[m tenpālkkellai ˚ivvūr]] {built over}</text:span><text:span text:style-name="T1"/></text:p>
      <text:p text:style-name="Standard" loext:marker-style-name="T1"><text:soft-page-break/><text:span text:style-name="T1">(3) tāṉp pe</text:span><text:span text:style-name="T1"><text:note text:id="ftn282" text:note-class="footnote"><text:note-citation>120</text:note-citation><text:note-body><text:p text:style-name="P3" loext:marker-style-name="T11"><text:span text:style-name="T12"><text:s/></text:span><text:span text:style-name="T11">The vowel –</text:span><text:span text:style-name="T13">e</text:span><text:span text:style-name="T11"> is engraved before the first –</text:span><text:span text:style-name="T13">p</text:span><text:span text:style-name="T11"> while it should be before the second –</text:span><text:span text:style-name="T13">p</text:span><text:span text:style-name="T11">.</text:span></text:p></text:note-body></text:note></text:span><text:span text:style-name="T1">rumakka ‡ ḷ nilattu ‡ kku kiḻakkum vaṭapāṟkkellai ˚ivūr cāvānti tevan </text:span><text:span text:style-name="T4">subrahmaṇya</text:span><text:span text:style-name="T1">n ṉi[lattukku te]ṟkkum ˚iv[[vi]]c[ai]tta perunā[n]kke</text:span><text:span text:style-name="T1"><text:note text:id="ftn283" text:note-class="footnote"><text:note-citation>121</text:note-citation><text:note-body><text:p text:style-name="P3" loext:marker-style-name="T12"><text:span text:style-name="T12"><text:s/></text:span><text:span text:style-name="T11">The vowel –</text:span><text:span text:style-name="T13">e</text:span><text:span text:style-name="T11"> is engraved before the first –</text:span><text:span text:style-name="T13">k</text:span><text:span text:style-name="T11"> while it should be before the second –</text:span><text:span text:style-name="T13">k</text:span><text:span text:style-name="T11">.</text:span></text:p></text:note-body></text:note></text:span><text:span text:style-name="T1">llaiyuḷakappa[ṭṭa] [[uṇṇilam oḻiviṉṟi taṭi ˚iraṇṭa]] {built over}</text:span></text:p>
      <text:p text:style-name="Standard" loext:marker-style-name="T1"><text:span text:style-name="T1">(4) ñcaraikkum viṟṟu ‡ vilaiyā ‡ vaṇam caitu kuṭutten tāmotiran koṟṟaṉen [˚ittiruvā]lantuṟai [[</text:span><text:span text:style-name="T4">caṇḍeśade</text:span><text:span text:style-name="T1">vakku ˚itu </text:span><text:span text:style-name="T4">panmāheśvara rakṣai</text:span><text:span text:style-name="T1"> ||]]</text:span></text:p>
      <text:p text:style-name="P1" loext:marker-style-name="T1"/>
      <text:p text:style-name="Standard" loext:marker-style-name="T1"><text:span text:style-name="T1">Fortune! Prosperity! This is the 8</text:span><text:span text:style-name="T15">th</text:span><text:span text:style-name="T1"> year of Kōvirājakesarivarman. I, a Brahmaṇan of Ciṟupaḻuvūr, a </text:span><text:span text:style-name="T4">brahmadeya</text:span><text:span text:style-name="T1"> of Kuṉṟakkūṟṟam, Cāvānti Tāmotiran Kōṟṟaṉ, … Tiruvālan{{tuṟai}} of this village (</text:span><text:span text:style-name="T4">ivvūr</text:span><text:span text:style-name="T1">) … the northern channel (</text:span><text:span text:style-name="T4">vaṭavāykkāl</text:span><text:span text:style-name="T1">) in the eastern channel (</text:span><text:span text:style-name="T4">kīḻ vāykkāli &gt; vāykkālil</text:span><text:span text:style-name="T1">) … having bought (</text:span><text:span text:style-name="T4">viṟṟu</text:span><text:span text:style-name="T1">), I (</text:span><text:span text:style-name="T4">nāṉ</text:span><text:span text:style-name="T1">) gave (</text:span><text:span text:style-name="T4">kuṭutta</text:span><text:span text:style-name="T1">) [the following land]: the eastern side boundary (</text:span><text:span text:style-name="T4">kīḻpālkkellai &gt; kīḻpāṟkkellai</text:span><text:span text:style-name="T1">) of the land (</text:span><text:span text:style-name="T4">nilattukku</text:span><text:span text:style-name="T1">) is to the west (</text:span><text:span text:style-name="T4">mēkkum</text:span><text:span text:style-name="T19"> &gt; </text:span><text:span text:style-name="T4">mērkkum</text:span><text:span text:style-name="T1">) of the land of Cāvānti Nārāyaṇan Pāṇṭaṉ and his younger brother (</text:span><text:span text:style-name="T4">tampimārum</text:span><text:span text:style-name="T1">) of this village (</text:span><text:span text:style-name="T4">ivvūr</text:span><text:span text:style-name="T1">); the southern side boundary (</text:span><text:span text:style-name="T4">tenpālkkellai &gt; tenpāṟkkellai</text:span><text:span text:style-name="T1">) …; … is to the east (</text:span><text:span text:style-name="T4">kīḻakkum</text:span><text:span text:style-name="T1">) of the land (</text:span><text:span text:style-name="T4">nilattukku</text:span><text:span text:style-name="T1">) of …taṉ Perumakkaḷ (the great people); the northern side boundary (</text:span><text:span text:style-name="T4">vaṭapāṟkkellai</text:span><text:span text:style-name="T1">) is to the south (</text:span><text:span text:style-name="T5">teṟkkum</text:span><text:span text:style-name="T1">) of the land (</text:span><text:span text:style-name="T4">nilattukku</text:span><text:span text:style-name="T1">) of Cāvānti Tēvan Subrahmaṇyan of this village (</text:span><text:span text:style-name="T4">ivūr &gt; ivvūr</text:span><text:span text:style-name="T1">); having exempted (</text:span><text:span text:style-name="T4">oḻiviṉṟi</text:span><text:span text:style-name="T1">) the inner land (</text:span><text:span text:style-name="T4">uṇṇilam</text:span><text:span text:style-name="T1">) which falls inside (</text:span><text:span text:style-name="T4">akappaṭṭa</text:span><text:span text:style-name="T1">) the four great boundaries (</text:span><text:span text:style-name="T4">perunānkellaiuḷ</text:span><text:span text:style-name="T1">) which have been thus divided (</text:span><text:span text:style-name="T4">ivvicaitta</text:span><text:span text:style-name="T1">), two (</text:span><text:span text:style-name="T4">iraṇṭa</text:span><text:span text:style-name="T1">) measuring rods (</text:span><text:span text:style-name="T4">taṭi</text:span><text:span text:style-name="T1">?) … having bought (</text:span><text:span text:style-name="T4">viṟṟu</text:span><text:span text:style-name="T1">) for half {{</text:span><text:span text:style-name="T5">kaḻañcu</text:span><text:span text:style-name="T1">}} ({{</text:span><text:span text:style-name="T5">kaḻañ</text:span><text:span text:style-name="T1">}}</text:span><text:span text:style-name="T5">c</text:span><text:span text:style-name="T4">araikku</text:span><text:span text:style-name="T1">) … , having made (</text:span><text:span text:style-name="T4">caitu &gt; ceytu</text:span><text:span text:style-name="T1">) a sale agreement (</text:span><text:span text:style-name="T4">vilaiyāvaṇam</text:span><text:span text:style-name="T1">), I Tāmotiran Kōṟṟan gave (</text:span><text:span text:style-name="T4">kuṭuttēn</text:span><text:span text:style-name="T1">) to Caṇḍeśvara of this Tiruvālantuṟai. This is under the protection of the Panmāheśvaras.</text:span></text:p>
      <text:p text:style-name="P1" loext:marker-style-name="T1"/>
      <text:p text:style-name="Standard" loext:marker-style-name="T1"><text:span text:style-name="T1">#85. a) Tiruvālantuṟai Mahādeva temple; b) on the easternmost wall section of the southern façade of the sanctuary; c) personally located and read in situ; d) ARE 1926, no. 240; SII 13, no. 210; e) 10</text:span><text:span text:style-name="T15">th</text:span><text:span text:style-name="T1"> regnal year of Kōvirājakesarivarman; f) king difficult to identify; g) inscription not read with anyone.</text:span></text:p>
      <text:p text:style-name="P1" loext:marker-style-name="T1"/>
      <text:p text:style-name="Standard" loext:marker-style-name="T1"><text:span text:style-name="T1">(1) </text:span><text:span text:style-name="T4">svasti śrī</text:span></text:p>
      <text:p text:style-name="Standard" loext:marker-style-name="T1"><text:span text:style-name="T1">(2) kovirā</text:span><text:span text:style-name="T4">ja</text:span><text:span text:style-name="T1">ke</text:span></text:p>
      <text:p text:style-name="Standard" loext:marker-style-name="T1"><text:span text:style-name="T1">(3) </text:span><text:span text:style-name="T4">sa</text:span><text:span text:style-name="T1">ripaṉmaṟku</text:span></text:p>
      <text:p text:style-name="Standard" loext:marker-style-name="T1"><text:span text:style-name="T1">(4) yāṇṭu 10 ˚ā</text:span><text:span text:style-name="T1"/></text:p>
      <text:p text:style-name="Standard" loext:marker-style-name="T1"><text:span text:style-name="T1">(5) vatu kuṉṟakkūṟṟa</text:span><text:span text:style-name="T1"/></text:p>
      <text:p text:style-name="Standard" loext:marker-style-name="T1"><text:span text:style-name="T1">(6) ttu </text:span><text:span text:style-name="T4">brahmade</text:span><text:span text:style-name="T1">ya</text:span></text:p>
      <text:p text:style-name="Standard" loext:marker-style-name="T1"><text:span text:style-name="T1">(7) m ciṟupaḻuvūrt ti</text:span><text:span text:style-name="T1"/></text:p>
      <text:p text:style-name="Standard" loext:marker-style-name="T1"><text:span text:style-name="T1">(8) ruvālantuṟai </text:span><text:span text:style-name="T4">maha</text:span></text:p>
      <text:p text:style-name="Standard" loext:marker-style-name="T1"><text:span text:style-name="T1">(9) </text:span><text:span text:style-name="T4">de</text:span><text:span text:style-name="T1">varkku nontāvi</text:span></text:p>
      <text:p text:style-name="Standard" loext:marker-style-name="T1"><text:span text:style-name="T1">(10) ḷakku ˚oṉ[ṟ]ṟu [˚eri]ya</text:span><text:span text:style-name="T1"/></text:p>
      <text:p text:style-name="Standard" loext:marker-style-name="T1"><text:span text:style-name="T1">(11) paḻuvūr nakaṉ kāṭa</text:span><text:span text:style-name="T1"/></text:p>
      <text:p text:style-name="Standard" loext:marker-style-name="T1"><text:span text:style-name="T1">(12) nār iv ‡ vūr </text:span><text:span text:style-name="T4">sabhai</text:span><text:span text:style-name="T1">yār vacam</text:span></text:p>
      <text:p text:style-name="Standard" loext:marker-style-name="T1"><text:span text:style-name="T1">(13) kuṭutta ‡ cāvāmuvā perāṭu</text:span><text:span text:style-name="T1"/></text:p>
      <text:p text:style-name="Standard" loext:marker-style-name="T1"><text:span text:style-name="T1">(14) 90 ‡ ˚ittoṇṇūṟu</text:span><text:span text:style-name="T1"/></text:p>
      <text:p text:style-name="Standard" loext:marker-style-name="T1"><text:span text:style-name="T1">(15) ˚āṭṭā ‡ lum nicatam nārā</text:span><text:span text:style-name="T1"/></text:p>
      <text:p text:style-name="Standard" loext:marker-style-name="T1"><text:span text:style-name="T1">(16) yattā ‡ l ˚uḻakku ney aṭ</text:span><text:span text:style-name="T1"/></text:p>
      <text:p text:style-name="Standard" loext:marker-style-name="T1"><text:soft-page-break/><text:span text:style-name="T1">(17) ṭuvo ‡ m ˚ānom [[˚icciṟu]]</text:span><text:span text:style-name="T1"/></text:p>
      <text:p text:style-name="Standard" loext:marker-style-name="T1"><text:span text:style-name="T1">(18) paḻu ‡ vūr </text:span><text:span text:style-name="T4">sabhai</text:span><text:span text:style-name="T1">yom [˚i]</text:span></text:p>
      <text:p text:style-name="Standard" loext:marker-style-name="T1"><text:span text:style-name="T1">(19) tu pa</text:span><text:span text:style-name="T4">nma ‡ heśvara </text:span><text:span text:style-name="T1">[</text:span><text:span text:style-name="T4">rakṣai</text:span><text:span text:style-name="T1">]</text:span></text:p>
      <text:p text:style-name="P1" loext:marker-style-name="T1"/>
      <text:p text:style-name="Standard" loext:marker-style-name="T1"><text:span text:style-name="T1">Fortune! Prosperity! This is the 10</text:span><text:span text:style-name="T15">th</text:span><text:span text:style-name="T1"> year of Kōvirājakesarivarman. To Mahādeva (</text:span><text:span text:style-name="T5">mahadeva</text:span><text:span text:style-name="T1"> &gt; </text:span><text:span text:style-name="T5">mahādeva</text:span><text:span text:style-name="T1">) of Tiruvālantuṟai of Ciṟupaḻuvūr, a </text:span><text:span text:style-name="T4">brahmadeya</text:span><text:span text:style-name="T1"> of Kuṉṟakkūṟṟam, to burn (</text:span><text:span text:style-name="T4">eriya</text:span><text:span text:style-name="T1">) one (</text:span><text:span text:style-name="T4">oṉṟṟu &gt; oṉṟu</text:span><text:span text:style-name="T1">) perpetual lamp (</text:span><text:span text:style-name="T4">nontāviḷakku</text:span><text:span text:style-name="T1">), Nakaṉ Kāṭanār of Paḻuvūr, gave (</text:span><text:span text:style-name="T4">kuṭutta</text:span><text:span text:style-name="T1">) 90 undying and non-ageing (</text:span><text:span text:style-name="T4">cāvāmuvā</text:span><text:span text:style-name="T1">) great goats (</text:span><text:span text:style-name="T4">perāṭu</text:span><text:span text:style-name="T1">) in the care of (</text:span><text:span text:style-name="T4">vacam</text:span><text:span text:style-name="T19">)</text:span><text:span text:style-name="T1"> those of the Sabhā (</text:span><text:span text:style-name="T4">sabhaiyār</text:span><text:span text:style-name="T1">) of this town (</text:span><text:span text:style-name="T4">ivvūr</text:span><text:span text:style-name="T1">); we, the Sabhā (</text:span><text:span text:style-name="T4">sabhaiyōm</text:span><text:span text:style-name="T1">) of this Ciṟupaḻuvūr, will have to supply (</text:span><text:span text:style-name="T4">aṭṭuvōmāṉōm</text:span><text:span text:style-name="T1">) one </text:span><text:span text:style-name="T4">uḻakku</text:span><text:span text:style-name="T1"> of </text:span><text:span text:style-name="T5">ghee</text:span><text:span text:style-name="T1"> (</text:span><text:span text:style-name="T4">ney</text:span><text:span text:style-name="T1">) by the </text:span><text:span text:style-name="T4">nārāyam</text:span><text:span text:style-name="T1"> [measure] (</text:span><text:span text:style-name="T4">nārāyattāl</text:span><text:span text:style-name="T1">) every day (</text:span><text:span text:style-name="T4">nicatam</text:span><text:span text:style-name="T1">) with all these ninety goats (</text:span><text:span text:style-name="T4">ittoṇṇūṟu āṭṭālum</text:span><text:span text:style-name="T1">). This is under the protection of the Panmāheśvaras (</text:span><text:span text:style-name="T5">panmaheśvara</text:span><text:span text:style-name="T1"> &gt; </text:span><text:span text:style-name="T5">panmāheśvara</text:span><text:span text:style-name="T1">).</text:span></text:p>
      <text:p text:style-name="P1" loext:marker-style-name="T1"/>
      <text:p text:style-name="Standard" loext:marker-style-name="T1"><text:span text:style-name="T1">#86. a) Tiruvālantuṟai Mahādeva temple; b) of the southern façade of the sanctuary, on the western side of the niche of Dakṣiṇāmūrti, on the central wall section; c) personally located and read in situ; d) ARE 1926, no. 238; SII 19, no. 144; e) 5</text:span><text:span text:style-name="T15">th</text:span><text:span text:style-name="T1"> regnal year of Kōpparakesarivarman; f) king difficult to identify; g) inscription not read with anyone.</text:span></text:p>
      <text:p text:style-name="P1" loext:marker-style-name="T1"/>
      <text:p text:style-name="Standard" loext:marker-style-name="T1"><text:span text:style-name="T1">(1) </text:span><text:span text:style-name="T4">svasti</text:span></text:p>
      <text:p text:style-name="Standard" loext:marker-style-name="T1"><text:span text:style-name="T1">(2) </text:span><text:span text:style-name="T4">śrī </text:span></text:p>
      <text:p text:style-name="Standard" loext:marker-style-name="T1"><text:span text:style-name="T1">(3) koppara</text:span><text:span text:style-name="T1"/></text:p>
      <text:p text:style-name="Standard" loext:marker-style-name="T1"><text:span text:style-name="T1">(4) kecaripaṉma</text:span><text:span text:style-name="T1"/></text:p>
      <text:p text:style-name="Standard" loext:marker-style-name="T1"><text:span text:style-name="T1">(5) ṟku yāṇṭu 5</text:span><text:span text:style-name="T1"/></text:p>
      <text:p text:style-name="Standard" loext:marker-style-name="T1"><text:span text:style-name="T1">(6) ˚āvatu kuṉṟa</text:span><text:span text:style-name="T1"/></text:p>
      <text:p text:style-name="Standard" loext:marker-style-name="T1"><text:span text:style-name="T1">(7) kkuṟṟattu </text:span><text:span text:style-name="T4">bra</text:span></text:p>
      <text:p text:style-name="Standard" loext:marker-style-name="T1"><text:span text:style-name="T1">(8) </text:span><text:span text:style-name="T4">hmade</text:span><text:span text:style-name="T1">yam ciṟu</text:span></text:p>
      <text:p text:style-name="Standard" loext:marker-style-name="T1"><text:span text:style-name="T1">(9) paḻuvūrt tiru</text:span><text:span text:style-name="T1"/></text:p>
      <text:p text:style-name="Standard" loext:marker-style-name="T1"><text:span text:style-name="T1">(10) vālantuṟai </text:span><text:span text:style-name="T4">ma</text:span></text:p>
      <text:p text:style-name="Standard" loext:marker-style-name="T1"><text:span text:style-name="T1">(11) </text:span><text:span text:style-name="T4">hāde</text:span><text:span text:style-name="T1">varkku poy</text:span></text:p>
      <text:p text:style-name="Standard" loext:marker-style-name="T1"><text:span text:style-name="T1">(12) kaināṭṭu perumpu</text:span><text:span text:style-name="T1"/></text:p>
      <text:p text:style-name="Standard" loext:marker-style-name="T1"><text:span text:style-name="T1">(13) liyūr maṇaṟkuṭi</text:span><text:span text:style-name="T1"/></text:p>
      <text:p text:style-name="Standard" loext:marker-style-name="T1"><text:span text:style-name="T1">(14) ˚araiyaṉ teva[ṉ]</text:span><text:span text:style-name="T1"/></text:p>
      <text:p text:style-name="Standard" loext:marker-style-name="T1"><text:span text:style-name="T1">(15) nāṭṭi [ru] viḷa</text:span><text:span text:style-name="T1"/></text:p>
      <text:p text:style-name="Standard" loext:marker-style-name="T1"><text:span text:style-name="T1">(16) kkeriya ˚oru pi</text:span><text:span text:style-name="T1"/></text:p>
      <text:p text:style-name="Standard" loext:marker-style-name="T1"><text:span text:style-name="T1">(17) ṭiya neyyikku</text:span><text:span text:style-name="T1"/></text:p>
      <text:p text:style-name="Standard" loext:marker-style-name="T1"><text:span text:style-name="T1">(18) [˚i]cciṟupaḻu</text:span><text:span text:style-name="T1"/></text:p>
      <text:p text:style-name="Standard" loext:marker-style-name="T1"><text:span text:style-name="T1">(19) vūr </text:span><text:span text:style-name="T4">sabhai</text:span><text:span text:style-name="T1">yā</text:span></text:p>
      <text:p text:style-name="Standard" loext:marker-style-name="T1"><text:span text:style-name="T1">(20) [r] vacam kuṭutta</text:span><text:span text:style-name="T1"/></text:p>
      <text:p text:style-name="Standard" loext:marker-style-name="T1"><text:span text:style-name="T1">(21) cāvāmuvā perā</text:span><text:span text:style-name="T1"/></text:p>
      <text:p text:style-name="Standard" loext:marker-style-name="T1"><text:span text:style-name="T1">(22) ṭu 22 ˚itu </text:span><text:span text:style-name="T1"/></text:p>
      <text:p text:style-name="Standard" loext:marker-style-name="T1"><text:span text:style-name="T1">(23) pa</text:span><text:span text:style-name="T4">nmaheśva</text:span></text:p>
      <text:p text:style-name="Standard" loext:marker-style-name="T1"><text:span text:style-name="T1">(24) [ra </text:span><text:span text:style-name="T4">rakṣai</text:span><text:span text:style-name="T1">]</text:span></text:p>
      <text:p text:style-name="P1" loext:marker-style-name="T1"/>
      <text:p text:style-name="Standard" loext:marker-style-name="T1"><text:span text:style-name="T1">Fortune! Prosperity! This is the 5</text:span><text:span text:style-name="T15">th</text:span><text:span text:style-name="T1"> year of Kōpparakesarivarman. To Mahādeva of Tiruvālantuṟai of Ciṟupaḻuvūr, a </text:span><text:span text:style-name="T4">brahmadeya</text:span><text:span text:style-name="T1"> in Kuṉṟakkūṟṟam, the chieftain (</text:span><text:span text:style-name="T4">araiyaṉ</text:span><text:span text:style-name="T1">) of Perumpuliyūr Maṇaṟkuṭi in Poykaināṭu, Tēvaṉ Nāṭṭi, to burn (</text:span><text:span text:style-name="T4">eriya</text:span><text:span text:style-name="T1">) a lamp (</text:span><text:span text:style-name="T4">viḷakku</text:span><text:span text:style-name="T1">), for one handful (</text:span><text:span text:style-name="T4">oru piṭiya</text:span><text:span text:style-name="T1">) of </text:span><text:span text:style-name="T5">ghee</text:span><text:span text:style-name="T1"> (</text:span><text:span text:style-name="T4">neyyikku</text:span><text:span text:style-name="T1">), gave (</text:span><text:span text:style-name="T4">kuṭutta</text:span><text:span text:style-name="T1">) in the care of (</text:span><text:span text:style-name="T4">vacam</text:span><text:span text:style-name="T19">)</text:span><text:span text:style-name="T1"> those of the </text:span><text:soft-page-break/><text:span text:style-name="T1">Sabhā (</text:span><text:span text:style-name="T4">sabhaiyār</text:span><text:span text:style-name="T1">) of this Ciṟupaḻuvūr 22 undying and non-ageing (</text:span><text:span text:style-name="T4">cāvāmūvā</text:span><text:span text:style-name="T1">) great goats (</text:span><text:span text:style-name="T4">perāṭu</text:span><text:span text:style-name="T1">). This is under the protection of the Panmāheśvaras (</text:span><text:span text:style-name="T5">panmaheśvara</text:span><text:span text:style-name="T1"> &gt; </text:span><text:span text:style-name="T5">panmāheśvara</text:span><text:span text:style-name="T1">).</text:span></text:p>
      <text:p text:style-name="P1" loext:marker-style-name="T1"/>
      <text:p text:style-name="Standard" loext:marker-style-name="T1"><text:span text:style-name="T1">#87. a) Tiruvālantuṟai Mahādeva temple; b) of the southern façade of the sanctuary, on the western side of the niche of Dakṣiṇāmūrti, on the easternmost wall section; c) personally located and read in situ; d) ARE 1926, no. 237; SII 19, no. 212; SII 32, part 2, no. 55, 167; e) 8</text:span><text:span text:style-name="T15">th</text:span><text:span text:style-name="T1"> regnal year of Kōpparakesarivarman; f) king difficult to identify; g) inscription read with G. Vijayavenugopal.</text:span></text:p>
      <text:p text:style-name="P1" loext:marker-style-name="T1"/>
      <text:p text:style-name="Standard" loext:marker-style-name="T71"><text:span text:style-name="T1">(1) </text:span><text:span text:style-name="T4">svasti</text:span></text:p>
      <text:p text:style-name="Standard" loext:marker-style-name="T1"><text:span text:style-name="T1">(2) </text:span><text:span text:style-name="T4">śrī</text:span></text:p>
      <text:p text:style-name="Standard" loext:marker-style-name="T1"><text:span text:style-name="T1">(3) kopparake</text:span><text:span text:style-name="T1"/></text:p>
      <text:p text:style-name="Standard" loext:marker-style-name="T1"><text:span text:style-name="T1">(4) caripaṉmaṟ</text:span><text:span text:style-name="T1"/></text:p>
      <text:p text:style-name="Standard" loext:marker-style-name="T1"><text:span text:style-name="T1">(5) kku yāṇṭu 8</text:span><text:span text:style-name="T1"/></text:p>
      <text:p text:style-name="Standard" loext:marker-style-name="T1"><text:span text:style-name="T1">(6) ˚āvatu kuṉ[ṟa]kk[ū]</text:span><text:span text:style-name="T1"/></text:p>
      <text:p text:style-name="Standard" loext:marker-style-name="T1"><text:span text:style-name="T1">(7) ṟṟattu </text:span><text:span text:style-name="T4">brahmade</text:span><text:span text:style-name="T1">ya</text:span></text:p>
      <text:p text:style-name="Standard" loext:marker-style-name="T1"><text:span text:style-name="T1">(8) m cirupaḻuvūrt</text:span><text:span text:style-name="T1"/></text:p>
      <text:p text:style-name="Standard" loext:marker-style-name="T1"><text:span text:style-name="T1">(9) tiruvālantuṟai ‡ </text:span><text:span text:style-name="T4">mahā</text:span><text:span text:style-name="T1">[[</text:span><text:span text:style-name="T4">de</text:span><text:span text:style-name="T1">va]]</text:span></text:p>
      <text:p text:style-name="Standard" loext:marker-style-name="T1"><text:span text:style-name="T1">(10) rkku paḻuveṭṭarai ‡ yar vi</text:span><text:span text:style-name="T4">kra</text:span><text:span text:style-name="T1">[[</text:span><text:span text:style-name="T4">mā</text:span><text:span text:style-name="T1">]]</text:span></text:p>
      <text:p text:style-name="Standard" loext:marker-style-name="T1"><text:span text:style-name="T1">(11)</text:span><text:span text:style-name="T71"> </text:span><text:span text:style-name="T72">[</text:span><text:span text:style-name="T4">di</text:span><text:span text:style-name="T1">]</text:span><text:span text:style-name="T4">tyar de</text:span><text:span text:style-name="T1">viyār rāma ‡ ṉ kovi[[yā]]</text:span></text:p>
      <text:p text:style-name="Standard" loext:marker-style-name="T38"><text:span text:style-name="T38">(12) r ca</text:span><text:span text:style-name="T37">ndraditya</text:span><text:span text:style-name="T38">val ˚oru pi ‡ [[ṭi neyy a]]</text:span></text:p>
      <text:p text:style-name="Standard" loext:marker-style-name="T38"><text:span text:style-name="T38">(13) ṭṭuvarāka ˚ivvūr </text:span><text:span text:style-name="T37">sabhai ‡ </text:span><text:span text:style-name="T38">yār vaca[m]</text:span></text:p>
      <text:p text:style-name="Standard" loext:marker-style-name="T38"><text:span text:style-name="T38">(14) kuṭutta ˚āṭu [22]</text:span><text:span text:style-name="T1"><text:note text:id="ftn284" text:note-class="footnote"><text:note-citation>122</text:note-citation><text:note-body><text:p text:style-name="P3" loext:marker-style-name="T12"><text:span text:style-name="T12"><text:s/>The editions of SII propose 12. It is possible, but I think there is a 2 before the 10, which can be seen rather clearly on pictures preceding the recent painting.</text:span></text:p></text:note-body></text:note></text:span><text:span text:style-name="T38"> ‡ ˚itu [pan</text:span><text:span text:style-name="T37">mā</text:span><text:span text:style-name="T38">]</text:span></text:p>
      <text:p text:style-name="Standard" loext:marker-style-name="T38"><text:span text:style-name="T38">(15)</text:span><text:span text:style-name="T37"> heśvara rakṣai</text:span></text:p>
      <text:p text:style-name="P5" loext:marker-style-name="T38"/>
      <text:p text:style-name="Standard" loext:marker-style-name="T1"><text:span text:style-name="T1">Fortune! prosperity! This is the 8</text:span><text:span text:style-name="T15">th</text:span><text:span text:style-name="T1"> year of Kōpparakesarivarman. To Mahādeva of Tiruvālantuṟai of Ciṟupaḻuvūr, a </text:span><text:span text:style-name="T4">brahmadeya</text:span><text:span text:style-name="T1"> of Kuṉṟakkūṟṟam, the queen (</text:span><text:span text:style-name="T4">deviyār</text:span><text:span text:style-name="T1">) of Paḻuvēṭṭaraiyar Vikramāditya, Rāmaṉ Kōviyār, gave (</text:span><text:span text:style-name="T4">kuṭutta</text:span><text:span text:style-name="T1">) 22 goats (</text:span><text:span text:style-name="T4">āṭu</text:span><text:span text:style-name="T1">) in the care (</text:span><text:span text:style-name="T4">vacam</text:span><text:span text:style-name="T1">) of those of the Sabhā (</text:span><text:span text:style-name="T4">sabhaiyār</text:span><text:span text:style-name="T1">) of this village (</text:span><text:span text:style-name="T4">ivvūr</text:span><text:span text:style-name="T1">), so that they supply (</text:span><text:span text:style-name="T4">aṭṭuvarāka</text:span><text:span text:style-name="T1">) one handful (</text:span><text:span text:style-name="T4">piṭi</text:span><text:span text:style-name="T1">) of </text:span><text:span text:style-name="T5">ghee</text:span><text:span text:style-name="T1"> (</text:span><text:span text:style-name="T4">ney</text:span><text:span text:style-name="T1">), as long as the sun and the moon endure. This is under the protection of the Panmāheśvaras.</text:span></text:p>
      <text:p text:style-name="P1" loext:marker-style-name="T1"/>
      <text:p text:style-name="Standard" loext:marker-style-name="T1"><text:span text:style-name="T1">#88. a) Tiruvālantuṟai Mahādeva temple; b) on the lowest part of the base (</text:span><text:span text:style-name="T5">jagati</text:span><text:span text:style-name="T1">) of the southern façade of the </text:span><text:span text:style-name="T5">ardha-maṇḍapa</text:span><text:span text:style-name="T1">; c) personally located and read in situ; d) unnoticed and unpublished; e) 16</text:span><text:span text:style-name="T15">th</text:span><text:span text:style-name="T1"> regnal year of Kōpparakesarivarman; f) king difficult to identify; g) inscription not read with anyone; h) I think there was a second line which is today almost invisible.</text:span></text:p>
      <text:p text:style-name="P1" loext:marker-style-name="T1"/>
      <text:p text:style-name="Standard" loext:marker-style-name="T1"><text:span text:style-name="T1">(1) </text:span><text:span text:style-name="T4">svasti śrī</text:span><text:span text:style-name="T1"> kopparakecari</text:span><text:span text:style-name="T4">panma</text:span><text:span text:style-name="T1">kku yāṇṭu patināṟāvatu {unlegible} X X </text:span><text:span text:style-name="T4">śrī</text:span><text:span text:style-name="T1"> ko {built over}</text:span></text:p>
      <text:p text:style-name="P1" loext:marker-style-name="T1"/>
      <text:p text:style-name="Standard" loext:marker-style-name="T1"><text:span text:style-name="T1">Fortune! Propserity! This is the 16</text:span><text:span text:style-name="T15">th</text:span><text:span text:style-name="T1"> year of Kōpparakesarivarman. …</text:span></text:p>
      <text:p text:style-name="P1" loext:marker-style-name="T1"/>
      <text:p text:style-name="Standard" loext:marker-style-name="T1"><text:span text:style-name="T1">#89 </text:span><text:span text:style-name="T33">(#Ph50; </text:span><text:span text:style-name="T1">#Ph85</text:span><text:span text:style-name="T33">)</text:span><text:span text:style-name="T1">. a) Tiruvālantuṟai Mahādeva temple; b) on the western side of the niche of Gajasaṃhāramūrti, on the southern façade of the </text:span><text:span text:style-name="T5">mukha-maṇḍapa</text:span><text:span text:style-name="T1">; c) personally located </text:span><text:soft-page-break/><text:span text:style-name="T1">and read in situ; d) ARE 1926, no. 245; SII 19, no. 384; SII 32, part 2, no. 170; e) 15</text:span><text:span text:style-name="T15">th</text:span><text:span text:style-name="T1"> regnal year of Kōpparakesarivarman; f) probably Uttamacōḻa (</text:span><text:span text:style-name="T5">circa</text:span><text:span text:style-name="T1"> 986 A.D.); g) inscription read with G. Vijayavenugopal.</text:span></text:p>
      <text:p text:style-name="P1" loext:marker-style-name="T1"/>
      <text:p text:style-name="Standard" loext:marker-style-name="T1"><text:span text:style-name="T1">(1) </text:span><text:span text:style-name="T4">svasti śrī</text:span><text:span text:style-name="T1"> kopparakecariva</text:span></text:p>
      <text:p text:style-name="Standard" loext:marker-style-name="T1"><text:span text:style-name="T1">(2) </text:span><text:span text:style-name="T4">nma</text:span><text:span text:style-name="T1">ṟku yāṇṭu 15 ˚āvatu kuṉ</text:span></text:p>
      <text:p text:style-name="Standard" loext:marker-style-name="T1"><text:span text:style-name="T1">(3) ṟakūṟṟattu </text:span><text:span text:style-name="T4">brahmade</text:span><text:span text:style-name="T1">yam c</text:span></text:p>
      <text:p text:style-name="Standard" loext:marker-style-name="T1"><text:span text:style-name="T1">(4) c[i]ṟupa[ḻu]vūr tiruvālantuṟai</text:span><text:span text:style-name="T1"/></text:p>
      <text:p text:style-name="Standard" loext:marker-style-name="T1"><text:span text:style-name="T1">(5) </text:span><text:span text:style-name="T4">mahāde</text:span><text:span text:style-name="T1">varkku ˚uttaramayanam</text:span></text:p>
      <text:p text:style-name="Standard" loext:marker-style-name="T1"><text:span text:style-name="T1">(6) paṟṟiṉa ˚ayaṉa </text:span><text:span text:style-name="T4">sa</text:span><text:span text:style-name="T1">kirāntikku</text:span></text:p>
      <text:p text:style-name="Standard" loext:marker-style-name="T1"><text:span text:style-name="T1">(7) ˚āṭi ˚aruḷa maṅkalanāṭṭu maṅkala</text:span><text:span text:style-name="T1"/></text:p>
      <text:p text:style-name="Standard" loext:marker-style-name="T1"><text:span text:style-name="T1">(8) ttu maṅkalamuṭaiya kauci</text:span><text:span text:style-name="T1"/></text:p>
      <text:p text:style-name="Standard" loext:marker-style-name="T1"><text:span text:style-name="T1">(9) yaṉ māṟaṉaṉeṉ ˚āṭi ˚aruḷa [va]</text:span><text:span text:style-name="T1"/></text:p>
      <text:p text:style-name="Standard" loext:marker-style-name="T1"><text:span text:style-name="T1">(10) tta ṉey nā[rā]yattāl ˚ai</text:span><text:span text:style-name="T1"/></text:p>
      <text:p text:style-name="Standard" loext:marker-style-name="T1"><text:span text:style-name="T1">(11) ntu ḻiyāl ˚āṭu ˚añcu </text:span><text:span text:style-name="T4">śrī</text:span></text:p>
      <text:p text:style-name="Standard" loext:marker-style-name="T1"><text:span text:style-name="T1">(12) koyil eṭuppicca paḻa</text:span><text:span text:style-name="T1"/></text:p>
      <text:p text:style-name="Standard" loext:marker-style-name="T1"><text:span text:style-name="T1">(13) veṭṭaraiyar maṟavan</text:span><text:span text:style-name="T1"/></text:p>
      <text:p text:style-name="Standard" loext:marker-style-name="T1"><text:span text:style-name="T1">(14) kaṇṭaṉaṉār ˚aruḷaḷālāl</text:span><text:span text:style-name="T1"/></text:p>
      <text:p text:style-name="Standard" loext:marker-style-name="T1"><text:span text:style-name="T1">(15) l eṭupitta māṟapirāṉ va</text:span><text:span text:style-name="T1"/></text:p>
      <text:p text:style-name="Standard" loext:marker-style-name="T1"><text:span text:style-name="T1">(16) ttitu ˚ivane tiruvālan</text:span><text:span text:style-name="T1"/></text:p>
      <text:p text:style-name="Standard" loext:marker-style-name="T1"><text:span text:style-name="T1">(17) tuṟainallūrk kuḷattil [˚i]</text:span><text:span text:style-name="T1"/></text:p>
      <text:p text:style-name="Standard" loext:marker-style-name="T1"><text:span text:style-name="T1">(18) raṇṭerippaṭikku naṭuve[ṉ]</text:span><text:span text:style-name="T1"/></text:p>
      <text:p text:style-name="Standard" loext:marker-style-name="T1"><text:span text:style-name="T1">(19) [ṟ]ey mākāṇi nilam[u]m ni[ca]</text:span><text:span text:style-name="T1"/></text:p>
      <text:p text:style-name="Standard" loext:marker-style-name="T1"><text:span text:style-name="T1">(20)</text:span><text:span text:style-name="T1"><text:note text:id="ftn285" text:note-class="footnote"><text:note-citation>123</text:note-citation><text:note-body><text:p text:style-name="P3" loext:marker-style-name="T12"><text:span text:style-name="T12"><text:s/>The last 3 lines are engraved on the upper part of the base, under the wall section, and are not very clear.</text:span></text:p></text:note-body></text:note></text:span><text:span text:style-name="T1"> nic[[ca nāḻi tumpai]] [pū] ˚aṭṭa</text:span></text:p>
      <text:p text:style-name="Standard" loext:marker-style-name="T1"><text:span text:style-name="T1">(21) teva[r]nāḻ[i]yāl ˚aṭṭuv[ā]rkku</text:span><text:span text:style-name="T1"/></text:p>
      <text:p text:style-name="Standard" loext:marker-style-name="T1"><text:span text:style-name="T1">(22) [[vaittu]]</text:span><text:span text:style-name="T1"/></text:p>
      <text:p text:style-name="P1" loext:marker-style-name="T1"/>
      <text:p text:style-name="Standard" loext:marker-style-name="T1"><text:span text:style-name="T1">Fortune! Prosperity! This is the 15</text:span><text:span text:style-name="T15">th</text:span><text:span text:style-name="T1"> year of Kōpparakesarivarman. To Mahādeva of Tiruvālantuṟai of Ciṟupaḻuvūr, a </text:span><text:span text:style-name="T4">brahmadeya</text:span><text:span text:style-name="T1"> of Kuṉṟakkūṟṟam, for the sacred bath (</text:span><text:span text:style-name="T4">āṭi aruḷa</text:span><text:span text:style-name="T1">) [during] Saṃkrānti (</text:span><text:span text:style-name="T4">sakirānti</text:span><text:span text:style-name="T1">) which is encompassed (</text:span><text:span text:style-name="T4">paṟṟiṉa ayaṉa</text:span><text:span text:style-name="T1">) in the summer solstice (</text:span><text:span text:style-name="T4">uttaramayanam &gt; uttarāyaṇa</text:span><text:span text:style-name="T1">), I Kausiyaṉ Māṟaṉaṉ, lord (</text:span><text:span text:style-name="T4">uṭaiya</text:span><text:span text:style-name="T1">) of Maṅkalam in Maṅkalam in Maṅkalanāṭu, for the sacred bath (</text:span><text:span text:style-name="T4">āṭi aruḷa</text:span><text:span text:style-name="T1">), put (</text:span><text:span text:style-name="T4">vatta</text:span><text:span text:style-name="T1"> &gt; </text:span><text:span text:style-name="T4">vaitta</text:span><text:span text:style-name="T1">) five goats (</text:span><text:span text:style-name="T4">āṭu añcu</text:span><text:span text:style-name="T1">) for five </text:span><text:span text:style-name="T4">nāḻi</text:span><text:span text:style-name="T1">s (</text:span><text:span text:style-name="T4">aintu ḻiyāl </text:span><text:span text:style-name="T1">&gt; </text:span><text:span text:style-name="T4">aintu nāḻiyāl</text:span><text:span text:style-name="T1">) of </text:span><text:span text:style-name="T5">ghee</text:span><text:span text:style-name="T1"> (</text:span><text:span text:style-name="T4">ṉey</text:span><text:span text:style-name="T1">) by the </text:span><text:span text:style-name="T4">nārāyam</text:span><text:span text:style-name="T1"> [measure]; that which has been put (</text:span><text:span text:style-name="T4">vattitu</text:span><text:span text:style-name="T1">?) [by] Māṟapiṟaṉ who built (</text:span><text:span text:style-name="T4">eṭupitta</text:span><text:span text:style-name="T1">) by the grace (</text:span><text:span text:style-name="T4">aruḷālāl</text:span><text:span text:style-name="T19"> &gt; </text:span><text:span text:style-name="T4">aruḷāl</text:span><text:span text:style-name="T1">) of Paḻuvēṭṭaraiyar (</text:span><text:span text:style-name="T5">paḻavēṭṭaraiyar</text:span><text:span text:style-name="T1"> &gt; </text:span><text:span text:style-name="T5">paḻuvēṭṭaraiyar</text:span><text:span text:style-name="T1">) Maṟavan Kaṇṭaṉaṉ who built (</text:span><text:span text:style-name="T4">eṭupicca</text:span><text:span text:style-name="T1">) the Śrī Kōyil; he himself (</text:span><text:span text:style-name="T4">ivanē</text:span><text:span text:style-name="T1">) gave (</text:span><text:span text:style-name="T4">vaittu</text:span><text:span text:style-name="T1">) a whole </text:span><text:span text:style-name="T4">mākāṇi</text:span><text:span text:style-name="T1"> (a measure) of land (</text:span><text:span text:style-name="T4">nilamum</text:span><text:span text:style-name="T1">) in the middle (</text:span><text:span text:style-name="T4">naṭuveṉṟēy</text:span><text:span text:style-name="T1">) of the steps (</text:span><text:span text:style-name="T4">paṭikku</text:span><text:span text:style-name="T1">) of the two tanks (</text:span><text:span text:style-name="T4">iraṇṭēri</text:span><text:span text:style-name="T1">) in the tank (</text:span><text:span text:style-name="T4">kuḷattil</text:span><text:span text:style-name="T1">) of Tiruvālantuṟainallūr for those who supply (</text:span><text:span text:style-name="T4">aṭṭuvārkku</text:span><text:span text:style-name="T1">) with a god's measure (</text:span><text:span text:style-name="T4">tēvarnāḻiyāl</text:span><text:span text:style-name="T1">) in order to supply (</text:span><text:span text:style-name="T4">aṭṭa</text:span><text:span text:style-name="T1">) a </text:span><text:span text:style-name="T4">nāḻi</text:span><text:span text:style-name="T1"> of </text:span><text:span text:style-name="T4">tumpai</text:span><text:span text:style-name="T1"> flowers (</text:span><text:span text:style-name="T4">pū</text:span><text:span text:style-name="T1">) everyday (</text:span><text:span text:style-name="T4">nicanicca</text:span><text:span text:style-name="T1"> &gt; </text:span><text:span text:style-name="T4">nicatam</text:span><text:span text:style-name="T1">).</text:span></text:p>
      <text:p text:style-name="P1" loext:marker-style-name="T1"/>
      <text:p text:style-name="Standard" loext:marker-style-name="T1"><text:span text:style-name="T1">#90 </text:span><text:span text:style-name="T33">(#Ph64)</text:span><text:span text:style-name="T1">. a) Tiruvālantuṟai Mahādeva temple; b) on the wall section on the western side of the niche of the dancing Śiva, on the southern façade of the </text:span><text:span text:style-name="T5">mukha-maṇḍapa</text:span><text:span text:style-name="T1">; c) personally located and read in situ; d) ARE 1926, no. 244; SII 19, no. 406; SII 32, part 2, no. </text:span><text:soft-page-break/><text:span text:style-name="T1">199; e) 16</text:span><text:span text:style-name="T15">th</text:span><text:span text:style-name="T1"> regnal year of Kōpparakesarivarman; f) probably Uttamacōḻa (</text:span><text:span text:style-name="T5">circa</text:span><text:span text:style-name="T1"> 987 A.D.); g) inscription read with G. Vijayavenugopal.</text:span></text:p>
      <text:p text:style-name="P1" loext:marker-style-name="T1"/>
      <text:p text:style-name="Standard" loext:marker-style-name="T1"><text:span text:style-name="T1">(1) </text:span><text:span text:style-name="T4">svasti śrī</text:span><text:span text:style-name="T1"> ko[ppara]</text:span></text:p>
      <text:p text:style-name="Standard" loext:marker-style-name="T1"><text:span text:style-name="T1">(2) k[e]caripanmaṟkku yāṇṭu pa</text:span><text:span text:style-name="T1"/></text:p>
      <text:p text:style-name="Standard" loext:marker-style-name="T1"><text:span text:style-name="T1">(3) tin nāṟāvatu ˚ittiruvāla</text:span><text:span text:style-name="T1"/></text:p>
      <text:p text:style-name="Standard" loext:marker-style-name="T1"><text:span text:style-name="T1">(4) mtuṟai mā</text:span><text:span text:style-name="T4">de</text:span><text:span text:style-name="T1">vaṟkku ˚utti</text:span></text:p>
      <text:p text:style-name="Standard" loext:marker-style-name="T1"><text:span text:style-name="T1">(5) ra ˚ayaṉa </text:span><text:span text:style-name="T4">saṅ</text:span><text:span text:style-name="T1">kirāti potu</text:span></text:p>
      <text:p text:style-name="Standard" loext:marker-style-name="T1"><text:span text:style-name="T1">(6) tiruvamutukku ˚arici kuttal</text:span><text:span text:style-name="T1"/></text:p>
      <text:p text:style-name="Standard" loext:marker-style-name="T1"><text:span text:style-name="T1">(7) ˚aṅkuṟuṇiyu[m] neyyamutu</text:span><text:span text:style-name="T1"/></text:p>
      <text:p text:style-name="Standard" loext:marker-style-name="T1"><text:span text:style-name="T1">(8) nāḻiyum tayiramutu kuṟuṇiyu</text:span><text:span text:style-name="T1"/></text:p>
      <text:p text:style-name="Standard" loext:marker-style-name="T1"><text:span text:style-name="T1">(9) m kaṟiyamutum </text:span><text:span text:style-name="T4">ga</text:span><text:span text:style-name="T1">ṇavatiyar</text:span></text:p>
      <text:p text:style-name="Standard" loext:marker-style-name="T1"><text:span text:style-name="T1">(10) kku paṅkuṉit tiruvoṇatti</text:span><text:span text:style-name="T1"/></text:p>
      <text:p text:style-name="Standard" loext:marker-style-name="T1"><text:span text:style-name="T1">(11) ṉāṉṟu ˚aval ˚amutu tū</text:span><text:span text:style-name="T1"/></text:p>
      <text:p text:style-name="Standard" loext:marker-style-name="T1"><text:span text:style-name="T1">(12) ṇiyum teṅkāy pattum</text:span><text:span text:style-name="T1"/></text:p>
      <text:p text:style-name="Standard" loext:marker-style-name="T1"><text:span text:style-name="T1">(13) caṟkkalai pataṉpalamum {space at the end of the line}</text:span><text:span text:style-name="T1"/></text:p>
      <text:p text:style-name="Standard" loext:marker-style-name="T1"><text:span text:style-name="T1">(14) ˚ittaṉaikkum āka </text:span><text:span text:style-name="T4">de</text:span><text:span text:style-name="T1">vatāṉam</text:span></text:p>
      <text:p text:style-name="Standard" loext:marker-style-name="T1"><text:span text:style-name="T1">(15) veṭṭamkkuṭi vaṉṉiccey mayak</text:span><text:span text:style-name="T1"/></text:p>
      <text:p text:style-name="Standard" loext:marker-style-name="T1"><text:span text:style-name="T1">(16) ki cantirātitavaṟ ceyvittāṉ</text:span><text:span text:style-name="T1"/></text:p>
      <text:p text:style-name="Standard" loext:marker-style-name="T1"><text:span text:style-name="T1">(17) </text:span><text:span text:style-name="T4">śrī</text:span><text:span text:style-name="T1"> </text:span><text:span text:style-name="T4">kā</text:span><text:span text:style-name="T1">ryam ˚ārāñca māṟa[pi]rā ṉa</text:span></text:p>
      <text:p text:style-name="Standard" loext:marker-style-name="T1"><text:span text:style-name="T1">(18) mpiyeṉ ˚itu </text:span><text:span text:style-name="T4">panmāheśvara</text:span></text:p>
      <text:p text:style-name="Standard" loext:marker-style-name="T1"><text:span text:style-name="T1">(19) </text:span><text:span text:style-name="T4">rakṣai</text:span><text:span text:style-name="T1"> ||</text:span></text:p>
      <text:p text:style-name="P1" loext:marker-style-name="T1"/>
      <text:p text:style-name="Standard" loext:marker-style-name="T1"><text:span text:style-name="T1">Fortune prosperity! This is the sixteenth year of Kōpparakesarivarman. To Mahādeva of this Tiruvālamtuṟai, on the day of Uttira Saṃkrānti (</text:span><text:span text:style-name="T4">saṅkirāti</text:span><text:span text:style-name="T1">), for one time (</text:span><text:span text:style-name="T4">potu</text:span><text:span text:style-name="T1">) of holy food offerings (</text:span><text:span text:style-name="T4">tiruvamutukku</text:span><text:span text:style-name="T1">): five </text:span><text:span text:style-name="T4">kuṟuṇi</text:span><text:span text:style-name="T1">s (</text:span><text:span text:style-name="T4">aṅkuṟuṇiyum</text:span><text:span text:style-name="T1">) of pounded rice (</text:span><text:span text:style-name="T4">arici kuttal</text:span><text:span text:style-name="T1">), one </text:span><text:span text:style-name="T4">nāḻi</text:span><text:span text:style-name="T1"> (</text:span><text:span text:style-name="T4">nāḻiyum</text:span><text:span text:style-name="T1">) of </text:span><text:span text:style-name="T5">ghee</text:span><text:span text:style-name="T1"> food offerings (</text:span><text:span text:style-name="T4">neyyamutu</text:span><text:span text:style-name="T1">), one </text:span><text:span text:style-name="T4">kuṟuṇi</text:span><text:span text:style-name="T1"> (</text:span><text:span text:style-name="T4">kuṟuṇiyum</text:span><text:span text:style-name="T1">) of curd food offerings (</text:span><text:span text:style-name="T4">tayiramutu</text:span><text:span text:style-name="T1">), vegetable food offerings (</text:span><text:span text:style-name="T4">kaṟiyamutum</text:span><text:span text:style-name="T1">), one </text:span><text:span text:style-name="T4">tūṇi</text:span><text:span text:style-name="T1"> [measure] (</text:span><text:span text:style-name="T4">tūṇiyum</text:span><text:span text:style-name="T1">) of flat rice food offerings (</text:span><text:span text:style-name="T4">aval amutu</text:span><text:span text:style-name="T1">) for Gaṇapati on Tiruvōṇam day (</text:span><text:span text:style-name="T4">tiruvōṇattiṉāṉṟu</text:span><text:span text:style-name="T1">) in the month of Paṅkuṉi, ten coconuts (</text:span><text:span text:style-name="T4">teṅkāy pattum</text:span><text:span text:style-name="T1">) and ten (</text:span><text:span text:style-name="T4">pataṉ</text:span><text:span text:style-name="T1">?) </text:span><text:span text:style-name="T4">palam</text:span><text:span text:style-name="T1">s [measure] of sugar (</text:span><text:span text:style-name="T4">caṟkkalai &gt; carkkarai</text:span><text:span text:style-name="T1">); for all this (</text:span><text:span text:style-name="T4">ittaṉaikkum āka</text:span><text:span text:style-name="T1">), having prepared for cultivation (</text:span><text:span text:style-name="T4">mayakki</text:span><text:span text:style-name="T1">) the burnt land (</text:span><text:span text:style-name="T4">vaṉṉiccey</text:span><text:span text:style-name="T1">?) in Veṭṭamkkuṭi of the </text:span><text:span text:style-name="T4">devadāna</text:span><text:span text:style-name="T1">, I Māṟapiṟaṉ Nampi who examines (</text:span><text:span text:style-name="T4">ārāñca</text:span><text:span text:style-name="T1">) the sacred affairs (</text:span><text:span text:style-name="T4">śrī</text:span><text:span text:style-name="T1"> </text:span><text:span text:style-name="T4">kāryam</text:span><text:span text:style-name="T1">) have caused to be made (</text:span><text:span text:style-name="T4">ceyvittāṉ</text:span><text:span text:style-name="T1">) [the food offerings] as long as the sun and the moon endure. This is under the protection of the Panmāheśvaras.</text:span></text:p>
      <text:p text:style-name="P1" loext:marker-style-name="T1"/>
      <text:p text:style-name="Standard" loext:marker-style-name="T1"><text:span text:style-name="T1">#91. a) Tiruvālantuṟai Mahādeva temple; b) on a stone reused in the wall constructed between the southern façade of the </text:span><text:span text:style-name="T5">ardha-maṇḍapa</text:span><text:span text:style-name="T1"> and the </text:span><text:span text:style-name="T5">mukha-maṇḍapa</text:span><text:span text:style-name="T1">; c) personally located and read in situ; d) ARE 1895, no. 114; SII 5, no. 675; SII 32, part 2, no. 200; e) 16</text:span><text:span text:style-name="T15">th</text:span><text:span text:style-name="T1"> regnal year of Kōpparakesarivarman; f) probably Uttamacōḻa (</text:span><text:span text:style-name="T5">circa</text:span><text:span text:style-name="T1"> 987 A.D.); g) inscription not read with anyone.</text:span></text:p>
      <text:p text:style-name="P1" loext:marker-style-name="T1"/>
      <text:p text:style-name="Standard" loext:marker-style-name="T1"><text:span text:style-name="T1">(1) </text:span><text:span text:style-name="T4">svasti śrī</text:span><text:span text:style-name="T1"> kopparakecaripaṉmaṟkku yāṇṭu</text:span></text:p>
      <text:p text:style-name="Standard" loext:marker-style-name="T1"><text:span text:style-name="T1">(2) 16 ˚āvatu kuṉṟakkūṟṟattu </text:span><text:span text:style-name="T4">brahmade</text:span><text:span text:style-name="T1">yam ciṟupaḻu</text:span></text:p>
      <text:p text:style-name="Standard" loext:marker-style-name="T1"><text:span text:style-name="T1">(3) r tiruvālamtuṟai </text:span><text:span text:style-name="T4">māhā</text:span><text:span text:style-name="T1">tevaṟkku </text:span><text:span text:style-name="T4">śrī</text:span><text:span text:style-name="T1">kā[</text:span><text:span text:style-name="T4">r</text:span><text:span text:style-name="T1">]</text:span><text:span text:style-name="T4">yya</text:span><text:span text:style-name="T1">m ˚ārākiṟa</text:span></text:p>
      <text:p text:style-name="Standard" loext:marker-style-name="T1"><text:span text:style-name="T1">(4) </text:span><text:span text:style-name="T4">kauśika</text:span><text:span text:style-name="T1">ṉ nakkaṉ māṟapirāṉ ˚ārāciyal paḻuvū</text:span></text:p>
      <text:p text:style-name="Standard" loext:marker-style-name="T1"><text:span text:style-name="T1">(5) r ˚avaṉikantaṟppapurattu viracoḻa vaṇukka</text:span><text:span text:style-name="T1"/></text:p>
      <text:p text:style-name="Standard" loext:marker-style-name="T1"><text:soft-page-break/><text:span text:style-name="T1">(6) ṉ kuṇavaṉ [nakkaṉ vacca] cantiviḷakku [munṟu ka]</text:span><text:span text:style-name="T1"/></text:p>
      <text:p text:style-name="Standard" loext:marker-style-name="T1"><text:span text:style-name="T1">(7) lai X X X [[˚iravum pakalum ˚ākap]] paṉṉiraṇṭukku</text:span><text:span text:style-name="T1"/></text:p>
      <text:p text:style-name="Standard" loext:marker-style-name="T1"><text:span text:style-name="T1">(8) m vaitta po[ṉ] pa[ti]ṉṉe[ḻu] ka[ḻa]ñ[cum]</text:span><text:span text:style-name="T1"/></text:p>
      <text:p text:style-name="Standard" loext:marker-style-name="T1"><text:span text:style-name="T1">(9) ko[[ṇṭu </text:span><text:span text:style-name="T4">sandhi</text:span><text:span text:style-name="T1">viḷakku panniraṇṭu nakkaṉ]]</text:span></text:p>
      <text:p text:style-name="Standard" loext:marker-style-name="T1"><text:span text:style-name="T1">(10) {unlegible}</text:span><text:span text:style-name="T1"/></text:p>
      <text:p text:style-name="P1" loext:marker-style-name="T1"/>
      <text:p text:style-name="Standard" loext:marker-style-name="T1"><text:span text:style-name="T1">Fortune! Prosperity! This is the 16</text:span><text:span text:style-name="T15">th</text:span><text:span text:style-name="T1"> year of Kōpparakesarivarman. To Mahādeva (</text:span><text:span text:style-name="T5">māhātēva</text:span><text:span text:style-name="T1"> &gt; </text:span><text:span text:style-name="T5">mahātēva</text:span><text:span text:style-name="T1">) of Tiruvālamtuṟai of Ciṟupaḻuvūr (</text:span><text:span text:style-name="T4">ciṟupaḻur</text:span><text:span text:style-name="T1"> &gt; </text:span><text:span text:style-name="T4">ciṟupaḻuvūr</text:span><text:span text:style-name="T1">), a </text:span><text:span text:style-name="T4">brahmadeya</text:span><text:span text:style-name="T1"> of Kuṉṟakkūṟṟam, in the examination (</text:span><text:span text:style-name="T4">ārāciyal</text:span><text:span text:style-name="T1"> &gt; </text:span><text:span text:style-name="T4">ārāciyil</text:span><text:span text:style-name="T1">) of Kauśikaṉ Nakkaṉ Māṟapirāṉ who examines (</text:span><text:span text:style-name="T4">ārākiṟa</text:span><text:span text:style-name="T1"> &gt; </text:span><text:span text:style-name="T4">ārākiṉṟa</text:span><text:span text:style-name="T1">) the sacred affairs (</text:span><text:span text:style-name="T4">śrī kāryyam</text:span><text:span text:style-name="T1">), Vīracōḻa Vaṇukkaṉ Kuṇavaṉ Nakkaṉ of Avaṉikantaṟppapuram of Paḻuvūr gave (</text:span><text:span text:style-name="T4">vacca</text:span><text:span text:style-name="T19"> &gt; </text:span><text:span text:style-name="T4">vaitta</text:span><text:span text:style-name="T1">) for an evening lamp (</text:span><text:span text:style-name="T4">cantiviḷakku</text:span><text:span text:style-name="T1">); for twelve (</text:span><text:span text:style-name="T4">paṉṉiraṇṭukkum</text:span><text:span text:style-name="T1">) [lamps] night and day (</text:span><text:span text:style-name="T5">iravum pakalum āka</text:span><text:span text:style-name="T1">) three (</text:span><text:span text:style-name="T4">munṟu &gt; muṉṟu</text:span><text:span text:style-name="T1">) times (</text:span><text:span text:style-name="T4">kalai</text:span><text:span text:style-name="T1">?) a day, he gave (</text:span><text:span text:style-name="T4">vaitta</text:span><text:span text:style-name="T1">); having taken (</text:span><text:span text:style-name="T4">koṇṭu</text:span><text:span text:style-name="T1">) seventeen (</text:span><text:span text:style-name="T4">patiṉṉeḻu</text:span><text:span text:style-name="T1">) </text:span><text:span text:style-name="T4">kaḻañcu</text:span><text:span text:style-name="T1">s of gold (</text:span><text:span text:style-name="T4">poṉ</text:span><text:span text:style-name="T1">) for twelve (</text:span><text:span text:style-name="T4">panniraṇṭu</text:span><text:span text:style-name="T1">) evening lamps (</text:span><text:span text:style-name="T4">sandhiviḷakku</text:span><text:span text:style-name="T1">), Nakkaṉ …</text:span></text:p>
      <text:p text:style-name="P1" loext:marker-style-name="T1"/>
      <text:p text:style-name="Standard" loext:marker-style-name="T1"><text:span text:style-name="T1">#92. a) Tiruvālantuṟai Mahādeva temple; b) on the western part of the </text:span><text:span text:style-name="T4">mukha-maṇḍapa</text:span><text:span text:style-name="T1">, under the Dancing Śiva, engraved on the three parts of the base: lines 1–3, on the upper part; lines 4–6: on the middle part; lines 7–8: on the lower part; c) personally located and read in situ; d) ARE 1926, no. 248; e) lost regnal year of {{</text:span><text:span text:style-name="T5">cālai kala</text:span><text:span text:style-name="T1">}}</text:span><text:span text:style-name="T5">m aṟutta</text:span><text:span text:style-name="T1"> Kō{{vi}}rājarājakesa{{rivarman}}; in 1926, ARE read the 10</text:span><text:span text:style-name="T15">th</text:span><text:span text:style-name="T1"> regnal year; f) Rājarāja I (</text:span><text:span text:style-name="T5">circa</text:span><text:span text:style-name="T1"> 995 A.D.); g) inscription read with G. Vijayavenugopal.</text:span></text:p>
      <text:p text:style-name="P1" loext:marker-style-name="T1"/>
      <text:p text:style-name="Standard" loext:marker-style-name="T1"><text:span text:style-name="T1">(1) {built over} X X X m aṟutta ko X </text:span><text:span text:style-name="T4">rājarāja</text:span><text:span text:style-name="T1">ke</text:span><text:span text:style-name="T4">sa</text:span><text:span text:style-name="T1"> X X X X yā X X X ˚ā X X X X X X X X ttu </text:span><text:span text:style-name="T4">brahmade</text:span><text:span text:style-name="T1">yam ciṟupaḻu[vūr] [cāvanti] nārayaṇaṉ centaṉeṉ viṟṟu</text:span></text:p>
      <text:p text:style-name="Standard" loext:marker-style-name="T1"><text:span text:style-name="T1">(2) {built over} X ṉam ˚ivūr ti[ruv]āllaṉtuṟai </text:span><text:span text:style-name="T4">ja</text:span><text:span text:style-name="T1">ṇṭ[i</text:span><text:span text:style-name="T4">śva</text:span><text:span text:style-name="T1">]</text:span><text:span text:style-name="T4">ra</text:span><text:span text:style-name="T1">kku nāṉ viṟṟu kuṭutta nilam ˚āvatu ˚ivvūr mellaikkaruṅ kuḷattu kuḻaccey maṭaik kiḻ nān viṟṟuk kuṭutta</text:span></text:p>
      <text:p text:style-name="Standard" loext:marker-style-name="T4"><text:span text:style-name="T1">(3) {built over} X X kellai paṭṭaṉ pūtaṉ mā[ṟa]ṉṉuḷḷiṭṭ[ār] nilattukku meṟkum teṉpāṟkellai vāykkālukku vaṭakkum miypāṟkkellai nakkaṉ ūraṉ </text:span><text:span text:style-name="T4">˚anubha</text:span></text:p>
      <text:p text:style-name="Standard" loext:marker-style-name="T1"><text:span text:style-name="T1">(4) {built over} X X X X nilattukku kiḻakkum vaṭapāṟkellai ˚i X X yamaṟaṉi X X ˚uḷḷiṭṭār nilattu teṟkum ˚i[nnaṭuvūr] X X X X X m ˚araikkāl ceyum va[ṟ]</text:span><text:span text:style-name="T1"/></text:p>
      <text:p text:style-name="Standard" loext:marker-style-name="T1"><text:span text:style-name="T1">(5) {built over} poruḷ cempoṉ nakarakallā[ḷ] mū kaḻañcum ˚āvaṇakaḷiye kaiccelak koṇṭu ˚inilam ˚araikāl ceyūm mikuti curukkam ˚uḷḷaṭa X</text:span><text:span text:style-name="T1"/></text:p>
      <text:p text:style-name="Standard" loext:marker-style-name="T1"><text:span text:style-name="T1">(6) {built over} X c[[e]]tu kuṭutteṉ tiruvālamtuṟai </text:span><text:span text:style-name="T4">ja</text:span><text:span text:style-name="T1">ṇṭe</text:span><text:span text:style-name="T4">śvara</text:span><text:span text:style-name="T1">kku cāvānti nārāyaṇa ceṉtaṉeṉ ˚inilattukku ˚ituve vilaiy āvaṇamum poruḷ</text:span></text:p>
      <text:p text:style-name="Standard" loext:marker-style-name="T1"><text:span text:style-name="T1">(7) {built over} X X X X X X X X X X latu ve[ṟu] poruḷ mā[la]ṟutiyyolai cilaX X X X X</text:span><text:span text:style-name="T1"/></text:p>
      <text:p text:style-name="Standard" loext:marker-style-name="T1"><text:span text:style-name="T1">(8) vālaṉtuṟai </text:span><text:span text:style-name="T4">ja</text:span><text:span text:style-name="T1">ṇṭe</text:span><text:span text:style-name="T4">śvara</text:span><text:span text:style-name="T1">kku cāvānti nārāyaṇaṉ centtaṉaṉ [˚i]tu </text:span><text:span text:style-name="T4">panmāheśvara rakṣai</text:span></text:p>
      <text:p text:style-name="P1" loext:marker-style-name="T1"/>
      <text:p text:style-name="Standard" loext:marker-style-name="T1"><text:span text:style-name="T1">… [of] Rājarājakesari who destroyed … <text:s/>I, Cāvānti Nārāyaṇaṉ (</text:span><text:span text:style-name="T5">nārayaṇaṉ</text:span><text:span text:style-name="T1"> &gt; </text:span><text:span text:style-name="T5">nārāyaṇaṉ</text:span><text:span text:style-name="T1">) Centaṉ of Ciṟupaḻuvūr, a </text:span><text:span text:style-name="T4">brahmadeya</text:span><text:span text:style-name="T1"> of …, having bought (</text:span><text:span text:style-name="T4">viṟṟu</text:span><text:span text:style-name="T1">) … to Caṇḍeśvara (</text:span><text:span text:style-name="T5">jaṇṭīśvara</text:span><text:span text:style-name="T1"> &gt; </text:span><text:span text:style-name="T4">caṇṭeśvara</text:span><text:span text:style-name="T1">) of Tiruvāllaṉtuṟai (</text:span><text:span text:style-name="T5">tiruvāllaṉtuṟai</text:span><text:span text:style-name="T1"> &gt; </text:span><text:span text:style-name="T4">tiruvālantuṟai</text:span><text:span text:style-name="T1">) of this town (</text:span><text:span text:style-name="T4">ivvūr</text:span><text:span text:style-name="T1">), this is the land (</text:span><text:span text:style-name="T4">nilam āvatu</text:span><text:span text:style-name="T1">) that I (</text:span><text:span text:style-name="T4">nāṉ</text:span><text:span text:style-name="T1">) gave (</text:span><text:span text:style-name="T4">kuṭutta</text:span><text:span text:style-name="T1">), having bought (</text:span><text:span text:style-name="T4">viṟṟu</text:span><text:span text:style-name="T1">); having bought (</text:span><text:span text:style-name="T4">viṟṟu</text:span><text:span text:style-name="T1">), I gave (</text:span><text:span text:style-name="T4">nān kuṭutta</text:span><text:span text:style-name="T1">) [the land] under [the irrigation of] (</text:span><text:span text:style-name="T4">kīḻ</text:span><text:span text:style-name="T1">) of the sluice (</text:span><text:span text:style-name="T4">maṭai</text:span><text:span text:style-name="T1">) of the tank-land (</text:span><text:span text:style-name="T4">kuḻaccey</text:span><text:span text:style-name="T1"> &gt; </text:span><text:span text:style-name="T4">kuḷaccey</text:span><text:span text:style-name="T1">) of the tank (</text:span><text:span text:style-name="T4">kuḷattu</text:span><text:span text:style-name="T1">) Mellaikkaruṅ of this town (</text:span><text:span text:style-name="T4">ivvūr</text:span><text:span text:style-name="T1">) … the {{eastern}} boundary (</text:span><text:span text:style-name="T4">ellai</text:span><text:span text:style-name="T1">) is to the west (</text:span><text:span text:style-name="T4">mēṟkum</text:span><text:span text:style-name="T1">) of the land (</text:span><text:span text:style-name="T4">nilattukku</text:span><text:span text:style-name="T1">) of those including (</text:span><text:span text:style-name="T4">uḷḷittār</text:span><text:span text:style-name="T1">) Paṭṭaṉ Pūtaṉ Māṟan …; the southern boundary (</text:span><text:span text:style-name="T4">teṉpāṟkellai</text:span><text:span text:style-name="T1">) is to the north (</text:span><text:span text:style-name="T4">vaṭakkum</text:span><text:span text:style-name="T1">) of the water chanel (</text:span><text:span text:style-name="T4">vāykkālukku</text:span><text:span text:style-name="T1">); the western side boundary </text:span><text:soft-page-break/><text:span text:style-name="T1">(</text:span><text:span text:style-name="T4">miypāṟkkellai</text:span><text:span text:style-name="T1">) is to the east (</text:span><text:span text:style-name="T4">kīḻakkum</text:span><text:span text:style-name="T1">) of the land (</text:span><text:span text:style-name="T4">nilattukku</text:span><text:span text:style-name="T1">) … enjoyed (</text:span><text:span text:style-name="T4">anubha{{vitta}}</text:span><text:span text:style-name="T1">) by Nakkaṉ Ūraṉ; and the northern boundary (</text:span><text:span text:style-name="T4">vaṭapāṟkellai</text:span><text:span text:style-name="T1">) is to the south (</text:span><text:span text:style-name="T4">teṟkum</text:span><text:span text:style-name="T1">) of the land (</text:span><text:span text:style-name="T4">nilattu</text:span><text:span text:style-name="T1">) including (</text:span><text:span text:style-name="T4">uḷḷiṭṭār</text:span><text:span text:style-name="T1">) …; in the town (</text:span><text:span text:style-name="T4">ūr</text:span><text:span text:style-name="T1">) in this </text:span><text:span text:style-name="T4">nāṭu</text:span><text:span text:style-name="T1"> (</text:span><text:span text:style-name="T4">innāṭu</text:span><text:span text:style-name="T1">) … half a quarter (</text:span><text:span text:style-name="T4">araikāl</text:span><text:span text:style-name="T1">) of </text:span><text:span text:style-name="T4">cey</text:span><text:span text:style-name="T1"> (</text:span><text:span text:style-name="T4">ceyyūm</text:span><text:span text:style-name="T1"> &gt; </text:span><text:span text:style-name="T4">ceyyum</text:span><text:span text:style-name="T1">) … and three (</text:span><text:span text:style-name="T4">mū</text:span><text:span text:style-name="T1">) </text:span><text:span text:style-name="T4">kaḻañcu</text:span><text:span text:style-name="T1">s with the standard stone measure of the </text:span><text:span text:style-name="T4">nakara</text:span><text:span text:style-name="T1"> (</text:span><text:span text:style-name="T5">nakarakallāl</text:span><text:span text:style-name="T1">) of pure gold for the amount (</text:span><text:span text:style-name="T5">poruḷ</text:span><text:span text:style-name="T1">) … having taken (</text:span><text:span text:style-name="T4">koṇṭu</text:span><text:span text:style-name="T1">), so that it goes out of the hands [i.e. it is not in the possession of the others anymore] (</text:span><text:span text:style-name="T4">kaiccela</text:span><text:span text:style-name="T1">) in the registration office (</text:span><text:span text:style-name="T4">āvaṇakaḷiyē</text:span><text:span text:style-name="T1">), I gave (</text:span><text:span text:style-name="T4">kuṭuttēṉ</text:span><text:span text:style-name="T1">), having made (</text:span><text:span text:style-name="T4">cetu</text:span><text:span text:style-name="T19"> &gt; </text:span><text:span text:style-name="T4">ceytu</text:span><text:span text:style-name="T1">) … including (</text:span><text:span text:style-name="T4">uḷḷaṭa{{ṅka}}</text:span><text:span text:style-name="T1">) the excess (</text:span><text:span text:style-name="T4">mikuti</text:span><text:span text:style-name="T1">) and the deficiencies (</text:span><text:span text:style-name="T4">curukkam</text:span><text:span text:style-name="T1">) for half a quarter of </text:span><text:span text:style-name="T5">cey</text:span><text:span text:style-name="T1"> of this land (</text:span><text:span text:style-name="T4">inilam</text:span><text:span text:style-name="T1">) to Jaṇṭeśvara of Tiruvālamtuṟai, I Cāvānti Nārāyaṇa Ceṉtaṉ; for this land (</text:span><text:span text:style-name="T4">nilattukku</text:span><text:span text:style-name="T1">), this itself (</text:span><text:span text:style-name="T4">ituvē</text:span><text:span text:style-name="T1">) is the sale document (</text:span><text:span text:style-name="T4">vilaiy āvaṇamum</text:span><text:span text:style-name="T1">) … there is no other (</text:span><text:span text:style-name="T4">vēṟu</text:span><text:span text:style-name="T1">) final sale price document (</text:span><text:span text:style-name="T4">poruḷ mālaṟutiyy &gt; māvaṟuti olai</text:span><text:span text:style-name="T1">) … to Jaṇṭeśvara of {{Tiru}}vālaṉtuṟai, Cāvānti Nārāyaṇaṉ Centaṉaṉ (</text:span><text:span text:style-name="T5">centtaṉaṉ</text:span><text:span text:style-name="T1"> &gt; </text:span><text:span text:style-name="T5">centaṉaṉ</text:span><text:span text:style-name="T1">). This [is] under the protection of the Panmāheśvaras.</text:span></text:p>
      <text:p text:style-name="P1" loext:marker-style-name="T1"/>
      <text:p text:style-name="Standard" loext:marker-style-name="T1"><text:span text:style-name="T1">#93. a) Tiruvālantuṟai Mahādeva temple; b) on the eastern part of the </text:span><text:span text:style-name="T4">mukha-maṇḍapa</text:span><text:span text:style-name="T1">, on the round part (</text:span><text:span text:style-name="T5">kumuda</text:span><text:span text:style-name="T1">) of the base, under the niche of Gajasaṃhāramūrti; c) personally located and read in situ; d) ARE 1926, no. 247; e) 20</text:span><text:span text:style-name="T15">th</text:span><text:span text:style-name="T1"> regnal year of Rājarājatēvar; f) Rājarāja I (</text:span><text:span text:style-name="T5">circa</text:span><text:span text:style-name="T1"> 1005 A.D.); g) inscription read with G. Vijayavenugopal.</text:span></text:p>
      <text:p text:style-name="P1" loext:marker-style-name="T1"/>
      <text:p text:style-name="Standard" loext:marker-style-name="T1"><text:span text:style-name="T1">(1) </text:span><text:span text:style-name="T4">svasti śrī</text:span><text:span text:style-name="T1"> rā</text:span><text:span text:style-name="T4">ja</text:span><text:span text:style-name="T1">rā</text:span><text:span text:style-name="T4">ja</text:span><text:span text:style-name="T1">tevaṟku yāṇṭu 20 ˚āvatu kuṉṟakkūṟṟattu </text:span><text:span text:style-name="T4">brahmade</text:span><text:span text:style-name="T1">yam ˚iciṟupaḻuvūr tiruvālantuṟai </text:span><text:span text:style-name="T4">mahā</text:span></text:p>
      <text:p text:style-name="Standard" loext:marker-style-name="T1"><text:span text:style-name="T1">(2) </text:span><text:span text:style-name="T4">de</text:span><text:span text:style-name="T1">varkku vaṉā[nuṭe]yār teviyār nāṭṭaṉ ceyāḷ naṅkai vacca non X X v[i] X X X X X X X X</text:span></text:p>
      <text:p text:style-name="Standard" loext:marker-style-name="T38"><text:span text:style-name="T38">(3) [vai] X X X X</text:span><text:span text:style-name="T38"/></text:p>
      <text:p text:style-name="P5" loext:marker-style-name="T38"/>
      <text:p text:style-name="Standard" loext:marker-style-name="T1"><text:span text:style-name="T17">Fortune! </text:span><text:span text:style-name="T1">Prosperity! This is the 20</text:span><text:span text:style-name="T15">th</text:span><text:span text:style-name="T1"> year of Rājarājatēvar. To Mahādeva of Tiruvālantuṟai of this Ciṟupaḻuvūr, a </text:span><text:span text:style-name="T4">brahmadeya</text:span><text:span text:style-name="T1"> of Kuṉṟakkūṟṟam, the wife/queen (</text:span><text:span text:style-name="T4">tēviyār</text:span><text:span text:style-name="T1">) of Vaṉānuṭeyār, Naṭṭaṉ (</text:span><text:span text:style-name="T5">nāṭṭaṉ</text:span><text:span text:style-name="T1"> &gt; </text:span><text:span text:style-name="T5">naṭṭaṉ</text:span><text:span text:style-name="T1">?, the dancer) Ceyaḷ Naṅkai, gave (</text:span><text:span text:style-name="T4">vacca</text:span><text:span text:style-name="T1">) a perpetual {{lamp}} …</text:span></text:p>
      <text:p text:style-name="P1" loext:marker-style-name="T1"/>
      <text:p text:style-name="Standard" loext:marker-style-name="T1"><text:span text:style-name="T1">#94 </text:span><text:span text:style-name="T33">(#Ph64)</text:span><text:span text:style-name="T1">. a) Tiruvālantuṟai Mahādeva temple; b) on the eastern side of the niche of dancing Śiva, on the southern façade of the </text:span><text:span text:style-name="T5">mukha-maṇḍapa</text:span><text:span text:style-name="T1">; c) personally located and read in situ; d) ARE 1926, no. 246; e) 20</text:span><text:span text:style-name="T15">th</text:span><text:span text:style-name="T1"> regnal year of Kōvirājakesarivarman Tripuvana Cakkaravattikaḷ Śrī Kolottuṅkacōḻatēvar; f) Kulottuṅga I (</text:span><text:span text:style-name="T5">circa</text:span><text:span text:style-name="T1"> 1089 A.D.); g) inscription not read with anyone; h) the </text:span><text:span text:style-name="T5">meykkīrtti</text:span><text:span text:style-name="T1"> of Kulottuṅga I is engraved lines 2 to 17; this inscription was difficult to decipher on the stone, and N. Ramaswamy Babu was of great help.</text:span></text:p>
      <text:p text:style-name="P1" loext:marker-style-name="T1"/>
      <text:p text:style-name="Standard" loext:marker-style-name="T1"><text:span text:style-name="T1">(1)</text:span><text:span text:style-name="T1"><text:note text:id="ftn286" text:note-class="footnote"><text:note-citation>124</text:note-citation><text:note-body><text:p text:style-name="Footnote" loext:marker-style-name="T12"><text:span text:style-name="T12"><text:s/>Lines 1 to 34 are engraved on the western wall section and the pilaster on the eastern side of the niche of dancing Śiva.</text:span></text:p></text:note-body></text:note></text:span><text:span text:style-name="T1"> </text:span><text:span text:style-name="T4">svasti śrī</text:span></text:p>
      <text:p text:style-name="Standard" loext:marker-style-name="T1"><text:span text:style-name="T1">(2–17) {</text:span><text:span text:style-name="T5">meykkīrtti</text:span><text:span text:style-name="T1">}</text:span></text:p>
      <text:p text:style-name="Standard" loext:marker-style-name="T1"><text:span text:style-name="T1">(18) ta X X ya kovirāca ‡ kecaripa</text:span><text:span text:style-name="T4">nma</text:span><text:span text:style-name="T1">rā</text:span></text:p>
      <text:p text:style-name="Standard" loext:marker-style-name="T1"><text:span text:style-name="T1">(19) ṉa tiripuvanac cakkaravar ‡ ttikaḷ </text:span><text:span text:style-name="T4">śrī</text:span></text:p>
      <text:p text:style-name="Standard" loext:marker-style-name="T1"><text:span text:style-name="T1">(20) kolottuṅkacoḻa ‡ tevarkku yā</text:span><text:span text:style-name="T1"/></text:p>
      <text:p text:style-name="Standard" loext:marker-style-name="T1"><text:span text:style-name="T1">(21) ṇṭu 20 ˚avatu vaṭa X ‡ X ˚uttu</text:span><text:span text:style-name="T1"/></text:p>
      <text:p text:style-name="Standard" loext:marker-style-name="T1"><text:span text:style-name="T1">(22) [ṅ]katuṅkavaḷanāṭ[ṭu] ‡ kku[nṟakkū]</text:span><text:span text:style-name="T1"/></text:p>
      <text:p text:style-name="Standard" loext:marker-style-name="T1"><text:span text:style-name="T1">(23) ṟṟattu </text:span><text:span text:style-name="T4">brahmade</text:span><text:span text:style-name="T1">yam ciṟu ‡ paḻuvūrt tiruva</text:span></text:p>
      <text:p text:style-name="Standard" loext:marker-style-name="T1"><text:span text:style-name="T1">(24) lantuṟai ma</text:span><text:span text:style-name="T4">hā</text:span><text:span text:style-name="T1">tevarku ‡ vāṇak[o]va</text:span></text:p>
      <text:p text:style-name="Standard" loext:marker-style-name="T1"><text:span text:style-name="T1">(25) raiyan cuttamallan co[ḻa] ‡ [ku] X X cun[taran]</text:span><text:span text:style-name="T1"/></text:p>
      <text:p text:style-name="Standard" loext:marker-style-name="T1"><text:soft-page-break/><text:span text:style-name="T1">(26) [˚ā]ṉa kaṅkaikoṇṭa ‡ coḻavā[ṉ]</text:span><text:span text:style-name="T1"/></text:p>
      <text:p text:style-name="Standard" loext:marker-style-name="T1"><text:span text:style-name="T1">(27) kovaraiyaṉeṉ vait ‡ ta tirunon</text:span><text:span text:style-name="T1"/></text:p>
      <text:p text:style-name="Standard" loext:marker-style-name="T1"><text:span text:style-name="T1">(28) tāviḷakk X X X X kka X ‡ [ṭa] X X muppat</text:span><text:span text:style-name="T1"/></text:p>
      <text:p text:style-name="Standard" loext:marker-style-name="T1"><text:span text:style-name="T1">(29) tiraṇṭu muppattiṉṟi X ‡ [k]aikoṇ</text:span><text:span text:style-name="T1"/></text:p>
      <text:p text:style-name="Standard" loext:marker-style-name="T1"><text:span text:style-name="T1">(30) ṭom kaiko X X X X X ‡ X X [</text:span><text:span text:style-name="T4">hmaṇa</text:span><text:span text:style-name="T1">]</text:span></text:p>
      <text:p text:style-name="Standard" loext:marker-style-name="T1"><text:span text:style-name="T1">(31) r X X X X naka X X [tiru] ‡ vālantu</text:span><text:span text:style-name="T1"><text:note text:id="ftn287" text:note-class="footnote"><text:note-citation>125</text:note-citation><text:note-body><text:p text:style-name="P3" loext:marker-style-name="T12"><text:span text:style-name="T12"><text:s/>The -</text:span><text:span text:style-name="T14">ai</text:span><text:span text:style-name="T12"> is at the end of the line. The next line thus probably starts with a </text:span><text:span text:style-name="T14">ṟ</text:span><text:span text:style-name="T12">.</text:span></text:p></text:note-body></text:note></text:span></text:p>
      <text:p text:style-name="Standard" loext:marker-style-name="T1"><text:span text:style-name="T1">(32) X X X k X X </text:span><text:span text:style-name="T4">śrī </text:span><text:span text:style-name="T1">kaṇṭa ‡ n X X yāṟ X</text:span></text:p>
      <text:p text:style-name="Standard" loext:marker-style-name="T1"><text:span text:style-name="T1">(33) X X X X [vaṇake] ti ‡ [ya]m X kku[ṭi]</text:span><text:span text:style-name="T1"/></text:p>
      <text:p text:style-name="Standard" loext:marker-style-name="T1"><text:span text:style-name="T1">(34) X X X X m X X X X X ‡ [ka ˚erika] X X</text:span><text:span text:style-name="T1"/></text:p>
      <text:p text:style-name="Standard" loext:marker-style-name="T1"><text:span text:style-name="T1">(35)</text:span><text:span text:style-name="T1"><text:note text:id="ftn288" text:note-class="footnote"><text:note-citation>126</text:note-citation><text:note-body><text:p text:style-name="P3" loext:marker-style-name="T12"><text:span text:style-name="T12"><text:s/>Lines 35 to 55 are engraved on the eastern wall section on the eastern side of the niche of dancing Śiva.</text:span></text:p></text:note-body></text:note></text:span><text:span text:style-name="T1"> m civāyanti</text:span></text:p>
      <text:p text:style-name="Standard" loext:marker-style-name="T1"><text:span text:style-name="T1">(36) ric ciṟṟampala</text:span><text:span text:style-name="T1"/></text:p>
      <text:p text:style-name="Standard" loext:marker-style-name="T1"><text:span text:style-name="T1">(37) m uṭaiyar[num]</text:span><text:span text:style-name="T1"/></text:p>
      <text:p text:style-name="Standard" loext:marker-style-name="T38"><text:span text:style-name="T38">(38) X m civāyañ [cu] X</text:span><text:span text:style-name="T38"/></text:p>
      <text:p text:style-name="Standard" loext:marker-style-name="T38"><text:span text:style-name="T38">(39) tamallanum X</text:span><text:span text:style-name="T38"/></text:p>
      <text:p text:style-name="Standard" loext:marker-style-name="T38"><text:span text:style-name="T38">(40) ṉṉiṭṭa civa</text:span><text:span text:style-name="T37">bra</text:span></text:p>
      <text:p text:style-name="Standard" loext:marker-style-name="T38"><text:span text:style-name="T38">(41) </text:span><text:span text:style-name="T37">hma</text:span><text:span text:style-name="T38">ṇaro X X</text:span></text:p>
      <text:p text:style-name="Standard" loext:marker-style-name="T38"><text:span text:style-name="T38">(42) X [vi]ḷak X</text:span><text:span text:style-name="T38"/></text:p>
      <text:p text:style-name="Standard" loext:marker-style-name="T38"><text:span text:style-name="T38">(43) ˚oṉṟum </text:span><text:span text:style-name="T37">sa</text:span></text:p>
      <text:p text:style-name="Standard" loext:marker-style-name="T38"><text:span text:style-name="T38">(44) ntirātittavaṟ</text:span><text:span text:style-name="T38"/></text:p>
      <text:p text:style-name="Standard" loext:marker-style-name="T38"><text:span text:style-name="T38">(45) kaikkoṇṭu</text:span><text:span text:style-name="T38"/></text:p>
      <text:p text:style-name="Standard" loext:marker-style-name="T38"><text:span text:style-name="T38">(46) ˚erikkakaṭavom</text:span><text:span text:style-name="T38"/></text:p>
      <text:p text:style-name="Standard" loext:marker-style-name="T38"><text:span text:style-name="T38">(47) kaṅkaikoṇ</text:span><text:span text:style-name="T38"/></text:p>
      <text:p text:style-name="Standard" loext:marker-style-name="T38"><text:span text:style-name="T38">(48) ṭacoḻa vāṇa</text:span><text:span text:style-name="T38"/></text:p>
      <text:p text:style-name="Standard" loext:marker-style-name="T38"><text:span text:style-name="T38">(49) kovaraiya X</text:span><text:span text:style-name="T38"/></text:p>
      <text:p text:style-name="Standard" loext:marker-style-name="T38"><text:span text:style-name="T38">(50) [vi]ṭṭa vi[ḷa]</text:span><text:span text:style-name="T38"/></text:p>
      <text:p text:style-name="Standard" loext:marker-style-name="T38"><text:span text:style-name="T38">(51) [kkaṟi]vo X</text:span><text:span text:style-name="T38"/></text:p>
      <text:p text:style-name="Standard" loext:marker-style-name="T38"><text:span text:style-name="T38">(52) ˚ivvūr </text:span><text:span text:style-name="T37">sabhai</text:span></text:p>
      <text:p text:style-name="Standard" loext:marker-style-name="T38"><text:span text:style-name="T38">(53) yom ˚itu pān</text:span><text:span text:style-name="T38"/></text:p>
      <text:p text:style-name="Standard" loext:marker-style-name="T1"><text:span text:style-name="T1">(54) māye</text:span><text:span text:style-name="T4">śva</text:span><text:span text:style-name="T1">ra ra</text:span></text:p>
      <text:p text:style-name="Standard" loext:marker-style-name="T1"><text:span text:style-name="T1">(55) [</text:span><text:span text:style-name="T4">kṣai</text:span><text:span text:style-name="T1">]</text:span></text:p>
      <text:p text:style-name="P1" loext:marker-style-name="T1"/>
      <text:p text:style-name="Standard" loext:marker-style-name="T1"><text:span text:style-name="T1">Fortune! Prosperity! {</text:span><text:span text:style-name="T5">meykkīrtti</text:span><text:span text:style-name="T1">}. This is the 20</text:span><text:span text:style-name="T15">th</text:span><text:span text:style-name="T1"> year of Rājakesarivarman Tripuvana Cakkaravattikaḷ Śrī Kolottuṅkacōḻatēvar. To Mahādeva of Tiruvālantuṟai of Ciṟupaḻuvūr, a </text:span><text:span text:style-name="T4">brahmadeya</text:span><text:span text:style-name="T1"> of Kuṉṟakkūṟṟam of Uttuṅkatuṅkavaḷanāṭu on the northern {{bank}} (</text:span><text:span text:style-name="T5">vaṭa</text:span><text:span text:style-name="T1">{{</text:span><text:span text:style-name="T5">karai</text:span><text:span text:style-name="T1">}}), I Vāṇakkōvaraiyan Cuttamallan Cōḻa … Cuntaran </text:span><text:span text:style-name="T19">alias</text:span><text:span text:style-name="T1"> Cōḻavāṉ Kōvaraiyaṉ placed (</text:span><text:span text:style-name="T4">vaitta</text:span><text:span text:style-name="T1">) for a perpetual lamp (</text:span><text:span text:style-name="T4">tirunontāviḷakku</text:span><text:span text:style-name="T1">) … thirty-two (</text:span><text:span text:style-name="T4">muppatiraṇṭu</text:span><text:span text:style-name="T1">) …; without (</text:span><text:span text:style-name="T4">iṉṟi</text:span><text:span text:style-name="T1">) the thirty (</text:span><text:span text:style-name="T4">muppattu</text:span><text:span text:style-name="T1">), we have taken in hand (</text:span><text:span text:style-name="T4">kaikkoṇṭōm</text:span><text:span text:style-name="T1">); … Tiruvālantu{{ṟai}} … Śrīkaṇṭan …; Civāyantiri, lord (</text:span><text:span text:style-name="T4">uṭaiyar</text:span><text:span text:style-name="T1">) of Ciṟṟampalam and Civāyan Cuttamallan … we Civabrahmaṇars, for one lamp (</text:span><text:span text:style-name="T4">viḷakku oṉṟum</text:span><text:span text:style-name="T1">) as long as the sun and the moon endure, having taken in hand (</text:span><text:span text:style-name="T4">kaikkoṇṭu</text:span><text:span text:style-name="T1">), we will have to burn (</text:span><text:span text:style-name="T4">erikakaṭavōm</text:span><text:span text:style-name="T1">); we the Sabhā (</text:span><text:span text:style-name="T4">sabhaiyōm</text:span><text:span text:style-name="T1">) of this village (</text:span><text:span text:style-name="T4">ivvūr</text:span><text:span text:style-name="T1">) [will have to burn a lamp with that which has been placed (</text:span><text:span text:style-name="T4">iṭṭa</text:span><text:span text:style-name="T1">?) by] Kaṅkaikoṇṭacōḻa Vāṇakōvaraiyan. This is under the protection of the Panmāheśvaras.</text:span></text:p>
      <text:p text:style-name="P1" loext:marker-style-name="T1"/>
      <text:p text:style-name="Standard" loext:marker-style-name="T1"><text:soft-page-break/><text:span text:style-name="T1">#95. a) Tiruvālantuṟai Mahādeva temple; b) on the lower part of the base (</text:span><text:span text:style-name="T5">jagati</text:span><text:span text:style-name="T1">); begins on the southern side of the base of the western façade and continues on the western side of the base of the southern façade; c) personally located and read in situ; d) ARE 1926, no. 235; e) 5</text:span><text:span text:style-name="T15">th</text:span><text:span text:style-name="T1"> regnal year of Kōpparakesarivarman Śrī Rājendracōḻadevar; f) Rājendra I (</text:span><text:span text:style-name="T5">circa</text:span><text:span text:style-name="T1"> 1089 A.D.); g) inscription read with G. Vijayavenugopal; h) the </text:span><text:span text:style-name="T5">meykkīrtti</text:span><text:span text:style-name="T1"> of Rājendracōḻa I is engraved lines 1 and 2.</text:span></text:p>
      <text:p text:style-name="P1" loext:marker-style-name="T1"/>
      <text:p text:style-name="Standard" loext:marker-style-name="T1"><text:span text:style-name="T1">(1) </text:span><text:span text:style-name="T4">svasti śrī</text:span><text:span text:style-name="T1"> {</text:span><text:span text:style-name="T5">meykkīrtti</text:span><text:span text:style-name="T1">}</text:span></text:p>
      <text:p text:style-name="Standard" loext:marker-style-name="T1"><text:span text:style-name="T1">(2) {</text:span><text:span text:style-name="T5">meykkīrtti</text:span><text:span text:style-name="T1">} kopparake</text:span><text:span text:style-name="T4">sa</text:span><text:span text:style-name="T1">riva</text:span><text:span text:style-name="T4">nma</text:span><text:span text:style-name="T1">rāṉa </text:span><text:span text:style-name="T4">śrī</text:span><text:span text:style-name="T1"> ‡ ˚i</text:span><text:span text:style-name="T4">rājendra</text:span><text:span text:style-name="T1">[coḻa]</text:span><text:span text:style-name="T4">de</text:span><text:span text:style-name="T1">varkku yāṇṭu 5 ˚āvatu ˚uttuṅkatoṅkavaḷanāṭākiya kuṉṟakkūttu ‡ </text:span><text:span text:style-name="T4">brahmade</text:span><text:span text:style-name="T1"> X</text:span></text:p>
      <text:p text:style-name="Standard" loext:marker-style-name="T1"><text:span text:style-name="T1">(3) ṉ ˚arumoḻi tevan poki paṭṭan kaṇṭarātittikku ˚āka ˚ivaḷ tāy nampirā ‡ ṭṭiyār pāṇṭimāteviyār peṇṭāṭṭi ˚aṟiñcimātevaṭikaḷ ˚ittiruvālantuṟai </text:span><text:span text:style-name="T4">mahā</text:span><text:span text:style-name="T1"> ‡ </text:span><text:span text:style-name="T4">de</text:span><text:span text:style-name="T1">var[kku]</text:span></text:p>
      <text:p text:style-name="Standard" loext:marker-style-name="T1"><text:span text:style-name="T1">(4) ˚ivviḷakku ˚eriya [v]aitta centarā nilaiviḷakku 1 [nā]l ceruviṭaika[ḷāl] ‡ ṉūṟṟu ˚aimpatin pala X nā[rā]yattar nicatam ˚uḻakku neyy eriya vaittu ˚itu ‡ [pa</text:span><text:span text:style-name="T4">nma</text:span><text:span text:style-name="T1">]</text:span></text:p>
      <text:p text:style-name="P1" loext:marker-style-name="T1"/>
      <text:p text:style-name="Standard" loext:marker-style-name="T1"><text:span text:style-name="T1">Fortune! Prosperity! {</text:span><text:span text:style-name="T5">meykkīrtti</text:span><text:span text:style-name="T1">} This is the 5</text:span><text:span text:style-name="T15">th</text:span><text:span text:style-name="T1"> year of Kōpparakesarivarman Śrī Rājendracōḻadevar. On behalf (</text:span><text:span text:style-name="T4">āka</text:span><text:span text:style-name="T1">) of Arumoḻi Tēvan Pōki Paṭṭan Kaṇṭarātitti</text:span><text:span text:style-name="T1"><text:note text:id="ftn289" text:note-class="footnote"><text:note-citation>127</text:note-citation><text:note-body><text:p text:style-name="P3" loext:marker-style-name="T12"><text:span text:style-name="T12"><text:s/>Kaṇṭarātitti is a female name, and she is perhaps the wife or the daughter of </text:span><text:span text:style-name="T11">Arumoḻitēvaṉ Pōki Paṭṭaṉ. Indeed, Paṭṭaṉ is usually a male’s name, indicating a Brahmin. One of the meaning of </text:span><text:span text:style-name="T13">pōki</text:span><text:span text:style-name="T11"> according to the TL is palanquin-bearer. Because Arumoḻitēvar is a name of Rājarāja, it is possible that </text:span><text:span text:style-name="T12">Kaṇṭarātitti is the wife or the daughter of Paṭṭaṉ</text:span><text:span text:style-name="T11"> who is a palanquin-bearer of the king. This Arumoḻitēvaṉ Pōki Paṭṭaṉ may be from the </text:span><text:span text:style-name="T13">brahmadeya</text:span><text:span text:style-name="T11"> mentioned before his name. The donor </text:span><text:span text:style-name="T12">Aṟiñcimātēvaṭikaḷ, a woman of the suite of the Pāṇḍya queen, seems to be the mother of Kaṇṭarātitti.</text:span></text:p></text:note-body></text:note></text:span><text:span text:style-name="T1"> [of] the </text:span><text:span text:style-name="T4">brahmadeya</text:span><text:span text:style-name="T1"> of Kuṉṟakkūṟṟam (</text:span><text:span text:style-name="T4">kuṉṟakkūttu </text:span><text:span text:style-name="T1">&gt; </text:span><text:span text:style-name="T4">kuṉṟakkūṟṟattu</text:span><text:span text:style-name="T1">) which has become (</text:span><text:span text:style-name="T4">ākiya</text:span><text:span text:style-name="T1">) Uttuṅkatuṅkavaḷanāṭu, the mother (</text:span><text:span text:style-name="T4">tāy</text:span><text:span text:style-name="T1">) of she (</text:span><text:span text:style-name="T4">ivaḷ</text:span><text:span text:style-name="T1">) [Kaṇṭarātitti], Aṟiñcimātēvaṭikaḷ, a woman/servant (</text:span><text:span text:style-name="T4">peṇṭāṭṭi</text:span><text:span text:style-name="T1">) of Pāṇṭimātēviyar our queen (</text:span><text:span text:style-name="T4">nampirāṭṭiyār</text:span><text:span text:style-name="T1">), to Mahādeva of this Tiruvālantuṟai, put (</text:span><text:span text:style-name="T4">vaitta</text:span><text:span text:style-name="T1">) to burn (</text:span><text:span text:style-name="T4">eriya</text:span><text:span text:style-name="T1">) this lamp (</text:span><text:span text:style-name="T4">ivviḷakku</text:span><text:span text:style-name="T1">); for 1 standing lamp (</text:span><text:span text:style-name="T4">nilaiviḷakku</text:span><text:span text:style-name="T1">) in pure metal (</text:span><text:span text:style-name="T4">centarā</text:span><text:span text:style-name="T1">), having put (</text:span><text:span text:style-name="T4">vaittu</text:span><text:span text:style-name="T1">) hundred and fifty (</text:span><text:span text:style-name="T4">nūṟṟu aimpatin</text:span><text:span text:style-name="T1">) </text:span><text:span text:style-name="T4">palam</text:span><text:span text:style-name="T1">s with four (</text:span><text:span text:style-name="T4">nāl</text:span><text:span text:style-name="T1">) </text:span><text:span text:style-name="T4">ceruviṭai</text:span><text:span text:style-name="T19">s</text:span><text:span text:style-name="T1"> (</text:span><text:span text:style-name="T4">ceruviṭaikaḷāl</text:span><text:span text:style-name="T1">) to burn (</text:span><text:span text:style-name="T4">eriya</text:span><text:span text:style-name="T1">) one </text:span><text:span text:style-name="T4">uḻakku</text:span><text:span text:style-name="T1"> of </text:span><text:span text:style-name="T5">ghee</text:span><text:span text:style-name="T1"> (</text:span><text:span text:style-name="T4">ney</text:span><text:span text:style-name="T1">) every day (</text:span><text:span text:style-name="T4">nicatam</text:span><text:span text:style-name="T1">) [by the] </text:span><text:span text:style-name="T4">nārāyattar</text:span><text:span text:style-name="T1"> [measure]. This {{is under the protection of the}} Panmāheśvaras.</text:span></text:p>
      <text:p text:style-name="P1" loext:marker-style-name="T1"/>
      <text:p text:style-name="Standard" loext:marker-style-name="T1"><text:span text:style-name="T1">#96. a) Tiruvālantuṟai Mahādeva temple; b) on the northernmost wall section on the northern side of the niche of the Liṅgodbhavamūrti, on the western façade; c) personally located and read in situ; d) ARE 1895, no. 119;</text:span><text:span text:style-name="T1"><text:note text:id="ftn290" text:note-class="footnote"><text:note-citation>128</text:note-citation><text:note-body><text:p text:style-name="Footnote" loext:marker-style-name="T12"><text:span text:style-name="T12"><text:s/></text:span><text:span text:style-name="T23">ARE 1926, no. 233, wrongly located on the western façade, corresponds in fact to this inscription. </text:span></text:p></text:note-body></text:note></text:span><text:span text:style-name="T1"> SII 5, no. 680; e) 10</text:span><text:span text:style-name="T15">th</text:span><text:span text:style-name="T1"> regnal year of </text:span><text:span text:style-name="T5">maturai koṇṭa</text:span><text:span text:style-name="T1"> Kōpparakesarivarman; f) Parāntaka I (</text:span><text:span text:style-name="T5">circa</text:span><text:span text:style-name="T1"> 917 A.D.); g) inscription not read with anyone.</text:span></text:p>
      <text:p text:style-name="P1" loext:marker-style-name="T1"/>
      <text:p text:style-name="Standard" loext:marker-style-name="T37"><text:span text:style-name="T38">(1) </text:span><text:span text:style-name="T37">svasti śrī</text:span></text:p>
      <text:p text:style-name="Standard" loext:marker-style-name="T38"><text:span text:style-name="T38">(2) maturai koṇ</text:span><text:span text:style-name="T38"/></text:p>
      <text:p text:style-name="Standard" loext:marker-style-name="T38"><text:span text:style-name="T38">(3) ṭa kopparake[</text:span><text:span text:style-name="T37">sa</text:span><text:span text:style-name="T38">]</text:span></text:p>
      <text:p text:style-name="Standard" loext:marker-style-name="T38"><text:span text:style-name="T38">(4) ri</text:span><text:span text:style-name="T37">panma</text:span><text:span text:style-name="T38">ṟku yāṇ</text:span></text:p>
      <text:p text:style-name="Standard" loext:marker-style-name="T38"><text:span text:style-name="T38">(5) ṭu 10 ˚āvatu ci</text:span><text:span text:style-name="T38"/></text:p>
      <text:p text:style-name="Standard" loext:marker-style-name="T38"><text:span text:style-name="T38">(6) ṟupaḻuvūrt ti</text:span><text:span text:style-name="T38"/></text:p>
      <text:p text:style-name="Standard" loext:marker-style-name="T38"><text:span text:style-name="T38">(7) ruvālantuṟai</text:span><text:span text:style-name="T38"/></text:p>
      <text:p text:style-name="Standard" loext:marker-style-name="T38"><text:span text:style-name="T38">(8) </text:span><text:span text:style-name="T37">mahāde</text:span><text:span text:style-name="T38">varkku to</text:span></text:p>
      <text:p text:style-name="Standard" loext:marker-style-name="T38"><text:soft-page-break/><text:span text:style-name="T38">(9) ṇṭināṭṭu ˚erikiḻ</text:span><text:span text:style-name="T38"/></text:p>
      <text:p text:style-name="Standard" loext:marker-style-name="T38"><text:span text:style-name="T38">(10) nāṭṭu maṇalūr uṭai</text:span><text:span text:style-name="T38"/></text:p>
      <text:p text:style-name="Standard" loext:marker-style-name="T38"><text:span text:style-name="T38">(11) yāṉ mallaṉ kalla</text:span><text:span text:style-name="T38"/></text:p>
      <text:p text:style-name="Standard" loext:marker-style-name="T38"><text:span text:style-name="T38">(12) ṟai </text:span><text:span text:style-name="T37">candrāditya</text:span><text:span text:style-name="T38">vāl ˚oru</text:span></text:p>
      <text:p text:style-name="Standard" loext:marker-style-name="T38"><text:span text:style-name="T38">(13) nontāviḷakkeriya</text:span><text:span text:style-name="T38"/></text:p>
      <text:p text:style-name="Standard" loext:marker-style-name="T38"><text:span text:style-name="T38">(14) nicatam ˚uḻakku ney</text:span><text:span text:style-name="T38"/></text:p>
      <text:p text:style-name="Standard" loext:marker-style-name="T38"><text:span text:style-name="T38">(15) kku vaitta cāvāmuvāp</text:span><text:span text:style-name="T38"/></text:p>
      <text:p text:style-name="Standard" loext:marker-style-name="T38"><text:span text:style-name="T38">(16) perāṭu 90 ˚itu </text:span><text:span text:style-name="T37">panmā</text:span></text:p>
      <text:p text:style-name="Standard" loext:marker-style-name="T38"><text:span text:style-name="T38">(17) </text:span><text:span text:style-name="T37">heśvara rakṣai</text:span><text:span text:style-name="T38"> ||</text:span></text:p>
      <text:p text:style-name="P5" loext:marker-style-name="T38"/>
      <text:p text:style-name="Standard" loext:marker-style-name="T1"><text:span text:style-name="T1">Fortune! Prosperity! This is the 10</text:span><text:span text:style-name="T15">th</text:span><text:span text:style-name="T1"> year of Kōpparakesarivarman who has taken Madurai. For Mahādeva of Tiruvālantuṟai of Ciṟupaḻuvūr, the lord (</text:span><text:span text:style-name="T4">uṭaiyāṉ</text:span><text:span text:style-name="T1">) of Maṇalūr, of Ērikīḻnāṭu of Toṇṭaināṭu, Mallaṉ Kallaṟai, to burn (</text:span><text:span text:style-name="T4">eriya</text:span><text:span text:style-name="T1">) one perpetual lamp (</text:span><text:span text:style-name="T4">oru nontāviḷakku</text:span><text:span text:style-name="T1">), as long as the sun and the moon endure, gave (</text:span><text:span text:style-name="T4">vaitta</text:span><text:span text:style-name="T1">) 90 undying and non-ageing (</text:span><text:span text:style-name="T4">cāvāmūvā</text:span><text:span text:style-name="T1">) great goats (</text:span><text:span text:style-name="T4">perāṭu</text:span><text:span text:style-name="T1">) for one </text:span><text:span text:style-name="T4">uḻakku</text:span><text:span text:style-name="T1"> of </text:span><text:span text:style-name="T5">ghee</text:span><text:span text:style-name="T1"> (</text:span><text:span text:style-name="T4">neykku</text:span><text:span text:style-name="T1">) every day (</text:span><text:span text:style-name="T4">nicatam</text:span><text:span text:style-name="T1">). This is under the protection of the Panmāheśvaras.</text:span></text:p>
      <text:p text:style-name="P1" loext:marker-style-name="T1"/>
      <text:p text:style-name="Standard" loext:marker-style-name="T1"><text:span text:style-name="T1">#97. a) Tiruvālantuṟai Mahādeva temple; b) on the wall section immediately on the southern side of the Liṅgodbhavamūrti on the western façade; the left-side pilaster is inscribed from line 8, and pilasters on each side are engraved from line 12; c) personally located and read in situ; d) ARE 1926, no. 231; SII 32, part 1, no. 18; e) 12</text:span><text:span text:style-name="T15">th</text:span><text:span text:style-name="T1"> regnal year of </text:span><text:span text:style-name="T5">maturai koṇṭa</text:span><text:span text:style-name="T1"> Kōpparakesarivarman; f) Parāntaka I (</text:span><text:span text:style-name="T5">circa</text:span><text:span text:style-name="T1"> 919 A.D.); g) inscription not read with anyone; h) the edition of SII proposes a line division which differs from mine.</text:span></text:p>
      <text:p text:style-name="P1" loext:marker-style-name="T1"/>
      <text:p text:style-name="Standard" loext:marker-style-name="T38"><text:span text:style-name="T38">(1) </text:span><text:span text:style-name="T37">svasti śrī</text:span></text:p>
      <text:p text:style-name="Standard" loext:marker-style-name="T38"><text:span text:style-name="T38">(2) maturai ko</text:span><text:span text:style-name="T38"/></text:p>
      <text:p text:style-name="Standard" loext:marker-style-name="T38"><text:span text:style-name="T38">(3) ṇṭa koppara</text:span><text:span text:style-name="T38"/></text:p>
      <text:p text:style-name="Standard" loext:marker-style-name="T38"><text:span text:style-name="T38">(4) kecari</text:span><text:span text:style-name="T37">vanma</text:span><text:span text:style-name="T38">ṟ</text:span></text:p>
      <text:p text:style-name="Standard" loext:marker-style-name="T38"><text:span text:style-name="T38">(5) ku yāṇṭu 10</text:span><text:span text:style-name="T38"/></text:p>
      <text:p text:style-name="Standard" loext:marker-style-name="T38"><text:span text:style-name="T38">(6) 2 ˚āvatu ˚iv</text:span><text:span text:style-name="T38"/></text:p>
      <text:p text:style-name="Standard" loext:marker-style-name="T38"><text:span text:style-name="T38">(7) vāṇṭu perumāṉa</text:span><text:span text:style-name="T38"/></text:p>
      <text:p text:style-name="Standard" loext:marker-style-name="T38"><text:span text:style-name="T38">(8) ṭikaḷoṭu pā ‡ ṇṭiyaṉār ˚īḻap paṭai</text:span><text:span text:style-name="T38"/></text:p>
      <text:p text:style-name="Standard" loext:marker-style-name="T38"><text:span text:style-name="T38">(9) kuṇantu ve ‡ ḷḷūr [˚</text:span><text:span text:style-name="T37">asti</text:span><text:span text:style-name="T38">]kaṭai ceya</text:span></text:p>
      <text:p text:style-name="Standard" loext:marker-style-name="T38"><text:span text:style-name="T38">(10) nāṉṟu paḻu ‡ veṭṭaraiyar kaṇṭaṉ ˚a</text:span><text:span text:style-name="T38"/></text:p>
      <text:p text:style-name="Standard" loext:marker-style-name="T38"><text:span text:style-name="T38">(11) mutaṉār vi</text:span><text:span text:style-name="T37">ra</text:span><text:span text:style-name="T38">[</text:span><text:span text:style-name="T37">śrī</text:span><text:span text:style-name="T38">] ‡ ˚uṇṭāvateṉṟu poy</text:span></text:p>
      <text:p text:style-name="Standard" loext:marker-style-name="T38"><text:span text:style-name="T38">(12) kaikuṟuviṭat ‡ tu paratūr uṭaiyāṉ paṭai</text:span><text:span text:style-name="T1"><text:note text:id="ftn291" text:note-class="footnote"><text:note-citation>129</text:note-citation><text:note-body><text:p text:style-name="P3" loext:marker-style-name="T12"><text:span text:style-name="T12"><text:s/>The -</text:span><text:span text:style-name="T14">ṭ </text:span><text:span text:style-name="T12">is on the pilaster.</text:span></text:p></text:note-body></text:note></text:span><text:span text:style-name="T38"> ‡ ppe[[ra]]</text:span></text:p>
      <text:p text:style-name="Standard" loext:marker-style-name="T38"><text:span text:style-name="T38">(13) rayaṉ nakkaṉ cā ‡ ttaṉ kuṉṟakūṟṟattu ciṟu ‡ paḻuvūrt</text:span><text:span text:style-name="T38"/></text:p>
      <text:p text:style-name="Standard" loext:marker-style-name="T38"><text:span text:style-name="T38">(14) tiruvālantu ‡ [ṟ]ai [ma]</text:span><text:span text:style-name="T37">hāde</text:span><text:span text:style-name="T38">varku </text:span><text:span text:style-name="T37">candrādi ‡ tya</text:span><text:span text:style-name="T38">vāl </text:span></text:p>
      <text:p text:style-name="Standard" loext:marker-style-name="T38"><text:span text:style-name="T38">(15) {space} ˚i ‡ ravum pakalum ˚oru tiru[v] ‡ viḷakku</text:span><text:span text:style-name="T38"/></text:p>
      <text:p text:style-name="Standard" loext:marker-style-name="T38"><text:span text:style-name="T38">(16) ˚eriya nicatap ‡ paṭi nārāyattāl ˚uḻakku ‡ nekku vai</text:span><text:span text:style-name="T38"/></text:p>
      <text:p text:style-name="Standard" loext:marker-style-name="T38"><text:span text:style-name="T38">(17) tta cāvāmuvā ‡ p perāṭu 90 m ˚ayaṉa </text:span><text:span text:style-name="T37">sa</text:span><text:span text:style-name="T38">[</text:span><text:span text:style-name="T37">ṅ</text:span><text:span text:style-name="T38">] ‡ kirāntika[[ḷ]] </text:span></text:p>
      <text:p text:style-name="Standard" loext:marker-style-name="T38"><text:span text:style-name="T38">(18) ṭoṟum ˚āṭiya ‡ ruḷu ney ˚aññāḻikku vai ‡ tta ˚āṭu</text:span><text:span text:style-name="T38"/></text:p>
      <text:p text:style-name="Standard" loext:marker-style-name="T38"><text:span text:style-name="T38">(19) 10 m paḻuve ‡ ṭṭaraiyar kaṇṭaṉ ˚amutaṉār ‡ tiruna {space}</text:span><text:span text:style-name="T38"/></text:p>
      <text:p text:style-name="Standard" loext:marker-style-name="T38"><text:span text:style-name="T38">(20) </text:span><text:span text:style-name="T37">kṣa</text:span><text:span text:style-name="T38">ttiri[k]ai ‡ [pu]ṇarpūcatti nāṉṟu ti ‡ ṅkaḷ ṭo</text:span></text:p>
      <text:p text:style-name="Standard" loext:marker-style-name="T38"><text:span text:style-name="T38">(21) {space} ṟum ‡ ˚iru nāḻi ney ˚āṭiyaru ‡ ḷa vaitta </text:span><text:span text:style-name="T38"/></text:p>
      <text:p text:style-name="Standard" loext:marker-style-name="T38"><text:soft-page-break/><text:span text:style-name="T38">(22) ˚āṭu 24 m k ‡ āttikai kāttikai nāṉṟu ‡ ˚āṭi ˚a</text:span><text:span text:style-name="T38"/></text:p>
      <text:p text:style-name="Standard" loext:marker-style-name="T38"><text:span text:style-name="T38">(23) ruḷa ney nāḻik ‡ ku vaitta ˚āṭu 4 m kā ‡ ttikai </text:span><text:span text:style-name="T38"/></text:p>
      <text:p text:style-name="Standard" loext:marker-style-name="T38"><text:span text:style-name="T38">(24) viḷakku ˚eriya vait ‡ ta ney [5 n.</text:span><text:span text:style-name="T1"><text:note text:id="ftn292" text:note-class="footnote"><text:note-citation>130</text:note-citation><text:note-body><text:p text:style-name="P3" loext:marker-style-name="T11"><text:span text:style-name="T12"><text:s/>This glyph may be a </text:span><text:span text:style-name="T11">symbol for </text:span><text:span text:style-name="T13">nāḻi</text:span><text:span text:style-name="T11">. There is a similar one in #100.</text:span></text:p></text:note-body></text:note></text:span><text:span text:style-name="T38">] kku vait ‡ ta ˚āṭu </text:span></text:p>
      <text:p text:style-name="Standard" loext:marker-style-name="T38"><text:span text:style-name="T38">(25) ˚añcum ˚itu ‡ </text:span><text:span text:style-name="T37">panmāheśvara rakṣai</text:span></text:p>
      <text:p text:style-name="P5" loext:marker-style-name="T38"/>
      <text:p text:style-name="Standard" loext:marker-style-name="T1"><text:span text:style-name="T38">Fortune! </text:span><text:span text:style-name="T1">Prosperity! This is the 12</text:span><text:span text:style-name="T15">th</text:span><text:span text:style-name="T1"> year of Kōpparakesarivarman who has taken Madurai. On this year (</text:span><text:span text:style-name="T4">ivvāṇṭu</text:span><text:span text:style-name="T1">), saying (</text:span><text:span text:style-name="T4">eṉṟu</text:span><text:span text:style-name="T1">): “that which is (</text:span><text:span text:style-name="T4">uṇṭāvatu</text:span><text:span text:style-name="T1">)</text:span><text:span text:style-name="T1"><text:note text:id="ftn293" text:note-class="footnote"><text:note-citation>131</text:note-citation><text:note-body><text:p text:style-name="P3" loext:marker-style-name="T12"><text:span text:style-name="T12"><text:s/>The word-split and translation of </text:span><text:span text:style-name="T41">uṇṭu-āvatu</text:span><text:span text:style-name="T12"> was suggested to me by E. Francis.</text:span></text:p></text:note-body></text:note></text:span><text:span text:style-name="T1"> the heroism (</text:span><text:span text:style-name="T4">vīra</text:span><text:span text:style-name="T1">) and glory (</text:span><text:span text:style-name="T4">śrī</text:span><text:span text:style-name="T1">) of the Paḻuvēṭṭaraiyar Kaṇṭaṉ Amutaṉār, that day (</text:span><text:span text:style-name="T4">nāṉṟu</text:span><text:span text:style-name="T1">) when he entered (</text:span><text:span text:style-name="T4">ceya</text:span><text:span text:style-name="T1">, lit. made) the fierce battle (</text:span><text:span text:style-name="T4">asti-kaṭai</text:span><text:span text:style-name="T1">) of Vēḷḷūr, [which] brought (</text:span><text:span text:style-name="T4">kuṇantu</text:span><text:span text:style-name="T1"> &gt; </text:span><text:span text:style-name="T4">koṇṭu vantu</text:span><text:span text:style-name="T1">) the army of Īḻam [and] the Pāṇṭiyaṉār with (i.e. against) Perumāṉaṭikaḷ (</text:span><text:span text:style-name="T4">perumāṉaṭikaḷōṭu</text:span><text:span text:style-name="T1">)”, the lord (</text:span><text:span text:style-name="T4">uṭaiyāṉ</text:span><text:span text:style-name="T1">) of Paratūr in Poykaikuṟuviṭam, the great chieftain of the army (</text:span><text:span text:style-name="T4">paṭai-peru-araiyaṉ</text:span><text:span text:style-name="T1">), Nakkaṉ Cāttaṉ, for Mahādeva of Tiruvālantuṟai in Ciṟupaḻuvūr of Kuṉṟakkūṟṟam, for one sacred lamp (</text:span><text:span text:style-name="T4">oru tiruviḷakku</text:span><text:span text:style-name="T1">) to burn (</text:span><text:span text:style-name="T4">eriya</text:span><text:span text:style-name="T1">) night (</text:span><text:span text:style-name="T4">iravum</text:span><text:span text:style-name="T1">) and day (</text:span><text:span text:style-name="T4">pakalum</text:span><text:span text:style-name="T1">), as long as the sun and the moon endure, placed (</text:span><text:span text:style-name="T4">vaitta</text:span><text:span text:style-name="T1">) for one </text:span><text:span text:style-name="T4">uḻakku</text:span><text:span text:style-name="T1"> of </text:span><text:span text:style-name="T5">ghee</text:span><text:span text:style-name="T1"> (</text:span><text:span text:style-name="T4">nekku</text:span><text:span text:style-name="T1">) by the </text:span><text:span text:style-name="T4">nārāyam</text:span><text:span text:style-name="T1"> measure (</text:span><text:span text:style-name="T4">paṭi nārāyattāl</text:span><text:span text:style-name="T1">) every day, 90 undying and non-ageing (</text:span><text:span text:style-name="T4">cāvāmūvā</text:span><text:span text:style-name="T1">) great goats (</text:span><text:span text:style-name="T4">perāṭu</text:span><text:span text:style-name="T1">); he placed (</text:span><text:span text:style-name="T4">vaitta</text:span><text:span text:style-name="T1">) 10 goats (</text:span><text:span text:style-name="T4">āṭu 10m</text:span><text:span text:style-name="T1">) for five </text:span><text:span text:style-name="T4">nāḻi</text:span><text:span text:style-name="T19">s</text:span><text:span text:style-name="T1"> (</text:span><text:span text:style-name="T4">aññāḻikku</text:span><text:span text:style-name="T1">) of </text:span><text:span text:style-name="T5">ghee</text:span><text:span text:style-name="T1"> (</text:span><text:span text:style-name="T4">ney</text:span><text:span text:style-name="T1">) [for] the sacred bath (</text:span><text:span text:style-name="T4">āṭiyaruḷu</text:span><text:span text:style-name="T1">) every (</text:span><text:span text:style-name="T4">ṭōṟum</text:span><text:span text:style-name="T1">) Ayaṉa Saṅkirānti; he placed (</text:span><text:span text:style-name="T4">vaitta</text:span><text:span text:style-name="T1">) 24 goats (</text:span><text:span text:style-name="T4">āṭu 24m</text:span><text:span text:style-name="T1">) [for] the sacred bath (</text:span><text:span text:style-name="T4">āṭiyaruḷa</text:span><text:span text:style-name="T1">) for two (</text:span><text:span text:style-name="T4">iru</text:span><text:span text:style-name="T1">) </text:span><text:span text:style-name="T4">nāḻi</text:span><text:span text:style-name="T19">s</text:span><text:span text:style-name="T1"> of </text:span><text:span text:style-name="T5">ghee</text:span><text:span text:style-name="T1"> (</text:span><text:span text:style-name="T4">ney</text:span><text:span text:style-name="T1">) every (</text:span><text:span text:style-name="T4">ṭōṟum</text:span><text:span text:style-name="T1">) lunar month (</text:span><text:span text:style-name="T4">tiṅkaḷ</text:span><text:span text:style-name="T1">) on the day (</text:span><text:span text:style-name="T4">nāṉṟu</text:span><text:span text:style-name="T1">) of Puṇarpūcam, the </text:span><text:span text:style-name="T4">nakṣatra</text:span><text:span text:style-name="T1"> (</text:span><text:span text:style-name="T4">tirunakṣattirikai</text:span><text:span text:style-name="T1">) of Paḻuvēṭṭaraiyar Kaṇṭaṉ Amutaṉār; he placed (</text:span><text:span text:style-name="T4">vaitta</text:span><text:span text:style-name="T1">) 4 goats (</text:span><text:span text:style-name="T4">āṭu 4m</text:span><text:span text:style-name="T1">) for a </text:span><text:span text:style-name="T4">nāḻi</text:span><text:span text:style-name="T1"> of </text:span><text:span text:style-name="T5">ghee</text:span><text:span text:style-name="T1"> (</text:span><text:span text:style-name="T4">ney</text:span><text:span text:style-name="T1">) [for] the sacred bath (</text:span><text:span text:style-name="T4">āṭiyaruḷa</text:span><text:span text:style-name="T1">) on the day (</text:span><text:span text:style-name="T4">nāṉṟu</text:span><text:span text:style-name="T1">) of Kāttikai of Kāttikai [month]; and he placed (</text:span><text:span text:style-name="T4">vaitta</text:span><text:span text:style-name="T1">) five goats (</text:span><text:span text:style-name="T4">āṭu añcum</text:span><text:span text:style-name="T1">) for 5 </text:span><text:span text:style-name="T4">nāḻi</text:span><text:span text:style-name="T19">s</text:span><text:span text:style-name="T1"> of </text:span><text:span text:style-name="T5">ghee</text:span><text:span text:style-name="T1"> (</text:span><text:span text:style-name="T4">ney</text:span><text:span text:style-name="T1">) which was given (</text:span><text:span text:style-name="T4">vaitta</text:span><text:span text:style-name="T1">) to burn (</text:span><text:span text:style-name="T4">eriya</text:span><text:span text:style-name="T1">) a lamp (</text:span><text:span text:style-name="T4">viḷakku</text:span><text:span text:style-name="T1">) on Kāttikai. This is under the protection of the Panmāheśvaras.</text:span></text:p>
      <text:p text:style-name="P1" loext:marker-style-name="T1"/>
      <text:p text:style-name="Standard" loext:marker-style-name="T1"><text:span text:style-name="T1">#98. a) Tiruvālantuṟai Mahādeva temple; b) on the central wall section on the southern side of the Liṅgodbhavamūrti on the western façade; c) personally located and read in situ; d) ARE 1926, no. 230; e) 37</text:span><text:span text:style-name="T15">th</text:span><text:span text:style-name="T1"> regnal year of </text:span><text:span text:style-name="T5">maturai koṇṭa</text:span><text:span text:style-name="T1"> Kōpparakesarivarman; f) Parāntaka I (</text:span><text:span text:style-name="T5">circa</text:span><text:span text:style-name="T1"> 944 A.D.); g) inscription not read with anyone.</text:span></text:p>
      <text:p text:style-name="P1" loext:marker-style-name="T1"/>
      <text:p text:style-name="Standard" loext:marker-style-name="T1"><text:span text:style-name="T1">(1) X</text:span><text:span text:style-name="T1"/></text:p>
      <text:p text:style-name="Standard" loext:marker-style-name="T1"><text:span text:style-name="T1">(2) maturai ko</text:span><text:span text:style-name="T1"/></text:p>
      <text:p text:style-name="Standard" loext:marker-style-name="T1"><text:span text:style-name="T1">(3) ṇṭa koppara</text:span><text:span text:style-name="T1"/></text:p>
      <text:p text:style-name="Standard" loext:marker-style-name="T1"><text:span text:style-name="T1">(4) kecaripaṉmaṟ</text:span><text:span text:style-name="T1"/></text:p>
      <text:p text:style-name="Standard" loext:marker-style-name="T1"><text:span text:style-name="T1">(5) ku yāṇṭu [3]0</text:span><text:span text:style-name="T1"/></text:p>
      <text:p text:style-name="Standard" loext:marker-style-name="T1"><text:span text:style-name="T1">(6) 7 ˚āvatu ku[ṉ]</text:span><text:span text:style-name="T1"/></text:p>
      <text:p text:style-name="Standard" loext:marker-style-name="T1"><text:span text:style-name="T1">(7) ṟakkūṟṟattu </text:span><text:span text:style-name="T4">bra</text:span></text:p>
      <text:p text:style-name="Standard" loext:marker-style-name="T1"><text:span text:style-name="T1">(8) </text:span><text:span text:style-name="T4">hmade</text:span><text:span text:style-name="T1">yam ci</text:span></text:p>
      <text:p text:style-name="Standard" loext:marker-style-name="T1"><text:span text:style-name="T1">(9) ṟupaḻuvūrt ti</text:span><text:span text:style-name="T1"/></text:p>
      <text:p text:style-name="Standard" loext:marker-style-name="T1"><text:span text:style-name="T1">(10) ruvālantuṟai </text:span><text:span text:style-name="T4">ma</text:span></text:p>
      <text:p text:style-name="Standard" loext:marker-style-name="T1"><text:span text:style-name="T1">(11) </text:span><text:span text:style-name="T4">hāde</text:span><text:span text:style-name="T1">varkku pā</text:span></text:p>
      <text:p text:style-name="Standard" loext:marker-style-name="T1"><text:span text:style-name="T1">(12) ṇṭināṭṭu miḻa</text:span><text:span text:style-name="T1"/></text:p>
      <text:p text:style-name="Standard" loext:marker-style-name="T1"><text:span text:style-name="T1">(13) l[ai]kkūṟṟattu mu</text:span><text:span text:style-name="T1"/></text:p>
      <text:p text:style-name="Standard" loext:marker-style-name="T1"><text:span text:style-name="T1">(14) ṉpālaik kaṇa</text:span><text:span text:style-name="T1"/></text:p>
      <text:p text:style-name="Standard" loext:marker-style-name="T1"><text:span text:style-name="T1">(15) ttāṉ maṇa</text:span><text:span text:style-name="T1"/></text:p>
      <text:p text:style-name="Standard" loext:marker-style-name="T1"><text:soft-page-break/><text:span text:style-name="T1">(16) [ṟ]kuṭ[i </text:span><text:span text:style-name="T4">ca</text:span><text:span text:style-name="T1">]</text:span><text:span text:style-name="T4">ndrādi</text:span><text:span text:style-name="T1">[</text:span><text:span text:style-name="T4">tya</text:span><text:span text:style-name="T1">]</text:span></text:p>
      <text:p text:style-name="Standard" loext:marker-style-name="T1"><text:span text:style-name="T1">(17) val [˚e]riya nica</text:span><text:span text:style-name="T1"/></text:p>
      <text:p text:style-name="Standard" loext:marker-style-name="T1"><text:span text:style-name="T1">(18) tam nārāyat</text:span><text:span text:style-name="T1"/></text:p>
      <text:p text:style-name="Standard" loext:marker-style-name="T38"><text:span text:style-name="T38">(19) tāl ˚uḻakku ne</text:span><text:span text:style-name="T38"/></text:p>
      <text:p text:style-name="Standard" loext:marker-style-name="T38"><text:span text:style-name="T38">(20) ykku vaitta cā</text:span><text:span text:style-name="T38"/></text:p>
      <text:p text:style-name="Standard" loext:marker-style-name="T38"><text:span text:style-name="T38">(21) vāmuvap pe</text:span><text:span text:style-name="T38"/></text:p>
      <text:p text:style-name="Standard" loext:marker-style-name="T38"><text:span text:style-name="T38">(22) rāṭu 90 ˚i</text:span><text:span text:style-name="T38"/></text:p>
      <text:p text:style-name="Standard" loext:marker-style-name="T38"><text:span text:style-name="T38">(23) tu pa</text:span><text:span text:style-name="T37">nmāhe</text:span></text:p>
      <text:p text:style-name="Standard" loext:marker-style-name="T1"><text:span text:style-name="T1">(24) [</text:span><text:span text:style-name="T4">śvara rakṣai</text:span><text:span text:style-name="T1">]</text:span></text:p>
      <text:p text:style-name="P1" loext:marker-style-name="T1"/>
      <text:p text:style-name="Standard" loext:marker-style-name="T1"><text:span text:style-name="T1">… This is the [3]7</text:span><text:span text:style-name="T15">th</text:span><text:span text:style-name="T1"> year of Kōpparakesarivarman who has taken Madurai. For Mahādeva of Tiruvālantuṟai in Ciṟupaḻuvūr, a </text:span><text:span text:style-name="T4">brahmadeya</text:span><text:span text:style-name="T1"> of Kuṉṟakkūṟṟam, Maṇaṟkuṭi, a </text:span><text:span text:style-name="T4">kaṇattaṉ</text:span><text:span text:style-name="T1"> (member of the assembly) of Muṉpālai in Miḻalaikkūṟṟam in Pāṇṭināṭu, to burn (</text:span><text:span text:style-name="T4">eriya</text:span><text:span text:style-name="T1">), as long as the sun and the moon endure, gave (</text:span><text:span text:style-name="T4">vaitta</text:span><text:span text:style-name="T1">) 90 undying and non-ageing (</text:span><text:span text:style-name="T4">cāvāmūvā</text:span><text:span text:style-name="T1">) great goats (</text:span><text:span text:style-name="T4">perāṭu</text:span><text:span text:style-name="T1">) for one </text:span><text:span text:style-name="T4">uḻakku</text:span><text:span text:style-name="T1"> of </text:span><text:span text:style-name="T5">ghee</text:span><text:span text:style-name="T1"> (</text:span><text:span text:style-name="T4">neykku</text:span><text:span text:style-name="T1">) by the </text:span><text:span text:style-name="T4">nārāyam</text:span><text:span text:style-name="T1"> [measure] every day (</text:span><text:span text:style-name="T4">nicatam</text:span><text:span text:style-name="T1">). This is under the protection of the Panmāheśvaras.</text:span></text:p>
      <text:p text:style-name="P1" loext:marker-style-name="T1"/>
      <text:p text:style-name="Standard" loext:marker-style-name="T1"><text:span text:style-name="T1">#99. a) Tiruvālantuṟai Mahādeva temple; b) on the central wall section on the northern side of the Liṅgodbhavamūrti on the western façade; c) personally located and read in situ; d) ARE 1926, no. 228; SII 19, no. 110; e) 4</text:span><text:span text:style-name="T15">th</text:span><text:span text:style-name="T1"> regnal year of Kōpparakesarivarman; f) king difficult to identify; g) inscription not read with anyone.</text:span></text:p>
      <text:p text:style-name="P1" loext:marker-style-name="T1"/>
      <text:p text:style-name="Standard" loext:marker-style-name="T1"><text:span text:style-name="T1">(1) </text:span><text:span text:style-name="T4">svasti</text:span></text:p>
      <text:p text:style-name="Standard" loext:marker-style-name="T1"><text:span text:style-name="T1">(2) </text:span><text:span text:style-name="T4">śrī</text:span><text:span text:style-name="T1"> kop</text:span></text:p>
      <text:p text:style-name="Standard" loext:marker-style-name="T1"><text:span text:style-name="T1">(3) parake</text:span><text:span text:style-name="T4">sa</text:span><text:span text:style-name="T1">ripa</text:span></text:p>
      <text:p text:style-name="Standard" loext:marker-style-name="T1"><text:span text:style-name="T1">(4) </text:span><text:span text:style-name="T4">nma</text:span><text:span text:style-name="T1">ṟku yāṇ</text:span></text:p>
      <text:p text:style-name="Standard" loext:marker-style-name="T1"><text:span text:style-name="T1">(5) ṭu 4 ˚āvatu ku</text:span><text:span text:style-name="T1"/></text:p>
      <text:p text:style-name="Standard" loext:marker-style-name="T1"><text:span text:style-name="T1">(6) ṉṟakkūttu </text:span><text:span text:style-name="T4">bra</text:span></text:p>
      <text:p text:style-name="Standard" loext:marker-style-name="T1"><text:span text:style-name="T1">(7) </text:span><text:span text:style-name="T4">hmade</text:span><text:span text:style-name="T1">yam ciṟu</text:span></text:p>
      <text:p text:style-name="Standard" loext:marker-style-name="T38"><text:span text:style-name="T38">(8) pa[ḻuvūr]t tiru</text:span><text:span text:style-name="T38"/></text:p>
      <text:p text:style-name="Standard" loext:marker-style-name="T38"><text:span text:style-name="T38">(9) vālantu</text:span><text:span text:style-name="T38"/></text:p>
      <text:p text:style-name="Standard" loext:marker-style-name="T38"><text:span text:style-name="T38">(10) ṟai </text:span><text:span text:style-name="T37">mahāde</text:span><text:span text:style-name="T38">va</text:span></text:p>
      <text:p text:style-name="Standard" loext:marker-style-name="T38"><text:span text:style-name="T38">(11) rkku ˚ivvūr maṉ</text:span><text:span text:style-name="T38"/></text:p>
      <text:p text:style-name="Standard" loext:marker-style-name="T38"><text:span text:style-name="T38">(12) ṟāṭi nilaiyaṉ</text:span><text:span text:style-name="T38"/></text:p>
      <text:p text:style-name="Standard" loext:marker-style-name="T38"><text:span text:style-name="T38">(13) [ve]mpaṉ </text:span><text:span text:style-name="T37">candrā</text:span></text:p>
      <text:p text:style-name="Standard" loext:marker-style-name="T38"><text:span text:style-name="T38">(14) </text:span><text:span text:style-name="T37">ditya</text:span><text:span text:style-name="T38">l ˚oru tiruvi</text:span></text:p>
      <text:p text:style-name="Standard" loext:marker-style-name="T38"><text:span text:style-name="T38">(15) ḷakkeriya nicata</text:span><text:span text:style-name="T38"/></text:p>
      <text:p text:style-name="Standard" loext:marker-style-name="T38"><text:span text:style-name="T38">(16) nārāyattāl</text:span><text:span text:style-name="T38"/></text:p>
      <text:p text:style-name="Standard" loext:marker-style-name="T38"><text:span text:style-name="T38">(17) ˚uḻakku neykku</text:span><text:span text:style-name="T38"/></text:p>
      <text:p text:style-name="Standard" loext:marker-style-name="T38"><text:span text:style-name="T38">(18) vaitta cāvāmu</text:span><text:span text:style-name="T38"/></text:p>
      <text:p text:style-name="Standard" loext:marker-style-name="T38"><text:span text:style-name="T38">(19) vāp perāṭu 90</text:span><text:span text:style-name="T38"/></text:p>
      <text:p text:style-name="Standard" loext:marker-style-name="T38"><text:span text:style-name="T38">(20) ˚itu </text:span><text:span text:style-name="T37">panmahe</text:span></text:p>
      <text:p text:style-name="Standard" loext:marker-style-name="T38"><text:span text:style-name="T38">(21) </text:span><text:span text:style-name="T37">śvara rakṣai</text:span><text:span text:style-name="T38"> ||</text:span></text:p>
      <text:p text:style-name="P5" loext:marker-style-name="T38"/>
      <text:p text:style-name="Standard" loext:marker-style-name="T1"><text:span text:style-name="T38">Fortune! </text:span><text:span text:style-name="T1">Prosperity! This is the 4</text:span><text:span text:style-name="T15">th</text:span><text:span text:style-name="T1"> year of Kōpparakesarivarman. For Mahādeva of Tiruvālantuṟai of Ciṟupaḻuvūr, a </text:span><text:span text:style-name="T4">brahmadeya</text:span><text:span text:style-name="T1"> in Kuṉṟakkūṟṟam (</text:span><text:span text:style-name="T4">kuṉṟakūttu</text:span><text:span text:style-name="T1"> &gt; </text:span><text:span text:style-name="T4">kuṉṟakkūṟṟattu</text:span><text:span text:style-name="T1">), Nilaiyaṉ Vempaṉ, a shepherd (</text:span><text:span text:style-name="T4">maṉṟāṭi</text:span><text:span text:style-name="T1">) of this village (</text:span><text:span text:style-name="T4">ivvūr</text:span><text:span text:style-name="T1">), to burn (</text:span><text:span text:style-name="T4">eriya</text:span><text:span text:style-name="T1">) one sacred lamp </text:span><text:soft-page-break/><text:span text:style-name="T1">(</text:span><text:span text:style-name="T4">oru tiruviḷakku</text:span><text:span text:style-name="T1">) as long as the sun and the moon endure (</text:span><text:span text:style-name="T4">candrādityal</text:span><text:span text:style-name="T1"> &gt; </text:span><text:span text:style-name="T4">candrādityaval</text:span><text:span text:style-name="T19">)</text:span><text:span text:style-name="T1">, for one </text:span><text:span text:style-name="T4">uḻakku</text:span><text:span text:style-name="T1"> of </text:span><text:span text:style-name="T5">ghee</text:span><text:span text:style-name="T1"> (</text:span><text:span text:style-name="T4">neykku</text:span><text:span text:style-name="T1">) by the </text:span><text:span text:style-name="T4">nārāyam</text:span><text:span text:style-name="T1"> [measure] every day (</text:span><text:span text:style-name="T4">nicata </text:span><text:span text:style-name="T19">&gt; </text:span><text:span text:style-name="T4">nicatam</text:span><text:span text:style-name="T1">), gave (</text:span><text:span text:style-name="T4">vaitta</text:span><text:span text:style-name="T1">) 90 undying and non-ageing (</text:span><text:span text:style-name="T4">cāvāmūvā</text:span><text:span text:style-name="T1">) great goats (</text:span><text:span text:style-name="T4">perāṭu</text:span><text:span text:style-name="T1">). This is under the protection of the Panmāheśvaras.</text:span></text:p>
      <text:p text:style-name="P1" loext:marker-style-name="T1"/>
      <text:p text:style-name="Standard" loext:marker-style-name="T1"><text:span text:style-name="T1">#100. a) Tiruvālantuṟai Mahādeva temple; b) on the wall section immediately on the northern side of the Liṅgodbhavamūrti, on the western façade; c) personally located and read in situ; d) ARE 1926, no. 232; SII 13, no. 209; e) 10</text:span><text:span text:style-name="T15">th</text:span><text:span text:style-name="T1"> regnal year of Kōvirājakesarivarman; f) king difficult to identify; g) inscription not read with anyone.</text:span></text:p>
      <text:p text:style-name="P1" loext:marker-style-name="T1"/>
      <text:p text:style-name="Standard" loext:marker-style-name="T1"><text:span text:style-name="T1">(1) </text:span><text:span text:style-name="T4">svasti śrī</text:span></text:p>
      <text:p text:style-name="Standard" loext:marker-style-name="T1"><text:span text:style-name="T1">(2) kovirā</text:span><text:span text:style-name="T4">ja</text:span><text:span text:style-name="T1">keca</text:span></text:p>
      <text:p text:style-name="Standard" loext:marker-style-name="T1"><text:span text:style-name="T1">(3) </text:span><text:span text:style-name="T4">sa</text:span><text:span text:style-name="T1">riva</text:span><text:span text:style-name="T4">nma</text:span><text:span text:style-name="T1">ṟkku yā</text:span></text:p>
      <text:p text:style-name="Standard" loext:marker-style-name="T1"><text:span text:style-name="T1">(4) ṇṭu 10 ˚āvatu</text:span><text:span text:style-name="T1"/></text:p>
      <text:p text:style-name="Standard" loext:marker-style-name="T1"><text:span text:style-name="T1">(5) kuṉṟakkūṟṟattu</text:span><text:span text:style-name="T1"/></text:p>
      <text:p text:style-name="Standard" loext:marker-style-name="T1"><text:span text:style-name="T1">(6) {space} </text:span><text:span text:style-name="T4">brahmade</text:span><text:span text:style-name="T1">ya</text:span></text:p>
      <text:p text:style-name="Standard" loext:marker-style-name="T1"><text:span text:style-name="T1">(7) ciṟupaḻuvūrt tiruvā</text:span><text:span text:style-name="T1"/></text:p>
      <text:p text:style-name="Standard" loext:marker-style-name="T1"><text:span text:style-name="T1">(8) lantuṟai </text:span><text:span text:style-name="T4">mahāde</text:span><text:span text:style-name="T1">varku</text:span></text:p>
      <text:p text:style-name="Standard" loext:marker-style-name="T1"><text:span text:style-name="T1">(9) ˚ivvūr maṉṟāṭi nilaiya</text:span><text:span text:style-name="T1"/></text:p>
      <text:p text:style-name="Standard" loext:marker-style-name="T1"><text:span text:style-name="T1">(10) ṉ pukaḻaṉ vaitta [˚ā]ṭu</text:span><text:span text:style-name="T1"/></text:p>
      <text:p text:style-name="Standard" loext:marker-style-name="T1"><text:span text:style-name="T1">(11) 60 ˚ivaṟṟuḷp paka</text:span><text:span text:style-name="T1"/></text:p>
      <text:p text:style-name="Standard" loext:marker-style-name="T1"><text:span text:style-name="T1">(12) l viḷakkeriya nica</text:span><text:span text:style-name="T1"/></text:p>
      <text:p text:style-name="Standard" loext:marker-style-name="T1"><text:span text:style-name="T1">(13) tam [˚ā]ḻākku neykku 40</text:span><text:span text:style-name="T1"/></text:p>
      <text:p text:style-name="Standard" loext:marker-style-name="T1"><text:span text:style-name="T1">(14) 5 ˚āṭu nikki niṉṟa ˚ā</text:span><text:span text:style-name="T1"/></text:p>
      <text:p text:style-name="Standard" loext:marker-style-name="T1"><text:span text:style-name="T1">(15) ṭu 15 m ˚uttaramayaṉa</text:span><text:span text:style-name="T1"/></text:p>
      <text:p text:style-name="Standard" loext:marker-style-name="T1"><text:span text:style-name="T1">(16) m [paṟṟu] </text:span><text:span text:style-name="T4">sa</text:span><text:span text:style-name="T1">[</text:span><text:span text:style-name="T4">ṅ</text:span><text:span text:style-name="T1">]kirānti nāṉṉ</text:span></text:p>
      <text:p text:style-name="Standard" loext:marker-style-name="T38"><text:span text:style-name="T38">(17) ṟāṭiyaruḷa vaitta canay</text:span><text:span text:style-name="T38"/></text:p>
      <text:p text:style-name="Standard" loext:marker-style-name="T38"><text:span text:style-name="T38">(18) 15 [</text:span><text:span text:style-name="T37">sa</text:span><text:span text:style-name="T38">]y</text:span><text:span text:style-name="T1"><text:note text:id="ftn294" text:note-class="footnote"><text:note-citation>132</text:note-citation><text:note-body><text:p text:style-name="P3" loext:marker-style-name="T12"><text:span text:style-name="T12"><text:s/>These two glyphs may be an abbreviation for a measure, perhaps </text:span><text:span text:style-name="T14">nāḻi</text:span><text:span text:style-name="T12">. See also #97.</text:span></text:p></text:note-body></text:note></text:span><text:span text:style-name="T38"> ˚itu pa</text:span><text:span text:style-name="T37">nmā</text:span></text:p>
      <text:p text:style-name="Standard" loext:marker-style-name="T1"><text:span text:style-name="T1">(19) </text:span><text:span text:style-name="T4">heśvara ra</text:span><text:span text:style-name="T1">[</text:span><text:span text:style-name="T4">kṣai</text:span><text:span text:style-name="T1">]</text:span></text:p>
      <text:p text:style-name="P1" loext:marker-style-name="T1"/>
      <text:p text:style-name="Standard" loext:marker-style-name="T1"><text:span text:style-name="T1">Fortune! Prosperity! This is the 10</text:span><text:span text:style-name="T15">th</text:span><text:span text:style-name="T1"> year of Kōvirājakesarivarman. For Mahādeva of Tiruvālantuṟai of Ciṟupaḻuvūr, a </text:span><text:span text:style-name="T4">brahmadeya</text:span><text:span text:style-name="T1"> of Kuṉṟakkūṟṟam, Nilaiyaṉ Pukaḻaṉ, a shepherd (</text:span><text:span text:style-name="T4">maṉṟāṭi</text:span><text:span text:style-name="T1">) of this village (</text:span><text:span text:style-name="T4">ivvūr</text:span><text:span text:style-name="T1">), placed (</text:span><text:span text:style-name="T4">vaitta</text:span><text:span text:style-name="T1">) 60 goats (</text:span><text:span text:style-name="T4">āṭu</text:span><text:span text:style-name="T1">). In these (</text:span><text:span text:style-name="T4">ivaṟṟuḷ</text:span><text:span text:style-name="T1">), having removed (</text:span><text:span text:style-name="T4">nīkki</text:span><text:span text:style-name="T1">) 45 goats (</text:span><text:span text:style-name="T4">āṭu</text:span><text:span text:style-name="T1">) for one </text:span><text:span text:style-name="T4">uḻakku</text:span><text:span text:style-name="T1"> (</text:span><text:span text:style-name="T4">āḻakku</text:span><text:span text:style-name="T19"> &gt; </text:span><text:span text:style-name="T4">uḻakku</text:span><text:span text:style-name="T1">) of </text:span><text:span text:style-name="T5">ghee</text:span><text:span text:style-name="T1"> (</text:span><text:span text:style-name="T4">neykku</text:span><text:span text:style-name="T1">) every day (</text:span><text:span text:style-name="T4">nicatam</text:span><text:span text:style-name="T1">) to burn (</text:span><text:span text:style-name="T4">eriya</text:span><text:span text:style-name="T1">) a day-lamp (</text:span><text:span text:style-name="T4">pakal viḷakku</text:span><text:span text:style-name="T1">), 15 goats (</text:span><text:span text:style-name="T4">āṭu</text:span><text:span text:style-name="T1">) remained (</text:span><text:span text:style-name="T4">niṉṟa</text:span><text:span text:style-name="T1">); 15 </text:span><text:span text:style-name="T5">nāḻi</text:span><text:span text:style-name="T1">s (?) of </text:span><text:span text:style-name="T5">ghee</text:span><text:span text:style-name="T1"> (</text:span><text:span text:style-name="T4">canay</text:span><text:span text:style-name="T1"> &gt; </text:span><text:span text:style-name="T4">ney</text:span><text:span text:style-name="T1">) were placed (</text:span><text:span text:style-name="T4">vaitta</text:span><text:span text:style-name="T1">) for the sacred bath (</text:span><text:span text:style-name="T5">āṭiyaruḷa</text:span><text:span text:style-name="T1">) on that day (</text:span><text:span text:style-name="T5">nāṉṉṟu</text:span><text:span text:style-name="T1"> &gt; </text:span><text:span text:style-name="T5">nāṉṟu</text:span><text:span text:style-name="T1">) of Saṅkirānti falling in Uttaramayaṉam. This is under the protection of the Panmāheśvaras. </text:span></text:p>
      <text:p text:style-name="P1" loext:marker-style-name="T1"/>
      <text:p text:style-name="Standard" loext:marker-style-name="T1"><text:span text:style-name="T1">#101. a) Tiruvālantuṟai Mahādeva temple; b) on the southernmost wall section of the western face; c) personally located and read in situ; d) ARE 1926, no. 229; SII 13, no. 229; e) 12</text:span><text:span text:style-name="T15">th</text:span><text:span text:style-name="T1"> regnal year of Kōvirājakesarivarman; f) probably Sundaracōḻa (</text:span><text:span text:style-name="T5">circa</text:span><text:span text:style-name="T1"> 969 A.D.); g) inscription read with G. Vijayavenugopal.</text:span></text:p>
      <text:p text:style-name="P8" loext:marker-style-name="T71"/>
      <text:p text:style-name="Standard" loext:marker-style-name="T1"><text:span text:style-name="T1">(1) </text:span><text:span text:style-name="T4">svasti śrī</text:span></text:p>
      <text:p text:style-name="Standard" loext:marker-style-name="T1"><text:soft-page-break/><text:span text:style-name="T1">(2) kovirā</text:span><text:span text:style-name="T4">ja</text:span><text:span text:style-name="T1">ke</text:span></text:p>
      <text:p text:style-name="Standard" loext:marker-style-name="T1"><text:span text:style-name="T1">(3) </text:span><text:span text:style-name="T4">sa</text:span><text:span text:style-name="T1">ri</text:span><text:span text:style-name="T4">panma</text:span><text:span text:style-name="T1">ṟkku ya</text:span></text:p>
      <text:p text:style-name="Standard" loext:marker-style-name="T1"><text:span text:style-name="T1">(4) ṇṭu 12 ˚ā</text:span><text:span text:style-name="T1"/></text:p>
      <text:p text:style-name="Standard" loext:marker-style-name="T1"><text:span text:style-name="T1">(5) vatu kuṉṟakkūṟṟa</text:span><text:span text:style-name="T1"/></text:p>
      <text:p text:style-name="Standard" loext:marker-style-name="T1"><text:span text:style-name="T1">(6) ttu </text:span><text:span text:style-name="T4">brahma</text:span><text:span text:style-name="T1">[</text:span><text:span text:style-name="T4">d</text:span><text:span text:style-name="T1">]</text:span><text:span text:style-name="T4">e</text:span><text:span text:style-name="T1">ya[m]</text:span></text:p>
      <text:p text:style-name="Standard" loext:marker-style-name="T1"><text:span text:style-name="T1">(7) c[iṟu]paḻuvūrt</text:span><text:span text:style-name="T1"/></text:p>
      <text:p text:style-name="Standard" loext:marker-style-name="T1"><text:span text:style-name="T1">(8) tiruvālantuṟai </text:span><text:span text:style-name="T4">ma</text:span></text:p>
      <text:p text:style-name="Standard" loext:marker-style-name="T1"><text:span text:style-name="T1">(9)</text:span><text:span text:style-name="T71"> </text:span><text:span text:style-name="T4">hade</text:span><text:span text:style-name="T1">varkku ˚aṭikaḷ</text:span></text:p>
      <text:p text:style-name="Standard" loext:marker-style-name="T1"><text:span text:style-name="T1">(10) paḻuveṭṭaraiyar maṟava</text:span><text:span text:style-name="T1"/></text:p>
      <text:p text:style-name="Standard" loext:marker-style-name="T1"><text:span text:style-name="T1">(11) ṉ kaṇṭaṉār </text:span><text:span text:style-name="T4">cantrāditya</text:span><text:span text:style-name="T1">va</text:span></text:p>
      <text:p text:style-name="Standard" loext:marker-style-name="T1"><text:span text:style-name="T1">(12) l ˚iravum pakalum ˚oru ti</text:span><text:span text:style-name="T1"/></text:p>
      <text:p text:style-name="Standard" loext:marker-style-name="T1"><text:span text:style-name="T1">(13) ruviḷa[kkeri]ya n[i]catap</text:span><text:span text:style-name="T1"/></text:p>
      <text:p text:style-name="Standard" loext:marker-style-name="T1"><text:span text:style-name="T1">(14) paṭi nārāyattāl ˚u</text:span><text:span text:style-name="T1"/></text:p>
      <text:p text:style-name="Standard" loext:marker-style-name="T1"><text:span text:style-name="T1">(15) ḻakku neykku vai</text:span><text:span text:style-name="T1"/></text:p>
      <text:p text:style-name="Standard" loext:marker-style-name="T1"><text:span text:style-name="T1">(16) tta cāvāmuvāp pe</text:span><text:span text:style-name="T1"/></text:p>
      <text:p text:style-name="Standard" loext:marker-style-name="T71"><text:span text:style-name="T1">(17) rāṭu 90 ˚itu </text:span><text:span text:style-name="T4">panmā</text:span></text:p>
      <text:p text:style-name="Standard" loext:marker-style-name="T1"><text:span text:style-name="T1">(18)</text:span><text:span text:style-name="T4"> heśvara rakṣai</text:span><text:span text:style-name="T1"> ||</text:span></text:p>
      <text:p text:style-name="P1" loext:marker-style-name="T1"/>
      <text:p text:style-name="Standard" loext:marker-style-name="T1"><text:span text:style-name="T1">Fortune! prosperity! This is the 12</text:span><text:span text:style-name="T15">th</text:span><text:span text:style-name="T1"> year of Kōvirājakesarivarman. To Mahādeva (</text:span><text:span text:style-name="T5">mahadeva</text:span><text:span text:style-name="T1"> &gt; </text:span><text:span text:style-name="T5">mahādeva</text:span><text:span text:style-name="T1">) of Tiruvālantuṟai of Ciṟupaḻuvūr, a </text:span><text:span text:style-name="T4">brahmadeya</text:span><text:span text:style-name="T1"> of Kuṉṟakkūṟṟam, Aṭikaḷ Paḻuvēṭṭaraiyar Maṟavaṉ Kaṇṭaṉār, as long as the sun and the moon endure, for one </text:span><text:span text:style-name="T4">uḻakku</text:span><text:span text:style-name="T1"> of </text:span><text:span text:style-name="T5">ghee</text:span><text:span text:style-name="T1"> (</text:span><text:span text:style-name="T4">neykku</text:span><text:span text:style-name="T1">) with a </text:span><text:span text:style-name="T4">nārāyam</text:span><text:span text:style-name="T1"> [measure], every day (</text:span><text:span text:style-name="T4">nicata</text:span><text:span text:style-name="T1">) for one (</text:span><text:span text:style-name="T4">oru</text:span><text:span text:style-name="T1">) sacred lamp (</text:span><text:span text:style-name="T4">tiruviḷakku</text:span><text:span text:style-name="T1">) to burn (</text:span><text:span text:style-name="T4">eriya</text:span><text:span text:style-name="T1">) day and night (</text:span><text:span text:style-name="T4">iravum pakalum</text:span><text:span text:style-name="T1">), gave (</text:span><text:span text:style-name="T4">vaitta</text:span><text:span text:style-name="T1">) 90 undying and non-ageing (</text:span><text:span text:style-name="T4">cāvāmūvā</text:span><text:span text:style-name="T1">) great goats (</text:span><text:span text:style-name="T4">perāṭu</text:span><text:span text:style-name="T1">). This is under the protection of the Panmāheśvaras.</text:span></text:p>
      <text:p text:style-name="P1" loext:marker-style-name="T1"/>
      <text:p text:style-name="Standard" loext:marker-style-name="T1"><text:span text:style-name="T1">#102. a) Tiruvālantuṟai Mahādeva temple; b) on the base of the western façade; begins on the northwest corner and ends at the end of the central projection; the first three lines are on the round part (</text:span><text:span text:style-name="T5">kumuda</text:span><text:span text:style-name="T1">); the remaining lines are on the lower part (</text:span><text:span text:style-name="T5">jagati</text:span><text:span text:style-name="T1">); c) personally located and read in situ; d) ARE 1926, no. 234; e) 10</text:span><text:span text:style-name="T15">th</text:span><text:span text:style-name="T1"> regnal year of </text:span><text:span text:style-name="T5">kantaḷūr cālai kala</text:span><text:span text:style-name="T1">{{</text:span><text:span text:style-name="T5">m</text:span><text:span text:style-name="T1"> </text:span><text:span text:style-name="T5">aṟutta</text:span><text:span text:style-name="T1"> Kōrājarājakesarivarman}}; f) Rājarāja I (</text:span><text:span text:style-name="T5">circa</text:span><text:span text:style-name="T1"> 995 A.D.); g) inscription read with G. Vijayavenugopal.</text:span></text:p>
      <text:p text:style-name="P1" loext:marker-style-name="T1"/>
      <text:p text:style-name="Standard" loext:marker-style-name="T1"><text:span text:style-name="T1">(1) </text:span><text:span text:style-name="T4">svasti śrī</text:span><text:span text:style-name="T1"> [kantaḷūr cālai kala] {unlegible} ‡ Xāṇṭu ‡ 10 ˚āvatu poykaināṭṭu [mipilaṟṟu] paramateyam [˚a]laiyūr nakkan </text:span><text:span text:style-name="T4">śrī</text:span><text:span text:style-name="T1"> [ka]ṇṭan </text:span><text:span text:style-name="T4">brāhma</text:span><text:span text:style-name="T1">ṇa caṅ</text:span></text:p>
      <text:p text:style-name="Standard" loext:marker-style-name="T1"><text:span text:style-name="T1">(2) karan vaṭukiyen kunakkūṟṟattu </text:span><text:span text:style-name="T4">brahmade</text:span><text:span text:style-name="T1">yam ciṟupaḻuvūr tiruvālan ‡ tuṟai ‡ </text:span><text:span text:style-name="T4">de</text:span><text:span text:style-name="T1">varkku nān ˚at</text:span><text:span text:style-name="T4">dha</text:span><text:span text:style-name="T1">yāma tiruvamutukku vacca ˚arici nānāḻiyum kaṟi ˚amutum neyyamutum tayi ˚amu</text:span></text:p>
      <text:p text:style-name="Standard" loext:marker-style-name="T1"><text:span text:style-name="T1">(3) tumkkumāka ˚aṭṭik kuṭutta nilamāvatu ceṅkuḷattil tūmpikkiḻ ‡ [puṟa]vāka ‡ kānkarai nān ˚aṭṭik kuṭutta kāṟcekku kiḻpāṟkellai vaṭukan pūta nilattukku mekkum</text:span><text:span text:style-name="T1"/></text:p>
      <text:p text:style-name="Standard" loext:marker-style-name="T1"><text:span text:style-name="T1">(4) teṉpāṟkellai ˚uḷc ciṟuvākkālukku vaṭakkum mipārkkel X ‡ te X par ‡ ku vaḻikku kiḻakkum vaṭapār X X lai X X X X X X teṟkkum ˚ivvicaicca perunāṉke ‡ llai</text:span><text:span text:style-name="T1"/></text:p>
      <text:p text:style-name="Standard" loext:marker-style-name="T1"><text:span text:style-name="T1">(5) ṉālu[ma]kap paṭṭa nilam kālpikka[r] ceyyum ˚eṉ pirā</text:span><text:span text:style-name="T4">hma</text:span><text:span text:style-name="T1">ṇi caṅkaraṉ vaṭuki ‡ kku mutuka ‡ ṇṇāy ca</text:span><text:span text:style-name="T4">ntra</text:span><text:span text:style-name="T1">tittavaṟ ˚a</text:span><text:span text:style-name="T4">ddha</text:span><text:span text:style-name="T1">yāma tiru ˚amutukku ˚aṭṭuviccu ˚aṭṭolai [ce]yviccuk kuṭutten nakkan cika</text:span></text:p>
      <text:p text:style-name="Standard" loext:marker-style-name="T1"><text:span text:style-name="T1">(6) X X neṉ ˚ivvūr va[ṭ]ṭakāṭṭil </text:span><text:span text:style-name="T4">sabhai</text:span><text:span text:style-name="T1">yār pakkal vilaikoṇṭa veliyum ˚i ‡ vvūr cāv ‡ ānti nārāyaṇan pacuvati ˚iṭai nanu vilaikkuk koṇṭa [meliyam ˚ā]ka ˚ippuṟaṇi ˚iruveliyum tiru ˚amu</text:span></text:p>
      <text:p text:style-name="Standard" loext:marker-style-name="T4"><text:soft-page-break/><text:span text:style-name="T1">(7) {unlegible} ˚amutukkum neyy ˚amutukkum[āka] kuṭutteṉ caṅkaraṉ vaṭukiyeṉ ‡ ˚itukku ‡ m mutukaṇṇāy puṟaṇi ˚iruveliyum kuṭutten vākkiyan nakkan cikaṇṭanen ˚itu pa</text:span><text:span text:style-name="T4">rmā</text:span><text:span text:style-name="T1">ye</text:span><text:span text:style-name="T4">śvara rakṣai</text:span></text:p>
      <text:p text:style-name="P1" loext:marker-style-name="T1"/>
      <text:p text:style-name="Standard" loext:marker-style-name="T1"><text:span text:style-name="T1">Fortune! Prosperity! … This is the 10</text:span><text:span text:style-name="T15">th</text:span><text:span text:style-name="T1"> year of {{Rājarājakesarivarman who destroyed}} the ships at Kantaḷūrcālai. I, Caṅkaran Vaṭuki, Brāhmin wife (</text:span><text:span text:style-name="T4">brāhmaṇa &gt; brāhmaṇi</text:span><text:span text:style-name="T1">) of Nakkan Śrīkaṇṭan of Alaiyūr, a </text:span><text:span text:style-name="T4">brahmadeya</text:span><text:span text:style-name="T1"> of Milipaṟṟu in Poykaināṭu, for the god (</text:span><text:span text:style-name="T4">devarkku</text:span><text:span text:style-name="T1">) of Tiruvālantuṟai of Ciṟupaḻuvūr, a </text:span><text:span text:style-name="T4">brahmadeya</text:span><text:span text:style-name="T1"> in Kuṉṟakkūṟṟam, I (</text:span><text:span text:style-name="T4">nān</text:span><text:span text:style-name="T1">) placed (</text:span><text:span text:style-name="T4">vacca</text:span><text:span text:style-name="T19"> &gt; </text:span><text:span text:style-name="T4">vaitta</text:span><text:span text:style-name="T1">) for the holy food offerings in the first part of the night/midnight (</text:span><text:span text:style-name="T4">atdhyāma</text:span><text:span text:style-name="T1"> &gt; </text:span><text:span text:style-name="T4">ardha-yāma</text:span><text:span text:style-name="T1">); this is the land (</text:span><text:span text:style-name="T4">nilamāvatu</text:span><text:span text:style-name="T1">) which was given (</text:span><text:span text:style-name="T4">kuṭutta</text:span><text:span text:style-name="T1">) having poured [water] (</text:span><text:span text:style-name="T4">aṭṭi</text:span><text:span text:style-name="T1">) for (</text:span><text:span text:style-name="T4">āka</text:span><text:span text:style-name="T1">) four </text:span><text:span text:style-name="T4">nāḻi</text:span><text:span text:style-name="T19">s</text:span><text:span text:style-name="T1"> (</text:span><text:span text:style-name="T4">nānāḻi</text:span><text:span text:style-name="T1">) of rice (</text:span><text:span text:style-name="T4">arici</text:span><text:span text:style-name="T1">), vegetable food offerings (</text:span><text:span text:style-name="T4">kaṟi amutu</text:span><text:span text:style-name="T1">), </text:span><text:span text:style-name="T5">ghee</text:span><text:span text:style-name="T1"> food offerings (</text:span><text:span text:style-name="T4">neyyamutu</text:span><text:span text:style-name="T1">) and curd food offerings (</text:span><text:span text:style-name="T4">tayi amutu </text:span><text:span text:style-name="T19">&gt; </text:span><text:span text:style-name="T4">tayir amutu</text:span><text:span text:style-name="T1">); I (</text:span><text:span text:style-name="T4">nān</text:span><text:span text:style-name="T1">) gave (</text:span><text:span text:style-name="T4">kuṭutta</text:span><text:span text:style-name="T1">), having poured [water] (</text:span><text:span text:style-name="T4">aṭṭi</text:span><text:span text:style-name="T1">), uncultivated land (</text:span><text:span text:style-name="T4">kānkarai</text:span><text:span text:style-name="T1"> &gt; </text:span><text:span text:style-name="T4">kāṉkarai</text:span><text:span text:style-name="T1">) as cultivable land (</text:span><text:span text:style-name="T4">puṟavāka</text:span><text:span text:style-name="T1">) under [the irrigation] (</text:span><text:span text:style-name="T4">kīḻ</text:span><text:span text:style-name="T1">) of the sluice (</text:span><text:span text:style-name="T4">tūmpi</text:span><text:span text:style-name="T1">) in the pure tank (</text:span><text:span text:style-name="T4">ceṅkuḷattil</text:span><text:span text:style-name="T1">); for the quarter land (</text:span><text:span text:style-name="T4">kāṟcekku &gt; kāṟceykku</text:span><text:span text:style-name="T1">), the eastern side boundary (</text:span><text:span text:style-name="T4">kīḻpāṟkellai</text:span><text:span text:style-name="T1">) is to the west (</text:span><text:span text:style-name="T4">mēkkum</text:span><text:span text:style-name="T19"> &gt; </text:span><text:span text:style-name="T4">mērkkum</text:span><text:span text:style-name="T1">) of the land (</text:span><text:span text:style-name="T4">nilatukku</text:span><text:span text:style-name="T1">) of Vaṭukan Pūta; the southern side boundary (</text:span><text:span text:style-name="T4">teṉpāṟkellai</text:span><text:span text:style-name="T1">) is to the north (</text:span><text:span text:style-name="T4">vaṭakkum</text:span><text:span text:style-name="T1">) of the inner (</text:span><text:span text:style-name="T4">uḷ</text:span><text:span text:style-name="T1">) small (</text:span><text:span text:style-name="T4">ciṟu</text:span><text:span text:style-name="T1">) canal (</text:span><text:span text:style-name="T4">vākākukku</text:span><text:span text:style-name="T1"> &gt; </text:span><text:span text:style-name="T4">vāykkālukku</text:span><text:span text:style-name="T1">); the western side boundary (</text:span><text:span text:style-name="T4">mīpārkkellai</text:span><text:span text:style-name="T1">) is to the east (</text:span><text:span text:style-name="T4">kīḻakkum</text:span><text:span text:style-name="T1">) of the path (</text:span><text:span text:style-name="T4">vaḻikku</text:span><text:span text:style-name="T1">) …; the northern side boundary (</text:span><text:span text:style-name="T4">vaṭapār</text:span><text:span text:style-name="T1">{{</text:span><text:span text:style-name="T4">kel</text:span><text:span text:style-name="T19">}}</text:span><text:span text:style-name="T4">lai</text:span><text:span text:style-name="T1">) is to the south (</text:span><text:span text:style-name="T4">teṟkkum</text:span><text:span text:style-name="T1">) of …; all the quarter (</text:span><text:span text:style-name="T4">kālppikar</text:span><text:span text:style-name="T1">?) of </text:span><text:span text:style-name="T4">cey</text:span><text:span text:style-name="T1"> (</text:span><text:span text:style-name="T4">ceyyum</text:span><text:span text:style-name="T1">) [is] the land (</text:span><text:span text:style-name="T4">nilam</text:span><text:span text:style-name="T1">) which falls (</text:span><text:span text:style-name="T4">paṭṭa</text:span><text:span text:style-name="T1">) inside (</text:span><text:span text:style-name="T4">aka</text:span><text:span text:style-name="T1">) all these four (</text:span><text:span text:style-name="T4">nālum</text:span><text:span text:style-name="T1">) great four boundaries (</text:span><text:span text:style-name="T4">perunāṉkellai</text:span><text:span text:style-name="T1">) thus divided (</text:span><text:span text:style-name="T4">ivvicaicca &gt; ivvicainta</text:span><text:span text:style-name="T1">); as guardian (</text:span><text:span text:style-name="T4">mutukaṇṇāy</text:span><text:span text:style-name="T1">) for Caṅkaraṉ Vaṭuki, my (</text:span><text:span text:style-name="T4">eṉ</text:span><text:span text:style-name="T1">) Brahmin wife (</text:span><text:span text:style-name="T4">eṉ pirāhmaṇi</text:span><text:span text:style-name="T1">), having caused to give (</text:span><text:span text:style-name="T4">aṭṭuviccu</text:span><text:span text:style-name="T1">) for the holy food offerings (</text:span><text:span text:style-name="T4">tiru amutukku</text:span><text:span text:style-name="T1">) at midnight (</text:span><text:span text:style-name="T4">addhayāma</text:span><text:span text:style-name="T1">) as long as the sun and the moon endure, having caused to make (</text:span><text:span text:style-name="T4">ceyviccu</text:span><text:span text:style-name="T1">) the endowing palm-leaf (</text:span><text:span text:style-name="T4">aṭṭu</text:span><text:span text:style-name="T1">-</text:span><text:span text:style-name="T4">ōlai</text:span><text:span text:style-name="T1">), I have given (</text:span><text:span text:style-name="T4">kuṭuttēn</text:span><text:span text:style-name="T1">), I Nakkan Cika…n; one </text:span><text:span text:style-name="T4">vēli</text:span><text:span text:style-name="T1"> (</text:span><text:span text:style-name="T4">vēliyum</text:span><text:span text:style-name="T1">) which was bought (</text:span><text:span text:style-name="T4">vilaikoṇṭa</text:span><text:span text:style-name="T1">) from (</text:span><text:span text:style-name="T4">pakkal</text:span><text:span text:style-name="T1">) those of the Sabhā (</text:span><text:span text:style-name="T4">sabhaiyār</text:span><text:span text:style-name="T1">) of Vaṭṭakāṭṭil of this town (</text:span><text:span text:style-name="T4">ivvūr</text:span><text:span text:style-name="T1">) and two </text:span><text:span text:style-name="T4">vēli</text:span><text:span text:style-name="T19">s</text:span><text:span text:style-name="T1"> (</text:span><text:span text:style-name="T4">iruvēliyum</text:span><text:span text:style-name="T1">) of this land (</text:span><text:span text:style-name="T4">ipuṟaṇi</text:span><text:span text:style-name="T1">) as Meliyam (a name?) which I (</text:span><text:span text:style-name="T4">nanu</text:span><text:span text:style-name="T1"> &gt; </text:span><text:span text:style-name="T4">nan</text:span><text:span text:style-name="T1">) <text:s/>bought (</text:span><text:span text:style-name="T4">vilaikoṇṭa</text:span><text:span text:style-name="T1">) from (</text:span><text:span text:style-name="T4">iṭai</text:span><text:span text:style-name="T1">) Cāvanti Nārāyaṇan Pacuvati of this town (</text:span><text:span text:style-name="T4">ivvūr</text:span><text:span text:style-name="T1">), I have given (</text:span><text:span text:style-name="T4">kuṭuttēṉ</text:span><text:span text:style-name="T1">) for the </text:span><text:span text:style-name="T5">ghee</text:span><text:span text:style-name="T1"> food offerings (</text:span><text:span text:style-name="T4">neyy amutukkum āka</text:span><text:span text:style-name="T1">) and the holy food offerings … (</text:span><text:span text:style-name="T4">tiru amu</text:span><text:span text:style-name="T1"> X X X </text:span><text:span text:style-name="T4">amutukkum</text:span><text:span text:style-name="T1">), I Caṅkaraṉ Vaṭuki; for all this (</text:span><text:span text:style-name="T4">itukkum</text:span><text:span text:style-name="T1">), I have given (</text:span><text:span text:style-name="T4">kuṭuttēn</text:span><text:span text:style-name="T1">) two </text:span><text:span text:style-name="T4">vēli</text:span><text:span text:style-name="T19">s</text:span><text:span text:style-name="T1"> (</text:span><text:span text:style-name="T4">iruvēliyum</text:span><text:span text:style-name="T1">) of land (</text:span><text:span text:style-name="T4">puṟaṇi</text:span><text:span text:style-name="T1">) as guardian (</text:span><text:span text:style-name="T4">mutukaṇṇāy</text:span><text:span text:style-name="T1">), I Vākkiyan Nakkan Cikaṇṭan. This is under the protection of the Panmāheśvaras.</text:span></text:p>
      <text:p text:style-name="P1" loext:marker-style-name="T1"/>
      <text:p text:style-name="Standard" loext:marker-style-name="T1"><text:span text:style-name="T1">#103. a) Tiruvālantuṟai Mahādeva temple; b) on the westernmost wall section of the northern façade; c) personally located and read in situ; d) ARE 1926, no. 225; e) 19</text:span><text:span text:style-name="T15">th</text:span><text:span text:style-name="T1"> regnal year of </text:span><text:span text:style-name="T5">maturai koṇṭa</text:span><text:span text:style-name="T1"> Kōpparakesarivarman; f) Parāntaka I (</text:span><text:span text:style-name="T5">circa</text:span><text:span text:style-name="T1"> 926 A.D.); g) inscription not read with anyone.</text:span></text:p>
      <text:p text:style-name="P1" loext:marker-style-name="T1"/>
      <text:p text:style-name="Standard" loext:marker-style-name="T38"><text:span text:style-name="T38">(1) </text:span><text:span text:style-name="T37">svasti śrī</text:span></text:p>
      <text:p text:style-name="Standard" loext:marker-style-name="T38"><text:span text:style-name="T38">(2) maturai ko</text:span><text:span text:style-name="T38"/></text:p>
      <text:p text:style-name="Standard" loext:marker-style-name="T38"><text:span text:style-name="T38">(3) ṇṭa koppa</text:span><text:span text:style-name="T38"/></text:p>
      <text:p text:style-name="Standard" loext:marker-style-name="T38"><text:span text:style-name="T38">(4) rake</text:span><text:span text:style-name="T37">sa</text:span><text:span text:style-name="T38">ripaṉma</text:span></text:p>
      <text:p text:style-name="Standard" loext:marker-style-name="T38"><text:span text:style-name="T38">(5) ṟkku yāṇṭu 19</text:span><text:span text:style-name="T38"/></text:p>
      <text:p text:style-name="Standard" loext:marker-style-name="T38"><text:span text:style-name="T38">(6) ˚āvatu ciṟupaḻuvū</text:span><text:span text:style-name="T38"/></text:p>
      <text:p text:style-name="Standard" loext:marker-style-name="T38"><text:span text:style-name="T38">(7) rt tiruvālantuṟai</text:span><text:span text:style-name="T38"/></text:p>
      <text:p text:style-name="Standard" loext:marker-style-name="T38"><text:span text:style-name="T38">(8) </text:span><text:span text:style-name="T37">mahāde</text:span><text:span text:style-name="T38">varkku ˚ivvū</text:span></text:p>
      <text:p text:style-name="Standard" loext:marker-style-name="T38"><text:soft-page-break/><text:span text:style-name="T38">(9) r </text:span><text:span text:style-name="T37">brāhma</text:span><text:span text:style-name="T38">ṇaṉ cāvān</text:span></text:p>
      <text:p text:style-name="Standard" loext:marker-style-name="T38"><text:span text:style-name="T38">(10) ti caṅkaraṉ ˚iravi </text:span><text:span text:style-name="T37">ca</text:span></text:p>
      <text:p text:style-name="Standard" loext:marker-style-name="T38"><text:span text:style-name="T38">(11) </text:span><text:span text:style-name="T37">drādi</text:span><text:span text:style-name="T38">ttaval ˚oru</text:span></text:p>
      <text:p text:style-name="Standard" loext:marker-style-name="T38"><text:span text:style-name="T38">(12) nontāviḷakku ˚iravu</text:span><text:span text:style-name="T38"/></text:p>
      <text:p text:style-name="Standard" loext:marker-style-name="T38"><text:span text:style-name="T38">(13) m pakalum ˚eriya vai</text:span><text:span text:style-name="T38"/></text:p>
      <text:p text:style-name="Standard" loext:marker-style-name="T38"><text:span text:style-name="T38">(14) tta ney nārāyatta</text:span><text:span text:style-name="T38"/></text:p>
      <text:p text:style-name="Standard" loext:marker-style-name="T38"><text:span text:style-name="T38">(15) ˚uḻakku neyā[ram] vai</text:span><text:span text:style-name="T38"/></text:p>
      <text:p text:style-name="Standard" loext:marker-style-name="T38"><text:span text:style-name="T38">(16) tta ˚āṭu toṇṇūṟu</text:span><text:span text:style-name="T38"/></text:p>
      <text:p text:style-name="Standard" loext:marker-style-name="T38"><text:span text:style-name="T38">(17) vai pa</text:span><text:span text:style-name="T37">nmāheśvara ra</text:span></text:p>
      <text:p text:style-name="Standard" loext:marker-style-name="T1"><text:span text:style-name="T1">(18) </text:span><text:span text:style-name="T4">kṣai</text:span><text:span text:style-name="T1"> ||</text:span></text:p>
      <text:p text:style-name="P1" loext:marker-style-name="T1"/>
      <text:p text:style-name="Standard" loext:marker-style-name="T1"><text:span text:style-name="T1">Fortune! Prosperity! This is the 19</text:span><text:span text:style-name="T15">th</text:span><text:span text:style-name="T1"> year of Kōpparakesarivarman who has taken Madurai. To Mahādeva of Tiruvālantuṟai of Ciṟupaḻuvūr, the Brahman (</text:span><text:span text:style-name="T4">brāhmaṇaṉ</text:span><text:span text:style-name="T1">) Cāvānti Caṅkaraṉ Iravi of this town (</text:span><text:span text:style-name="T5">ivvūr</text:span><text:span text:style-name="T1">) gave (</text:span><text:span text:style-name="T4">vaitta</text:span><text:span text:style-name="T1">) to burn (</text:span><text:span text:style-name="T4">eriya</text:span><text:span text:style-name="T1">) night (</text:span><text:span text:style-name="T4">iravum</text:span><text:span text:style-name="T1">) and day (</text:span><text:span text:style-name="T4">pakalum</text:span><text:span text:style-name="T1">) one perpetual lamp (</text:span><text:span text:style-name="T4">oru nontāviḷakku</text:span><text:span text:style-name="T1">), as long as the sun and the moon endure; [he] gave (</text:span><text:span text:style-name="T4">vaitta</text:span><text:span text:style-name="T1">) [for] one </text:span><text:span text:style-name="T4">uḻakku</text:span><text:span text:style-name="T1"> of </text:span><text:span text:style-name="T5">ghee</text:span><text:span text:style-name="T1"> (</text:span><text:span text:style-name="T4">ney</text:span><text:span text:style-name="T1">) by the </text:span><text:span text:style-name="T4">nārāyam</text:span><text:span text:style-name="T1"> [measure] (</text:span><text:span text:style-name="T4">neyāram</text:span><text:span text:style-name="T1">?), [he] gave (</text:span><text:span text:style-name="T4">vai</text:span><text:span text:style-name="T1"> &gt; </text:span><text:span text:style-name="T4">vaitta</text:span><text:span text:style-name="T1">) ninety (</text:span><text:span text:style-name="T4">toṇṇūṟu</text:span><text:span text:style-name="T1">) goats (</text:span><text:span text:style-name="T5">āṭu</text:span><text:span text:style-name="T1">). {{This is}} under the protection of the Panmāheśvaras.</text:span></text:p>
      <text:p text:style-name="P1" loext:marker-style-name="T1"/>
      <text:p text:style-name="Standard" loext:marker-style-name="T1"><text:span text:style-name="T1">#104 </text:span><text:span text:style-name="T33">(#Ph49; </text:span><text:span text:style-name="T1">#Ph84</text:span><text:span text:style-name="T33">)</text:span><text:span text:style-name="T1">. a) Tiruvālantuṟai Mahādeva temple; b) on the wall section on the eastern side of Brahmā on the northern façade of the sanctuary; c) personally located and read in situ; d) ARE 1987–88, no. 122; SII 32, part 2, no. 57; e) 9</text:span><text:span text:style-name="T15">th</text:span><text:span text:style-name="T1"> regnal year of Kōpparakesarivarman; f) probably Uttamacōḻa (</text:span><text:span text:style-name="T5">circa</text:span><text:span text:style-name="T1"> 980 A.D.); g) inscription read with G. Vijayavenugopal.</text:span></text:p>
      <text:p text:style-name="P1" loext:marker-style-name="T1"/>
      <text:p text:style-name="Standard" loext:marker-style-name="T1"><text:span text:style-name="T1">(1) </text:span><text:span text:style-name="T4">svasti śrī</text:span><text:span text:style-name="T1"> koppa</text:span></text:p>
      <text:p text:style-name="Standard" loext:marker-style-name="T1"><text:span text:style-name="T1">(2) rake</text:span><text:span text:style-name="T4">sa</text:span><text:span text:style-name="T1">riva</text:span><text:span text:style-name="T4">rmma</text:span><text:span text:style-name="T1">kku y</text:span></text:p>
      <text:p text:style-name="Standard" loext:marker-style-name="T1"><text:span text:style-name="T1">(3) āṇṭu 9 ˚āvatu ˚a</text:span><text:span text:style-name="T1"/></text:p>
      <text:p text:style-name="Standard" loext:marker-style-name="T1"><text:span text:style-name="T1">(4) ṭikaḷ paḻuveṭṭaraya</text:span><text:span text:style-name="T1"/></text:p>
      <text:p text:style-name="Standard" loext:marker-style-name="T1"><text:span text:style-name="T1">(5) r maṟavaṉ kaṇṭaṉā</text:span><text:span text:style-name="T1"/></text:p>
      <text:p text:style-name="Standard" loext:marker-style-name="T1"><text:span text:style-name="T1">(6) r kaṉmi ˚aṭikaḷ ˚a</text:span><text:span text:style-name="T1"/></text:p>
      <text:p text:style-name="Standard" loext:marker-style-name="T1"><text:span text:style-name="T1">(7) riḷicceyya ciṟupa</text:span><text:span text:style-name="T1"/></text:p>
      <text:p text:style-name="Standard" loext:marker-style-name="T1"><text:span text:style-name="T1">(8) ḻuvūr tiruvālantu</text:span><text:span text:style-name="T1"/></text:p>
      <text:p text:style-name="Standard" loext:marker-style-name="T1"><text:span text:style-name="T1">(9) ṟai</text:span><text:span text:style-name="T1"><text:note text:id="ftn295" text:note-class="footnote"><text:note-citation>133</text:note-citation><text:note-body><text:p text:style-name="P3" loext:marker-style-name="T11"><text:span text:style-name="T12"><text:s/></text:span><text:span text:style-name="T11">The -</text:span><text:span text:style-name="T13">ai</text:span><text:span text:style-name="T11"> is at the end of line 8.</text:span></text:p></text:note-body></text:note></text:span><text:span text:style-name="T1"> tirukkaṟṟaḷi meṉāya</text:span></text:p>
      <text:p text:style-name="Standard" loext:marker-style-name="T1"><text:span text:style-name="T1">(10) kamā niṉṟu ceyvitta</text:span><text:span text:style-name="T1"/></text:p>
      <text:p text:style-name="Standard" loext:marker-style-name="T1"><text:span text:style-name="T1">(11) maṅkalanāṭṭu maṅkalattu</text:span><text:span text:style-name="T1"/></text:p>
      <text:p text:style-name="Standard" loext:marker-style-name="T1"><text:span text:style-name="T1">(12) kaviciyaṉ nakkaṉ māṟapi</text:span><text:span text:style-name="T1"/></text:p>
      <text:p text:style-name="Standard" loext:marker-style-name="T1"><text:span text:style-name="T1">(13) rāṉāṉ nampiyāruraṉ tiruva</text:span><text:span text:style-name="T1"/></text:p>
      <text:p text:style-name="Standard" loext:marker-style-name="T1"><text:span text:style-name="T1">(14) lantuṟai </text:span><text:span text:style-name="T4">mahāde</text:span><text:span text:style-name="T1">varkku</text:span></text:p>
      <text:p text:style-name="Standard" loext:marker-style-name="T1"><text:span text:style-name="T1">(15) muṉṟu cantikku vaitta</text:span><text:span text:style-name="T1"/></text:p>
      <text:p text:style-name="Standard" loext:marker-style-name="T1"><text:span text:style-name="T1">(16) tayiramutu nārāya nāḻi</text:span><text:span text:style-name="T1"/></text:p>
      <text:p text:style-name="Standard" loext:marker-style-name="T1"><text:span text:style-name="T1">(17) X X l nāṭuri nāṭurikku</text:span><text:span text:style-name="T1"/></text:p>
      <text:p text:style-name="Standard" loext:marker-style-name="T1"><text:span text:style-name="T1">(18) m vaitta cāvāmuvāp</text:span><text:span text:style-name="T1"/></text:p>
      <text:p text:style-name="Standard" loext:marker-style-name="T1"><text:span text:style-name="T1">(19) [[perā]]ṭu ˚irupatu ˚itu</text:span><text:span text:style-name="T1"/></text:p>
      <text:p text:style-name="Standard" loext:marker-style-name="T1"><text:span text:style-name="T1">(20)</text:span><text:span text:style-name="T1"><text:note text:id="ftn296" text:note-class="footnote"><text:note-citation>134</text:note-citation><text:note-body><text:p text:style-name="Footnote" loext:marker-style-name="T12"><text:span text:style-name="T12"><text:s/>Lines 20–21, engraved at the bottom of the pilaster, are not in the edition of SII.</text:span></text:p></text:note-body></text:note></text:span><text:span text:style-name="T1"> [</text:span><text:span text:style-name="T4">panma</text:span><text:span text:style-name="T1">]</text:span><text:span text:style-name="T4">he</text:span></text:p>
      <text:p text:style-name="Standard" loext:marker-style-name="T1"><text:soft-page-break/><text:span text:style-name="T1">(21) [</text:span><text:span text:style-name="T4">śvara rakṣai</text:span><text:span text:style-name="T1">]</text:span></text:p>
      <text:p text:style-name="Standard" loext:marker-style-name="T1"><text:span text:style-name="T1">(22)</text:span><text:span text:style-name="T1"><text:note text:id="ftn297" text:note-class="footnote"><text:note-citation>135</text:note-citation><text:note-body><text:p text:style-name="Footnote" loext:marker-style-name="T12"><text:span text:style-name="T12"><text:s/>Lines 22 to 24, on the front part of the same pilaster, repeat the protection formula, and probably belong to the same inscription. They are not in the edition of SII either.</text:span></text:p></text:note-body></text:note></text:span><text:span text:style-name="T1"> ˚ivvar[p] pa</text:span></text:p>
      <text:p text:style-name="Standard" loext:marker-style-name="T1"><text:span text:style-name="T1">(23) ṉ</text:span><text:span text:style-name="T4">māheśva</text:span><text:span text:style-name="T1"> </text:span></text:p>
      <text:p text:style-name="Standard" loext:marker-style-name="T17"><text:span text:style-name="T17">(24) X X X</text:span><text:span text:style-name="T17"/></text:p>
      <text:p text:style-name="P9" loext:marker-style-name="T17"/>
      <text:p text:style-name="Standard" loext:marker-style-name="T1"><text:span text:style-name="T17">Fortune! </text:span><text:span text:style-name="T1">Prosperity! This is the 9</text:span><text:span text:style-name="T15">th</text:span><text:span text:style-name="T1"> year of Kōpparakesarivarman. Kaviciyaṉ Nakkaṉ Māṟapirāṉ </text:span><text:span text:style-name="T19">alias</text:span><text:span text:style-name="T1"> Nampi Āruraṉ of Maṅkalam of Maṅkalanāṭu who, having stood (</text:span><text:span text:style-name="T4">niṉṟu</text:span><text:span text:style-name="T1">) in the position of superintendant (</text:span><text:span text:style-name="T4">mēṉāyakamā &gt; mēl-nāyakam-āy</text:span><text:span text:style-name="T1">), caused to make (</text:span><text:span text:style-name="T4">ceyvitta</text:span><text:span text:style-name="T1">) the sacred stone temple (</text:span><text:span text:style-name="T4">tirukkaṟṟaḷi</text:span><text:span text:style-name="T1">) of Tiruvālantuṟai of Ciṟupaḻuvūr, when Aṭikaḷ, the officer (</text:span><text:span text:style-name="T4">kaṉmi</text:span><text:span text:style-name="T1">) of Aṭikaḷ Paḻuvēṭṭaraiyar Maṟavaṉ Kaṇṭaṉār, graciously ordered (</text:span><text:span text:style-name="T5">ariḷicceyya</text:span><text:span text:style-name="T1"> &gt; </text:span><text:span text:style-name="T5">aruḷicceyya</text:span><text:span text:style-name="T1">); for Mahādeva of Tiruvālantuṟai, [he] placed (</text:span><text:span text:style-name="T4">vaitta</text:span><text:span text:style-name="T1">) for three (</text:span><text:span text:style-name="T4">muṉṟu</text:span><text:span text:style-name="T1">) times a day (</text:span><text:span text:style-name="T4">cantikku</text:span><text:span text:style-name="T1">), he placed (</text:span><text:span text:style-name="T4">vaitta</text:span><text:span text:style-name="T1">) for … </text:span><text:span text:style-name="T4">naṭuri</text:span><text:span text:style-name="T1"> [measure] … </text:span><text:span text:style-name="T4">nārāyam</text:span><text:span text:style-name="T1"> </text:span><text:span text:style-name="T4">nāḻi</text:span><text:span text:style-name="T1"> of curd food offerings (</text:span><text:span text:style-name="T4">tayiramutu</text:span><text:span text:style-name="T1">), twenty (</text:span><text:span text:style-name="T4">irupatu</text:span><text:span text:style-name="T1">) undying and non-ageing (</text:span><text:span text:style-name="T4">cāvāmūvā</text:span><text:span text:style-name="T1">) great goats (</text:span><text:span text:style-name="T4">perāṭu</text:span><text:span text:style-name="T1">). This is under the protection of the Panmāheśvaras; {{the protection}} of those Panmāheśvaras. </text:span></text:p>
      <text:p text:style-name="P1" loext:marker-style-name="T1"/>
      <text:p text:style-name="Standard" loext:marker-style-name="T1"><text:span text:style-name="T1">#105. a) Tiruvālantuṟai Mahādeva temple; b) on the wall section to the west of the niche of the Goddess, on the northern façade of the </text:span><text:span text:style-name="T5">ardha-maṇḍapa</text:span><text:span text:style-name="T1">, lower inscription; c) personally located and read in situ; d) ARE 1895, no. 120; SII 5, no. 681; SII 32, part 2, no. 111; e) 12</text:span><text:span text:style-name="T15">th</text:span><text:span text:style-name="T1"> regnal year of Kōpparakesarivarman; f) probably Uttamacōḻa (</text:span><text:span text:style-name="T5">circa</text:span><text:span text:style-name="T1"> 983 A.D.); g) inscription read with G. Vijayavenugopal; h) the first line seems to be an attempt; then it starts on the left side pilaster, over the wall section and on the right side pilaster; for line 5, the pilasters are not engraved.</text:span></text:p>
      <text:p text:style-name="P1" loext:marker-style-name="T1"/>
      <text:p text:style-name="Standard" loext:marker-style-name="T1"><text:span text:style-name="T1">(1) </text:span><text:span text:style-name="T4">svasti śrī</text:span><text:span text:style-name="T1"> koparak</text:span></text:p>
      <text:p text:style-name="Standard" loext:marker-style-name="T1"><text:span text:style-name="T1">(2) </text:span><text:span text:style-name="T4">svasti</text:span><text:span text:style-name="T1"> ‡ </text:span><text:span text:style-name="T4">śrī</text:span><text:span text:style-name="T1"> kopparakecaripaṉmaṟku yāṇṭu 12 ‡ ˚āvatu</text:span></text:p>
      <text:p text:style-name="Standard" loext:marker-style-name="T1"><text:span text:style-name="T1">(2) kuṟak X X tu ‡ </text:span><text:span text:style-name="T4">brahmade</text:span><text:span text:style-name="T1">ya ciṟupaḻuvūr tiruvālantu ‡ ṟai </text:span><text:span text:style-name="T4">maha</text:span></text:p>
      <text:p text:style-name="Standard" loext:marker-style-name="T1"><text:span text:style-name="T1">(3) [</text:span><text:span text:style-name="T4">de</text:span><text:span text:style-name="T1">varkku] ‡ ˚aṭikaḷ paḻuveṭṭaraiyar kaṇṭan cuntira ‡ coḻanar va</text:span></text:p>
      <text:p text:style-name="Standard" loext:marker-style-name="T1"><text:span text:style-name="T1">(4) [[tta no]] ‡ [t]tāviḷakku ˚iraṇṭu ˚iravum pakalum ˚eriya ca ‡ ntirāti</text:span><text:span text:style-name="T1"/></text:p>
      <text:p text:style-name="Standard" loext:marker-style-name="T1"><text:span text:style-name="T1">(5) ttavaṟ ˚eriya nārāyattāl nicatam ˚uriya ney ˚e</text:span><text:span text:style-name="T1"/></text:p>
      <text:p text:style-name="Standard" loext:marker-style-name="T1"><text:span text:style-name="T1">(6) rikka vaitta cāvāmuvā perāṭu nūṟṟu ˚eṇpatu ‡ ˚erikka va</text:span><text:span text:style-name="T1"/></text:p>
      <text:p text:style-name="Standard" loext:marker-style-name="T1"><text:span text:style-name="T1">(7) cca nilaiviḷakku ˚iraṇṭu tirāmuvoṭṭai [˚u]ca ‡ ra[m] niṟ[ai]</text:span><text:span text:style-name="T1"/></text:p>
      <text:p text:style-name="Standard" loext:marker-style-name="T1"><text:span text:style-name="T1">(8) [pa][[n</text:span><text:span text:style-name="T4">ma</text:span><text:span text:style-name="T1">]][</text:span><text:span text:style-name="T4">he</text:span><text:span text:style-name="T1">]</text:span></text:p>
      <text:p text:style-name="Standard" loext:marker-style-name="T1"><text:span text:style-name="T1">(9) </text:span><text:span text:style-name="T4">śva</text:span><text:span text:style-name="T1">ra ra</text:span></text:p>
      <text:p text:style-name="Standard" loext:marker-style-name="T1"><text:span text:style-name="T1">(10) [</text:span><text:span text:style-name="T4">kṣai</text:span><text:span text:style-name="T1">] ||</text:span></text:p>
      <text:p text:style-name="Standard" loext:marker-style-name="T1"><text:span text:style-name="T1">(11) ˚itu</text:span><text:span text:style-name="T1"><text:note text:id="ftn298" text:note-class="footnote"><text:note-citation>136</text:note-citation><text:note-body><text:p text:style-name="P3" loext:marker-style-name="T12"><text:span text:style-name="T12"><text:s/>The </text:span><text:span text:style-name="T14">itu panmāheheśvara rakṣai</text:span><text:span text:style-name="T12"> is not engraved in the expected order: line 8 is on the eastern side pilaster, at the bottom; lines 9–11 are on the other side, on the pilaster which is on the western side of the inscription. </text:span></text:p></text:note-body></text:note></text:span></text:p>
      <text:p text:style-name="P1" loext:marker-style-name="T1"/>
      <text:p text:style-name="Standard" loext:marker-style-name="T1"><text:span text:style-name="T1">Fortune! Prosperity! Kōpparak … Fortune! Prosperity! This is the 12</text:span><text:span text:style-name="T15">th</text:span><text:span text:style-name="T1"> year of Kōpparakesarivarman. To Mahādeva of Tiruvālantuṟai of Ciṟupaḻuvūr, a </text:span><text:span text:style-name="T4">brahmadeya</text:span><text:span text:style-name="T1"> of Kuṉṟakkūṟṟam (</text:span><text:span text:style-name="T4">kuṟak</text:span><text:span text:style-name="T19">{{</text:span><text:span text:style-name="T4">ūṟṟattu</text:span><text:span text:style-name="T19">}}</text:span><text:span text:style-name="T1"> &gt; </text:span><text:span text:style-name="T4">kuṉṟakk</text:span><text:span text:style-name="T19">{{</text:span><text:span text:style-name="T4">ūṟṟattu</text:span><text:span text:style-name="T19">}}</text:span><text:span text:style-name="T1">), Aṭikaḷ Paḻuvēṭṭaraiyar Kaṇṭan Cuntiracōḻanar placed (</text:span><text:span text:style-name="T4">vatta </text:span><text:span text:style-name="T19">&gt; </text:span><text:span text:style-name="T4">vaitta</text:span><text:span text:style-name="T1">) for two (</text:span><text:span text:style-name="T4">iraṇṭu</text:span><text:span text:style-name="T1">) perpetual lamps (</text:span><text:span text:style-name="T4">nottāviḷakku</text:span><text:span text:style-name="T1"> &gt; </text:span><text:span text:style-name="T4">nontāviḷakku</text:span><text:span text:style-name="T1">) to burn (</text:span><text:span text:style-name="T4">eriya</text:span><text:span text:style-name="T1">) night and day (</text:span><text:span text:style-name="T4">iravum pakalum</text:span><text:span text:style-name="T1">), as long as the sun and the moon endure, to burn (</text:span><text:span text:style-name="T4">eriya</text:span><text:span text:style-name="T1">); he put (</text:span><text:span text:style-name="T4">vaitta</text:span><text:span text:style-name="T1">) hundred and eighty (</text:span><text:span text:style-name="T4">nūṟṟu eṇpatu</text:span><text:span text:style-name="T1">) undying and </text:span><text:soft-page-break/><text:span text:style-name="T1">non-ageing (</text:span><text:span text:style-name="T4">cāvāmūvā</text:span><text:span text:style-name="T1">) great goats (</text:span><text:span text:style-name="T4">perāṭu</text:span><text:span text:style-name="T1">) to burn (</text:span><text:span text:style-name="T4">erikka</text:span><text:span text:style-name="T1">) one </text:span><text:span text:style-name="T4">uri</text:span><text:span text:style-name="T1"> of </text:span><text:span text:style-name="T5">ghee</text:span><text:span text:style-name="T1"> (</text:span><text:span text:style-name="T4">ney</text:span><text:span text:style-name="T1">) every day (</text:span><text:span text:style-name="T4">nicatam</text:span><text:span text:style-name="T1">) by the </text:span><text:span text:style-name="T4">nārāyam</text:span><text:span text:style-name="T1"> [measure]; for a standing lamp (</text:span><text:span text:style-name="T4">nilaiviḷakku</text:span><text:span text:style-name="T1">) to burn (</text:span><text:span text:style-name="T4">erikka</text:span><text:span text:style-name="T1">), he placed (</text:span><text:span text:style-name="T4">vacca</text:span><text:span text:style-name="T19"> &gt; </text:span><text:span text:style-name="T4">vaitta</text:span><text:span text:style-name="T1">) two (</text:span><text:span text:style-name="T4">iraṇṭu</text:span><text:span text:style-name="T1">) </text:span><text:span text:style-name="T4">tirām</text:span><text:span text:style-name="T19">s</text:span><text:span text:style-name="T1"> and three (</text:span><text:span text:style-name="T4">mū</text:span><text:span text:style-name="T1">) pairs (</text:span><text:span text:style-name="T4">oṭṭai</text:span><text:span text:style-name="T1"> &gt; </text:span><text:span text:style-name="T4">oṟṟai</text:span><text:span text:style-name="T1">?) of elevated weight (</text:span><text:span text:style-name="T4">ucaram niṟai</text:span><text:span text:style-name="T1">?). This is under the protection of the Panmāheśvaras. </text:span></text:p>
      <text:p text:style-name="P1" loext:marker-style-name="T1"/>
      <text:p text:style-name="Standard" loext:marker-style-name="T1"><text:span text:style-name="T1">Both the editions proposed by SII do not read the </text:span><text:span text:style-name="T4">panmāheśvara rakṣai</text:span><text:span text:style-name="T1"> on the pilasters and read the following fragment (on the base of the pilaster between the inscription on the left and a fragment on the right) in continuation of the line 7. However, I would present it separately because the script appears to be different, less carefully engraved. Although it probably concerns the same donation, I think it may have been added later.</text:span></text:p>
      <text:p text:style-name="P1" loext:marker-style-name="T1"/>
      <text:p text:style-name="Standard" loext:marker-style-name="T1"><text:span text:style-name="T1">(1) [[kalveṭṭu paṭi tarānilai]]</text:span><text:span text:style-name="T1"/></text:p>
      <text:p text:style-name="Standard" loext:marker-style-name="T1"><text:span text:style-name="T1">(2) viḷakku muṉṟum ce</text:span><text:span text:style-name="T1"/></text:p>
      <text:p text:style-name="Standard" loext:marker-style-name="T1"><text:span text:style-name="T1">(3) ppuk kuṭam 1-ṟum</text:span><text:span text:style-name="T1"/></text:p>
      <text:p text:style-name="Standard" loext:marker-style-name="T1"><text:span text:style-name="T1">(4) [˚ā]ṭavalārai ˚ā</text:span><text:span text:style-name="T1"/></text:p>
      <text:p text:style-name="Standard" loext:marker-style-name="T1"><text:span text:style-name="T1">(5) ṭṭukiṉṟa cempo</text:span><text:span text:style-name="T1"/></text:p>
      <text:p text:style-name="Standard" loext:marker-style-name="T1"><text:span text:style-name="T1">(6) [ṟ] kūṭam ˚iṭṭatu</text:span><text:span text:style-name="T1"/></text:p>
      <text:p text:style-name="P1" loext:marker-style-name="T1"/>
      <text:p text:style-name="Standard" loext:marker-style-name="T1"><text:span text:style-name="T1">As per the stone inscription (</text:span><text:span text:style-name="T4">kalveṭṭu paṭi</text:span><text:span text:style-name="T1">), three (</text:span><text:span text:style-name="T4">muṉṟum</text:span><text:span text:style-name="T1">) metal standing lamps (</text:span><text:span text:style-name="T4">tarānilaiviḷakku</text:span><text:span text:style-name="T1">), one copper (</text:span><text:span text:style-name="T4">ceppu</text:span><text:span text:style-name="T1">) water-pot (</text:span><text:span text:style-name="T4">kuṭam</text:span><text:span text:style-name="T1">), a pure golden house (</text:span><text:span text:style-name="T4">cempoṉ kūṭam</text:span><text:span text:style-name="T1">)</text:span><text:span text:style-name="T1"><text:note text:id="ftn299" text:note-class="footnote"><text:note-citation>137</text:note-citation><text:note-body><text:p text:style-name="P3" loext:marker-style-name="T12"><text:span text:style-name="T12"><text:s/>G. Vijayavenugopal proposes, rightly in my view, to interpret this as a golden platform.</text:span></text:p></text:note-body></text:note></text:span><text:span text:style-name="T1"> to bath (</text:span><text:span text:style-name="T4">āṭṭukiṉṟa</text:span><text:span text:style-name="T1">) Āṭavalār (Śiva the dancer); that is to be placed (</text:span><text:span text:style-name="T4">iṭṭatu</text:span><text:span text:style-name="T1">).</text:span></text:p>
      <text:p text:style-name="P1" loext:marker-style-name="T1"/>
      <text:p text:style-name="Standard" loext:marker-style-name="T1"><text:span text:style-name="T1">#106. a) Tiruvālantuṟai Mahādeva temple; b) on the wall section to the west of the niche of the Goddess, on the northern façade of the </text:span><text:span text:style-name="T5">ardha-maṇḍapa</text:span><text:span text:style-name="T1">, upper inscription; c) personally located and read in situ; d) ARE 1926, no. 226; SII 13, no. 171; e) 7</text:span><text:span text:style-name="T15">th</text:span><text:span text:style-name="T1"> regnal year of Kōvirājakesarivarman; f) probably Rājarāja I (</text:span><text:span text:style-name="T5">circa</text:span><text:span text:style-name="T1"> 992 A.D.); g) inscription read with G. Vijayavenugopal; h) the inscription is unfinished.</text:span></text:p>
      <text:p text:style-name="P1" loext:marker-style-name="T1"/>
      <text:p text:style-name="Standard" loext:marker-style-name="T1"><text:span text:style-name="T1">(1) </text:span><text:span text:style-name="T4">svasti śrī</text:span><text:span text:style-name="T1"> ko[vi]rācakecar[i]pan[mar]</text:span></text:p>
      <text:p text:style-name="Standard" loext:marker-style-name="T1"><text:span text:style-name="T1">(2) kku yāṇṭu [˚e]ḻāvatu ku[ṉṟakkūṟṟatu]</text:span><text:span text:style-name="T1"/></text:p>
      <text:p text:style-name="Standard" loext:marker-style-name="T1"><text:span text:style-name="T1">(3)</text:span><text:span text:style-name="T71"> </text:span><text:span text:style-name="T4">brahmade</text:span><text:span text:style-name="T1">yam ciṟupaḻuvūr ti[ruvā]lantu</text:span></text:p>
      <text:p text:style-name="Standard" loext:marker-style-name="T1"><text:span text:style-name="T1">(4) ṟai [</text:span><text:span text:style-name="T4">mahāde</text:span><text:span text:style-name="T1">]varkku ˚aṭikaḷ paḻuveṭṭa[r]ai</text:span></text:p>
      <text:p text:style-name="Standard" loext:marker-style-name="T1"><text:span text:style-name="T1">(5) yar kaṇṭan maṟavaṉār </text:span><text:span text:style-name="T4">de</text:span><text:span text:style-name="T1">viyaṭikaḷ tiruvamutukku </text:span><text:span text:style-name="T4">ca</text:span></text:p>
      <text:p text:style-name="Standard" loext:marker-style-name="T1"><text:span text:style-name="T1">(6)</text:span><text:span text:style-name="T71"> </text:span><text:span text:style-name="T4">ntrādi</text:span><text:span text:style-name="T1">ttavaṟ potiru nāḻiyāka munṟu potukkum</text:span></text:p>
      <text:p text:style-name="Standard" loext:marker-style-name="T1"><text:span text:style-name="T1">(7) ˚arici ˚aṟu nāḻikkum vaitta nel patakku pataku nel[lu]</text:span><text:span text:style-name="T1"/></text:p>
      <text:p text:style-name="Standard" loext:marker-style-name="T1"><text:span text:style-name="T1">(8) kkuṅ koṇṭu kuṭutta nilam icciṟupaḻuvūr ceṅkuttiṟa</text:span><text:span text:style-name="T1"/></text:p>
      <text:p text:style-name="P1" loext:marker-style-name="T1"/>
      <text:p text:style-name="Standard" loext:marker-style-name="T1"><text:span text:style-name="T1">Fortune! Prosperity! This is the seventh year of Kōvirājakecarivarman. To Mahādeva of Tiruvālantuṟai of Ciṟupaḻuvūr, a </text:span><text:span text:style-name="T4">brahmadeya</text:span><text:span text:style-name="T1"> of Kuṉṟakkūṟṟam, the wife (</text:span><text:span text:style-name="T4">deviyaṭikaḷ</text:span><text:span text:style-name="T1">) of Aṭikaḷ Paḻuvēṭṭaraiyar Kaṇṭaṉ Maṟavaṉār, for holy food offerings (</text:span><text:span text:style-name="T4">tiruvamutukku</text:span><text:span text:style-name="T1">), as long as the sun and the moon endure, put (</text:span><text:span text:style-name="T4">vaitta</text:span><text:span text:style-name="T1">) one </text:span><text:span text:style-name="T4">patakku</text:span><text:span text:style-name="T1"> [measure] of paddy (</text:span><text:span text:style-name="T4">nel</text:span><text:span text:style-name="T1">) for six (</text:span><text:span text:style-name="T4">aṟu</text:span><text:span text:style-name="T1">) </text:span><text:span text:style-name="T4">nāḻi</text:span><text:span text:style-name="T19">s</text:span><text:span text:style-name="T1"> of rice (</text:span><text:span text:style-name="T4">arici</text:span><text:span text:style-name="T1">) for three times (</text:span><text:span text:style-name="T4">munṟu &gt; muṉṟu pōtukkum</text:span><text:span text:style-name="T1">) as [i.e. at the rate of] (</text:span><text:span text:style-name="T4">āka</text:span><text:span text:style-name="T1">) two </text:span><text:span text:style-name="T4">nāḻi</text:span><text:span text:style-name="T19">s</text:span><text:span text:style-name="T1"> (</text:span><text:span text:style-name="T4">iru nāḻi</text:span><text:span text:style-name="T1">) for one time (</text:span><text:span text:style-name="T4">pōtu</text:span><text:span text:style-name="T1">); the land (</text:span><text:span text:style-name="T4">nilam</text:span><text:span text:style-name="T1">) which was given (</text:span><text:span text:style-name="T4">kuṭutta</text:span><text:span text:style-name="T1">), having taken (</text:span><text:span text:style-name="T4">koṇṭu</text:span><text:span text:style-name="T1">) for all the </text:span><text:span text:style-name="T4">patukku</text:span><text:span text:style-name="T1"> of paddy (</text:span><text:span text:style-name="T4">nellukkum</text:span><text:span text:style-name="T1">), Ceṅkuttiṟa.... of this Ciṟupaḻuvūr....</text:span></text:p>
      <text:p text:style-name="P1" loext:marker-style-name="T1"/>
      <text:p text:style-name="Standard" loext:marker-style-name="T1"><text:soft-page-break/><text:span text:style-name="T1">#107. a) Tiruvālantuṟai Mahādeva temple; b) on the wall section to the east of the niche of the Goddess, on the northern façade of the </text:span><text:span text:style-name="T5">ardha-maṇḍapa</text:span><text:span text:style-name="T1">, upper inscription; c) personally located and read in situ; d) ARE 1895, no. 121; SII 5, no. 682; e) 8</text:span><text:span text:style-name="T15">th</text:span><text:span text:style-name="T1"> regnal year of Kōvirājakesarivarman; f) probably Sundaracōḻa (</text:span><text:span text:style-name="T5">circa</text:span><text:span text:style-name="T1"> 962 A.D.); g) inscription read with G. Vijayavenugopal; h) an electrical box today hides a part of the inscription.</text:span></text:p>
      <text:p text:style-name="P1" loext:marker-style-name="T1"/>
      <text:p text:style-name="Standard" loext:marker-style-name="T1"><text:span text:style-name="T1">(1) </text:span><text:span text:style-name="T4">svasti śrī</text:span><text:span text:style-name="T1"> kovirā</text:span><text:span text:style-name="T4">ja</text:span><text:span text:style-name="T1">keca[ripa]</text:span></text:p>
      <text:p text:style-name="Standard" loext:marker-style-name="T38"><text:span text:style-name="T38">(2) nmarkku yāṇṭu 8 ˚ā[va][[tu ˚aṭi]]</text:span><text:span text:style-name="T38"/></text:p>
      <text:p text:style-name="Standard" loext:marker-style-name="T38"><text:span text:style-name="T38">(3) kaḷ paḻuveṭṭaraiyar [maṟa][[van kaṇṭaṉā]]</text:span><text:span text:style-name="T38"/></text:p>
      <text:p text:style-name="Standard" loext:marker-style-name="T38"><text:span text:style-name="T38">(4) r kanmi kunṟakuṟṟattu [[˚āṟaṇinallūr uṭai]]</text:span><text:span text:style-name="T38"/></text:p>
      <text:p text:style-name="Standard" loext:marker-style-name="T38"><text:span text:style-name="T38">(5) yā[[n]] maṉapperu[[maicuvāmiyāṉa kunṟanā]]</text:span><text:span text:style-name="T38"/></text:p>
      <text:p text:style-name="Standard" loext:marker-style-name="T38"><text:span text:style-name="T38">(6) ṭṭu kaṇṭaperu[[ntiṇaiyār ciṟupaḻuvūr]] ti</text:span><text:span text:style-name="T38"/></text:p>
      <text:p text:style-name="Standard" loext:marker-style-name="T38"><text:span text:style-name="T38">(7) ruvālantu[[ṟai ma</text:span><text:span text:style-name="T37">hāteva</text:span><text:span text:style-name="T38">kku ca]]</text:span></text:p>
      <text:p text:style-name="Standard" loext:marker-style-name="T38"><text:span text:style-name="T38">(8) [[ntirā</text:span><text:span text:style-name="T37">di</text:span><text:span text:style-name="T38">ttaval ˚iravum pakalum ˚o]]ru</text:span></text:p>
      <text:p text:style-name="Standard" loext:marker-style-name="T38"><text:span text:style-name="T38">(9) nontāvi[ḷa]kku [[˚eriya vaitta ney nārā]]</text:span><text:span text:style-name="T38"/></text:p>
      <text:p text:style-name="Standard" loext:marker-style-name="T38"><text:span text:style-name="T38">(10) yattāl nicatam uḻakku [˚u]ḻakkukku vaitta cā</text:span><text:span text:style-name="T38"/></text:p>
      <text:p text:style-name="Standard" loext:marker-style-name="T38"><text:span text:style-name="T38">(11) vāmuvāppe</text:span><text:span text:style-name="T1"><text:note text:id="ftn300" text:note-class="footnote"><text:note-citation>138</text:note-citation><text:note-body><text:p text:style-name="P3" loext:marker-style-name="T11"><text:span text:style-name="T12"><text:s/></text:span><text:span text:style-name="T11">The vowel -</text:span><text:span text:style-name="T13">e</text:span><text:span text:style-name="T11"> is before the first -</text:span><text:span text:style-name="T13">p</text:span><text:span text:style-name="T11">. This is a mistake.</text:span></text:p></text:note-body></text:note></text:span><text:span text:style-name="T38">rāṭu toṇṇūṟu ˚itu</text:span></text:p>
      <text:p text:style-name="Standard" loext:marker-style-name="T38"><text:span text:style-name="T38">(12) </text:span><text:span text:style-name="T37">panmāheśvara rakṣai</text:span><text:span text:style-name="T38"> ||</text:span></text:p>
      <text:p text:style-name="P5" loext:marker-style-name="T38"/>
      <text:p text:style-name="Standard" loext:marker-style-name="T1"><text:span text:style-name="T1">Fortune! Prosperity! This is the 8</text:span><text:span text:style-name="T15">th</text:span><text:span text:style-name="T1"> year of Kōvirājakesarivarman. An official (</text:span><text:span text:style-name="T4">kanmi</text:span><text:span text:style-name="T1"> &gt; </text:span><text:span text:style-name="T4">kaṉmi</text:span><text:span text:style-name="T1">) of Aṭikaḷ Paḻuvēṭṭaraiyar Maṟavan Kaṇṭaṉār, lord (</text:span><text:span text:style-name="T4">uṭaiyān</text:span><text:span text:style-name="T1">) of Āṟaṇinallūr in Kuṉṟakkūṟṟam, Kaṇṭa Peruntiṇaiyār (accountant) of Kuṉṟanāṭu </text:span><text:span text:style-name="T19">alias</text:span><text:span text:style-name="T1"> Maṉapperumaicuvāmi, to Mahādeva of Tiruvālantuṟai of Ciṟupaḻuvūr, put (</text:span><text:span text:style-name="T4">vaitta</text:span><text:span text:style-name="T1">) to burn (</text:span><text:span text:style-name="T4">eriya</text:span><text:span text:style-name="T1">) one perpetual lamp (</text:span><text:span text:style-name="T4">oru nontāviḷakku</text:span><text:span text:style-name="T1">) night and day (</text:span><text:span text:style-name="T4">iravum pakalum</text:span><text:span text:style-name="T1">), as long as the sun and the moon endure, for one </text:span><text:span text:style-name="T4">uḻakku</text:span><text:span text:style-name="T1"> (</text:span><text:span text:style-name="T4">uḻakku uḻakkukku</text:span><text:span text:style-name="T1">) of </text:span><text:span text:style-name="T5">ghee</text:span><text:span text:style-name="T1"> (</text:span><text:span text:style-name="T4">ney</text:span><text:span text:style-name="T1">) by the </text:span><text:span text:style-name="T4">nārāyam</text:span><text:span text:style-name="T1"> [measure] everyday (</text:span><text:span text:style-name="T4">nicatam</text:span><text:span text:style-name="T1">), put (</text:span><text:span text:style-name="T4">vaitta</text:span><text:span text:style-name="T1">) ninety (</text:span><text:span text:style-name="T4">toṇṇūṟu</text:span><text:span text:style-name="T1">) undying and non-ageing (</text:span><text:span text:style-name="T4">cāvāmūvā</text:span><text:span text:style-name="T1">) great goats (</text:span><text:span text:style-name="T4">perāṭu</text:span><text:span text:style-name="T1">). This is under the protection of the Panmāheśvaras.</text:span></text:p>
      <text:p text:style-name="P1" loext:marker-style-name="T1"/>
      <text:p text:style-name="Standard" loext:marker-style-name="T1"><text:span text:style-name="T1">#108. a) Tiruvālantuṟai Mahādeva temple; b) on the easternmost wall section of the </text:span><text:span text:style-name="T5">ardha-maṇḍapa</text:span><text:span text:style-name="T1">, on the lower part; c) personally located but not legible enough to be read in situ; d) ARE 1895, no. 122; SII 5, no. 683; e) 12</text:span><text:span text:style-name="T15">th</text:span><text:span text:style-name="T1"> regnal year of </text:span><text:span text:style-name="T5">cālai kalam aṟutta</text:span><text:span text:style-name="T1"> Kōvirājarājakesarivarman; f) Rājarāja I (</text:span><text:span text:style-name="T5">circa</text:span><text:span text:style-name="T1"> 997 A.D.); g) inscription read with G. Vijayavenugopal; h) the inscription is very shallowly engraved, and can no longer be read; I was able to identify it with the one published in SII only through a few letters; the edition I give here thus follows SII 5, from which I removed the added letters and punctuation which are not in the original; the inscription is unfinished.</text:span></text:p>
      <text:p text:style-name="P1" loext:marker-style-name="T1"/>
      <text:p text:style-name="Standard" loext:marker-style-name="T1"><text:span text:style-name="T1">(1) </text:span><text:span text:style-name="T4">svasti śrī</text:span><text:span text:style-name="T1"> cālai kalam aṟutta kovi</text:span><text:span text:style-name="T4">rājarāja</text:span><text:span text:style-name="T1">ke</text:span><text:span text:style-name="T4">sarivanma</text:span><text:span text:style-name="T1">kku yāṇ</text:span></text:p>
      <text:p text:style-name="Standard" loext:marker-style-name="T1"><text:span text:style-name="T1">(2) ṭu 12 ˚āva kuṉṟakūṟṟattu </text:span><text:span text:style-name="T4">brahmade</text:span><text:span text:style-name="T1">yam ciṟupaḻuvūr tiruvālantuṟai </text:span><text:span text:style-name="T4">ma</text:span></text:p>
      <text:p text:style-name="Standard" loext:marker-style-name="T1"><text:span text:style-name="T1">(3) </text:span><text:span text:style-name="T4">hādevva</text:span><text:span text:style-name="T1">kku ˚iṉnā[ṭ]ṭut teṉpāḷaṉpāṭi ˚uṭaiyān ˚aiyāṟaṉ</text:span></text:p>
      <text:p text:style-name="Standard" loext:marker-style-name="T1"><text:span text:style-name="T1">(4) kāṉaneṉ [˚a]ṭikaḷ paḻuveṭṭaraiyar kaikkoḷaṉ kuciramalla</text:span><text:span text:style-name="T1"/></text:p>
      <text:p text:style-name="Standard" loext:marker-style-name="T1"><text:span text:style-name="T1">(5) ṉ murukka[n]ai paṭak kuta ˚ivaṉai cātti </text:span><text:span text:style-name="T4">cantrāditya</text:span><text:span text:style-name="T1">val ˚iravu pakalum</text:span></text:p>
      <text:p text:style-name="Standard" loext:marker-style-name="T1"><text:span text:style-name="T1">(6) ˚eri vaita tiruṉantāviḷakku ˚oṉṟukku nārāyattāl ney ˚u[ḻa]kku[kku] perā</text:span><text:span text:style-name="T1"/></text:p>
      <text:p text:style-name="P1" loext:marker-style-name="T1"/>
      <text:p text:style-name="Standard" loext:marker-style-name="T1"><text:soft-page-break/><text:span text:style-name="T1">Fortune! Prosperity! This is the 12</text:span><text:span text:style-name="T15">th</text:span><text:span text:style-name="T1"> year of Kōvirājarājakesarivarman who destroyed the ships at Cālai. To Mahādeva of Tiruvālantuṟai of Ciṟupaḻuvūr, a </text:span><text:span text:style-name="T4">brahmadeya</text:span><text:span text:style-name="T1"> of Kuṉṟakkūṟṟam, I, lord (</text:span><text:span text:style-name="T4">uṭaiyān</text:span><text:span text:style-name="T1">) of Teṉpāḷaṉpāṭi of this country (</text:span><text:span text:style-name="T5">nāṭu</text:span><text:span text:style-name="T1">), Aiyāṟaṉ Kāṉan; when Kuñciramallaṉ (</text:span><text:span text:style-name="T4">kucira</text:span><text:span text:style-name="T1"> &gt; </text:span><text:span text:style-name="T4">kuñcira</text:span><text:span text:style-name="T1">) Murukkan, </text:span><text:span text:style-name="T19">Kaikkōḷaṉ</text:span><text:span text:style-name="T1"> of Aṭikaḷ Paḻuvēṭṭaraiyar was stabbed (</text:span><text:span text:style-name="T4">kuta </text:span><text:span text:style-name="T19">&gt; </text:span><text:span text:style-name="T4">kutta</text:span><text:span text:style-name="T1">) and died (</text:span><text:span text:style-name="T4">paṭa</text:span><text:span text:style-name="T1">); on behalf of him (</text:span><text:span text:style-name="T4">ivaṉai cātti</text:span><text:span text:style-name="T1">), [I] placed (</text:span><text:span text:style-name="T4">vaita</text:span><text:span text:style-name="T1"> &gt; </text:span><text:span text:style-name="T4">vaitta</text:span><text:span text:style-name="T1">) for one perpetual lamp (</text:span><text:span text:style-name="T4">tiruṉantāviḷakku </text:span><text:span text:style-name="T19">&gt; </text:span><text:span text:style-name="T4">tiruṉontāviḷakku oṉṟukku</text:span><text:span text:style-name="T1">) to burn (</text:span><text:span text:style-name="T4">eri</text:span><text:span text:style-name="T1"> &gt; </text:span><text:span text:style-name="T4">eriya</text:span><text:span text:style-name="T1">) night and day (</text:span><text:span text:style-name="T4">iravum pakalum</text:span><text:span text:style-name="T1">), as long as the sun and the moon endure, for an </text:span><text:span text:style-name="T4">uḻakku</text:span><text:span text:style-name="T1"> of </text:span><text:span text:style-name="T5">ghee</text:span><text:span text:style-name="T1"> (</text:span><text:span text:style-name="T4">ney</text:span><text:span text:style-name="T1">) by the </text:span><text:span text:style-name="T4">nārāyam</text:span><text:span text:style-name="T1"> [measure], … great goats (</text:span><text:span text:style-name="T4">perā</text:span><text:span text:style-name="T19">{{</text:span><text:span text:style-name="T4">ṭu</text:span><text:span text:style-name="T19">}}</text:span><text:span text:style-name="T1">) …</text:span></text:p>
      <text:p text:style-name="P1" loext:marker-style-name="T1"/>
      <text:p text:style-name="Standard" loext:marker-style-name="T1"><text:span text:style-name="T1">#109. a) Tiruvālantuṟai Mahādeva temple; b) on the round part of the base (</text:span><text:span text:style-name="T5">kumuda</text:span><text:span text:style-name="T1">) of the northern façade of the </text:span><text:span text:style-name="T5">ardha-maṇḍapa</text:span><text:span text:style-name="T1"> and the sanctuary; c) personally located and read in situ; d) ARE 1926, no. 227; e) lost regnal year of … Kōppara{{kesarivarman}}; f) Rājendra I; g) inscription read with G. Vijayavenugopal; h) lines 1–2 contain the </text:span><text:span text:style-name="T5">meykkīrtti</text:span><text:span text:style-name="T1"> of Rājendra I.</text:span></text:p>
      <text:p text:style-name="P1" loext:marker-style-name="T1"/>
      <text:p text:style-name="Standard" loext:marker-style-name="T1"><text:span text:style-name="T1">(1–2) </text:span><text:span text:style-name="T4">svasti śrī</text:span><text:span text:style-name="T1"> {</text:span><text:span text:style-name="T5">meykkīrtti</text:span><text:span text:style-name="T1">}</text:span></text:p>
      <text:p text:style-name="Standard" loext:marker-style-name="T1"><text:span text:style-name="T1">(3) {</text:span><text:span text:style-name="T5">meykkīrtti</text:span><text:span text:style-name="T1">} koppara {layer of black grease} ˚uttuṅka X X X X X nāṭākiya kuṉṟakkūṟṟattu </text:span><text:span text:style-name="T4">brahmade</text:span><text:span text:style-name="T1">yam ciṟupaḻuvūr tiruvālantuṟaiy ˚āḻvār nilam</text:span><text:span text:style-name="T1"><text:note text:id="ftn301" text:note-class="footnote"><text:note-citation>139</text:note-citation><text:note-body><text:p text:style-name="P3" loext:marker-style-name="T12"><text:span text:style-name="T12"><text:s/>The -</text:span><text:span text:style-name="T14">la</text:span><text:span text:style-name="T12"> was added under the –</text:span><text:span text:style-name="T14">m</text:span><text:span text:style-name="T12">, perhaps because it had been forgotten.</text:span></text:p></text:note-body></text:note></text:span><text:span text:style-name="T1"> coṟṟi kuṭuttu ‡ pāṇṭārattu ‡ ˚irinta kācil ˚ikkoyil </text:span><text:span text:style-name="T4">śrī</text:span><text:span text:style-name="T1"> koyiluṭaiyom koṇṭa kācu 15 ˚ikkācu patiṉ ˚aiñtum koṇṭu comittāl ne ‡ yyamutu ‡ potu</text:span></text:p>
      <text:p text:style-name="Standard" loext:marker-style-name="T1"><text:span text:style-name="T1">(4) ˚oru piṭiyāka nicatam muppiṭi neyyamutu ce[y]taru[ḷa] {layer of black grease} [˚itu] </text:span><text:span text:style-name="T4">cantraditya</text:span><text:span text:style-name="T1">val </text:span><text:span text:style-name="T4">panmāheśvara rakṣai</text:span><text:span text:style-name="T1"> ||</text:span></text:p>
      <text:p text:style-name="P1" loext:marker-style-name="T1"/>
      <text:p text:style-name="Standard" loext:marker-style-name="T1"><text:span text:style-name="T1">Fortune! Prosperity! {</text:span><text:span text:style-name="T5">meykkīrtti</text:span><text:span text:style-name="T1">} … Having given (</text:span><text:span text:style-name="T4">kuṭuttu</text:span><text:span text:style-name="T1">) a land (</text:span><text:span text:style-name="T4">nilam</text:span><text:span text:style-name="T1">)</text:span><text:span text:style-name="T1"><text:note text:id="ftn302" text:note-class="footnote"><text:note-citation>140</text:note-citation><text:note-body><text:p text:style-name="Footnote" loext:marker-style-name="T11"><text:span text:style-name="T12"><text:s/></text:span><text:span text:style-name="T11">It is difficult to make sense of the word </text:span><text:span text:style-name="T13">coṟṟi</text:span><text:span text:style-name="T11"> / </text:span><text:span text:style-name="T13">cōṟṟi</text:span><text:span text:style-name="T11">, which is after </text:span><text:span text:style-name="T13">nilam</text:span><text:span text:style-name="T11">. I thus did not attempt to translate it.</text:span></text:p></text:note-body></text:note></text:span><text:span text:style-name="T1"> [to] the Lord (</text:span><text:span text:style-name="T4">āḻvār</text:span><text:span text:style-name="T1">) of Tiruvālantuṟai of Ciṟupaḻuvūr, a </text:span><text:span text:style-name="T4">brahmadeya</text:span><text:span text:style-name="T1"> of Kuṉṟakkūṟṟam </text:span><text:span text:style-name="T19">alias</text:span><text:span text:style-name="T1"> Uttuṅka{{tuṅkavaḷa}}nāṭu; from the </text:span><text:span text:style-name="T4">kācu</text:span><text:span text:style-name="T1">s (</text:span><text:span text:style-name="T4">kācil</text:span><text:span text:style-name="T1">) which stay (</text:span><text:span text:style-name="T4">irinta</text:span><text:span text:style-name="T1"> &gt; </text:span><text:span text:style-name="T4">irunta</text:span><text:span text:style-name="T1">) in the accountant office (</text:span><text:span text:style-name="T5">pāṇṭāram</text:span><text:span text:style-name="T1">), we the Śrīkkōyiluṭaiyars of this temple (</text:span><text:span text:style-name="T4">ikkōyil</text:span><text:span text:style-name="T1">) took (</text:span><text:span text:style-name="T4">koṇṭa</text:span><text:span text:style-name="T1">) 15 </text:span><text:span text:style-name="T4">kācu</text:span><text:span text:style-name="T1">s; having taken (</text:span><text:span text:style-name="T4">koṇṭu</text:span><text:span text:style-name="T1">) these fiteen (</text:span><text:span text:style-name="T5">patiṉ</text:span><text:span text:style-name="T1"> </text:span><text:span text:style-name="T4">aiñtum &gt; aiñcum</text:span><text:span text:style-name="T1">) </text:span><text:span text:style-name="T4">kācu</text:span><text:span text:style-name="T1">s, to graciously make (</text:span><text:span text:style-name="T4">ceytaruḷa</text:span><text:span text:style-name="T1">) three handfuls (</text:span><text:span text:style-name="T4">mūppiṭi</text:span><text:span text:style-name="T1">) of </text:span><text:span text:style-name="T5">ghee</text:span><text:span text:style-name="T1"> food offerings (</text:span><text:span text:style-name="T4">neyyamutu</text:span><text:span text:style-name="T1">) everyday (</text:span><text:span text:style-name="T4">nicatam</text:span><text:span text:style-name="T1">) as [i.e. at the rate of] (</text:span><text:span text:style-name="T4">āka</text:span><text:span text:style-name="T1">) one handful (</text:span><text:span text:style-name="T4">oru piṭi</text:span><text:span text:style-name="T1">) for one time (</text:span><text:span text:style-name="T4">pōtu</text:span><text:span text:style-name="T1">) of </text:span><text:span text:style-name="T5">ghee</text:span><text:span text:style-name="T1"> food offerings (</text:span><text:span text:style-name="T4">neyyamutu</text:span><text:span text:style-name="T1">).</text:span><text:span text:style-name="T1"><text:note text:id="ftn303" text:note-class="footnote"><text:note-citation>141</text:note-citation><text:note-body><text:p text:style-name="Footnote" loext:marker-style-name="T11"><text:span text:style-name="T12"><text:s/></text:span><text:span text:style-name="T11">I cannot make sense of </text:span><text:span text:style-name="T13">cōmittāl</text:span><text:span text:style-name="T11"> or </text:span><text:span text:style-name="T13">cōḻittāl</text:span><text:span text:style-name="T11">. May it be a kind of measure for the </text:span><text:span text:style-name="T13">ghee</text:span><text:span text:style-name="T11">? </text:span></text:p></text:note-body></text:note></text:span><text:span text:style-name="T1"> This is under the protection of the Panmāheśvaras, as long as the sun and the moon endure.</text:span></text:p>
      <text:p text:style-name="P1" loext:marker-style-name="T1"/>
      <text:p text:style-name="P1" loext:marker-style-name="T1"/>
      <text:p text:style-name="Standard" loext:marker-style-name="T1"><text:span text:style-name="T1">#110. a) Tiruvālantuṟai Mahādeva temple; b) on the northern façade of the </text:span><text:span text:style-name="T5">mukha-maṇḍapa</text:span><text:span text:style-name="T1">, behind the shrine of Caṇḍeśa; c) personally located and read in situ; d) ARE 1987–88, no. 125; SII 32, part 2, no. 110; e) 12</text:span><text:span text:style-name="T15">th</text:span><text:span text:style-name="T1"> regnal year of Kōpparakesarivaman; f) probably Uttamacōḻa (</text:span><text:span text:style-name="T5">circa</text:span><text:span text:style-name="T1"> 983 A.D.); g) inscription not read with anyone.</text:span></text:p>
      <text:p text:style-name="P1" loext:marker-style-name="T1"/>
      <text:p text:style-name="Standard" loext:marker-style-name="T1"><text:span text:style-name="T1">(1) </text:span><text:span text:style-name="T4">svasti śrī</text:span><text:span text:style-name="T1"> kopparakecaripaṉmaṟkku yāṇṭu 12 ˚ā</text:span></text:p>
      <text:p text:style-name="Standard" loext:marker-style-name="T1"><text:span text:style-name="T1">(2) vatu kuṉṟakkūṟṟattu </text:span><text:span text:style-name="T4">brahmade</text:span><text:span text:style-name="T1">yam ciṟupaḻuvūr </text:span><text:span text:style-name="T4">mahā</text:span></text:p>
      <text:p text:style-name="Standard" loext:marker-style-name="T1"><text:span text:style-name="T1">(3) </text:span><text:span text:style-name="T4">de</text:span><text:span text:style-name="T1">varkku tiruvālantuṟai ˚uṭaiyārkku maturāntakaṉ kaṇṭarā</text:span></text:p>
      <text:p text:style-name="Standard" loext:marker-style-name="T1"><text:span text:style-name="T1">(4) tittan vaiytta viḷakku 1 ˚onṟum no[nt]āvilaku ˚eriya vaiytta</text:span><text:span text:style-name="T1"/></text:p>
      <text:p text:style-name="Standard" loext:marker-style-name="T1"><text:span text:style-name="T1">(5) cāvāmuvāp perāṭu toṇṇūṟṟinnāl nicati ˚uḻakku ney ˚itu </text:span><text:span text:style-name="T4">panmā</text:span><text:span text:style-name="T1">[ka]</text:span></text:p>
      <text:p text:style-name="Standard" loext:marker-style-name="T1"><text:soft-page-break/><text:span text:style-name="T1">(6) </text:span><text:span text:style-name="T4">śvara rakṣai</text:span><text:span text:style-name="T1"> </text:span></text:p>
      <text:p text:style-name="P1" loext:marker-style-name="T1"/>
      <text:p text:style-name="Standard" loext:marker-style-name="T1"><text:span text:style-name="T1">Fortune! Prosperity! This is the 12</text:span><text:span text:style-name="T15">th</text:span><text:span text:style-name="T1"> year of Kōpparakesarivaman. To Mahādeva of Ciṟupaḻuvūr, a </text:span><text:span text:style-name="T4">brahmadeya</text:span><text:span text:style-name="T1"> in Kuṉṟakkūṟṟam, to the Lord (</text:span><text:span text:style-name="T4">uṭaiyār</text:span><text:span text:style-name="T1">) of Tiruvālantuṟai, Maturāntakaṉ Kaṇṭarātittan placed (</text:span><text:span text:style-name="T4">vaiytta</text:span><text:span text:style-name="T1"> &gt; </text:span><text:span text:style-name="T4">vaitta</text:span><text:span text:style-name="T1">) [for] 1 lamp; he placed (</text:span><text:span text:style-name="T4">vaiytta</text:span><text:span text:style-name="T19"> &gt; </text:span><text:span text:style-name="T4">vaitta</text:span><text:span text:style-name="T1">) to burn (</text:span><text:span text:style-name="T4">eriya</text:span><text:span text:style-name="T1">) one perpetual lamp (</text:span><text:span text:style-name="T4">onṟum nontāviḷakku</text:span><text:span text:style-name="T1">) one </text:span><text:span text:style-name="T4">uḻakku</text:span><text:span text:style-name="T1"> of </text:span><text:span text:style-name="T5">ghee</text:span><text:span text:style-name="T1"> (</text:span><text:span text:style-name="T4">ney</text:span><text:span text:style-name="T1">) everyday (</text:span><text:span text:style-name="T4">nicati</text:span><text:span text:style-name="T19"> &gt; </text:span><text:span text:style-name="T4">nicatam</text:span><text:span text:style-name="T1">) with ninety (</text:span><text:span text:style-name="T4">toṇṇūṟṟinnāl</text:span><text:span text:style-name="T1">) undying and non-ageing (</text:span><text:span text:style-name="T4">cāvāmūvā</text:span><text:span text:style-name="T1">) great goats (</text:span><text:span text:style-name="T4">perāṭu</text:span><text:span text:style-name="T1">). This is under the protection of the Panmāheśvaras.</text:span></text:p>
      <text:p text:style-name="P1" loext:marker-style-name="T1"/>
      <text:p text:style-name="Standard" loext:marker-style-name="T1"><text:span text:style-name="T1">#111. a) Tiruvālantuṟai Mahādeva temple; b) the westernmost inscription on the westernmost wall section of the northern façade of the </text:span><text:span text:style-name="T5">mukha-maṇḍapa</text:span><text:span text:style-name="T1">, behind the shrine of Caṇḍeśa; c) personally located and read in situ; d) ARE 1987–88, no. 124; SII 32, part 2, no. 112; e) 12</text:span><text:span text:style-name="T15">th</text:span><text:span text:style-name="T1"> regnal year of Kōpparakesarivaman; f) king difficult to identify; g) inscription read with G. Vijayavenugopal.</text:span></text:p>
      <text:p text:style-name="P1" loext:marker-style-name="T1"/>
      <text:p text:style-name="Standard" loext:marker-style-name="T1"><text:span text:style-name="T1">(1) </text:span><text:span text:style-name="T4">svasti śrī</text:span><text:span text:style-name="T1"> kopparakecaripaṉ</text:span><text:span text:style-name="T4">nma</text:span><text:span text:style-name="T1">kku yāṇṭu</text:span></text:p>
      <text:p text:style-name="Standard" loext:marker-style-name="T1"><text:span text:style-name="T1">(2) 12 ˚āvatu kuṉṟakkūṟṟattu </text:span><text:span text:style-name="T4">brahmade</text:span><text:span text:style-name="T1">yam ciṟu</text:span></text:p>
      <text:p text:style-name="Standard" loext:marker-style-name="T1"><text:span text:style-name="T1">(3) paḻuvūr </text:span><text:span text:style-name="T4">mahāde</text:span><text:span text:style-name="T1">varkku ˚aṭikaḷ paḻuveṭṭaraiyar</text:span></text:p>
      <text:p text:style-name="Standard" loext:marker-style-name="T1"><text:span text:style-name="T1">(4) kumaraṉ maturā[n]takaṉeṉ mātevaṭikaḷuṅ ku</text:span><text:span text:style-name="T1"/></text:p>
      <text:p text:style-name="Standard" loext:marker-style-name="T1"><text:span text:style-name="T1">(5) ṉṟakūṟattu mutukuṭi ˚irukku virakali ˚araṅka[nu]m kilāccu ‡ virakali ˚araṅkaṉ</text:span><text:span text:style-name="T1"><text:note text:id="ftn304" text:note-class="footnote"><text:note-citation>142</text:note-citation><text:note-body><text:p text:style-name="P3" loext:marker-style-name="T11"><text:span text:style-name="T12"><text:s/></text:span><text:span text:style-name="T11">These two words are added on the pilaster, between lines 4 and 5.</text:span></text:p></text:note-body></text:note></text:span></text:p>
      <text:p text:style-name="Standard" loext:marker-style-name="T1"><text:span text:style-name="T1">(6) paṭa avaṉec cātti vaitta nontāviḷakku ˚onṟu ˚o</text:span><text:span text:style-name="T1"/></text:p>
      <text:p text:style-name="Standard" loext:marker-style-name="T1"><text:span text:style-name="T1">(7) ru viḷak[ke]riya vaicca ˚āṭu toṇṇūṟuṅ koṇṭu nicatam</text:span><text:span text:style-name="T1"/></text:p>
      <text:p text:style-name="Standard" loext:marker-style-name="T1"><text:span text:style-name="T1">(8) nārāyatāl ˚uḻakkum ˚iravum paka[lu]m ˚e</text:span><text:span text:style-name="T1"/></text:p>
      <text:p text:style-name="Standard" loext:marker-style-name="T1"><text:span text:style-name="T1">(9) riya vaiytta cantirātittaval |</text:span><text:span text:style-name="T1"/></text:p>
      <text:p text:style-name="Standard" loext:marker-style-name="T1"><text:span text:style-name="T1">(10) ˚itu pan</text:span><text:span text:style-name="T4">māheśvara rakṣai </text:span><text:span text:style-name="T1">||</text:span></text:p>
      <text:p text:style-name="P1" loext:marker-style-name="T1"/>
      <text:p text:style-name="Standard" loext:marker-style-name="T1"><text:span text:style-name="T1">Fortune! Prosperity! This is the 12</text:span><text:span text:style-name="T15">th</text:span><text:span text:style-name="T1"> year of Kōpparakesarivarman. To Mahādeva of Ciṟupaḻuvūr, a </text:span><text:span text:style-name="T4">brahmadeya</text:span><text:span text:style-name="T1"> in Kuṉṟakkūṟṟam, I Aṭikaḷ Paḻuvēṭṭaraiyar Kumaraṉ Maturāntakaṉ; Mātevaṭikaḷ and Vīrakali Araṅkaṉ who stays (</text:span><text:span text:style-name="T4">irukku</text:span><text:span text:style-name="T1"> &gt; </text:span><text:span text:style-name="T4">irukkum</text:span><text:span text:style-name="T1">) in Mutukuṭi of Kuṉṟakkūṟṟam having been angry [at each other] (</text:span><text:span text:style-name="T4">kilāccu</text:span><text:span text:style-name="T1">), Vīrakali Araṅkaṉ fell (</text:span><text:span text:style-name="T4">paṭa</text:span><text:span text:style-name="T1">); on behalf (</text:span><text:span text:style-name="T4">cātti</text:span><text:span text:style-name="T1">) of he (</text:span><text:span text:style-name="T4">avaṉē</text:span><text:span text:style-name="T1">), [I] gave (</text:span><text:span text:style-name="T4">vaitta</text:span><text:span text:style-name="T1">) one perpetual lamp (</text:span><text:span text:style-name="T4">nontāviḷakku</text:span><text:span text:style-name="T1">); to burn (</text:span><text:span text:style-name="T4">eriya</text:span><text:span text:style-name="T1">) one lamp (</text:span><text:span text:style-name="T4">oru onṟu viḷakku</text:span><text:span text:style-name="T1">) [I] gave (</text:span><text:span text:style-name="T4">vaicca</text:span><text:span text:style-name="T19"> &gt; </text:span><text:span text:style-name="T4">vaitta</text:span><text:span text:style-name="T1">) ninety (</text:span><text:span text:style-name="T4">toṇṇūṟum</text:span><text:span text:style-name="T1">) goats (</text:span><text:span text:style-name="T4">āṭu</text:span><text:span text:style-name="T1">); with (</text:span><text:span text:style-name="T4">koṇṭu</text:span><text:span text:style-name="T1">) [them], one whole </text:span><text:span text:style-name="T4">uḻakku</text:span><text:span text:style-name="T1"> (</text:span><text:span text:style-name="T4">uḻakkum</text:span><text:span text:style-name="T1">) by the </text:span><text:span text:style-name="T4">nārāyam</text:span><text:span text:style-name="T1"> [measure] every day (</text:span><text:span text:style-name="T4">nicatam</text:span><text:span text:style-name="T1">) to burn (</text:span><text:span text:style-name="T4">eriya</text:span><text:span text:style-name="T1">) night and day (</text:span><text:span text:style-name="T4">iravum pakalum</text:span><text:span text:style-name="T1">) will be placed (</text:span><text:span text:style-name="T4">vaiytta</text:span><text:span text:style-name="T19"> &gt; </text:span><text:span text:style-name="T4">vaitta</text:span><text:span text:style-name="T1">), as long as the sun and the moon endure. This is under the protection of the Panmāheśvaras. </text:span></text:p>
      <text:p text:style-name="P1" loext:marker-style-name="T1"/>
      <text:p text:style-name="Standard" loext:marker-style-name="T1"><text:span text:style-name="T1">#112. a) Tiruvālantuṟai Mahādeva temple; b) on the northern façade of the </text:span><text:span text:style-name="T5">mukha-maṇḍapa</text:span><text:span text:style-name="T1">, on the part facing west, on the wall built over the </text:span><text:span text:style-name="T5">ardha-maṇḍapa</text:span><text:span text:style-name="T1">, upper inscription; c) personally located and read in situ; d) ARE 1895, no. 115; SII 5, no. 676; e) 4</text:span><text:span text:style-name="T15">th</text:span><text:span text:style-name="T1"> regnal year of Kōvirājakesarivarman Śrīmumaṭicōḻa; f) probably Rājarāja I (</text:span><text:span text:style-name="T5">circa</text:span><text:span text:style-name="T1"> 989 A.D.); g) inscription read with G. Vijayavenugopal.</text:span></text:p>
      <text:p text:style-name="P1" loext:marker-style-name="T1"/>
      <text:p text:style-name="Standard" loext:marker-style-name="T1"><text:span text:style-name="T1">(1) </text:span><text:span text:style-name="T4">svasti śrī</text:span><text:span text:style-name="T1"> X</text:span><text:span text:style-name="T1"><text:note text:id="ftn305" text:note-class="footnote"><text:note-citation>143</text:note-citation><text:note-body><text:p text:style-name="P3" loext:marker-style-name="T12"><text:span text:style-name="T12"><text:s/>There is a sign which I do not recognise. May it be a sort of full stop after the opening formula?</text:span></text:p></text:note-body></text:note></text:span><text:span text:style-name="T1"> ko</text:span><text:span text:style-name="T4">virāja</text:span><text:span text:style-name="T1">ke</text:span><text:span text:style-name="T4">sa</text:span><text:span text:style-name="T1">ri</text:span><text:span text:style-name="T4">vanmaku</text:span><text:span text:style-name="T1"> yāṇṭu [</text:span><text:span text:style-name="T4">śrī</text:span><text:span text:style-name="T1">]mu</text:span></text:p>
      <text:p text:style-name="Standard" loext:marker-style-name="T1"><text:span text:style-name="T1">(2) [ma]ṭicoḻakku nāllā ˚āvatu ˚aṭikaḷ paḻu[ve]</text:span><text:span text:style-name="T1"/></text:p>
      <text:p text:style-name="Standard" loext:marker-style-name="T1"><text:soft-page-break/><text:span text:style-name="T1">(3) ṭṭaraiyar kaṇṭaṉ maṟavaṉār peruntiṟattu</text:span><text:span text:style-name="T1"/></text:p>
      <text:p text:style-name="Standard" loext:marker-style-name="T1"><text:span text:style-name="T1">(4) ˚araiyaṉ cuntaracoḻaṉ kuṉṟakūṟṟattu </text:span><text:span text:style-name="T4">brahma</text:span></text:p>
      <text:p text:style-name="Standard" loext:marker-style-name="T1"><text:span text:style-name="T1">(5) teyam ciṟupaḻuvūrt tiruvāllamtuṟai </text:span><text:span text:style-name="T4">mahā</text:span></text:p>
      <text:p text:style-name="Standard" loext:marker-style-name="T1"><text:span text:style-name="T1">(6) </text:span><text:span text:style-name="T4">de</text:span><text:span text:style-name="T1">varkku </text:span><text:span text:style-name="T4">cantraditya</text:span><text:span text:style-name="T1">val ˚iravum pakalum ˚eriya</text:span></text:p>
      <text:p text:style-name="Standard" loext:marker-style-name="T1"><text:span text:style-name="T1">(7) vaitta viḷakku ˚oṉṟu ˚ivviḷakku ˚erikka vai</text:span><text:span text:style-name="T1"/></text:p>
      <text:p text:style-name="Standard" loext:marker-style-name="T1"><text:span text:style-name="T1">(8) tta poṉ paṉiru kaḻañcu ˚ippoṉ paṉṉiru ka</text:span><text:span text:style-name="T1"/></text:p>
      <text:p text:style-name="Standard" loext:marker-style-name="T1"><text:span text:style-name="T1">(9) ḻañcuṅ koṇṭu </text:span><text:span text:style-name="T4">cantrāditya</text:span><text:span text:style-name="T1">val ˚iravum pakalum tiru</text:span></text:p>
      <text:p text:style-name="Standard" loext:marker-style-name="T1"><text:span text:style-name="T1">(10) nuntāviḷakku ˚erippom ˚āṉṉom ˚ittiruvālam</text:span><text:span text:style-name="T1"/></text:p>
      <text:p text:style-name="Standard" loext:marker-style-name="T1"><text:span text:style-name="T1">(11) tu[ṟ]ai </text:span><text:span text:style-name="T4">śrī</text:span><text:span text:style-name="T1">koyi ˚uṭaiyom ˚itu paṉmāye</text:span><text:span text:style-name="T4">śvara rakṣai</text:span><text:span text:style-name="T1"> ||</text:span></text:p>
      <text:p text:style-name="P1" loext:marker-style-name="T1"/>
      <text:p text:style-name="Standard" loext:marker-style-name="T1"><text:span text:style-name="T1">Fortune! Prosperity! This is the fourth year of Kōvirājakesarivarman Śrīmumaṭicōḻa. Cuntaracōḻaṉ, chieftain (</text:span><text:span text:style-name="T4">araiyaṉ</text:span><text:span text:style-name="T1">) of the superior grade (</text:span><text:span text:style-name="T4">peruntiṟattu</text:span><text:span text:style-name="T1">) of Aṭikaḷ Paḻuvēṭṭaraiyar Kaṇṭaṉ Maṟavaṉār, to Mahādeva of Tiruvālantuṟai (</text:span><text:span text:style-name="T4">tiruvāllamtuṟai</text:span><text:span text:style-name="T19"> &gt; </text:span><text:span text:style-name="T4">tiruvālantuṟai</text:span><text:span text:style-name="T1">) of Ciṟupaḻuvūr, a </text:span><text:span text:style-name="T4">brahmadeya</text:span><text:span text:style-name="T1"> of Kuṉṟakkūṟṟam, placed (</text:span><text:span text:style-name="T4">vaitta</text:span><text:span text:style-name="T1">) for one lamp (</text:span><text:span text:style-name="T4">viḷakku oṉṟu</text:span><text:span text:style-name="T1">) to burn (</text:span><text:span text:style-name="T4">eriya</text:span><text:span text:style-name="T1">) night and day (</text:span><text:span text:style-name="T4">iravum pakalum</text:span><text:span text:style-name="T1">), as long as the sun and the moon endure, he placed (</text:span><text:span text:style-name="T4">vaitta</text:span><text:span text:style-name="T1">) twelve (</text:span><text:span text:style-name="T4">paṉiru </text:span><text:span text:style-name="T19">&gt; </text:span><text:span text:style-name="T4">paṉṉiru</text:span><text:span text:style-name="T1">) </text:span><text:span text:style-name="T4">kaḻañcu</text:span><text:span text:style-name="T1">s of gold (</text:span><text:span text:style-name="T4">poṉ</text:span><text:span text:style-name="T1">) so that this lamp (</text:span><text:span text:style-name="T4">ivviḷakku</text:span><text:span text:style-name="T1">) burns (</text:span><text:span text:style-name="T4">erikka</text:span><text:span text:style-name="T1">); having taken (</text:span><text:span text:style-name="T4">koṇṭu</text:span><text:span text:style-name="T1">) these twelve (</text:span><text:span text:style-name="T4">paṉṉiru</text:span><text:span text:style-name="T1">) </text:span><text:span text:style-name="T4">kaḻañcu</text:span><text:span text:style-name="T1">s of gold (</text:span><text:span text:style-name="T4">ippoṉ</text:span><text:span text:style-name="T1">), we will have to burn (</text:span><text:span text:style-name="T4">erippōmāṉṉōm</text:span><text:span text:style-name="T1">) one sacred perpetual lamp (</text:span><text:span text:style-name="T4">tirununtāviḷakku </text:span><text:span text:style-name="T19">&gt; </text:span><text:span text:style-name="T4">tirunontāviḷakku</text:span><text:span text:style-name="T1">) night and day (</text:span><text:span text:style-name="T4">iravum pakalum</text:span><text:span text:style-name="T1">), as long as the sun and the moon endure, we, lords (</text:span><text:span text:style-name="T4">uṭaiyōm</text:span><text:span text:style-name="T1">) of the Holy shrine (</text:span><text:span text:style-name="T4">śrīkōyi </text:span><text:span text:style-name="T19">&gt; </text:span><text:span text:style-name="T4">śrīkōyil</text:span><text:span text:style-name="T1">) of this Tiruvālantuṟai (</text:span><text:span text:style-name="T4">tiruvālamtuṟai </text:span><text:span text:style-name="T19">&gt; </text:span><text:span text:style-name="T4">tiruvālantuṟai</text:span><text:span text:style-name="T1">). This is under the protection of the Paṉmāheśvaras.</text:span></text:p>
      <text:p text:style-name="P10" loext:marker-style-name="T73"/>
      <text:p text:style-name="Standard" loext:marker-style-name="T1"><text:span text:style-name="T1">#113. a) Tiruvālantuṟai Mahādeva temple; b) on the northern façade of the </text:span><text:span text:style-name="T5">mukha-maṇḍapa</text:span><text:span text:style-name="T1">, on the part facing west, on the wall built over the </text:span><text:span text:style-name="T5">ardha-maṇḍapa</text:span><text:span text:style-name="T1">, lower inscription; c) personally located and read in situ; d) ARE 1895, no. 116; SII 5, no. 677; e) 12</text:span><text:span text:style-name="T15">th</text:span><text:span text:style-name="T1"> regnal year of </text:span><text:span text:style-name="T5">cālai kalam aṟutta</text:span><text:span text:style-name="T1"> Kōvirājarājakesarivarman; f) Rājarāja I (</text:span><text:span text:style-name="T5">circa</text:span><text:span text:style-name="T1"> 998 A.D.); g) inscription read with G. Vijayavenugopal; h) I have followed the edition given in SII 5 for the last four lines because they are no longer legible. They are engraved on the upper part of the base, in continuation of the inscription, but we see only traces of letters. I can guess the </text:span><text:span text:style-name="T5">cuntaracōḻanēṉ</text:span><text:span text:style-name="T1"> at the end of line 13. </text:span></text:p>
      <text:p text:style-name="P1" loext:marker-style-name="T1"/>
      <text:p text:style-name="Standard" loext:marker-style-name="T1"><text:span text:style-name="T1">(1) </text:span><text:span text:style-name="T4">svasti śrī</text:span><text:span text:style-name="T1"> cā ‡ lai kalam aṟutta kovi</text:span><text:span text:style-name="T4">rājarāja</text:span><text:span text:style-name="T1">ke</text:span><text:span text:style-name="T4">saripanma</text:span><text:span text:style-name="T1">kku yāṇṭu 12 ˚āvatu kuṉṟa</text:span></text:p>
      <text:p text:style-name="Standard" loext:marker-style-name="T1"><text:span text:style-name="T1">(2) kūṟṟattu </text:span><text:span text:style-name="T4">bra ‡ hmade</text:span><text:span text:style-name="T1">yam ciṟupaḻuvūrt tiruvā[la]mtuṟai </text:span><text:span text:style-name="T4">mahāde</text:span><text:span text:style-name="T1">varkku ˚aṭikaḷ paḻu</text:span><text:span text:style-name="T1"><text:note text:id="ftn306" text:note-class="footnote"><text:note-citation>144</text:note-citation><text:note-body><text:p text:style-name="P3" loext:marker-style-name="T11"><text:span text:style-name="T12"><text:s/></text:span><text:span text:style-name="T11">The –</text:span><text:span text:style-name="T13">e</text:span><text:span text:style-name="T11"> of the next line -</text:span><text:span text:style-name="T13">ve</text:span><text:span text:style-name="T11"> is at the end of this line.</text:span></text:p></text:note-body></text:note></text:span></text:p>
      <text:p text:style-name="Standard" loext:marker-style-name="T1"><text:span text:style-name="T1">(3) veṭṭaraiya ‡ [r]p perumtiṟattu [˚a]raiyaṉ cuṉtaracoḻaṉṉeṉ ˚ivūr [˚i]rukkum</text:span><text:span text:style-name="T1"><text:note text:id="ftn307" text:note-class="footnote"><text:note-citation>145</text:note-citation><text:note-body><text:p text:style-name="P3" loext:marker-style-name="T11"><text:span text:style-name="T12"><text:s/></text:span><text:span text:style-name="T11">The –</text:span><text:span text:style-name="T13">e</text:span><text:span text:style-name="T11"> of the next line -</text:span><text:span text:style-name="T13">ve</text:span><text:span text:style-name="T11"> is at the end of this line.</text:span></text:p></text:note-body></text:note></text:span></text:p>
      <text:p text:style-name="Standard" loext:marker-style-name="T1"><text:span text:style-name="T1">(4) veḷḷāḷaṉ ‡ kaiṟu ˚ūṟaṉ [˚ā]r ˚iṭai nāṉ vilaikoṇṭu ˚uṭaiya </text:span><text:span text:style-name="T4">bhumi </text:span><text:span text:style-name="T1">puṟaṇi ˚i</text:span></text:p>
      <text:p text:style-name="Standard" loext:marker-style-name="T1"><text:span text:style-name="T1">(5) vūr cāvāṉ ‡ ti pūtaṉ comanār perāl [˚a]niya nāmakaraṇatā[l] cuṭṭapaṭṭa kayi[na]</text:span><text:span text:style-name="T1"/></text:p>
      <text:p text:style-name="Standard" loext:marker-style-name="T1"><text:span text:style-name="T1">(6) ruḷ ˚ā[ru] ˚ic ‡ ciṟupaḻuvūr </text:span><text:span text:style-name="T4">sabhai</text:span><text:span text:style-name="T1">yār pakkal vilaikoṇṭu ˚iṉakku viṟṟa </text:span><text:span text:style-name="T4">bhumi</text:span><text:span text:style-name="T1">kku</text:span></text:p>
      <text:p text:style-name="Standard" loext:marker-style-name="T1"><text:span text:style-name="T1">(7) [ki]ḻpāṟkel ‡ lai karuviṭai ˚eri niṉṟu tekku ṉokkip poṉṉa ˚oḻukkaikku me</text:span><text:span text:style-name="T1"/></text:p>
      <text:p text:style-name="Standard" loext:marker-style-name="T1"><text:span text:style-name="T1">(8) ṟkum teṉ ‡ pāṟkellai paṭṭaṉ pūtaṉ māṟaṉutampimārum nilattukku [vaṭa]</text:span><text:span text:style-name="T1"/></text:p>
      <text:p text:style-name="Standard" loext:marker-style-name="T1"><text:span text:style-name="T1">(9) kkum mipāṟ ‡ kellai nilakaṇṭaṉum tampimārum X X nilattukku kiḻakkum va[ṭapā]</text:span><text:span text:style-name="T1"/></text:p>
      <text:p text:style-name="Standard" loext:marker-style-name="T1"><text:span text:style-name="T1">(10) ṟkellai na ‡ [rā]yaṇa ˚iraviyum nārāyaṇa nakkaṉum nilattu[kku teṟkkum]</text:span><text:span text:style-name="T1"/></text:p>
      <text:p text:style-name="Standard" loext:marker-style-name="T1"><text:span text:style-name="T1">[[ (11) …....... nilam puṟaṇiyilu[m o]ḻukaiyilum koṇṭu kuṭut[ta] …..........</text:span><text:span text:style-name="T1"/></text:p>
      <text:p text:style-name="Standard" loext:marker-style-name="T1"><text:span text:style-name="T1">(12) ṭikaḷ paḻuveṭṭaraiyarp perumttiṟattu araiyaṉ cuṉtara[co]</text:span><text:span text:style-name="T1"/></text:p>
      <text:p text:style-name="Standard" loext:marker-style-name="T1"><text:span text:style-name="T1">(13) ḻaṉneṉ tiruppukkaikku kuṭutteṉ araiyaṉ cuntaracoḻaneṉ</text:span><text:span text:style-name="T1"/></text:p>
      <text:p text:style-name="Standard" loext:marker-style-name="T1"><text:soft-page-break/><text:span text:style-name="T1">(14) [itu pan</text:span><text:span text:style-name="T4">mā</text:span><text:span text:style-name="T1">]</text:span><text:span text:style-name="T4">heśvarar rakṣai</text:span><text:span text:style-name="T1">]]</text:span></text:p>
      <text:p text:style-name="P1" loext:marker-style-name="T1"/>
      <text:p text:style-name="Standard" loext:marker-style-name="T1"><text:span text:style-name="T1">Fortune! Prosperity! This the 12</text:span><text:span text:style-name="T15">th</text:span><text:span text:style-name="T1"> year of Kōvirājarājakesarivarman who destroyed the ships at Cālai. To Mahādeva of Tiruvālantuṟai (</text:span><text:span text:style-name="T4">tiruvālamtuṟai</text:span><text:span text:style-name="T19"> &gt; </text:span><text:span text:style-name="T4">tiruvālantuṟai</text:span><text:span text:style-name="T1">) of Ciṟupaḻuvūr, a </text:span><text:span text:style-name="T4">brahmadeya</text:span><text:span text:style-name="T1"> of Kuṉṟakkūṟṟam, I, Cuntaracōḻaṉ, chieftain (</text:span><text:span text:style-name="T4">araiyaṉ</text:span><text:span text:style-name="T1">) of the superior grade (</text:span><text:span text:style-name="T4">peruntiṟattu</text:span><text:span text:style-name="T1">) of Aṭikaḷ Paḻuvēṭṭaraiyar, I have bought (</text:span><text:span text:style-name="T4">nāṉ vilaikoṇṭu</text:span><text:span text:style-name="T1">) from (</text:span><text:span text:style-name="T4">iṭai</text:span><text:span text:style-name="T1">) Veḷḷāḷaṉ Kaiṟu Ūṟaṉār who resides (</text:span><text:span text:style-name="T4">irukkum</text:span><text:span text:style-name="T1">) in this village (</text:span><text:span text:style-name="T4">ivvūr</text:span><text:span text:style-name="T1">), the land (</text:span><text:span text:style-name="T4">bhumi puṟaṇi</text:span><text:span text:style-name="T1">) which I possess (</text:span><text:span text:style-name="T4">uṭaiya</text:span><text:span text:style-name="T1">?); having bought (</text:span><text:span text:style-name="T4">vilaikoṇṭu</text:span><text:span text:style-name="T1">), from (</text:span><text:span text:style-name="T4">pakkal</text:span><text:span text:style-name="T1">) those of the Sabhā (</text:span><text:span text:style-name="T4">sabhaiyār</text:span><text:span text:style-name="T1">) of this Ciṟupaḻuvūr, Kayinaruḷ Āru which indicated (</text:span><text:span text:style-name="T4">cuṭṭapaṭṭa</text:span><text:span text:style-name="T1">) by a foreign (</text:span><text:span text:style-name="T4">aniya</text:span><text:span text:style-name="T1"> &gt; </text:span><text:span text:style-name="T4">aṉṉiya</text:span><text:span text:style-name="T1">?) naming (</text:span><text:span text:style-name="T4">nāmakaraṇatāl</text:span><text:span text:style-name="T1">) the name of (</text:span><text:span text:style-name="T4">pērāl</text:span><text:span text:style-name="T1">) Cāvānti Pūtaṉ Comanār of this town (</text:span><text:span text:style-name="T4">ivvūr</text:span><text:span text:style-name="T1">); for the land (</text:span><text:span text:style-name="T4">bhumikku</text:span><text:span text:style-name="T1">) sold (</text:span><text:span text:style-name="T4">viṟṟa</text:span><text:span text:style-name="T1">) to me (</text:span><text:span text:style-name="T4">iṉakku</text:span><text:span text:style-name="T1">): the eastern side boundary (</text:span><text:span text:style-name="T4">kīḻpārkellai</text:span><text:span text:style-name="T1">) is to the west (</text:span><text:span text:style-name="T4">mēṟkum</text:span><text:span text:style-name="T1">) of the lane (</text:span><text:span text:style-name="T4">oḻukkaikku</text:span><text:span text:style-name="T1">) dug (</text:span><text:span text:style-name="T4">poṉṉa</text:span><text:span text:style-name="T1"> &gt; </text:span><text:span text:style-name="T4">poḷḷa</text:span><text:span text:style-name="T1">? or </text:span><text:span text:style-name="T4">pōṉṉa</text:span><text:span text:style-name="T1">, which goes?) looking (</text:span><text:span text:style-name="T4">nōkki</text:span><text:span text:style-name="T1">, i.e. turned towards) to the south (</text:span><text:span text:style-name="T4">tekku</text:span><text:span text:style-name="T19"> &gt; </text:span><text:span text:style-name="T4">terkku</text:span><text:span text:style-name="T1">) stopping (</text:span><text:span text:style-name="T5">niṉṟu</text:span><text:span text:style-name="T1">) at the Karuviṭai lake (</text:span><text:span text:style-name="T4">ēri</text:span><text:span text:style-name="T1">); the southern side boundary (</text:span><text:span text:style-name="T4">teṉpāṟkellai</text:span><text:span text:style-name="T1">) is to the north (</text:span><text:span text:style-name="T4">vaṭakkum</text:span><text:span text:style-name="T1">) of the land of Paṭṭaṉ Pūtaṉ Māṟaṉ and Tampimār; the western side boundary (</text:span><text:span text:style-name="T4">mīpāṟkellai</text:span><text:span text:style-name="T1">) is to the east (</text:span><text:span text:style-name="T4">kīḻakkum</text:span><text:span text:style-name="T1">) of the land (</text:span><text:span text:style-name="T4">nilattukku</text:span><text:span text:style-name="T1">) … of Nilakaṇṭaṉ and Tampimār; the northern side boundary (</text:span><text:span text:style-name="T4">vaṭapāṟkellai</text:span><text:span text:style-name="T1">) is to the south (</text:span><text:span text:style-name="T4">teṟkkum</text:span><text:span text:style-name="T1">) of the land of Nārāyaṇa Iravi and Nārāyaṇa Nakkaṉ; … the land (</text:span><text:span text:style-name="T4">nilam</text:span><text:span text:style-name="T1">)… having taken (</text:span><text:span text:style-name="T4">koṇṭu</text:span><text:span text:style-name="T1">) in the land (</text:span><text:span text:style-name="T4">puṟaṇiyilum</text:span><text:span text:style-name="T1">) and in the lanes (</text:span><text:span text:style-name="T4">oḻukaiyilum</text:span><text:span text:style-name="T1">), was given (</text:span><text:span text:style-name="T4">kuṭutta</text:span><text:span text:style-name="T1">) … ; I Cuntaracōḻan, chieftain (</text:span><text:span text:style-name="T4">araiyaṉ</text:span><text:span text:style-name="T1">) of the superior grade (</text:span><text:span text:style-name="T4">peruntiṟattu</text:span><text:span text:style-name="T1">) of Aṭikaḷ Paḻuvēṭṭaraiyar, gave (</text:span><text:span text:style-name="T4">kuṭuttēṉ</text:span><text:span text:style-name="T1">) for the holy smoke (</text:span><text:span text:style-name="T4">tiruppukkaikku</text:span><text:span text:style-name="T19"> &gt; </text:span><text:span text:style-name="T4">tiruppukaikku</text:span><text:span text:style-name="T1">, i.e. for burning incense), I the chieftain (</text:span><text:span text:style-name="T4">araiyaṉ</text:span><text:span text:style-name="T1">) Cuntaracōḻan. This is under the protection of the Panmāheśvaras.</text:span></text:p>
      <text:p text:style-name="P1" loext:marker-style-name="T1"/>
      <text:p text:style-name="Standard" loext:marker-style-name="T1"><text:span text:style-name="T1">#114. a) Tiruvālantuṟai Mahādeva temple; b) on the base of the northern façade of the </text:span><text:span text:style-name="T5">mukha-maṇḍapa</text:span><text:span text:style-name="T1">; c) personally located and read in situ; d) ARE 1926, no. 243; e) 24</text:span><text:span text:style-name="T15">th</text:span><text:span text:style-name="T1"> regnal year of Śrī Rājarājatēvar; f) Rājarāja I (</text:span><text:span text:style-name="T5">circa</text:span><text:span text:style-name="T1"> 1009 A.D.); g) inscription not read with anyone; h) line 1 and a part of line 2 contain the </text:span><text:span text:style-name="T5">meykkīrtti</text:span><text:span text:style-name="T1"> of Rājarāja I; the inscription is built over at the beginning; too fragmentary and too many illegible passage to be able to propose a complete translation.</text:span></text:p>
      <text:p text:style-name="P1" loext:marker-style-name="T1"/>
      <text:p text:style-name="Standard" loext:marker-style-name="T1"><text:span text:style-name="T1">(1) {built over} {</text:span><text:span text:style-name="T5">meykkīrtti</text:span><text:span text:style-name="T1">}</text:span></text:p>
      <text:p text:style-name="Standard" loext:marker-style-name="T1"><text:span text:style-name="T1">(2) {built over} X X X X X X X </text:span><text:span text:style-name="T4">śrī</text:span><text:span text:style-name="T1"> rā</text:span><text:span text:style-name="T4">ja</text:span><text:span text:style-name="T1">rā</text:span><text:span text:style-name="T4">ja</text:span><text:span text:style-name="T1">tevarkku yāṇṭu ˚irupattu nālāvatu ˚uttuṅkatuṅkavaḷanāṭākiya kuṉṟakkūṟṟattu </text:span><text:span text:style-name="T4">brahmade</text:span><text:span text:style-name="T1">yam ciṟupaḻuvūrc cāttamaṅ[ka]lattup pālāciri[ya]ṉ ravi ˚iraviyum ki[r]aṉ ˚ilakkuvaṉ X m ˚i X X [va]pa[mu] X X X X X X [ṉa]ṉ caṭaiyaṉ </text:span><text:span text:style-name="T4">brahmā</text:span><text:span text:style-name="T1">ṇik [ka]ṭaṉ poṉṉaceyum ˚immapoṉ[</text:span><text:span text:style-name="T4">dhi</text:span><text:span text:style-name="T1">ṟṟa]n {unlegible passage} kāṇi nilattukku</text:span></text:p>
      <text:p text:style-name="Standard" loext:marker-style-name="T1"><text:span text:style-name="T1">(3) {built over} {unlegible passage} kkum teṉpāṟkkellai {unlegible passage} [ni]lattukku {unlegible passage} ˚ivvicaitta perunāṉkellai[yu]ḷḷiṭa paṭṭa nilam[k] kāṇi ceyyuṅ kaṇa[ṟṟum] ˚ikkiṇaṟṟ[i] X nālopātin[i]r ˚oḻi[ya] X X [k kuṭu]ttom ti[ruva]</text:span><text:span text:style-name="T1"/></text:p>
      <text:p text:style-name="Standard" loext:marker-style-name="T1"><text:span text:style-name="T1">(4) {built over} {impossible to read} ˚i X X X vālantu tevarkku viṟṟuk kuṭutta nilattukku kiḻpāṟkkellai pālāciriyaṉ nārāyaṇaṉ [˚olorkanāṟa]ṉ </text:span><text:span text:style-name="T4">brāhma</text:span><text:span text:style-name="T1">ṇi nilattu {unlegible passage} nilattukku vaṭakku {unlegible}</text:span></text:p>
      <text:p text:style-name="Standard" loext:marker-style-name="T1"><text:span text:style-name="T1">(5) {built over} {unlegible} kellai palaci X X X X rāyaṇaṉ ˚olo[rkaṉaṉ] </text:span><text:span text:style-name="T4">brāhma</text:span><text:span text:style-name="T1">ṇi nilattuttukkum ˚ivvicaitta perunāṉkellai X X X [ppa]ṭṭa nilamākāṇi ceyyum mikuta[k ku]ṛaimai ˚uḷḷaṭa {unlegible passage}</text:span></text:p>
      <text:p text:style-name="Standard" loext:marker-style-name="T1"><text:span text:style-name="T1">(6) {built over} {beginning difficult to read} cantirātittavaṟ X X X vaiccitu ˚ itu paṉmā</text:span><text:span text:style-name="T4">heśvara rakṣai</text:span><text:span text:style-name="T1"> ||</text:span></text:p>
      <text:p text:style-name="P1" loext:marker-style-name="T1"/>
      <text:p text:style-name="Standard" loext:marker-style-name="T1"><text:soft-page-break/><text:span text:style-name="T1">Lines 1–2: {</text:span><text:span text:style-name="T5">meykkīrtti</text:span><text:span text:style-name="T1">} This is the twenty-fourth year of Śrī Rājarājatēvar. Pālāciriyaṉ Ravi Ravi of Cāttamaṅkalam of Ciṟupaḻuvūr, a </text:span><text:span text:style-name="T4">brahmadeya</text:span><text:span text:style-name="T1"> of Kuṉṟakkūṟṟam </text:span><text:span text:style-name="T19">alias</text:span><text:span text:style-name="T1"> Uttuṅkatuṅkavaḷanāṭu, Kiraṉ Ilakkuvaṉ … and Kaṭaṉ Poṉṉacey, the Brahmin wife (</text:span><text:span text:style-name="T4">brahmāṇi</text:span><text:span text:style-name="T1">) of …ṉaṉ Caṭaiyaṉ … for the hereditary right of the land (</text:span><text:span text:style-name="T5">kāṇi nilattukku</text:span><text:span text:style-name="T1">) … (</text:span><text:span text:style-name="T5">immapoṉdhiṟṟan</text:span><text:span text:style-name="T1">?)</text:span></text:p>
      <text:p text:style-name="Standard" loext:marker-style-name="T1"><text:span text:style-name="T1">Line 3: we gave (</text:span><text:span text:style-name="T4">kuṭuttōm</text:span><text:span text:style-name="T1">) a land [which boundaries are described]; </text:span></text:p>
      <text:p text:style-name="Standard" loext:marker-style-name="T1"><text:span text:style-name="T1">Line 4: for the land (</text:span><text:span text:style-name="T5">nilattukku</text:span><text:span text:style-name="T1">) that was bought (</text:span><text:span text:style-name="T4">viṟṟu</text:span><text:span text:style-name="T1">) and given (</text:span><text:span text:style-name="T4">kuṭutta</text:span><text:span text:style-name="T1">) to the God (</text:span><text:span text:style-name="T4">tēvarkku</text:span><text:span text:style-name="T1">) of this {{Tiru}}vālantu{{ṟai}}; description of the boundaries of another land: the eastern boundary (</text:span><text:span text:style-name="T5">kiḻpāṟkkellai</text:span><text:span text:style-name="T1">) … of the land of the Brahmin wife (</text:span><text:span text:style-name="T4">brāhmaṇi</text:span><text:span text:style-name="T1">) of Pālāciriyaṉ Nārāyaṇaṉ [Olorkanāṟa]ṉ … to the north (</text:span><text:span text:style-name="T5">vaṭakku</text:span><text:span text:style-name="T1">{{</text:span><text:span text:style-name="T5">m</text:span><text:span text:style-name="T1">}}) of the land (</text:span><text:span text:style-name="T5">nilattukku</text:span><text:span text:style-name="T1">) …</text:span></text:p>
      <text:p text:style-name="Standard" loext:marker-style-name="T1"><text:span text:style-name="T1">Line 5: again, mention the land of the Brahmin wife (</text:span><text:span text:style-name="T4">brāhmaṇi</text:span><text:span text:style-name="T1">) of Pālāciriyaṉ Nārāyaṇaṉ [Olorkanāṟa]ṉ; end of the boundary description;</text:span></text:p>
      <text:p text:style-name="Standard" loext:marker-style-name="T1"><text:span text:style-name="T1">Line 6: This was placed (</text:span><text:span text:style-name="T4">vaiccitu</text:span><text:span text:style-name="T19"> &gt; </text:span><text:span text:style-name="T4">vaittitu</text:span><text:span text:style-name="T1">) … as long as the sun and the moon endure. This is under the protection of the Paṉmāheśvaras.</text:span></text:p>
      <text:p text:style-name="P1" loext:marker-style-name="T1"/>
      <text:p text:style-name="Standard" loext:marker-style-name="T1"><text:span text:style-name="T1">#115. a) Tiruvālantuṟai Mahādeva temple; b) on the northern façade of the </text:span><text:span text:style-name="T5">mukha-maṇḍapa</text:span><text:span text:style-name="T1">, engraved around the window; c) personally located and read in situ; d) ARE 1895, no. 117; SII 5, no. 678; e) 4</text:span><text:span text:style-name="T15">th</text:span><text:span text:style-name="T1"> regnal year of Kōpparakesarivaman Śrī Rājendracōḻadevar; f) Rājendra I (</text:span><text:span text:style-name="T5">circa</text:span><text:span text:style-name="T1"> 1016 A.D.); g) inscription read with G. Vijayavenugopal.</text:span></text:p>
      <text:p text:style-name="P1" loext:marker-style-name="T1"/>
      <text:p text:style-name="Standard" loext:marker-style-name="T1"><text:span text:style-name="T1">(1)</text:span><text:span text:style-name="T1"><text:note text:id="ftn308" text:note-class="footnote"><text:note-citation>146</text:note-citation><text:note-body><text:p text:style-name="Footnote" loext:marker-style-name="T12"><text:span text:style-name="T12"><text:s/>The first 24 lines are engraved on the eastern side of the window.</text:span></text:p></text:note-body></text:note></text:span><text:span text:style-name="T1"> [</text:span><text:span text:style-name="T4">sva</text:span><text:span text:style-name="T1">]</text:span><text:span text:style-name="T4">sti śrī</text:span><text:span text:style-name="T1"> [koppara]ke</text:span><text:span text:style-name="T4">sa</text:span><text:span text:style-name="T1">[</text:span><text:span text:style-name="T4">ri</text:span><text:span text:style-name="T1">]va</text:span><text:span text:style-name="T4">nmarā</text:span><text:span text:style-name="T1">ṉa </text:span><text:span text:style-name="T4">śrī</text:span><text:span text:style-name="T1"> ˚irā</text:span><text:span text:style-name="T4">jendra</text:span><text:span text:style-name="T1">coḻa</text:span><text:span text:style-name="T4">de</text:span><text:span text:style-name="T1">var[k]</text:span></text:p>
      <text:p text:style-name="Standard" loext:marker-style-name="T1"><text:span text:style-name="T1">(2) ku yāṇ[ṭu] 4 ˚āvatu ˚uttu[ṅ]katoṅkavaḷanāṭākiya kuṉṟakūṟ[ṟa]</text:span><text:span text:style-name="T1"/></text:p>
      <text:p text:style-name="Standard" loext:marker-style-name="T1"><text:span text:style-name="T1">(3) ttu [</text:span><text:span text:style-name="T4">bra</text:span><text:span text:style-name="T1">]</text:span><text:span text:style-name="T4">hmade</text:span><text:span text:style-name="T1">yam ciṟu[pa]ḻuvūr tiruvālantuṟai </text:span><text:span text:style-name="T4">de</text:span><text:span text:style-name="T1">var </text:span><text:span text:style-name="T4">de</text:span><text:span text:style-name="T1">va</text:span></text:p>
      <text:p text:style-name="Standard" loext:marker-style-name="T1"><text:span text:style-name="T1">(4) tānam [[ce]]mputaṟ[kuṭi] ˚āna [ti]ruvālantuṟainallū nampi ˚ār kuḷat[ti]</text:span><text:span text:style-name="T1"/></text:p>
      <text:p text:style-name="Standard" loext:marker-style-name="T1"><text:span text:style-name="T1">(5) l melai[ma]ṭaikkiḻ niṉṟum [va]ṭakku nokki nerpoṉa vāykkālukku [[meṟ]]</text:span><text:span text:style-name="T1"/></text:p>
      <text:p text:style-name="Standard" loext:marker-style-name="T1"><text:span text:style-name="T1">(6) kum teṉ[p]āṟkellai ka[rai]kku vaṭakkum miypārkelai vāṉava[ka]ḷukku [[kiḻa]]</text:span><text:span text:style-name="T1"/></text:p>
      <text:p text:style-name="Standard" loext:marker-style-name="T1"><text:span text:style-name="T1">(7) kkum va[ṭap]āṟkellai vāy[kkā]lukku teṟkum [˚inaṭuvupa]ṭṭa nila[m]</text:span><text:span text:style-name="T1"/></text:p>
      <text:p text:style-name="Standard" loext:marker-style-name="T1"><text:span text:style-name="T1">(8) mummā[varai]c ceyyum ˚ivv[ūr]</text:span><text:span text:style-name="T1"/></text:p>
      <text:p text:style-name="Standard" loext:marker-style-name="T1"><text:span text:style-name="T1">(9) c[e]ruvāṭi [t]ūtuvaṉnāṉ tiruvāla</text:span><text:span text:style-name="T1"/></text:p>
      <text:p text:style-name="Standard" loext:marker-style-name="T38"><text:span text:style-name="T38">(10) [n]tuṟai[p] p[e]raiyaṉ tirutiṉa X [ni]la</text:span><text:span text:style-name="T38"/></text:p>
      <text:p text:style-name="Standard" loext:marker-style-name="T38"><text:span text:style-name="T38">(11) m [˚i]</text:span><text:span text:style-name="T37">de</text:span><text:span text:style-name="T38">var [[nampirāṭṭi]]yāku n[ica]tam</text:span></text:p>
      <text:p text:style-name="Standard" loext:marker-style-name="T38"><text:span text:style-name="T38">(12) ˚oru potaik[[ku]] tiruvamutarici ˚irunāḻi</text:span><text:span text:style-name="T38"/></text:p>
      <text:p text:style-name="Standard" loext:marker-style-name="T38"><text:span text:style-name="T38">(13) kkum ˚inilam ˚ivvūr ˚aṭaiko</text:span><text:span text:style-name="T38"/></text:p>
      <text:p text:style-name="Standard" loext:marker-style-name="T38"><text:span text:style-name="T38">(14) ṇṭāṉe ˚i[nila]m ˚uḻu[tu pa]yir ˚eṟṟi muṟ</text:span><text:span text:style-name="T38"/></text:p>
      <text:p text:style-name="Standard" loext:marker-style-name="T38"><text:span text:style-name="T38">(15) ṟūṭṭum koṇṭu[vantu] tirumuṟṟattu</text:span><text:span text:style-name="T38"/></text:p>
      <text:p text:style-name="Standard" loext:marker-style-name="T38"><text:span text:style-name="T38">(16) ˚aḷappatākavu[m] ˚iṉ[[ṉu]]m ˚i</text:span><text:span text:style-name="T37">de</text:span><text:span text:style-name="T38">varkku</text:span></text:p>
      <text:p text:style-name="Standard" loext:marker-style-name="T38"><text:span text:style-name="T38">(17) [tiru]nontāviḷakk[ikku] ˚i[cce][[ru]][v]āṭi [[tūtuvaṉ]]</text:span><text:span text:style-name="T38"/></text:p>
      <text:p text:style-name="Standard" loext:marker-style-name="T38"><text:span text:style-name="T38">(18) [tiruttin ni]lam ˚iccemputa[ṟkuṭitā]ṇṭa[n] kuḷa</text:span><text:span text:style-name="T38"/></text:p>
      <text:p text:style-name="Standard" loext:marker-style-name="T38"><text:span text:style-name="T38">(19) ttin kiḻ nilattukku kiḻpāṟ[[kelai]] kiḻ kuḷa[ta]kku [[me]]</text:span><text:span text:style-name="T38"/></text:p>
      <text:p text:style-name="Standard" loext:marker-style-name="T38"><text:span text:style-name="T38">(20) ṟkum te ‡ ṟkellai vāykkāl[lu][[kku]] vaṭakkum miy</text:span><text:span text:style-name="T38"/></text:p>
      <text:p text:style-name="Standard" loext:marker-style-name="T38"><text:span text:style-name="T38">(21) pāṟkellai karaikku kiḻa[[kku]]m vaṭapāṟkel</text:span><text:span text:style-name="T38"/></text:p>
      <text:p text:style-name="Standard" loext:marker-style-name="T38"><text:span text:style-name="T38">(22) lai [˚o]ṭaikku teṟkum ˚ina[[ṭu]][vu]paṭṭa nilam ˚e</text:span><text:span text:style-name="T38"/></text:p>
      <text:p text:style-name="Standard" loext:marker-style-name="T38"><text:span text:style-name="T38">(23) llām kaka[[ṭai]][yya]ttuc [[c]]eyi[lum] [[cevāṭi]]</text:span><text:span text:style-name="T38"/></text:p>
      <text:p text:style-name="Standard" loext:marker-style-name="T38"><text:span text:style-name="T38">(24) pokam ko[ṇṭu] ˚oru ti[ru]n[[on]]</text:span><text:span text:style-name="T38"/></text:p>
      <text:p text:style-name="Standard" loext:marker-style-name="T38"><text:soft-page-break/><text:span text:style-name="T38">(25)</text:span><text:span text:style-name="T1"><text:note text:id="ftn309" text:note-class="footnote"><text:note-citation>147</text:note-citation><text:note-body><text:p text:style-name="P3" loext:marker-style-name="T11"><text:span text:style-name="T12"><text:s/>From this line, the inscription is engraved on the western side of the window</text:span><text:span text:style-name="T11">.</text:span></text:p></text:note-body></text:note></text:span><text:span text:style-name="T38">tāviḷakkukku vaittatu ˚uttamatāni ˚uṭai</text:span></text:p>
      <text:p text:style-name="Standard" loext:marker-style-name="T38"><text:span text:style-name="T38">(26) yāṉ kovintaṉ mātevaṭikaḷ nāyyaka</text:span><text:span text:style-name="T38"/></text:p>
      <text:p text:style-name="Standard" loext:marker-style-name="T38"><text:span text:style-name="T38">(27) ttu vaittana ˚itu pa</text:span><text:span text:style-name="T37">nmāheśvara ra</text:span></text:p>
      <text:p text:style-name="Standard" loext:marker-style-name="T1"><text:span text:style-name="T1">(28) </text:span><text:span text:style-name="T4">kṣai</text:span><text:span text:style-name="T1"> ||</text:span></text:p>
      <text:p text:style-name="P1" loext:marker-style-name="T1"/>
      <text:p text:style-name="Standard" loext:marker-style-name="T1"><text:span text:style-name="T1">Fortune! Prosperity! This is the 4</text:span><text:span text:style-name="T15">th</text:span><text:span text:style-name="T1"> year of Kōpparakesarivarman </text:span><text:span text:style-name="T19">alias</text:span><text:span text:style-name="T1"> Śrī Rājendracōḻadevar. To the west (</text:span><text:span text:style-name="T4">mēṟkkum</text:span><text:span text:style-name="T1">) of the canal (</text:span><text:span text:style-name="T4">vāykkālukku</text:span><text:span text:style-name="T1">) which goes straight (</text:span><text:span text:style-name="T4">nēr pōṉa</text:span><text:span text:style-name="T1">) looking (</text:span><text:span text:style-name="T4">nōkki</text:span><text:span text:style-name="T1">) to the north (</text:span><text:span text:style-name="T4">vaṭakku</text:span><text:span text:style-name="T1">), stopping (</text:span><text:span text:style-name="T4">niṉṟum</text:span><text:span text:style-name="T1">) east (</text:span><text:span text:style-name="T4">kīḻ</text:span><text:span text:style-name="T1">) of the western (</text:span><text:span text:style-name="T4">mēlai</text:span><text:span text:style-name="T1">) sluice (</text:span><text:span text:style-name="T4">maṭai</text:span><text:span text:style-name="T1">) in the tank (</text:span><text:span text:style-name="T4">kuḷattil</text:span><text:span text:style-name="T1">) of Nampiyār in Tiruvālanturainallūr alias Cemputaṟkuṭi, a </text:span><text:span text:style-name="T4">devadāna</text:span><text:span text:style-name="T1"> of the god (</text:span><text:span text:style-name="T4">devar</text:span><text:span text:style-name="T1">) of Tiruvālantuṟai of Ciṟupaḻuvūr, a </text:span><text:span text:style-name="T4">brahmadeya</text:span><text:span text:style-name="T1"> of Kuṉṟakkūṟṟam; the southern side boundary (</text:span><text:span text:style-name="T4">teṉpāṟkellai</text:span><text:span text:style-name="T1">) is to the north (</text:span><text:span text:style-name="T4">vaṭakkum</text:span><text:span text:style-name="T1">) of the bank (</text:span><text:span text:style-name="T4">karaikku</text:span><text:span text:style-name="T1">); the western side boundary (</text:span><text:span text:style-name="T4">mīypārkella</text:span><text:span text:style-name="T1">) is to the east (</text:span><text:span text:style-name="T4">kīḻakkum</text:span><text:span text:style-name="T1">) of Vāṉavakaḷ; the northern side boundary (</text:span><text:span text:style-name="T4">vaṭapāṟkellai</text:span><text:span text:style-name="T1">) is to the south (</text:span><text:span text:style-name="T5">teṟkum</text:span><text:span text:style-name="T1">) of the canal (</text:span><text:span text:style-name="T4">vāykkālukku</text:span><text:span text:style-name="T1">); three </text:span><text:span text:style-name="T4">mā</text:span><text:span text:style-name="T1">s and a half (</text:span><text:span text:style-name="T4">mūmmāvarai</text:span><text:span text:style-name="T1">) of land (</text:span><text:span text:style-name="T4">ceyyum</text:span><text:span text:style-name="T1">) [is] the land (</text:span><text:span text:style-name="T4">nilam</text:span><text:span text:style-name="T1">) which falls (</text:span><text:span text:style-name="T4">paṭṭa</text:span><text:span text:style-name="T1">) in this middle (</text:span><text:span text:style-name="T4">iṇaṭuvu</text:span><text:span text:style-name="T19"> &gt; </text:span><text:span text:style-name="T4">innaṭuvu</text:span><text:span text:style-name="T1">); the land (</text:span><text:span text:style-name="T4">nilam</text:span><text:span text:style-name="T1">) improved (</text:span><text:span text:style-name="T4">tirutiṉa</text:span><text:span text:style-name="T1"> &gt; </text:span><text:span text:style-name="T4">tiruttiṉa</text:span><text:span text:style-name="T1">) by the great chieftain (</text:span><text:span text:style-name="T4">peraiyaṉ</text:span><text:span text:style-name="T1"> &gt; </text:span><text:span text:style-name="T4">peraraiyaṉ</text:span><text:span text:style-name="T1">) of Tiruvalāntuṟai, Ceruvāṭi Tūtuvaṉāṉ of this town (</text:span><text:span text:style-name="T4">ivvūr</text:span><text:span text:style-name="T1">); for two </text:span><text:span text:style-name="T4">nāḻi</text:span><text:span text:style-name="T1">s (</text:span><text:span text:style-name="T4">irunāḻi</text:span><text:span text:style-name="T1">) of rice holy food offerings (</text:span><text:span text:style-name="T4">tiruvamutarici</text:span><text:span text:style-name="T1">) for one time (</text:span><text:span text:style-name="T4">oru pōtaikku</text:span><text:span text:style-name="T1">) everyday (</text:span><text:span text:style-name="T4">nicatam</text:span><text:span text:style-name="T1">) for our queen (</text:span><text:span text:style-name="T4">nampirāṭṭiyāku</text:span><text:span text:style-name="T1"> &gt; </text:span><text:span text:style-name="T4">nampirāṭṭiyārkku</text:span><text:span text:style-name="T1">) of this god (</text:span><text:span text:style-name="T4">idevar</text:span><text:span text:style-name="T1">) [i.e. the goddess], the lessee/cultivator himself (</text:span><text:span text:style-name="T4">aṭaikoṇṭāṉē</text:span><text:span text:style-name="T1">) of this town (</text:span><text:span text:style-name="T4">ivvūr</text:span><text:span text:style-name="T1">) of this land (</text:span><text:span text:style-name="T4">inilam</text:span><text:span text:style-name="T1">), having ploughed (</text:span><text:span text:style-name="T4">uḻutu</text:span><text:span text:style-name="T1">) this land (</text:span><text:span text:style-name="T4">inilam</text:span><text:span text:style-name="T1">), having raised (</text:span><text:span text:style-name="T4">ēṟṟi</text:span><text:span text:style-name="T1">) the crops (</text:span><text:span text:style-name="T4">payir</text:span><text:span text:style-name="T1">), having brought (</text:span><text:span text:style-name="T4">koṇṭuvantu</text:span><text:span text:style-name="T1">) the complete produce (</text:span><text:span text:style-name="T4">muṟṟūṭṭum</text:span><text:span text:style-name="T1">, lit. the complete, </text:span><text:span text:style-name="T4">muṟṟum</text:span><text:span text:style-name="T1">, food, </text:span><text:span text:style-name="T4">ūṭṭu</text:span><text:span text:style-name="T1">), it has to be measured (</text:span><text:span text:style-name="T4">aḷappaṭākavum</text:span><text:span text:style-name="T1">) in the courtyard (</text:span><text:span text:style-name="T4">tirumuṟṟattu</text:span><text:span text:style-name="T1">); in addition (</text:span><text:span text:style-name="T4">iṉṉum</text:span><text:span text:style-name="T1">), for a perpetual lamp (</text:span><text:span text:style-name="T4">tirunontāviḷakkikku</text:span><text:span text:style-name="T1">) for this god (</text:span><text:span text:style-name="T4">idevarkku</text:span><text:span text:style-name="T1">), the land (</text:span><text:span text:style-name="T4">nilam</text:span><text:span text:style-name="T1">) which was prepared for cultivation (</text:span><text:span text:style-name="T4">tiruttina</text:span><text:span text:style-name="T1">) by this Ceruvāṭi Tūtuvaṉ [is]: the eastern side boundary (</text:span><text:span text:style-name="T4">kīḻpāṟkellai</text:span><text:span text:style-name="T1">) of the land (</text:span><text:span text:style-name="T4">nilattukku</text:span><text:span text:style-name="T1">) under [the irrigation] (</text:span><text:span text:style-name="T4">kīḻ</text:span><text:span text:style-name="T1">) of the tank (</text:span><text:span text:style-name="T4">kuḷattiṉ</text:span><text:span text:style-name="T1">) of the place (</text:span><text:span text:style-name="T4">āṇṭan</text:span><text:span text:style-name="T1"> &gt; </text:span><text:span text:style-name="T4">āṇṭai</text:span><text:span text:style-name="T1">/</text:span><text:span text:style-name="T4">āṇṭu</text:span><text:span text:style-name="T1">?) of this Cemputaṟkuṭi is to the west (</text:span><text:span text:style-name="T4">mēṟkum</text:span><text:span text:style-name="T1">) of the eastern (</text:span><text:span text:style-name="T4">kīḻ</text:span><text:span text:style-name="T1">) tank (</text:span><text:span text:style-name="T4">kuḷatakku</text:span><text:span text:style-name="T1"> &gt; </text:span><text:span text:style-name="T4">kuḷattukku</text:span><text:span text:style-name="T1">?); the southern side boundary (</text:span><text:span text:style-name="T4">teṟkellai</text:span><text:span text:style-name="T1">) is to the north (</text:span><text:span text:style-name="T5">vaṭakkum</text:span><text:span text:style-name="T1">) of the canal (</text:span><text:span text:style-name="T4">vāykkālukku</text:span><text:span text:style-name="T1">); the western side boundary (</text:span><text:span text:style-name="T4">mīypāṟkellai</text:span><text:span text:style-name="T1">) is to the east (</text:span><text:span text:style-name="T4">kīḻakkum</text:span><text:span text:style-name="T1">) of the bank (</text:span><text:span text:style-name="T4">karaikku</text:span><text:span text:style-name="T1">); the northern side boundary (</text:span><text:span text:style-name="T4">vaṭapāṟkellai</text:span><text:span text:style-name="T1">) is to the south (</text:span><text:span text:style-name="T4">teṟkum</text:span><text:span text:style-name="T1">) of the water channel (</text:span><text:span text:style-name="T4">ōṭai</text:span><text:span text:style-name="T1">); having taken (</text:span><text:span text:style-name="T4">koṇṭu</text:span><text:span text:style-name="T1">) the produce (</text:span><text:span text:style-name="T4">pōkam</text:span><text:span text:style-name="T1">) of Cevāṭi (&gt; Ceruvāṭi?) in all the land (</text:span><text:span text:style-name="T4">ceyilum</text:span><text:span text:style-name="T1">) [called] Kakaṭaiyyam [and] all (</text:span><text:span text:style-name="T4">ellām</text:span><text:span text:style-name="T1">) the lands (</text:span><text:span text:style-name="T4">nilam</text:span><text:span text:style-name="T1">) that fall (</text:span><text:span text:style-name="T4">paṭṭa</text:span><text:span text:style-name="T1">) in this middle (</text:span><text:span text:style-name="T4">inaṭuvu</text:span><text:span text:style-name="T1">), one sacred perpetual lamp (</text:span><text:span text:style-name="T4">tirunontāviḷakku</text:span><text:span text:style-name="T1">) will be placed (</text:span><text:span text:style-name="T4">vaittatu</text:span><text:span text:style-name="T1">); it [the lamp] will be placed (</text:span><text:span text:style-name="T4">vaittana</text:span><text:span text:style-name="T1">) [for?] the headship/greatness (</text:span><text:span text:style-name="T4">nāyyakattu</text:span><text:span text:style-name="T1">?) [of] Kovintaṉ Mātevaṭikaḷ, lord (</text:span><text:span text:style-name="T4">uṭaiyāṉ</text:span><text:span text:style-name="T1">) of Uttamatāni. This is under the protection of the Panmāheśvaras.</text:span></text:p>
      <text:p text:style-name="P1" loext:marker-style-name="T1"/>
      <text:p text:style-name="Standard" loext:marker-style-name="T1"><text:span text:style-name="T1">#116. a) Tiruvālantuṟai Mahādeva temple, inner compound wall; b) on the eastern side of the southern outer face of the compound wall, lower inscription; c) personally located and read in situ; d) ARE 1895, no. 101; SII 5, no. 662; e) 5</text:span><text:span text:style-name="T15">th</text:span><text:span text:style-name="T1"> regnal year of Tripuvana Cakkaravattikaḷ Śrī Kolottuṅkacōḻatēvar; f) probably Kulottuṅga I (</text:span><text:span text:style-name="T5">circa</text:span><text:span text:style-name="T1"> 1074 A.D.); g) inscription read with G. Vijayavenugopal.</text:span></text:p>
      <text:p text:style-name="P1" loext:marker-style-name="T1"/>
      <text:p text:style-name="Standard" loext:marker-style-name="T1"><text:span text:style-name="T1">(1) tiripuvaṉa cakkaravarttikaḷ </text:span><text:span text:style-name="T4">śrī</text:span><text:span text:style-name="T1">kolottuṅkacoḻatevarkku yāṇṭu 5 vatu tevatāṉam ˚iṟaiyili ˚iṭṭapaṭikku ˚ulvarippaṭi coḻamaṇṭalattu </text:span><text:span text:style-name="T4">˚īśvara stā</text:span><text:span text:style-name="T1">naṅkaḷil munṉūṟṟaṟupatu koyilukku koyilāl nilam ve</text:span></text:p>
      <text:p text:style-name="Standard" loext:marker-style-name="T1"><text:soft-page-break/><text:span text:style-name="T1">(2) liyāka iṭa tiruvāymoḻintaruḷiṉa nila munṉuṟṟaṟupatiṟṟu velikku ˚uṭalākak kunṟakkūṟṟamāṉa ˚uttuṅkatuṅvaḷanāṭṭuc ciṟupaḻuvūrt tiruvālantuṟai ˚uṭaiyārkku veṇṭum nimantaṅkaḷukku ˚iṟuppatāṉa puvaṉamuḻutu</text:span><text:span text:style-name="T1"/></text:p>
      <text:p text:style-name="Standard" loext:marker-style-name="T1"><text:span text:style-name="T1">(3) ṭaivaṉanāṭṭup poykaināṭṭu kaṇṭarātittaccaruppetimaṅkalattup piṭākai karuṇākaraṉallūrril ˚iṭukiṟa nilattukku ˚ūrkkaṇakkuc cemaṅkalam uṭaiyān ˚eḻuttiṭṭa kaṇakkuppaṭi tiruvaraṅka[va]tikkuk kiḻakku [1] catiratt[u]m</text:span><text:span text:style-name="T1"><text:note text:id="ftn310" text:note-class="footnote"><text:note-citation>148</text:note-citation><text:note-body><text:p text:style-name="P3" loext:marker-style-name="T11"><text:span text:style-name="T12"><text:s/></text:span><text:span text:style-name="T11">The word </text:span><text:span text:style-name="T13">catirattum</text:span><text:span text:style-name="T11"> has been added under the line. It was probably forgotten when they engraved the inscription.</text:span></text:p></text:note-body></text:note></text:span><text:span text:style-name="T1"> kontakka mātevivāykkā</text:span></text:p>
      <text:p text:style-name="Standard" loext:marker-style-name="T1"><text:span text:style-name="T1">(4) lukku vaṭakku 8ṅ [kū]</text:span><text:span text:style-name="T1"><text:note text:id="ftn311" text:note-class="footnote"><text:note-citation>149</text:note-citation><text:note-body><text:p text:style-name="P3" loext:marker-style-name="T12"><text:span text:style-name="T12"><text:s/></text:span><text:span text:style-name="T11">It resembles a sort of </text:span><text:span text:style-name="T13">kū</text:span><text:span text:style-name="T11">. SII editor says that it is the symbol for </text:span><text:span text:style-name="T14">kaṇṇāṟṟu</text:span><text:span text:style-name="T12">. It is possible, but I have not found this symbol in any lists.</text:span></text:p></text:note-body></text:note></text:span><text:span text:style-name="T1"> 1 catirattuṅ kaṇṭarāttitavatikkuk kiḻakku ˚aṟiñciya vāykkālukku vaṭakku 1 [tu]</text:span><text:span text:style-name="T1"><text:note text:id="ftn312" text:note-class="footnote"><text:note-citation>150</text:note-citation><text:note-body><text:p text:style-name="P3" loext:marker-style-name="T12"><text:span text:style-name="T12"><text:s/></text:span><text:span text:style-name="T11">SII editor says that it is a symbol for </text:span><text:span text:style-name="T14">catirattu</text:span><text:span text:style-name="T12">.</text:span></text:p></text:note-body></text:note></text:span><text:span text:style-name="T1"> 4 ṅ tuṇṭattum ˚ivvatikku va[ṭa]kku mutaṟkaṇṇāṟṟu 1 catirattum X X [2ñ] catirattum 3 X [2ñ] catiratum X</text:span><text:span text:style-name="T1"><text:note text:id="ftn313" text:note-class="footnote"><text:note-citation>151</text:note-citation><text:note-body><text:p text:style-name="P3" loext:marker-style-name="T12"><text:span text:style-name="T12"><text:s/></text:span><text:span text:style-name="T11">SII editor proposes, into square brackets, “</text:span><text:span text:style-name="T12">3 kaṇṇāṟṟu 3 catirattum ˚i". However, I see only one letter that I cannot read, perhaps a symbol. There are possibly some letters added under the line, but they are not clear.</text:span></text:p></text:note-body></text:note></text:span><text:span text:style-name="T1"> [ṭu]kiṟa nilam mun ˚iṟai kaṭṭiṉap</text:span></text:p>
      <text:p text:style-name="Standard" loext:marker-style-name="T1"><text:span text:style-name="T1">(5) paṭi tavirntu yāṇṭu X</text:span><text:span text:style-name="T1"><text:note text:id="ftn314" text:note-class="footnote"><text:note-citation>152</text:note-citation><text:note-body><text:p text:style-name="P3" loext:marker-style-name="T12"><text:span text:style-name="T12"><text:s/></text:span><text:span text:style-name="T11">There is one complicated symbol, unkown to me, that the editor of SII reads: </text:span><text:span text:style-name="T14">5 vatu</text:span><text:span text:style-name="T12">.</text:span></text:p></text:note-body></text:note></text:span><text:span text:style-name="T1"> pacāṉ mutal X ˚iṟaiyili ˚iṭṭa tarampeṟṟa X </text:span><text:span text:style-name="T4">nta </text:span><text:span text:style-name="T1">X [</text:span><text:span text:style-name="T4">ma</text:span><text:span text:style-name="T1">] X X X ˚itaramili nilattum ˚uḷḷaḷa vaḷakkak kuṟainta nilattu ˚opāti X X X X X X</text:span><text:span text:style-name="T1"><text:note text:id="ftn315" text:note-class="footnote"><text:note-citation>153</text:note-citation><text:note-body><text:p text:style-name="Footnote" loext:marker-style-name="T11"><text:span text:style-name="T12"><text:s/></text:span><text:span text:style-name="T11">All these letters are symbols which I am not able to read.</text:span></text:p></text:note-body></text:note></text:span><text:span text:style-name="T1"> ka X 1 li X nila ˚opāti paḻaviṟai X [20] X X nta niccayitta kilattāl X X X X</text:span></text:p>
      <text:p text:style-name="Standard" loext:marker-style-name="T1"><text:span text:style-name="T1">(6) X X niccayittilāta nilattāl paḻaviṟai ˚opāti X X X X X X X X 20 X X X X X X X X pāti paḻaviṟai X 30 X X X niccayitta nilattāl X X X X niccyittilāta nilattāl paḻaviṟai X X X X X X X X</text:span><text:span text:style-name="T1"/></text:p>
      <text:p text:style-name="Standard" loext:marker-style-name="T1"><text:span text:style-name="T1">(7) X X X X ˚ippaṭi tavira yāṇṭu 5 vatu pacāṉa mutal veli 1 kku X X X ˚āka ˚iṟaikaṭṭiṉa kāṇikkaṭan X X X pattāṟākki X kāpaṉmum yāṇṭu [5 va]tu pacāṉa mutal tevatāṉam ˚iṟaiyili ˚iṭṭamaikku ˚ivai puravuvari [cika]raṇa nā</text:span><text:span text:style-name="T1"/></text:p>
      <text:p text:style-name="Standard" loext:marker-style-name="T1"><text:span text:style-name="T1">(8) yakam pon[nū]ḻāṉ eḻuttu ˚ivai puravuvari cikaraṇa nāyakam ˚iḷaṅkārikuṭaiyānṉ eḻuttu ˚ivaipuravuvari cikaraṇa nāyakam pantaṇainallūrr uṭaiyāṉ eḻuttu ˚i[vai] puravuvari cikaraṇa nāyakkam vāṇakaṉ ettu ˚ivai</text:span><text:span text:style-name="T1"/></text:p>
      <text:p text:style-name="Standard" loext:marker-style-name="T1"><text:span text:style-name="T1">(9) puravuvari cikaṇattu mukaveṭṭi ta[ñ]cāvūr kiḻavaṉ eḻuttu ˚ivai puravuvari cikaraṇattu mukaveṭṭi teṅkūr uṭaiyāṉ eḻuttu ˚ivai puravuvari cikaraṇattu mukaveṭṭi vaṭakaiy uṭaiyāṉ eḻuttu ˚ivai puravuvari cikaraṇattu mu</text:span><text:span text:style-name="T1"/></text:p>
      <text:p text:style-name="Standard" loext:marker-style-name="T1"><text:span text:style-name="T1">(10) [kaveṭṭi] talainār uṭaiyāṉ eḻuttu ˚ivai ˚ilā[ṭa]ttaraiyaṉ eḻuttu ˚ivai vayanāṭṭaraiyaṉ eḻuttu ˚ivai kaḷappāḷa rā</text:span><text:span text:style-name="T4">ja</text:span><text:span text:style-name="T1">ṉ eḻuttu </text:span><text:span text:style-name="T4">panmāheśvara rakṣai </text:span><text:span text:style-name="T1">|| ˚in[ṉi]lam ˚iṭuvittār ˚araḷan pāranayar ||</text:span></text:p>
      <text:p text:style-name="P1" loext:marker-style-name="T1"/>
      <text:p text:style-name="Standard" loext:marker-style-name="T1"><text:span text:style-name="T1">This is the 5</text:span><text:span text:style-name="T15">th</text:span><text:span text:style-name="T1"> regnal year of Tiripuvaṉa Cakkaravarttikaḷ Śrī Kolottuṅkacōḻatēvar. For the endowments (</text:span><text:span text:style-name="T4">nimantaṅkaḷukku</text:span><text:span text:style-name="T1">) wanted (</text:span><text:span text:style-name="T4">vēṇṭum</text:span><text:span text:style-name="T1">) for the lord (</text:span><text:span text:style-name="T4">uṭaiyarkku</text:span><text:span text:style-name="T1">) of Tiruvālantuṟai of Ciṟupaḻuvūr of Uttuṅkatuṅkavaḷanāṭu </text:span><text:span text:style-name="T19">alias</text:span><text:span text:style-name="T1"> Kuṉṟakkūṟṟattu as fund (</text:span><text:span text:style-name="T4">uṭalāka</text:span><text:span text:style-name="T1">) for three hundred and sixty </text:span><text:span text:style-name="T4">vēli</text:span><text:span text:style-name="T1">s (</text:span><text:span text:style-name="T4">vēlikku</text:span><text:span text:style-name="T1">) of land (</text:span><text:span text:style-name="T4">nila</text:span><text:span text:style-name="T1">) graciously spoken by the sacred mouth (</text:span><text:span text:style-name="T4">tiruvāymoḻintaruḷiṉa</text:span><text:span text:style-name="T1">, i.e. royal order) which placed (</text:span><text:span text:style-name="T4">iṭa</text:span><text:span text:style-name="T1">) as a </text:span><text:span text:style-name="T4">vēli</text:span><text:span text:style-name="T1"> (</text:span><text:span text:style-name="T4">vēliyāka</text:span><text:span text:style-name="T1">) of land (</text:span><text:span text:style-name="T4">nilam</text:span><text:span text:style-name="T1">) for each temple (</text:span><text:span text:style-name="T4">kōyilāl</text:span><text:span text:style-name="T1">) for the three hundred and sixty (</text:span><text:span text:style-name="T4">munṉūṟṟaṟupatu</text:span><text:span text:style-name="T1">) temples (</text:span><text:span text:style-name="T4">kōyilukku</text:span><text:span text:style-name="T1">) among the Śiva temples (</text:span><text:span text:style-name="T4">īśvara stānaṅkaḷil</text:span><text:span text:style-name="T1">) of Cōḻamaṇṭalam, as per the local tax (</text:span><text:span text:style-name="T4">uḷvaripaṭi</text:span><text:span text:style-name="T1">), for the assessment (</text:span><text:span text:style-name="T4">iṭṭapaṭikku</text:span><text:span text:style-name="T1">) of the exemption of tax of the </text:span><text:span text:style-name="T4">devadānam</text:span><text:span text:style-name="T1">; for the lands (</text:span><text:span text:style-name="T4">nilattukku</text:span><text:span text:style-name="T1">) placed (</text:span><text:span text:style-name="T4">iṭukiṟa</text:span><text:span text:style-name="T1">) in Karuṇākaraṉallūr, a hamlet (</text:span><text:span text:style-name="T4">piṭākai</text:span><text:span text:style-name="T1">) of Kaṇṭarātitta-caruppetimaṅkalam, in Poykaināṭu in Puvaṉamuḻatuṭaivaṉanāṭu, as payments (</text:span><text:span text:style-name="T4">iṟuppatāṉa</text:span><text:span text:style-name="T1">); in accordance with the accounts (</text:span><text:span text:style-name="T4">kaṇakkuppaṭi</text:span><text:span text:style-name="T1">) entered/written (</text:span><text:span text:style-name="T4">eḻuttiṭṭa</text:span><text:span text:style-name="T1">) by the lord (</text:span><text:span text:style-name="T4">uṭaiyāṉ</text:span><text:span text:style-name="T1">) of Cemaṅkalam, the village accountant (</text:span><text:span text:style-name="T4">ūrkaṇakku</text:span><text:span text:style-name="T1">); {I do not attempt a translation </text:span><text:soft-page-break/><text:span text:style-name="T1">of the lines 3–7 which describe the land and the taxes, because it is filled with abbreviations which I was not able to read} For the donation (</text:span><text:span text:style-name="T4">iṭṭamaikku</text:span><text:span text:style-name="T1">) of temple-land (</text:span><text:span text:style-name="T4">devadāna</text:span><text:span text:style-name="T1">) free of tax (</text:span><text:span text:style-name="T4">iṟaiyili</text:span><text:span text:style-name="T1">) from (</text:span><text:span text:style-name="T4">mutal</text:span><text:span text:style-name="T1">) the crop (</text:span><text:span text:style-name="T4">pacāṉa</text:span><text:span text:style-name="T1">) of the 5</text:span><text:span text:style-name="T15">th</text:span><text:span text:style-name="T1"> year (</text:span><text:span text:style-name="T4">yāṇṭu 5 vatu</text:span><text:span text:style-name="T1">), the head of the revenue department (</text:span><text:span text:style-name="T4">puravuvari cikaraṇa nāyakam</text:span><text:span text:style-name="T1">), Ponnūḻāṉ, signed (</text:span><text:span text:style-name="T4">eḻuttu</text:span><text:span text:style-name="T1">) those (</text:span><text:span text:style-name="T4">ivai</text:span><text:span text:style-name="T1">); the head of the revenue department (</text:span><text:span text:style-name="T4">puravuvari cikaraṇa nāyakam</text:span><text:span text:style-name="T1">), lord (</text:span><text:span text:style-name="T4">uṭaiyān</text:span><text:span text:style-name="T1">) of Iḷaṅkāriku, signed (</text:span><text:span text:style-name="T4">eḻuttu</text:span><text:span text:style-name="T1">) those (</text:span><text:span text:style-name="T4">ivai</text:span><text:span text:style-name="T1">); the head of the revenue department (</text:span><text:span text:style-name="T4">puravuvari cikaraṇa nāyakam</text:span><text:span text:style-name="T1">), lord (</text:span><text:span text:style-name="T4">uṭaiyāṉ</text:span><text:span text:style-name="T1">) of Pantaṇainallūr, signed (</text:span><text:span text:style-name="T4">eḻuttu</text:span><text:span text:style-name="T1">) those (</text:span><text:span text:style-name="T4">ivai</text:span><text:span text:style-name="T1">); the head of the revenue department (</text:span><text:span text:style-name="T4">puravuvari cikaraṇa nāyakam</text:span><text:span text:style-name="T1">), Vāṇakaṉ, signed (</text:span><text:span text:style-name="T4">ettu </text:span><text:span text:style-name="T19">&gt; </text:span><text:span text:style-name="T4">eḻuttu</text:span><text:span text:style-name="T1">) those (</text:span><text:span text:style-name="T4">ivai</text:span><text:span text:style-name="T1">); an official (</text:span><text:span text:style-name="T4">mukaveṭṭi</text:span><text:span text:style-name="T1">) of the revenue department (</text:span><text:span text:style-name="T4">puravuvari cikaṇattu</text:span><text:span text:style-name="T1"> &gt; </text:span><text:span text:style-name="T4">cikaraṇattu</text:span><text:span text:style-name="T1">), lord (</text:span><text:span text:style-name="T4">kiḻavaṉ</text:span><text:span text:style-name="T1">) of Tanjavur, signed (</text:span><text:span text:style-name="T4">eḻuttu</text:span><text:span text:style-name="T1">) those (</text:span><text:span text:style-name="T4">ivai</text:span><text:span text:style-name="T1">); an official (</text:span><text:span text:style-name="T4">mukaveṭṭi</text:span><text:span text:style-name="T1">) of the revenue department (</text:span><text:span text:style-name="T4">puravuvari cikaraṇattu</text:span><text:span text:style-name="T1">), lord (</text:span><text:span text:style-name="T4">uṭaiyāṉ</text:span><text:span text:style-name="T1">) of Teṅkūr, signed (</text:span><text:span text:style-name="T4">eḻuttu</text:span><text:span text:style-name="T1">) those (</text:span><text:span text:style-name="T4">ivai</text:span><text:span text:style-name="T1">); an official (</text:span><text:span text:style-name="T4">mukaveṭṭi</text:span><text:span text:style-name="T1">) of the revenue department (</text:span><text:span text:style-name="T4">puravuvari cikaraṇattu</text:span><text:span text:style-name="T1">), lord (</text:span><text:span text:style-name="T4">uṭaiyāṉ</text:span><text:span text:style-name="T1">) of Vaṭakai, signed (</text:span><text:span text:style-name="T4">eḻuttu</text:span><text:span text:style-name="T1">) those (</text:span><text:span text:style-name="T4">ivai</text:span><text:span text:style-name="T1">); an official (</text:span><text:span text:style-name="T4">mukaveṭṭi</text:span><text:span text:style-name="T1">) of the revenue department (</text:span><text:span text:style-name="T4">puravuvari cikaraṇattu</text:span><text:span text:style-name="T1">), lord (</text:span><text:span text:style-name="T4">uṭaiyāṉ</text:span><text:span text:style-name="T1">) of Talainār, signed (</text:span><text:span text:style-name="T4">eḻuttu</text:span><text:span text:style-name="T1">) those (</text:span><text:span text:style-name="T4">ivai</text:span><text:span text:style-name="T1">); the chieftain (</text:span><text:span text:style-name="T4">araiyaṉ</text:span><text:span text:style-name="T1">) of Ilāṭam signed (</text:span><text:span text:style-name="T4">eḻuttu</text:span><text:span text:style-name="T1">) those (</text:span><text:span text:style-name="T4">ivai</text:span><text:span text:style-name="T1">); the chieftain (</text:span><text:span text:style-name="T4">araiyaṉ</text:span><text:span text:style-name="T1">) of Vayanāṭu signed (</text:span><text:span text:style-name="T4">eḻuttu</text:span><text:span text:style-name="T1">) those (</text:span><text:span text:style-name="T4">ivai</text:span><text:span text:style-name="T1">); the king (</text:span><text:span text:style-name="T4">rājaṉ</text:span><text:span text:style-name="T1">) Kaḷappāḷa signed (</text:span><text:span text:style-name="T4">eḻuttu</text:span><text:span text:style-name="T1">) those (</text:span><text:span text:style-name="T4">ivai</text:span><text:span text:style-name="T1">). {{This is under}} the protection of the Panmāheśvaras. He who caused this land (</text:span><text:span text:style-name="T4">innilam</text:span><text:span text:style-name="T1">) to be bestowed (</text:span><text:span text:style-name="T4">iṭuvittār</text:span><text:span text:style-name="T1">) [is] Araḷan Pāranayar.</text:span></text:p>
      <text:p text:style-name="P1" loext:marker-style-name="T1"/>
      <text:p text:style-name="Standard" loext:marker-style-name="T1"><text:span text:style-name="T1">#117. a) Tiruvālantuṟai Mahādeva temple, inner compound wall; b) on the eastern side of the southern outer face of the compound wall, upper inscription; c) personally located and read in situ; d) ARE 1895, no. 100; SII 5, no. 661; e) 6</text:span><text:span text:style-name="T15">th</text:span><text:span text:style-name="T1"> regnal year of Śrī Kolottuṅkacōḻatēvar; f) probably Kulottuṅga I (</text:span><text:span text:style-name="T5">circa</text:span><text:span text:style-name="T1"> 1075 A.D.); g) inscription read with G. Vijayavenugopal.</text:span></text:p>
      <text:p text:style-name="P1" loext:marker-style-name="T1"/>
      <text:p text:style-name="Standard" loext:marker-style-name="T1"><text:span text:style-name="T1">(1) </text:span><text:span text:style-name="T4">svasti śrī</text:span><text:span text:style-name="T1"> kolottuṅkacoḻatevarkku yāṇṭu ˚āṟāvatu tiruvālantuṟai ˚uṭaiyāṟkku ˚aṭaikkāyiyamutu ceyitaruḷa nā</text:span></text:p>
      <text:p text:style-name="Standard" loext:marker-style-name="T1"><text:span text:style-name="T1">(2) rāyaṇan ˚umaiyāṇṭāḷḷiṭṭa ˚i[lai]ttaṭṭi ˚onṟināl ˚iṭai ˚irupattu muppalane kaicu </text:span><text:span text:style-name="T4">panmāheśvara rakṣai</text:span><text:span text:style-name="T1"> ||</text:span></text:p>
      <text:p text:style-name="P1" loext:marker-style-name="T1"/>
      <text:p text:style-name="Standard" loext:marker-style-name="T1"><text:span text:style-name="T1">Fortune! Prosperity! This is the 6</text:span><text:span text:style-name="T15">th</text:span><text:span text:style-name="T1"> year of Kolottuṅkacōḻatēvar. For the Lord (</text:span><text:span text:style-name="T4">uṭaiyāṟkku</text:span><text:span text:style-name="T1">) of Tiruvālantuṟai, to graciously prepare (</text:span><text:span text:style-name="T4">ceyitaruḷa</text:span><text:span text:style-name="T1"> &gt; </text:span><text:span text:style-name="T4">ceytaruḷa</text:span><text:span text:style-name="T1">) areca-nut food offerings (</text:span><text:span text:style-name="T4">aṭaikkāyiyamutu</text:span><text:span text:style-name="T1"> &gt; </text:span><text:span text:style-name="T4">aṭaikkāyyamutu</text:span><text:span text:style-name="T1">), Nārāyaṇan Umaiyāṇṭāḷ placed (</text:span><text:span text:style-name="T4">iṭṭa</text:span><text:span text:style-name="T1">) with one (</text:span><text:span text:style-name="T4">onṟināl</text:span><text:span text:style-name="T1">) betel-plate (</text:span><text:span text:style-name="T4">ilaittaṭṭi</text:span><text:span text:style-name="T1">) the weight (</text:span><text:span text:style-name="T4">iṭai</text:span><text:span text:style-name="T1">) [of] twenty-three </text:span><text:span text:style-name="T4">palam</text:span><text:span text:style-name="T1">s (</text:span><text:span text:style-name="T4">irupattumuppalanē</text:span><text:span text:style-name="T1">) and a quarter (</text:span><text:span text:style-name="T4">kaicu</text:span><text:span text:style-name="T1">). This is under the protection of the Panmāheśvaras. </text:span></text:p>
      <text:p text:style-name="P1" loext:marker-style-name="T1"/>
      <text:p text:style-name="Standard" loext:marker-style-name="T1"><text:span text:style-name="T1">#118. a) Tiruvālantuṟai Mahādeva temple, inner compound wall; b) on the southern outer face of the compound wall; c) personally located and read in situ; d) ARE 1926, no. 256; e) 14</text:span><text:span text:style-name="T15">th</text:span><text:span text:style-name="T1"> regnal year of Tribhuvana Cakkaravattikaḷ Śrī Kolottuṅkacōḻadevar; f) probably Kulottuṅga I (</text:span><text:span text:style-name="T5">circa</text:span><text:span text:style-name="T1"> 1083 A.D.); g) inscription not read with anyone; h) the inscription is unfinished.</text:span></text:p>
      <text:p text:style-name="P1" loext:marker-style-name="T1"/>
      <text:p text:style-name="Standard" loext:marker-style-name="T1"><text:span text:style-name="T1">(1) </text:span><text:span text:style-name="T4">svasti śrī</text:span><text:span text:style-name="T1"> </text:span><text:span text:style-name="T4">tribhu</text:span><text:span text:style-name="T1">vanac cakkaravattikaḷ </text:span><text:span text:style-name="T4">śrī</text:span><text:span text:style-name="T1"> kolottuṅkacoḻa</text:span><text:span text:style-name="T4">de</text:span><text:span text:style-name="T1">vaṟku yāṇṭu 14 ˚āvatu vaṭakarai ˚uttuṅkattuṅkavaḷanāṭṭu kuṉṟakkūṟṟattu </text:span><text:span text:style-name="T4">brahmade</text:span><text:span text:style-name="T1">yam ciṟupaḻuvūr paḻuvūr cāntira X ntan nārāyaṇa </text:span><text:span text:style-name="T4">bha</text:span></text:p>
      <text:p text:style-name="Standard" loext:marker-style-name="T1"><text:span text:style-name="T1">(2) ṭṭaṉum cāttamaṅkalattu pālāciriyaṉ vinā[ya]ka paṭṭaṉum ˚uḷḷiṭṭa peruṅkuṟi ma</text:span><text:span text:style-name="T4">hāsabhai</text:span><text:span text:style-name="T1">yom nila X [v]i[lai]yāvaṇam teṉkarai nitavin[o]tavaḷanāṭṭaṭuk kiḻāṟkūṟṟattu pūñ[cu]ṟṟū[r u]ṭai</text:span></text:p>
      <text:p text:style-name="Standard" loext:marker-style-name="T1"><text:soft-page-break/><text:span text:style-name="T1">(3) yāṉ cokkaṉ tiruvaiyāṟuṭaiṉa</text:span><text:span text:style-name="T1"><text:note text:id="ftn316" text:note-class="footnote"><text:note-citation>154</text:note-citation><text:note-body><text:p text:style-name="Footnote" loext:marker-style-name="T11"><text:span text:style-name="T12"><text:s/></text:span><text:span text:style-name="T11">Another possible reading is: tiru</text:span><text:span text:style-name="T20">ja</text:span><text:span text:style-name="T11">vayāṟuṭaiṉa. It does not make much sense.</text:span></text:p></text:note-body></text:note></text:span></text:p>
      <text:p text:style-name="P1" loext:marker-style-name="T1"/>
      <text:p text:style-name="Standard" loext:marker-style-name="T1"><text:span text:style-name="T1">Fortune! Prosperity! This is the 14</text:span><text:span text:style-name="T15">th</text:span><text:span text:style-name="T1"> year of Tribhuvana Cakkaravattikaḷ Śrī Kolottuṅkacōḻadevar. We of the great assembly (</text:span><text:span text:style-name="T4">peruṅkuṟi</text:span><text:span text:style-name="T1">) of the Mahāsabhā, including (</text:span><text:span text:style-name="T4">uḷḷiṭṭa</text:span><text:span text:style-name="T1">) Cāntira…ntan Nārāyaṇa Bhaṭṭaṉ of Paḻuvūr, in Ciṟupaḻuvūr, a </text:span><text:span text:style-name="T4">brahmadeya</text:span><text:span text:style-name="T1"> in Kuṉṟakkūṟṟam of Uttuṅkatuṅkavaḷanāṭu on the northern bank (</text:span><text:span text:style-name="T5">vaṭakarai</text:span><text:span text:style-name="T1">), and Pālāciriyaṉ Vināyaka Paṭṭaṉ of Cāttamaṅkalam; a sale document (</text:span><text:span text:style-name="T4">vilaiyāvaṇam</text:span><text:span text:style-name="T1">) [for] the land (</text:span><text:span text:style-name="T4">nila</text:span><text:span text:style-name="T1">…); Cokkaṉ Tiruvaiyāṟuṭaiṉa…, lord (</text:span><text:span text:style-name="T4">uṭaiyāṉ</text:span><text:span text:style-name="T1">) of Pūñcuṟṟūr of Kiḻāṟkkūṟṟam of Nitavinotavaḷanāṭu on the southern bank (</text:span><text:span text:style-name="T5">teṉkarai</text:span><text:span text:style-name="T1">) …</text:span></text:p>
      <text:p text:style-name="P1" loext:marker-style-name="T1"/>
      <text:p text:style-name="Standard" loext:marker-style-name="T1"><text:span text:style-name="T1">#119. a) Tiruvālantuṟai Mahādeva temple, inner compound wall; b) on the southern outer face of the compound wall; c) personally located and read in situ; d) ARE 1926, no. 258; e) 5</text:span><text:span text:style-name="T15">th</text:span><text:span text:style-name="T1"> regnal year of Tribhuvana Cakkaravattikaḷ Śrī Rājādhirājadevar; f) Rājādhirāja I or II; g) inscription read with G. Vijayavenugopal; this unpublished inscription was difficult to decipher and understand and I could not have done it without his help and explanations.</text:span></text:p>
      <text:p text:style-name="P1" loext:marker-style-name="T1"/>
      <text:p text:style-name="Standard" loext:marker-style-name="T1"><text:span text:style-name="T1">(1) </text:span><text:span text:style-name="T4">svasti śrī</text:span><text:span text:style-name="T1"> </text:span><text:span text:style-name="T4">tribhuva</text:span><text:span text:style-name="T1">ṉac cakkaravattikaḷ </text:span><text:span text:style-name="T4">śrī</text:span><text:span text:style-name="T1">rā</text:span><text:span text:style-name="T4">jādh</text:span><text:span text:style-name="T1">[</text:span><text:span text:style-name="T4">i</text:span><text:span text:style-name="T1">]</text:span><text:span text:style-name="T4">rājad</text:span><text:span text:style-name="T1">evaṟku yāṇṭu ˚añcā</text:span></text:p>
      <text:p text:style-name="Standard" loext:marker-style-name="T1"><text:span text:style-name="T1">(2) vatu kuṉṟakkūṟṟattu </text:span><text:span text:style-name="T4">brahmade</text:span><text:span text:style-name="T1">yañ ciṟupaḻuvūr ˚uṭaiyār tiruvālaṉtuṟaiyuṭai</text:span></text:p>
      <text:p text:style-name="Standard" loext:marker-style-name="T1"><text:span text:style-name="T1">(3) ya nāyaṉāṟku ˚ivvūr ˚irukkum ˚ampaṉatti viṟṟiruṉtāṉ pañcanetikkup pukka[moka]ṉ</text:span><text:span text:style-name="T1"/></text:p>
      <text:p text:style-name="Standard" loext:marker-style-name="T1"><text:span text:style-name="T1">(4) ˚āṇṭatiru ˚ivaṉ ˚ennakamuṭaiyānum ˚i[va]ṉ ˚uṭaṉ piṟaṉtā[nu]m ˚a</text:span><text:span text:style-name="T4">bhā</text:span><text:span text:style-name="T1">vattu [˚eṉnu]tā</text:span></text:p>
      <text:p text:style-name="Standard" loext:marker-style-name="T1"><text:span text:style-name="T1">(5) y varukiṟa ˚ikkuṉṟakkūṟṟattuk kiḻkkuṟṟil [˚am] ˚araikkāṇiyil ˚eṉ ˚akamuṭaiyaṉ eṭa[t]tuk kū</text:span><text:span text:style-name="T1"/></text:p>
      <text:p text:style-name="Standard" loext:marker-style-name="T1"><text:span text:style-name="T1">(6) ṟu ˚araiyum ˚ivaṉ ˚uṭaṉ piṟaṉta [˚e]ṉ koḻu[ṉ]taṉ tiruvālaṉtuṟai kāṇiyāṉa opātiyil ˚i</text:span><text:span text:style-name="T1"/></text:p>
      <text:p text:style-name="Standard" loext:marker-style-name="T1"><text:span text:style-name="T1">(7) vaṉ viṟṟutu kāle ˚araikkāl kūṟu pokki ˚itukku commāy [˚i]vaṉ ˚a</text:span><text:span text:style-name="T4">bhā</text:span><text:span text:style-name="T1">vattu ˚eṉṉuṭāy varu</text:span></text:p>
      <text:p text:style-name="Standard" loext:marker-style-name="T1"><text:span text:style-name="T1">(8) kiṟa kūṟu ˚araikkāl ˚āka ˚araiyey araikkāl paṟṟālum ˚uḷḷa <text:s/>˚irāvirukkaiyum yā[ḻ]pāṭṭuk kiḻipā</text:span><text:span text:style-name="T1"/></text:p>
      <text:p text:style-name="Standard" loext:marker-style-name="T1"><text:span text:style-name="T1">(9) ṭṭu piḷavūrkkavāl cappāṉi ˚uḷḷiṭṭu ˚am[pa]ṉattoḻilāl ˚eṅkaḷiṉ avar cey toḻil ˚eppeṟpaṭṭu</text:span><text:span text:style-name="T1"/></text:p>
      <text:p text:style-name="Standard" loext:marker-style-name="T1"><text:span text:style-name="T1">(10) [tum] ˚ittiruvālaṉtuṟai [˚u]ṭaiya nāyaṉāṟkut tirumeṟ pūccukkuṭalāka [˚i]ṉṉ[ā]ya[ṉā]r </text:span><text:span text:style-name="T4">śrī</text:span><text:span text:style-name="T1"> pāttu n[ir]varttuk ku {few letters not legible}</text:span></text:p>
      <text:p text:style-name="Standard" loext:marker-style-name="T1"><text:span text:style-name="T1">(11) n [˚i]nta ˚aṇṭa[ta]ruveṉ ||</text:span><text:span text:style-name="T1"/></text:p>
      <text:p text:style-name="P1" loext:marker-style-name="T1"/>
      <text:p text:style-name="Standard" loext:marker-style-name="T1"><text:span text:style-name="T1">Fortune! Prosperity! This is the fifth year of Tribhuvana Cakkaravattikaḷ Śrī Rājādhirājadevar. For Nāyaṉar, who possesses/of (</text:span><text:span text:style-name="T4">uṭaiya</text:span><text:span text:style-name="T1">) Tiruvālaṉtuṟai, Lord (</text:span><text:span text:style-name="T4">uṭaiyār</text:span><text:span text:style-name="T1">) of Ciṟupaḻuvūr, a </text:span><text:span text:style-name="T4">brahmadeya</text:span><text:span text:style-name="T1"> of Kuṉṟakkūṟṟam, Pukkamokaṉ Aṇṭatiru, for Ampaṉatti Viṟṟiruṉtāṉ Pañcaneti who stays (</text:span><text:span text:style-name="T4">irukkum</text:span><text:span text:style-name="T1">) in this town (</text:span><text:span text:style-name="T4">ivvūr</text:span><text:span text:style-name="T1">), him (</text:span><text:span text:style-name="T4">ivaṉ</text:span><text:span text:style-name="T1">) my husband (</text:span><text:span text:style-name="T4">enn akamuṭaiyānum</text:span><text:span text:style-name="T1">) and his (</text:span><text:span text:style-name="T4">ivaṉ</text:span><text:span text:style-name="T1">) brother (</text:span><text:span text:style-name="T4">uṭaṉ piṟaṉtānum</text:span><text:span text:style-name="T1">) having died (</text:span><text:span text:style-name="T4">abhāvattu</text:span><text:span text:style-name="T1">), in half a </text:span><text:span text:style-name="T4">kāṇi</text:span><text:span text:style-name="T1"> in the share (</text:span><text:span text:style-name="T4">kuṟṟil</text:span><text:span text:style-name="T1">) (</text:span><text:span text:style-name="T5">am</text:span><text:span text:style-name="T1">?) on the east (</text:span><text:span text:style-name="T4">kīḻ</text:span><text:span text:style-name="T1">) of this Kuṉṟakkūṟṟam which has come (</text:span><text:span text:style-name="T4">varukiṟa</text:span><text:span text:style-name="T1">) as my own (</text:span><text:span text:style-name="T4">ennutāy</text:span><text:span text:style-name="T1">); having removed (</text:span><text:span text:style-name="T4">pokki</text:span><text:span text:style-name="T1">) the share (</text:span><text:span text:style-name="T4">kūṟu</text:span><text:span text:style-name="T1">) of an eighth (</text:span><text:span text:style-name="T4">araikkāl</text:span><text:span text:style-name="T1">) of this quarter (</text:span><text:span text:style-name="T4">kālē</text:span><text:span text:style-name="T1">) [which is] that which was sold (</text:span><text:span text:style-name="T4">viṟṟutu</text:span><text:span text:style-name="T1">) [by] him (</text:span><text:span text:style-name="T4">ivaṉ</text:span><text:span text:style-name="T1">) in the extra land (</text:span><text:span text:style-name="T4">opātiyil</text:span><text:span text:style-name="T1">) which have become a </text:span><text:span text:style-name="T4">kāṇi</text:span><text:span text:style-name="T1"> (</text:span><text:span text:style-name="T4">kāṇiyāṉa</text:span><text:span text:style-name="T1">) of Tiruvālaṉtuṟai [of] my younger brother (</text:span><text:span text:style-name="T4">koḻuṉtaṉ</text:span><text:span text:style-name="T1">), his (</text:span><text:span text:style-name="T4">ivaṉ</text:span><text:span text:style-name="T1">) brother (</text:span><text:span text:style-name="T4">uṭaṉ piṟaṉta</text:span><text:span text:style-name="T1">), and half (</text:span><text:span text:style-name="T4">araiyum</text:span><text:span text:style-name="T1">) a share (</text:span><text:span text:style-name="T4">kūṟu</text:span><text:span text:style-name="T1">) that was the place (</text:span><text:span text:style-name="T4">eṭattu</text:span><text:span text:style-name="T1"> &gt; </text:span><text:span text:style-name="T4">iṭattu</text:span><text:span text:style-name="T1">) of my husband (</text:span><text:span text:style-name="T4">eṉ akamuṭaiyaṉ</text:span><text:span text:style-name="T1">); for this (</text:span><text:span text:style-name="T4">itukku</text:span><text:span text:style-name="T1">), as my own (</text:span><text:span text:style-name="T4">commāy</text:span><text:span text:style-name="T1">), he (</text:span><text:span text:style-name="T4">ivaṉ</text:span><text:span text:style-name="T1">) having died (</text:span><text:span text:style-name="T4">abhāvattu</text:span><text:span text:style-name="T1">), the share (</text:span><text:span text:style-name="T4">kūṟu</text:span><text:span text:style-name="T1">) which has come (</text:span><text:span text:style-name="T4">varukiṟa</text:span><text:span text:style-name="T1">) as my own (</text:span><text:span text:style-name="T4">eṉṉuṭāy</text:span><text:span text:style-name="T1"> &gt; </text:span><text:span text:style-name="T4">eṉṉutāy</text:span><text:span text:style-name="T1">), with all the agricultural lands (</text:span><text:span text:style-name="T4">paṟṟālum</text:span><text:span text:style-name="T1">) as (</text:span><text:span text:style-name="T4">āka</text:span><text:span text:style-name="T1">) half a quarter (</text:span><text:span text:style-name="T4">araikkāl</text:span><text:span text:style-name="T1">), half and half a quarter (</text:span><text:span text:style-name="T4">araiyēy</text:span><text:span text:style-name="T1"> </text:span><text:span text:style-name="T4">araikkāl</text:span><text:span text:style-name="T1">); and whatever name (</text:span><text:span text:style-name="T4">eppēṟpaṭṭutum</text:span><text:span text:style-name="T1">) the profession (</text:span><text:span text:style-name="T4">cey toḻil</text:span><text:span text:style-name="T1">) of he (</text:span><text:span text:style-name="T4">avar</text:span><text:span text:style-name="T1">) who is ours (</text:span><text:span text:style-name="T4">eṅkaḷiṉ</text:span><text:span text:style-name="T1">) [similar] with the profession of luth-players (</text:span><text:span text:style-name="T4">ampaṉattoḻil</text:span><text:span text:style-name="T1"> &gt; </text:span><text:span text:style-name="T4">ampaṇattoḻil</text:span><text:span text:style-name="T1">), having included (</text:span><text:span text:style-name="T4">uḷḷiṭṭu</text:span><text:span text:style-name="T1">) the clapping of hands (</text:span><text:span text:style-name="T4">cappāṉi</text:span><text:span text:style-name="T1">) with </text:span><text:soft-page-break/><text:span text:style-name="T1">the </text:span><text:span text:style-name="T4">piḷavūrkkavu </text:span><text:span text:style-name="T1">[?], the Kiḻi song (</text:span><text:span text:style-name="T4">pāṭṭu</text:span><text:span text:style-name="T1">) [competition song?], the Yāḻ song (</text:span><text:span text:style-name="T4">paṭṭu</text:span><text:span text:style-name="T1">) during the whole night (</text:span><text:span text:style-name="T4">irāvirukkaiyum</text:span><text:span text:style-name="T1"> &gt; </text:span><text:span text:style-name="T4">irāvaikkum</text:span><text:span text:style-name="T1">); as capital (</text:span><text:span text:style-name="T4">uṭalāka</text:span><text:span text:style-name="T1">) for smearing the sacred body (</text:span><text:span text:style-name="T4">tirumeṟ puccukku</text:span><text:span text:style-name="T1">) of Nāyaṉār, Lord of this Tiruvālaṉtuṟai, {{I gave}}, having poured water (</text:span><text:span text:style-name="T4">nirvarttu</text:span><text:span text:style-name="T1">) [on/for] the sacred (</text:span><text:span text:style-name="T4">śrī</text:span><text:span text:style-name="T1">) feet (</text:span><text:span text:style-name="T4">pāttu</text:span><text:span text:style-name="T1"> &gt; </text:span><text:span text:style-name="T4">pātattu</text:span><text:span text:style-name="T1">) of this Lord (</text:span><text:span text:style-name="T4">iṉṉāyaṉār</text:span><text:span text:style-name="T1">), I, Aṇṭataru (&gt;</text:span><text:span text:style-name="T4">aṇṭatiru</text:span><text:span text:style-name="T1">).</text:span></text:p>
      <text:p text:style-name="P1" loext:marker-style-name="T1"/>
      <text:p text:style-name="Standard" loext:marker-style-name="T1"><text:span text:style-name="T1">#120. a) Tiruvālantuṟai Mahādeva temple, inner compound wall; b) on the southern outer face of the compound wall; c) personally located and read in situ; d) ARE 1926, no. 259; e) 11</text:span><text:span text:style-name="T15">th</text:span><text:span text:style-name="T1"> regnal year and 219 days of Tribhuvana Cakkaravattikaḷ Śrī Rājādhirājadevar Tribhuvana Cakkaravatti Kōnerinmai Koṇṭāṉ; f) Rājādhirāja I or II; g) inscription read with G. Vijayavenugopal; this unpublished inscription was difficult to decipher and understand and I could not have done it without his help and explanations.</text:span></text:p>
      <text:p text:style-name="P1" loext:marker-style-name="T1"/>
      <text:p text:style-name="Standard" loext:marker-style-name="T1"><text:span text:style-name="T1">(1) </text:span><text:span text:style-name="T4">svasti śrī</text:span><text:span text:style-name="T1"> </text:span><text:span text:style-name="T4">tribhu</text:span><text:span text:style-name="T1">vanac cakkaravattikaḷ </text:span><text:span text:style-name="T4">śrīrājādh</text:span><text:span text:style-name="T1">[i]</text:span><text:span text:style-name="T4">rājade</text:span><text:span text:style-name="T1">vaṟku yāṇṭu patinonṟu nāḷ ˚irunūṟṟoru pattonpatināl </text:span><text:span text:style-name="T4">tribhu</text:span><text:span text:style-name="T1">vanac cakkaravat</text:span></text:p>
      <text:p text:style-name="Standard" loext:marker-style-name="T1"><text:span text:style-name="T1">(2) ti konerinmai koṇṭān kunṟakkūṟṟamāna ˚uttuṅkatuṅkavaḷanāṭṭurkaḷilāṟku ˚innāṭṭurkaḷ munp[u] paḻaṅkāṇiyā[ḷḷa]y ˚anu</text:span><text:span text:style-name="T4">bho</text:span><text:span text:style-name="T1">ki</text:span></text:p>
      <text:p text:style-name="Standard" loext:marker-style-name="T1"><text:span text:style-name="T1">(3) ttu varukiṟa[varkaḷai]t tavira ˚irāc[u]kulavārtal ˚irā</text:span><text:span text:style-name="T4">jentra</text:span><text:span text:style-name="T1">coḻap perāṟṟukkuk teṟkuppaṭṭa nāṭukaḷil ˚ūrārātal ˚āḻvānukkup pattonpa[tā]</text:span></text:p>
      <text:p text:style-name="Standard" loext:marker-style-name="T1"><text:span text:style-name="T1">(4) varaiyum rā</text:span><text:span text:style-name="T4">ja</text:span><text:span text:style-name="T1">rā</text:span><text:span text:style-name="T4">ja</text:span><text:span text:style-name="T1">p peruvilai koṇṭom enṟātal kuṭivilai koṇṭom enṟātal rā</text:span><text:span text:style-name="T4">ja</text:span><text:span text:style-name="T1">rā</text:span><text:span text:style-name="T4">ja</text:span><text:span text:style-name="T1">p peruvilaikoṇṭār pakkal vilai koṇṭom enṟāta</text:span></text:p>
      <text:p text:style-name="Standard" loext:marker-style-name="T1"><text:span text:style-name="T1">(5) l ˚anu</text:span><text:span text:style-name="T4">bho</text:span><text:span text:style-name="T1">kikkap pe[ṟā]tārkaḷākavum rā</text:span><text:span text:style-name="T4">jentra</text:span><text:span text:style-name="T1">coḻap perāṟṟukkut teṟkuḷḷār p[i]npu vilaikoḷḷavum peṟātārkaḷākavum kuṭi nikkit tevatāna[p pa]ḷḷiccantam ni</text:span></text:p>
      <text:p text:style-name="Standard" loext:marker-style-name="T1"><text:span text:style-name="T1">(6) ttoṟpaṭṭi ˚iṟaiyiliyāna ˚ūrkaḷi kiḻaṭacārān vāraṇavāciyum ciṟuka[nū]ru[m] kallikamum tuṭariyum kuṟiñcippāṭiyum uḷḷiṭṭa ˚ūrkaḷ ˚iṟaiyili [˚i]ṭuva[ta]ṟku munpu kāṇiyuṭai</text:span><text:span text:style-name="T1"/></text:p>
      <text:p text:style-name="Standard" loext:marker-style-name="T1"><text:span text:style-name="T1">(7) [ya] kāṇiyāḷarek kāṇiyāka kaikkoṇṭu ˚anu</text:span><text:span text:style-name="T4">bho</text:span><text:span text:style-name="T1">kittuk kaṭamaiyiṟukkavum rā</text:span><text:span text:style-name="T4">jentra</text:span><text:span text:style-name="T1">coḻap perāṟṟukku vaṭakkuḷḷār ˚anu</text:span><text:span text:style-name="T4">bhogi</text:span><text:span text:style-name="T1">kku[miṭattup pa[laṅ]kāṇiyāḷarait ta</text:span></text:p>
      <text:p text:style-name="Standard" loext:marker-style-name="T1"><text:span text:style-name="T1">(8) [vira maṟṟu] X X ku X ˚anu</text:span><text:span text:style-name="T4">bhogi</text:span><text:span text:style-name="T1">kkap peṟātā X X X X X X X X X X pallavarā</text:span><text:span text:style-name="T4">ja</text:span><text:span text:style-name="T1">n namakkuc connamaiyil ˚ippaṭi ce[yyakkaṭa] X X X X X X X</text:span><text:span text:style-name="T1"><text:note text:id="ftn317" text:note-class="footnote"><text:note-citation>155</text:note-citation><text:note-body><text:p text:style-name="P3" loext:marker-style-name="T11"><text:span text:style-name="T12"><text:s/></text:span><text:span text:style-name="T11">The line does not seem to continue; it is shorter than the others.</text:span></text:p></text:note-body></text:note></text:span></text:p>
      <text:p text:style-name="Standard" loext:marker-style-name="T1"><text:span text:style-name="T1">(9) X X X X X X [ḻaṅkāṇiyāḷar] ˚anupavi[kka] X X X X ˚anupavikka ˚ eḻutinān tirumantira ˚olai X X X ṭaiccoḻamuventaveḷān ˚eḻuttiṭṭār nilakaṅkaraiy[ar] [vāṉākovaraiyar nantipanmar] malaiyappiyā[rayar ka]nakaracāttipattaraicar villavarācar</text:span><text:span text:style-name="T1"/></text:p>
      <text:p text:style-name="P1" loext:marker-style-name="T1"/>
      <text:p text:style-name="Standard" loext:marker-style-name="T1"><text:span text:style-name="T1">Fortune! Prosperity! This is the eleventh year and two hundred and nineteen days of Tribhuvana Cakkaravattikaḷ Śrī Rājādhirāja Tribhuvana Cakkaravatti Kōnerinmai Koṇṭāṉ. For those who are in the villages (</text:span><text:span text:style-name="T4">urkaḷilāṟku</text:span><text:span text:style-name="T1"> &gt; </text:span><text:span text:style-name="T4">ūrkaḷilāṟku</text:span><text:span text:style-name="T1">) of Uttuṅkatuṅkavaḷanāṭu </text:span><text:span text:style-name="T19">alias</text:span><text:span text:style-name="T1"> Kuṉṟakkūṟṟam, except (</text:span><text:span text:style-name="T4">tavira</text:span><text:span text:style-name="T1">) those who came (</text:span><text:span text:style-name="T4">varukiṟavarkaḷai</text:span><text:span text:style-name="T1">), having enjoyed (</text:span><text:span text:style-name="T4">anubhokittu</text:span><text:span text:style-name="T1">) as the old </text:span><text:span text:style-name="T4">kāṇi</text:span><text:span text:style-name="T1"> (</text:span><text:span text:style-name="T4">paḻaṅkāṇiyāḷḷay</text:span><text:span text:style-name="T1">) before (</text:span><text:span text:style-name="T4">munpu</text:span><text:span text:style-name="T1">) in the villages (</text:span><text:span text:style-name="T4">ūrkaḷ</text:span><text:span text:style-name="T1">) of this </text:span><text:span text:style-name="T4">nāṭu</text:span><text:span text:style-name="T1"> (</text:span><text:span text:style-name="T4">innāṭṭu</text:span><text:span text:style-name="T1">); until the nineteenth year (</text:span><text:span text:style-name="T4">pattonpatāvaraiyum</text:span><text:span text:style-name="T1">) of the Lord (</text:span><text:span text:style-name="T4">āḻvānukku</text:span><text:span text:style-name="T1">), whether those of the villages (</text:span><text:span text:style-name="T4">ūrār-ātal</text:span><text:span text:style-name="T1">) in the </text:span><text:span text:style-name="T4">nāṭu</text:span><text:span text:style-name="T1">s (</text:span><text:span text:style-name="T4">nāṭukaḷil</text:span><text:span text:style-name="T1">) which fall (</text:span><text:span text:style-name="T4">paṭṭa</text:span><text:span text:style-name="T1">) in the south (</text:span><text:span text:style-name="T4">teṟku</text:span><text:span text:style-name="T1">) of the great river (</text:span><text:span text:style-name="T4">perāṟṟukku</text:span><text:span text:style-name="T1">) Rājendracōḻa of the royal clan (</text:span><text:span text:style-name="T4">irācukulavārtal</text:span><text:span text:style-name="T1">), whether (</text:span><text:span text:style-name="T4">eṉṟātal</text:span><text:span text:style-name="T1">) we got (</text:span><text:span text:style-name="T4">koṇṭōm</text:span><text:span text:style-name="T1">) the high price (</text:span><text:span text:style-name="T4">peruvilai</text:span><text:span text:style-name="T1">) of Rājarāja, whether (</text:span><text:span text:style-name="T4">eṉṟātal</text:span><text:span text:style-name="T1">) we got (</text:span><text:span text:style-name="T4">koṇṭōm</text:span><text:span text:style-name="T1">) the tenant price (</text:span><text:span text:style-name="T4">kuṭivilai</text:span><text:span text:style-name="T1">), or whether (</text:span><text:span text:style-name="T4">eṉṟātal</text:span><text:span text:style-name="T1">) we got (</text:span><text:span text:style-name="T4">koṇṭōm</text:span><text:span text:style-name="T1">) the price (</text:span><text:span text:style-name="T4">vilai</text:span><text:span text:style-name="T1">) from (</text:span><text:span text:style-name="T4">pakkal</text:span><text:span text:style-name="T1">) those who get (</text:span><text:span text:style-name="T4">koṇṭār</text:span><text:span text:style-name="T1">) the high price (</text:span><text:span text:style-name="T4">peruvilai</text:span><text:span text:style-name="T1">) of Rājarāja, they should not get (</text:span><text:span text:style-name="T4">peṟātārkaḷākavum</text:span><text:span text:style-name="T1">) to enjoy (</text:span><text:span text:style-name="T4">anubhokikka</text:span><text:span text:style-name="T1">), those who are (</text:span><text:span text:style-name="T4">uḷḷār</text:span><text:span text:style-name="T1">) in the south </text:span><text:soft-page-break/><text:span text:style-name="T1">(</text:span><text:span text:style-name="T4">teṟku</text:span><text:span text:style-name="T1">) of the great river (</text:span><text:span text:style-name="T4">perāṟṟukku</text:span><text:span text:style-name="T1">) Rājendracōḻa should not get (</text:span><text:span text:style-name="T4">peṟātārkaḷākavum</text:span><text:span text:style-name="T1">) [the possibility] to buy (</text:span><text:span text:style-name="T4">vilaikoḷḷavum</text:span><text:span text:style-name="T1">) afterwards (</text:span><text:span text:style-name="T4">pinpu</text:span><text:span text:style-name="T1">); having removed the labourers (</text:span><text:span text:style-name="T4">kuṭi nīkki</text:span><text:span text:style-name="T1">), as tax-free (</text:span><text:span text:style-name="T4">iṟaiyiliyāṉa</text:span><text:span text:style-name="T1">) </text:span><text:span text:style-name="T4">devadāna</text:span><text:span text:style-name="T1">, </text:span><text:span text:style-name="T4">paḷḷiccantam</text:span><text:span text:style-name="T1"> (land given to Jainas or Buddhists) and </text:span><text:span text:style-name="T4">nīttoṟpaṭṭi</text:span><text:span text:style-name="T1"> (?), in order to put (</text:span><text:span text:style-name="T4">iṭuvataṟku</text:span><text:span text:style-name="T1">) tax-free (</text:span><text:span text:style-name="T4">iṟaiyili</text:span><text:span text:style-name="T1">) villages (</text:span><text:span text:style-name="T4">ūrkaḷ</text:span><text:span text:style-name="T1">) including (</text:span><text:span text:style-name="T4">uḷḷitta</text:span><text:span text:style-name="T1">) Aṭacārān Vāraṇavāci, Ciṟukanūr, Kallikam, Tuṭari, Kuṟiñcippāṭi, east (</text:span><text:span text:style-name="T4">kīḻ</text:span><text:span text:style-name="T1">) of the villages (</text:span><text:span text:style-name="T4">ūrkaḷi</text:span><text:span text:style-name="T1"> &gt; </text:span><text:span text:style-name="T4">ūrkaḷ</text:span><text:span text:style-name="T1">); except (</text:span><text:span text:style-name="T4">tavira</text:span><text:span text:style-name="T1">) those of the old </text:span><text:span text:style-name="T4">kāṇi</text:span><text:span text:style-name="T1"> (</text:span><text:span text:style-name="T4">palaṅkāṇiyāḷarai</text:span><text:span text:style-name="T1">) having set up (</text:span><text:span text:style-name="T4">iṭattu</text:span><text:span text:style-name="T1">) to enjoy (</text:span><text:span text:style-name="T4">anubhogikku</text:span><text:span text:style-name="T1">) those in the northern side (</text:span><text:span text:style-name="T4">vaṭakkuḷḷār</text:span><text:span text:style-name="T1">) of the great river (</text:span><text:span text:style-name="T4">perāṟṟukku</text:span><text:span text:style-name="T1">) Rājendracōḻa, the lessees (</text:span><text:span text:style-name="T4">kāṇiyāḷarē</text:span><text:span text:style-name="T1">) who possess the </text:span><text:span text:style-name="T4">kāṇi</text:span><text:span text:style-name="T1"> (</text:span><text:span text:style-name="T4">kāṇiyuṭaiya</text:span><text:span text:style-name="T1">) before (</text:span><text:span text:style-name="T4">munpu</text:span><text:span text:style-name="T1">) having taken in hand as </text:span><text:span text:style-name="T4">kāṇi</text:span><text:span text:style-name="T1"> (</text:span><text:span text:style-name="T4">kāṇiyāka kaikkoṇṭu</text:span><text:span text:style-name="T1">), having enjoyed (</text:span><text:span text:style-name="T4">anubhokittu</text:span><text:span text:style-name="T1">), they have to pay (</text:span><text:span text:style-name="T4">iṟukkavum</text:span><text:span text:style-name="T1">) the </text:span><text:span text:style-name="T4">kaṭamai</text:span><text:span text:style-name="T1">-tax; … should not get to enjoy (</text:span><text:span text:style-name="T5">anubhogikkap peṟātā</text:span><text:span text:style-name="T1">) … since Pallavarājan said (</text:span><text:span text:style-name="T4">connamaiyil</text:span><text:span text:style-name="T1">) to us (</text:span><text:span text:style-name="T4">namakku</text:span><text:span text:style-name="T1">), .. have to do (</text:span><text:span text:style-name="T5">ceyyakkaṭa</text:span><text:span text:style-name="T1">{{</text:span><text:span text:style-name="T5">va</text:span><text:span text:style-name="T1">}}) in this manner (</text:span><text:span text:style-name="T4">ippaṭi</text:span><text:span text:style-name="T1">) … to enjoy (</text:span><text:span text:style-name="T4">anupavikka</text:span><text:span text:style-name="T1">) … {{Neṟi U}}ṭaiccōḻamūventavēḷān wrote (</text:span><text:span text:style-name="T4">eḻutiṉān</text:span><text:span text:style-name="T1">) the palm-leaf royal order (</text:span><text:span text:style-name="T4">tirumantira olai</text:span><text:span text:style-name="T1">) to enjoy (</text:span><text:span text:style-name="T4">anupavikka</text:span><text:span text:style-name="T1">). Those who signed (</text:span><text:span text:style-name="T5">eḻuttiṭṭār</text:span><text:span text:style-name="T1">) [are] Nilakaṅkaraiyar, Vāṇātārayar, Nantipanmar, Malaiyappiyārayar, Kanakaracāttipattaraicar, Villavarācar.</text:span></text:p>
      <text:p text:style-name="P1" loext:marker-style-name="T1"/>
      <text:p text:style-name="Standard" loext:marker-style-name="T1"><text:span text:style-name="T1">#121. a) Tiruvālantuṟai Mahādeva temple, inner compound wall; b) on the southern outer face of the compound wall; c) personally located and read in situ; d) ARE 1926, no. 257; e) 11</text:span><text:span text:style-name="T15">th</text:span><text:span text:style-name="T1"> regnal year and 284 days of Tribhuvana Cakkaravattikaḷ Śrī Rājādhirājadevar Tribhuvana Cakkaravatti Kōṉerinmai Koṇṭāṉ; f) Rājādhirāja I or II; g) inscription read with G. Vijayavenugopal; this unpublished inscription was difficult to decipher and understand and I could not have done it without his help and explanations.</text:span></text:p>
      <text:p text:style-name="P1" loext:marker-style-name="T1"/>
      <text:p text:style-name="Standard" loext:marker-style-name="T1"><text:span text:style-name="T1">(1) </text:span><text:span text:style-name="T4">svasti śrī</text:span><text:span text:style-name="T1"> </text:span><text:span text:style-name="T4">tribhu</text:span><text:span text:style-name="T1">vanac cakkaravattikaḷ </text:span><text:span text:style-name="T4">śrī</text:span><text:span text:style-name="T1"> rā</text:span><text:span text:style-name="T4">jādh</text:span><text:span text:style-name="T1">[</text:span><text:span text:style-name="T4">i</text:span><text:span text:style-name="T1">]rā</text:span><text:span text:style-name="T4">jade</text:span><text:span text:style-name="T1">vaṟku yāṇṭu patinoṉṟu nāḷ ˚irunūṟṟeṇpattuṉāli nāl </text:span><text:span text:style-name="T4">tribhu</text:span><text:span text:style-name="T1">vanac cakkaravatti koṉerinmai koṇṭān kunṟakkūṟṟamāna ˚ut</text:span></text:p>
      <text:p text:style-name="Standard" loext:marker-style-name="T1"><text:span text:style-name="T1">(2) tuṅkatuṅkavaḷanāṭṭut tiṟappum tevatānamum ˚iruppakārattukku ˚aṭaitta ˚ūrkaḷumuḷḷiṭṭa ˚ūrkaḷilāṟku ˚innāṭṭurkūḷap aṭaip paṟṟāyk kāṇiyāḷar payiṟ ceytu vārāmaiyil pattāva</text:span><text:span text:style-name="T1"/></text:p>
      <text:p text:style-name="Standard" loext:marker-style-name="T1"><text:span text:style-name="T1">(3) tu mutal kāṇiyāḷare payiṟ ceytu kaṭamaiy iṟuttu varukiṟa naṉcey nilattil veli monṉrukku ˚ eṇpatin kalamum ˚eṇpatin kalattukku meṟpaṭavum koṇṭu varukiṟa ˚ūrkaḷ ˚eṇpatin kalam āka [˚am] ˚aṟupatin kala</text:span><text:span text:style-name="T1"/></text:p>
      <text:p text:style-name="Standard" loext:marker-style-name="T1"><text:span text:style-name="T1">(4) mum aṟupatiṉ kalattukku meṟpaṭavuṅ koṇṭu varukiṟa ˚ūrkaḷ ˚aṟupatin kalam ākavum nāṟpatin malamum nāṟpatin kalattukku meṟpaṭavuṅ koṇṭu varukiṟa ˚ūrkaḷ nāṟpatin kalam ākavum [˚a]nnel ˚oṭṭāka mutal</text:span><text:span text:style-name="T1"/></text:p>
      <text:p text:style-name="Standard" loext:marker-style-name="T1"><text:span text:style-name="T1">(5) koḷḷavum ˚iṉnel naṭṭan[i]laṅkaṉ munpu koṇṭu varukiṟa paṭaye ˚ivvar caikku ˚onṟu mukkālāka ˚iṟukkavum putitākak kuḷaṅ kallit tiruttip payiṟ ceyta nilaṅkaḷukku ˚iṉnel varicaip paṭiye mutal koṇṭu tiruttina [˚ā]</text:span><text:span text:style-name="T1"/></text:p>
      <text:p text:style-name="Standard" loext:marker-style-name="T1"><text:span text:style-name="T1">(6) [˚ā]ṇṭu ˚iṟaiyiliyāy ˚itan ˚etirāmāṇṭu ˚onṟu kuralūm ˚itan ˚etirāmāṇṭu ˚onṟupātiyum ˚itan ˚etirāmāṇṭu ˚onṟu mukkālum ˚itan ˚etirāmāṇṭu mutal nirampavum ˚iṟukkappeṟayeṇumenṟu pallavarā</text:span><text:span text:style-name="T4">ja</text:span><text:span text:style-name="T1">n namakkuc conna X</text:span></text:p>
      <text:p text:style-name="Standard" loext:marker-style-name="T1"><text:span text:style-name="T1">(7) [yi]l ˚ippaṭi ceyyakkaṭava[t]ākac collik kaṇakkilum ˚iṭṭuk koḷḷakkaṭavarkaḷukka varikkū[ṟu] ceyvārkaḷukkum conṉom ˚innāṭṭurkaḷukku pattāvatu mutal ˚ippaṭiyāl [ve]nta kaṭamai ˚iṟukka ˚eḻutinān tirumantira ˚olai neṟi ˚uṭaiccoḻamu</text:span><text:span text:style-name="T1"/></text:p>
      <text:p text:style-name="Standard" loext:marker-style-name="T1"><text:span text:style-name="T1">(8) ventaveḷān [˚e]ḻuttiṭṭār nilakaṅkaraiyar vāṇātāra[yar] nantipanmar malaiyappiyārayar kanakaracāttipattaraicar villavarācar </text:span><text:span text:style-name="T1"/></text:p>
      <text:p text:style-name="P1" loext:marker-style-name="T1"/>
      <text:p text:style-name="Standard" loext:marker-style-name="T1"><text:span text:style-name="T1">Fortune! Prosperity! This is the eleventh year and two hundred and eighty-four days of Tribhuvana Cakkaravattikaḷ Śrī Rājādhirājadevar, Tribhuvana Cakkaravatti Kōṉeriṉmai </text:span><text:soft-page-break/><text:span text:style-name="T1">Koṇṭāṉ. The lessees (</text:span><text:span text:style-name="T4">kāṇiyāḷar</text:span><text:span text:style-name="T1">) having cultivated (</text:span><text:span text:style-name="T4">payiṟ ceytu</text:span><text:span text:style-name="T1">) as land (</text:span><text:span text:style-name="T4">paṟṟāy</text:span><text:span text:style-name="T1">) joining (</text:span><text:span text:style-name="T4">aṭai</text:span><text:span text:style-name="T1">) the village tank (</text:span><text:span text:style-name="T4">urkūḷap</text:span><text:span text:style-name="T1"> &gt; </text:span><text:span text:style-name="T4">ūrkuḷam</text:span><text:span text:style-name="T1">) of this </text:span><text:span text:style-name="T4">nāṭu</text:span><text:span text:style-name="T1"> (</text:span><text:span text:style-name="T4">ināṭṭu</text:span><text:span text:style-name="T1">), for those in the villages (</text:span><text:span text:style-name="T4">ūrkaḷilāṟku</text:span><text:span text:style-name="T1">) including (</text:span><text:span text:style-name="T4">uḷḷiṭṭa</text:span><text:span text:style-name="T1">) all the villages (</text:span><text:span text:style-name="T4">ūrkaḷum</text:span><text:span text:style-name="T1">) assigned (</text:span><text:span text:style-name="T4">aṭaitta</text:span><text:span text:style-name="T1">) to the Brahmin residence (</text:span><text:span text:style-name="T4">iruppu-akarāttu</text:span><text:span text:style-name="T1">), the </text:span><text:span text:style-name="T4">devadāna</text:span><text:span text:style-name="T1">, and the assessed lands (</text:span><text:span text:style-name="T4">tiṟappum</text:span><text:span text:style-name="T1">) of Uttuṅkatuṅkavaḷanāṭu </text:span><text:span text:style-name="T19">alias</text:span><text:span text:style-name="T1"> Kuṉṟakkūṟṟam (</text:span><text:span text:style-name="T5">kunṟakkūṟṟam</text:span><text:span text:style-name="T1"> &gt; </text:span><text:span text:style-name="T5">kuṉṟakkūṟṟam</text:span><text:span text:style-name="T1">); if it is not coming (</text:span><text:span text:style-name="T4">vārāmaiyil</text:span><text:span text:style-name="T1">) from (</text:span><text:span text:style-name="T4">mutal</text:span><text:span text:style-name="T1">) the tenth year (</text:span><text:span text:style-name="T4">pattāvatu</text:span><text:span text:style-name="T1">), the lessees themselves (</text:span><text:span text:style-name="T4">kāṇiyāḷarē</text:span><text:span text:style-name="T1">) having cultivated (</text:span><text:span text:style-name="T4">payiṟ ceytu</text:span><text:span text:style-name="T1">), in the wet land (</text:span><text:span text:style-name="T4">naṉcey nilattil</text:span><text:span text:style-name="T1">) which has come (</text:span><text:span text:style-name="T4">varukiṟa</text:span><text:span text:style-name="T1">), having paid (</text:span><text:span text:style-name="T4">iṟuttu</text:span><text:span text:style-name="T1">) the </text:span><text:span text:style-name="T4">kaṭamai</text:span><text:span text:style-name="T1">-tax: for one (</text:span><text:span text:style-name="T4">monṟukku</text:span><text:span text:style-name="T1"> &gt; </text:span><text:span text:style-name="T4">oṉṟukku</text:span><text:span text:style-name="T1">) </text:span><text:span text:style-name="T4">vēli</text:span><text:span text:style-name="T1">, as eighty (</text:span><text:span text:style-name="T4">eṇpatin</text:span><text:span text:style-name="T1">) </text:span><text:span text:style-name="T4">kalam</text:span><text:span text:style-name="T1">s for the villages (</text:span><text:span text:style-name="T4">ūrkaḷ</text:span><text:span text:style-name="T1">) which have come (</text:span><text:span text:style-name="T4">varukiṟa</text:span><text:span text:style-name="T1">), with (</text:span><text:span text:style-name="T4">koṇṭu</text:span><text:span text:style-name="T1">) an excess (</text:span><text:span text:style-name="T4">mēṟpaṭavuṅ</text:span><text:span text:style-name="T1">) [above] eighty </text:span><text:span text:style-name="T4">kalam</text:span><text:span text:style-name="T1">s (</text:span><text:span text:style-name="T4">eṇpatin kalattukku</text:span><text:span text:style-name="T1">), [this is] eighty </text:span><text:span text:style-name="T4">kalam</text:span><text:span text:style-name="T1">s (</text:span><text:span text:style-name="T4">eṇpatin kalamum</text:span><text:span text:style-name="T1">); this has to be (</text:span><text:span text:style-name="T4">ākavum</text:span><text:span text:style-name="T1">) sixty (</text:span><text:span text:style-name="T4">aṟupatin</text:span><text:span text:style-name="T1">) for the villages (</text:span><text:span text:style-name="T4">ūrkaḷ</text:span><text:span text:style-name="T1">) which have come (</text:span><text:span text:style-name="T4">varukiṟa</text:span><text:span text:style-name="T1">) with (</text:span><text:span text:style-name="T4">koṇṭu</text:span><text:span text:style-name="T1">) an excess (</text:span><text:span text:style-name="T4">mēṟpaṭavuṅ</text:span><text:span text:style-name="T1">) [above] sixty </text:span><text:span text:style-name="T4">kalam</text:span><text:span text:style-name="T1">s (</text:span><text:span text:style-name="T4">aṟupatiṉ kalattukku</text:span><text:span text:style-name="T1">), [this is] sixty </text:span><text:span text:style-name="T4">kalam</text:span><text:span text:style-name="T1">s (</text:span><text:span text:style-name="T4">aṟupatiṉ kalamum</text:span><text:span text:style-name="T1">); this has to be (</text:span><text:span text:style-name="T4">ākavum</text:span><text:span text:style-name="T1">) fourty (</text:span><text:span text:style-name="T4">nāṟpatin</text:span><text:span text:style-name="T1">) for the villages (</text:span><text:span text:style-name="T4">ūrkaḷ</text:span><text:span text:style-name="T1">) which have come (</text:span><text:span text:style-name="T4">varukiṟa</text:span><text:span text:style-name="T1">) with (</text:span><text:span text:style-name="T4">koṇṭu</text:span><text:span text:style-name="T1">) an excess (</text:span><text:span text:style-name="T4">mēṟpaṭavuṅ</text:span><text:span text:style-name="T1">) [above] fourty </text:span><text:span text:style-name="T4">kalam</text:span><text:span text:style-name="T1">s (</text:span><text:span text:style-name="T4">nāṟpatin kalattukku</text:span><text:span text:style-name="T1">), [this is] fourty </text:span><text:span text:style-name="T4">kalam</text:span><text:span text:style-name="T1">s (</text:span><text:span text:style-name="T4">nāṟpatin malamum</text:span><text:span text:style-name="T1">&gt; </text:span><text:span text:style-name="T4">kalamum</text:span><text:span text:style-name="T1">); that paddy (</text:span><text:span text:style-name="T4">annel</text:span><text:span text:style-name="T1">) that we will get (</text:span><text:span text:style-name="T4">koḷḷavum</text:span><text:span text:style-name="T1">) as capital (</text:span><text:span text:style-name="T4">mutal</text:span><text:span text:style-name="T1">) all together (</text:span><text:span text:style-name="T4">oṭṭu-āka</text:span><text:span text:style-name="T1">), we will have to pay (</text:span><text:span text:style-name="T4">iṟukkavum</text:span><text:span text:style-name="T1">) as (</text:span><text:span text:style-name="T4">āka</text:span><text:span text:style-name="T1">) one (</text:span><text:span text:style-name="T4">oṉṟu</text:span><text:span text:style-name="T1">) three quarter (</text:span><text:span text:style-name="T4">mukkāl</text:span><text:span text:style-name="T1">) for a </text:span><text:span text:style-name="T4">cey</text:span><text:span text:style-name="T1"> (</text:span><text:span text:style-name="T4">caikku</text:span><text:span text:style-name="T1"> &gt; </text:span><text:span text:style-name="T4">ceykku</text:span><text:span text:style-name="T1">) of those (</text:span><text:span text:style-name="T4">ivvar</text:span><text:span text:style-name="T1">); that is the order (</text:span><text:span text:style-name="T4">paṭayē</text:span><text:span text:style-name="T1"> &gt; </text:span><text:span text:style-name="T4">paṭiyē</text:span><text:span text:style-name="T1">) which has come (</text:span><text:span text:style-name="T4">varukiṟa</text:span><text:span text:style-name="T1">) with (</text:span><text:span text:style-name="T4">koṇṭu</text:span><text:span text:style-name="T1">) the previous (</text:span><text:span text:style-name="T4">munpu</text:span><text:span text:style-name="T1">) lands (</text:span><text:span text:style-name="T4">nilaṅkaḷ</text:span><text:span text:style-name="T1">) established (</text:span><text:span text:style-name="T4">naṭṭa</text:span><text:span text:style-name="T1">) with this paddy (</text:span><text:span text:style-name="T4">iṉnel</text:span><text:span text:style-name="T1">); having newly (</text:span><text:span text:style-name="T4">putitāka</text:span><text:span text:style-name="T1">) dug (</text:span><text:span text:style-name="T4">kalli</text:span><text:span text:style-name="T1">) the tank (</text:span><text:span text:style-name="T4">kuḷaṅ</text:span><text:span text:style-name="T1">), having revovated [it] (</text:span><text:span text:style-name="T4">tirutti</text:span><text:span text:style-name="T1">), having improved (</text:span><text:span text:style-name="T4">tirutti</text:span><text:span text:style-name="T1">) with (</text:span><text:span text:style-name="T4">koṇṭu</text:span><text:span text:style-name="T1">) the capital (</text:span><text:span text:style-name="T4">mutal</text:span><text:span text:style-name="T1">) [as per] the order (</text:span><text:span text:style-name="T4">paṭiyē</text:span><text:span text:style-name="T1">) for the tax (</text:span><text:span text:style-name="T4">varicai</text:span><text:span text:style-name="T1">) on this paddy (</text:span><text:span text:style-name="T4">iṉnel</text:span><text:span text:style-name="T1">), having become without tax (</text:span><text:span text:style-name="T4">iṟaiyiliyāy</text:span><text:span text:style-name="T1">) [in that] year (</text:span><text:span text:style-name="T4">āṇṭu</text:span><text:span text:style-name="T1">); in the year opposite this one (</text:span><text:span text:style-name="T4">itaṉ etirāmaṇṭu</text:span><text:span text:style-name="T1">), one quarter (</text:span><text:span text:style-name="T4">oṉṟu kuralūm</text:span><text:span text:style-name="T1"> &gt; </text:span><text:span text:style-name="T4">oṉṟu kālum</text:span><text:span text:style-name="T1">); in the year opposite this one (</text:span><text:span text:style-name="T4">itaṉ etirāmaṇṭu</text:span><text:span text:style-name="T1">), one half (</text:span><text:span text:style-name="T4">oṉṟu pāṭiyum</text:span><text:span text:style-name="T1">); in the year opposite this one (</text:span><text:span text:style-name="T4">itaṉ etirāmaṇṭu</text:span><text:span text:style-name="T1">), one three quarters (</text:span><text:span text:style-name="T4">onṟu mukkālum</text:span><text:span text:style-name="T1">); in the year opposite this one (</text:span><text:span text:style-name="T4">itaṉ etirāmaṇṭu</text:span><text:span text:style-name="T1">), the full (</text:span><text:span text:style-name="T4">nirampavum</text:span><text:span text:style-name="T1">) capital (</text:span><text:span text:style-name="T4">mutal</text:span><text:span text:style-name="T1">), Pallavarājan said (</text:span><text:span text:style-name="T4">eṉṟu</text:span><text:span text:style-name="T1">): “it has to be (</text:span><text:span text:style-name="T4">peṟaveṇum</text:span><text:span text:style-name="T1"> &gt; </text:span><text:span text:style-name="T4">peṟa-veṇṭum</text:span><text:span text:style-name="T1">) paid (</text:span><text:span text:style-name="T4">iṟukka</text:span><text:span text:style-name="T1">)”; since he said (</text:span><text:span text:style-name="T4">conna</text:span><text:span text:style-name="T19">{{</text:span><text:span text:style-name="T4">mai</text:span><text:span text:style-name="T19">}}</text:span><text:span text:style-name="T4">yil</text:span><text:span text:style-name="T1">) to us (</text:span><text:span text:style-name="T4">namakku</text:span><text:span text:style-name="T1">), having said (</text:span><text:span text:style-name="T4">colli</text:span><text:span text:style-name="T1">) that which has to be done (</text:span><text:span text:style-name="T4">ceyyakkaṭavatāka</text:span><text:span text:style-name="T1">) in this manner (</text:span><text:span text:style-name="T4">ippaṭi</text:span><text:span text:style-name="T1">), we say (</text:span><text:span text:style-name="T4">conṉōm</text:span><text:span text:style-name="T19"> &gt; </text:span><text:span text:style-name="T4">coṉṉōm</text:span><text:span text:style-name="T1">) to those who have to take (</text:span><text:span text:style-name="T4">koḷḷakkaṭavarkaḷukka</text:span><text:span text:style-name="T1"> &gt; </text:span><text:span text:style-name="T4">koḷḷakkaṭavarkaḷukku</text:span><text:span text:style-name="T1">) having put (</text:span><text:span text:style-name="T4">iṭṭu</text:span><text:span text:style-name="T1">) in the account book (</text:span><text:span text:style-name="T4">kaṇakkilum</text:span><text:span text:style-name="T1">) and to those who apportion taxes (</text:span><text:span text:style-name="T4">varikkūṟu ceyvārkaḷukkum</text:span><text:span text:style-name="T1">); from (</text:span><text:span text:style-name="T4">mutal</text:span><text:span text:style-name="T1">) the tenth year (</text:span><text:span text:style-name="T4">pattāvatu</text:span><text:span text:style-name="T1">), to the villages of this </text:span><text:span text:style-name="T5">nāṭu</text:span><text:span text:style-name="T1"> (</text:span><text:span text:style-name="T4">innāṭṭūrkaḷukku</text:span><text:span text:style-name="T1">), to pay (</text:span><text:span text:style-name="T4">iṟukka</text:span><text:span text:style-name="T1">) the </text:span><text:span text:style-name="T4">kaṭamai</text:span><text:span text:style-name="T1">-tax which came (</text:span><text:span text:style-name="T4">venta</text:span><text:span text:style-name="T1"> &gt; </text:span><text:span text:style-name="T4">vanta</text:span><text:span text:style-name="T1">) with this order (</text:span><text:span text:style-name="T4">ippaṭiyāl</text:span><text:span text:style-name="T1">), Neṟi Uṭaiccōḻamūventavēḷān wrote (</text:span><text:span text:style-name="T4">eḻutiṉān</text:span><text:span text:style-name="T1">) the palm-leaf royal order (</text:span><text:span text:style-name="T4">tirumantira ōlai</text:span><text:span text:style-name="T1">). Those who signed (</text:span><text:span text:style-name="T5">eḻuttiṭṭār</text:span><text:span text:style-name="T1">) [are] Nilakaṅkaraiyar, Vāṇātārayar, Nantipanmar, Malaiyappiyārayar, Kanakaracāttipattaraicar, Villavarācar.</text:span></text:p>
      <text:p text:style-name="P1" loext:marker-style-name="T1"/>
      <text:p text:style-name="Standard" loext:marker-style-name="T1"><text:span text:style-name="T1">#122. a) Tiruvālantuṟai Mahādeva temple, inner compound wall; b) on the southern outer face of the compound wall; c) personally located and read in situ; d) ARE 1895, no. 102; SII 5, no. 663; e) 11</text:span><text:span text:style-name="T15">th</text:span><text:span text:style-name="T1"> regnal year and 302 days of Tribhuvana Cakkaravattikaḷ Śrī Rājādhirājadevar; f) Rājādhirāja I or II; g) inscription read with G. Vijayavenugopal.</text:span></text:p>
      <text:p text:style-name="P1" loext:marker-style-name="T1"/>
      <text:p text:style-name="Standard" loext:marker-style-name="T1"><text:span text:style-name="T1">(1) </text:span><text:span text:style-name="T4">svasti śrī</text:span><text:span text:style-name="T1"> </text:span><text:span text:style-name="T4">tribhu</text:span><text:span text:style-name="T1">vanac cakkaravattikaḷ </text:span><text:span text:style-name="T4">śrīrājādhi</text:span><text:span text:style-name="T1">rā</text:span><text:span text:style-name="T4">jade</text:span><text:span text:style-name="T1">vaṟku yāṇṭu patinonṟu nāḷ muṉnūṟṟiraṇṭiṉāl kunṟakkūṟṟamāna ˚uttuṅkatuṅkavaḷaṉāṭṭu</text:span></text:p>
      <text:p text:style-name="Standard" loext:marker-style-name="T1"><text:span text:style-name="T1">(2) ciṟupaḻuvūr ˚uṭaiyār koyil tevakanmikkum śrī mā</text:span><text:span text:style-name="T4">heśva</text:span><text:span text:style-name="T1">rak kaṇkāṇiceyvārkaḷukkum vanta tirumukappaṭi </text:span><text:span text:style-name="T4">tribhu</text:span><text:span text:style-name="T1">vaṉac ca</text:span></text:p>
      <text:p text:style-name="Standard" loext:marker-style-name="T1"><text:span text:style-name="T1">(3) kkaravatti konerinmai koṇṭān kunṟakkūṟṟamāna ˚uttuṅkatuṅkavaḷanāṭṭu ciṟupaḻuvūrt tiruvālantuṟaiy uṭai</text:span><text:span text:style-name="T1"/></text:p>
      <text:p text:style-name="Standard" loext:marker-style-name="T1"><text:soft-page-break/><text:span text:style-name="T1">(4) yār koyil tevakanmikkum </text:span><text:span text:style-name="T4">śrīmāheśvara</text:span><text:span text:style-name="T1">k kaṇkāṇiceyvārkaḷukkum ˚ittevaṟku veṇṭum nimantaṅkaḷukku ˚iṟuppatā</text:span></text:p>
      <text:p text:style-name="Standard" loext:marker-style-name="T1"><text:span text:style-name="T1">(5) ka vāṇakappāṭiy uṭaiyāṉ ˚arayaṉ viracoḻanāṉ yātavarāyaṉai nittoṟppaṭi ˚iṟaiyili māṟiṉa ˚innāṭṭuk kiṭacārāṉa vāra</text:span><text:span text:style-name="T1"/></text:p>
      <text:p text:style-name="Standard" loext:marker-style-name="T1"><text:span text:style-name="T1">(6) ṇavāci niccayitta māṭai ˚eḻupatum munpu kāṇiyuṭaiya manṟāṭikaḷukke kāṇiyāy patinoṉṟuvatu pacāṉa mutal ˚antarāyam pāṭṭam uḷpa</text:span><text:span text:style-name="T1"/></text:p>
      <text:p text:style-name="Standard" loext:marker-style-name="T1"><text:span text:style-name="T1">(7) ṭa tevatānam ˚iṟaiyiliyāka ˚iṭṭu variyilārum varik[kūṟu]ceyvārkaḷum ˚eḻuttiṭṭa ˚uḷvari taracconṉom ˚ivvūrp patinonṟāvatu pacāna mutal ˚an</text:span><text:span text:style-name="T1"/></text:p>
      <text:p text:style-name="Standard" loext:marker-style-name="T1"><text:span text:style-name="T1">(8) tarāyam pāṭṭam uṭpaṭat tevatānam ˚iṟaiyiliyāka kaikkoṇṭu nimantañ celuttap paṇṇuka ˚eḻutiṉān tirumantira ˚o[lai] ˚irā</text:span><text:span text:style-name="T4">jentra</text:span><text:span text:style-name="T1">ciṅkamuven</text:span></text:p>
      <text:p text:style-name="Standard" loext:marker-style-name="T1"><text:span text:style-name="T1">(9) taveḷān ˚eḻuttiṭṭār nilakaṅkarayarum tipat[ta]rayarum kankarāyarum nantipa[n]marum villavarāyarum vāṇātarāyarum nuḷamparāyarum ˚eḻuttiṭṭatu ˚itu </text:span><text:span text:style-name="T4">panmāheśva</text:span><text:span text:style-name="T1">ra</text:span><text:span text:style-name="T4"> </text:span><text:span text:style-name="T1">ra</text:span><text:span text:style-name="T4">kṣai </text:span><text:span text:style-name="T1">||</text:span></text:p>
      <text:p text:style-name="P1" loext:marker-style-name="T1"/>
      <text:p text:style-name="Standard" loext:marker-style-name="T1"><text:span text:style-name="T1">Fortune! Prosperity! This is the 11</text:span><text:span text:style-name="T15">th</text:span><text:span text:style-name="T1"> year and three hundred and two days (</text:span><text:span text:style-name="T4">muṉnūṟṟiraṇṭiṉāl</text:span><text:span text:style-name="T1">) of Tribhuvana Cakkaravartikaḷ Śrī Rājādhirājadevar. To the Tēvakaṉmis (</text:span><text:span text:style-name="T4">tēvakanmikkum</text:span><text:span text:style-name="T1">) of the temple (</text:span><text:span text:style-name="T4">kōyil</text:span><text:span text:style-name="T1">) of the Lord (</text:span><text:span text:style-name="T4">uṭaiyār</text:span><text:span text:style-name="T1">) of Ciṟupaḻuvūr of Uttuṅkatuṅkavaḷanāṭu </text:span><text:span text:style-name="T19">alias</text:span><text:span text:style-name="T1"> Kuṉṟakkūṟṟam (</text:span><text:span text:style-name="T5">kunṟakkūṟṟam</text:span><text:span text:style-name="T1"> &gt; </text:span><text:span text:style-name="T5">kuṉṟakkūṟṟam</text:span><text:span text:style-name="T1">) and to those who do the superintendence (</text:span><text:span text:style-name="T4">kaṇkāṇi ceyvārkaḷukkum</text:span><text:span text:style-name="T1">) of the Śrī Māheśvaras (the Śaiva group), the royal order (</text:span><text:span text:style-name="T4">tirumukappaṭi</text:span><text:span text:style-name="T1">) [of] Tribhuvaṉa Cakaravatti Kōnerinmai Koṇṭān has come (</text:span><text:span text:style-name="T4">vanta</text:span><text:span text:style-name="T1">); to the Tēvakaṉmis (</text:span><text:span text:style-name="T4">tēvakanmikkum</text:span><text:span text:style-name="T1">) of the temple (</text:span><text:span text:style-name="T4">kōyil</text:span><text:span text:style-name="T1">) of the Lord (</text:span><text:span text:style-name="T4">uṭaiyār</text:span><text:span text:style-name="T1">) of Ciṟupaḻuvūr of Uttuṅkatuṅkavaḷanāṭu </text:span><text:span text:style-name="T19">alias</text:span><text:span text:style-name="T1"> Kuṉṟakkūṟṟam (</text:span><text:span text:style-name="T5">kunṟakkūṟṟam</text:span><text:span text:style-name="T1"> &gt; </text:span><text:span text:style-name="T5">kuṉṟakkūṟṟam</text:span><text:span text:style-name="T1">) and to those who do the superintendence (</text:span><text:span text:style-name="T4">kaṇkāṇi ceyvārkaḷukkum</text:span><text:span text:style-name="T1">) of the Śrī Māheśvaras, to pay (</text:span><text:span text:style-name="T4">iṟuppatāka</text:span><text:span text:style-name="T1">) for the endowments (</text:span><text:span text:style-name="T4">nimantaṅkaḷukku</text:span><text:span text:style-name="T1">) wanted (</text:span><text:span text:style-name="T4">vēṇṭum</text:span><text:span text:style-name="T1">) for this god (</text:span><text:span text:style-name="T4">ittēvaṟku</text:span><text:span text:style-name="T1">), as </text:span><text:span text:style-name="T4">kāṇi</text:span><text:span text:style-name="T1"> (</text:span><text:span text:style-name="T4">kāṇiyāy</text:span><text:span text:style-name="T1">) for the shepherds (</text:span><text:span text:style-name="T4">manṟāṭikaḷukkē</text:span><text:span text:style-name="T1"> &gt; </text:span><text:span text:style-name="T4">maṉṟāṭikaḷukkē</text:span><text:span text:style-name="T1">) who possessed (</text:span><text:span text:style-name="T4">uṭaiya</text:span><text:span text:style-name="T1">) the </text:span><text:span text:style-name="T4">kāṇi</text:span><text:span text:style-name="T1"> previously (</text:span><text:span text:style-name="T4">munpu</text:span><text:span text:style-name="T1">), seventy (</text:span><text:span text:style-name="T4">eḻupaṭum</text:span><text:span text:style-name="T1">) coins (</text:span><text:span text:style-name="T4">māṭai</text:span><text:span text:style-name="T1">) ascertained (</text:span><text:span text:style-name="T4">niccayitta</text:span><text:span text:style-name="T1">) by Kiṭacārāṉ Vāraṇavāci of this country (</text:span><text:span text:style-name="T4">innāṭṭu</text:span><text:span text:style-name="T1">), which changed (</text:span><text:span text:style-name="T4">māṟiṉa</text:span><text:span text:style-name="T1">) to tax-free (</text:span><text:span text:style-name="T4">iṟaiyili</text:span><text:span text:style-name="T1">) as per the everyday expenses (</text:span><text:span text:style-name="T4">nīttoṟppaṭi</text:span><text:span text:style-name="T1">) [by?] the lord (</text:span><text:span text:style-name="T4">uṭaiyāṉ</text:span><text:span text:style-name="T1">) of Vāṇakappāṭi, Arayaṉ Vīracōḻanāṉ Yātavarāyaṉ, having set (</text:span><text:span text:style-name="T4">iṭṭu</text:span><text:span text:style-name="T1">) as tax-free (</text:span><text:span text:style-name="T4">iṟaiyiliyāka</text:span><text:span text:style-name="T1">) </text:span><text:span text:style-name="T4">devadāna</text:span><text:span text:style-name="T1"> (</text:span><text:span text:style-name="T4">tēvatānam</text:span><text:span text:style-name="T1">) including (</text:span><text:span text:style-name="T4">uḷpaṭa</text:span><text:span text:style-name="T1">) the </text:span><text:span text:style-name="T4">pāṭṭam</text:span><text:span text:style-name="T1">-tax (tax on land) and the </text:span><text:span text:style-name="T4">antārayam</text:span><text:span text:style-name="T1">-tax (tax levied by the local bodies) from (</text:span><text:span text:style-name="T4">mutal</text:span><text:span text:style-name="T1">) the crop (</text:span><text:span text:style-name="T4">pacāṉa</text:span><text:span text:style-name="T1">) of the 11</text:span><text:span text:style-name="T15">th</text:span><text:span text:style-name="T1"> year, we said to give (</text:span><text:span text:style-name="T4">tarac</text:span><text:span text:style-name="T1">-</text:span><text:span text:style-name="T4">conṉōm</text:span><text:span text:style-name="T19"> &gt; </text:span><text:span text:style-name="T4">coṉṉōm</text:span><text:span text:style-name="T1">) the local tax (</text:span><text:span text:style-name="T4">uḷvari</text:span><text:span text:style-name="T1">) which was recorded (</text:span><text:span text:style-name="T4">eḻuttiṭṭa</text:span><text:span text:style-name="T1">) [by] the revenue collectors (</text:span><text:span text:style-name="T4">variyilār</text:span><text:span text:style-name="T1">) and the officials who fix the taxes (</text:span><text:span text:style-name="T4">varikkūruceyvārkaḷum</text:span><text:span text:style-name="T1"> &gt; </text:span><text:span text:style-name="T4">varikkukkūruceyvārkaḷum</text:span><text:span text:style-name="T1">); having taken in hand (</text:span><text:span text:style-name="T4">kaikkoṇṭu</text:span><text:span text:style-name="T1">) as a tax-free (</text:span><text:span text:style-name="T4">iṟaiyiliyāka</text:span><text:span text:style-name="T1">) </text:span><text:span text:style-name="T4">devadāna</text:span><text:span text:style-name="T1"> including (</text:span><text:span text:style-name="T4">uḷpaṭa</text:span><text:span text:style-name="T1">) the </text:span><text:span text:style-name="T4">pāṭṭam</text:span><text:span text:style-name="T1">-tax and the </text:span><text:span text:style-name="T4">antārayam</text:span><text:span text:style-name="T1">-tax from (</text:span><text:span text:style-name="T4">mutal</text:span><text:span text:style-name="T1">) the crop (</text:span><text:span text:style-name="T4">pacāṉa</text:span><text:span text:style-name="T1">) of the 11</text:span><text:span text:style-name="T15">th</text:span><text:span text:style-name="T1"> year in this town (</text:span><text:span text:style-name="T4">ivvūr</text:span><text:span text:style-name="T1">), to make (</text:span><text:span text:style-name="T4">paṇṇuka</text:span><text:span text:style-name="T1">) [them] observe (</text:span><text:span text:style-name="T4">celutta</text:span><text:span text:style-name="T1">) the endowment (</text:span><text:span text:style-name="T4">nimantañ</text:span><text:span text:style-name="T1">), Rājentraciṅkamuventavēḷāṉ recorded (</text:span><text:span text:style-name="T4">eḻutiṉāṉ</text:span><text:span text:style-name="T1">) the royal order (</text:span><text:span text:style-name="T4">tirumantiram</text:span><text:span text:style-name="T1">) on palm-leaf (</text:span><text:span text:style-name="T4">ōlai</text:span><text:span text:style-name="T1">). The signatories (</text:span><text:span text:style-name="T4">eḻuttiṭṭār</text:span><text:span text:style-name="T1">) [are]: that has been signed (</text:span><text:span text:style-name="T4">eḻuttiṭṭatu</text:span><text:span text:style-name="T1">) [by] Nīlakaṅkarayar, Tipattarayar, Kankarāyar, Nantipanmar, Villavarāyar, Vāṇāratāyar and Nuḷamparāyar. This is under the protection of the Panmāheśvaras.</text:span></text:p>
      <text:p text:style-name="P1" loext:marker-style-name="T1"/>
      <text:p text:style-name="Standard" loext:marker-style-name="T1"><text:span text:style-name="T1">#123. a) Tiruvālantuṟai Mahādeva temple, inner compound wall; b) on the western outer face of the compound wall, upper inscription on the northern side; c) personally located and read in situ; d) ARE 1895, no. 110; SII 5, no. 671; e) 3</text:span><text:span text:style-name="T15">rd</text:span><text:span text:style-name="T1"> regnal year of Kōvirājakesarivarman; f) Rājarāja I (</text:span><text:span text:style-name="T5">circa</text:span><text:span text:style-name="T1"> 988 A.D.); g) inscription read with G. Vijayavenugopal.</text:span></text:p>
      <text:p text:style-name="P1" loext:marker-style-name="T1"/>
      <text:p text:style-name="Standard" loext:marker-style-name="T1"><text:soft-page-break/><text:span text:style-name="T1">(1) </text:span><text:span text:style-name="T4">svasti śrī</text:span><text:span text:style-name="T1"> kovi</text:span><text:span text:style-name="T4">rāja</text:span><text:span text:style-name="T1">kecaripa</text:span><text:span text:style-name="T4">nma</text:span><text:span text:style-name="T1">rkku yāṇṭu muṉṟāvatu ˚aṭikaḷ paḻuveṭṭaraiyar kaṇṭan maṟavanār</text:span></text:p>
      <text:p text:style-name="Standard" loext:marker-style-name="T1"><text:span text:style-name="T1">(2) aruḷicceya kaucikan nakkan māṟan </text:span><text:span text:style-name="T4">śrī</text:span><text:span text:style-name="T1"> kāriyam ārāyāniṟka paḻuveṭṭaraiyar makaḷār vikkiramacoḻa viḷa</text:span></text:p>
      <text:p text:style-name="Standard" loext:marker-style-name="T1"><text:span text:style-name="T1">(3) ṅkoveḷār teviyār nampirāṭṭikaḷār tiruvālantuṟai </text:span><text:span text:style-name="T4">mahāde</text:span><text:span text:style-name="T1">vaṟkku vaicca veḷḷiyin kalacam nakarakkal</text:span></text:p>
      <text:p text:style-name="Standard" loext:marker-style-name="T1"><text:span text:style-name="T1">(4) lāl nūṟṟut toṇṇūṟṟu mukkaḻañcarai veḷḷi maṇṭai niṟai nakarakkallāl nūṟṟut toṇṇūṟṟiru kaḻa</text:span><text:span text:style-name="T1"/></text:p>
      <text:p text:style-name="Standard" loext:marker-style-name="T1"><text:span text:style-name="T1">(5) ñcu ˚itu pa</text:span><text:span text:style-name="T4">nmāheśvara rakṣai</text:span><text:span text:style-name="T1"> ||</text:span></text:p>
      <text:p text:style-name="P1" loext:marker-style-name="T1"/>
      <text:p text:style-name="Standard" loext:marker-style-name="T1"><text:span text:style-name="T1">Fortune! Prosperity! This is the third year of Kōvirājakesarivarman. When Aṭikaḷ Paḻuvēṭṭaraiyar Kaṇṭan Maṟavanār graciously approved/ordered (</text:span><text:span text:style-name="T4">aruḷicceyya</text:span><text:span text:style-name="T1">), while Kaucikan Nakkan Māṟan was examining (</text:span><text:span text:style-name="T4">ārāyāniṟka</text:span><text:span text:style-name="T1">) the sacred service (</text:span><text:span text:style-name="T4">śrī kāriyam </text:span><text:span text:style-name="T19">&gt; </text:span><text:span text:style-name="T4">śrī kāryam</text:span><text:span text:style-name="T1">), She who is our queen (</text:span><text:span text:style-name="T4">nampirāṭṭikaḷār</text:span><text:span text:style-name="T1">), queen (</text:span><text:span text:style-name="T4">tēviyār</text:span><text:span text:style-name="T1">) of Vikramacōḻa Ilaṅkovēḷar, daughter (</text:span><text:span text:style-name="T4">makaḷār</text:span><text:span text:style-name="T1">) of Paḻuvēṭṭaraiyar, for Mahādeva of Tiruvālantuṟai, placed (</text:span><text:span text:style-name="T4">vaicca</text:span><text:span text:style-name="T19"> &gt; </text:span><text:span text:style-name="T4">vaitta</text:span><text:span text:style-name="T1">) hundred and ninety-three and a half </text:span><text:span text:style-name="T4">kaḻañcu</text:span><text:span text:style-name="T1">s (</text:span><text:span text:style-name="T4">nūṟṟu toṇṇūṟṟu mukkaḻañcarai</text:span><text:span text:style-name="T1">) by the standard weighting stone of the town (</text:span><text:span text:style-name="T4">nakarakkallāl</text:span><text:span text:style-name="T1">) [for] a silver vessel (</text:span><text:span text:style-name="T4">veḷḷiyin kalacam</text:span><text:span text:style-name="T1">), [and] hundred and ninety-two </text:span><text:span text:style-name="T4">kalañcu</text:span><text:span text:style-name="T1">s by the weight (</text:span><text:span text:style-name="T4">niṟai</text:span><text:span text:style-name="T1">) of the standard weighting stone of the town (</text:span><text:span text:style-name="T4">nakarakkallāl</text:span><text:span text:style-name="T1">) [for] a wide mouth silver bowl (</text:span><text:span text:style-name="T4">veḷḷi maṇṭai</text:span><text:span text:style-name="T1">). This is under the protection of the Panmāheśvaras.</text:span></text:p>
      <text:p text:style-name="P1" loext:marker-style-name="T1"/>
      <text:p text:style-name="Standard" loext:marker-style-name="T1"><text:span text:style-name="T1">#124. a) Tiruvālantuṟai Mahādeva temple, inner compound wall; b) on the western outer face of the compound wall, lowest inscription on the northern side; c) personally located and read in situ; d) ARE 1895, no. 111; SII 5, no. 672; e) 3</text:span><text:span text:style-name="T15">rd</text:span><text:span text:style-name="T1"> regnal year of Kōvirājakesarivarman; f) Rājarāja I (</text:span><text:span text:style-name="T5">circa</text:span><text:span text:style-name="T1"> 988 A.D.); g) inscription read with G. Vijayavenugopal.</text:span></text:p>
      <text:p text:style-name="P1" loext:marker-style-name="T1"/>
      <text:p text:style-name="Standard" loext:marker-style-name="T1"><text:span text:style-name="T1">(1) </text:span><text:span text:style-name="T4">svasti śrī</text:span><text:span text:style-name="T1"> kovirā</text:span><text:span text:style-name="T4">ja</text:span><text:span text:style-name="T1">kecaripa</text:span><text:span text:style-name="T4">nma</text:span><text:span text:style-name="T1">kku yāṇ muṉṟāvatu ciṟupaḻuvūr tiruvālantuṟai ˚uṭaiya </text:span><text:span text:style-name="T4">mahā</text:span><text:span text:style-name="T1">te</text:span></text:p>
      <text:p text:style-name="Standard" loext:marker-style-name="T1"><text:span text:style-name="T1">(2) varkku kaucikan nakkan māṟan </text:span><text:span text:style-name="T4">śrī </text:span><text:span text:style-name="T1">kāriyam ārāyāniṟkka ˚aṭikaḷ paḻuveṭṭaraiyar kaṇṭan maṟavanār tiruvaṭit</text:span></text:p>
      <text:p text:style-name="Standard" loext:marker-style-name="T1"><text:span text:style-name="T1">(3) toḻutu vaitta ponnin paṭṭam niṟai patin kaḻañce munṟu mañcāṭiyāka paṭṭam iraṇṭināl pon iru</text:span><text:span text:style-name="T1"/></text:p>
      <text:p text:style-name="Standard" loext:marker-style-name="T1"><text:span text:style-name="T1">(4) patin kaḻañce ˚āṟu mañcāṭi ˚ivaṉ vaicca poṟpū ˚aiñcināl pon ˚aiñ kaḻañce munṟu mañcāṭi ˚ivaṉ</text:span><text:span text:style-name="T1"/></text:p>
      <text:p text:style-name="Standard" loext:marker-style-name="T1"><text:span text:style-name="T1">(5) ˚uttara ˚ayanam paṟṟin </text:span><text:span text:style-name="T4">sa</text:span><text:span text:style-name="T1">ṅkirānti nānṟu vaitta paṭṭam munṟināl pon nāṟppatin kaḻañcu paṭṭa</text:span></text:p>
      <text:p text:style-name="Standard" loext:marker-style-name="T1"><text:span text:style-name="T1">(6) m ˚uru ˚añcum poṟpū ˚aiñcināl[u]m ˚ākap pon niṟai ˚eḻupattaiṅ kaḻañcarai ˚itu pa</text:span><text:span text:style-name="T4">nmāheśvara rakṣai</text:span><text:span text:style-name="T1"> ||</text:span></text:p>
      <text:p text:style-name="P1" loext:marker-style-name="T1"/>
      <text:p text:style-name="Standard" loext:marker-style-name="T1"><text:span text:style-name="T1">Fortune! Prosperity! This is the third year (</text:span><text:span text:style-name="T5">yāṇ</text:span><text:span text:style-name="T1"> &gt; </text:span><text:span text:style-name="T5">yāṇṭu</text:span><text:span text:style-name="T1">) of Kōvirājakesarivarman. To Mahādeva who possesses/of (</text:span><text:span text:style-name="T4">uṭaiya</text:span><text:span text:style-name="T1">) Tiruvālantuṟai of Ciṟupaḻuvūr, while Kaucikan Nakkan Māṟan was examining (</text:span><text:span text:style-name="T4">ārāyāniṟkka</text:span><text:span text:style-name="T1">) the sacred service (</text:span><text:span text:style-name="T4">śrī kāriyam</text:span><text:span text:style-name="T19"> &gt; </text:span><text:span text:style-name="T4">śrī kāryam</text:span><text:span text:style-name="T1">), Aṭikaḷ Paḻuvēṭṭaraiyar Kaṇṭan Maṟavanār, having worshipped the sacred feet (</text:span><text:span text:style-name="T4">tiruvaṭi toḻutu</text:span><text:span text:style-name="T1">), placed (</text:span><text:span text:style-name="T4">vaitta</text:span><text:span text:style-name="T1">), at the rate of (</text:span><text:span text:style-name="T4">āka</text:span><text:span text:style-name="T1">) three </text:span><text:span text:style-name="T4">mañcāṭi</text:span><text:span text:style-name="T1">s [fraction] and 10 </text:span><text:span text:style-name="T4">kaḻañcu</text:span><text:span text:style-name="T1">s of weight (</text:span><text:span text:style-name="T4">niṟai</text:span><text:span text:style-name="T1">) for a forehead plate (</text:span><text:span text:style-name="T4">paṭṭam</text:span><text:span text:style-name="T1">) of gold (</text:span><text:span text:style-name="T4">ponnin</text:span><text:span text:style-name="T1">), six (</text:span><text:span text:style-name="T4">āṟu</text:span><text:span text:style-name="T1">) </text:span><text:span text:style-name="T4">mañcāṭi</text:span><text:span text:style-name="T1">s and twenty (</text:span><text:span text:style-name="T4">iru patin</text:span><text:span text:style-name="T1">) </text:span><text:span text:style-name="T4">kaḻañcu</text:span><text:span text:style-name="T1">s of gold (</text:span><text:span text:style-name="T4">pon</text:span><text:span text:style-name="T1">) for two forehead plates (</text:span><text:span text:style-name="T4">paṭṭam iraṇṭināl</text:span><text:span text:style-name="T1">); he (</text:span><text:span text:style-name="T4">ivaṉ</text:span><text:span text:style-name="T1">) put (</text:span><text:span text:style-name="T4">vaicca</text:span><text:span text:style-name="T19"> &gt; </text:span><text:span text:style-name="T4">vaitta</text:span><text:span text:style-name="T1">) three (</text:span><text:span text:style-name="T4">munṟu</text:span><text:span text:style-name="T1"> &gt; </text:span><text:span text:style-name="T4">muṉṟu</text:span><text:span text:style-name="T1">) </text:span><text:span text:style-name="T4">mañcāṭi</text:span><text:span text:style-name="T1">s and five (</text:span><text:span text:style-name="T4">aiñ</text:span><text:span text:style-name="T1">) </text:span><text:span text:style-name="T4">kaḻañcu</text:span><text:span text:style-name="T1">s of gold (</text:span><text:span text:style-name="T4">pon</text:span><text:span text:style-name="T1">) for five (</text:span><text:span text:style-name="T4">aiñcināl</text:span><text:span text:style-name="T1">) flowers of gold (</text:span><text:span text:style-name="T4">poṟpū</text:span><text:span text:style-name="T1">); he (</text:span><text:span text:style-name="T4">ivaṉ</text:span><text:span text:style-name="T1">), on the day (</text:span><text:span text:style-name="T4">nānṟu</text:span><text:span text:style-name="T1"> &gt; </text:span><text:span text:style-name="T4">nāṉṟu</text:span><text:span text:style-name="T1">) of Sankrāṃti in </text:span><text:soft-page-break/><text:span text:style-name="T1">connection with (</text:span><text:span text:style-name="T4">paṟṟin</text:span><text:span text:style-name="T1">) Uttara Ayanam, put (</text:span><text:span text:style-name="T4">vaitta</text:span><text:span text:style-name="T1">) fourty (</text:span><text:span text:style-name="T4">nāṟppatin</text:span><text:span text:style-name="T1">) </text:span><text:span text:style-name="T4">kaḻañcu</text:span><text:span text:style-name="T1">s of gold (</text:span><text:span text:style-name="T4">pon</text:span><text:span text:style-name="T1">) for three (</text:span><text:span text:style-name="T4">munṟināl</text:span><text:span text:style-name="T1"> &gt; </text:span><text:span text:style-name="T4">muṉṟināl</text:span><text:span text:style-name="T1">) forehead plates (</text:span><text:span text:style-name="T4">paṭṭam</text:span><text:span text:style-name="T1">); at the rate of (</text:span><text:span text:style-name="T4">āka</text:span><text:span text:style-name="T1">) for five (</text:span><text:span text:style-name="T4">aiñcinālum</text:span><text:span text:style-name="T1">) flowers of gold (</text:span><text:span text:style-name="T4">poṟpū</text:span><text:span text:style-name="T1">) and five (</text:span><text:span text:style-name="T4">añcum</text:span><text:span text:style-name="T1">) [</text:span><text:span text:style-name="T5">uru</text:span><text:span text:style-name="T1">? 2 and 5?] plates (</text:span><text:span text:style-name="T4">paṭṭam</text:span><text:span text:style-name="T1">), seventy-five (</text:span><text:span text:style-name="T4">eḻupattaiṅ</text:span><text:span text:style-name="T1">) </text:span><text:span text:style-name="T4">kaḻañcu</text:span><text:span text:style-name="T1">s of weight (</text:span><text:span text:style-name="T4">niṟai</text:span><text:span text:style-name="T1">) of gold (</text:span><text:span text:style-name="T4">pon</text:span><text:span text:style-name="T1">). This is under the protection of the Panmāheśvaras.</text:span></text:p>
      <text:p text:style-name="P1" loext:marker-style-name="T1"/>
      <text:p text:style-name="Standard" loext:marker-style-name="T1"><text:span text:style-name="T1">#125. a) Tiruvālantuṟai Mahādeva temple, inner compound wall; b) on the western outer face of the compound wall, in the middle of the group of inscriptions, lower inscription; c) personally located and read in situ; d) ARE 1895, no. 109; SII 5, no. 670; e) 8</text:span><text:span text:style-name="T15">th</text:span><text:span text:style-name="T1"> regnal year of Kōvirājarājakesarivarman; f) Rājarāja I (</text:span><text:span text:style-name="T5">circa</text:span><text:span text:style-name="T1"> 993 A.D.); g) inscription read with G. Vijayavenugopal; h) this inscription is engraved in continuation of #129, registering a donation eleven years after this one, corroborating the hypothesis that this group of inscriptions was recopied altogether at a later date.</text:span></text:p>
      <text:p text:style-name="P1" loext:marker-style-name="T1"/>
      <text:p text:style-name="Standard" loext:marker-style-name="T1"><text:span text:style-name="T1">(1) </text:span><text:span text:style-name="T4">svasti śrī</text:span><text:span text:style-name="T1"> kovirā</text:span><text:span text:style-name="T4">ja</text:span><text:span text:style-name="T1">rā</text:span><text:span text:style-name="T4">ja</text:span><text:span text:style-name="T1">kecariva</text:span></text:p>
      <text:p text:style-name="Standard" loext:marker-style-name="T1"><text:span text:style-name="T1">(2) </text:span><text:span text:style-name="T4">nma</text:span><text:span text:style-name="T1">rkku yāṇṭu ˚eṭṭāvatu ˚aṭikaḷ paḻuveṭṭaraiyar kaṇṭan maṟavanār paṭai ˚i[ḷai]</text:span></text:p>
      <text:p text:style-name="Standard" loext:marker-style-name="T1"><text:span text:style-name="T1">(3) ya ˚iraṇamukarāmanil kaikkoḷan [pa]latevan vaiyiriyai kunṟakūṟṟattu mallūr </text:span><text:span text:style-name="T1"/></text:p>
      <text:p text:style-name="Standard" loext:marker-style-name="T1"><text:span text:style-name="T1">(4) irukku veḷḷāḷan kiḻavan ṉampanum palateva[ṉai] vayiriy[u]m taṅkaḷil ˚uruvik kutti pa</text:span><text:span text:style-name="T1"/></text:p>
      <text:p text:style-name="Standard" loext:marker-style-name="T1"><text:span text:style-name="T1">(5) la[[tevan va]]yiri paṭak kiḻavan nampanai ˚aṭikaḷ paḻuv[e]ṭṭaraiyar [ka]ṇṭan maṟavanār ci</text:span><text:span text:style-name="T1"/></text:p>
      <text:p text:style-name="Standard" loext:marker-style-name="T1"><text:span text:style-name="T1">(6) ṟupaḻuvūr tiruvālantuṟai ˚uṭaiya </text:span><text:span text:style-name="T4">mahāde</text:span><text:span text:style-name="T1">varkku ˚ivanai cātti ˚oru nontāvi</text:span></text:p>
      <text:p text:style-name="Standard" loext:marker-style-name="T1"><text:span text:style-name="T1">(7) ḷakku vaiy enna vaitta cāvāmūvāp perāṭu toṇṇūṟu ˚ittoṇṇūṟum vaic</text:span><text:span text:style-name="T1"/></text:p>
      <text:p text:style-name="Standard" loext:marker-style-name="T1"><text:span text:style-name="T1">(8) cen </text:span><text:span text:style-name="T4">panmā</text:span><text:span text:style-name="T1">ye</text:span><text:span text:style-name="T4">śva</text:span><text:span text:style-name="T1">ra ra</text:span><text:span text:style-name="T4">kṣai</text:span><text:span text:style-name="T1"> ||</text:span></text:p>
      <text:p text:style-name="P1" loext:marker-style-name="T1"/>
      <text:p text:style-name="Standard" loext:marker-style-name="T1"><text:span text:style-name="T1">Fortune! Prosperity! This is the eighth year of Kōvirājarājakesarivarman. The Kaikkōḷan Palatēvan Vaiyiri, who is in Iraṇamukarāman,</text:span><text:span text:style-name="T1"><text:note text:id="ftn318" text:note-class="footnote"><text:note-citation>156</text:note-citation><text:note-body><text:p text:style-name="P3" loext:marker-style-name="T11"><text:span text:style-name="T12"><text:s/></text:span><text:span text:style-name="T11">This is a part of the name of the donor of the </text:span><text:span text:style-name="T13">balipīṭha</text:span><text:span text:style-name="T11"> in the southern shrine of the AIM (#26). It may be the name of a specific branch of the army of the Paḻuvēṭṭaraiyar.</text:span></text:p></text:note-body></text:note></text:span><text:span text:style-name="T1"> the young (</text:span><text:span text:style-name="T4">iḷaiya</text:span><text:span text:style-name="T1">) [branch?] of the army (</text:span><text:span text:style-name="T4">paṭai</text:span><text:span text:style-name="T1">) of Aṭikaḷ Paḻuvēṭṭaraiyar Kaṇṭan Maṟavanār; Nampan, lord (</text:span><text:span text:style-name="T4">kiḻavan</text:span><text:span text:style-name="T1">) [and] Veḷḷāḷan (agriculturalist) who resides (</text:span><text:span text:style-name="T4">irukkum</text:span><text:span text:style-name="T1">) in Mallūr in Kuṉṟakkūṟṟam (</text:span><text:span text:style-name="T5">kunṟakūṟṟam</text:span><text:span text:style-name="T1"> &gt; </text:span><text:span text:style-name="T5">kuṉṟakkūṟṟam</text:span><text:span text:style-name="T1">) and Palatēvan Vayiri; between them (</text:span><text:span text:style-name="T4">taṅkaḷil</text:span><text:span text:style-name="T1">), Palatēvan Vayiri having drawn (</text:span><text:span text:style-name="T4">uruvi</text:span><text:span text:style-name="T1">) [the sword] pierced (</text:span><text:span text:style-name="T4">kutti</text:span><text:span text:style-name="T1">) the lord (</text:span><text:span text:style-name="T4">kiḻavan</text:span><text:span text:style-name="T1">) Nampan so that he dies (</text:span><text:span text:style-name="T4">paṭa</text:span><text:span text:style-name="T1">); Aṭikaḷ Paḻuvēṭṭaraiyar Kaṇṭan Maṟavanār said (</text:span><text:span text:style-name="T4">enna</text:span><text:span text:style-name="T1">): “put (</text:span><text:span text:style-name="T4">vai</text:span><text:span text:style-name="T1">) one perpetual lamp (</text:span><text:span text:style-name="T4">oru nontāviḷakku</text:span><text:span text:style-name="T1">) on behalf of him (</text:span><text:span text:style-name="T4">cātti ivaṉai</text:span><text:span text:style-name="T1">) to Mahādeva who possesses/of (</text:span><text:span text:style-name="T4">uṭaiya</text:span><text:span text:style-name="T1">) Tiruvālantuṟai of Ciṟupaḻuvūr”; ninety (</text:span><text:span text:style-name="T4">toṇṇūṟu</text:span><text:span text:style-name="T1">) undying and non-ageing great goats (</text:span><text:span text:style-name="T4">cāvāmūva perāṭu</text:span><text:span text:style-name="T1">) were placed (</text:span><text:span text:style-name="T4">vaitta</text:span><text:span text:style-name="T1">) [for this lamp]; I have put (</text:span><text:span text:style-name="T4">vaiccēn</text:span><text:span text:style-name="T1">) these ninety (</text:span><text:span text:style-name="T4">ittoṇṇūṟum</text:span><text:span text:style-name="T1">) [goats]. This is under the protection of the Panmāheśvaras.</text:span></text:p>
      <text:p text:style-name="P1" loext:marker-style-name="T1"/>
      <text:p text:style-name="Standard" loext:marker-style-name="T1"><text:span text:style-name="T1">#126. a) Tiruvālantuṟai Mahādeva temple, inner compound wall; b) on the western outer face of the compound wall, on the southern side of the northernmost inscriptions, upper inscription; c) personally located and read in situ; d) ARE 1895, no. 106; SII 5, no. 667; e) 10</text:span><text:span text:style-name="T15">th</text:span><text:span text:style-name="T1"> regnal year of </text:span><text:span text:style-name="T5">kāntaḷūr cālai kalam aṟutta</text:span><text:span text:style-name="T1"> Kōvirājarājakesarivarman; f) Rājarāja I (</text:span><text:span text:style-name="T5">circa</text:span><text:span text:style-name="T1"> 995 A.D.); g) inscription read with G. Vijayavenugopal.</text:span></text:p>
      <text:p text:style-name="P1" loext:marker-style-name="T1"/>
      <text:p text:style-name="Standard" loext:marker-style-name="T1"><text:span text:style-name="T1">(1) </text:span><text:span text:style-name="T4">svasti śrī</text:span><text:span text:style-name="T1"> kāntaḷūrc cālai kalam aṟutta kovirā</text:span><text:span text:style-name="T4">ja</text:span><text:span text:style-name="T1">rā</text:span><text:span text:style-name="T4">ja</text:span><text:span text:style-name="T1">kecaripa</text:span><text:span text:style-name="T4">nma</text:span><text:span text:style-name="T1">rkku yāṇṭu pattā</text:span></text:p>
      <text:p text:style-name="Standard" loext:marker-style-name="T1"><text:span text:style-name="T1">(2) vatu </text:span><text:span text:style-name="T4">brahma</text:span><text:span text:style-name="T1">teyam ciṟupaḻuvūr tiruvāntuṟai ˚uṭaiya ma</text:span><text:span text:style-name="T4">hā</text:span><text:span text:style-name="T1">tevarkku ˚aṭikaḷ paḻuveṭṭa</text:span></text:p>
      <text:p text:style-name="Standard" loext:marker-style-name="T1"><text:span text:style-name="T1">(3) raiyar kaṇṭan maṟavanār peruntiṟattaraiyan [cu]ntiracoḻanen nicata ˚irunāḻi tumpaip paḷḷi</text:span><text:span text:style-name="T1"/></text:p>
      <text:p text:style-name="Standard" loext:marker-style-name="T1"><text:span text:style-name="T1">(4) ttāmam paṟiccaṭṭa vaicca nilam ivvūr kiḻakku[v]ār nān kuṭutta nilattukku kiḻpārkellai māṟa</text:span><text:span text:style-name="T1"/></text:p>
      <text:p text:style-name="Standard" loext:marker-style-name="T1"><text:soft-page-break/><text:span text:style-name="T1">(5) n ˚iravi nilattukku meṟkkum tenpaṟkkellai ˚aḷakkanār kuḻikku vaṭakkum mipārkellai ko</text:span><text:span text:style-name="T1"/></text:p>
      <text:p text:style-name="Standard" loext:marker-style-name="T1"><text:span text:style-name="T1">(6) vaṇivaṭi vit[t]aip peṟṟa peṟṟukkuk kiḻakku nokki pon varampukku teṟkkum</text:span><text:span text:style-name="T1"/></text:p>
      <text:p text:style-name="Standard" loext:marker-style-name="T1"><text:span text:style-name="T1">(7) ˚ivvicaitta perunānkellaiyuḷ[ḷ a]kappaṭṭa nilam ˚uṇṇalam ˚aḻiviṉṟi viṟ</text:span><text:span text:style-name="T1"/></text:p>
      <text:p text:style-name="Standard" loext:marker-style-name="T1"><text:span text:style-name="T1">(8) ṟu vilaiyāvaṇam ceytu kuṭutten [[˚a]]raiyan cuntaracoḻanen itu pa</text:span><text:span text:style-name="T4">nmā</text:span><text:span text:style-name="T1">ye</text:span><text:span text:style-name="T4">śvara </text:span><text:span text:style-name="T1">[</text:span><text:span text:style-name="T4">rakṣai</text:span><text:span text:style-name="T1"> ||]</text:span></text:p>
      <text:p text:style-name="P1" loext:marker-style-name="T1"/>
      <text:p text:style-name="Standard" loext:marker-style-name="T1"><text:span text:style-name="T1">Fortune! Prosperity! This is the tenth year of Kōvirājarājakesarivarman who destroyed the ships at Kāntaḷūr Cālai. To Mahādeva who possesses/of (</text:span><text:span text:style-name="T4">uṭaiya</text:span><text:span text:style-name="T1">) Tiruvālantuṟai (</text:span><text:span text:style-name="T4">tiruvāntuṟai</text:span><text:span text:style-name="T1"> &gt; </text:span><text:span text:style-name="T4">tiruvālantuṟai</text:span><text:span text:style-name="T1">), a </text:span><text:span text:style-name="T4">brahmadeya</text:span><text:span text:style-name="T1"> of Ciṟupaḻuvūr, I, Cuntaracōḻaṉ, chief (</text:span><text:span text:style-name="T4">araiyan</text:span><text:span text:style-name="T1">) of the big group (</text:span><text:span text:style-name="T4">peruntiṟattu</text:span><text:span text:style-name="T1">) of Aṭikaḷ Paḻuvēṭṭaraiyar Kaṇṭan Maṟavanār, placed (</text:span><text:span text:style-name="T4">vaicca</text:span><text:span text:style-name="T19"> &gt; </text:span><text:span text:style-name="T4">vaitta</text:span><text:span text:style-name="T1">) a land (</text:span><text:span text:style-name="T4">nilam</text:span><text:span text:style-name="T1">) in order to supply (</text:span><text:span text:style-name="T4">aṭṭa</text:span><text:span text:style-name="T1">), having plucked (</text:span><text:span text:style-name="T4">paṟiccu</text:span><text:span text:style-name="T1">) [the flowers], garlands for the idol (</text:span><text:span text:style-name="T4">paḷḷittāmam</text:span><text:span text:style-name="T1">) of </text:span><text:span text:style-name="T4">tumpai</text:span><text:span text:style-name="T1"> [flowers] of two </text:span><text:span text:style-name="T4">nāḻi</text:span><text:span text:style-name="T1">s every day (</text:span><text:span text:style-name="T4">nicata</text:span><text:span text:style-name="T1">); for the land (</text:span><text:span text:style-name="T4">nilattukku</text:span><text:span text:style-name="T1">) which was given (</text:span><text:span text:style-name="T4">kuṭutta</text:span><text:span text:style-name="T1">) by me (</text:span><text:span text:style-name="T4">nān</text:span><text:span text:style-name="T1">) on the east (</text:span><text:span text:style-name="T4">kīḻakkuvār</text:span><text:span text:style-name="T1">) of this village (</text:span><text:span text:style-name="T4">ivvūr</text:span><text:span text:style-name="T1">): the eastern side boundary (</text:span><text:span text:style-name="T4">kīḻpārkellai</text:span><text:span text:style-name="T1">) [is] to the west (</text:span><text:span text:style-name="T4">mēṟkkum</text:span><text:span text:style-name="T1">) of the land (</text:span><text:span text:style-name="T4">nilattukku</text:span><text:span text:style-name="T1">) of Māṟan Iravi; the southern side boundary (</text:span><text:span text:style-name="T4">tenpaṟkkellai</text:span><text:span text:style-name="T1">) [is] to the north (</text:span><text:span text:style-name="T4">vaṭakkum</text:span><text:span text:style-name="T1">) of the pond (</text:span><text:span text:style-name="T4">kuḻikku</text:span><text:span text:style-name="T1">) Aḷakkanār; the western side boundary (</text:span><text:span text:style-name="T4">mīpārkellai</text:span><text:span text:style-name="T1">) [is] to the east (</text:span><text:span text:style-name="T4">kīḻakku</text:span><text:span text:style-name="T1">) of the bull (</text:span><text:span text:style-name="T4">perṟukku</text:span><text:span text:style-name="T19">?</text:span><text:span text:style-name="T1">) acquired (</text:span><text:span text:style-name="T4">peṟṟa</text:span><text:span text:style-name="T1">) by Kōvaṇivaṭi Vittai, looking (</text:span><text:span text:style-name="T4">nōkki</text:span><text:span text:style-name="T1">) [when we go? </text:span><text:span text:style-name="T4">pon</text:span><text:span text:style-name="T1"> &gt; </text:span><text:span text:style-name="T4">pōnta</text:span><text:span text:style-name="T1">] to the south (</text:span><text:span text:style-name="T4">teṟkkum</text:span><text:span text:style-name="T1">) of the boundary (</text:span><text:span text:style-name="T4">varampukku</text:span><text:span text:style-name="T1">); [this is] the land (</text:span><text:span text:style-name="T4">nilam</text:span><text:span text:style-name="T1">) which falls inside (</text:span><text:span text:style-name="T4">akap paṭṭa</text:span><text:span text:style-name="T1">) the four great boundaries (</text:span><text:span text:style-name="T4">perunnānkellaiyuḷ</text:span><text:span text:style-name="T1">) thus divided (</text:span><text:span text:style-name="T4">ivvicaitta</text:span><text:span text:style-name="T1">); I, the chief (</text:span><text:span text:style-name="T4">araiyan</text:span><text:span text:style-name="T1">) Cuntaracōḻan, gave (</text:span><text:span text:style-name="T4">kuṭuttēn</text:span><text:span text:style-name="T1">), having made (</text:span><text:span text:style-name="T4">ceytu</text:span><text:span text:style-name="T1">) the sale document (</text:span><text:span text:style-name="T4">vilaiyāvaṇam</text:span><text:span text:style-name="T1">), after selling (</text:span><text:span text:style-name="T4">viṟṟu</text:span><text:span text:style-name="T1">) the inner land (</text:span><text:span text:style-name="T4">uṇṇalam</text:span><text:span text:style-name="T1"> &gt; </text:span><text:span text:style-name="T4">uṇṇilam</text:span><text:span text:style-name="T1">)</text:span><text:span text:style-name="T4"> </text:span><text:span text:style-name="T1">without damage (</text:span><text:span text:style-name="T4">aḻiviṉṟi</text:span><text:span text:style-name="T1">). This is under the protection of the Panmāheśvaras.</text:span></text:p>
      <text:p text:style-name="P1" loext:marker-style-name="T1"/>
      <text:p text:style-name="Standard" loext:marker-style-name="T1"><text:span text:style-name="T1">#127. a) Tiruvālantuṟai Mahādeva temple, inner compound wall; b) on the western outer face of the compound wall, on the southern side of the northernmost inscriptions, lower inscription; c) personally located and read in situ; d) ARE 1895, no. 107; SII 5, no. 668; e) 10</text:span><text:span text:style-name="T15">th</text:span><text:span text:style-name="T1"> regnal year of </text:span><text:span text:style-name="T5">kāntaḷūr cālai kalam aṟutta</text:span><text:span text:style-name="T1"> Kōvirājarājakesarivarman; f) Rājarāja I (</text:span><text:span text:style-name="T5">circa</text:span><text:span text:style-name="T1"> 995 A.D.); g) inscription read with G. Vijayavenugopal.</text:span></text:p>
      <text:p text:style-name="P1" loext:marker-style-name="T1"/>
      <text:p text:style-name="Standard" loext:marker-style-name="T1"><text:span text:style-name="T1">(1) </text:span><text:span text:style-name="T4">svasti śrī</text:span><text:span text:style-name="T1"> kāntaḷūrc cālai kalamm aṟutta kovirā</text:span><text:span text:style-name="T4">ja</text:span><text:span text:style-name="T1">rā</text:span><text:span text:style-name="T4">ja</text:span><text:span text:style-name="T1">kecaripa</text:span><text:span text:style-name="T4">nma</text:span><text:span text:style-name="T1">ṟkku yāṇṭu pattāva</text:span></text:p>
      <text:p text:style-name="Standard" loext:marker-style-name="T1"><text:span text:style-name="T1">(2) tu kuṉṟakūṟṟattu </text:span><text:span text:style-name="T4">brahma</text:span><text:span text:style-name="T1">teyam ciṟupaḻuvūr cāvānti tirunilakaṇṭan civan[u]m ˚ivan ma[kan]</text:span></text:p>
      <text:p text:style-name="Standard" loext:marker-style-name="T1"><text:span text:style-name="T1">(3) nakkanum ˚ivviruvom viṟṟuk kuṭut[ta vi]laiyāvaṇam ˚ivvūr tiruvālantuṟai </text:span><text:span text:style-name="T4">mahā</text:span><text:span text:style-name="T1">te</text:span></text:p>
      <text:p text:style-name="Standard" loext:marker-style-name="T1"><text:span text:style-name="T1">(4) varkku ˚aṭikaḷ paḻuveṭṭaraiyar kaṇṭa[n] maṟavanār koṇṭu kuṭutta nilamāvatu icci</text:span><text:span text:style-name="T1"/></text:p>
      <text:p text:style-name="Standard" loext:marker-style-name="T1"><text:span text:style-name="T1">(5) ṟupaḻuvūr melūr ˚aiyankuḷattin kiḻ nā[n]kaḷ viṟṟu kuṭutta nilattukku kiḻpārk</text:span><text:span text:style-name="T1"/></text:p>
      <text:p text:style-name="Standard" loext:marker-style-name="T1"><text:span text:style-name="T1">(6) kellai cāvānti nārāyaṇan centan ˚uḷḷiṭṭār k[ū]ṭṭattār ˚aṉaivomum viṟkinṟa nilat</text:span><text:span text:style-name="T1"/></text:p>
      <text:p text:style-name="Standard" loext:marker-style-name="T1"><text:span text:style-name="T1">(7) tukku meṟkkum tenpārkkellai [puṟa]kkuḻikkum kaḻanikkum puṟakuḻi ˚erikku vaṭakku</text:span><text:span text:style-name="T1"/></text:p>
      <text:p text:style-name="Standard" loext:marker-style-name="T1"><text:span text:style-name="T1">(8) m[ī]p[ā]ṟkkellai ˚erikku kiḻakkum vaṭapāṟkkellai peruvaḻikku teṟkkum ˚icai</text:span><text:span text:style-name="T1"/></text:p>
      <text:p text:style-name="Standard" loext:marker-style-name="T1"><text:span text:style-name="T1">(9) tta perunānkellaiyuḷ ˚akappaṭṭa n[i]lam pattu ˚innilam mikitik kuṟaiv[u]</text:span><text:span text:style-name="T1"/></text:p>
      <text:p text:style-name="Standard" loext:marker-style-name="T1"><text:span text:style-name="T1">(10) ˚uḷḷaṭa[ṅ]ka pattu[c] ceyyum ˚ikkaḻanikkup pāya ˚uṭaiya kuḷamum viṟṟuk kuṭu</text:span><text:span text:style-name="T1"/></text:p>
      <text:p text:style-name="Standard" loext:marker-style-name="T1"><text:span text:style-name="T1">(11) ttuk koṇṭa vilaipporuḷ ˚ulavi pon ˚irupatin kaḻañcu ponnukkum ˚inni</text:span><text:span text:style-name="T1"/></text:p>
      <text:p text:style-name="Standard" loext:marker-style-name="T1"><text:span text:style-name="T1">(12) lamum ˚ikkuḷamum viṟṟuk kuṭuttom ˚innilattukkum ˚ikkuḷattukkum ˚ituve</text:span><text:span text:style-name="T1"/></text:p>
      <text:p text:style-name="Standard" loext:marker-style-name="T1"><text:span text:style-name="T1">(13) vilaiyāvaṇamum poruḷ māvaṟutip poruḷc celavolaiy āvatākavum ˚ituval</text:span><text:span text:style-name="T1"/></text:p>
      <text:p text:style-name="Standard" loext:marker-style-name="T1"><text:span text:style-name="T1">(14) latu poruḷ māvaṟutip poruḷ celavolai kāṭṭakkaṭavarallātārākavum ˚ipparicoṭṭi</text:span><text:span text:style-name="T1"/></text:p>
      <text:p text:style-name="Standard" loext:marker-style-name="T1"><text:span text:style-name="T1">(15) ˚āvaṇakkaḷiye ˚irupatin kaḻañcu ponnukku ˚ivvi[l]aikkaṟa viṟṟu[p] poruḷ aṟak koṇṭu viṟ</text:span><text:span text:style-name="T1"/></text:p>
      <text:p text:style-name="Standard" loext:marker-style-name="T1"><text:span text:style-name="T1">(16) ṟu vilaiyāvaṇañ ceytu kuṭuttom tiruvālantuṟai ma</text:span><text:span text:style-name="T4">hā</text:span><text:span text:style-name="T1">tevarkku cāvānti tirunila[ka]ṇ</text:span></text:p>
      <text:p text:style-name="Standard" loext:marker-style-name="T1"><text:span text:style-name="T1">(17) [ṭa]n civanum ˚ivan makan civan ṉakkan[u]m ˚ivviruvom ˚itu </text:span><text:span text:style-name="T4">panmāheśvara rakṣai</text:span><text:span text:style-name="T1"> ||</text:span></text:p>
      <text:p text:style-name="P1" loext:marker-style-name="T1"/>
      <text:p text:style-name="Standard" loext:marker-style-name="T1"><text:soft-page-break/><text:span text:style-name="T1">Fortune! Prosperity! This is the tenth year of Kōvirājarājakesarivarman who destroyed the ships at Kāntaḷūr Cālai. We the two (</text:span><text:span text:style-name="T4">ivviruvōm</text:span><text:span text:style-name="T1">) Cāvānti Tirunīlakaṇṭan Civan of Ciṟupaḻuvūr, a </text:span><text:span text:style-name="T4">brahmadeya</text:span><text:span text:style-name="T1"> of Kuṉṟakkūṟṟam, and his son (</text:span><text:span text:style-name="T4">ivan makan</text:span><text:span text:style-name="T1">) Nakkan, having sold (</text:span><text:span text:style-name="T4">viṟṟu</text:span><text:span text:style-name="T1">), gave (</text:span><text:span text:style-name="T4">kuṭutta</text:span><text:span text:style-name="T1">) with a sale agreement (</text:span><text:span text:style-name="T4">vilaiyāvaṇam</text:span><text:span text:style-name="T1">); to Mahādeva of Tiruvālantuṟai of this town (</text:span><text:span text:style-name="T4">ivvūr</text:span><text:span text:style-name="T1">), Aṭikaḷ Paḻuvēṭṭaraiyar Kaṇṭan Maṟavanār having taken (</text:span><text:span text:style-name="T4">koṇṭu</text:span><text:span text:style-name="T1">) [the land], gave it (</text:span><text:span text:style-name="T4">kuṭutta</text:span><text:span text:style-name="T1">). This is the land (</text:span><text:span text:style-name="T4">nilamāvatu</text:span><text:span text:style-name="T1">): for the land (</text:span><text:span text:style-name="T4">nilattukku</text:span><text:span text:style-name="T1">) given (</text:span><text:span text:style-name="T4">kuṭutta</text:span><text:span text:style-name="T1">), having been sold (</text:span><text:span text:style-name="T4">viṟṟu</text:span><text:span text:style-name="T1">) by us (</text:span><text:span text:style-name="T4">nānkaḷ</text:span><text:span text:style-name="T1">), under [the irrigation] (</text:span><text:span text:style-name="T4">kīḻ</text:span><text:span text:style-name="T1">) of the Aiyam tank (</text:span><text:span text:style-name="T4">kuḷattin</text:span><text:span text:style-name="T1">) of the western village/Mēlūr of this Ciṟupaḻuvūr, the eastern side boundary (</text:span><text:span text:style-name="T4">kīḻpārkkellai</text:span><text:span text:style-name="T1">) is to the west (</text:span><text:span text:style-name="T4">mēṟkkum</text:span><text:span text:style-name="T1">) of the land (</text:span><text:span text:style-name="T4">nilattukku</text:span><text:span text:style-name="T1">) sold (</text:span><text:span text:style-name="T4">viṟkinṟa</text:span><text:span text:style-name="T19"> &gt; </text:span><text:span text:style-name="T4">viṟkiṉṟa</text:span><text:span text:style-name="T1">) [by/to] all those of us (</text:span><text:span text:style-name="T4">aṉaivōmum</text:span><text:span text:style-name="T1">) of the village assembly (</text:span><text:span text:style-name="T4">kūṭṭattār</text:span><text:span text:style-name="T1">) and of the partners (</text:span><text:span text:style-name="T4">uḷḷiṭṭār</text:span><text:span text:style-name="T1">) Cāvānti Nārāyaṇan Centan; the southern side boundary (</text:span><text:span text:style-name="T4">tenpārkkellai</text:span><text:span text:style-name="T1">) is to the north (</text:span><text:span text:style-name="T4">vaṭakku</text:span><text:span text:style-name="T1">) of the lake (</text:span><text:span text:style-name="T4">ērikku</text:span><text:span text:style-name="T1">) of the external (</text:span><text:span text:style-name="T4">puṟa</text:span><text:span text:style-name="T1">) pond (</text:span><text:span text:style-name="T4">kuḻi</text:span><text:span text:style-name="T1">) of the paddy-field (</text:span><text:span text:style-name="T4">kaḻaṉikkum</text:span><text:span text:style-name="T1">) and the external (</text:span><text:span text:style-name="T4">puṟa</text:span><text:span text:style-name="T1">) pond (</text:span><text:span text:style-name="T4">kuḻikkum</text:span><text:span text:style-name="T1">); the western side boundary (</text:span><text:span text:style-name="T5">mīpāṟkkellai</text:span><text:span text:style-name="T1">) is to the east (</text:span><text:span text:style-name="T5">kīḻakkum</text:span><text:span text:style-name="T1">) of the lake (</text:span><text:span text:style-name="T5">ērikku</text:span><text:span text:style-name="T1">); the northern side boundary (</text:span><text:span text:style-name="T4">vaṭapāṟkkellai</text:span><text:span text:style-name="T1">) is to the south (</text:span><text:span text:style-name="T4">teṟkkum</text:span><text:span text:style-name="T1">) of the big road (</text:span><text:span text:style-name="T4">peruvaḻikku</text:span><text:span text:style-name="T1">); [these are] the ten (</text:span><text:span text:style-name="T4">pattu</text:span><text:span text:style-name="T1">) </text:span><text:span text:style-name="T4">cey</text:span><text:span text:style-name="T19">s</text:span><text:span text:style-name="T1"> of land (</text:span><text:span text:style-name="T4">nilam</text:span><text:span text:style-name="T1">) which fall inside (</text:span><text:span text:style-name="T4">akappaṭṭa</text:span><text:span text:style-name="T1">) the four great boundaries (</text:span><text:span text:style-name="T4">perunānkellai</text:span><text:span text:style-name="T1">) thus divided (</text:span><text:span text:style-name="T4">ivvicaitta</text:span><text:span text:style-name="T1">). Having sold (</text:span><text:span text:style-name="T4">viṟṟu</text:span><text:span text:style-name="T1">) ten (</text:span><text:span text:style-name="T4">pattu</text:span><text:span text:style-name="T1">) </text:span><text:span text:style-name="T4">cey</text:span><text:span text:style-name="T1">s (</text:span><text:span text:style-name="T4">ceyyum</text:span><text:span text:style-name="T1">) including (</text:span><text:span text:style-name="T4">uḷḷaṭaṅka</text:span><text:span text:style-name="T1">) all excesses (</text:span><text:span text:style-name="T4">mikiti</text:span><text:span text:style-name="T1"> &gt; </text:span><text:span text:style-name="T4">mikuti</text:span><text:span text:style-name="T1">) and shortages (</text:span><text:span text:style-name="T4">kuṟaivu</text:span><text:span text:style-name="T1">) on this land (</text:span><text:span text:style-name="T4">innilam</text:span><text:span text:style-name="T1">) and the tank (</text:span><text:span text:style-name="T4">kuḷamum</text:span><text:span text:style-name="T1">) which possesses (</text:span><text:span text:style-name="T4">uṭaiya</text:span><text:span text:style-name="T1">) [water] for it to flow (</text:span><text:span text:style-name="T4">pāya</text:span><text:span text:style-name="T1">) to this paddy-field (</text:span><text:span text:style-name="T5">ik</text:span><text:span text:style-name="T4">kaḻaṉikku</text:span><text:span text:style-name="T1">), having given (</text:span><text:span text:style-name="T4">kuṭuttu</text:span><text:span text:style-name="T1">), the price money (</text:span><text:span text:style-name="T4">vilaipporuḷ</text:span><text:span text:style-name="T1">) was taken (</text:span><text:span text:style-name="T4">koṇṭa</text:span><text:span text:style-name="T1">); having sold (</text:span><text:span text:style-name="T4">viṟṟu</text:span><text:span text:style-name="T1">) this tank (</text:span><text:span text:style-name="T4">ikkuḷamum</text:span><text:span text:style-name="T1">) and this land (</text:span><text:span text:style-name="T4">inilam</text:span><text:span text:style-name="T1">) for twenty (</text:span><text:span text:style-name="T4">irupatin</text:span><text:span text:style-name="T1">) </text:span><text:span text:style-name="T4">kaḻañcu</text:span><text:span text:style-name="T1">s of gold (</text:span><text:span text:style-name="T4">ponnukkum</text:span><text:span text:style-name="T1">) of current gold (</text:span><text:span text:style-name="T4">ulavi pon</text:span><text:span text:style-name="T1"> &gt; </text:span><text:span text:style-name="T4">ulavi poṉ</text:span><text:span text:style-name="T1">), we gave (</text:span><text:span text:style-name="T4">kuṭuttōm</text:span><text:span text:style-name="T1">); this (</text:span><text:span text:style-name="T4">ituvē</text:span><text:span text:style-name="T1">) is the only sale document (</text:span><text:span text:style-name="T4">vilaiyāvaṇamum</text:span><text:span text:style-name="T1">) for this land (</text:span><text:span text:style-name="T4">innilattukkum</text:span><text:span text:style-name="T1">) and this tank (</text:span><text:span text:style-name="T4">ikkuḷattukkum</text:span><text:span text:style-name="T1">); this has to be (</text:span><text:span text:style-name="T4">āvatākavum</text:span><text:span text:style-name="T1">) the final settlement document (</text:span><text:span text:style-name="T4">poruḷ</text:span><text:span text:style-name="T1"> </text:span><text:span text:style-name="T4">māvaṟuti</text:span><text:span text:style-name="T1">)</text:span><text:span text:style-name="T4"> </text:span><text:span text:style-name="T1">and the document for expenditures (</text:span><text:span text:style-name="T4">poruḷ celav-ōlai</text:span><text:span text:style-name="T1">, lit. palm leaf (</text:span><text:span text:style-name="T5">ōlai</text:span><text:span text:style-name="T1">) for expenditures (</text:span><text:span text:style-name="T4">cilavu</text:span><text:span text:style-name="T1">) of money (</text:span><text:span text:style-name="T4">poruḷ</text:span><text:span text:style-name="T1">)); except these (</text:span><text:span text:style-name="T4">itu-v-allatu</text:span><text:span text:style-name="T1">) final settlement document (</text:span><text:span text:style-name="T4">poruḷ</text:span><text:span text:style-name="T1"> </text:span><text:span text:style-name="T4">māvaṟuti</text:span><text:span text:style-name="T1">) and document for expenditures</text:span><text:span text:style-name="T4"> </text:span><text:span text:style-name="T1">(</text:span><text:span text:style-name="T4">poruḷc celav-ōlai &gt; poruḷc cilav-ōlai</text:span><text:span text:style-name="T1">) they do not have to show (</text:span><text:span text:style-name="T4">kāṭṭak-kaṭavar allātārākavum</text:span><text:span text:style-name="T1">) [any other document]; having decided (</text:span><text:span text:style-name="T4">oṭṭi</text:span><text:span text:style-name="T1">) in this manner (</text:span><text:span text:style-name="T4">ipparicu</text:span><text:span text:style-name="T1">), in the registration office (</text:span><text:span text:style-name="T4">āvaṇakkaḷiyē</text:span><text:span text:style-name="T1">), for twenty (</text:span><text:span text:style-name="T4">irupatin</text:span><text:span text:style-name="T1">) </text:span><text:span text:style-name="T4">kaḻañcu</text:span><text:span text:style-name="T1">s of gold (</text:span><text:span text:style-name="T4">ponnukku</text:span><text:span text:style-name="T1">), having sold (</text:span><text:span text:style-name="T4">viṟṟu</text:span><text:span text:style-name="T1">) for this entire (</text:span><text:span text:style-name="T4">aṟa</text:span><text:span text:style-name="T1">) price (</text:span><text:span text:style-name="T4">ivvilaikku</text:span><text:span text:style-name="T1">), having taken (</text:span><text:span text:style-name="T4">koṇṭu</text:span><text:span text:style-name="T1">) the entire (</text:span><text:span text:style-name="T4">aṟa</text:span><text:span text:style-name="T1">) amount (</text:span><text:span text:style-name="T4">poruḷ</text:span><text:span text:style-name="T1">), having sold (</text:span><text:span text:style-name="T4">viṟṟu</text:span><text:span text:style-name="T1">), having made (</text:span><text:span text:style-name="T4">ceytu</text:span><text:span text:style-name="T1">) a sale document (</text:span><text:span text:style-name="T4">vilaiyāvaṇañ</text:span><text:span text:style-name="T1">), we gave (</text:span><text:span text:style-name="T4">kuṭuttōm</text:span><text:span text:style-name="T1">) to Mahādeva of Tiruvālantuṟai, Cāvānti Tirunīlakaṇṭan Civan and his son (</text:span><text:span text:style-name="T4">ivan makan</text:span><text:span text:style-name="T1">) Civan Nakkan, we the two (</text:span><text:span text:style-name="T4">ivviruvōm</text:span><text:span text:style-name="T1">). This is under the protection of the Panmāheśvaras. </text:span></text:p>
      <text:p text:style-name="P1" loext:marker-style-name="T1"/>
      <text:p text:style-name="Standard" loext:marker-style-name="T1"><text:span text:style-name="T1">#128. a) Tiruvālantuṟai Mahādeva temple, inner compound wall; b) on the western outer face of the compound wall, on the southern side of the main group of inscriptions; c) personally located and read in situ; d) ARE 1895, no. 103; SII 5, no. 664; e) 10</text:span><text:span text:style-name="T15">th</text:span><text:span text:style-name="T1"> regnal year of Kōpparakesarivarman (a mistake for Kōrājakesarivarman?); f) Rājarāja I (</text:span><text:span text:style-name="T5">circa</text:span><text:span text:style-name="T1"> 995 A.D.); g) inscription read with G. Vijayavenugopal; h) the first seven lines record the </text:span><text:span text:style-name="T5">meykkīrtti</text:span><text:span text:style-name="T1"> of Rājarāja I, but the title of the king is Parakesarivarman, which is not the title of Rājarāja; thus we may consider that the Parakesarivarman is a mistake for Rājakesarivarman.</text:span></text:p>
      <text:p text:style-name="P1" loext:marker-style-name="T1"/>
      <text:p text:style-name="Standard" loext:marker-style-name="T1"><text:span text:style-name="T1">(1–6) </text:span><text:span text:style-name="T4">svasti śrī</text:span><text:span text:style-name="T1"> {</text:span><text:span text:style-name="T5">meykkīrtti</text:span><text:span text:style-name="T1">} </text:span></text:p>
      <text:p text:style-name="Standard" loext:marker-style-name="T1"><text:span text:style-name="T1">(7) {</text:span><text:span text:style-name="T5">meykkīrtti</text:span><text:span text:style-name="T1">} kopparakecaripa</text:span><text:span text:style-name="T4">nma</text:span><text:span text:style-name="T1">ṟku yāṇṭu pattāvatu</text:span></text:p>
      <text:p text:style-name="Standard" loext:marker-style-name="T1"><text:span text:style-name="T1">(8) kunṟakkūṟṟattuc ciṟupaḻuvūrt tiruvālantuṟai ˚uṭaiyār tevatāṉa</text:span><text:span text:style-name="T1"/></text:p>
      <text:p text:style-name="Standard" loext:marker-style-name="T1"><text:span text:style-name="T1">(9) māṉa veṭṭakkuṭi pa</text:span><text:span text:style-name="T4">nmāheśvara</text:span><text:span text:style-name="T1">p pere[rikki]ḻ nilam ˚ivverikkut</text:span></text:p>
      <text:p text:style-name="Standard" loext:marker-style-name="T1"><text:soft-page-break/><text:span text:style-name="T1">(10) teṟkkum ˚ūrukkuk kiḻakkum ˚uḷppa[ṭṭa] nilattil pattuceyyum tiripu</text:span><text:span text:style-name="T1"/></text:p>
      <text:p text:style-name="Standard" loext:marker-style-name="T1"><text:span text:style-name="T1">(11) vaṉa cuntaratevarkku irupotaikkut tiruvamutukku vaccatu ˚irunāḻi</text:span><text:span text:style-name="T1"/></text:p>
      <text:p text:style-name="Standard" loext:marker-style-name="T1"><text:span text:style-name="T1">(12) ˚ariciyāl ˚oru tiruvamutum kāṭṭa vaccatu </text:span><text:span text:style-name="T4">panmāheśvara rakṣai </text:span><text:span text:style-name="T1">||</text:span></text:p>
      <text:p text:style-name="P1" loext:marker-style-name="T1"/>
      <text:p text:style-name="Standard" loext:marker-style-name="T1"><text:span text:style-name="T1">Fortune! Prosperity! {</text:span><text:span text:style-name="T5">meykkīrtti</text:span><text:span text:style-name="T1">} This is the tenth year of Kōpparakesarivarman (&gt; Rājakesarivarman?). The land (</text:span><text:span text:style-name="T4">nilam</text:span><text:span text:style-name="T1">) under [the irrigation] (</text:span><text:span text:style-name="T4">kīḻ</text:span><text:span text:style-name="T1">) of the big lake (</text:span><text:span text:style-name="T4">perēri</text:span><text:span text:style-name="T1">) of the Panmāheśvaras of Veṭṭakkuṭi, which has become (</text:span><text:span text:style-name="T4">āṉa</text:span><text:span text:style-name="T1">) a </text:span><text:span text:style-name="T4">devadāna</text:span><text:span text:style-name="T1"> of the Lord (</text:span><text:span text:style-name="T4">uṭaiyār</text:span><text:span text:style-name="T1">) of Tiruvālantuṟai of Ciṟuppaḻuvūr of Kuṉṟakkūṟṟam; ten </text:span><text:span text:style-name="T4">cey</text:span><text:span text:style-name="T1">s (</text:span><text:span text:style-name="T4">pattuc ceyyum</text:span><text:span text:style-name="T1">) in the land (</text:span><text:span text:style-name="T4">nilattil</text:span><text:span text:style-name="T1">) which falls within (</text:span><text:span text:style-name="T4">uḷpaṭṭa</text:span><text:span text:style-name="T1">) to the east (</text:span><text:span text:style-name="T4">kīḻakkum</text:span><text:span text:style-name="T1">) of the town (</text:span><text:span text:style-name="T4">ūrukkum</text:span><text:span text:style-name="T1">) and to the south (</text:span><text:span text:style-name="T4">teṟkkum</text:span><text:span text:style-name="T1">) of this lake (</text:span><text:span text:style-name="T4">ivvērikku</text:span><text:span text:style-name="T1">); that [land] which has been put (</text:span><text:span text:style-name="T4">vaccatu</text:span><text:span text:style-name="T19"> &gt; </text:span><text:span text:style-name="T4">vaittatu</text:span><text:span text:style-name="T1">) for holy food offerings (</text:span><text:span text:style-name="T4">tiruvamutukku</text:span><text:span text:style-name="T1">) for two times (</text:span><text:span text:style-name="T4">irupōtaikku</text:span><text:span text:style-name="T1">) for Tirupuvaṉa (</text:span><text:span text:style-name="T5">tiripuvaṉa</text:span><text:span text:style-name="T1"> &gt; </text:span><text:span text:style-name="T5">tirupuvaṉa</text:span><text:span text:style-name="T1">) Cuntaratēvar; that [land] which has been put (</text:span><text:span text:style-name="T4">vaccatu</text:span><text:span text:style-name="T1">) to provide (lit. to show, </text:span><text:span text:style-name="T4">kāṭṭa</text:span><text:span text:style-name="T1">) one (</text:span><text:span text:style-name="T4">oru</text:span><text:span text:style-name="T1">) holy food offering (</text:span><text:span text:style-name="T4">tiruvamutu</text:span><text:span text:style-name="T1">) with two </text:span><text:span text:style-name="T4">nāḻi</text:span><text:span text:style-name="T1">s (</text:span><text:span text:style-name="T4">irunāḻi</text:span><text:span text:style-name="T1">) of rice (</text:span><text:span text:style-name="T4">ariciyāl</text:span><text:span text:style-name="T1">). This is under the protection of the Panmāheśvaras. </text:span></text:p>
      <text:p text:style-name="P1" loext:marker-style-name="T1"/>
      <text:p text:style-name="Standard" loext:marker-style-name="T1"><text:span text:style-name="T1">The edition given in SII 5 mentions in a footnote a text which, according to the editor, should take place after </text:span><text:span text:style-name="T5">viḷaṅkum</text:span><text:span text:style-name="T1"> (line 7) at the end of the </text:span><text:span text:style-name="T5">meykkīrtti</text:span><text:span text:style-name="T1">. Indeed, this text mentions the expected Rājarāja, and not Parakesarivarman, after the </text:span><text:span text:style-name="T5">meykkīrtti</text:span><text:span text:style-name="T1">. However, after verification in situ, these few lines are engraved below the previous inscription as if in continuation. We may preclude the possibility of this text being a fragment belonging to the previous inscription wrongly inserted below, because its first three lines are on the same stone as the last three lines of the previous inscription. I cannot explain these few lines here and what they are connected to.</text:span></text:p>
      <text:p text:style-name="P1" loext:marker-style-name="T1"/>
      <text:p text:style-name="Standard" loext:marker-style-name="T1"><text:span text:style-name="T1">(1) yāṇ X ṭu ceḻiyārai</text:span><text:span text:style-name="T1"/></text:p>
      <text:p text:style-name="Standard" loext:marker-style-name="T1"><text:span text:style-name="T1">(2) ke</text:span><text:span text:style-name="T4">sa</text:span><text:span text:style-name="T1">ripa</text:span><text:span text:style-name="T4">nma</text:span><text:span text:style-name="T1">r </text:span><text:span text:style-name="T4">śrī</text:span><text:span text:style-name="T1"> </text:span><text:span text:style-name="T4">rājarājade</text:span></text:p>
      <text:p text:style-name="Standard" loext:marker-style-name="T1"><text:span text:style-name="T1">(3) ṟu ˚āvatu ˚uttoṅka</text:span><text:span text:style-name="T1"/></text:p>
      <text:p text:style-name="Standard" loext:marker-style-name="T1"><text:span text:style-name="T1">(4) tu </text:span><text:span text:style-name="T4">brahmade</text:span><text:span text:style-name="T1">yam ciṟupaḻuvūr</text:span></text:p>
      <text:p text:style-name="Standard" loext:marker-style-name="T1"><text:span text:style-name="T1">(5) vaṭakarai </text:span><text:span text:style-name="T4">rājentrasiṅhava</text:span></text:p>
      <text:p text:style-name="Standard" loext:marker-style-name="T1"><text:span text:style-name="T1">(6) ttacatuṟppetimaṅkala</text:span><text:span text:style-name="T1"/></text:p>
      <text:p text:style-name="Standard" loext:marker-style-name="T1"><text:span text:style-name="T1">(7) pa/va manṟāṭi ˚ūrāna ce X vana</text:span><text:span text:style-name="T1"/></text:p>
      <text:p text:style-name="P1" loext:marker-style-name="T1"/>
      <text:p text:style-name="Standard" loext:marker-style-name="T1"><text:span text:style-name="T1">#129. a) Tiruvālantuṟai Mahādeva temple, inner compound wall; b) on the western outer face of the compound wall, in the middle of the group of inscriptions; c) personally located and read in situ; d) ARE 1895, no. 108; SII 5, no. 669; e) 19</text:span><text:span text:style-name="T15">th</text:span><text:span text:style-name="T1"> regnal year of </text:span><text:span text:style-name="T5">kāntaḷūr cālai kalam aṟutta</text:span><text:span text:style-name="T1"> Kōvirājarājakesarivarman; f) Rājarāja I (</text:span><text:span text:style-name="T5">circa</text:span><text:span text:style-name="T1"> 1004 A.D.); g) inscription read with G. Vijayavenugopal.</text:span></text:p>
      <text:p text:style-name="P1" loext:marker-style-name="T1"/>
      <text:p text:style-name="Standard" loext:marker-style-name="T1"><text:span text:style-name="T1">(1) </text:span><text:span text:style-name="T4">svasti śrī</text:span><text:span text:style-name="T1"> kāntaḷūrc cālai kalam aṟutta </text:span><text:span text:style-name="T4">go</text:span><text:span text:style-name="T1">varā</text:span><text:span text:style-name="T4">ja</text:span><text:span text:style-name="T1">rā</text:span><text:span text:style-name="T4">ja</text:span><text:span text:style-name="T1">kecariva</text:span><text:span text:style-name="T4">nma</text:span><text:span text:style-name="T1">ṟkku</text:span></text:p>
      <text:p text:style-name="Standard" loext:marker-style-name="T1"><text:span text:style-name="T1">(2) yāṇṭu patinnonṟāvatu kunṟakūṟṟattu </text:span><text:span text:style-name="T4">brahma</text:span><text:span text:style-name="T1">teyam ciṟupaḻuvūr cāvanti</text:span></text:p>
      <text:p text:style-name="Standard" loext:marker-style-name="T1"><text:span text:style-name="T1">(3) </text:span><text:span text:style-name="T4">bha</text:span><text:span text:style-name="T1">ṭṭan [ce]ntan ˚ātittanen viṟṟuk kuṭutta nilam vilaiyāva[ṇa]m ˚ivvūr</text:span></text:p>
      <text:p text:style-name="Standard" loext:marker-style-name="T1"><text:span text:style-name="T1">(4) tiruvālantuṟai caṇṭecurakku nān viṟṟuk kuṭutta nilam[ā]vatu ˚ivvūr [ce]</text:span><text:span text:style-name="T1"/></text:p>
      <text:p text:style-name="Standard" loext:marker-style-name="T1"><text:span text:style-name="T1">(5) [ṅ]ku[ḷa]ttut tūm[pi]l kiḻp[u]ṟa vākkāl ka[rai] nān viṟṟa nilattukkuk kiḻpārkkel</text:span><text:span text:style-name="T1"/></text:p>
      <text:p text:style-name="Standard" loext:marker-style-name="T1"><text:span text:style-name="T1">(6) lai paṭṭukkaḷukke pona vākkā[lu]kku meṟkku tenpārkkellai tenceri tāṉ</text:span><text:span text:style-name="T1"/></text:p>
      <text:p text:style-name="Standard" loext:marker-style-name="T1"><text:span text:style-name="T1">(7) ppe[[ru]][ma]kkaḷ nilattu vaṭakkum mīpāṟkellai nārāyaṇan pa[cu]vati nilattukkum</text:span><text:span text:style-name="T1"/></text:p>
      <text:p text:style-name="Standard" loext:marker-style-name="T1"><text:span text:style-name="T1">(8) cāvanti </text:span><text:span text:style-name="T4">śrī</text:span><text:span text:style-name="T1">kaṇṭan māṟan nilattukkuk kiḻakkum vaṭapāṟkellai vaṭaceri tan peru</text:span></text:p>
      <text:p text:style-name="Standard" loext:marker-style-name="T1"><text:span text:style-name="T1">(9) makkaḷ nilattukku teṟkkum naṭuvu paṭṭa nilam ˚araimāvum mikitik kuṟaimai</text:span><text:span text:style-name="T1"/></text:p>
      <text:p text:style-name="Standard" loext:marker-style-name="T1"><text:soft-page-break/><text:span text:style-name="T1">(10) ˚uḷppaṭak kuṭuttuk koṇṭa vilaipporuḷ tīppokkuc cempon kaḻa</text:span><text:span text:style-name="T1"/></text:p>
      <text:p text:style-name="Standard" loext:marker-style-name="T1"><text:span text:style-name="T1">(11) ñcu ˚ikkaḻañcu ponnum ˚āvaṇakkaḷiye kaiccelavaṟak koṇṭu ˚innim</text:span><text:span text:style-name="T1"/></text:p>
      <text:p text:style-name="Standard" loext:marker-style-name="T1"><text:span text:style-name="T1">(12) ˚āvaṇañ ceytu viṟṟuk kuṭutten tiruvālantuṟai </text:span><text:span text:style-name="T4">caṇḍheśva</text:span><text:span text:style-name="T1">[ra]ṟkku </text:span><text:span text:style-name="T4">bha</text:span><text:span text:style-name="T1">ṭṭan centa</text:span></text:p>
      <text:p text:style-name="Standard" loext:marker-style-name="T1"><text:span text:style-name="T1">(13) ˚ātittanen ˚innittukku ˚ituve vilaiyāvaṇamum ˚ituve poruḷ māv</text:span><text:span text:style-name="T1"/></text:p>
      <text:p text:style-name="Standard" loext:marker-style-name="T1"><text:span text:style-name="T1">(14) vaṟutip poruḷc cilavolai[yā]vatakavum ˚ituvallatu poruḷ māvaṟatip poruḷ</text:span><text:span text:style-name="T1"/></text:p>
      <text:p text:style-name="Standard" loext:marker-style-name="T1"><text:span text:style-name="T1">(16) ccilavelai kāṭṭakkaṭavan ṉallātānākav[u]m ˚ipparicu ˚oṭṭi vilaikkaṟa viṟṟu</text:span><text:span text:style-name="T1"/></text:p>
      <text:p text:style-name="Standard" loext:marker-style-name="T1"><text:span text:style-name="T1">(16) vilaiyāvaṇañ ceyten tiruvālantu </text:span><text:span text:style-name="T4">śaṇḍheśvara</text:span><text:span text:style-name="T1">rkku </text:span><text:span text:style-name="T4">bha</text:span><text:span text:style-name="T1">ṭṭan centan ˚ātittya</text:span></text:p>
      <text:p text:style-name="Standard" loext:marker-style-name="T1"><text:span text:style-name="T1">(17) nen </text:span><text:span text:style-name="T4">panmāheśva</text:span><text:span text:style-name="T1">ra</text:span><text:span text:style-name="T4"> </text:span><text:span text:style-name="T1">ra</text:span><text:span text:style-name="T4">kṣai </text:span><text:span text:style-name="T1">||</text:span></text:p>
      <text:p text:style-name="P1" loext:marker-style-name="T1"/>
      <text:p text:style-name="Standard" loext:marker-style-name="T1"><text:span text:style-name="T1">Fortune! Prosperity! This is the nineteeth year of Kōvirājarājakesarivarman (</text:span><text:span text:style-name="T4">govarājarājakecari</text:span><text:span text:style-name="T1"> &gt; </text:span><text:span text:style-name="T5">kōvirājarājakesari</text:span><text:span text:style-name="T1">) who destroyed the ships at Kāntaḷūr Cālai. I, Cāvanti Bhaṭṭan Centan Ātittan of Ciṟupaḻuvūr, a </text:span><text:span text:style-name="T4">brahmadeya</text:span><text:span text:style-name="T1"> of Kuṉṟakkūṟṟam (</text:span><text:span text:style-name="T5">kunṟakūṟṟattu</text:span><text:span text:style-name="T1"> &gt; </text:span><text:span text:style-name="T5">kuṉṟakkūṟṟattu</text:span><text:span text:style-name="T1">), having sold (</text:span><text:span text:style-name="T4">viṟṟu</text:span><text:span text:style-name="T1">), gave (</text:span><text:span text:style-name="T4">kuṭutta</text:span><text:span text:style-name="T1">) a land (</text:span><text:span text:style-name="T4">nilam</text:span><text:span text:style-name="T1">) [with] a sale agreement (</text:span><text:span text:style-name="T4">vilaiyāvaṇam</text:span><text:span text:style-name="T1">); to Caṇḍeśvara of Tiruvālantuṟai of this town (</text:span><text:span text:style-name="T4">ivvūr</text:span><text:span text:style-name="T1">), I (</text:span><text:span text:style-name="T4">nān</text:span><text:span text:style-name="T1">), having sold (</text:span><text:span text:style-name="T4">viṟṟu</text:span><text:span text:style-name="T1">), gave (</text:span><text:span text:style-name="T4">kuṭutta</text:span><text:span text:style-name="T1">) the following land (</text:span><text:span text:style-name="T4">nilamāvatu</text:span><text:span text:style-name="T1">): for the land (</text:span><text:span text:style-name="T4">nilattukku</text:span><text:span text:style-name="T1">) which I sold (</text:span><text:span text:style-name="T4">nān viṟṟa</text:span><text:span text:style-name="T1">) on the bank (</text:span><text:span text:style-name="T4">karai</text:span><text:span text:style-name="T1">) of the canal (</text:span><text:span text:style-name="T4">vākkāl</text:span><text:span text:style-name="T1"> &gt; </text:span><text:span text:style-name="T4">vāykkāl</text:span><text:span text:style-name="T1">) of the land (</text:span><text:span text:style-name="T4">puṟa</text:span><text:span text:style-name="T1">) under [the irrigation of] (</text:span><text:span text:style-name="T4">kīḻ</text:span><text:span text:style-name="T1">) of the sluice (</text:span><text:span text:style-name="T4">tūmpil</text:span><text:span text:style-name="T1">) of the pure tank (</text:span><text:span text:style-name="T4">ceṅkkuḷattu</text:span><text:span text:style-name="T1">) of this town (</text:span><text:span text:style-name="T4">ivvūr</text:span><text:span text:style-name="T1">), the eastern side boundary (</text:span><text:span text:style-name="T4">kīḻpārkkellai</text:span><text:span text:style-name="T1">) [is] to the west (</text:span><text:span text:style-name="T4">mēṟkku</text:span><text:span text:style-name="T1">) of the canal (</text:span><text:span text:style-name="T4">vākkālukku</text:span><text:span text:style-name="T1"> &gt; </text:span><text:span text:style-name="T4">vāykkālukku</text:span><text:span text:style-name="T1">) which goes (</text:span><text:span text:style-name="T4">pōna</text:span><text:span text:style-name="T1">) to the hamlets (</text:span><text:span text:style-name="T4">paṭṭukkaḷukkē</text:span><text:span text:style-name="T1">); the southern side boundary (</text:span><text:span text:style-name="T4">tenpārkkellai</text:span><text:span text:style-name="T1">) [is] to the north (</text:span><text:span text:style-name="T4">vaṭakkum</text:span><text:span text:style-name="T1">) of the land (</text:span><text:span text:style-name="T4">nilattu</text:span><text:span text:style-name="T1">) of the great people (</text:span><text:span text:style-name="T4">tāṉ perumakkaḷ</text:span><text:span text:style-name="T1">) of the southern quarters (</text:span><text:span text:style-name="T4">tencēri</text:span><text:span text:style-name="T1">); the western side boundary (</text:span><text:span text:style-name="T4">mīpāṟkellai</text:span><text:span text:style-name="T1">) [is] to the east (</text:span><text:span text:style-name="T4">kīḻakkum</text:span><text:span text:style-name="T1">) of the land (</text:span><text:span text:style-name="T4">nilattukku</text:span><text:span text:style-name="T1">) of Cāvanti Śrīkaṇṭan Māṟan and to the land (</text:span><text:span text:style-name="T4">nilattukkum</text:span><text:span text:style-name="T1">) of Nārāyaṇan Pacuvati; the northern side boundary (</text:span><text:span text:style-name="T4">vaṭapāṟkellai</text:span><text:span text:style-name="T1">) [is] to the south (</text:span><text:span text:style-name="T4">teṟkkum</text:span><text:span text:style-name="T1">) of the land (</text:span><text:span text:style-name="T4">nilattukku</text:span><text:span text:style-name="T1">) of the great people (</text:span><text:span text:style-name="T4">tan perumakkaḷ</text:span><text:span text:style-name="T1">) of the northern quarters (</text:span><text:span text:style-name="T4">vaṭacēri</text:span><text:span text:style-name="T1">); having given (</text:span><text:span text:style-name="T4">kuṭuttu</text:span><text:span text:style-name="T1">), including (</text:span><text:span text:style-name="T4">uḷppaṭa</text:span><text:span text:style-name="T1">) all excesses (</text:span><text:span text:style-name="T4">mikiti</text:span><text:span text:style-name="T1"> &gt; </text:span><text:span text:style-name="T4">mikuti</text:span><text:span text:style-name="T1">) and shortages (</text:span><text:span text:style-name="T4">kuṟaimai</text:span><text:span text:style-name="T1">), half a </text:span><text:span text:style-name="T4">mā</text:span><text:span text:style-name="T1"> (</text:span><text:span text:style-name="T4">araimāvum</text:span><text:span text:style-name="T1">) which falls (</text:span><text:span text:style-name="T4">paṭṭa</text:span><text:span text:style-name="T1">) in the middle (</text:span><text:span text:style-name="T4">naṭuvu</text:span><text:span text:style-name="T1">), the price money (</text:span><text:span text:style-name="T4">vilaipporuḷ</text:span><text:span text:style-name="T1">) of </text:span><text:span text:style-name="T4">kaḻañcu</text:span><text:span text:style-name="T1"> of pure gold which entered fire (</text:span><text:span text:style-name="T4">tīppokkuc cempon</text:span><text:span text:style-name="T1">) was taken (</text:span><text:span text:style-name="T4">koṇṭa</text:span><text:span text:style-name="T1">); having taken (</text:span><text:span text:style-name="T4">koṇṭu</text:span><text:span text:style-name="T1">) completely (</text:span><text:span text:style-name="T4">aṟa</text:span><text:span text:style-name="T1">) the expenditures (</text:span><text:span text:style-name="T4">celavu</text:span><text:span text:style-name="T1">) at hand (</text:span><text:span text:style-name="T4">kai</text:span><text:span text:style-name="T1">) (i.e. the expenses encountered) in the registration office (</text:span><text:span text:style-name="T4">āvaṇakkaḷiyē</text:span><text:span text:style-name="T1">) [of] all these </text:span><text:span text:style-name="T4">kaḻañcu</text:span><text:span text:style-name="T1">s of gold (</text:span><text:span text:style-name="T4">ponnum</text:span><text:span text:style-name="T1">), having made (</text:span><text:span text:style-name="T4">ceytu</text:span><text:span text:style-name="T1">) the document (</text:span><text:span text:style-name="T4">āvaṇañ</text:span><text:span text:style-name="T1">) for this land (</text:span><text:span text:style-name="T4">innim</text:span><text:span text:style-name="T1"> &gt; </text:span><text:span text:style-name="T4">innilam</text:span><text:span text:style-name="T1">), having sold (</text:span><text:span text:style-name="T4">viṟṟu</text:span><text:span text:style-name="T1">), I have given (</text:span><text:span text:style-name="T4">kuṭuttēn</text:span><text:span text:style-name="T1">) to Caṇḍeśvara (</text:span><text:span text:style-name="T5">caṇḍheśvara</text:span><text:span text:style-name="T1"> &gt; </text:span><text:span text:style-name="T5">caṇḍeśvara</text:span><text:span text:style-name="T1">) of Tiruvālantuṟai, I Bhaṭṭan Centan Ātittan; this only (</text:span><text:span text:style-name="T4">ituvē</text:span><text:span text:style-name="T1">) [is] the document (</text:span><text:span text:style-name="T4">vilaiyāvaṇamum</text:span><text:span text:style-name="T1">) for this land (</text:span><text:span text:style-name="T4">innittukku</text:span><text:span text:style-name="T1"> &gt; </text:span><text:span text:style-name="T4">innilattukku</text:span><text:span text:style-name="T1">); this only (</text:span><text:span text:style-name="T4">ituvē</text:span><text:span text:style-name="T1">) has to be (</text:span><text:span text:style-name="T4">āvatakavum &gt; āvatākavum</text:span><text:span text:style-name="T1">) the final settlement document (</text:span><text:span text:style-name="T4">poruḷ</text:span><text:span text:style-name="T1"> </text:span><text:span text:style-name="T4">māvaṟuti</text:span><text:span text:style-name="T1">)</text:span><text:span text:style-name="T4"> </text:span><text:span text:style-name="T1">and the document for expenditures (</text:span><text:span text:style-name="T4">poruḷ cilav-ōlai</text:span><text:span text:style-name="T1">, lit. palm leaf for expenditures (</text:span><text:span text:style-name="T4">cilavu</text:span><text:span text:style-name="T1">) of money (</text:span><text:span text:style-name="T4">poruḷ</text:span><text:span text:style-name="T1">)); except these (</text:span><text:span text:style-name="T4">itu-v-allatu</text:span><text:span text:style-name="T1">) final settlement document (</text:span><text:span text:style-name="T4">poruḷ</text:span><text:span text:style-name="T1"> </text:span><text:span text:style-name="T4">māvaṟuti</text:span><text:span text:style-name="T1">)</text:span><text:span text:style-name="T4"> </text:span><text:span text:style-name="T1">and document for expenditures (</text:span><text:span text:style-name="T4">poruḷ cilav-elai &gt; poruḷ cilav-ōlai</text:span><text:span text:style-name="T1">) I do not have to show (</text:span><text:span text:style-name="T4">kāṭṭak kaṭavanaṉ allātānākavum</text:span><text:span text:style-name="T1">) [any other document]; having decided (</text:span><text:span text:style-name="T4">oṭṭi</text:span><text:span text:style-name="T1">) in this manner (</text:span><text:span text:style-name="T4">ipparicu</text:span><text:span text:style-name="T1">), having sold (</text:span><text:span text:style-name="T4">viṟṟu</text:span><text:span text:style-name="T1">) for the entire (</text:span><text:span text:style-name="T4">aṟa</text:span><text:span text:style-name="T1">) price (</text:span><text:span text:style-name="T4">vilaikku</text:span><text:span text:style-name="T1">), I have made (</text:span><text:span text:style-name="T4">ceytēn</text:span><text:span text:style-name="T1">) the sale document (</text:span><text:span text:style-name="T4">vilaiyāvaṇañ</text:span><text:span text:style-name="T1">) for Caṇḍeśvara (</text:span><text:span text:style-name="T4">śaṇḍheśvara</text:span><text:span text:style-name="T19"> &gt; </text:span><text:span text:style-name="T5">caṇḍeśvara</text:span><text:span text:style-name="T1">) of Tiruvālantuṟai (</text:span><text:span text:style-name="T4">tiruvālantu</text:span><text:span text:style-name="T1"> &gt; </text:span><text:span text:style-name="T4">tiruvālantuṟai</text:span><text:span text:style-name="T1">), I Bhaṭṭan Centan Ātittyan. {{This is}} under the protection of the Panmāheśvaras.</text:span></text:p>
      <text:p text:style-name="P1" loext:marker-style-name="T1"/>
      <text:p text:style-name="Standard" loext:marker-style-name="T1"><text:span text:style-name="T1">#130. a) Tiruvālantuṟai Mahādeva temple, inner compound wall; b) on the western outer face of the compound wall, fifth inscription from the northern side; c) personally located and read in situ; d) ARE 1895, no. 104; SII 5, no. 665; e) 8</text:span><text:span text:style-name="T15">th</text:span><text:span text:style-name="T1"> regnal year of Kōpparakesarivarman </text:span><text:soft-page-break/><text:span text:style-name="T1">Śrī Rājendracōḻatēvar; f) Rājendra I (</text:span><text:span text:style-name="T5">circa</text:span><text:span text:style-name="T1"> 1020 A.D.); g) inscription read with G. Vijayavenugopal; h) lines 1 to 10 contain the </text:span><text:span text:style-name="T5">meykkīrtti</text:span><text:span text:style-name="T1"> of Rājendracōḻa I.</text:span></text:p>
      <text:p text:style-name="P1" loext:marker-style-name="T1"/>
      <text:p text:style-name="Standard" loext:marker-style-name="T1"><text:span text:style-name="T1">(1–9) </text:span><text:span text:style-name="T4">svasti śrī</text:span><text:span text:style-name="T1"> {</text:span><text:span text:style-name="T5">meykkīrtti</text:span><text:span text:style-name="T1">}</text:span></text:p>
      <text:p text:style-name="Standard" loext:marker-style-name="T1"><text:span text:style-name="T1">(10) {</text:span><text:span text:style-name="T5">meykkīrtti</text:span><text:span text:style-name="T1">} kopparakecaripaṟ[marā]na [[</text:span><text:span text:style-name="T4">śrīrā</text:span><text:span text:style-name="T1">]]</text:span><text:span text:style-name="T4">jentra</text:span><text:span text:style-name="T1">coḻatevaṟkku yāṇ</text:span></text:p>
      <text:p text:style-name="Standard" loext:marker-style-name="T1"><text:span text:style-name="T1">(11) ṭu ˚eṭṭāvatu ˚uttoṅkatoṅvaḷanāṭākiya kuṉṟakū[[ṟ]]ṟattu </text:span><text:span text:style-name="T4">brahma</text:span><text:span text:style-name="T1">teyam ciṟupaḻuvū</text:span></text:p>
      <text:p text:style-name="Standard" loext:marker-style-name="T1"><text:span text:style-name="T1">(12) r </text:span><text:span text:style-name="T4">sabhai</text:span><text:span text:style-name="T1">yom ˚ināṭṭu mannuperumpaḻuvūr ˚aṭikaḷ paḻuveṭṭaraiyar peṇṭāṭ</text:span></text:p>
      <text:p text:style-name="Standard" loext:marker-style-name="T1"><text:span text:style-name="T1">(13) ṭi virāṇan ˚oṟṟiyūr ˚eṅkaḷūrt tiruvālantuṟai </text:span><text:span text:style-name="T4">mahāde</text:span><text:span text:style-name="T1">vaṟku [[ci]]ttirai vi</text:span><text:span text:style-name="T4">ṣu</text:span><text:span text:style-name="T1">vukkum ˚appicai vi</text:span><text:span text:style-name="T4">ṣu</text:span><text:span text:style-name="T1">vuk</text:span></text:p>
      <text:p text:style-name="Standard" loext:marker-style-name="T1"><text:span text:style-name="T1">(14) kum ˚uttiyanattukkum </text:span><text:span text:style-name="T4">dekṣa</text:span><text:span text:style-name="T1">ṇayaṉattukkum tirumañcaṉamāṭi ˚aruḷi peruntiruvamutu nāṟ</text:span></text:p>
      <text:p text:style-name="Standard" loext:marker-style-name="T1"><text:span text:style-name="T1">(15) ṟūṇi ˚aricikku nellu mukkalane tūṇiyum nīṟanel nāṟkalane patakkum koṇṭu tiruma</text:span><text:span text:style-name="T1"/></text:p>
      <text:p text:style-name="Standard" loext:marker-style-name="T1"><text:span text:style-name="T1">(16) ñcaṉam ceyivikkakkaṭavomāka koṇṭa kācu ˚añmpatu ˚ikkā[cañ]patum koṇṭu kaṭa</text:span><text:span text:style-name="T1"/></text:p>
      <text:p text:style-name="Standard" loext:marker-style-name="T1"><text:span text:style-name="T1">(17) vom koṇṭa paricāvatu ˚ikkācu 50 kkum ˚āṭṭaivaṭṭan palicai kiran ˚ilakkuvaṇan marakkā</text:span><text:span text:style-name="T1"/></text:p>
      <text:p text:style-name="Standard" loext:marker-style-name="T1"><text:span text:style-name="T1">(18) lāl nellum muppatin kalam ˚innel muppatin kalattālum citti[r]ai </text:span><text:span text:style-name="T1"/></text:p>
      <text:p text:style-name="Standard" loext:marker-style-name="T1"><text:span text:style-name="T1">(19) vi</text:span><text:span text:style-name="T4">ṣu</text:span><text:span text:style-name="T1">vum ˚appicai vi</text:span><text:span text:style-name="T4">ṣu</text:span><text:span text:style-name="T1">vum ˚uttarayaṉa[mu]m </text:span><text:span text:style-name="T4">dekṣa</text:span><text:span text:style-name="T1">ṇayanamum nālu tirumañcana</text:span></text:p>
      <text:p text:style-name="Standard" loext:marker-style-name="T1"><text:span text:style-name="T1">(20) mum nālu peruntiruvamutum ˚ākat tirumañcaṉa toṟum nāṟṟūṇi ˚ariciy[ā]l</text:span><text:span text:style-name="T1"/></text:p>
      <text:p text:style-name="Standard" loext:marker-style-name="T1"><text:span text:style-name="T1">(21) vanta nel mukkalane tūṇiyum nikki nel n[[āṟ]]kkalane patakkāl tirumañcanañ ceyi</text:span><text:span text:style-name="T1"/></text:p>
      <text:p text:style-name="Standard" loext:marker-style-name="T1"><text:span text:style-name="T1">(22) vikkak kaṭavomākavum ˚ikkācu 50 koṇṭu nel muppatin kalamum ˚aḷakka[[kaṭavo]]</text:span><text:span text:style-name="T1"/></text:p>
      <text:p text:style-name="Standard" loext:marker-style-name="T1"><text:span text:style-name="T1">(23) mākavum ˚ipparicu ˚ikkācu koṇṭu ciṟupaḻuvūr cavaiyom ˚ittevarkku yāṇṭu [[X X]]</text:span><text:span text:style-name="T1"/></text:p>
      <text:p text:style-name="Standard" loext:marker-style-name="T1"><text:span text:style-name="T1">(24) ˚āvatu tiruvālantuṟai </text:span><text:span text:style-name="T4">mahā</text:span><text:span text:style-name="T1">devar ˚iṟainilattāl nel muppatin kalamum [[X X]]</text:span></text:p>
      <text:p text:style-name="Standard" loext:marker-style-name="T1"><text:span text:style-name="T1">(25) vopāti tevaraṉaik kāṭṭapeṟāto[mā]nom </text:span><text:span text:style-name="T4">sabhai</text:span><text:span text:style-name="T1">yom ˚itu </text:span><text:span text:style-name="T4">panmāheśvara</text:span></text:p>
      <text:p text:style-name="Standard" loext:marker-style-name="T1"><text:span text:style-name="T1">(26) </text:span><text:span text:style-name="T4">rakṣai</text:span><text:span text:style-name="T1"> ||</text:span></text:p>
      <text:p text:style-name="P1" loext:marker-style-name="T1"/>
      <text:p text:style-name="Standard" loext:marker-style-name="T1"><text:span text:style-name="T1">Fortune! Prosperity! {</text:span><text:span text:style-name="T5">meykkīrtti</text:span><text:span text:style-name="T1"> lines 1–10} This is the eighth year of Kōpparakesarivarman </text:span><text:span text:style-name="T19">alias</text:span><text:span text:style-name="T1"> Śrī Rājendracōḻatēvar. We the Sabhā (</text:span><text:span text:style-name="T5">sabhaiyōm</text:span><text:span text:style-name="T1">) of Ciṟupaḻuvūr, a </text:span><text:span text:style-name="T4">brahmadeya</text:span><text:span text:style-name="T1"> of Kuṉṟakkūṟṟam </text:span><text:span text:style-name="T19">alias</text:span><text:span text:style-name="T1"> Uttuṅkatuṅkavaḷanāṭu; Vīrāṇan Oṟṟiyūr, wife (</text:span><text:span text:style-name="T4">peṇṭāṭṭi</text:span><text:span text:style-name="T1">) of Aṭikaḷ Paḻuvēṭṭaraiyar of Maṉṉupperumpaḻuvūr (</text:span><text:span text:style-name="T5">mannuperumpaḻuvūr</text:span><text:span text:style-name="T1"> &gt; </text:span><text:span text:style-name="T5">Maṉṉupperumpaḻuvūr</text:span><text:span text:style-name="T1">) of this country (</text:span><text:span text:style-name="T4">ināṭṭu</text:span><text:span text:style-name="T1">), to Mahādeva of Tiruvālantuṟai of our town (</text:span><text:span text:style-name="T4">eṅkaḷūr</text:span><text:span text:style-name="T1">), having graciously (</text:span><text:span text:style-name="T4">aruḷi</text:span><text:span text:style-name="T1">) bathed the deity (</text:span><text:span text:style-name="T4">tirumañcaṉam-āṭi</text:span><text:span text:style-name="T1">) for Cittirai Viṣuvu, for Appicai Viṣuvu, for Uttiyanam, for Dekṣaṇayanam, having taken (</text:span><text:span text:style-name="T4">koṇṭu</text:span><text:span text:style-name="T1">) one </text:span><text:span text:style-name="T4">patakku</text:span><text:span text:style-name="T1"> and four </text:span><text:span text:style-name="T4">kalam</text:span><text:span text:style-name="T1">s (</text:span><text:span text:style-name="T4">nāṟkalanē</text:span><text:span text:style-name="T1">) of paddy (</text:span><text:span text:style-name="T4">niṟa-nel</text:span><text:span text:style-name="T1"> &gt; </text:span><text:span text:style-name="T4">nīla-nel</text:span><text:span text:style-name="T1">?) and one </text:span><text:span text:style-name="T4">tūṇi</text:span><text:span text:style-name="T1"> (</text:span><text:span text:style-name="T4">tūṇiyum</text:span><text:span text:style-name="T1">) and three </text:span><text:span text:style-name="T4">kalam</text:span><text:span text:style-name="T1">s (</text:span><text:span text:style-name="T4">mukkalanē</text:span><text:span text:style-name="T1">) of paddy (</text:span><text:span text:style-name="T4">nellu</text:span><text:span text:style-name="T1">) for four </text:span><text:span text:style-name="T4">tūṇi</text:span><text:span text:style-name="T1">s (</text:span><text:span text:style-name="T4">nāṟṟūṇi</text:span><text:span text:style-name="T1">) of rice (</text:span><text:span text:style-name="T4">aricikku</text:span><text:span text:style-name="T1">) for large (</text:span><text:span text:style-name="T4">perun</text:span><text:span text:style-name="T1">) holy food offerings (</text:span><text:span text:style-name="T4">tiruvamutukku</text:span><text:span text:style-name="T1">); fifty (</text:span><text:span text:style-name="T4">añmpatu </text:span><text:span text:style-name="T19">&gt; </text:span><text:span text:style-name="T4">aimpatu</text:span><text:span text:style-name="T1">) </text:span><text:span text:style-name="T4">kācu</text:span><text:span text:style-name="T1">s were taken (</text:span><text:span text:style-name="T4">koṇṭa</text:span><text:span text:style-name="T1">) for us to do (</text:span><text:span text:style-name="T4">ceyvikkakkaṭavōm-āka</text:span><text:span text:style-name="T1">) the sacred bath (</text:span><text:span text:style-name="T4">tirumañcaṉam</text:span><text:span text:style-name="T1">); this is the manner (</text:span><text:span text:style-name="T4">paricāvatu</text:span><text:span text:style-name="T1">) in which we have to take (</text:span><text:span text:style-name="T4">koṇṭu kaṭavōm koṇṭa</text:span><text:span text:style-name="T1">) these fifty (</text:span><text:span text:style-name="T4">añpatum</text:span><text:span text:style-name="T19"> &gt; </text:span><text:span text:style-name="T4">aimpatu</text:span><text:span text:style-name="T1">) </text:span><text:span text:style-name="T4">kācu</text:span><text:span text:style-name="T1">s: for these 50 </text:span><text:span text:style-name="T4">kācu</text:span><text:span text:style-name="T1">s, the annual (</text:span><text:span text:style-name="T4">āṭṭaivaṭṭan</text:span><text:span text:style-name="T1">) interests (</text:span><text:span text:style-name="T4">palicai</text:span><text:span text:style-name="T1">), thirty </text:span><text:span text:style-name="T4">kalam</text:span><text:span text:style-name="T1">s (</text:span><text:span text:style-name="T4">muppatin kalam</text:span><text:span text:style-name="T1">) of paddy (</text:span><text:span text:style-name="T4">nellu</text:span><text:span text:style-name="T1">) by the </text:span><text:span text:style-name="T4">marakkāl</text:span><text:span text:style-name="T1"> [measure] (</text:span><text:span text:style-name="T4">marakkālāl</text:span><text:span text:style-name="T1">) [by? of?] Kiran Ilakkuvaṇan; with all these thirty (</text:span><text:span text:style-name="T4">muppatin</text:span><text:span text:style-name="T1">) </text:span><text:span text:style-name="T4">kalam</text:span><text:span text:style-name="T1">s (</text:span><text:span text:style-name="T4">kalattālum</text:span><text:span text:style-name="T1">) of paddy (</text:span><text:span text:style-name="T4">innel</text:span><text:span text:style-name="T1">), as (</text:span><text:span text:style-name="T4">āka</text:span><text:span text:style-name="T1">) four (</text:span><text:span text:style-name="T4">nālu</text:span><text:span text:style-name="T1">) large holy food offerings (</text:span><text:span text:style-name="T4">peruntiruvamutum</text:span><text:span text:style-name="T1">) and four (</text:span><text:span text:style-name="T4">nālu</text:span><text:span text:style-name="T1">) sacred baths (</text:span><text:span text:style-name="T4">tirumañcanamum</text:span><text:span text:style-name="T1">) on Cittirai Viṣuvu, Appicai Viṣuvu, Uttarayaṉam and Dekṣayanam, having removed (</text:span><text:span text:style-name="T4">nīkki</text:span><text:span text:style-name="T1">) one </text:span><text:span text:style-name="T4">tūṇi</text:span><text:span text:style-name="T1"> (</text:span><text:span text:style-name="T4">tūṇiyum</text:span><text:span text:style-name="T1">) and three </text:span><text:span text:style-name="T4">kalam</text:span><text:span text:style-name="T1">s (</text:span><text:span text:style-name="T4">mukkalanē</text:span><text:span text:style-name="T1">) of paddy (</text:span><text:span text:style-name="T4">nel</text:span><text:span text:style-name="T1">) which has come (</text:span><text:span text:style-name="T4">vanta</text:span><text:span text:style-name="T1">) with four </text:span><text:span text:style-name="T4">tūṇi</text:span><text:span text:style-name="T1">s (</text:span><text:span text:style-name="T4">nāṟṟūṇi</text:span><text:span text:style-name="T1">) of rice (</text:span><text:span text:style-name="T4">ariciyāl</text:span><text:span text:style-name="T1">) on every (</text:span><text:span text:style-name="T4">tōṟum</text:span><text:span text:style-name="T1">) sacred bath (</text:span><text:span text:style-name="T4">tirumañcaṉa</text:span><text:span text:style-name="T1">), we will have to make (</text:span><text:span text:style-name="T4">ceyivikkak</text:span><text:span text:style-name="T1"> </text:span><text:span text:style-name="T4">kaṭavōmākavum</text:span><text:span text:style-name="T1">) the sacred bath (</text:span><text:span text:style-name="T4">tirumañcanañ</text:span><text:span text:style-name="T1">) with one </text:span><text:span text:style-name="T4">patakku</text:span><text:span text:style-name="T1"> (</text:span><text:span text:style-name="T4">patakkāl</text:span><text:span text:style-name="T1">) and four </text:span><text:span text:style-name="T4">kalam</text:span><text:span text:style-name="T1">s (</text:span><text:span text:style-name="T4">nāṟkkalanē</text:span><text:span text:style-name="T1">) of paddy (</text:span><text:span text:style-name="T4">nel</text:span><text:span text:style-name="T1">); having taken these 50 </text:span><text:span text:style-name="T4">kācu</text:span><text:span text:style-name="T1">s, we will have to measure (</text:span><text:span text:style-name="T4">aḷakkakaṭavōmākavum</text:span><text:span text:style-name="T1">) thirty (</text:span><text:span text:style-name="T4">muppatin</text:span><text:span text:style-name="T1">) </text:span><text:span text:style-name="T4">kalam</text:span><text:span text:style-name="T1">s of paddy (</text:span><text:span text:style-name="T4">nel</text:span><text:span text:style-name="T1">); having taken (</text:span><text:span text:style-name="T4">koṇṭu</text:span><text:span text:style-name="T1">) these </text:span><text:span text:style-name="T4">kācu</text:span><text:span text:style-name="T1">s (</text:span><text:span text:style-name="T4">ikkācu</text:span><text:span text:style-name="T1">) in this manner (</text:span><text:span text:style-name="T4">ipparicu</text:span><text:span text:style-name="T1">), we the Sabhā </text:span><text:soft-page-break/><text:span text:style-name="T1">(</text:span><text:span text:style-name="T4">cavaiyōm</text:span><text:span text:style-name="T1">) of Ciṟupaḻuvūr, in the … year (</text:span><text:span text:style-name="T4">yāṇṭu</text:span><text:span text:style-name="T1"> X X </text:span><text:span text:style-name="T4">āvatu</text:span><text:span text:style-name="T1">) of this Tēvar (</text:span><text:span text:style-name="T4">ittēvarkku</text:span><text:span text:style-name="T1">, i.e. king), with the taxable lands (</text:span><text:span text:style-name="T4">iṟainilattāl</text:span><text:span text:style-name="T1">) of Mahādeva of Tiruvālantuṟai, … thirty (</text:span><text:span text:style-name="T4">muppatin</text:span><text:span text:style-name="T1">) </text:span><text:span text:style-name="T4">kalam</text:span><text:span text:style-name="T1">s of paddy (</text:span><text:span text:style-name="T4">nel</text:span><text:span text:style-name="T1">) …; we the Sabhā (</text:span><text:span text:style-name="T4">sabhaiyōm</text:span><text:span text:style-name="T1">) shall not show (</text:span><text:span text:style-name="T4">kāṭṭapeṟātōmānōm</text:span><text:span text:style-name="T1">) encumbrance to the god (</text:span><text:span text:style-name="T4">tēvaraṉai &gt; tēvarku kalaṉai</text:span><text:span text:style-name="T1">)</text:span><text:span text:style-name="T1"><text:note text:id="ftn319" text:note-class="footnote"><text:note-citation>157</text:note-citation><text:note-body><text:p text:style-name="Footnote" loext:marker-style-name="T11"><text:span text:style-name="T12"><text:s/></text:span><text:span text:style-name="T11">This interpretation was suggested by G. Vijayavenugopal.</text:span></text:p></text:note-body></text:note></text:span><text:span text:style-name="T1"> etc. (</text:span><text:span text:style-name="T4">ōpāti</text:span><text:span text:style-name="T1">). This is under the protection of the Panmāheśvaras.</text:span></text:p>
      <text:p text:style-name="P1" loext:marker-style-name="T1"/>
      <text:p text:style-name="Standard" loext:marker-style-name="T1"><text:span text:style-name="T1">#131. a) Tiruvālantuṟai Mahādeva temple, inner compound wall; b) on the western outer face of the compound wall, in the group of inscriptions; c) personally located and read in situ; d) ARE 1895, no. 105; SII 5, no. 666; SII 3, part II, no. 71 (edition and translation); e) 20</text:span><text:span text:style-name="T15">th</text:span><text:span text:style-name="T1"> regnal year of Kōrājakesarivarman Tiripuvaṉa Cakkaravattikaḷ Śrī Kolottuṅkacōḻatēvar; f) Kulottuṅga I (</text:span><text:span text:style-name="T5">circa</text:span><text:span text:style-name="T1"> 1089 A.D.); g) lines 18 and 19 only read with G. Vijayavenugopal; h) lines 1 to 17 contain the </text:span><text:span text:style-name="T5">meykkīrtti</text:span><text:span text:style-name="T1"> of Kulottuṅga I.</text:span></text:p>
      <text:p text:style-name="P1" loext:marker-style-name="T1"/>
      <text:p text:style-name="Standard" loext:marker-style-name="T1"><text:span text:style-name="T1">(1–16) </text:span><text:span text:style-name="T4">svasti śrī </text:span><text:span text:style-name="T1">{</text:span><text:span text:style-name="T5">meykkīrtti</text:span><text:span text:style-name="T1">}</text:span></text:p>
      <text:p text:style-name="Standard" loext:marker-style-name="T1"><text:span text:style-name="T1">(17) {</text:span><text:span text:style-name="T5">meykkīrtti</text:span><text:span text:style-name="T1">} korā</text:span><text:span text:style-name="T4">ja</text:span><text:span text:style-name="T1">kecariva</text:span><text:span text:style-name="T4">nma</text:span><text:span text:style-name="T1">rāna tiripuvaṉac cakkaravattikaḷ </text:span><text:span text:style-name="T4">śrī </text:span><text:span text:style-name="T1">kolottuṅkacoḻatevarkku yāṇṭu irupatāva</text:span></text:p>
      <text:p text:style-name="Standard" loext:marker-style-name="T1"><text:span text:style-name="T1">(18) tu ˚uttoṅkatoṅkavaḷanāṭṭuk kunṟakkūṟṟattu </text:span><text:span text:style-name="T4">brahma</text:span><text:span text:style-name="T1">teyam ciṟupaḻuvūr [</text:span><text:span text:style-name="T4">sa</text:span><text:span text:style-name="T1">]</text:span><text:span text:style-name="T4">bhai</text:span><text:span text:style-name="T1">yom vitarā</text:span><text:span text:style-name="T4">ja </text:span><text:span text:style-name="T1">payaṅkara vāṇakovaraiyar taṅkaḷḷācci coḻakula cuntaran viccā</text:span></text:p>
      <text:p text:style-name="Standard" loext:marker-style-name="T1"><text:span text:style-name="T1">(19) tiriyāḻvārkku </text:span><text:span text:style-name="T4">sabhai </text:span><text:span text:style-name="T1">vilaiyāka viṟṟuk kuṭutta nilamāvatu rā</text:span><text:span text:style-name="T4">jentra</text:span><text:span text:style-name="T1">coḻavākkālukku vaṭakku pavitti[ra]māṇikka vatikkuk kiḻakku mutal kaṇṇāṟṟu ˚iraṇ</text:span></text:p>
      <text:p text:style-name="Standard" loext:marker-style-name="T1"><text:span text:style-name="T1">(20) ṭām caturattu nilam nālumāvil vaṭakaṭaiy nilam ˚orumāvil kiḻkkaṭay nilam ˚ar[ai]māvum ˚ivvatikkuk kiḻakku ˚ivvākkālukku vaṭakku ˚iraṇṭāṅ ka</text:span><text:span text:style-name="T1"/></text:p>
      <text:p text:style-name="Standard" loext:marker-style-name="T1"><text:span text:style-name="T1">(21) ṇṇāṟṟu ˚iraṇṭāñ catiram nilam nālumāvil vaṭakkaṭaiy nilam ˚orumāvil meṟkkaṭaiy nilam ˚araimāvum ˚āka nilam ˚oru mā ˚innilam ˚orumāvum ˚ivaru</text:span><text:span text:style-name="T1"/></text:p>
      <text:p text:style-name="Standard" loext:marker-style-name="T1"><text:span text:style-name="T1">(22) kku viṟṟuk koḷvatāna ˚emmill icaiñca vilaipporuḷ ˚anṟāāṭu ṉalkkācu ˚onṟu ˚ikkācu ˚onṟum ˚āvaṇakkaḷiye kaiccellaṟak koṇṭu viṟṟu vilaiyā</text:span><text:span text:style-name="T1"/></text:p>
      <text:p text:style-name="Standard" loext:marker-style-name="T1"><text:span text:style-name="T1">(23) vaṇam ceyitu kuṭuttom </text:span><text:span text:style-name="T4">bra</text:span><text:span text:style-name="T1">[</text:span><text:span text:style-name="T4">hma</text:span><text:span text:style-name="T1">]teyam ciṟupaḻuvūr </text:span><text:span text:style-name="T4">sabhai</text:span><text:span text:style-name="T1">yom ˚innilam ˚orumāvukkum ˚ituve vi[l]aiyolai ˚āvatākavum ˚ituve porumāvaṟu</text:span></text:p>
      <text:p text:style-name="Standard" loext:marker-style-name="T1"><text:span text:style-name="T1">(24) tip poruḷ cilavolai yāvatākavum ˚ituvalatu veṟu porumāvaṟtip poruḷc cilavolai kāṭṭakkaṭavar ˚allātārākavum ˚ippaṭi ˚icaiñ</text:span><text:span text:style-name="T1"/></text:p>
      <text:p text:style-name="Standard" loext:marker-style-name="T1"><text:span text:style-name="T1">(25) cu ˚ ikkācu ˚onṟum koṇ]ṭu ˚innilam ˚orumāvum vilaikkaṟa viṟṟu poruḷ aṟak koṇṭom ciṟupaḻuvūr </text:span><text:span text:style-name="T4">sabhai</text:span><text:span text:style-name="T1">yom ˚ivarkaḷ paṇikka ˚ippiramāṇam ˚eḻuti[ne]</text:span></text:p>
      <text:p text:style-name="Standard" loext:marker-style-name="T1"><text:span text:style-name="T1">(26) [n] [</text:span><text:span text:style-name="T4">ma</text:span><text:span text:style-name="T1">]</text:span><text:span text:style-name="T4">dhyasta</text:span><text:span text:style-name="T1">n paḻuvūr uṭaiyān ˚ā[yi]rattirun[ū]ṟṟuvan muṭikoṇṭānen ˚ivai ˚enneḻut[tu] ˚ippaṭikk[u c]ānta maṅkalattu [pālā]ciriyan [˚i]lakkuvaṇaṉ</text:span></text:p>
      <text:p text:style-name="Standard" loext:marker-style-name="T1"><text:span text:style-name="T1">(27) </text:span><text:span text:style-name="T1"><text:note text:id="ftn320" text:note-class="footnote"><text:note-citation>158</text:note-citation><text:note-body><text:p text:style-name="P3" loext:marker-style-name="T12"><text:span text:style-name="T12"><text:s/></text:span><text:span text:style-name="T11">SII reads </text:span><text:span text:style-name="T14">kūttapp</text:span><text:span text:style-name="T12"> before the </text:span><text:span text:style-name="T14">nnen</text:span><text:span text:style-name="T12">, but I cannot locate it on the stone. From this line, the inscription is inscribed on the ledge at the bottom of the wall.</text:span></text:p></text:note-body></text:note></text:span><text:span text:style-name="T1">nnen ˚ivai enneḻuttu ˚ippaṭikku paḻuvū cavānti nārāṇanen ˚ivai ˚enneḻuttu ˚itu cānti palāciriyan viranārāyaṇantu ˚itu cāvānti nārāyaṇan māṟan</text:span></text:p>
      <text:p text:style-name="Standard" loext:marker-style-name="T1"><text:span text:style-name="T1">(28) [pu]</text:span><text:span text:style-name="T4">syaiñai</text:span><text:span text:style-name="T1"> yippaṭi ˚aṟiven ˚ivvūr viracoḻa viṇṇakārāḻvār koyil tiruvārātane paṇṇum nārāyaṇan tiruvāyikkulam uṭaiyānen ˚ippaṭi ˚aṟiven</text:span></text:p>
      <text:p text:style-name="Standard" loext:marker-style-name="T1"><text:span text:style-name="T1">(29) ˚ivvūr [ka]ruma[ka]n ˚itu pa</text:span><text:span text:style-name="T4">mā</text:span><text:span text:style-name="T1">[</text:span><text:span text:style-name="T4">he</text:span><text:span text:style-name="T1">]</text:span><text:span text:style-name="T4">śva</text:span><text:span text:style-name="T1">[[</text:span><text:span text:style-name="T4">ra ra</text:span><text:span text:style-name="T1">]]</text:span><text:span text:style-name="T4">kṣai </text:span><text:span text:style-name="T1">||</text:span></text:p>
      <text:p text:style-name="P1" loext:marker-style-name="T1"/>
      <text:p text:style-name="Standard" loext:marker-style-name="T1"><text:span text:style-name="T1">Fortune! Prosperity! {</text:span><text:span text:style-name="T5">meykkīrtti</text:span><text:span text:style-name="T1">} This is the twentieth year of Kōrājakesarivarman alias Tiripuvaṉa Cakkaravattikaḷ Śrī Kolottuṅkacōḻatēvar. We the Sabhā of Ciṟupaḻuvūr, a </text:span><text:span text:style-name="T4">brahmadeya</text:span><text:span text:style-name="T1"> of Kuṉṟakkūṟṟam [</text:span><text:span text:style-name="T19">alias</text:span><text:span text:style-name="T1">] Uttuṅkatuṅkavaḷanāṭu; for Cuntaran Viccātiriyāḻvār of the Cōḻa line (</text:span><text:span text:style-name="T4">kula</text:span><text:span text:style-name="T1">), our (</text:span><text:span text:style-name="T4">taṅkaḷ</text:span><text:span text:style-name="T1">) mother (</text:span><text:span text:style-name="T4">ācci</text:span><text:span text:style-name="T1">) of Vitarāja Payaṅkara Vāṇakōvaraiyar, the </text:span><text:soft-page-break/><text:span text:style-name="T1">Sabhā, having sold (</text:span><text:span text:style-name="T4">viṟṟu</text:span><text:span text:style-name="T1">) for a price (</text:span><text:span text:style-name="T4">vilaiyāka</text:span><text:span text:style-name="T1">) gave (</text:span><text:span text:style-name="T4">kuṭutta</text:span><text:span text:style-name="T1">) the following land (</text:span><text:span text:style-name="T4">nilamāvatu</text:span><text:span text:style-name="T1">): to the north (</text:span><text:span text:style-name="T4">vaṭakku</text:span><text:span text:style-name="T1">) of the Rājendracōḻa canal (</text:span><text:span text:style-name="T4">vākkālukku</text:span><text:span text:style-name="T1"> &gt; </text:span><text:span text:style-name="T4">vāykkālukku</text:span><text:span text:style-name="T1">), to the east (</text:span><text:span text:style-name="T4">kīḻakku</text:span><text:span text:style-name="T1">) of the Pavittramāṇikka channel (</text:span><text:span text:style-name="T4">vatikku</text:span><text:span text:style-name="T1">), the northern boundary (</text:span><text:span text:style-name="T4">vaṭakaṭai</text:span><text:span text:style-name="T1">) [is] in the four </text:span><text:span text:style-name="T4">mā</text:span><text:span text:style-name="T1">s (</text:span><text:span text:style-name="T4">nālumāvil</text:span><text:span text:style-name="T1">) of land (</text:span><text:span text:style-name="T4">nilam</text:span><text:span text:style-name="T1">) of the two (</text:span><text:span text:style-name="T4">iraṇṭām</text:span><text:span text:style-name="T1">) squares (</text:span><text:span text:style-name="T4">caturattu</text:span><text:span text:style-name="T1">) of the first (</text:span><text:span text:style-name="T4">mutal</text:span><text:span text:style-name="T1">) canal (</text:span><text:span text:style-name="T4">kaṇṇāṟṟu</text:span><text:span text:style-name="T1">); the eastern boundary (</text:span><text:span text:style-name="T4">kīḻkkaṭai</text:span><text:span text:style-name="T1">) [is] in the one </text:span><text:span text:style-name="T4">mā</text:span><text:span text:style-name="T1"> (</text:span><text:span text:style-name="T4">orumāvil</text:span><text:span text:style-name="T1">) of land (</text:span><text:span text:style-name="T4">nilam</text:span><text:span text:style-name="T1">); the northern boundary (</text:span><text:span text:style-name="T4">vaṭakaṭai</text:span><text:span text:style-name="T1">) [is] in four </text:span><text:span text:style-name="T4">mā</text:span><text:span text:style-name="T1">s (</text:span><text:span text:style-name="T4">nālumāvil</text:span><text:span text:style-name="T1">) of land (</text:span><text:span text:style-name="T4">nilam</text:span><text:span text:style-name="T1">) of the two squares (</text:span><text:span text:style-name="T4">iraṇṭāñ catiram</text:span><text:span text:style-name="T19"> &gt; </text:span><text:span text:style-name="T4">caturam</text:span><text:span text:style-name="T1">) and the two channels (</text:span><text:span text:style-name="T4">iraṇṭāṅ kaṇṇāṟṟu</text:span><text:span text:style-name="T1">) to the north (</text:span><text:span text:style-name="T4">vaṭakku</text:span><text:span text:style-name="T1">) of this canal (</text:span><text:span text:style-name="T4">ivvākālukku</text:span><text:span text:style-name="T1">) and to the east (</text:span><text:span text:style-name="T4">kīḻakku</text:span><text:span text:style-name="T1">) of this channel (</text:span><text:span text:style-name="T4">ivvatikku</text:span><text:span text:style-name="T1">) and a fourtieth (</text:span><text:span text:style-name="T4">araimāvum</text:span><text:span text:style-name="T1">) of land (</text:span><text:span text:style-name="T4">nilam</text:span><text:span text:style-name="T1">); the western boundary (</text:span><text:span text:style-name="T4">mēṟkkaṭai</text:span><text:span text:style-name="T1">) [is] in one </text:span><text:span text:style-name="T4">mā</text:span><text:span text:style-name="T1"> (</text:span><text:span text:style-name="T4">orumāvil</text:span><text:span text:style-name="T1">) of land (</text:span><text:span text:style-name="T4">nilam</text:span><text:span text:style-name="T1">); one </text:span><text:span text:style-name="T4">mā </text:span><text:span text:style-name="T1">of land (</text:span><text:span text:style-name="T4">nilam oru mā</text:span><text:span text:style-name="T1">) as a fourtieth (</text:span><text:span text:style-name="T4">araimāvum</text:span><text:span text:style-name="T1">) of land (</text:span><text:span text:style-name="T4">nilam</text:span><text:span text:style-name="T1">); having sold (</text:span><text:span text:style-name="T4">viṟṟu</text:span><text:span text:style-name="T1">) to him (</text:span><text:span text:style-name="T4">ivarukku</text:span><text:span text:style-name="T1">) one </text:span><text:span text:style-name="T4">mā</text:span><text:span text:style-name="T1"> (</text:span><text:span text:style-name="T4">orumāvum</text:span><text:span text:style-name="T1">) of this land (</text:span><text:span text:style-name="T4">innilam</text:span><text:span text:style-name="T1">), we have to get (</text:span><text:span text:style-name="T4">koḷvatāna</text:span><text:span text:style-name="T1">) the sale price (</text:span><text:span text:style-name="T4">vilaipporuḷ</text:span><text:span text:style-name="T1">) agreed (</text:span><text:span text:style-name="T4">icaiñca</text:span><text:span text:style-name="T1"> &gt; </text:span><text:span text:style-name="T4">icainta</text:span><text:span text:style-name="T1">) among us (</text:span><text:span text:style-name="T4">emmil</text:span><text:span text:style-name="T1">) of one (</text:span><text:span text:style-name="T4">oṉṟu</text:span><text:span text:style-name="T1">) good </text:span><text:span text:style-name="T4">kācu</text:span><text:span text:style-name="T1"> (</text:span><text:span text:style-name="T4">ṉalkkācu </text:span><text:span text:style-name="T19">&gt; </text:span><text:span text:style-name="T4">nalkkācu</text:span><text:span text:style-name="T1">) of the time (</text:span><text:span text:style-name="T5">anṟāāṭu</text:span><text:span text:style-name="T1"> &gt; </text:span><text:span text:style-name="T4">aṉṟāṭu</text:span><text:span text:style-name="T1">); this one </text:span><text:span text:style-name="T4">kācu</text:span><text:span text:style-name="T1"> (</text:span><text:span text:style-name="T4">ikkācu oṉṟum</text:span><text:span text:style-name="T1">), having taken (</text:span><text:span text:style-name="T4">koṇṭu</text:span><text:span text:style-name="T1">) completely (</text:span><text:span text:style-name="T4">aṟa</text:span><text:span text:style-name="T1">) the expenditures (</text:span><text:span text:style-name="T5">cella</text:span><text:span text:style-name="T1"> &gt; </text:span><text:span text:style-name="T4">celavu</text:span><text:span text:style-name="T1">) at hand (</text:span><text:span text:style-name="T4">kai</text:span><text:span text:style-name="T1">) (i.e. the expenses encountered) in the registration office (</text:span><text:span text:style-name="T4">āvaṇakkaḷiyē</text:span><text:span text:style-name="T1">), having made (</text:span><text:span text:style-name="T5">ceyitu</text:span><text:span text:style-name="T1"> &gt; </text:span><text:span text:style-name="T5">ceytu</text:span><text:span text:style-name="T1">) the sale document (</text:span><text:span text:style-name="T4">vilaiyāvaṇam</text:span><text:span text:style-name="T1">), we the Sabhā of Ciṟupaḻuvūr, a </text:span><text:span text:style-name="T4">brahmadeya</text:span><text:span text:style-name="T1">, gave (</text:span><text:span text:style-name="T4">kuṭuttōm</text:span><text:span text:style-name="T1">); for the one </text:span><text:span text:style-name="T5">mā</text:span><text:span text:style-name="T1"> (</text:span><text:span text:style-name="T4">orumāvum</text:span><text:span text:style-name="T1">) of this land (</text:span><text:span text:style-name="T4">innilam</text:span><text:span text:style-name="T1">), this only (</text:span><text:span text:style-name="T4">ituvē</text:span><text:span text:style-name="T1">) has to be (</text:span><text:span text:style-name="T4">āvatākavum</text:span><text:span text:style-name="T1">) the sale document (</text:span><text:span text:style-name="T4">vilai-y-ōlai</text:span><text:span text:style-name="T1">); the document for expenditures (</text:span><text:span text:style-name="T4">poruḷ cilav-ōlai</text:span><text:span text:style-name="T1">, lit. palm leaf for expenditures (</text:span><text:span text:style-name="T4">cilavu</text:span><text:span text:style-name="T1">) of money (</text:span><text:span text:style-name="T4">poruḷ</text:span><text:span text:style-name="T1">)); this only (</text:span><text:span text:style-name="T4">ituvē</text:span><text:span text:style-name="T1">) has to be (</text:span><text:span text:style-name="T4">āvatākavum</text:span><text:span text:style-name="T1">) the final settlement document (</text:span><text:span text:style-name="T4">poruḷ</text:span><text:span text:style-name="T1"> </text:span><text:span text:style-name="T4">māvaṟuti</text:span><text:span text:style-name="T1">)</text:span><text:span text:style-name="T4"> </text:span><text:span text:style-name="T1">and except these (</text:span><text:span text:style-name="T4">ituvalatu</text:span><text:span text:style-name="T1"> &gt; </text:span><text:span text:style-name="T4">itu-v-allatu</text:span><text:span text:style-name="T1">) final settlement document (</text:span><text:span text:style-name="T4">poruḷ</text:span><text:span text:style-name="T1"> </text:span><text:span text:style-name="T4">māvaṟuti</text:span><text:span text:style-name="T1">)</text:span><text:span text:style-name="T4"> </text:span><text:span text:style-name="T1">and document for expenditures (</text:span><text:span text:style-name="T4">poruḷ cilav-elai &gt; poruḷ cilav-ōlai</text:span><text:span text:style-name="T1">) they do not have to show (</text:span><text:span text:style-name="T4">kāṭṭak kaṭavar allātānākavum</text:span><text:span text:style-name="T1">) [any] other (</text:span><text:span text:style-name="T4">vēṟu</text:span><text:span text:style-name="T1">) [document]; having thus (</text:span><text:span text:style-name="T4">ippaṭi</text:span><text:span text:style-name="T1">) agreed (</text:span><text:span text:style-name="T4">icaiñcu</text:span><text:span text:style-name="T1"> &gt; </text:span><text:span text:style-name="T4">icaintu</text:span><text:span text:style-name="T1">), having taken (</text:span><text:span text:style-name="T4">koṇṭu</text:span><text:span text:style-name="T1">) this one </text:span><text:span text:style-name="T4">kācu</text:span><text:span text:style-name="T1"> (</text:span><text:span text:style-name="T4">ikkācu oṉṟum</text:span><text:span text:style-name="T1">), having sold (</text:span><text:span text:style-name="T4">viṟṟu</text:span><text:span text:style-name="T1">) for a full (</text:span><text:span text:style-name="T4">aṟa</text:span><text:span text:style-name="T1">) price (</text:span><text:span text:style-name="T4">vilaikku</text:span><text:span text:style-name="T1">) one whole </text:span><text:span text:style-name="T4">mā</text:span><text:span text:style-name="T1"> (</text:span><text:span text:style-name="T4">orumāvum</text:span><text:span text:style-name="T1">) of this land (</text:span><text:span text:style-name="T4">innilam</text:span><text:span text:style-name="T1">), we have taken (</text:span><text:span text:style-name="T4">koṇṭōm</text:span><text:span text:style-name="T1">) the complete (</text:span><text:span text:style-name="T4">aṟa</text:span><text:span text:style-name="T1">) money (</text:span><text:span text:style-name="T4">poruḷ</text:span><text:span text:style-name="T1">), we the Sabhā of Ciṟupaḻuvūr; upon their (</text:span><text:span text:style-name="T4">ivarkaḷ</text:span><text:span text:style-name="T1">) order (</text:span><text:span text:style-name="T4">paṇikka</text:span><text:span text:style-name="T1">), I have written (</text:span><text:span text:style-name="T4">eḻutinēn</text:span><text:span text:style-name="T1">) this document (</text:span><text:span text:style-name="T4">ippiramāṇam</text:span><text:span text:style-name="T1">), I the Madhyastan, lord (</text:span><text:span text:style-name="T4">uṭaiyān</text:span><text:span text:style-name="T1">) of Paḻuvūr, I of the thousand two hundred (</text:span><text:span text:style-name="T4">āyiratt-iru-nūṟṟuvan</text:span><text:span text:style-name="T1">),</text:span><text:span text:style-name="T1"><text:note text:id="ftn321" text:note-class="footnote"><text:note-citation>159</text:note-citation><text:note-body><text:p text:style-name="Footnote" loext:marker-style-name="T12"><text:span text:style-name="T12"><text:s/>In the PIM, #58 also mentions one man belonging to this group. This may be a group of Brahmins or, as Charlotte Schmid suggested to me, a group of merchants.</text:span></text:p></text:note-body></text:note></text:span><text:span text:style-name="T1"> Muṭikoṇṭān; for this order (</text:span><text:span text:style-name="T4">ippaṭikku</text:span><text:span text:style-name="T1">) this is my signing (</text:span><text:span text:style-name="T4">enn-eḻuttu</text:span><text:span text:style-name="T1">) of those (</text:span><text:span text:style-name="T4">ivai</text:span><text:span text:style-name="T1">), I Pālāciriyan Ilakkuvaṇaṉ of Cāntamaṅkalam; for this order (</text:span><text:span text:style-name="T4">ippaṭikku</text:span><text:span text:style-name="T1">) this is my signing (</text:span><text:span text:style-name="T4">enn-eḻuttu</text:span><text:span text:style-name="T1">) of those (</text:span><text:span text:style-name="T4">ivai</text:span><text:span text:style-name="T1">), I Cavānti Nārāṇan of Paḻuvūr; for this order (</text:span><text:span text:style-name="T4">ippaṭikku</text:span><text:span text:style-name="T1">) this is my signing (</text:span><text:span text:style-name="T4">enn-eḻuttu</text:span><text:span text:style-name="T1">) of those (</text:span><text:span text:style-name="T4">ivai</text:span><text:span text:style-name="T1">), Cānti Palāciriyan Vīranārāyaṇantu; this [is the signing of] Cāvānti Nārāyaṇan Māṟan Pusyaiñai; I know (</text:span><text:span text:style-name="T4">aṟivēn</text:span><text:span text:style-name="T1">) this order (</text:span><text:span text:style-name="T4">ippaṭi</text:span><text:span text:style-name="T1">), I lord (</text:span><text:span text:style-name="T4">uṭaiyānēn</text:span><text:span text:style-name="T1">) of Tiruvāyikkulam, Nārāyaṇan, who performs (</text:span><text:span text:style-name="T4">paṇṇum</text:span><text:span text:style-name="T1">) the sacred service (</text:span><text:span text:style-name="T4">tiru-v-ārātanē</text:span><text:span text:style-name="T1">) of the temple (</text:span><text:span text:style-name="T4">kōyil</text:span><text:span text:style-name="T1">) of Vīracōḻa Viṇṇakār Āḻvār of this town (</text:span><text:span text:style-name="T4">ivvūr</text:span><text:span text:style-name="T1">);</text:span><text:span text:style-name="T1"><text:note text:id="ftn322" text:note-class="footnote"><text:note-citation>160</text:note-citation><text:note-body><text:p text:style-name="Footnote" loext:marker-style-name="T12"><text:span text:style-name="T12"><text:s/>May this temple be the still-standing Viṣṇu temple of Kīḻappaḻuvūr (</text:span><text:span text:style-name="T74">see Map 2)?</text:span></text:p></text:note-body></text:note></text:span><text:span text:style-name="T1"> I know (</text:span><text:span text:style-name="T4">aṟivēn</text:span><text:span text:style-name="T1">) this order (</text:span><text:span text:style-name="T4">ippaṭi</text:span><text:span text:style-name="T1">), the blacksmith (</text:span><text:span text:style-name="T5">karumakan</text:span><text:span text:style-name="T1">?) of this town (</text:span><text:span text:style-name="T4">ivvūr</text:span><text:span text:style-name="T1">). This is under the protection of the Panmāheśvaras.</text:span></text:p>
      <text:p text:style-name="P1" loext:marker-style-name="T1"/>
      <text:p text:style-name="Standard" loext:marker-style-name="T1"><text:span text:style-name="T1">#132. a) Tiruvālantuṟai Mahādeva temple, inner compound wall; b) westernmost inscription of the northern outer façade of the compound wall; c) personally located and read in situ; d) ARE 1895, no. 112; SII 5, no. 673; e) 6</text:span><text:span text:style-name="T15">th</text:span><text:span text:style-name="T1"> regnal year of Vikkiramacōḻatēvar; f) Vikramacōḻa (</text:span><text:span text:style-name="T5">circa</text:span><text:span text:style-name="T1"> 1124 A.D.); g) inscription not read with anyone.</text:span></text:p>
      <text:p text:style-name="P1" loext:marker-style-name="T1"/>
      <text:p text:style-name="Standard" loext:marker-style-name="T1"><text:soft-page-break/><text:span text:style-name="T1">(1) </text:span><text:span text:style-name="T4">svasti śrī</text:span><text:span text:style-name="T1"> vikkiramacoḻatevar yāṭu ˚aṟāvatu vāṇakovaraiyarkaḷil cuttamalan muṭikoṇṭānnāṉa viru</text:span><text:span text:style-name="T4">dharājabha</text:span><text:span text:style-name="T1">yaṅkara vāṇakovaraiyane[n] </text:span><text:span text:style-name="T4">śrī</text:span><text:span text:style-name="T1">kaṇṭarātittacaruppetimaṅkalattu veṟu</text:span></text:p>
      <text:p text:style-name="Standard" loext:marker-style-name="T1"><text:span text:style-name="T1">(2) piṟiñcūrkkāṇiyāṉa vākumai vāṇaviccātiranallūr muṭikoṇṭacoḻa ˚īccuramuṭaiya </text:span><text:span text:style-name="T4">mahāde</text:span><text:span text:style-name="T1">v[r]kku potu nānāḻi ariciyāka munṟu </text:span><text:span text:style-name="T4">sandhi</text:span><text:span text:style-name="T1">kkum ˚uḷppaṭa [tai]yiramutum neyiyamutu kaṟiyatu ˚aṭaikkāyiyamutu</text:span></text:p>
      <text:p text:style-name="Standard" loext:marker-style-name="T1"><text:span text:style-name="T1">(3) ˚uḷppaṭa ni[ca]tam nel tūṇiyum māṇ [mu]nṟukku nel nicam kuṟuṇiyāka māṉ ˚iraṇṭukku nelp patakkum cantiviḷakkerikka ne ˚uḻakkukkum nicata [n]el ku</text:span><text:span text:style-name="T1"><text:note text:id="ftn323" text:note-class="footnote"><text:note-citation>161</text:note-citation><text:note-body><text:p text:style-name="Footnote" loext:marker-style-name="T11"><text:span text:style-name="T12"><text:s/></text:span><text:span text:style-name="T11">It is not very clear but a </text:span><text:span text:style-name="T13">ṟu</text:span><text:span text:style-name="T11"> may have been added under the </text:span><text:span text:style-name="T13">ṇi</text:span><text:span text:style-name="T11">, as if added after being forgotten.</text:span></text:p></text:note-body></text:note></text:span><text:span text:style-name="T1">ṇiy[u]m tirumañcaṇam vaikkum tiricciṟṟampalap piccatukku nel kuṟuṇi</text:span></text:p>
      <text:p text:style-name="Standard" loext:marker-style-name="T1"><text:span text:style-name="T1">(4) yum [na]nta vāṉañ cevātukku nel ˚aṟunāḻiyum nittanimantam ca</text:span><text:span text:style-name="T4">ntrā</text:span><text:span text:style-name="T1">tittavaṟ celvatāka nān ˚iṟaiyili viṭṭa nilamāvatu veṭṭameṟkkuṭi [˚e]llaikku teṟkkum tev[i]koyilukku meṟkkum viṭṭa nilam mukkālum te</text:span><text:span text:style-name="T1"><text:note text:id="ftn324" text:note-class="footnote"><text:note-citation>162</text:note-citation><text:note-body><text:p text:style-name="Footnote" loext:marker-style-name="T11"><text:span text:style-name="T12"><text:s/></text:span><text:span text:style-name="T11">The –</text:span><text:span text:style-name="T13">e</text:span><text:span text:style-name="T11"> resembles an initial –</text:span><text:span text:style-name="T13">i</text:span><text:span text:style-name="T11">.</text:span></text:p></text:note-body></text:note></text:span><text:span text:style-name="T1">ṟkku</text:span></text:p>
      <text:p text:style-name="Standard" loext:marker-style-name="T1"><text:span text:style-name="T1">(5) teṟkku ˚ūrukku meṟkku kuḻal uṭaiyān paṟṟu ˚uḷppaṭa nilam ˚arai veliyum teṟkkilk kuḷattil kiḻkarai nilattil kiḻ tūri vākkālukkuk kiḻakku vārmaṭaikku meṟkku nālāṅ kaṇāṟṟukku teṟkku </text:span><text:span text:style-name="T4">rājentra</text:span><text:span text:style-name="T1">coḻape[rā]ṟṟukku vaṭakku nilam</text:span></text:p>
      <text:p text:style-name="Standard" loext:marker-style-name="T1"><text:span text:style-name="T1">(6) ˚oru veliyum kuḷattil ˚iṭaikkaṭṭukkuk kiḻakku cuṭukāṭṭukku teṟkku puñcai nilam ˚oru veliyum ˚āka nilam mūnṟekālum ˚iṟaiyiliyāka ca</text:span><text:span text:style-name="T4">ntrā</text:span><text:span text:style-name="T1">tittavaṟ cella nirvārttuk kalveṭṭik kuṭutten [cu]ttamalan muṭikoṇṭānāṉ viru</text:span><text:span text:style-name="T4">dha</text:span></text:p>
      <text:p text:style-name="Standard" loext:marker-style-name="T1"><text:span text:style-name="T1">(7) </text:span><text:span text:style-name="T4">rājabhaṅkara</text:span><text:span text:style-name="T1"> vāṇakovaraiyanen vāṇaviccātiranallur taṇṭi ninṟa kanmi pūñcūṟṟuk kiḻavanāna </text:span><text:span text:style-name="T4">rājentra</text:span><text:span text:style-name="T1">coḻamuventaveḷānum ˚ūrkkamañcu veḷḷāḷan nāyakan maṇṭaiyenum milaṭṭuṭaiyān pu</text:span></text:p>
      <text:p text:style-name="Standard" loext:marker-style-name="T1"><text:span text:style-name="T1">(8) kaḻan tirumaḻuvāṭiyenum kuḻal uṭaiyān kuṭitāṅki tirumaḻuvāṭiyenum ciṟupaḻuvūr ruṭaiyān veḷān ˚ampalakūttanenum caṅkaran tiruppākkam uṭaiyānenum ˚itaḷakkuṭaiyān ˚aṇaiyan tirumaḻuvāṭiyenu piccuṭaiyān ˚a</text:span><text:span text:style-name="T1"/></text:p>
      <text:p text:style-name="Standard" loext:marker-style-name="T1"><text:span text:style-name="T1">(9) racu piccanenum ˚ikkoyil ceyvicca tapa</text:span><text:span text:style-name="T4">ssi</text:span><text:span text:style-name="T1"> poyikkuṭaiyān tiricciṟṟampalap piccanum ˚ikkoyil civappirāmaṇan pālāciriyan kaṇṭan tiruvālantuṟaiyum ˚ikkoyi civappirāmaṇan kavicikan ponṉan po</text:span></text:p>
      <text:p text:style-name="Standard" loext:marker-style-name="T1"><text:span text:style-name="T1">(10) [ṟ]koyilpaṭṭan ˚uḷḷiṭṭomum ˚itu pa</text:span><text:span text:style-name="T4">nmāheśvara rakṣai</text:span><text:span text:style-name="T1"> ||</text:span></text:p>
      <text:p text:style-name="P1" loext:marker-style-name="T1"/>
      <text:p text:style-name="Standard" loext:marker-style-name="T1"><text:span text:style-name="T1">Fortune! Prosperity! This is the sixth year (</text:span><text:span text:style-name="T4">yāṭu</text:span><text:span text:style-name="T1"> &gt; </text:span><text:span text:style-name="T4">yāṇṭu</text:span><text:span text:style-name="T1">) of Vikkiramacōḻatēvar. In the Vāṇakōvaraiyars [family] (</text:span><text:span text:style-name="T4">vāṇakōvaraiyarkaḷil</text:span><text:span text:style-name="T1">), I Cuttamalan Muṭikoṇṭān </text:span><text:span text:style-name="T19">alias</text:span><text:span text:style-name="T1"> Virudharājabhayaṅkara Vāṇakōvaraiyan, for Mahādeva Lord (</text:span><text:span text:style-name="T4">īccuram</text:span><text:span text:style-name="T1">-</text:span><text:span text:style-name="T4">uṭaiya</text:span><text:span text:style-name="T1">) of Muṭikoṇṭacōḻa in Vākumai Vāṇaviccātiranallūr, as (</text:span><text:span text:style-name="T4">āṉa</text:span><text:span text:style-name="T1">) a village-</text:span><text:span text:style-name="T4">kāṇi</text:span><text:span text:style-name="T1"> (</text:span><text:span text:style-name="T4">ūr-kāṇi</text:span><text:span text:style-name="T1">) which split (</text:span><text:span text:style-name="T4">piṟiñcu &gt; pirintu</text:span><text:span text:style-name="T1">) in a separate [one] (</text:span><text:span text:style-name="T4">vēṟu</text:span><text:span text:style-name="T1">) [from] Śrīkaṇṭarātitta-caruppetimaṅkalam; as (</text:span><text:span text:style-name="T4">āka</text:span><text:span text:style-name="T1">) four </text:span><text:span text:style-name="T4">nāḻi</text:span><text:span text:style-name="T1">s (</text:span><text:span text:style-name="T4">nānāḻi</text:span><text:span text:style-name="T1">) of rice (</text:span><text:span text:style-name="T4">arici</text:span><text:span text:style-name="T1">) for one time (</text:span><text:span text:style-name="T4">pōtu</text:span><text:span text:style-name="T1">) including (</text:span><text:span text:style-name="T4">uḷpaṭa</text:span><text:span text:style-name="T1">) the three (</text:span><text:span text:style-name="T4">munṟu &gt; muṉṟu</text:span><text:span text:style-name="T1">) </text:span><text:span text:style-name="T4">sandhi</text:span><text:span text:style-name="T1">s, a whole </text:span><text:span text:style-name="T4">tūṇi</text:span><text:span text:style-name="T1"> of paddy (</text:span><text:span text:style-name="T4">nel</text:span><text:span text:style-name="T1">) everyday (</text:span><text:span text:style-name="T4">nicatam</text:span><text:span text:style-name="T1">) including (</text:span><text:span text:style-name="T4">uḷpaṭa</text:span><text:span text:style-name="T1">) curd food offerings (</text:span><text:span text:style-name="T4">tayiramutum</text:span><text:span text:style-name="T1">), </text:span><text:span text:style-name="T5">ghee</text:span><text:span text:style-name="T1"> food offerings (</text:span><text:span text:style-name="T4">neyiyamutu &gt; neyyamutu</text:span><text:span text:style-name="T1">), vegetable food offerings (</text:span><text:span text:style-name="T4">kaṟiyatu &gt; kaṟiyamutu</text:span><text:span text:style-name="T1">), arecanut food offerings (</text:span><text:span text:style-name="T4">aṭaikkāyiyamutu &gt; aṭaikkāyyamutu</text:span><text:span text:style-name="T1">), and a </text:span><text:span text:style-name="T4">patakku</text:span><text:span text:style-name="T1"> of paddy (</text:span><text:span text:style-name="T4">nel</text:span><text:span text:style-name="T1">) for two (</text:span><text:span text:style-name="T4">iraṇṭukku</text:span><text:span text:style-name="T1">) times (</text:span><text:span text:style-name="T4">māṇ</text:span><text:span text:style-name="T1">) as (</text:span><text:span text:style-name="T4">āka</text:span><text:span text:style-name="T1">) a </text:span><text:span text:style-name="T4">kuṟuṇi</text:span><text:span text:style-name="T1"> of paddy (</text:span><text:span text:style-name="T4">nel</text:span><text:span text:style-name="T1">) everyday (</text:span><text:span text:style-name="T4">nicam &gt; nicatam</text:span><text:span text:style-name="T1">) for three (</text:span><text:span text:style-name="T4">muṉṟukku</text:span><text:span text:style-name="T1">) times (</text:span><text:span text:style-name="T4">māṇ</text:span><text:span text:style-name="T1">), and a </text:span><text:span text:style-name="T4">kuṟuṇi</text:span><text:span text:style-name="T1"> of paddy (</text:span><text:span text:style-name="T4">nel</text:span><text:span text:style-name="T1">) everyday (</text:span><text:span text:style-name="T4">nicata</text:span><text:span text:style-name="T1">) for one </text:span><text:span text:style-name="T4">uḻakku</text:span><text:span text:style-name="T1"> of </text:span><text:span text:style-name="T5">ghee</text:span><text:span text:style-name="T1"> (</text:span><text:span text:style-name="T4">ne &gt; ney</text:span><text:span text:style-name="T1">) to burn (</text:span><text:span text:style-name="T4">erikka</text:span><text:span text:style-name="T1">) an evening lamp (</text:span><text:span text:style-name="T4">cantiviḷakku</text:span><text:span text:style-name="T1">), and a </text:span><text:span text:style-name="T4">kuṟuṇi</text:span><text:span text:style-name="T1"> of paddy (</text:span><text:span text:style-name="T4">nel</text:span><text:span text:style-name="T1">) for the beggar (</text:span><text:span text:style-name="T4">piccatukku</text:span><text:span text:style-name="T1">) of Tirucciṟṟampalam</text:span><text:span text:style-name="T1"><text:note text:id="ftn325" text:note-class="footnote"><text:note-citation>163</text:note-citation><text:note-body><text:p text:style-name="Footnote" loext:marker-style-name="T12"><text:span text:style-name="T12"><text:s/>Tirucciṟṟampalam is one of the names of Cidambaram.</text:span></text:p></text:note-body></text:note></text:span><text:span text:style-name="T1"> (</text:span><text:span text:style-name="T5">tiricciṟṟampalam</text:span><text:span text:style-name="T1">&gt; </text:span><text:span text:style-name="T5">tirucciṟṟampalam</text:span><text:span text:style-name="T1">) who places (</text:span><text:span text:style-name="T4">vaikkum</text:span><text:span text:style-name="T1">) the holy </text:span><text:soft-page-break/><text:span text:style-name="T1">bath (</text:span><text:span text:style-name="T4">tirumañcaṇam</text:span><text:span text:style-name="T1">), and six </text:span><text:span text:style-name="T4">nāḻi</text:span><text:span text:style-name="T1">s of paddy for the making (</text:span><text:span text:style-name="T4">cevātukku</text:span><text:span text:style-name="T1">) of the flower garden (</text:span><text:span text:style-name="T4">nantavāṉañ</text:span><text:span text:style-name="T1">); for the enjoyment (</text:span><text:span text:style-name="T4">celvatāka</text:span><text:span text:style-name="T1">), as long as the sun and the moon endure, of [this] daily offering (</text:span><text:span text:style-name="T4">nitta-nimantam</text:span><text:span text:style-name="T1">), this is the land (</text:span><text:span text:style-name="T4">nilamāvatu</text:span><text:span text:style-name="T1">) placed (</text:span><text:span text:style-name="T4">iṭṭa</text:span><text:span text:style-name="T1">) without tax (</text:span><text:span text:style-name="T4">iṟaiyili</text:span><text:span text:style-name="T1">) by me (</text:span><text:span text:style-name="T4">nāṉ</text:span><text:span text:style-name="T1">): half a </text:span><text:span text:style-name="T4">vēli</text:span><text:span text:style-name="T1"> (</text:span><text:span text:style-name="T4">arai vēliyum</text:span><text:span text:style-name="T1">) of land (</text:span><text:span text:style-name="T4">nilam</text:span><text:span text:style-name="T1">) including (</text:span><text:span text:style-name="T4">uḷppaṭa</text:span><text:span text:style-name="T1">) the hamlet (</text:span><text:span text:style-name="T4">paṟṟu</text:span><text:span text:style-name="T1">) of the lord (</text:span><text:span text:style-name="T4">uṭaiyān</text:span><text:span text:style-name="T1">) of Kuḻal [which is] to the south (</text:span><text:span text:style-name="T4">teṟkkum</text:span><text:span text:style-name="T1">) of the boundary (</text:span><text:span text:style-name="T4">ellaikku</text:span><text:span text:style-name="T1">) of Veṭṭamēṟkkuṭi, to the west (</text:span><text:span text:style-name="T4">mēṟkkum</text:span><text:span text:style-name="T1">) of the Goddess temple (</text:span><text:span text:style-name="T4">tēvikkōyilukku</text:span><text:span text:style-name="T1">), to the south (</text:span><text:span text:style-name="T4">teṟkku teṟkku</text:span><text:span text:style-name="T1">) of the three quarters (</text:span><text:span text:style-name="T4">mūkkālum</text:span><text:span text:style-name="T1">) of the released (</text:span><text:span text:style-name="T4">viṭṭa</text:span><text:span text:style-name="T1">) land (</text:span><text:span text:style-name="T4">nilam</text:span><text:span text:style-name="T1">), to the west (</text:span><text:span text:style-name="T4">mēṟkku</text:span><text:span text:style-name="T1">) of the village (</text:span><text:span text:style-name="T4">ūrukku</text:span><text:span text:style-name="T1">); and one </text:span><text:span text:style-name="T4">vēli</text:span><text:span text:style-name="T1"> (</text:span><text:span text:style-name="T4">oru vēliyum</text:span><text:span text:style-name="T1">) of land (</text:span><text:span text:style-name="T4">nilam</text:span><text:span text:style-name="T1">) to the east (</text:span><text:span text:style-name="T4">kīḻakku</text:span><text:span text:style-name="T1">) of the channel (</text:span><text:span text:style-name="T4">vākkālukku</text:span><text:span text:style-name="T1">) [with] the small outlet for irrigation (</text:span><text:span text:style-name="T4">tūri</text:span><text:span text:style-name="T1">) east (</text:span><text:span text:style-name="T4">kīḻ</text:span><text:span text:style-name="T1">) of the land (</text:span><text:span text:style-name="T4">nilattil</text:span><text:span text:style-name="T1">) on the eastern bank (</text:span><text:span text:style-name="T4">kīḻkarai</text:span><text:span text:style-name="T1">) of the tank (</text:span><text:span text:style-name="T4">kuḷattil</text:span><text:span text:style-name="T1">) in the south (</text:span><text:span text:style-name="T4">teṟkkil</text:span><text:span text:style-name="T1">), to the west (</text:span><text:span text:style-name="T4">mēṟkku</text:span><text:span text:style-name="T1">) of the water-sluice (</text:span><text:span text:style-name="T4">vār-maṭai</text:span><text:span text:style-name="T1">), to the south (</text:span><text:span text:style-name="T4">teṟkku</text:span><text:span text:style-name="T1">) of the water channel (</text:span><text:span text:style-name="T4">nālāṅ kaṇāṟṟukku</text:span><text:span text:style-name="T1">), to the north (</text:span><text:span text:style-name="T4">vaṭakku</text:span><text:span text:style-name="T1">) of the big river (</text:span><text:span text:style-name="T5">perāṟṟu</text:span><text:span text:style-name="T1">) Rājendracōḻa; and one </text:span><text:span text:style-name="T4">vēli</text:span><text:span text:style-name="T1"> (</text:span><text:span text:style-name="T4">oru vēliyum</text:span><text:span text:style-name="T1">) of dry land (</text:span><text:span text:style-name="T4">puñcai nilam</text:span><text:span text:style-name="T1">) to the east (</text:span><text:span text:style-name="T4">kīḻakku</text:span><text:span text:style-name="T1">) of the balancing weight (</text:span><text:span text:style-name="T4">iṭaikkaṭṭukku</text:span><text:span text:style-name="T1">?) in the tank (</text:span><text:span text:style-name="T4">kuḷattil</text:span><text:span text:style-name="T1">); having poured water for the donation (</text:span><text:span text:style-name="T4">nīrvārttu</text:span><text:span text:style-name="T1">) so that the three quarters (</text:span><text:span text:style-name="T4">mūnṟēkālum</text:span><text:span text:style-name="T19"> &gt; </text:span><text:span text:style-name="T4">muṉṟēkālum</text:span><text:span text:style-name="T1">) of land (</text:span><text:span text:style-name="T4">nilam</text:span><text:span text:style-name="T1">) as [described above] (</text:span><text:span text:style-name="T4">āka</text:span><text:span text:style-name="T1">) are due (</text:span><text:span text:style-name="T4">cella</text:span><text:span text:style-name="T1">) as exempted of tax (</text:span><text:span text:style-name="T4">iṟaiyiliyāka</text:span><text:span text:style-name="T1">) as long as the sun and the moon endure, having engraved on stone (</text:span><text:span text:style-name="T4">kalveṭṭi</text:span><text:span text:style-name="T1">), I gave (</text:span><text:span text:style-name="T4">kuṭuttēn</text:span><text:span text:style-name="T1">), I Cuttamalan Muṭikoṇṭān </text:span><text:span text:style-name="T19">alias</text:span><text:span text:style-name="T1"> Virudharājabhaṅkara Vāṇakōvaraiyan; the official (</text:span><text:span text:style-name="T4">kanmi</text:span><text:span text:style-name="T1">) who stands (</text:span><text:span text:style-name="T4">niṉṟa</text:span><text:span text:style-name="T1">) as tax collector (</text:span><text:span text:style-name="T4">taṇṭi</text:span><text:span text:style-name="T1">) in Vāṇaviccātiranallūr, Rājendracōḻamūvēntavēḷān </text:span><text:span text:style-name="T19">alias</text:span><text:span text:style-name="T1"> lord (</text:span><text:span text:style-name="T4">kiḻavān</text:span><text:span text:style-name="T1">) of Pūñcūṟṟu; and I Maṇṭai (</text:span><text:span text:style-name="T4">maṇṭaiyēn</text:span><text:span text:style-name="T1">), head (</text:span><text:span text:style-name="T4">nāyakan</text:span><text:span text:style-name="T1">), Veḷḷāḷan [of] Ūrkkamañcu [name of a place?]; and I Pukaḻan Tirumaḻuvāṭi, lord (</text:span><text:span text:style-name="T4">uṭaiyān</text:span><text:span text:style-name="T1">) of Milaṭu; and I Kuṭitāṅki Tirumaḻuvāṭi, lord (</text:span><text:span text:style-name="T4">uṭaiyān</text:span><text:span text:style-name="T1">) of Kuḻal; and I Vēḷān Ampalakūttan, lord (</text:span><text:span text:style-name="T4">uṭaiyān</text:span><text:span text:style-name="T1">) of Ciṟupaḻuvūr; and I Caṅkaran, lord (</text:span><text:span text:style-name="T4">uṭaiyān</text:span><text:span text:style-name="T1">) of Tiruppākkam; and I Aṇaiyan Tirumaḻuvāṭi, lord (</text:span><text:span text:style-name="T4">uṭaiyān</text:span><text:span text:style-name="T1">) of Itaḷakku; and I Aracu (king) Piccan, lord (</text:span><text:span text:style-name="T4">uṭaiyān</text:span><text:span text:style-name="T1">) of Piccu; and the beggar (</text:span><text:span text:style-name="T4">piccan</text:span><text:span text:style-name="T1">) of Tirucciṟṟampalam (</text:span><text:span text:style-name="T5">tiricciṟṟampalam</text:span><text:span text:style-name="T1"> &gt; </text:span><text:span text:style-name="T5">tirucciṟṟampalam</text:span><text:span text:style-name="T1">), lord (</text:span><text:span text:style-name="T4">uṭaiyān</text:span><text:span text:style-name="T1">) of Poyikku, the tapassi [?] who made (</text:span><text:span text:style-name="T4">ceyvicca</text:span><text:span text:style-name="T19"> &gt; </text:span><text:span text:style-name="T4">ceyvitta</text:span><text:span text:style-name="T1">) this temple (</text:span><text:span text:style-name="T4">ikkōyil</text:span><text:span text:style-name="T1">); and Pālāciriyan Kaṇṭan Tiruvālantuṟai, a Śivabrahmaṇa of this temple (</text:span><text:span text:style-name="T4">ikkōyil</text:span><text:span text:style-name="T1">); and Kavicikan Ponnan Poṟkōyilpaṭṭan, a Śivabrahmaṇa of this temple (</text:span><text:span text:style-name="T4">ikkōyi</text:span><text:span text:style-name="T19"> &gt; </text:span><text:span text:style-name="T4">ikkōyil</text:span><text:span text:style-name="T1">); we are all those included in the deal (</text:span><text:span text:style-name="T4">uḷḷiṭṭōmum</text:span><text:span text:style-name="T1">). This is under the protection of the Panmāheśvaras.</text:span></text:p>
      <text:p text:style-name="P1" loext:marker-style-name="T1"/>
      <text:p text:style-name="Standard" loext:marker-style-name="T1"><text:span text:style-name="T1">#133. a) Tiruvālantuṟai Mahādeva temple, inner compound wall; b) on the eastern outer façade of the compound wall, on the southern side of the main gate, lower inscription; the Gaṇeśa’s shrine is built over the inscription, hiding parts of it; c) personally located and read in situ; d) ARE 1926, no. 261 + part 2, p. 106; e) 3</text:span><text:span text:style-name="T15">rd</text:span><text:span text:style-name="T1"> regnal year of Kulottuṅ{{ga}}; f) Kulottuṅga II (</text:span><text:span text:style-name="T5">circa</text:span><text:span text:style-name="T1"> 1136 A.D.); g) inscription read with G. Vijayavenugopal; h) the first two lines contain the </text:span><text:span text:style-name="T5">meykkīrtti</text:span><text:span text:style-name="T1"> of Kulottuṅga II.</text:span></text:p>
      <text:p text:style-name="P1" loext:marker-style-name="T1"/>
      <text:p text:style-name="Standard" loext:marker-style-name="T1"><text:span text:style-name="T1">(1) </text:span><text:span text:style-name="T4">svasti śrī </text:span><text:span text:style-name="T1">{</text:span><text:span text:style-name="T5">meykkīrtti</text:span><text:span text:style-name="T1">}</text:span></text:p>
      <text:p text:style-name="Standard" loext:marker-style-name="T1"><text:span text:style-name="T1">(2) {</text:span><text:span text:style-name="T5">meykkīrtti</text:span><text:span text:style-name="T1">} </text:span><text:span text:style-name="T4">śrī</text:span><text:span text:style-name="T1"> kulottuṅ {built over} ṇṭu 3 ṟāvatu vikkiramacoḻapurattuk koyilinuḷḷāl ˚api</text:span><text:span text:style-name="T4">ṣe</text:span><text:span text:style-name="T1">kamaṇḍapattu mu</text:span></text:p>
      <text:p text:style-name="Standard" loext:marker-style-name="T1"><text:span text:style-name="T1">(3) ttu pantalin kiḻ cempon vira</text:span><text:span text:style-name="T4">siṅhāsa</text:span><text:span text:style-name="T1">ṉattu ˚eḻuntaruḷiyiruntu [c]eyyat tiruvāymoḻintaruḷiṉa kunṟakkūṟṟamāna ˚uttuṅkatuṅkavaḷanā X {plastered + built over} X ˚ā[ru] X X {Gaṇeśa} X X X ḷḷa tevatāna {built over} ṟṟu potātenṟum ˚itevatānattukku mel ˚eṟṟamāka tiripuvaṉamuḻutu</text:span></text:p>
      <text:p text:style-name="Standard" loext:marker-style-name="T1"><text:span text:style-name="T1">(4) ṭaivaḷanāṭṭup pokaināṭṭut tiricciṟṟampalaṇalurāṉa ˚arintaman kiḻmāntūr nilam patin munṟe munṟu mā mukkāṇi ˚araikkāṇik ki {plastered + built over} [ṇṭum niman] {Gaṇeśa} X va X X [ṉām] X X X {built over} ṭum enṟu ˚ikkoyilil piṭārar ˚arānparān paṉaikkāṭṭi vāṇakovarayan ṉama</text:span><text:span text:style-name="T1"/></text:p>
      <text:p text:style-name="Standard" loext:marker-style-name="T1"><text:soft-page-break/><text:span text:style-name="T1">(5) kkuc conaṉmaiyil tirupuvaṉamuḻutuṭaivaḷanāṭṭup poykaiynāṭṭut tirucciṟṟampalanallūrāṉa ˚arintaman kiḻ {plastered + built over} X X mun[ṟu]m [mu] X {Gaṇeśa} nā X [nel] X X {built over} tirukalattukku niccayitta nellu ˚eḻunūṟṟu muppattonpatin kalamum ˚it</text:span><text:span text:style-name="T1"/></text:p>
      <text:p text:style-name="Standard" loext:marker-style-name="T1"><text:span text:style-name="T1">(6) tevarkku veṇṭum nimantaṅkaḷukku ˚ iṟuppatāka yāṇṭu munṟāvatu mutal tevatānam ˚iṟaiyiliyāka variyil iṭṭuk kuṭuppa[ten] {plastered + built over} X X X X X X X X {Gaṇeśa} X X X X X X X {built over} [ḻavanu]m vāṭake ˚uṭaiyānun talainār uṭaiyānun teṅkūr uṭaiyānu</text:span><text:span text:style-name="T1"/></text:p>
      <text:p text:style-name="Standard" loext:marker-style-name="T1"><text:span text:style-name="T1">(7) paravu vari cikāṇanāyakam ponnūḻānum vāṇikanum pantaṇainallūr uṭaiyānum ˚iḷaṅkārikuṭaiyānum puravuvarikk {plastered + built over} X t X X [y] X X X {Gaṇeśa} X X X X X {built over} kku veṇṭum nimantaṅkaḷukku ˚iṟuppatāka yāṇṭu munṟāvatu mutal</text:span><text:span text:style-name="T1"/></text:p>
      <text:p text:style-name="Standard" loext:marker-style-name="T1"><text:span text:style-name="T1">(8) tevatānam ˚iṟaiyi ˚iṭṭa tiripuvanamuḻutuṭaivaḷanāṭṭu ˚arintaman kiḻmāntūr nilam patin munṟe munṟu mā mukkāṇi ˚a {plastered + built over} {unlegible} {Gaṇeśa} X ccayi X X X {built over} ppattonpatin kalamum ˚ittevarkku veṇṭum nimantaṅkaḷukku</text:span><text:span text:style-name="T1"/></text:p>
      <text:p text:style-name="Standard" loext:marker-style-name="T1"><text:span text:style-name="T1">(9) ˚iṟuppatākat tevatānam ˚iṟaiyili ˚iṭṭamaikku ˚ivai mukaveṭṭi nāyakam vāṭakai ˚uṭaiyān ˚eḻuttu ˚ivai talainā {plastered + built over} {unlegible} {Gaṇeśa} {unlegible} {built over} [ki] </text:span><text:span text:style-name="T4">śrī</text:span><text:span text:style-name="T1"> kāṇanāyakum ˚ivai ponnumaiyān ˚eḻuttu {the end of the line is not engraved}</text:span></text:p>
      <text:p text:style-name="Standard" loext:marker-style-name="T1"><text:span text:style-name="T1">(10) ˚ivai vāṇikan ˚eḻuttu ˚ivai pantaṇainallūr ruṭaiyān ˚eḻuttu ˚ivai ˚iḷaṅkārikuṭaiyān ˚eḻuttu puravuvarikkūṟu ˚ivai vayalanā {plastered + built over} {unlegible} {Gaṇeśa} {unlegible} {built over} ˚eḻuttu ˚ikkoyilil tapa</text:span><text:span text:style-name="T4">ssi</text:span><text:span text:style-name="T1"> ˚araṉan pāranapan ˚iṭṭu tirākka[ṟi]</text:span></text:p>
      <text:p text:style-name="Standard" loext:marker-style-name="T1"><text:span text:style-name="T1">(11) kkāl ˚onṟināl niṟai ˚eḻupatin palam ˚itu </text:span><text:span text:style-name="T4">panmāheśvara rakṣai</text:span><text:span text:style-name="T1"> ||</text:span></text:p>
      <text:p text:style-name="P1" loext:marker-style-name="T1"/>
      <text:p text:style-name="Standard" loext:marker-style-name="T1"><text:span text:style-name="T1">Fortune! Prosperity! {</text:span><text:span text:style-name="T5">meykkīrtti</text:span><text:span text:style-name="T1">} This is the third (</text:span><text:span text:style-name="T5">3 ṟāvatu</text:span><text:span text:style-name="T1"> &gt; </text:span><text:span text:style-name="T5">3 muṉṟāvatu</text:span><text:span text:style-name="T1">) year of Śrī Kulottunga. Having graciously raised (</text:span><text:span text:style-name="T4">eḻuntaruḷi</text:span><text:span text:style-name="T1">), seated (</text:span><text:span text:style-name="T4">iruntu</text:span><text:span text:style-name="T1">) on the golden (</text:span><text:span text:style-name="T4">cempon</text:span><text:span text:style-name="T19"> &gt; </text:span><text:span text:style-name="T4">cempoṉ</text:span><text:span text:style-name="T1">) fierce lion seat (</text:span><text:span text:style-name="T4">vīrasiṅhāsaṉattu</text:span><text:span text:style-name="T1">) under (</text:span><text:span text:style-name="T4">kīḻ</text:span><text:span text:style-name="T1">) the pearl (</text:span><text:span text:style-name="T4">muttu</text:span><text:span text:style-name="T1">) canopy (</text:span><text:span text:style-name="T4">pantalin</text:span><text:span text:style-name="T1">) of the </text:span><text:span text:style-name="T4">abhiṣeka-maṇḍapa</text:span><text:span text:style-name="T1"> inside the temple (</text:span><text:span text:style-name="T4">kōyilinuḷḷāl</text:span><text:span text:style-name="T1">) of Vikkiramacōḻapuram, while he graciously utters (</text:span><text:span text:style-name="T4">ceyya</text:span><text:span text:style-name="T1">) the sacred order (</text:span><text:span text:style-name="T4">tiruvāymoḻinaruḷiṉa</text:span><text:span text:style-name="T1">); … Uttuṅkatuṅkavaḷanāṭu </text:span><text:span text:style-name="T19">alias</text:span><text:span text:style-name="T1"> Kuṉṟakkūṟṟam … </text:span><text:span text:style-name="T4">devadāna</text:span><text:span text:style-name="T1"> … saying (</text:span><text:span text:style-name="T4">eṉṟu</text:span><text:span text:style-name="T1">) this is not proper/sufficient (</text:span><text:span text:style-name="T4">pōtātu</text:span><text:span text:style-name="T1">) … for this </text:span><text:span text:style-name="T4">devadāna</text:span><text:span text:style-name="T1"> (</text:span><text:span text:style-name="T4">itēvatānattukku</text:span><text:span text:style-name="T1">) as (</text:span><text:span text:style-name="T4">āka</text:span><text:span text:style-name="T1">) above (</text:span><text:span text:style-name="T4">mēl</text:span><text:span text:style-name="T1">) and excess (</text:span><text:span text:style-name="T4">ēṟṟam</text:span><text:span text:style-name="T1">), the land (</text:span><text:span text:style-name="T4">nilam</text:span><text:span text:style-name="T1">) in Arintaman Kīḻmāntūr </text:span><text:span text:style-name="T19">alias</text:span><text:span text:style-name="T1"> Tiricciṟṟampalaṇalūr of Pokaināṭu of Tiripuvaṉamuḻutuṭaivaṉnāṭu, thirteen (</text:span><text:span text:style-name="T4">patin muṉṟē</text:span><text:span text:style-name="T1">) [</text:span><text:span text:style-name="T4">vēli</text:span><text:span text:style-name="T19">s</text:span><text:span text:style-name="T1">], three </text:span><text:span text:style-name="T4">mā</text:span><text:span text:style-name="T1">s (</text:span><text:span text:style-name="T4">muṉṟu mā</text:span><text:span text:style-name="T1">), three </text:span><text:span text:style-name="T4">kāṇi</text:span><text:span text:style-name="T1">s (</text:span><text:span text:style-name="T4">mūkkāṇi</text:span><text:span text:style-name="T1">), half a </text:span><text:span text:style-name="T4">kāṇi</text:span><text:span text:style-name="T1"> (</text:span><text:span text:style-name="T4">araikkāṇi</text:span><text:span text:style-name="T1">) … saying … (</text:span><text:span text:style-name="T4">enṟu</text:span><text:span text:style-name="T1">), Arānparān the Piṭārar (musician?) of this temple (</text:span><text:span text:style-name="T4">ikkōyilil</text:span><text:span text:style-name="T1">), Vāṇakōvaraiyan having shown the palm-leaf (</text:span><text:span text:style-name="T4">paṉai-kāṭṭi</text:span><text:span text:style-name="T1">), if he says (</text:span><text:span text:style-name="T4">conaṉmaiyil</text:span><text:span text:style-name="T1">) to us (</text:span><text:span text:style-name="T4">ṉamakku</text:span><text:span text:style-name="T1">) … east (</text:span><text:span text:style-name="T4">kīḻ</text:span><text:span text:style-name="T1">) of Arintaman </text:span><text:span text:style-name="T19">alias</text:span><text:span text:style-name="T1"> Tirucciṟṟampalanallūr of Poykaiynāṭu of Tirupuvaṉamuḻutuṭaivaḷanāṭu … seven hundred (</text:span><text:span text:style-name="T4">eḻunūṟṟu</text:span><text:span text:style-name="T1">) and thirty nine (</text:span><text:span text:style-name="T4">muppattonpatin</text:span><text:span text:style-name="T1">) </text:span><text:span text:style-name="T4">kalam</text:span><text:span text:style-name="T1">s of paddy (</text:span><text:span text:style-name="T4">nellu</text:span><text:span text:style-name="T1">) fixed (</text:span><text:span text:style-name="T4">niccayitta</text:span><text:span text:style-name="T1">) for the Tirukalattu [?] (</text:span><text:span text:style-name="T4">tirukalattukku</text:span><text:span text:style-name="T1">), as that which has to be paid (</text:span><text:span text:style-name="T4">iṟuppatāka</text:span><text:span text:style-name="T1">) for the endowments (</text:span><text:span text:style-name="T4">nimantaṅkaḷukku</text:span><text:span text:style-name="T1">) wanted (</text:span><text:span text:style-name="T4">veṇṭum</text:span><text:span text:style-name="T1">) for this god (</text:span><text:span text:style-name="T4">ittēvarkku</text:span><text:span text:style-name="T1">), from (</text:span><text:span text:style-name="T4">mutal</text:span><text:span text:style-name="T1">) the third year (</text:span><text:span text:style-name="T4">yāṇṭu munṟāvatu</text:span><text:span text:style-name="T1">), as tax-free (</text:span><text:span text:style-name="T4">iṟaiyiliyāka</text:span><text:span text:style-name="T1">) </text:span><text:span text:style-name="T4">devadāna</text:span><text:span text:style-name="T1">, having entered (</text:span><text:span text:style-name="T4">iṭṭu</text:span><text:span text:style-name="T1">) in the tax-register (</text:span><text:span text:style-name="T4">variyil</text:span><text:span text:style-name="T1">), that which will be given (</text:span><text:span text:style-name="T4">kuṭuppatu</text:span><text:span text:style-name="T1">) … the lord (</text:span><text:span text:style-name="T4">uṭaiyānun</text:span><text:span text:style-name="T1">) of Vāṭakē, (and) the lord (</text:span><text:span text:style-name="T4">uṭaiyānun</text:span><text:span text:style-name="T1">) of Talainār, (and) the lord (</text:span><text:span text:style-name="T4">uṭaiyānu</text:span><text:span text:style-name="T1">) of Tenkūr, (and) Ponnūḻān Śrīkaraṇanāyakam the land revenue official (</text:span><text:span text:style-name="T4">puravu vari</text:span><text:span text:style-name="T1">), (and) the traders (</text:span><text:span text:style-name="T4">vāṇikanum</text:span><text:span text:style-name="T1">), (and) the lord (</text:span><text:span text:style-name="T4">uṭaiyānum</text:span><text:span text:style-name="T1">) of Pantaṇainallūr, (and) the lord (</text:span><text:span text:style-name="T4">uṭaiyānum</text:span><text:span text:style-name="T1">) of Iḷaṅkāriku, {{and}} land revenue officials (</text:span><text:span text:style-name="T4">puravuvari</text:span><text:span text:style-name="T1">) … as that which has to be paid (</text:span><text:span text:style-name="T4">iṟuppatāka</text:span><text:span text:style-name="T1">) for the endowments (</text:span><text:span text:style-name="T4">nimantaṅkaḷukku</text:span><text:span text:style-name="T1">) needed (</text:span><text:span text:style-name="T4">veṇṭum</text:span><text:span text:style-name="T1">) for this god (</text:span><text:span text:style-name="T4">ittēvarkku</text:span><text:span text:style-name="T1">), from (</text:span><text:span text:style-name="T4">mutal</text:span><text:span text:style-name="T1">) the third year (</text:span><text:span text:style-name="T4">yāṇṭu munṟāvatu</text:span><text:span text:style-name="T19"> &gt; </text:span><text:span text:style-name="T4">muṉṟāvatu</text:span><text:span text:style-name="T1">), thirteen (</text:span><text:span text:style-name="T4">patin muṉṟē</text:span><text:span text:style-name="T1">) [</text:span><text:span text:style-name="T4">vēli</text:span><text:span text:style-name="T1">s], three </text:span><text:span text:style-name="T4">mā</text:span><text:span text:style-name="T1">s (</text:span><text:span text:style-name="T4">muṉṟu mā</text:span><text:span text:style-name="T1">), three </text:span><text:span text:style-name="T4">kāṇi</text:span><text:span text:style-name="T1">s (</text:span><text:span text:style-name="T4">mūkkāṇi</text:span><text:span text:style-name="T1">) … of land (</text:span><text:span text:style-name="T4">nilam</text:span><text:span text:style-name="T1">) in Arintaman Kīḻmāntūr of Tiripuvanamuḻutuṭaivaḷanāṭu have been placed (</text:span><text:span text:style-name="T4">iṭṭa</text:span><text:span text:style-name="T1">) as tax-free (</text:span><text:span text:style-name="T4">iṟaiyi &gt; iṟaiyili</text:span><text:span text:style-name="T1">) </text:span><text:span text:style-name="T4">devadāna</text:span><text:span text:style-name="T1">, … nineteen (</text:span><text:span text:style-name="T4">pattonpatin</text:span><text:span text:style-name="T1">) </text:span><text:span text:style-name="T4">kalam</text:span><text:span text:style-name="T19">s</text:span><text:span text:style-name="T1">, for the placing (</text:span><text:span text:style-name="T4">iṭṭamaikku</text:span><text:span text:style-name="T1">) of tax-free (</text:span><text:span text:style-name="T4">iṟaiyili</text:span><text:span text:style-name="T1">) </text:span><text:span text:style-name="T4">devadāna</text:span><text:span text:style-name="T1">, by paying the tax (</text:span><text:span text:style-name="T4">iṟuppatāka</text:span><text:span text:style-name="T1">) for the endowments </text:span><text:soft-page-break/><text:span text:style-name="T1">(</text:span><text:span text:style-name="T4">nimantaṅkaḷukku</text:span><text:span text:style-name="T1">) needed (</text:span><text:span text:style-name="T4">veṇṭum</text:span><text:span text:style-name="T1">) for this god (</text:span><text:span text:style-name="T4">ittēvarkku</text:span><text:span text:style-name="T1">); this (</text:span><text:span text:style-name="T4">ivai</text:span><text:span text:style-name="T1">) is the signing (</text:span><text:span text:style-name="T4">eḻuttu</text:span><text:span text:style-name="T1">) of lord (</text:span><text:span text:style-name="T4">uṭaiyān</text:span><text:span text:style-name="T1">) of Vāṭakai, chief (</text:span><text:span text:style-name="T4">nāyakam</text:span><text:span text:style-name="T1">) of the officer of the revenue department (</text:span><text:span text:style-name="T4">mukaveṭṭi</text:span><text:span text:style-name="T1">); this (</text:span><text:span text:style-name="T4">ivai</text:span><text:span text:style-name="T1">) … the leader (</text:span><text:span text:style-name="T4">nāyakum</text:span><text:span text:style-name="T1">) of the </text:span><text:span text:style-name="T4">śrīkāṇas</text:span><text:span text:style-name="T1"> [?]; this (</text:span><text:span text:style-name="T4">ivai</text:span><text:span text:style-name="T1">) is the signing (</text:span><text:span text:style-name="T4">eḻuttu</text:span><text:span text:style-name="T1">) of Ponnumaiyān; this (</text:span><text:span text:style-name="T4">ivai</text:span><text:span text:style-name="T1">) is the signing (</text:span><text:span text:style-name="T4">eḻuttu</text:span><text:span text:style-name="T1">) of the trader (</text:span><text:span text:style-name="T4">vāṇikan</text:span><text:span text:style-name="T1">); this (</text:span><text:span text:style-name="T4">ivai</text:span><text:span text:style-name="T1">) is the signing (</text:span><text:span text:style-name="T4">eḻuttu</text:span><text:span text:style-name="T1">) of the lord (</text:span><text:span text:style-name="T4">uṭaiyān</text:span><text:span text:style-name="T1">) of Pantaṇainallūr; this (</text:span><text:span text:style-name="T4">ivai</text:span><text:span text:style-name="T1">) is the signing (</text:span><text:span text:style-name="T4">eḻuttu</text:span><text:span text:style-name="T1">) of the lord (</text:span><text:span text:style-name="T4">uṭaiyān</text:span><text:span text:style-name="T1">) of Iḷaṅkāriku; the portion (</text:span><text:span text:style-name="T4">kūṟu</text:span><text:span text:style-name="T1">) of the land revenue officer (</text:span><text:span text:style-name="T4">puravuvari</text:span><text:span text:style-name="T1">), this (</text:span><text:span text:style-name="T4">ivai</text:span><text:span text:style-name="T1">) … the signing (</text:span><text:span text:style-name="T4">eḻuttu</text:span><text:span text:style-name="T1">) of …; seventy (</text:span><text:span text:style-name="T4">eḻupatin</text:span><text:span text:style-name="T1">) </text:span><text:span text:style-name="T4">palam</text:span><text:span text:style-name="T1">s of weight (</text:span><text:span text:style-name="T4">niṟai</text:span><text:span text:style-name="T1">) for one (</text:span><text:span text:style-name="T4">oṉṟināl</text:span><text:span text:style-name="T1">) </text:span><text:span text:style-name="T5">tirākkaṟikkāḷ</text:span><text:span text:style-name="T1"> [?] placed (</text:span><text:span text:style-name="T4">iṭṭa</text:span><text:span text:style-name="T1">) [by] Araṉan Pāranapan, the </text:span><text:span text:style-name="T4">tapassi</text:span><text:span text:style-name="T1"> in this temple (</text:span><text:span text:style-name="T4">ikkōyilil</text:span><text:span text:style-name="T1">). This is under the protection of the Panmāheśvaras. </text:span></text:p>
      <text:p text:style-name="P1" loext:marker-style-name="T1"/>
      <text:p text:style-name="Standard" loext:marker-style-name="T1"><text:span text:style-name="T1">#134. a) Tiruvālantuṟai Mahādeva temple, inner compound wall; b) on the eastern outer façade of the compound wall, on the southern side of the main gate, upper inscription; the Gaṇeśa’s shrine is built over the inscription, hiding parts of it; c) personally located and read in situ; d) unnoticed and unpublished; e) 9</text:span><text:span text:style-name="T15">th</text:span><text:span text:style-name="T1"> regnal year of a king whose name is lost; f) not identified; g) inscription not read with anyone; h) the text is too lacunary for me to be able to establish a proper translation.</text:span></text:p>
      <text:p text:style-name="P1" loext:marker-style-name="T1"/>
      <text:p text:style-name="Standard" loext:marker-style-name="T1"><text:span text:style-name="T1">(1) {built over} X yāṇṭu ˚onpatāvatu vaṭakarai </text:span><text:span text:style-name="T4">rājentrasiṅha</text:span><text:span text:style-name="T1">vaḷanāṭṭu</text:span></text:p>
      <text:p text:style-name="Standard" loext:marker-style-name="T1"><text:span text:style-name="T1">(2) melkāraikkāṭṭuc cenna[va]lakkūṟṟattu ˚i[ṭaitāṭāḻa] {built over} X X X mānaṉaraiyan ˚ottanaṉāṉa vecālināṭāḻvaranen ˚innā</text:span><text:span text:style-name="T1"/></text:p>
      <text:p text:style-name="Standard" loext:marker-style-name="T1"><text:span text:style-name="T1">(3) X ttamu X X X X X X rukkum X X X tevanāṉa t[i]Xicci[ṟṟa] {built over} X X tuṅkacoḻatevarkku yāṇṭu muppatteṭṭāvatu ˚eṅkaḷ cūni[ṉ] </text:span><text:span text:style-name="T1"/></text:p>
      <text:p text:style-name="Standard" loext:marker-style-name="T1"><text:span text:style-name="T1">(4) X X X X X [lināṅka] X X X X ˚iṭaiye kaiyyi X X X X [vva] {built over} [pa]ṭṭamaiyil X X [n]āṭṭup paḷḷināṭṭār ˚enmele pakaiyiṭṭamaiyil</text:span><text:span text:style-name="T1"/></text:p>
      <text:p text:style-name="Standard" loext:marker-style-name="T1"><text:span text:style-name="T1">(5) X nata X X X X tar ˚innāṭṭu X X X ṭṭārum cūni X {pipe} {built over} {pipe} yāl paṭṭamaiyil ˚i {pipe}</text:span><text:span text:style-name="T1"/></text:p>
      <text:p text:style-name="Standard" loext:marker-style-name="T1"><text:span text:style-name="T1">(6) kku koḷkavenṟu cūnimā X X X X X X la X X X ḷḷa nāṭṭomu[m] X X X X [ti] X {built over} X X X X kkum vaṭakarai ˚uttoṅkatoṅkavaḷanāṭṭu kuṉṟakkūṟṟattu </text:span><text:span text:style-name="T4">brahma</text:span><text:span text:style-name="T1">te</text:span></text:p>
      <text:p text:style-name="Standard" loext:marker-style-name="T1"><text:span text:style-name="T1">(7) X m ciṟupaḻuvūrt tiruvālantuṟai [˚uṭaiya] </text:span><text:span text:style-name="T4">ma</text:span><text:span text:style-name="T1"> X </text:span><text:span text:style-name="T4">de</text:span><text:span text:style-name="T1">vaṟkku [vaippa] X X X {built over} X X X X X X maiyil vaicca nuntāviḷakkonṟukkum pacu muppattiraṇṭum cūni</text:span></text:p>
      <text:p text:style-name="Standard" loext:marker-style-name="T1"><text:span text:style-name="T1">(8) [ X yān ˚araiyan] ˚ottannān vecālināṭāḻvān naṭaināpaṉ X X {built over} [ta]vaṟ ˚ira[vu] pakalleriya viṭṭamaikkum ˚ippacu muppattiraṇṭum ˚ikko</text:span><text:span text:style-name="T1"/></text:p>
      <text:p text:style-name="Standard" loext:marker-style-name="T1"><text:span text:style-name="T1">(9) yil kāṇiyuṭaiya civappirāmaṇarom kaikkoṇṭu {built over} k konṟu ˚itu pa</text:span><text:span text:style-name="T4">nmāheśvara rakṣai</text:span><text:span text:style-name="T1"> ||</text:span></text:p>
      <text:p text:style-name="P1" loext:marker-style-name="T1"/>
      <text:p text:style-name="Standard" loext:marker-style-name="T1"><text:span text:style-name="T1">Lines 1–2: the donor is probably …mānan Araiyan Ottanaṉ </text:span><text:span text:style-name="T19">alias</text:span><text:span text:style-name="T1"> Vecālināṭāḻvaran (the Āḻvar of Vecālināṭu), hailing from Melkāraikkāṭṭu Cenna[va]lakkūṟṟam of Rājentrasiṅhavaḷanāṭu on the northern bank;</text:span></text:p>
      <text:p text:style-name="Standard" loext:marker-style-name="T1"><text:span text:style-name="T1">Line 3: mention of the thirthy-eighth year of {{Kulot}}tuṅkacōḻatēvar;</text:span><text:span text:style-name="T1"/></text:p>
      <text:p text:style-name="Standard" loext:marker-style-name="T1"><text:span text:style-name="T1">Line 3–6: too lacunary;</text:span><text:span text:style-name="T1"/></text:p>
      <text:p text:style-name="Standard" loext:marker-style-name="T1"><text:span text:style-name="T1">Line 6–9: … to Ma{{hā}}deva who possesses/of (</text:span><text:span text:style-name="T4">uṭaiya</text:span><text:span text:style-name="T1">) Tiruvālantuṟai of Ciṟupaḻuvūr, a </text:span><text:span text:style-name="T4">brahmade</text:span><text:span text:style-name="T19">{{</text:span><text:span text:style-name="T4">ya</text:span><text:span text:style-name="T19">}}</text:span><text:span text:style-name="T1"> of Kuṉṟakkūṟṟam of Uttoṅkatoṅkavaḷanāṭu on the northern bank (</text:span><text:span text:style-name="T5">vaṭakarai</text:span><text:span text:style-name="T1">), … gave (</text:span><text:span text:style-name="T4">vaicca</text:span><text:span text:style-name="T1">) for one perpetual lamp (</text:span><text:span text:style-name="T4">nuntāviḷakkonṟukkum</text:span><text:span text:style-name="T19"> &gt; </text:span><text:span text:style-name="T4">nontāviḷakkonṟukkum</text:span><text:span text:style-name="T1">) thirty-two (</text:span><text:span text:style-name="T4">muppattiraṇṭum</text:span><text:span text:style-name="T1">) cows (</text:span><text:span text:style-name="T4">pacu</text:span><text:span text:style-name="T1">); Cūni…yān Araiyan Ottannān Vecālināṭāḻvān … to burn (</text:span><text:span text:style-name="T4">eriya</text:span><text:span text:style-name="T1">) night (</text:span><text:span text:style-name="T4">iravu</text:span><text:span text:style-name="T1">) and day (</text:span><text:span text:style-name="T4">pakal</text:span><text:span text:style-name="T1">) [gave]; all these thirty-two (</text:span><text:span text:style-name="T4">muppattiraṇṭum</text:span><text:span text:style-name="T1">) cows (</text:span><text:span text:style-name="T4">ippacu</text:span><text:span text:style-name="T1">) for this donation (</text:span><text:span text:style-name="T4">iṭṭamaikkum</text:span><text:span text:style-name="T1">) having been taken in hand (</text:span><text:span text:style-name="T4">kaikkoṇṭu</text:span><text:span text:style-name="T1">) by we the </text:span><text:soft-page-break/><text:span text:style-name="T1">Śivabrahmaṇars (</text:span><text:span text:style-name="T4">civappirāmaṇarōm</text:span><text:span text:style-name="T1">), lords of the </text:span><text:span text:style-name="T4">kāṇi</text:span><text:span text:style-name="T1"> (</text:span><text:span text:style-name="T4">kāṇiyuṭaiya</text:span><text:span text:style-name="T1">) of this temple (</text:span><text:span text:style-name="T4">ikkōyil</text:span><text:span text:style-name="T1">), … This is under the protection of the Panmāheśvaras.</text:span></text:p>
      <text:p text:style-name="P1" loext:marker-style-name="T1"/>
      <text:p text:style-name="Standard" loext:marker-style-name="T1"><text:span text:style-name="T1">#135. a) Tiruvālantuṟai Mahādeva temple; b) on a loose stone, on the eastern wall of the </text:span><text:span text:style-name="T5">aluvalaka-maṇḍapa</text:span><text:span text:style-name="T1"> (?); c) I could not locate this fragment; d) ARE 1987–88, no. 128; Tyagarajan (2014: no. 16, 152–153); e) regnal year and name of the king lost; g) inscription not read with anyone; h) the text is too lacunary for me to be able to establish a proper translation; since I could not locate the fragment, I follow here the edition of Tyagarajan.</text:span></text:p>
      <text:p text:style-name="P1" loext:marker-style-name="T1"/>
      <text:p text:style-name="Standard" loext:marker-style-name="T1"><text:span text:style-name="T1">(1) kkāka …</text:span><text:span text:style-name="T1"/></text:p>
      <text:p text:style-name="Standard" loext:marker-style-name="T1"><text:span text:style-name="T1">(2) ṭuppitta paḷḷippaṭai śrī kaṇṭa ˚ī</text:span><text:span text:style-name="T1"/></text:p>
      <text:p text:style-name="Standard" loext:marker-style-name="T1"><text:span text:style-name="T1">(3) vaṭṭaraiyar kaṇṭaṉ maṟavaṉā …</text:span><text:span text:style-name="T1"/></text:p>
      <text:p text:style-name="Standard" loext:marker-style-name="T1"><text:span text:style-name="T1">(4) tu taraveṇṭumeṉṟu koṅ …</text:span><text:span text:style-name="T1"/></text:p>
      <text:p text:style-name="Standard" loext:marker-style-name="T1"><text:span text:style-name="T1">(5) yak kiḻavaromum ˚aṭikaḷ …</text:span><text:span text:style-name="T1"/></text:p>
      <text:p text:style-name="Standard" loext:marker-style-name="T1"><text:span text:style-name="T1">(6) ār eṭuppitta paḷḷippaṭai śrī kaṇṭa ˚ī</text:span><text:span text:style-name="T1"/></text:p>
      <text:p text:style-name="Standard" loext:marker-style-name="T1"><text:span text:style-name="T1">(7) ṟppoṉṉum ˚antarāyamum …</text:span><text:span text:style-name="T1"/></text:p>
      <text:p text:style-name="P1" loext:marker-style-name="T1"/>
      <text:p text:style-name="Standard" loext:marker-style-name="T1"><text:span text:style-name="T1">… Śrī Kaṇṭa Ī{{śvara}}, a funerary temple (</text:span><text:span text:style-name="T5">paḷḷipaṭai</text:span><text:span text:style-name="T1">) built ({{</text:span><text:span text:style-name="T5">e</text:span><text:span text:style-name="T1">}}</text:span><text:span text:style-name="T5">ṭupiṭṭa</text:span><text:span text:style-name="T1">)… {{Paḻu}}veṭṭaraiyar Kaṇṭan Maṟavaṉā{{r}} … saying (eṉṟu): “… is wanted (</text:span><text:span text:style-name="T5">veṇṭum</text:span><text:span text:style-name="T1">) to give (</text:span><text:span text:style-name="T5">tara</text:span><text:span text:style-name="T1">) …” … and we the lords (</text:span><text:span text:style-name="T5">kiḻavarōmum</text:span><text:span text:style-name="T1">) … Śrī Kaṇṭa Ī{{śvara}}, a funerary temple (</text:span><text:span text:style-name="T5">paḷḷipaṭai</text:span><text:span text:style-name="T1">) built (</text:span><text:span text:style-name="T5">eṭupiṭṭa</text:span><text:span text:style-name="T1">) by Aṭikaḷ …ār (?) … gold (poṉṉum) and the </text:span><text:span text:style-name="T5">antarāyam</text:span><text:span text:style-name="T1">-tax …</text:span></text:p>
      <text:p text:style-name="P1" loext:marker-style-name="T1"/>
      <text:p text:style-name="Standard" loext:marker-style-name="T1"><text:span text:style-name="T1">#136. a) Tiruvālantuṟai Mahādeva temple; b) on the western face of the Naṭarāja-</text:span><text:span text:style-name="T5">maṇḍapa</text:span><text:span text:style-name="T1">, in the first </text:span><text:span text:style-name="T5">maṇḍapa</text:span><text:span text:style-name="T1">; c) personally located and read in situ; d) unnoticed and unpublished; e) 3</text:span><text:span text:style-name="T15">rd</text:span><text:span text:style-name="T1"> regnal year of a king whose name is lost; f) king not identified; g) inscription read with G. Vijayavenugopal; h) the text is too lacunary for me to be able to establish a proper translation.</text:span></text:p>
      <text:p text:style-name="P1" loext:marker-style-name="T1"/>
      <text:p text:style-name="Standard" loext:marker-style-name="T1"><text:span text:style-name="T1">(1) </text:span><text:span text:style-name="T4">svasti śrī</text:span><text:span text:style-name="T1"> {the line does not seem to be engraved until the end} ṭu muṉṟāvatu</text:span></text:p>
      <text:p text:style-name="Standard" loext:marker-style-name="T1"><text:span text:style-name="T1">(2) {unlegible} ṟṟamāna ˚ut[tu] {unlegible} ḷanāṭṭu </text:span><text:span text:style-name="T4">bra</text:span><text:span text:style-name="T1">[</text:span><text:span text:style-name="T4">hma</text:span><text:span text:style-name="T1">]</text:span></text:p>
      <text:p text:style-name="Standard" loext:marker-style-name="T1"><text:span text:style-name="T1">(3) {unlegible} [ḻu]vūr tiruvālaṉtuṟaiy uṭaiyārk koyi[l] teva[ka]ṉmikkum </text:span><text:span text:style-name="T4">śrī</text:span><text:span text:style-name="T1">mā</text:span><text:span text:style-name="T4">heśva</text:span><text:span text:style-name="T1"> X</text:span></text:p>
      <text:p text:style-name="Standard" loext:marker-style-name="T1"><text:span text:style-name="T1">(4) kkaṇkāṇi ceyvārkaḷukkum </text:span><text:span text:style-name="T4">śrī </text:span><text:span text:style-name="T1">kāryam cevānukku [</text:span><text:span text:style-name="T4">pra</text:span><text:span text:style-name="T1">]</text:span><text:span text:style-name="T4">sāda</text:span><text:span text:style-name="T1">[m ceta]ru X na tirumukappa[ṭi] ˚iṉnāṭṭu ˚i</text:span></text:p>
      <text:p text:style-name="Standard" loext:marker-style-name="T1"><text:span text:style-name="T1">(5) X kkuṭaiyāṉ X X X X X tāṉ [˚ari]kaṇ[ṭa]tevanāna ˚i[ṭa]tuṟainā X X muvāṉ muṉnu[ṭ]aiyā X</text:span><text:span text:style-name="T1"/></text:p>
      <text:p text:style-name="Standard" loext:marker-style-name="T1"><text:span text:style-name="T1">(6) X tta[viṉtu] kāṇiyākap peṟṟu ˚ivaṉ X pāvat[tu] ˚ivaṉ makaṉ ˚arikaṇṭatevaṉ co[kka]nā[na] [˚i] X</text:span><text:span text:style-name="T1"/></text:p>
      <text:p text:style-name="Standard" loext:marker-style-name="T1"><text:span text:style-name="T1">(7) tuṟai nā X X X X X X X kkuḻa ˚arikaṇṭa[ṉaṉāṉa] X ṟiyān rā</text:span><text:span text:style-name="T4">ja</text:span><text:span text:style-name="T1">rā</text:span><text:span text:style-name="T4">ja</text:span><text:span text:style-name="T1"> ˚iṭatuṟaināṭāḷvānukkum [˚arimu] X</text:span></text:p>
      <text:p text:style-name="Standard" loext:marker-style-name="T1"><text:span text:style-name="T1">(8) tevaṉ [˚a]tikai X [ma]nun vānavaṉ pallavaraiya[nu]kkum kāṇiyāy ˚ivakaḷ ˚anupavittu [va]rukiṟa paḻuvū</text:span><text:span text:style-name="T1"/></text:p>
      <text:p text:style-name="Standard" loext:marker-style-name="T1"><text:span text:style-name="T1">(9) [r] kulottuṅkacoḻa ˚akkacālai ku[ṉṉa]mu X X X X X tevatānam ˚iṉnāṭṭu ˚i[rai]kku[ṭi] ˚i[v]vūr nilattu</text:span><text:span text:style-name="T1"/></text:p>
      <text:p text:style-name="Standard" loext:marker-style-name="T1"><text:span text:style-name="T1">(10) X X X [ṉ tapu]lokapuraṉ tānal X X X paḻam pota X ṉ [tulo] X lam [va] X X [yāṉ] muṉṟaraikku kulo X X</text:span><text:span text:style-name="T1"/></text:p>
      <text:p text:style-name="Standard" loext:marker-style-name="T1"><text:span text:style-name="T1">(11) ṅkacoḻatevāṟku X X X X X X ti ˚iṟaikaṭṭina nilattāl nellu munnūṟṟukkalamum ˚i</text:span><text:span text:style-name="T1"/></text:p>
      <text:p text:style-name="Standard" loext:marker-style-name="T1"><text:span text:style-name="T1">(12) X X X ṭṭāta nilattāl X X X X X X X X X X X X X X [˚irai]kku[ṭi]yennuperāl muṟṟāvatu mutal ˚i va X</text:span><text:span text:style-name="T1"/></text:p>
      <text:p text:style-name="Standard" loext:marker-style-name="T1"><text:soft-page-break/><text:span text:style-name="T1">(13) {unlegible until almost the end of the line} niṟakavum ˚i</text:span><text:span text:style-name="T1"/></text:p>
      <text:p text:style-name="P1" loext:marker-style-name="T1"/>
      <text:p text:style-name="Standard" loext:marker-style-name="T1"><text:span text:style-name="T1">Line 1: third year of a king whose name is lost (it should be Kulottuṅka or post Kulottuṅka because the name comes in the inscription);</text:span><text:span text:style-name="T1"/></text:p>
      <text:p text:style-name="Standard" loext:marker-style-name="T1"><text:span text:style-name="T1">Lines 2–4: a royal order (</text:span><text:span text:style-name="T4">prasādam cetaru{{ḷi}}na tirumukappaṭi</text:span><text:span text:style-name="T1">) has come to the Tēvakaṉmis of the temple (</text:span><text:span text:style-name="T4">kōyil</text:span><text:span text:style-name="T1">) of Tiruvālaṉtuṟai Uṭaiyār of {{Pa}}ḻuvūr, a </text:span><text:span text:style-name="T5">brahma</text:span><text:span text:style-name="T1">{{</text:span><text:span text:style-name="T5">deya</text:span><text:span text:style-name="T1">}} of Uttu{{ṅkatuṅkava}}ḷanāṭu </text:span><text:span text:style-name="T19">alias</text:span><text:span text:style-name="T1"> {{Kuṉṟakkū}}ṟṟam, to the ones who do the superintendence (</text:span><text:span text:style-name="T4">kaṇkāṇi ceyvārkaḷukkum</text:span><text:span text:style-name="T1">) of the Śrī Māheśva{{ras}} (the Śaiva group) and to the one in charge of the sacred affairs (</text:span><text:span text:style-name="T4">śrī kāryam cevānukku</text:span><text:span text:style-name="T1">);</text:span></text:p>
      <text:p text:style-name="Standard" loext:marker-style-name="T1"><text:span text:style-name="T1">Lines 5–6: mention of two names: Arikaṇṭatēvan and his son (</text:span><text:span text:style-name="T4">ivaṉ makaṉ</text:span><text:span text:style-name="T1">) Arikaṇṭatēvaṉ Cokkanān, who are probably lords of some places (</text:span><text:span text:style-name="T4">uṭaiyāṉ</text:span><text:span text:style-name="T1">); not clear if they are donors of a land (</text:span><text:span text:style-name="T4">kāṇiyāka peṟṟu</text:span><text:span text:style-name="T1">);</text:span></text:p>
      <text:p text:style-name="Standard" loext:marker-style-name="T1"><text:span text:style-name="T1">Lines 7–8: a </text:span><text:span text:style-name="T4">kāṇi</text:span><text:span text:style-name="T1"> is given (</text:span><text:span text:style-name="T4">kāṇiyāy</text:span><text:span text:style-name="T1">?) to Arikaṇṭaṉaṉ alias …ṟiyāṉ Rājarāja Iṭatuṟaināṭāḷvān and … Vānavaṉ Pallavaraiyan and is enjoyed (</text:span><text:span text:style-name="T4">anupavittu</text:span><text:span text:style-name="T1">) by them (</text:span><text:span text:style-name="T4">ivakaḷ</text:span><text:span text:style-name="T1">);</text:span></text:p>
      <text:p text:style-name="Standard" loext:marker-style-name="T1"><text:span text:style-name="T1">Line 9: mention of the minting place (</text:span><text:span text:style-name="T4">akkacālai</text:span><text:span text:style-name="T1">) of Kulottuṅkacōḻa but the context is difficult to understand;</text:span></text:p>
      <text:p text:style-name="Standard" loext:marker-style-name="T1"><text:span text:style-name="T1">Lines 10–11: … for three and a half (</text:span><text:span text:style-name="T5">muṉṟaraikku</text:span><text:span text:style-name="T1">) … for Kulo{{ttu}}ṅkacōḻatēvār … three hundred </text:span><text:span text:style-name="T4">kalam</text:span><text:span text:style-name="T1">s of paddy (</text:span><text:span text:style-name="T4">nellu</text:span><text:span text:style-name="T1">) from the land (</text:span><text:span text:style-name="T4">nilattāl</text:span><text:span text:style-name="T1">) tied with the tax (</text:span><text:span text:style-name="T4">iṟaikaṭṭina</text:span><text:span text:style-name="T1">); </text:span></text:p>
      <text:p text:style-name="Standard" loext:marker-style-name="T1"><text:span text:style-name="T1">Line 12: it gets the name Iraikkuṭi (</text:span><text:span text:style-name="T4">iraikkuṭi-ennu-perāl</text:span><text:span text:style-name="T1">) from (</text:span><text:span text:style-name="T4">mutal</text:span><text:span text:style-name="T1">) the third year (</text:span><text:span text:style-name="T4">muṟṟāvatu</text:span><text:span text:style-name="T19"> &gt; </text:span><text:span text:style-name="T4">muṉṟāvatu</text:span><text:span text:style-name="T1">) …</text:span></text:p>
      <text:p text:style-name="P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Gentium" svg:font-family="Gentium" style:font-family-generic="roman" style:font-pitch="variable"/>
    <style:font-face style:name="Latha" svg:font-family="Lath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Lath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Lath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language-asian="en" style:country-asian="GB" style:language-complex="ta"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orphans="0" fo:widows="0"/>
      <style:text-properties style:font-name="Arial Unicode MS" fo:font-family="'Arial Unicode MS'" style:font-family-generic="swiss" style:font-pitch="variable" fo:font-size="11pt" fo:language="en" fo:country="US" style:font-name-asian="Arial Unicode MS1" style:font-family-asian="'Arial Unicode MS'" style:font-family-generic-asian="system" style:font-pitch-asian="variable" style:font-size-asian="11pt" style:language-asian="en" style:country-asian="US" style:font-name-complex="Arial Unicode MS1" style:font-family-complex="'Arial Unicode MS'"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3335in" fo:margin-bottom="0in" style:contextual-spacing="false" fo:line-height="115%" fo:keep-together="always" fo:keep-with-next="always"/>
      <style:text-properties fo:color="#2f5496" loext:opacity="100%" style:font-name="Calibri Light" fo:font-family="'Calibri Light'" style:font-family-generic="roman" style:font-pitch="variable" fo:font-size="14pt" fo:language="fr" fo:country="FR" fo:font-weight="bold" style:font-name-asian="F" style:font-family-generic-asian="system" style:font-pitch-asian="variable" style:font-size-asian="14pt" style:language-asian="en" style:country-asian="US" style:font-weight-asian="bold" style:font-name-complex="Latha" style:font-family-complex="Lath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139in" fo:margin-bottom="0in" style:contextual-spacing="false" fo:line-height="115%" fo:keep-together="always" fo:keep-with-next="always"/>
      <style:text-properties fo:color="#4472c4" loext:opacity="100%" style:font-name="Calibri Light" fo:font-family="'Calibri Light'" style:font-family-generic="roman" style:font-pitch="variable" fo:font-size="13pt" fo:language="fr" fo:country="FR" fo:font-weight="bold" style:font-name-asian="F" style:font-family-generic-asian="system" style:font-pitch-asian="variable" style:font-size-asian="13pt" style:language-asian="en" style:country-asian="US" style:font-weight-asian="bold" style:font-name-complex="Latha" style:font-family-complex="Lath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39in" fo:margin-bottom="0in" style:contextual-spacing="false" fo:line-height="115%" fo:keep-together="always" fo:keep-with-next="always"/>
      <style:text-properties fo:color="#4472c4" loext:opacity="100%" style:font-name="Calibri Light" fo:font-family="'Calibri Light'" style:font-family-generic="roman" style:font-pitch="variable" fo:font-size="11pt" fo:language="fr" fo:country="FR" fo:font-weight="bold" style:font-name-asian="F" style:font-family-generic-asian="system" style:font-pitch-asian="variable" style:font-size-asian="11pt" style:language-asian="en" style:country-asian="US" style:font-weight-asian="bold" style:font-name-complex="Latha" style:font-family-complex="Latha" style:font-family-generic-complex="system" style:font-pitch-complex="variable" style:font-size-complex="11pt"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39in" fo:margin-bottom="0in" style:contextual-spacing="false" fo:line-height="115%" fo:keep-together="always" fo:keep-with-next="always"/>
      <style:text-properties fo:color="#4472c4" loext:opacity="100%" style:font-name="Calibri Light" fo:font-family="'Calibri Light'" style:font-family-generic="roman" style:font-pitch="variable" fo:font-size="11pt" fo:language="fr" fo:country="FR" fo:font-style="italic" fo:font-weight="bold" style:font-name-asian="F" style:font-family-generic-asian="system" style:font-pitch-asian="variable" style:font-size-asian="11pt" style:language-asian="en" style:country-asian="US" style:font-style-asian="italic" style:font-weight-asian="bold" style:font-name-complex="Latha" style:font-family-complex="Latha" style:font-family-generic-complex="system" style:font-pitch-complex="variable" style:font-size-complex="11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39in" fo:margin-bottom="0in" style:contextual-spacing="false" fo:line-height="115%" fo:keep-together="always" fo:keep-with-next="always"/>
      <style:text-properties fo:color="#1f3763" loext:opacity="100%" style:font-name="Calibri Light" fo:font-family="'Calibri Light'" style:font-family-generic="roman" style:font-pitch="variable" fo:font-size="11pt" fo:language="fr" fo:country="FR" style:font-name-asian="F" style:font-family-generic-asian="system" style:font-pitch-asian="variable" style:font-size-asian="11pt" style:language-asian="en" style:country-asian="US" style:font-name-complex="Latha" style:font-family-complex="Latha"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139in" fo:margin-bottom="0in" style:contextual-spacing="false" fo:line-height="115%" fo:keep-together="always" fo:keep-with-next="always"/>
      <style:text-properties fo:color="#1f3763" loext:opacity="100%" style:font-name="Calibri Light" fo:font-family="'Calibri Light'" style:font-family-generic="roman" style:font-pitch="variable" fo:font-size="11pt" fo:language="fr" fo:country="FR" fo:font-style="italic" style:font-name-asian="F" style:font-family-generic-asian="system" style:font-pitch-asian="variable" style:font-size-asian="11pt" style:language-asian="en" style:country-asian="US" style:font-style-asian="italic" style:font-name-complex="Latha" style:font-family-complex="Latha" style:font-family-generic-complex="system" style:font-pitch-complex="variable" style:font-size-complex="11pt"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139in" fo:margin-bottom="0in" style:contextual-spacing="false" fo:line-height="115%" fo:keep-together="always" fo:keep-with-next="always"/>
      <style:text-properties fo:color="#404040" loext:opacity="100%" style:font-name="Calibri Light" fo:font-family="'Calibri Light'" style:font-family-generic="roman" style:font-pitch="variable" fo:font-size="11pt" fo:language="fr" fo:country="FR" fo:font-style="italic" style:font-name-asian="F" style:font-family-generic-asian="system" style:font-pitch-asian="variable" style:font-size-asian="11pt" style:language-asian="en" style:country-asian="US" style:font-style-asian="italic" style:font-name-complex="Latha" style:font-family-complex="Latha" style:font-family-generic-complex="system" style:font-pitch-complex="variable" style:font-size-complex="11pt" style:font-style-complex="italic">
        <loext:char-complex-color loext:theme-type="dark1" loext:color-type="theme">
          <loext:transformation loext:type="tint" loext:value="2509"/>
        </loext:char-complex-color>
      </style:text-properties>
    </style:style>
    <style:style style:name="Footnote" style:family="paragraph" style:parent-style-name="Standard" loext:linked-style-name="Note_20_de_20_bas_20_de_20_page_20_Car" style:class="extra">
      <style:text-properties style:font-name="Calibri" fo:font-family="Calibri" style:font-family-generic="roman" style:font-pitch="variable" style:language-asian="en" style:country-asian="US" style:language-complex="ar" style:country-complex="SA"/>
    </style:style>
    <style:style style:name="List_20_Paragraph" style:display-name="List Paragraph" style:family="paragraph" style:parent-style-name="Standard">
      <style:paragraph-properties fo:margin-left="0.5in" fo:margin-top="0in" fo:margin-bottom="0in" style:contextual-spacing="true"/>
      <style:text-properties style:font-name="Calibri" fo:font-family="Calibri" style:font-family-generic="roman" style:font-pitch="variable" style:language-asian="en" style:country-asian="US" style:language-complex="ar" style:country-complex="SA"/>
    </style:style>
    <style:style style:name="Normal_20__28_Web_29_" style:display-name="Normal (Web)" style:family="paragraph" style:parent-style-name="Standard">
      <style:paragraph-properties fo:margin-top="0.1945in" fo:margin-bottom="0.1945in" style:contextual-spacing="false"/>
      <style:text-propertie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style:language-asian="en" style:country-asian="US" style:language-complex="ar" style:country-complex="SA"/>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style:language-asian="en" style:country-asian="US" style:language-complex="ar" style:country-complex="SA"/>
    </style:style>
    <style:style style:name="Standard_20__28_WW_29_" style:display-name="Standard (WW)" style:family="paragraph">
      <style:paragraph-properties fo:margin-top="0in" fo:margin-bottom="0in" style:contextual-spacing="false" fo:text-align="start" style:justify-single-word="false" fo:orphans="0" fo:widows="0" fo:hyphenation-ladder-count="no-limit" fo:hyphenation-keep="auto" loext:hyphenation-keep-type="column" style:vertical-align="baseline" style:writing-mode="lr-tb"/>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e_20_de_20_bulles_20_C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language-asian="en" style:country-asian="GB" style:language-complex="ta" style:country-complex="IN"/>
    </style:style>
    <style:style style:name="Title" style:family="paragraph" style:parent-style-name="Standard" style:next-style-name="Standard" loext:linked-style-name="Titre_20_Car" style:class="chapter">
      <style:paragraph-properties fo:margin-top="0in" fo:margin-bottom="0.2083in" style:contextual-spacing="true" fo:padding-left="0in" fo:padding-right="0in" fo:padding-top="0in" fo:padding-bottom="0.0555in" fo:border-left="none" fo:border-right="none" fo:border-top="none" fo:border-bottom="0.99pt solid #4472c4"/>
      <style:text-properties fo:color="#323e4f" loext:opacity="100%" style:font-name="Calibri Light" fo:font-family="'Calibri Light'" style:font-family-generic="roman" style:font-pitch="variable" fo:font-size="26pt" fo:letter-spacing="0.0035in" fo:language="fr" fo:country="FR" style:letter-kerning="true" style:font-name-asian="F" style:font-family-generic-asian="system" style:font-pitch-asian="variable" style:font-size-asian="26pt" style:language-asian="en" style:country-asian="US" style:font-name-complex="Latha" style:font-family-complex="Latha" style:font-family-generic-complex="system" style:font-pitch-complex="variable" style:font-size-complex="26pt">
        <loext:char-complex-color loext:theme-type="dark2" loext:color-type="theme">
          <loext:transformation loext:type="shade" loext:value="2509"/>
        </loext:char-complex-color>
      </style:text-properties>
    </style:style>
    <style:style style:name="Marginalia" style:family="paragraph" style:parent-style-name="Standard" loext:linked-style-name="Commentaire_20_Car" style:class="text">
      <style:paragraph-properties fo:margin-top="0in" fo:margin-bottom="0.139in" style:contextual-spacing="false"/>
      <style:text-properties style:font-name="Calibri" fo:font-family="Calibri" style:font-family-generic="roman" style:font-pitch="variable" fo:language="fr" fo:country="FR" style:language-asian="en" style:country-asian="US"/>
    </style:style>
    <style:style style:name="annotation_20_subject" style:display-name="annotation subject" style:family="paragraph" style:parent-style-name="Marginalia" style:next-style-name="Marginalia" loext:linked-style-name="Objet_20_du_20_commentaire_20_Car">
      <style:text-properties fo:font-size="10pt" fo:font-weight="bold" style:font-size-asian="10pt" style:font-weight-asian="bold" style:font-size-complex="10pt" style:font-weight-complex="bold"/>
    </style:style>
    <style:style style:name="Text_20_body_20__28_WW_29_" style:display-name="Text body (WW)" style:family="paragraph" style:parent-style-name="Standard_20__28_WW_29_">
      <style:paragraph-properties fo:margin-top="0in" fo:margin-bottom="0.0835in" style:contextual-spacing="false"/>
    </style:style>
    <style:style style:name="Footnote_20__28_WW_29_" style:display-name="Footnote (WW)" style:family="paragraph" style:parent-style-name="Standard_20__28_WW_29_">
      <style:paragraph-properties fo:margin-left="0.1965in" fo:text-indent="-0.1965in" style:auto-text-indent="false" text:number-lines="false" text:line-number="0"/>
      <style:text-properties fo:font-size="10pt" fo:language="en" fo:country="IN"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Note_20_de_20_bas_20_de_20_page_20_Car" style:display-name="Note de bas de page C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pple-converted-space" style:family="text" style:parent-style-name="Default_20_Paragraph_20_Fon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Page_20_Number" style:display-name="Page Numbe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Lucida Grande" fo:font-family="'Lucida Grande'" style:font-family-generic="roman" style:font-pitch="variable" fo:font-size="9pt" style:font-size-asian="9pt" style:language-asian="en" style:country-asian="GB" style:font-size-complex="9pt" style:language-complex="ta" style:country-complex="IN"/>
    </style:style>
    <style:style style:name="Emphasis" style:family="text" style:parent-style-name="Default_20_Paragraph_20_Font">
      <style:text-properties fo:font-style="italic" style:font-style-asian="italic" style:font-style-complex="italic"/>
    </style:style>
    <style:style style:name="Titre_20_1_20_Car" style:display-name="Titre 1 Car" style:family="text" style:parent-style-name="Default_20_Paragraph_20_Font" loext:linked-style-name="Heading_20_1">
      <style:text-properties fo:color="#2f5496" loext:opacity="100%" style:font-name="Calibri Light" fo:font-family="'Calibri Light'" style:font-family-generic="roman" style:font-pitch="variable" fo:font-size="14pt" fo:language="fr" fo:country="FR" fo:font-weight="bold" style:font-name-asian="F" style:font-family-generic-asian="system" style:font-pitch-asian="variable" style:font-size-asian="14pt" style:font-weight-asian="bold" style:font-name-complex="Latha" style:font-family-complex="Latha" style:font-family-generic-complex="system" style:font-pitch-complex="variable" style:font-size-complex="14pt" style:language-complex="ta" style:country-complex="IN" style:font-weight-complex="bold">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4472c4" loext:opacity="100%" style:font-name="Calibri Light" fo:font-family="'Calibri Light'" style:font-family-generic="roman" style:font-pitch="variable" fo:font-size="13pt" fo:language="fr" fo:country="FR" fo:font-weight="bold" style:font-name-asian="F" style:font-family-generic-asian="system" style:font-pitch-asian="variable" style:font-size-asian="13pt" style:font-weight-asian="bold" style:font-name-complex="Latha" style:font-family-complex="Latha" style:font-family-generic-complex="system" style:font-pitch-complex="variable" style:font-size-complex="13pt" style:language-complex="ta" style:country-complex="IN" style:font-weight-complex="bold">
        <loext:char-complex-color loext:theme-type="accent1" loext:color-type="theme"/>
      </style:text-properties>
    </style:style>
    <style:style style:name="Titre_20_3_20_Car" style:display-name="Titre 3 Car" style:family="text" style:parent-style-name="Default_20_Paragraph_20_Font" loext:linked-style-name="Heading_20_3">
      <style:text-properties fo:color="#4472c4" loext:opacity="100%" style:font-name="Calibri Light" fo:font-family="'Calibri Light'" style:font-family-generic="roman" style:font-pitch="variable" fo:font-size="11pt" fo:language="fr" fo:country="FR" fo:font-weight="bold" style:font-name-asian="F" style:font-family-generic-asian="system" style:font-pitch-asian="variable" style:font-size-asian="11pt" style:font-weight-asian="bold" style:font-name-complex="Latha" style:font-family-complex="Latha" style:font-family-generic-complex="system" style:font-pitch-complex="variable" style:font-size-complex="11pt" style:language-complex="ta" style:country-complex="IN" style:font-weight-complex="bold">
        <loext:char-complex-color loext:theme-type="accent1" loext:color-type="theme"/>
      </style:text-properties>
    </style:style>
    <style:style style:name="Titre_20_4_20_Car" style:display-name="Titre 4 Car" style:family="text" style:parent-style-name="Default_20_Paragraph_20_Font" loext:linked-style-name="Heading_20_4">
      <style:text-properties fo:color="#4472c4" loext:opacity="100%" style:font-name="Calibri Light" fo:font-family="'Calibri Light'" style:font-family-generic="roman" style:font-pitch="variable" fo:font-size="11pt" fo:language="fr" fo:country="FR" fo:font-style="italic" fo:font-weight="bold" style:font-name-asian="F" style:font-family-generic-asian="system" style:font-pitch-asian="variable" style:font-size-asian="11pt" style:font-style-asian="italic" style:font-weight-asian="bold" style:font-name-complex="Latha" style:font-family-complex="Latha" style:font-family-generic-complex="system" style:font-pitch-complex="variable" style:font-size-complex="11pt" style:language-complex="ta" style:country-complex="IN" style:font-style-complex="italic" style:font-weight-complex="bold">
        <loext:char-complex-color loext:theme-type="accent1" loext:color-type="theme"/>
      </style:text-properties>
    </style:style>
    <style:style style:name="Titre_20_5_20_Car" style:display-name="Titre 5 Car" style:family="text" style:parent-style-name="Default_20_Paragraph_20_Font" loext:linked-style-name="Heading_20_5">
      <style:text-properties fo:color="#1f3763" loext:opacity="100%" style:font-name="Calibri Light" fo:font-family="'Calibri Light'" style:font-family-generic="roman" style:font-pitch="variable" fo:font-size="11pt" fo:language="fr" fo:country="FR" style:font-name-asian="F" style:font-family-generic-asian="system" style:font-pitch-asian="variable" style:font-size-asian="11pt" style:font-name-complex="Latha" style:font-family-complex="Latha" style:font-family-generic-complex="system" style:font-pitch-complex="variable" style:font-size-complex="11pt" style:language-complex="ta" style:country-complex="IN">
        <loext:char-complex-color loext:theme-type="accent1" loext:color-type="theme">
          <loext:transformation loext:type="shade" loext:value="5019"/>
        </loext:char-complex-color>
      </style:text-properties>
    </style:style>
    <style:style style:name="Titre_20_6_20_Car" style:display-name="Titre 6 Car" style:family="text" style:parent-style-name="Default_20_Paragraph_20_Font" loext:linked-style-name="Heading_20_6">
      <style:text-properties fo:color="#1f3763" loext:opacity="100%" style:font-name="Calibri Light" fo:font-family="'Calibri Light'" style:font-family-generic="roman" style:font-pitch="variable" fo:font-size="11pt" fo:language="fr" fo:country="FR" fo:font-style="italic" style:font-name-asian="F" style:font-family-generic-asian="system" style:font-pitch-asian="variable" style:font-size-asian="11pt" style:font-style-asian="italic" style:font-name-complex="Latha" style:font-family-complex="Latha" style:font-family-generic-complex="system" style:font-pitch-complex="variable" style:font-size-complex="11pt" style:language-complex="ta" style:country-complex="IN" style:font-style-complex="italic">
        <loext:char-complex-color loext:theme-type="accent1" loext:color-type="theme">
          <loext:transformation loext:type="shade" loext:value="5019"/>
        </loext:char-complex-color>
      </style:text-properties>
    </style:style>
    <style:style style:name="Titre_20_7_20_Car" style:display-name="Titre 7 Car" style:family="text" style:parent-style-name="Default_20_Paragraph_20_Font" loext:linked-style-name="Heading_20_7">
      <style:text-properties fo:color="#404040" loext:opacity="100%" style:font-name="Calibri Light" fo:font-family="'Calibri Light'" style:font-family-generic="roman" style:font-pitch="variable" fo:font-size="11pt" fo:language="fr" fo:country="FR" fo:font-style="italic" style:font-name-asian="F" style:font-family-generic-asian="system" style:font-pitch-asian="variable" style:font-size-asian="11pt" style:font-style-asian="italic" style:font-name-complex="Latha" style:font-family-complex="Latha" style:font-family-generic-complex="system" style:font-pitch-complex="variable" style:font-size-complex="11pt" style:language-complex="ta" style:country-complex="IN" style:font-style-complex="italic">
        <loext:char-complex-color loext:theme-type="dark1" loext:color-type="theme">
          <loext:transformation loext:type="tint" loext:value="2509"/>
        </loext:char-complex-color>
      </style:text-properties>
    </style:style>
    <style:style style:name="Titre_20_Car" style:display-name="Titre Car" style:family="text" style:parent-style-name="Default_20_Paragraph_20_Font" loext:linked-style-name="Title">
      <style:text-properties fo:color="#323e4f" loext:opacity="100%" style:font-name="Calibri Light" fo:font-family="'Calibri Light'" style:font-family-generic="roman" style:font-pitch="variable" fo:font-size="26pt" fo:letter-spacing="0.0035in" fo:language="fr" fo:country="FR" style:letter-kerning="true" style:font-name-asian="F" style:font-family-generic-asian="system" style:font-pitch-asian="variable" style:font-size-asian="26pt" style:font-name-complex="Latha" style:font-family-complex="Latha" style:font-family-generic-complex="system" style:font-pitch-complex="variable" style:font-size-complex="26pt" style:language-complex="ta" style:country-complex="IN">
        <loext:char-complex-color loext:theme-type="dark2" loext:color-type="theme">
          <loext:transformation loext:type="shade" loext:value="2509"/>
        </loext:char-complex-color>
      </style:text-properties>
    </style:style>
    <style:style style:name="Commentaire_20_Car" style:display-name="Commentaire Car" style:family="text" style:parent-style-name="Default_20_Paragraph_20_Font" loext:linked-style-name="Marginalia">
      <style:text-properties fo:language="fr" fo:country="FR" style:language-complex="ta" style:country-complex="IN"/>
    </style:style>
    <style:style style:name="Objet_20_du_20_commentaire_20_Car" style:display-name="Objet du commentaire Car" style:family="text" style:parent-style-name="Commentaire_20_Car" loext:linked-style-name="annotation_20_subject">
      <style:text-properties fo:font-size="10pt" fo:language="fr" fo:country="FR" fo:font-weight="bold" style:font-size-asian="10pt" style:font-weight-asian="bold" style:font-size-complex="10pt" style:language-complex="ta" style:country-complex="IN" style:font-weight-complex="bold"/>
    </style:style>
    <style:style style:name="Corps_20_de_20_texte_20_Car" style:display-name="Corps de texte Car" style:family="text" style:parent-style-name="Default_20_Paragraph_20_Font">
      <style:text-properties style:font-name="Arial Unicode MS" fo:font-family="'Arial Unicode MS'" style:font-family-generic="swiss" style:font-pitch="variable" fo:font-size="11pt" fo:language="en" fo:country="US" style:font-name-asian="Arial Unicode MS1" style:font-family-asian="'Arial Unicode MS'" style:font-family-generic-asian="system" style:font-pitch-asian="variable" style:font-size-asian="11pt" style:font-name-complex="Arial Unicode MS1" style:font-family-complex="'Arial Unicode MS'" style:font-family-generic-complex="system" style:font-pitch-complex="variable" style:font-size-complex="11pt"/>
    </style:style>
    <style:style style:name="Internet_20_link" style:display-name="Internet link" style:family="tex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use-window-font-color="true" loext:opacity="0%" fo:font-size="12pt" style:font-size-asian="12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use-window-font-color="true" loext:opacity="0%" fo:font-size="12pt" style:font-size-asian="12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00" loext:opacity="100%"/>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107"><draw:text-box fo:min-height="0in" fo:min-width="0.0161in"><text:p text:style-name="MP1" loext:marker-style-name="Page Number"><text:span text:style-name="Page_20_Number"><text:page-number text:select-page="current">1</text:page-number></text:span></text:p></draw:text-box></draw:frame></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dc:creator>Michaël Meyer</dc:creator>
    <meta:editing-cycles>5556</meta:editing-cycles>
    <meta:creation-date>2019-05-23T10:23:00</meta:creation-date>
    <dc:date>2025-05-27T15:57:36.413508716</dc:date>
    <meta:editing-duration>P16DT14H23M15S</meta:editing-duration>
    <meta:generator>LibreOffice/24.8.6.2$Linux_X86_64 LibreOffice_project/480$Build-2</meta:generator>
    <meta:document-statistic meta:table-count="0" meta:image-count="0" meta:object-count="0" meta:page-count="108" meta:paragraph-count="2038" meta:word-count="48831" meta:character-count="321043" meta:non-whitespace-character-count="274074"/>
    <meta:user-defined meta:name="AppVersion">16.0000</meta:user-defined>
    <meta:template xlink:type="simple" xlink:actuate="onRequest" xlink:title="Normal" xlink:href=""/>
  </office:meta>
</office:document-meta>
</file>